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6.095cm" fo:margin-left="2.494cm" table:align="left"/>
    </style:style>
    <style:style style:name="Table1.A" style:family="table-column">
      <style:table-column-properties style:column-width="1.067cm"/>
    </style:style>
    <style:style style:name="Table1.B" style:family="table-column">
      <style:table-column-properties style:column-width="4.665cm"/>
    </style:style>
    <style:style style:name="Table1.C" style:family="table-column">
      <style:table-column-properties style:column-width="1.827cm"/>
    </style:style>
    <style:style style:name="Table1.D" style:family="table-column">
      <style:table-column-properties style:column-width="1.907cm"/>
    </style:style>
    <style:style style:name="Table1.E" style:family="table-column">
      <style:table-column-properties style:column-width="3.164cm"/>
    </style:style>
    <style:style style:name="Table1.F" style:family="table-column">
      <style:table-column-properties style:column-width="3.464cm"/>
    </style:style>
    <style:style style:name="Table1.A1" style:family="table-cell">
      <style:table-cell-properties style:vertical-align="middle" fo:padding="0.049cm" fo:border="none"/>
    </style:style>
    <style:style style:name="Table2" style:family="table">
      <style:table-properties style:width="16.095cm" fo:margin-left="2.494cm" table:align="left"/>
    </style:style>
    <style:style style:name="Table2.A" style:family="table-column">
      <style:table-column-properties style:column-width="1.046cm"/>
    </style:style>
    <style:style style:name="Table2.B" style:family="table-column">
      <style:table-column-properties style:column-width="4.429cm"/>
    </style:style>
    <style:style style:name="Table2.C" style:family="table-column">
      <style:table-column-properties style:column-width="1.827cm"/>
    </style:style>
    <style:style style:name="Table2.D" style:family="table-column">
      <style:table-column-properties style:column-width="2.595cm"/>
    </style:style>
    <style:style style:name="Table2.E" style:family="table-column">
      <style:table-column-properties style:column-width="2.928cm"/>
    </style:style>
    <style:style style:name="Table2.F" style:family="table-column">
      <style:table-column-properties style:column-width="3.27cm"/>
    </style:style>
    <style:style style:name="Table2.A1" style:family="table-cell">
      <style:table-cell-properties style:vertical-align="middle" fo:padding="0.049cm" fo:border="none"/>
    </style:style>
    <style:style style:name="Table3" style:family="table">
      <style:table-properties style:width="14.848cm" fo:margin-left="3.741cm" table:align="left"/>
    </style:style>
    <style:style style:name="Table3.A" style:family="table-column">
      <style:table-column-properties style:column-width="9.453cm"/>
    </style:style>
    <style:style style:name="Table3.B" style:family="table-column">
      <style:table-column-properties style:column-width="2.189cm"/>
    </style:style>
    <style:style style:name="Table3.C" style:family="table-column">
      <style:table-column-properties style:column-width="1.563cm"/>
    </style:style>
    <style:style style:name="Table3.D" style:family="table-column">
      <style:table-column-properties style:column-width="1.644cm"/>
    </style:style>
    <style:style style:name="Table3.A1" style:family="table-cell">
      <style:table-cell-properties style:vertical-align="middle" fo:padding="0.049cm" fo:border="none"/>
    </style:style>
    <style:style style:name="Table4" style:family="table">
      <style:table-properties style:width="14.848cm" fo:margin-left="3.741cm" table:align="left"/>
    </style:style>
    <style:style style:name="Table4.A" style:family="table-column">
      <style:table-column-properties style:column-width="6.186cm"/>
    </style:style>
    <style:style style:name="Table4.B" style:family="table-column">
      <style:table-column-properties style:column-width="3.404cm"/>
    </style:style>
    <style:style style:name="Table4.C" style:family="table-column">
      <style:table-column-properties style:column-width="5.258cm"/>
    </style:style>
    <style:style style:name="Table4.A1" style:family="table-cell">
      <style:table-cell-properties style:vertical-align="middle" fo:padding="0.049cm" fo:border="none"/>
    </style:style>
    <style:style style:name="Table5" style:family="table">
      <style:table-properties style:width="5.427cm" fo:margin-left="3.741cm" table:align="left"/>
    </style:style>
    <style:style style:name="Table5.A" style:family="table-column">
      <style:table-column-properties style:column-width="2.701cm"/>
    </style:style>
    <style:style style:name="Table5.B" style:family="table-column">
      <style:table-column-properties style:column-width="2.727cm"/>
    </style:style>
    <style:style style:name="Table5.A1" style:family="table-cell">
      <style:table-cell-properties style:vertical-align="middle" fo:padding="0.049cm" fo:border="none"/>
    </style:style>
    <style:style style:name="Table6" style:family="table">
      <style:table-properties style:width="14.848cm" fo:margin-left="3.741cm" table:align="left"/>
    </style:style>
    <style:style style:name="Table6.A" style:family="table-column">
      <style:table-column-properties style:column-width="2.716cm"/>
    </style:style>
    <style:style style:name="Table6.B" style:family="table-column">
      <style:table-column-properties style:column-width="2.124cm"/>
    </style:style>
    <style:style style:name="Table6.C" style:family="table-column">
      <style:table-column-properties style:column-width="3.029cm"/>
    </style:style>
    <style:style style:name="Table6.D" style:family="table-column">
      <style:table-column-properties style:column-width="3.076cm"/>
    </style:style>
    <style:style style:name="Table6.E" style:family="table-column">
      <style:table-column-properties style:column-width="2.743cm"/>
    </style:style>
    <style:style style:name="Table6.F" style:family="table-column">
      <style:table-column-properties style:column-width="1.161cm"/>
    </style:style>
    <style:style style:name="Table6.A1" style:family="table-cell">
      <style:table-cell-properties style:vertical-align="middle" fo:padding="0.049cm" fo:border="none"/>
    </style:style>
    <style:style style:name="Table7" style:family="table">
      <style:table-properties style:width="14.848cm" fo:margin-left="3.741cm" table:align="left"/>
    </style:style>
    <style:style style:name="Table7.A" style:family="table-column">
      <style:table-column-properties style:column-width="2.91cm"/>
    </style:style>
    <style:style style:name="Table7.B" style:family="table-column">
      <style:table-column-properties style:column-width="2.115cm"/>
    </style:style>
    <style:style style:name="Table7.C" style:family="table-column">
      <style:table-column-properties style:column-width="2.97cm"/>
    </style:style>
    <style:style style:name="Table7.D" style:family="table-column">
      <style:table-column-properties style:column-width="3.016cm"/>
    </style:style>
    <style:style style:name="Table7.E" style:family="table-column">
      <style:table-column-properties style:column-width="2.693cm"/>
    </style:style>
    <style:style style:name="Table7.F" style:family="table-column">
      <style:table-column-properties style:column-width="1.143cm"/>
    </style:style>
    <style:style style:name="Table7.A1" style:family="table-cell">
      <style:table-cell-properties style:vertical-align="middle" fo:padding="0.049cm" fo:border="none"/>
    </style:style>
    <style:style style:name="Table7.E1" style:family="table-cell">
      <style:table-cell-properties fo:padding="0.049cm" fo:border="none"/>
    </style:style>
    <style:style style:name="Table7.F1" style:family="table-cell">
      <style:table-cell-properties fo:padding="0.049cm" fo:border="none"/>
    </style:style>
    <style:style style:name="Table7.E3" style:family="table-cell">
      <style:table-cell-properties fo:padding="0.049cm" fo:border="none"/>
    </style:style>
    <style:style style:name="Table7.E4" style:family="table-cell">
      <style:table-cell-properties fo:padding="0.049cm" fo:border="none"/>
    </style:style>
    <style:style style:name="Table7.E5" style:family="table-cell">
      <style:table-cell-properties fo:padding="0.049cm" fo:border="none"/>
    </style:style>
    <style:style style:name="Table7.E6" style:family="table-cell">
      <style:table-cell-properties fo:padding="0.049cm" fo:border="none"/>
    </style:style>
    <style:style style:name="Table8" style:family="table">
      <style:table-properties style:width="14.848cm" fo:margin-left="3.741cm" table:align="left"/>
    </style:style>
    <style:style style:name="Table8.A" style:family="table-column">
      <style:table-column-properties style:column-width="3.115cm"/>
    </style:style>
    <style:style style:name="Table8.B" style:family="table-column">
      <style:table-column-properties style:column-width="2.101cm"/>
    </style:style>
    <style:style style:name="Table8.C" style:family="table-column">
      <style:table-column-properties style:column-width="2.902cm"/>
    </style:style>
    <style:style style:name="Table8.D" style:family="table-column">
      <style:table-column-properties style:column-width="2.946cm"/>
    </style:style>
    <style:style style:name="Table8.E" style:family="table-column">
      <style:table-column-properties style:column-width="2.642cm"/>
    </style:style>
    <style:style style:name="Table8.F" style:family="table-column">
      <style:table-column-properties style:column-width="1.143cm"/>
    </style:style>
    <style:style style:name="Table8.A1" style:family="table-cell">
      <style:table-cell-properties style:vertical-align="middle" fo:padding="0.049cm" fo:border="none"/>
    </style:style>
    <style:style style:name="Table8.E1" style:family="table-cell">
      <style:table-cell-properties fo:padding="0.049cm" fo:border="none"/>
    </style:style>
    <style:style style:name="Table8.F1" style:family="table-cell">
      <style:table-cell-properties fo:padding="0.049cm" fo:border="none"/>
    </style:style>
    <style:style style:name="Table9" style:family="table">
      <style:table-properties style:width="14.848cm" fo:margin-left="3.741cm" table:align="left"/>
    </style:style>
    <style:style style:name="Table9.A" style:family="table-column">
      <style:table-column-properties style:column-width="3.457cm"/>
    </style:style>
    <style:style style:name="Table9.B" style:family="table-column">
      <style:table-column-properties style:column-width="2.372cm"/>
    </style:style>
    <style:style style:name="Table9.C" style:family="table-column">
      <style:table-column-properties style:column-width="3.037cm"/>
    </style:style>
    <style:style style:name="Table9.D" style:family="table-column">
      <style:table-column-properties style:column-width="3.09cm"/>
    </style:style>
    <style:style style:name="Table9.E" style:family="table-column">
      <style:table-column-properties style:column-width="1.748cm"/>
    </style:style>
    <style:style style:name="Table9.F" style:family="table-column">
      <style:table-column-properties style:column-width="1.143cm"/>
    </style:style>
    <style:style style:name="Table9.A1" style:family="table-cell">
      <style:table-cell-properties style:vertical-align="middle" fo:padding="0.049cm" fo:border="none"/>
    </style:style>
    <style:style style:name="Table9.E1" style:family="table-cell">
      <style:table-cell-properties fo:padding="0.049cm" fo:border="none"/>
    </style:style>
    <style:style style:name="Table9.F1" style:family="table-cell">
      <style:table-cell-properties fo:padding="0.049cm" fo:border="none"/>
    </style:style>
    <style:style style:name="Table9.E3" style:family="table-cell">
      <style:table-cell-properties fo:padding="0.049cm" fo:border="none"/>
    </style:style>
    <style:style style:name="P1" style:family="paragraph" style:parent-style-name="Text_20_body" style:list-style-name="L9">
      <style:paragraph-properties fo:margin-top="0cm" fo:margin-bottom="0cm" loext:contextual-spacing="false"/>
    </style:style>
    <style:style style:name="P2" style:family="paragraph" style:parent-style-name="Text_20_body" style:list-style-name="L9"/>
    <style:style style:name="P3" style:family="paragraph" style:parent-style-name="Text_20_body" style:list-style-name="L9" style:master-page-name="HTML">
      <style:paragraph-properties style:page-number="auto"/>
    </style:style>
    <style:style style:name="P4" style:family="paragraph" style:parent-style-name="Table_20_Contents" style:list-style-name="L9">
      <style:text-properties fo:font-size="2pt" style:font-size-asian="2pt" style:font-size-complex="2pt"/>
    </style:style>
    <style:style style:name="P5" style:family="paragraph" style:parent-style-name="Table_20_Contents" style:list-style-name="L9"/>
    <style:style style:name="P6" style:family="paragraph" style:parent-style-name="Horizontal_20_Line" style:list-style-name="L9"/>
    <style:style style:name="P7" style:family="paragraph" style:parent-style-name="Heading_20_1" style:list-style-name="L9"/>
    <style:style style:name="P8" style:family="paragraph" style:parent-style-name="Heading_20_2" style:list-style-name="L9"/>
    <style:style style:name="P9" style:family="paragraph" style:parent-style-name="Heading_20_3" style:list-style-name="L9"/>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94615335735296" text:id="ct94615335735296">
          <text:insertion>
            <office:change-info>
              <dc:creator>Unknown Author</dc:creator>
              <dc:date>2018-04-24T16:35:24</dc:date>
            </office:change-info>
          </text:insertion>
        </text:changed-region>
        <text:changed-region xml:id="ct94615337741104" text:id="ct94615337741104">
          <text:insertion>
            <office:change-info>
              <dc:creator>Unknown Author</dc:creator>
              <dc:date>2018-04-24T16:35:24</dc:date>
            </office:change-info>
          </text:insertion>
        </text:changed-region>
        <text:changed-region xml:id="ct94615327370896" text:id="ct94615327370896">
          <text:insertion>
            <office:change-info>
              <dc:creator>Unknown Author</dc:creator>
              <dc:date>2018-04-24T16:35:24</dc:date>
            </office:change-info>
          </text:insertion>
        </text:changed-region>
        <text:changed-region xml:id="ct94615330832752" text:id="ct94615330832752">
          <text:insertion>
            <office:change-info>
              <dc:creator>Unknown Author</dc:creator>
              <dc:date>2018-04-24T16:35: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17591521" text:style-name="L9">
        <text:list-item>
          <text:p text:style-name="P3">&lt;?xml version="1.0" encoding="utf-8"?&gt; </text:p>
        </text:list-item>
        <text:list-item>
          <text:p text:style-name="P7">2016-2018 Faculty Handbook</text:p>
          <text:list>
            <text:list-item>
              <text:h text:style-name="P8" text:outline-level="2">Table of Contents</text:h>
            </text:list-item>
          </text:list>
        </text:list-item>
        <text:list-item>
          <text:p text:style-name="P1"><text:a xlink:type="simple" xlink:href="#summary" text:style-name="Internet_20_link" text:visited-style-name="Visited_20_Internet_20_Link">Summary Contents</text:a> </text:p>
        </text:list-item>
        <text:list-item>
          <text:p text:style-name="P1"><text:a xlink:type="simple" xlink:href="#detailed" text:style-name="Internet_20_link" text:visited-style-name="Visited_20_Internet_20_Link">Detailed Contents</text:a> </text:p>
        </text:list-item>
        <text:list-item>
          <text:p text:style-name="P2"><text:a xlink:type="simple" xlink:href="#body" text:style-name="Internet_20_link" text:visited-style-name="Visited_20_Internet_20_Link">2016-2018 Faculty</text:a><text:a xlink:type="simple" xlink:href="#body" text:style-name="Internet_20_link" text:visited-style-name="Visited_20_Internet_20_Link"> Handbook</text:a> </text:p>
          <text:list>
            <text:list-item>
              <text:list>
                <text:list-item>
                  <text:h text:style-name="P9" text:outline-level="3"><text:bookmark text:name="summary"/>Summary Contents</text:h>
                </text:list-item>
              </text:list>
            </text:list-item>
          </text:list>
        </text:list-item>
        <text:list-item>
          <text:p text:style-name="P1"><text:a xlink:type="simple" xlink:href="#f2016-d1e37" text:style-name="Internet_20_link" text:visited-style-name="Visited_20_Internet_20_Link">• PREAMBLE</text:a> </text:p>
        </text:list-item>
        <text:list-item>
          <text:p text:style-name="P1"><text:a xlink:type="simple" xlink:href="#f2016-d1e55" text:style-name="Internet_20_link" text:visited-style-name="Visited_20_Internet_20_Link">• OBJECTIVES</text:a> </text:p>
        </text:list-item>
        <text:list-item>
          <text:p text:style-name="P1"><text:a xlink:type="simple" xlink:href="#f2016-d1e68" text:style-name="Internet_20_link" text:visited-style-name="Visited_20_Internet_20_Link">1 Interpretation of </text:a><text:a xlink:type="simple" xlink:href="#f2016-d1e68" text:style-name="Internet_20_link" text:visited-style-name="Visited_20_Internet_20_Link">Handbook</text:a> </text:p>
        </text:list-item>
        <text:list-item>
          <text:p text:style-name="P1"><text:a xlink:type="simple" xlink:href="#f2016-d1e91" text:style-name="Internet_20_link" text:visited-style-name="Visited_20_Internet_20_Link">2 Definitions</text:a> </text:p>
        </text:list-item>
        <text:list-item>
          <text:p text:style-name="P1"><text:a xlink:type="simple" xlink:href="#f2016-d1e169" text:style-name="Internet_20_link" text:visited-style-name="Visited_20_Internet_20_Link">3 Amendments</text:a> </text:p>
        </text:list-item>
        <text:list-item>
          <text:p text:style-name="P1"><text:a xlink:type="simple" xlink:href="#f2016-d1e188" text:style-name="Internet_20_link" text:visited-style-name="Visited_20_Internet_20_Link">4 Applications and Exclusions</text:a> </text:p>
        </text:list-item>
        <text:list-item>
          <text:p text:style-name="P1"><text:a xlink:type="simple" xlink:href="#f2016-d1e226" text:style-name="Internet_20_link" text:visited-style-name="Visited_20_Internet_20_Link">5 Recognition</text:a> </text:p>
        </text:list-item>
        <text:list-item>
          <text:p text:style-name="P1"><text:a xlink:type="simple" xlink:href="#f2016-d1e281" text:style-name="Internet_20_link" text:visited-style-name="Visited_20_Internet_20_Link">6 Communication and Information</text:a> </text:p>
        </text:list-item>
        <text:list-item>
          <text:p text:style-name="P1"><text:a xlink:type="simple" xlink:href="#f2016-d1e349" text:style-name="Internet_20_link" text:visited-style-name="Visited_20_Internet_20_Link">7 Annual Meeting</text:a> </text:p>
        </text:list-item>
        <text:list-item>
          <text:p text:style-name="P1"><text:a xlink:type="simple" xlink:href="#f2016-d1e360" text:style-name="Internet_20_link" text:visited-style-name="Visited_20_Internet_20_Link">8</text:a><text:a xlink:type="simple" xlink:href="#f2016-d1e360" text:style-name="Internet_20_link" text:visited-style-name="Visited_20_Internet_20_Link"> Delegation</text:a> </text:p>
        </text:list-item>
        <text:list-item>
          <text:p text:style-name="P1"><text:a xlink:type="simple" xlink:href="#f2016-d1e373" text:style-name="Internet_20_link" text:visited-style-name="Visited_20_Internet_20_Link">9</text:a><text:a xlink:type="simple" xlink:href="#f2016-d1e373" text:style-name="Internet_20_link" text:visited-style-name="Visited_20_Internet_20_Link"> Personal Files</text:a> </text:p>
        </text:list-item>
        <text:list-item>
          <text:p text:style-name="P1"><text:a xlink:type="simple" xlink:href="#f2016-d1e433" text:style-name="Internet_20_link" text:visited-style-name="Visited_20_Internet_20_Link">10 Courses Taught in Addition to Assigned Teaching Duties, including Summer Session Courses</text:a> </text:p>
        </text:list-item>
        <text:list-item>
          <text:p text:style-name="P1"><text:a xlink:type="simple" xlink:href="#f2016-d1e442" text:style-name="Internet_20_link" text:visited-style-name="Visited_20_Internet_20_Link">11 Rights and Responsibilities</text:a> </text:p>
        </text:list-item>
        <text:list-item>
          <text:p text:style-name="P1"><text:a xlink:type="simple" xlink:href="#f2016-d1e611" text:style-name="Internet_20_link" text:visited-style-name="Visited_20_Internet_20_Link">12 Criteria for Extension of Probation, Tenure, Promotion and Salary Increments for Faculty Members</text:a> </text:p>
        </text:list-item>
        <text:list-item>
          <text:p text:style-name="P1"><text:a xlink:type="simple" xlink:href="#f2016-d1e667" text:style-name="Internet_20_link" text:visited-style-name="Visited_20_Internet_20_Link">13 Assignment of Duties of Members</text:a> </text:p>
        </text:list-item>
        <text:list-item>
          <text:p text:style-name="P1"><text:a xlink:type="simple" xlink:href="#f2016-d1e753" text:style-name="Internet_20_link" text:visited-style-name="Visited_20_Internet_20_Link">14 Professional Librarians</text:a> </text:p>
        </text:list-item>
        <text:list-item>
          <text:p text:style-name="P1"><text:a xlink:type="simple" xlink:href="#f2016-d1e946" text:style-name="Internet_20_link" text:visited-style-name="Visited_20_Internet_20_Link">15 Instructors and Academic Assistants</text:a> </text:p>
        </text:list-item>
        <text:list-item>
          <text:p text:style-name="P1"><text:a xlink:type="simple" xlink:href="#f2016-d1e1249" text:style-name="Internet_20_link" text:visited-style-name="Visited_20_Internet_20_Link">16</text:a><text:a xlink:type="simple" xlink:href="#f2016-d1e1249" text:style-name="Internet_20_link" text:visited-style-name="Visited_20_Internet_20_Link"> Termination of Appointment</text:a> </text:p>
        </text:list-item>
        <text:list-item>
          <text:p text:style-name="P1"><text:a xlink:type="simple" xlink:href="#f2016-d1e1297" text:style-name="Internet_20_link" text:visited-style-name="Visited_20_Internet_20_Link">17 Personnel Committees</text:a> </text:p>
        </text:list-item>
        <text:list-item>
          <text:p text:style-name="P1"><text:a xlink:type="simple" xlink:href="#f2016-d1e1495" text:style-name="Internet_20_link" text:visited-style-name="Visited_20_Internet_20_Link">18 Appointment of Faculty Members</text:a> </text:p>
        </text:list-item>
        <text:list-item>
          <text:p text:style-name="P1"><text:a xlink:type="simple" xlink:href="#f2016-d1e1608" text:style-name="Internet_20_link" text:visited-style-name="Visited_20_Internet_20_Link">19 Probation and Tenure for Faculty Members</text:a> </text:p>
        </text:list-item>
        <text:list-item>
          <text:p text:style-name="P1"><text:a xlink:type="simple" xlink:href="#f2016-d1e1703" text:style-name="Internet_20_link" text:visited-style-name="Visited_20_Internet_20_Link">20 Promotion of Faculty Members</text:a> </text:p>
        </text:list-item>
        <text:list-item>
          <text:p text:style-name="P1"><text:a xlink:type="simple" xlink:href="#f2016-d1e1790" text:style-name="Internet_20_link" text:visited-style-name="Visited_20_Internet_20_Link">21 Increments for Faculty Members/Professional Librarians</text:a> </text:p>
        </text:list-item>
        <text:list-item>
          <text:p text:style-name="P1"><text:a xlink:type="simple" xlink:href="#f2016-d1e1947" text:style-name="Internet_20_link" text:visited-style-name="Visited_20_Internet_20_Link">22 Grievance Procedure</text:a> </text:p>
        </text:list-item>
        <text:list-item>
          <text:p text:style-name="P1"><text:a xlink:type="simple" xlink:href="#f2016-d1e2000" text:style-name="Internet_20_link" text:visited-style-name="Visited_20_Internet_20_Link">23 Mediation</text:a> </text:p>
        </text:list-item>
        <text:list-item>
          <text:p text:style-name="P1"><text:a xlink:type="simple" xlink:href="#f2016-d1e2032" text:style-name="Internet_20_link" text:visited-style-name="Visited_20_Internet_20_Link">24 Appeals of Recommendations by STP Committees and Appeal Committees</text:a> </text:p>
        </text:list-item>
        <text:list-item>
          <text:p text:style-name="P1"><text:a xlink:type="simple" xlink:href="#f2016-d1e2176" text:style-name="Internet_20_link" text:visited-style-name="Visited_20_Internet_20_Link">25 Supervision and</text:a><text:a xlink:type="simple" xlink:href="#f2016-d1e2176" text:style-name="Internet_20_link" text:visited-style-name="Visited_20_Internet_20_Link"> Discipline</text:a> </text:p>
        </text:list-item>
        <text:list-item>
          <text:p text:style-name="P1"><text:a xlink:type="simple" xlink:href="#f2016-d1e2399" text:style-name="Internet_20_link" text:visited-style-name="Visited_20_Internet_20_Link">26 Termination of Appointment for Financial Emergency or Due to Program Redundancy</text:a> </text:p>
        </text:list-item>
        <text:list-item>
          <text:p text:style-name="P1"><text:a xlink:type="simple" xlink:href="#f2016-d1e2585" text:style-name="Internet_20_link" text:visited-style-name="Visited_20_Internet_20_Link">27</text:a><text:a xlink:type="simple" xlink:href="#f2016-d1e2585" text:style-name="Internet_20_link" text:visited-style-name="Visited_20_Internet_20_Link"> Holidays</text:a> </text:p>
        </text:list-item>
        <text:list-item>
          <text:p text:style-name="P1"><text:a xlink:type="simple" xlink:href="#f2016-d1e2596" text:style-name="Internet_20_link" text:visited-style-name="Visited_20_Internet_20_Link">28 Vacations </text:a></text:p>
        </text:list-item>
        <text:list-item>
          <text:p text:style-name="P1"><text:a xlink:type="simple" xlink:href="#f2016-d1e2614" text:style-name="Internet_20_link" text:visited-style-name="Visited_20_Internet_20_Link">29 Intellectual Property</text:a> </text:p>
        </text:list-item>
        <text:list-item>
          <text:p text:style-name="P1"><text:a xlink:type="simple" xlink:href="#f2016-d1e2722" text:style-name="Internet_20_link" text:visited-style-name="Visited_20_Internet_20_Link">30 Travel Fund and Expenses</text:a> </text:p>
        </text:list-item>
        <text:list-item>
          <text:p text:style-name="P1"><text:a xlink:type="simple" xlink:href="#f2016-d1e2733" text:style-name="Internet_20_link" text:visited-style-name="Visited_20_Internet_20_Link">31 Research Fund</text:a> </text:p>
        </text:list-item>
        <text:list-item>
          <text:p text:style-name="P1"><text:a xlink:type="simple" xlink:href="#f2016-d1e2740" text:style-name="Internet_20_link" text:visited-style-name="Visited_20_Internet_20_Link">32 Salary Schedules, Career Progress Increments, Merit Increments and Economic Benefits</text:a> </text:p>
        </text:list-item>
        <text:list-item>
          <text:p text:style-name="P1"><text:a xlink:type="simple" xlink:href="#f2016-d1e2801" text:style-name="Internet_20_link" text:visited-style-name="Visited_20_Internet_20_Link">33 Gradual Retirement &amp; Reduced Load Status</text:a> </text:p>
        </text:list-item>
        <text:list-item>
          <text:p text:style-name="P1"><text:a xlink:type="simple" xlink:href="#f2016-d1e2883" text:style-name="Internet_20_link" text:visited-style-name="Visited_20_Internet_20_Link">34 Leaves of Absence</text:a> </text:p>
        </text:list-item>
        <text:list-item>
          <text:p text:style-name="P1"><text:a xlink:type="simple" xlink:href="#f2016-d1e3062" text:style-name="Internet_20_link" text:visited-style-name="Visited_20_Internet_20_Link">A Salary Schedules and Stipends</text:a> </text:p>
        </text:list-item>
        <text:list-item>
          <text:p text:style-name="P1"><text:soft-page-break/><text:a xlink:type="simple" xlink:href="#f2016-d1e3453" text:style-name="Internet_20_link" text:visited-style-name="Visited_20_Internet_20_Link">B Economic Benefits</text:a> </text:p>
        </text:list-item>
        <text:list-item>
          <text:p text:style-name="P1"><text:a xlink:type="simple" xlink:href="#f2016-d1e3656" text:style-name="Internet_20_link" text:visited-style-name="Visited_20_Internet_20_Link">C Negotiation</text:a><text:a xlink:type="simple" xlink:href="#f2016-d1e3656" text:style-name="Internet_20_link" text:visited-style-name="Visited_20_Internet_20_Link"> and Impasse - Resolving Procedures</text:a> </text:p>
        </text:list-item>
        <text:list-item>
          <text:p text:style-name="P1"><text:a xlink:type="simple" xlink:href="#f2016-d1e3736" text:style-name="Internet_20_link" text:visited-style-name="Visited_20_Internet_20_Link">D GRANDFATHERING CLAUSE FOR PROBATIONARY APPOINTMENTS</text:a> </text:p>
        </text:list-item>
        <text:list-item>
          <text:p text:style-name="P1"><text:a xlink:type="simple" xlink:href="#f2016-d1e3740" text:style-name="Internet_20_link" text:visited-style-name="Visited_20_Internet_20_Link">E</text:a><text:a xlink:type="simple" xlink:href="#f2016-d1e3740" text:style-name="Internet_20_link" text:visited-style-name="Visited_20_Internet_20_Link"> Copyright</text:a> </text:p>
        </text:list-item>
        <text:list-item>
          <text:p text:style-name="P1"><text:a xlink:type="simple" xlink:href="#f2016-d1e3789" text:style-name="Internet_20_link" text:visited-style-name="Visited_20_Internet_20_Link">F Professional Activities Report</text:a> </text:p>
        </text:list-item>
        <text:list-item>
          <text:p text:style-name="P1"><text:a xlink:type="simple" xlink:href="#f2016-d1e3877" text:style-name="Internet_20_link" text:visited-style-name="Visited_20_Internet_20_Link">G Equity Working Group</text:a> </text:p>
        </text:list-item>
        <text:list-item>
          <text:p text:style-name="P1"><text:a xlink:type="simple" xlink:href="#f2016-d1e3887" text:style-name="Internet_20_link" text:visited-style-name="Visited_20_Internet_20_Link">H CODE OF CONDUCT BOARD OF GOVERNORS FACULTY REPRESENTATIVES</text:a> </text:p>
        </text:list-item>
        <text:list-item>
          <text:p text:style-name="P1"><text:a xlink:type="simple" xlink:href="#f2016-d1e3908" text:style-name="Internet_20_link" text:visited-style-name="Visited_20_Internet_20_Link">I Academic Career Implementation</text:a> </text:p>
        </text:list-item>
        <text:list-item>
          <text:p text:style-name="P1"><text:a xlink:type="simple" xlink:href="#f2016-d1e4197" text:style-name="Internet_20_link" text:visited-style-name="Visited_20_Internet_20_Link">J DAYCARE</text:a> </text:p>
        </text:list-item>
        <text:list-item>
          <text:p text:style-name="P1"><text:a xlink:type="simple" xlink:href="#f2016-d1e4235" text:style-name="Internet_20_link" text:visited-style-name="Visited_20_Internet_20_Link">K Maternity and/or Parental Leave Benefit (Article 34.02) Examples</text:a> </text:p>
        </text:list-item>
        <text:list-item>
          <text:p text:style-name="P1"><text:a xlink:type="simple" xlink:href="#f2016-d1e4720" text:style-name="Internet_20_link" text:visited-style-name="Visited_20_Internet_20_Link">L CATEGORIES OF DOCUMENTS</text:a> </text:p>
        </text:list-item>
        <text:list-item>
          <text:p text:style-name="P1"><text:a xlink:type="simple" xlink:href="#f2016-d1e4734" text:style-name="Internet_20_link" text:visited-style-name="Visited_20_Internet_20_Link">M Implementation of Academic Assistant/Instructor Language</text:a> </text:p>
        </text:list-item>
        <text:list-item>
          <text:p text:style-name="P1"><text:a xlink:type="simple" xlink:href="#f2016-d1e4742" text:style-name="Internet_20_link" text:visited-style-name="Visited_20_Internet_20_Link">N EMPLOYMENT INSURANCE</text:a> </text:p>
        </text:list-item>
        <text:list-item>
          <text:p text:style-name="P1"><text:a xlink:type="simple" xlink:href="#f2016-d1e4750" text:style-name="Internet_20_link" text:visited-style-name="Visited_20_Internet_20_Link">O MEMORANDUM OF UNDERSTANDING: IN TENTATIVE RESOLUTION OF GRIEVANCE RE. LECTURERS</text:a> </text:p>
        </text:list-item>
        <text:list-item>
          <text:p text:style-name="P1"><text:a xlink:type="simple" xlink:href="#f2016-d1e4765" text:style-name="Internet_20_link" text:visited-style-name="Visited_20_Internet_20_Link">P IMPLEMENTATION OF AGREEMENT TO DELETE ‘LECTURER’ AS AN APPOINTMENT TYPE</text:a> </text:p>
        </text:list-item>
        <text:list-item>
          <text:p text:style-name="P1"><text:a xlink:type="simple" xlink:href="#f2016-d1e4783" text:style-name="Internet_20_link" text:visited-style-name="Visited_20_Internet_20_Link">Q CONFLICT OF INTEREST AND/OR CONFLICT OF COMMITMENT DECLARATION</text:a> </text:p>
        </text:list-item>
        <text:list-item>
          <text:p text:style-name="P2"><text:a xlink:type="simple" xlink:href="#f2016-d1e4920" text:style-name="Internet_20_link" text:visited-style-name="Visited_20_Internet_20_Link">R CONCLUSION OF BARGAINING 2016 – FACULTY HANDBOOK</text:a> </text:p>
          <text:list>
            <text:list-item>
              <text:list>
                <text:list-item>
                  <text:h text:style-name="P9" text:outline-level="3"><text:bookmark text:name="detailed"/>Detailed Contents</text:h>
                </text:list-item>
              </text:list>
            </text:list-item>
          </text:list>
        </text:list-item>
        <text:list-item>
          <text:p text:style-name="P1"><text:a xlink:type="simple" xlink:href="#f2016-d1e37" text:style-name="Internet_20_link" text:visited-style-name="Visited_20_Internet_20_Link">• PREAMBLE</text:a> </text:p>
        </text:list-item>
        <text:list-item>
          <text:p text:style-name="P1"><text:a xlink:type="simple" xlink:href="#f2016-d1e55" text:style-name="Internet_20_link" text:visited-style-name="Visited_20_Internet_20_Link">• OBJECTIVES</text:a> </text:p>
        </text:list-item>
        <text:list-item>
          <text:p text:style-name="P1"><text:a xlink:type="simple" xlink:href="#f2016-d1e68" text:style-name="Internet_20_link" text:visited-style-name="Visited_20_Internet_20_Link">1 Interpretation of Handbook</text:a> </text:p>
        </text:list-item>
        <text:list-item>
          <text:p text:style-name="P1"><text:a xlink:type="simple" xlink:href="#f2016-d1e91" text:style-name="Internet_20_link" text:visited-style-name="Visited_20_Internet_20_Link">2 Definitions</text:a> </text:p>
        </text:list-item>
        <text:list-item>
          <text:p text:style-name="P1"><text:a xlink:type="simple" xlink:href="#f2016-d1e169" text:style-name="Internet_20_link" text:visited-style-name="Visited_20_Internet_20_Link">3 Amendments</text:a> </text:p>
        </text:list-item>
        <text:list-item>
          <text:p text:style-name="P1"><text:a xlink:type="simple" xlink:href="#f2016-d1e188" text:style-name="Internet_20_link" text:visited-style-name="Visited_20_Internet_20_Link">4 Applications and Exclusions</text:a> </text:p>
          <text:list>
            <text:list-item>
              <text:p text:style-name="P1"><text:a xlink:type="simple" xlink:href="#f2016-d1e193" text:style-name="Internet_20_link" text:visited-style-name="Visited_20_Internet_20_Link">4.02 Senior Academic Administrators</text:a> </text:p>
            </text:list-item>
            <text:list-item>
              <text:p text:style-name="P1"><text:a xlink:type="simple" xlink:href="#f2016-d1e202" text:style-name="Internet_20_link" text:visited-style-name="Visited_20_Internet_20_Link">4.04 Retired Members</text:a> </text:p>
            </text:list-item>
          </text:list>
        </text:list-item>
        <text:list-item>
          <text:p text:style-name="P1"><text:a xlink:type="simple" xlink:href="#f2016-d1e226" text:style-name="Internet_20_link" text:visited-style-name="Visited_20_Internet_20_Link">5 Recognition</text:a> </text:p>
          <text:list>
            <text:list-item>
              <text:p text:style-name="P1"><text:a xlink:type="simple" xlink:href="#f2016-d1e233" text:style-name="Internet_20_link" text:visited-style-name="Visited_20_Internet_20_Link">5.03 Deduction of Dues</text:a> </text:p>
            </text:list-item>
            <text:list-item>
              <text:p text:style-name="P1"><text:a xlink:type="simple" xlink:href="#f2016-d1e246" text:style-name="Internet_20_link" text:visited-style-name="Visited_20_Internet_20_Link">5.04 Course Release Time</text:a> </text:p>
            </text:list-item>
          </text:list>
        </text:list-item>
        <text:list-item>
          <text:p text:style-name="P1"><text:a xlink:type="simple" xlink:href="#f2016-d1e281" text:style-name="Internet_20_link" text:visited-style-name="Visited_20_Internet_20_Link">6 Communication and Information</text:a> </text:p>
          <text:list>
            <text:list-item>
              <text:p text:style-name="P1"><text:a xlink:type="simple" xlink:href="#f2016-d1e284" text:style-name="Internet_20_link" text:visited-style-name="Visited_20_Internet_20_Link">6.01 Communication</text:a> </text:p>
            </text:list-item>
            <text:list-item>
              <text:p text:style-name="P1"><text:a xlink:type="simple" xlink:href="#f2016-d1e296" text:style-name="Internet_20_link" text:visited-style-name="Visited_20_Internet_20_Link">6.02 Distributing the Handbook</text:a> </text:p>
            </text:list-item>
            <text:list-item>
              <text:p text:style-name="P1"><text:a xlink:type="simple" xlink:href="#f2016-d1e300" text:style-name="Internet_20_link" text:visited-style-name="Visited_20_Internet_20_Link">6.03 Information on New Members</text:a> </text:p>
            </text:list-item>
            <text:list-item>
              <text:p text:style-name="P1"><text:a xlink:type="simple" xlink:href="#f2016-d1e304" text:style-name="Internet_20_link" text:visited-style-name="Visited_20_Internet_20_Link">6.04 Information about Members</text:a> </text:p>
            </text:list-item>
            <text:list-item>
              <text:p text:style-name="P1"><text:a xlink:type="simple" xlink:href="#f2016-d1e331" text:style-name="Internet_20_link" text:visited-style-name="Visited_20_Internet_20_Link">6.05 Security of Information</text:a> </text:p>
            </text:list-item>
            <text:list-item>
              <text:p text:style-name="P1"><text:a xlink:type="simple" xlink:href="#f2016-d1e344" text:style-name="Internet_20_link" text:visited-style-name="Visited_20_Internet_20_Link">6.07 General Information</text:a> </text:p>
            </text:list-item>
          </text:list>
        </text:list-item>
        <text:list-item>
          <text:p text:style-name="P1"><text:a xlink:type="simple" xlink:href="#f2016-d1e349" text:style-name="Internet_20_link" text:visited-style-name="Visited_20_Internet_20_Link">7 Annual Meeting</text:a> </text:p>
        </text:list-item>
        <text:list-item>
          <text:p text:style-name="P1"><text:a xlink:type="simple" xlink:href="#f2016-d1e360" text:style-name="Internet_20_link" text:visited-style-name="Visited_20_Internet_20_Link">8 Delegation</text:a> </text:p>
        </text:list-item>
        <text:list-item>
          <text:p text:style-name="P1"><text:a xlink:type="simple" xlink:href="#f2016-d1e373" text:style-name="Internet_20_link" text:visited-style-name="Visited_20_Internet_20_Link">9 Personal Files</text:a> </text:p>
          <text:list>
            <text:list-item>
              <text:p text:style-name="P1"><text:a xlink:type="simple" xlink:href="#f2016-d1e389" text:style-name="Internet_20_link" text:visited-style-name="Visited_20_Internet_20_Link">9.05 Confidential Letters of Reference</text:a> </text:p>
            </text:list-item>
            <text:list-item>
              <text:p text:style-name="P1"><text:a xlink:type="simple" xlink:href="#f2016-d1e402" text:style-name="Internet_20_link" text:visited-style-name="Visited_20_Internet_20_Link">9.06 Materials Other Than Confidential Letters of Reference</text:a> </text:p>
            </text:list-item>
            <text:list-item>
              <text:p text:style-name="P1"><text:a xlink:type="simple" xlink:href="#f2016-d1e406" text:style-name="Internet_20_link" text:visited-style-name="Visited_20_Internet_20_Link">9.07 Materials Obtained Pursuant to the Evaluation of Teaching</text:a> </text:p>
            </text:list-item>
            <text:list-item>
              <text:p text:style-name="P1"><text:a xlink:type="simple" xlink:href="#f2016-d1e412" text:style-name="Internet_20_link" text:visited-style-name="Visited_20_Internet_20_Link">9.09 Inspection and Comment by a Member</text:a> </text:p>
            </text:list-item>
            <text:list-item>
              <text:p text:style-name="P1"><text:a xlink:type="simple" xlink:href="#f2016-d1e419" text:style-name="Internet_20_link" text:visited-style-name="Visited_20_Internet_20_Link">9.10 Removal of Materials from a File</text:a> </text:p>
            </text:list-item>
          </text:list>
        </text:list-item>
        <text:list-item>
          <text:p text:style-name="P1"><text:a xlink:type="simple" xlink:href="#f2016-d1e433" text:style-name="Internet_20_link" text:visited-style-name="Visited_20_Internet_20_Link">10 Courses Taught in Addition to Assigned Teaching Duties, including Summer Session Courses</text:a> </text:p>
        </text:list-item>
        <text:list-item>
          <text:p text:style-name="P1"><text:a xlink:type="simple" xlink:href="#f2016-d1e442" text:style-name="Internet_20_link" text:visited-style-name="Visited_20_Internet_20_Link">11 Rights and Responsibilities</text:a> </text:p>
          <text:list>
            <text:list-item>
              <text:p text:style-name="P1"><text:a xlink:type="simple" xlink:href="#f2016-d1e445" text:style-name="Internet_20_link" text:visited-style-name="Visited_20_Internet_20_Link">11.01 Academic Freedom</text:a> </text:p>
            </text:list-item>
            <text:list-item>
              <text:p text:style-name="P1"><text:a xlink:type="simple" xlink:href="#f2016-d1e458" text:style-name="Internet_20_link" text:visited-style-name="Visited_20_Internet_20_Link">11.02 General Rights and Responsibilities</text:a> </text:p>
            </text:list-item>
            <text:list-item>
              <text:p text:style-name="P1"><text:a xlink:type="simple" xlink:href="#f2016-d1e472" text:style-name="Internet_20_link" text:visited-style-name="Visited_20_Internet_20_Link">11.03 Rights of Members</text:a> </text:p>
              <text:list>
                <text:list-item>
                  <text:p text:style-name="P1"><text:soft-page-break/><text:a xlink:type="simple" xlink:href="#f2016-d1e475" text:style-name="Internet_20_link" text:visited-style-name="Visited_20_Internet_20_Link">11.03.1 Discrimination</text:a> </text:p>
                </text:list-item>
                <text:list-item>
                  <text:p text:style-name="P1"><text:a xlink:type="simple" xlink:href="#f2016-d1e484" text:style-name="Internet_20_link" text:visited-style-name="Visited_20_Internet_20_Link">11.03.2 Participation and Accompaniment</text:a> </text:p>
                </text:list-item>
                <text:list-item>
                  <text:p text:style-name="P1"><text:a xlink:type="simple" xlink:href="#f2016-d1e502" text:style-name="Internet_20_link" text:visited-style-name="Visited_20_Internet_20_Link">11.03.3 Representation to the Board</text:a> </text:p>
                </text:list-item>
                <text:list-item>
                  <text:p text:style-name="P1"><text:a xlink:type="simple" xlink:href="#f2016-d1e506" text:style-name="Internet_20_link" text:visited-style-name="Visited_20_Internet_20_Link">11.03.4 Other Rights</text:a> </text:p>
                </text:list-item>
                <text:list-item>
                  <text:p text:style-name="P1"><text:a xlink:type="simple" xlink:href="#f2016-d1e517" text:style-name="Internet_20_link" text:visited-style-name="Visited_20_Internet_20_Link">11.03.5 Relationship to the Community</text:a> </text:p>
                </text:list-item>
              </text:list>
            </text:list-item>
            <text:list-item>
              <text:p text:style-name="P1"><text:a xlink:type="simple" xlink:href="#f2016-d1e521" text:style-name="Internet_20_link" text:visited-style-name="Visited_20_Internet_20_Link">11.04 Responsibility of Members</text:a> </text:p>
              <text:list>
                <text:list-item>
                  <text:p text:style-name="P1"><text:a xlink:type="simple" xlink:href="#f2016-d1e526" text:style-name="Internet_20_link" text:visited-style-name="Visited_20_Internet_20_Link">11.04.1 Responsibilities of Members as Teachers</text:a> </text:p>
                </text:list-item>
                <text:list-item>
                  <text:p text:style-name="P1"><text:a xlink:type="simple" xlink:href="#f2016-d1e555" text:style-name="Internet_20_link" text:visited-style-name="Visited_20_Internet_20_Link">11.04.2 Responsibilities as Scholars</text:a> </text:p>
                </text:list-item>
                <text:list-item>
                  <text:p text:style-name="P1"><text:a xlink:type="simple" xlink:href="#f2016-d1e580" text:style-name="Internet_20_link" text:visited-style-name="Visited_20_Internet_20_Link">11.04.3 Responsibilities in Administrative and Committee Work</text:a> </text:p>
                </text:list-item>
              </text:list>
            </text:list-item>
            <text:list-item>
              <text:p text:style-name="P1"><text:a xlink:type="simple" xlink:href="#f2016-d1e586" text:style-name="Internet_20_link" text:visited-style-name="Visited_20_Internet_20_Link">11.05 Conflict of Interest and/or Commitment</text:a> </text:p>
              <text:list>
                <text:list-item>
                  <text:p text:style-name="P1"><text:a xlink:type="simple" xlink:href="#f2016-d1e597" text:style-name="Internet_20_link" text:visited-style-name="Visited_20_Internet_20_Link">11.05.5 Process</text:a> </text:p>
                </text:list-item>
              </text:list>
            </text:list-item>
          </text:list>
        </text:list-item>
        <text:list-item>
          <text:p text:style-name="P1"><text:a xlink:type="simple" xlink:href="#f2016-d1e611" text:style-name="Internet_20_link" text:visited-style-name="Visited_20_Internet_20_Link">12 Criteria for Extension of Probation, Tenure, Promotion and Salary Increments for Faculty Members</text:a> </text:p>
          <text:list>
            <text:list-item>
              <text:p text:style-name="P1"><text:a xlink:type="simple" xlink:href="#f2016-d1e635" text:style-name="Internet_20_link" text:visited-style-name="Visited_20_Internet_20_Link">12.05 Guidelines are</text:a> </text:p>
              <text:list>
                <text:list-item>
                  <text:p text:style-name="P1"><text:a xlink:type="simple" xlink:href="#f2016-d1e638" text:style-name="Internet_20_link" text:visited-style-name="Visited_20_Internet_20_Link">12.05.1 Award of Tenure</text:a> </text:p>
                </text:list-item>
                <text:list-item>
                  <text:p text:style-name="P1"><text:a xlink:type="simple" xlink:href="#f2016-d1e642" text:style-name="Internet_20_link" text:visited-style-name="Visited_20_Internet_20_Link">12.05.2 Award of Tenure at a Rank Other Than Assistant Professor</text:a> </text:p>
                </text:list-item>
                <text:list-item>
                  <text:p text:style-name="P1"><text:a xlink:type="simple" xlink:href="#f2016-d1e646" text:style-name="Internet_20_link" text:visited-style-name="Visited_20_Internet_20_Link">12.05.3 Promotion to Associate Professor</text:a> </text:p>
                </text:list-item>
                <text:list-item>
                  <text:p text:style-name="P1"><text:a xlink:type="simple" xlink:href="#f2016-d1e650" text:style-name="Internet_20_link" text:visited-style-name="Visited_20_Internet_20_Link">12.05.4 Promotion to Professor</text:a> </text:p>
                </text:list-item>
                <text:list-item>
                  <text:p text:style-name="P1"><text:a xlink:type="simple" xlink:href="#f2016-d1e654" text:style-name="Internet_20_link" text:visited-style-name="Visited_20_Internet_20_Link">12.05.5 Salary Increments</text:a> </text:p>
                </text:list-item>
              </text:list>
            </text:list-item>
          </text:list>
        </text:list-item>
        <text:list-item>
          <text:p text:style-name="P1"><text:a xlink:type="simple" xlink:href="#f2016-d1e667" text:style-name="Internet_20_link" text:visited-style-name="Visited_20_Internet_20_Link">13 Assignment of Duties of Members</text:a> </text:p>
          <text:list>
            <text:list-item>
              <text:p text:style-name="P1"><text:a xlink:type="simple" xlink:href="#f2016-d1e721" text:style-name="Internet_20_link" text:visited-style-name="Visited_20_Internet_20_Link">13.10 External Professional Activities</text:a> </text:p>
            </text:list-item>
            <text:list-item>
              <text:p text:style-name="P1"><text:a xlink:type="simple" xlink:href="#f2016-d1e744" text:style-name="Internet_20_link" text:visited-style-name="Visited_20_Internet_20_Link">13.11 Report of Professional Activities</text:a> </text:p>
            </text:list-item>
          </text:list>
        </text:list-item>
        <text:list-item>
          <text:p text:style-name="P1"><text:a xlink:type="simple" xlink:href="#f2016-d1e753" text:style-name="Internet_20_link" text:visited-style-name="Visited_20_Internet_20_Link">14 Professional Librarians</text:a> </text:p>
          <text:list>
            <text:list-item>
              <text:p text:style-name="P1"><text:a xlink:type="simple" xlink:href="#f2016-d1e756" text:style-name="Internet_20_link" text:visited-style-name="Visited_20_Internet_20_Link">14.01 Kinds of Appointment</text:a> </text:p>
            </text:list-item>
            <text:list-item>
              <text:p text:style-name="P1"><text:a xlink:type="simple" xlink:href="#f2016-d1e765" text:style-name="Internet_20_link" text:visited-style-name="Visited_20_Internet_20_Link">14.02 Search Committee</text:a> </text:p>
              <text:list>
                <text:list-item>
                  <text:p text:style-name="P1"><text:a xlink:type="simple" xlink:href="#f2016-d1e768" text:style-name="Internet_20_link" text:visited-style-name="Visited_20_Internet_20_Link">14.02.1 Professional Librarians, University Library</text:a> </text:p>
                </text:list-item>
                <text:list-item>
                  <text:p text:style-name="P1"><text:a xlink:type="simple" xlink:href="#f2016-d1e787" text:style-name="Internet_20_link" text:visited-style-name="Visited_20_Internet_20_Link">14.02.2 Professional Librarians, Curriculum Laboratory of the Faculty of Education</text:a> </text:p>
                </text:list-item>
              </text:list>
            </text:list-item>
            <text:list-item>
              <text:p text:style-name="P1"><text:a xlink:type="simple" xlink:href="#f2016-d1e791" text:style-name="Internet_20_link" text:visited-style-name="Visited_20_Internet_20_Link">14.03 Appointment Procedure, Effective Date, and Relocation Allowance</text:a> </text:p>
            </text:list-item>
            <text:list-item>
              <text:p text:style-name="P1"><text:a xlink:type="simple" xlink:href="#f2016-d1e795" text:style-name="Internet_20_link" text:visited-style-name="Visited_20_Internet_20_Link">14.04 Salary Tenure Promotion Committee</text:a> </text:p>
              <text:list>
                <text:list-item>
                  <text:p text:style-name="P1"><text:a xlink:type="simple" xlink:href="#f2016-d1e798" text:style-name="Internet_20_link" text:visited-style-name="Visited_20_Internet_20_Link">14.04.1 Professional Librarians, University Library</text:a> </text:p>
                </text:list-item>
                <text:list-item>
                  <text:p text:style-name="P1"><text:a xlink:type="simple" xlink:href="#f2016-d1e830" text:style-name="Internet_20_link" text:visited-style-name="Visited_20_Internet_20_Link">14.04.2 Professional Librarians, Curriculum Laboratory of the Faculty of Education</text:a> </text:p>
                </text:list-item>
              </text:list>
            </text:list-item>
            <text:list-item>
              <text:p text:style-name="P1"><text:a xlink:type="simple" xlink:href="#f2016-d1e834" text:style-name="Internet_20_link" text:visited-style-name="Visited_20_Internet_20_Link">14.05 Probationary Appointment</text:a> </text:p>
            </text:list-item>
            <text:list-item>
              <text:p text:style-name="P1"><text:a xlink:type="simple" xlink:href="#f2016-d1e838" text:style-name="Internet_20_link" text:visited-style-name="Visited_20_Internet_20_Link">14.06 Extension of Probation</text:a> </text:p>
            </text:list-item>
            <text:list-item>
              <text:p text:style-name="P1"><text:a xlink:type="simple" xlink:href="#f2016-d1e842" text:style-name="Internet_20_link" text:visited-style-name="Visited_20_Internet_20_Link">14.07 Award of Tenure</text:a> </text:p>
            </text:list-item>
            <text:list-item>
              <text:p text:style-name="P1"><text:a xlink:type="simple" xlink:href="#f2016-d1e851" text:style-name="Internet_20_link" text:visited-style-name="Visited_20_Internet_20_Link">14.08 Promotion</text:a> </text:p>
            </text:list-item>
            <text:list-item>
              <text:p text:style-name="P1"><text:a xlink:type="simple" xlink:href="#f2016-d1e870" text:style-name="Internet_20_link" text:visited-style-name="Visited_20_Internet_20_Link">14.09 Salary Increments</text:a> </text:p>
            </text:list-item>
            <text:list-item>
              <text:p text:style-name="P1"><text:a xlink:type="simple" xlink:href="#f2016-d1e874" text:style-name="Internet_20_link" text:visited-style-name="Visited_20_Internet_20_Link">14.10 Appeals</text:a> </text:p>
            </text:list-item>
            <text:list-item>
              <text:p text:style-name="P1"><text:a xlink:type="simple" xlink:href="#f2016-d1e878" text:style-name="Internet_20_link" text:visited-style-name="Visited_20_Internet_20_Link">14.11 Criteria for Extension of Probation, Tenure, Promotion and Salary Increments</text:a> </text:p>
            </text:list-item>
            <text:list-item>
              <text:p text:style-name="P1"><text:a xlink:type="simple" xlink:href="#f2016-d1e911" text:style-name="Internet_20_link" text:visited-style-name="Visited_20_Internet_20_Link">14.12 Guidelines For Appointment and Promotion</text:a> </text:p>
              <text:list>
                <text:list-item>
                  <text:p text:style-name="P1"><text:a xlink:type="simple" xlink:href="#f2016-d1e914" text:style-name="Internet_20_link" text:visited-style-name="Visited_20_Internet_20_Link">14.12.1 Librarian II</text:a> </text:p>
                </text:list-item>
                <text:list-item>
                  <text:p text:style-name="P1"><text:a xlink:type="simple" xlink:href="#f2016-d1e927" text:style-name="Internet_20_link" text:visited-style-name="Visited_20_Internet_20_Link">14.12.2 Librarian III</text:a> </text:p>
                </text:list-item>
                <text:list-item>
                  <text:p text:style-name="P1"><text:a xlink:type="simple" xlink:href="#f2016-d1e940" text:style-name="Internet_20_link" text:visited-style-name="Visited_20_Internet_20_Link">14.12.3 Librarian IV</text:a> </text:p>
                </text:list-item>
              </text:list>
            </text:list-item>
          </text:list>
        </text:list-item>
        <text:list-item>
          <text:p text:style-name="P1"><text:a xlink:type="simple" xlink:href="#f2016-d1e946" text:style-name="Internet_20_link" text:visited-style-name="Visited_20_Internet_20_Link">15 Instructors and Academic Assistants</text:a> </text:p>
          <text:list>
            <text:list-item>
              <text:p text:style-name="P1"><text:a xlink:type="simple" xlink:href="#f2016-d1e949" text:style-name="Internet_20_link" text:visited-style-name="Visited_20_Internet_20_Link">15.01 Instructors:</text:a> </text:p>
              <text:list>
                <text:list-item>
                  <text:p text:style-name="P1"><text:a xlink:type="simple" xlink:href="#f2016-d1e971" text:style-name="Internet_20_link" text:visited-style-name="Visited_20_Internet_20_Link">15.01.4 Appointment of Instructors</text:a> </text:p>
                </text:list-item>
                <text:list-item>
                  <text:p text:style-name="P1"><text:a xlink:type="simple" xlink:href="#f2016-d1e992" text:style-name="Internet_20_link" text:visited-style-name="Visited_20_Internet_20_Link">15.01.5 Rights and Responsibilities of Instructors</text:a> </text:p>
                </text:list-item>
                <text:list-item>
                  <text:p text:style-name="P1"><text:a xlink:type="simple" xlink:href="#f2016-d1e1016" text:style-name="Internet_20_link" text:visited-style-name="Visited_20_Internet_20_Link">15.01.6 Promotion of Instructors</text:a> </text:p>
                </text:list-item>
              </text:list>
            </text:list-item>
            <text:list-item>
              <text:p text:style-name="P1"><text:a xlink:type="simple" xlink:href="#f2016-d1e1030" text:style-name="Internet_20_link" text:visited-style-name="Visited_20_Internet_20_Link">15.02 Academic Assistants</text:a> </text:p>
              <text:list>
                <text:list-item>
                  <text:p text:style-name="P1"><text:a xlink:type="simple" xlink:href="#f2016-d1e1046" text:style-name="Internet_20_link" text:visited-style-name="Visited_20_Internet_20_Link">15.02.4 Appointment of Academic Assistants</text:a> </text:p>
                </text:list-item>
                <text:list-item>
                  <text:p text:style-name="P1"><text:a xlink:type="simple" xlink:href="#f2016-d1e1063" text:style-name="Internet_20_link" text:visited-style-name="Visited_20_Internet_20_Link">15.02.5 Rights and Responsibilities of Academic Assistants</text:a> </text:p>
                </text:list-item>
                <text:list-item>
                  <text:p text:style-name="P1"><text:a xlink:type="simple" xlink:href="#f2016-d1e1070" text:style-name="Internet_20_link" text:visited-style-name="Visited_20_Internet_20_Link">15.02.6 Promotion for Academic Assistants</text:a> </text:p>
                </text:list-item>
              </text:list>
            </text:list-item>
            <text:list-item>
              <text:p text:style-name="P1"><text:a xlink:type="simple" xlink:href="#f2016-d1e1086" text:style-name="Internet_20_link" text:visited-style-name="Visited_20_Internet_20_Link">15.03 Kinds of Appointment for Instructors and Academic Assistants</text:a> </text:p>
              <text:list>
                <text:list-item>
                  <text:p text:style-name="P1"><text:a xlink:type="simple" xlink:href="#f2016-d1e1089" text:style-name="Internet_20_link" text:visited-style-name="Visited_20_Internet_20_Link">15.03.1 Term Appointment</text:a> </text:p>
                </text:list-item>
                <text:list-item>
                  <text:p text:style-name="P1"><text:soft-page-break/><text:a xlink:type="simple" xlink:href="#f2016-d1e1105" text:style-name="Internet_20_link" text:visited-style-name="Visited_20_Internet_20_Link">15.03.2 Probationary Appointment</text:a> </text:p>
                </text:list-item>
                <text:list-item>
                  <text:p text:style-name="P1"><text:a xlink:type="simple" xlink:href="#f2016-d1e1119" text:style-name="Internet_20_link" text:visited-style-name="Visited_20_Internet_20_Link">15.03.3 Term Appointment with Conversion</text:a> </text:p>
                </text:list-item>
                <text:list-item>
                  <text:p text:style-name="P1"><text:a xlink:type="simple" xlink:href="#f2016-d1e1136" text:style-name="Internet_20_link" text:visited-style-name="Visited_20_Internet_20_Link">15.03.4 Continuing Appointment for a Partial Year</text:a> </text:p>
                </text:list-item>
                <text:list-item>
                  <text:p text:style-name="P1"><text:a xlink:type="simple" xlink:href="#f2016-d1e1140" text:style-name="Internet_20_link" text:visited-style-name="Visited_20_Internet_20_Link">15.03.5 Procedure for the Award of a Continuing Appointment</text:a> </text:p>
                </text:list-item>
              </text:list>
            </text:list-item>
            <text:list-item>
              <text:p text:style-name="P1"><text:a xlink:type="simple" xlink:href="#f2016-d1e1156" text:style-name="Internet_20_link" text:visited-style-name="Visited_20_Internet_20_Link">15.05 Salary Increments for Instructors and Academic Assistants</text:a> </text:p>
            </text:list-item>
            <text:list-item>
              <text:p text:style-name="P1"><text:a xlink:type="simple" xlink:href="#f2016-d1e1199" text:style-name="Internet_20_link" text:visited-style-name="Visited_20_Internet_20_Link">15.06 Evaluation Criteria for Instructors and Academic Assistants</text:a> </text:p>
            </text:list-item>
            <text:list-item>
              <text:p text:style-name="P1"><text:a xlink:type="simple" xlink:href="#f2016-d1e1212" text:style-name="Internet_20_link" text:visited-style-name="Visited_20_Internet_20_Link">15.07 Re-assignment of Duties for Professional Development for Instructors and Academic Assistants</text:a> </text:p>
            </text:list-item>
            <text:list-item>
              <text:p text:style-name="P1"><text:a xlink:type="simple" xlink:href="#f2016-d1e1216" text:style-name="Internet_20_link" text:visited-style-name="Visited_20_Internet_20_Link">15.08 Annual Report for Instructors and Academic Assistants</text:a> </text:p>
            </text:list-item>
            <text:list-item>
              <text:p text:style-name="P1"><text:a xlink:type="simple" xlink:href="#f2016-d1e1232" text:style-name="Internet_20_link" text:visited-style-name="Visited_20_Internet_20_Link">15.09 Position Abolishment for Instructors and Academic Assistants</text:a> </text:p>
            </text:list-item>
          </text:list>
        </text:list-item>
        <text:list-item>
          <text:p text:style-name="P1"><text:a xlink:type="simple" xlink:href="#f2016-d1e1249" text:style-name="Internet_20_link" text:visited-style-name="Visited_20_Internet_20_Link">16 Termination of Appointment</text:a> </text:p>
          <text:list>
            <text:list-item>
              <text:p text:style-name="P1"><text:a xlink:type="simple" xlink:href="#f2016-d1e1252" text:style-name="Internet_20_link" text:visited-style-name="Visited_20_Internet_20_Link">16.01 Resignation</text:a> </text:p>
            </text:list-item>
            <text:list-item>
              <text:p text:style-name="P1"><text:a xlink:type="simple" xlink:href="#f2016-d1e1261" text:style-name="Internet_20_link" text:visited-style-name="Visited_20_Internet_20_Link">16.02 Retirement</text:a> </text:p>
            </text:list-item>
            <text:list-item>
              <text:p text:style-name="P1"><text:a xlink:type="simple" xlink:href="#f2016-d1e1268" text:style-name="Internet_20_link" text:visited-style-name="Visited_20_Internet_20_Link">16.03 Death</text:a> </text:p>
            </text:list-item>
            <text:list-item>
              <text:p text:style-name="P1"><text:a xlink:type="simple" xlink:href="#f2016-d1e1281" text:style-name="Internet_20_link" text:visited-style-name="Visited_20_Internet_20_Link">16.04 Termination of Probation</text:a> </text:p>
            </text:list-item>
            <text:list-item>
              <text:p text:style-name="P1"><text:a xlink:type="simple" xlink:href="#f2016-d1e1285" text:style-name="Internet_20_link" text:visited-style-name="Visited_20_Internet_20_Link">16.05 Termination of Position of Instructor/Academic Assistant</text:a> </text:p>
            </text:list-item>
            <text:list-item>
              <text:p text:style-name="P1"><text:a xlink:type="simple" xlink:href="#f2016-d1e1289" text:style-name="Internet_20_link" text:visited-style-name="Visited_20_Internet_20_Link">16.06 Supervision and Discipline</text:a> </text:p>
            </text:list-item>
            <text:list-item>
              <text:p text:style-name="P1"><text:a xlink:type="simple" xlink:href="#f2016-d1e1293" text:style-name="Internet_20_link" text:visited-style-name="Visited_20_Internet_20_Link">16.07 Termination by Mutual Agreement</text:a> </text:p>
            </text:list-item>
          </text:list>
        </text:list-item>
        <text:list-item>
          <text:p text:style-name="P1"><text:a xlink:type="simple" xlink:href="#f2016-d1e1297" text:style-name="Internet_20_link" text:visited-style-name="Visited_20_Internet_20_Link">17 Personnel Committees</text:a> </text:p>
          <text:list>
            <text:list-item>
              <text:p text:style-name="P1"><text:a xlink:type="simple" xlink:href="#f2016-d1e1439" text:style-name="Internet_20_link" text:visited-style-name="Visited_20_Internet_20_Link">17.05 Senior Academic Administrators</text:a> </text:p>
            </text:list-item>
            <text:list-item>
              <text:p text:style-name="P1"><text:a xlink:type="simple" xlink:href="#f2016-d1e1448" text:style-name="Internet_20_link" text:visited-style-name="Visited_20_Internet_20_Link">17.07 Personnel Committee Recommendations</text:a> </text:p>
            </text:list-item>
            <text:list-item>
              <text:p text:style-name="P1"><text:a xlink:type="simple" xlink:href="#f2016-d1e1455" text:style-name="Internet_20_link" text:visited-style-name="Visited_20_Internet_20_Link">17.08 Conflict of Interest/Reasonable Apprehension of Bias</text:a> </text:p>
            </text:list-item>
          </text:list>
        </text:list-item>
        <text:list-item>
          <text:p text:style-name="P1"><text:a xlink:type="simple" xlink:href="#f2016-d1e1495" text:style-name="Internet_20_link" text:visited-style-name="Visited_20_Internet_20_Link">18 Appointment of Faculty Members</text:a> </text:p>
          <text:list>
            <text:list-item>
              <text:p text:style-name="P1"><text:a xlink:type="simple" xlink:href="#f2016-d1e1498" text:style-name="Internet_20_link" text:visited-style-name="Visited_20_Internet_20_Link">18.01 Kinds of Appointment</text:a> </text:p>
              <text:list>
                <text:list-item>
                  <text:p text:style-name="P1"><text:a xlink:type="simple" xlink:href="#f2016-d1e1503" text:style-name="Internet_20_link" text:visited-style-name="Visited_20_Internet_20_Link">18.01.1 Term Appointment</text:a> </text:p>
                </text:list-item>
                <text:list-item>
                  <text:p text:style-name="P1"><text:a xlink:type="simple" xlink:href="#f2016-d1e1534" text:style-name="Internet_20_link" text:visited-style-name="Visited_20_Internet_20_Link">18.01.2 Probationary Appointment</text:a> </text:p>
                </text:list-item>
                <text:list-item>
                  <text:p text:style-name="P1"><text:a xlink:type="simple" xlink:href="#f2016-d1e1538" text:style-name="Internet_20_link" text:visited-style-name="Visited_20_Internet_20_Link">18.01.3 Term Appointment With Conversion</text:a> </text:p>
                </text:list-item>
                <text:list-item>
                  <text:p text:style-name="P1"><text:a xlink:type="simple" xlink:href="#f2016-d1e1572" text:style-name="Internet_20_link" text:visited-style-name="Visited_20_Internet_20_Link">18.01.4 Appointment with Tenure</text:a> </text:p>
                </text:list-item>
              </text:list>
            </text:list-item>
            <text:list-item>
              <text:p text:style-name="P1"><text:a xlink:type="simple" xlink:href="#f2016-d1e1576" text:style-name="Internet_20_link" text:visited-style-name="Visited_20_Internet_20_Link">18.02 Effective Dates</text:a> </text:p>
              <text:list>
                <text:list-item>
                  <text:p text:style-name="P1"><text:a xlink:type="simple" xlink:href="#f2016-d1e1579" text:style-name="Internet_20_link" text:visited-style-name="Visited_20_Internet_20_Link">18.02.1 Term Appointments</text:a> </text:p>
                </text:list-item>
                <text:list-item>
                  <text:p text:style-name="P1"><text:a xlink:type="simple" xlink:href="#f2016-d1e1583" text:style-name="Internet_20_link" text:visited-style-name="Visited_20_Internet_20_Link">18.02.2 Probationary Appointments and Appointments with Tenure</text:a> </text:p>
                </text:list-item>
              </text:list>
            </text:list-item>
            <text:list-item>
              <text:p text:style-name="P1"><text:a xlink:type="simple" xlink:href="#f2016-d1e1587" text:style-name="Internet_20_link" text:visited-style-name="Visited_20_Internet_20_Link">18.03 Procedure</text:a> </text:p>
            </text:list-item>
          </text:list>
        </text:list-item>
        <text:list-item>
          <text:p text:style-name="P1"><text:a xlink:type="simple" xlink:href="#f2016-d1e1608" text:style-name="Internet_20_link" text:visited-style-name="Visited_20_Internet_20_Link">19 Probation and Tenure for Faculty Members</text:a> </text:p>
          <text:list>
            <text:list-item>
              <text:p text:style-name="P1"><text:a xlink:type="simple" xlink:href="#f2016-d1e1611" text:style-name="Internet_20_link" text:visited-style-name="Visited_20_Internet_20_Link">19.01 Probationary Appointment</text:a> </text:p>
            </text:list-item>
            <text:list-item>
              <text:p text:style-name="P1"><text:a xlink:type="simple" xlink:href="#f2016-d1e1622" text:style-name="Internet_20_link" text:visited-style-name="Visited_20_Internet_20_Link">19.02 Extension of Probation</text:a> </text:p>
            </text:list-item>
            <text:list-item>
              <text:p text:style-name="P1"><text:a xlink:type="simple" xlink:href="#f2016-d1e1633" text:style-name="Internet_20_link" text:visited-style-name="Visited_20_Internet_20_Link">19.03 Unfair Probationary Period</text:a> </text:p>
            </text:list-item>
            <text:list-item>
              <text:p text:style-name="P1"><text:a xlink:type="simple" xlink:href="#f2016-d1e1646" text:style-name="Internet_20_link" text:visited-style-name="Visited_20_Internet_20_Link">19.04 Award of Tenure</text:a> </text:p>
              <text:list>
                <text:list-item>
                  <text:p text:style-name="P1"><text:a xlink:type="simple" xlink:href="#f2016-d1e1655" text:style-name="Internet_20_link" text:visited-style-name="Visited_20_Internet_20_Link">19.04.4 Timelines</text:a> </text:p>
                </text:list-item>
              </text:list>
            </text:list-item>
            <text:list-item>
              <text:p text:style-name="P1"><text:a xlink:type="simple" xlink:href="#f2016-d1e1676" text:style-name="Internet_20_link" text:visited-style-name="Visited_20_Internet_20_Link">19.05 Procedure for Extension of Probation and Award of Tenure</text:a> </text:p>
            </text:list-item>
            <text:list-item>
              <text:p text:style-name="P1"><text:a xlink:type="simple" xlink:href="#f2016-d1e1696" text:style-name="Internet_20_link" text:visited-style-name="Visited_20_Internet_20_Link">19.06 Termination of Probationary Appointment</text:a> </text:p>
            </text:list-item>
          </text:list>
        </text:list-item>
        <text:list-item>
          <text:p text:style-name="P1"><text:a xlink:type="simple" xlink:href="#f2016-d1e1703" text:style-name="Internet_20_link" text:visited-style-name="Visited_20_Internet_20_Link">20 Promotion of Faculty Members</text:a> </text:p>
          <text:list>
            <text:list-item>
              <text:p text:style-name="P1"><text:a xlink:type="simple" xlink:href="#f2016-d1e1706" text:style-name="Internet_20_link" text:visited-style-name="Visited_20_Internet_20_Link">20.01 Promotion</text:a> </text:p>
            </text:list-item>
            <text:list-item>
              <text:p text:style-name="P1"><text:a xlink:type="simple" xlink:href="#f2016-d1e1710" text:style-name="Internet_20_link" text:visited-style-name="Visited_20_Internet_20_Link">20.02 Consideration for Promotion</text:a> </text:p>
            </text:list-item>
            <text:list-item>
              <text:p text:style-name="P1"><text:a xlink:type="simple" xlink:href="#f2016-d1e1717" text:style-name="Internet_20_link" text:visited-style-name="Visited_20_Internet_20_Link">20.03 Promotion Hearings</text:a> </text:p>
              <text:list>
                <text:list-item>
                  <text:p text:style-name="P1"><text:a xlink:type="simple" xlink:href="#f2016-d1e1722" text:style-name="Internet_20_link" text:visited-style-name="Visited_20_Internet_20_Link">20.03.2 Process</text:a> </text:p>
                </text:list-item>
              </text:list>
            </text:list-item>
            <text:list-item>
              <text:p text:style-name="P1"><text:a xlink:type="simple" xlink:href="#f2016-d1e1781" text:style-name="Internet_20_link" text:visited-style-name="Visited_20_Internet_20_Link">20.04 Effective Date of Promotion</text:a> </text:p>
            </text:list-item>
          </text:list>
        </text:list-item>
        <text:list-item>
          <text:p text:style-name="P1"><text:a xlink:type="simple" xlink:href="#f2016-d1e1790" text:style-name="Internet_20_link" text:visited-style-name="Visited_20_Internet_20_Link">21 Increments for Faculty Members/Professional Librarians</text:a> </text:p>
          <text:list>
            <text:list-item>
              <text:p text:style-name="P1"><text:a xlink:type="simple" xlink:href="#f2016-d1e1802" text:style-name="Internet_20_link" text:visited-style-name="Visited_20_Internet_20_Link">21.03 Eligibility for Salary Increments</text:a> </text:p>
              <text:list>
                <text:list-item>
                  <text:p text:style-name="P1"><text:a xlink:type="simple" xlink:href="#f2016-d1e1805" text:style-name="Internet_20_link" text:visited-style-name="Visited_20_Internet_20_Link">21.03.1 Date of Appointment</text:a> </text:p>
                </text:list-item>
                <text:list-item>
                  <text:p text:style-name="P1"><text:a xlink:type="simple" xlink:href="#f2016-d1e1816" text:style-name="Internet_20_link" text:visited-style-name="Visited_20_Internet_20_Link">21.03.2 On Terminal Appointment</text:a> </text:p>
                </text:list-item>
              </text:list>
            </text:list-item>
            <text:list-item>
              <text:p text:style-name="P1"><text:a xlink:type="simple" xlink:href="#f2016-d1e1820" text:style-name="Internet_20_link" text:visited-style-name="Visited_20_Internet_20_Link">21.04 Principles and Procedures for Awarding Salary Increments</text:a> </text:p>
            </text:list-item>
            <text:list-item>
              <text:p text:style-name="P1"><text:a xlink:type="simple" xlink:href="#f2016-d1e1876" text:style-name="Internet_20_link" text:visited-style-name="Visited_20_Internet_20_Link">21.06 Value of Salary Increment</text:a> </text:p>
            </text:list-item>
            <text:list-item>
              <text:p text:style-name="P1"><text:a xlink:type="simple" xlink:href="#f2016-d1e1902" text:style-name="Internet_20_link" text:visited-style-name="Visited_20_Internet_20_Link">21.07 Procedures for Biennial Evaluation</text:a> </text:p>
              <text:list>
                <text:list-item>
                  <text:p text:style-name="P1"><text:soft-page-break/><text:a xlink:type="simple" xlink:href="#f2016-d1e1922" text:style-name="Internet_20_link" text:visited-style-name="Visited_20_Internet_20_Link">21.07.5 Annual Reporting</text:a> </text:p>
                </text:list-item>
                <text:list-item>
                  <text:p text:style-name="P1"><text:a xlink:type="simple" xlink:href="#f2016-d1e1929" text:style-name="Internet_20_link" text:visited-style-name="Visited_20_Internet_20_Link">21.07.6 Salary Increment Process</text:a> </text:p>
                </text:list-item>
                <text:list-item>
                  <text:p text:style-name="P1"><text:a xlink:type="simple" xlink:href="#f2016-d1e1936" text:style-name="Internet_20_link" text:visited-style-name="Visited_20_Internet_20_Link">21.07.7 Evaluation Process</text:a> </text:p>
                </text:list-item>
              </text:list>
            </text:list-item>
          </text:list>
        </text:list-item>
        <text:list-item>
          <text:p text:style-name="P1"><text:a xlink:type="simple" xlink:href="#f2016-d1e1947" text:style-name="Internet_20_link" text:visited-style-name="Visited_20_Internet_20_Link">22 Grievance Procedure</text:a> </text:p>
        </text:list-item>
        <text:list-item>
          <text:p text:style-name="P1"><text:a xlink:type="simple" xlink:href="#f2016-d1e2000" text:style-name="Internet_20_link" text:visited-style-name="Visited_20_Internet_20_Link">23 Mediation</text:a> </text:p>
          <text:list>
            <text:list-item>
              <text:p text:style-name="P1"><text:a xlink:type="simple" xlink:href="#f2016-d1e2003" text:style-name="Internet_20_link" text:visited-style-name="Visited_20_Internet_20_Link">23.01 General</text:a> </text:p>
            </text:list-item>
          </text:list>
        </text:list-item>
        <text:list-item>
          <text:p text:style-name="P1"><text:a xlink:type="simple" xlink:href="#f2016-d1e2032" text:style-name="Internet_20_link" text:visited-style-name="Visited_20_Internet_20_Link">24 Appeals of Recommendations by STP Committees and Appeal Committees</text:a> </text:p>
          <text:list>
            <text:list-item>
              <text:p text:style-name="P1"><text:a xlink:type="simple" xlink:href="#f2016-d1e2035" text:style-name="Internet_20_link" text:visited-style-name="Visited_20_Internet_20_Link">24.01 Preamble</text:a> </text:p>
            </text:list-item>
            <text:list-item>
              <text:p text:style-name="P1"><text:a xlink:type="simple" xlink:href="#f2016-d1e2050" text:style-name="Internet_20_link" text:visited-style-name="Visited_20_Internet_20_Link">24.02 Denial of Extension of Probation, Tenure and Promotion</text:a> </text:p>
              <text:list>
                <text:list-item>
                  <text:p text:style-name="P1"><text:a xlink:type="simple" xlink:href="#f2016-d1e2057" text:style-name="Internet_20_link" text:visited-style-name="Visited_20_Internet_20_Link">24.02.3 Process</text:a> </text:p>
                </text:list-item>
                <text:list-item>
                  <text:p text:style-name="P1"><text:a xlink:type="simple" xlink:href="#f2016-d1e2108" text:style-name="Internet_20_link" text:visited-style-name="Visited_20_Internet_20_Link">24.02.4 Resolution</text:a> </text:p>
                </text:list-item>
              </text:list>
            </text:list-item>
            <text:list-item>
              <text:p text:style-name="P1"><text:a xlink:type="simple" xlink:href="#f2016-d1e2157" text:style-name="Internet_20_link" text:visited-style-name="Visited_20_Internet_20_Link">24.04 Salary</text:a> </text:p>
            </text:list-item>
            <text:list-item>
              <text:p text:style-name="P1"><text:a xlink:type="simple" xlink:href="#f2016-d1e2172" text:style-name="Internet_20_link" text:visited-style-name="Visited_20_Internet_20_Link">24.05 Appointment</text:a> </text:p>
            </text:list-item>
          </text:list>
        </text:list-item>
        <text:list-item>
          <text:p text:style-name="P1"><text:a xlink:type="simple" xlink:href="#f2016-d1e2176" text:style-name="Internet_20_link" text:visited-style-name="Visited_20_Internet_20_Link">25 Supervision and Discipline</text:a> </text:p>
          <text:list>
            <text:list-item>
              <text:p text:style-name="P1"><text:a xlink:type="simple" xlink:href="#f2016-d1e2179" text:style-name="Internet_20_link" text:visited-style-name="Visited_20_Internet_20_Link">25.01 General</text:a> </text:p>
            </text:list-item>
            <text:list-item>
              <text:p text:style-name="P1"><text:a xlink:type="simple" xlink:href="#f2016-d1e2186" text:style-name="Internet_20_link" text:visited-style-name="Visited_20_Internet_20_Link">25.02 Supervision and Progressive Discipline</text:a> </text:p>
              <text:list>
                <text:list-item>
                  <text:p text:style-name="P1"><text:a xlink:type="simple" xlink:href="#f2016-d1e2200" text:style-name="Internet_20_link" text:visited-style-name="Visited_20_Internet_20_Link">25.02.3 Personal File</text:a> </text:p>
                </text:list-item>
                <text:list-item>
                  <text:p text:style-name="P1"><text:a xlink:type="simple" xlink:href="#f2016-d1e2207" text:style-name="Internet_20_link" text:visited-style-name="Visited_20_Internet_20_Link">25.02.4 Supervisory/Disciplinary Processes and Evaluation of Members</text:a> </text:p>
                </text:list-item>
              </text:list>
            </text:list-item>
            <text:list-item>
              <text:p text:style-name="P1"><text:a xlink:type="simple" xlink:href="#f2016-d1e2216" text:style-name="Internet_20_link" text:visited-style-name="Visited_20_Internet_20_Link">25.03 Verbal Discussion</text:a> </text:p>
            </text:list-item>
            <text:list-item>
              <text:p text:style-name="P1"><text:a xlink:type="simple" xlink:href="#f2016-d1e2223" text:style-name="Internet_20_link" text:visited-style-name="Visited_20_Internet_20_Link">25.04 Letter of Guidance</text:a> </text:p>
            </text:list-item>
            <text:list-item>
              <text:p text:style-name="P1"><text:a xlink:type="simple" xlink:href="#f2016-d1e2234" text:style-name="Internet_20_link" text:visited-style-name="Visited_20_Internet_20_Link">25.05 Minor Disciplinary Measures: Reprimand</text:a> </text:p>
            </text:list-item>
            <text:list-item>
              <text:p text:style-name="P1"><text:a xlink:type="simple" xlink:href="#f2016-d1e2262" text:style-name="Internet_20_link" text:visited-style-name="Visited_20_Internet_20_Link">25.06 Major Disciplinary Measures</text:a> </text:p>
            </text:list-item>
            <text:list-item>
              <text:p text:style-name="P1"><text:a xlink:type="simple" xlink:href="#f2016-d1e2273" text:style-name="Internet_20_link" text:visited-style-name="Visited_20_Internet_20_Link">25.07 The Major Discipline Process</text:a> </text:p>
            </text:list-item>
            <text:list-item>
              <text:p text:style-name="P1"><text:a xlink:type="simple" xlink:href="#f2016-d1e2291" text:style-name="Internet_20_link" text:visited-style-name="Visited_20_Internet_20_Link">25.08 Investigation</text:a> </text:p>
            </text:list-item>
            <text:list-item>
              <text:p text:style-name="P1"><text:a xlink:type="simple" xlink:href="#f2016-d1e2306" text:style-name="Internet_20_link" text:visited-style-name="Visited_20_Internet_20_Link">25.09 Response to the Report of the Investigation Committee</text:a> </text:p>
            </text:list-item>
            <text:list-item>
              <text:p text:style-name="P1"><text:a xlink:type="simple" xlink:href="#f2016-d1e2317" text:style-name="Internet_20_link" text:visited-style-name="Visited_20_Internet_20_Link">25.10 Decision of the Vice-President (Academic)</text:a> </text:p>
            </text:list-item>
            <text:list-item>
              <text:p text:style-name="P1"><text:a xlink:type="simple" xlink:href="#f2016-d1e2336" text:style-name="Internet_20_link" text:visited-style-name="Visited_20_Internet_20_Link">25.11 Effect of Procedures in Alternative Forums</text:a> </text:p>
            </text:list-item>
            <text:list-item>
              <text:p text:style-name="P1"><text:a xlink:type="simple" xlink:href="#f2016-d1e2341" text:style-name="Internet_20_link" text:visited-style-name="Visited_20_Internet_20_Link">25.12 Alternative Measures</text:a> </text:p>
            </text:list-item>
            <text:list-item>
              <text:p text:style-name="P1"><text:a xlink:type="simple" xlink:href="#f2016-d1e2352" text:style-name="Internet_20_link" text:visited-style-name="Visited_20_Internet_20_Link">25.13 Communications</text:a> </text:p>
            </text:list-item>
            <text:list-item>
              <text:p text:style-name="P1"><text:a xlink:type="simple" xlink:href="#f2016-d1e2356" text:style-name="Internet_20_link" text:visited-style-name="Visited_20_Internet_20_Link">25.14 Arbitration</text:a> </text:p>
            </text:list-item>
            <text:list-item>
              <text:p text:style-name="P1"><text:a xlink:type="simple" xlink:href="#f2016-d1e2383" text:style-name="Internet_20_link" text:visited-style-name="Visited_20_Internet_20_Link">25.15 Effective Date of Penalty</text:a> </text:p>
            </text:list-item>
            <text:list-item>
              <text:p text:style-name="P1"><text:a xlink:type="simple" xlink:href="#f2016-d1e2392" text:style-name="Internet_20_link" text:visited-style-name="Visited_20_Internet_20_Link">25.16 Other</text:a> </text:p>
            </text:list-item>
          </text:list>
        </text:list-item>
        <text:list-item>
          <text:p text:style-name="P1"><text:a xlink:type="simple" xlink:href="#f2016-d1e2399" text:style-name="Internet_20_link" text:visited-style-name="Visited_20_Internet_20_Link">26 Termination of Appointment for Financial Emergency or Due to Program Redundancy</text:a> </text:p>
          <text:list>
            <text:list-item>
              <text:p text:style-name="P1"><text:a xlink:type="simple" xlink:href="#f2016-d1e2404" text:style-name="Internet_20_link" text:visited-style-name="Visited_20_Internet_20_Link">26.02 Financial Emergency</text:a> </text:p>
            </text:list-item>
            <text:list-item>
              <text:p text:style-name="P1"><text:a xlink:type="simple" xlink:href="#f2016-d1e2440" text:style-name="Internet_20_link" text:visited-style-name="Visited_20_Internet_20_Link">26.03 Program Redundancy</text:a> </text:p>
            </text:list-item>
            <text:list-item>
              <text:p text:style-name="P1"><text:a xlink:type="simple" xlink:href="#f2016-d1e2520" text:style-name="Internet_20_link" text:visited-style-name="Visited_20_Internet_20_Link">26.04 Reassignment</text:a> </text:p>
            </text:list-item>
            <text:list-item>
              <text:p text:style-name="P1"><text:a xlink:type="simple" xlink:href="#f2016-d1e2537" text:style-name="Internet_20_link" text:visited-style-name="Visited_20_Internet_20_Link">26.05 Retraining</text:a> </text:p>
            </text:list-item>
            <text:list-item>
              <text:p text:style-name="P1"><text:a xlink:type="simple" xlink:href="#f2016-d1e2548" text:style-name="Internet_20_link" text:visited-style-name="Visited_20_Internet_20_Link">26.06 Layoff</text:a> </text:p>
              <text:list>
                <text:list-item>
                  <text:p text:style-name="P1"><text:a xlink:type="simple" xlink:href="#f2016-d1e2557" text:style-name="Internet_20_link" text:visited-style-name="Visited_20_Internet_20_Link">26.06.4 Notice Period</text:a> </text:p>
                </text:list-item>
              </text:list>
            </text:list-item>
            <text:list-item>
              <text:p text:style-name="P1"><text:a xlink:type="simple" xlink:href="#f2016-d1e2568" text:style-name="Internet_20_link" text:visited-style-name="Visited_20_Internet_20_Link">26.07 Recall</text:a> </text:p>
            </text:list-item>
          </text:list>
        </text:list-item>
        <text:list-item>
          <text:p text:style-name="P1"><text:a xlink:type="simple" xlink:href="#f2016-d1e2585" text:style-name="Internet_20_link" text:visited-style-name="Visited_20_Internet_20_Link">27 Holidays</text:a> </text:p>
        </text:list-item>
        <text:list-item>
          <text:p text:style-name="P1"><text:a xlink:type="simple" xlink:href="#f2016-d1e2596" text:style-name="Internet_20_link" text:visited-style-name="Visited_20_Internet_20_Link">28 Vacations </text:a></text:p>
        </text:list-item>
        <text:list-item>
          <text:p text:style-name="P1"><text:a xlink:type="simple" xlink:href="#f2016-d1e2614" text:style-name="Internet_20_link" text:visited-style-name="Visited_20_Internet_20_Link">29 Intellectual Property</text:a> </text:p>
          <text:list>
            <text:list-item>
              <text:p text:style-name="P1"><text:a xlink:type="simple" xlink:href="#f2016-d1e2617" text:style-name="Internet_20_link" text:visited-style-name="Visited_20_Internet_20_Link">29.01 General</text:a> </text:p>
            </text:list-item>
            <text:list-item>
              <text:p text:style-name="P1"><text:a xlink:type="simple" xlink:href="#f2016-d1e2645" text:style-name="Internet_20_link" text:visited-style-name="Visited_20_Internet_20_Link">29.02 Copyright</text:a> </text:p>
              <text:list>
                <text:list-item>
                  <text:p text:style-name="P1"><text:a xlink:type="simple" xlink:href="#f2016-d1e2662" text:style-name="Internet_20_link" text:visited-style-name="Visited_20_Internet_20_Link">29.02.8 Transfer of Ownership</text:a> </text:p>
                </text:list-item>
              </text:list>
            </text:list-item>
            <text:list-item>
              <text:p text:style-name="P1"><text:a xlink:type="simple" xlink:href="#f2016-d1e2681" text:style-name="Internet_20_link" text:visited-style-name="Visited_20_Internet_20_Link">29.03 Patents</text:a> </text:p>
            </text:list-item>
          </text:list>
        </text:list-item>
        <text:list-item>
          <text:p text:style-name="P1"><text:a xlink:type="simple" xlink:href="#f2016-d1e2722" text:style-name="Internet_20_link" text:visited-style-name="Visited_20_Internet_20_Link">30 Travel Fund and Expenses</text:a> </text:p>
        </text:list-item>
        <text:list-item>
          <text:p text:style-name="P1"><text:a xlink:type="simple" xlink:href="#f2016-d1e2733" text:style-name="Internet_20_link" text:visited-style-name="Visited_20_Internet_20_Link">31 Research Fund</text:a> </text:p>
        </text:list-item>
        <text:list-item>
          <text:p text:style-name="P1"><text:a xlink:type="simple" xlink:href="#f2016-d1e2740" text:style-name="Internet_20_link" text:visited-style-name="Visited_20_Internet_20_Link">32 Salary Schedules, Career Progress Increments, Merit Increments and Economic Benefits</text:a> </text:p>
          <text:list>
            <text:list-item>
              <text:p text:style-name="P1"><text:a xlink:type="simple" xlink:href="#f2016-d1e2750" text:style-name="Internet_20_link" text:visited-style-name="Visited_20_Internet_20_Link">32.02 Salary on Initial Appointment</text:a> </text:p>
            </text:list-item>
          </text:list>
        </text:list-item>
        <text:list-item>
          <text:p text:style-name="P1"><text:a xlink:type="simple" xlink:href="#f2016-d1e2801" text:style-name="Internet_20_link" text:visited-style-name="Visited_20_Internet_20_Link">33 Gradual Retirement &amp; Reduced Load Status</text:a> </text:p>
          <text:list>
            <text:list-item>
              <text:p text:style-name="P1"><text:a xlink:type="simple" xlink:href="#f2016-d1e2804" text:style-name="Internet_20_link" text:visited-style-name="Visited_20_Internet_20_Link">33.01 Gradual Retirement and Reduced Load Status</text:a> </text:p>
            </text:list-item>
            <text:list-item>
              <text:p text:style-name="P1"><text:soft-page-break/><text:a xlink:type="simple" xlink:href="#f2016-d1e2808" text:style-name="Internet_20_link" text:visited-style-name="Visited_20_Internet_20_Link">33.02 Gradual Retirement</text:a> </text:p>
            </text:list-item>
            <text:list-item>
              <text:p text:style-name="P1"><text:a xlink:type="simple" xlink:href="#f2016-d1e2826" text:style-name="Internet_20_link" text:visited-style-name="Visited_20_Internet_20_Link">33.03 Reduced Load Status</text:a> </text:p>
            </text:list-item>
            <text:list-item>
              <text:p text:style-name="P1"><text:a xlink:type="simple" xlink:href="#f2016-d1e2844" text:style-name="Internet_20_link" text:visited-style-name="Visited_20_Internet_20_Link">33.04 Salary for Gradual Retirement &amp; Reduced Load Status</text:a> </text:p>
            </text:list-item>
            <text:list-item>
              <text:p text:style-name="P1"><text:a xlink:type="simple" xlink:href="#f2016-d1e2851" text:style-name="Internet_20_link" text:visited-style-name="Visited_20_Internet_20_Link">33.05 Increments for Members on Gradual Retirement or on Reduced Load Status</text:a> </text:p>
            </text:list-item>
            <text:list-item>
              <text:p text:style-name="P1"><text:a xlink:type="simple" xlink:href="#f2016-d1e2860" text:style-name="Internet_20_link" text:visited-style-name="Visited_20_Internet_20_Link">33.06 Economic Benefits for Members on Gradual Retirement or on Reduced-Load Status</text:a> </text:p>
              <text:list>
                <text:list-item>
                  <text:p text:style-name="P1"><text:a xlink:type="simple" xlink:href="#f2016-d1e2863" text:style-name="Internet_20_link" text:visited-style-name="Visited_20_Internet_20_Link">33.06.1 Pension</text:a> </text:p>
                </text:list-item>
              </text:list>
            </text:list-item>
          </text:list>
        </text:list-item>
        <text:list-item>
          <text:p text:style-name="P1"><text:a xlink:type="simple" xlink:href="#f2016-d1e2883" text:style-name="Internet_20_link" text:visited-style-name="Visited_20_Internet_20_Link">34 Leaves of Absence</text:a> </text:p>
          <text:list>
            <text:list-item>
              <text:p text:style-name="P1"><text:a xlink:type="simple" xlink:href="#f2016-d1e2886" text:style-name="Internet_20_link" text:visited-style-name="Visited_20_Internet_20_Link">34.01 Sick Leave</text:a> </text:p>
            </text:list-item>
            <text:list-item>
              <text:p text:style-name="P1"><text:a xlink:type="simple" xlink:href="#f2016-d1e2907" text:style-name="Internet_20_link" text:visited-style-name="Visited_20_Internet_20_Link">34.02 Maternity and Parental Leave</text:a> </text:p>
            </text:list-item>
            <text:list-item>
              <text:p text:style-name="P1"><text:a xlink:type="simple" xlink:href="#f2016-d1e3004" text:style-name="Internet_20_link" text:visited-style-name="Visited_20_Internet_20_Link">34.03 Compassionate Leave</text:a> </text:p>
            </text:list-item>
            <text:list-item>
              <text:p text:style-name="P1"><text:a xlink:type="simple" xlink:href="#f2016-d1e3013" text:style-name="Internet_20_link" text:visited-style-name="Visited_20_Internet_20_Link">34.04 Political Leave</text:a> </text:p>
            </text:list-item>
            <text:list-item>
              <text:p text:style-name="P1"><text:a xlink:type="simple" xlink:href="#f2016-d1e3026" text:style-name="Internet_20_link" text:visited-style-name="Visited_20_Internet_20_Link">34.05 Leave Without Pay</text:a> </text:p>
            </text:list-item>
            <text:list-item>
              <text:p text:style-name="P1"><text:a xlink:type="simple" xlink:href="#f2016-d1e3041" text:style-name="Internet_20_link" text:visited-style-name="Visited_20_Internet_20_Link">34.07 Other Leave</text:a> </text:p>
            </text:list-item>
            <text:list-item>
              <text:p text:style-name="P1"><text:a xlink:type="simple" xlink:href="#f2016-d1e3048" text:style-name="Internet_20_link" text:visited-style-name="Visited_20_Internet_20_Link">34.08 Status of a Member on Leave</text:a> </text:p>
            </text:list-item>
          </text:list>
        </text:list-item>
        <text:list-item>
          <text:p text:style-name="P1"><text:a xlink:type="simple" xlink:href="#f2016-d1e3062" text:style-name="Internet_20_link" text:visited-style-name="Visited_20_Internet_20_Link">A Salary Schedules and Stipends</text:a> </text:p>
          <text:list>
            <text:list-item>
              <text:p text:style-name="P1"><text:a xlink:type="simple" xlink:href="#f2016-d1e3065" text:style-name="Internet_20_link" text:visited-style-name="Visited_20_Internet_20_Link">A.01 Salary Schedules (July 1, 2016 to June 30, 2018)</text:a> </text:p>
            </text:list-item>
            <text:list-item>
              <text:p text:style-name="P1"><text:a xlink:type="simple" xlink:href="#f2016-d1e3417" text:style-name="Internet_20_link" text:visited-style-name="Visited_20_Internet_20_Link">A.02 Cost of Living Allowance (COLA)</text:a> </text:p>
              <text:list>
                <text:list-item>
                  <text:p text:style-name="P1"><text:a xlink:type="simple" xlink:href="#f2016-d1e3426" text:style-name="Internet_20_link" text:visited-style-name="Visited_20_Internet_20_Link">A.02.2 th</text:a> </text:p>
                </text:list-item>
                <text:list-item>
                  <text:p text:style-name="P1"><text:a xlink:type="simple" xlink:href="#f2016-d1e3431" text:style-name="Internet_20_link" text:visited-style-name="Visited_20_Internet_20_Link">A.02.3 th</text:a> </text:p>
                </text:list-item>
              </text:list>
            </text:list-item>
            <text:list-item>
              <text:p text:style-name="P1"><text:a xlink:type="simple" xlink:href="#f2016-d1e3436" text:style-name="Internet_20_link" text:visited-style-name="Visited_20_Internet_20_Link">A.03 Stipends</text:a> </text:p>
            </text:list-item>
            <text:list-item>
              <text:p text:style-name="P1"><text:a xlink:type="simple" xlink:href="#f2016-d1e3449" text:style-name="Internet_20_link" text:visited-style-name="Visited_20_Internet_20_Link">A.04 Part Time</text:a> </text:p>
            </text:list-item>
          </text:list>
        </text:list-item>
        <text:list-item>
          <text:p text:style-name="P1"><text:a xlink:type="simple" xlink:href="#f2016-d1e3453" text:style-name="Internet_20_link" text:visited-style-name="Visited_20_Internet_20_Link">B Economic Benefits</text:a> </text:p>
          <text:list>
            <text:list-item>
              <text:p text:style-name="P1"><text:a xlink:type="simple" xlink:href="#f2016-d1e3458" text:style-name="Internet_20_link" text:visited-style-name="Visited_20_Internet_20_Link">B.01 Academic Pension Plan</text:a> </text:p>
            </text:list-item>
            <text:list-item>
              <text:p text:style-name="P1"><text:a xlink:type="simple" xlink:href="#f2016-d1e3465" text:style-name="Internet_20_link" text:visited-style-name="Visited_20_Internet_20_Link">B.02 Long Term Disability (LTD) Insurance</text:a> </text:p>
            </text:list-item>
            <text:list-item>
              <text:p text:style-name="P1"><text:a xlink:type="simple" xlink:href="#f2016-d1e3491" text:style-name="Internet_20_link" text:visited-style-name="Visited_20_Internet_20_Link">B.03 Benefit Premiums</text:a> </text:p>
            </text:list-item>
            <text:list-item>
              <text:p text:style-name="P1"><text:a xlink:type="simple" xlink:href="#f2016-d1e3545" text:style-name="Internet_20_link" text:visited-style-name="Visited_20_Internet_20_Link">B.04 Benefits for Members Age 65 and Over</text:a> </text:p>
            </text:list-item>
            <text:list-item>
              <text:p text:style-name="P1"><text:a xlink:type="simple" xlink:href="#f2016-d1e3558" text:style-name="Internet_20_link" text:visited-style-name="Visited_20_Internet_20_Link">B.05 Professional Supplement</text:a> </text:p>
            </text:list-item>
            <text:list-item>
              <text:p text:style-name="P1"><text:a xlink:type="simple" xlink:href="#f2016-d1e3600" text:style-name="Internet_20_link" text:visited-style-name="Visited_20_Internet_20_Link">B.06 Member's Tuition Benefit</text:a> </text:p>
            </text:list-item>
            <text:list-item>
              <text:p text:style-name="P1"><text:a xlink:type="simple" xlink:href="#f2016-d1e3611" text:style-name="Internet_20_link" text:visited-style-name="Visited_20_Internet_20_Link">B.07 Spouse and Dependent's Tuition Benefit</text:a> </text:p>
            </text:list-item>
            <text:list-item>
              <text:p text:style-name="P1"><text:a xlink:type="simple" xlink:href="#f2016-d1e3626" text:style-name="Internet_20_link" text:visited-style-name="Visited_20_Internet_20_Link">B.08 Study, Research, Retraining, or Upgrading Leave Relocation Grants</text:a> </text:p>
            </text:list-item>
            <text:list-item>
              <text:p text:style-name="P1"><text:a xlink:type="simple" xlink:href="#f2016-d1e3630" text:style-name="Internet_20_link" text:visited-style-name="Visited_20_Internet_20_Link">B.09 Relocation Allowance</text:a> </text:p>
            </text:list-item>
            <text:list-item>
              <text:p text:style-name="P1"><text:a xlink:type="simple" xlink:href="#f2016-d1e3637" text:style-name="Internet_20_link" text:visited-style-name="Visited_20_Internet_20_Link">B.10 Workers’ Compensation Supplement</text:a> </text:p>
            </text:list-item>
          </text:list>
        </text:list-item>
        <text:list-item>
          <text:p text:style-name="P1"><text:a xlink:type="simple" xlink:href="#f2016-d1e3656" text:style-name="Internet_20_link" text:visited-style-name="Visited_20_Internet_20_Link">C Negotiation and Impasse - Resolving Procedures</text:a> </text:p>
          <text:list>
            <text:list-item>
              <text:p text:style-name="P1"><text:a xlink:type="simple" xlink:href="#f2016-d1e3659" text:style-name="Internet_20_link" text:visited-style-name="Visited_20_Internet_20_Link">C.01 Negotiations and Arbitration</text:a> </text:p>
            </text:list-item>
            <text:list-item>
              <text:p text:style-name="P1"><text:a xlink:type="simple" xlink:href="#f2016-d1e3673" text:style-name="Internet_20_link" text:visited-style-name="Visited_20_Internet_20_Link">C.02 Procedures and Timing</text:a> </text:p>
            </text:list-item>
          </text:list>
        </text:list-item>
        <text:list-item>
          <text:p text:style-name="P1"><text:a xlink:type="simple" xlink:href="#f2016-d1e3736" text:style-name="Internet_20_link" text:visited-style-name="Visited_20_Internet_20_Link">D GRANDFATHERING CLAUSE FOR PROBATIONARY APPOINTMENTS</text:a> </text:p>
        </text:list-item>
        <text:list-item>
          <text:p text:style-name="P1"><text:a xlink:type="simple" xlink:href="#f2016-d1e3740" text:style-name="Internet_20_link" text:visited-style-name="Visited_20_Internet_20_Link">E Copyright</text:a> </text:p>
        </text:list-item>
        <text:list-item>
          <text:p text:style-name="P1"><text:a xlink:type="simple" xlink:href="#f2016-d1e3789" text:style-name="Internet_20_link" text:visited-style-name="Visited_20_Internet_20_Link">F Professional Activities Report</text:a> </text:p>
          <text:list>
            <text:list-item>
              <text:p text:style-name="P1"><text:a xlink:type="simple" xlink:href="#f2016-d1e3796" text:style-name="Internet_20_link" text:visited-style-name="Visited_20_Internet_20_Link">F.01 Member’s recommendation regarding weighting of the criteria: Weighting, Teaching, Research, and Service.</text:a> </text:p>
            </text:list-item>
            <text:list-item>
              <text:p text:style-name="P1"><text:a xlink:type="simple" xlink:href="#f2016-d1e3822" text:style-name="Internet_20_link" text:visited-style-name="Visited_20_Internet_20_Link">F.02 Teaching</text:a> </text:p>
            </text:list-item>
            <text:list-item>
              <text:p text:style-name="P1"><text:a xlink:type="simple" xlink:href="#f2016-d1e3835" text:style-name="Internet_20_link" text:visited-style-name="Visited_20_Internet_20_Link">F.03 Research and Creative Activity</text:a> </text:p>
            </text:list-item>
            <text:list-item>
              <text:p text:style-name="P1"><text:a xlink:type="simple" xlink:href="#f2016-d1e3860" text:style-name="Internet_20_link" text:visited-style-name="Visited_20_Internet_20_Link">F.04 Service to The University and Society</text:a> </text:p>
            </text:list-item>
          </text:list>
        </text:list-item>
        <text:list-item>
          <text:p text:style-name="P1"><text:a xlink:type="simple" xlink:href="#f2016-d1e3877" text:style-name="Internet_20_link" text:visited-style-name="Visited_20_Internet_20_Link">G Equity Working Group</text:a> </text:p>
        </text:list-item>
        <text:list-item>
          <text:p text:style-name="P1"><text:a xlink:type="simple" xlink:href="#f2016-d1e3887" text:style-name="Internet_20_link" text:visited-style-name="Visited_20_Internet_20_Link">H CODE OF CONDUCT BOARD OF GOVERNORS FACULTY REPRESENTATIVES</text:a> </text:p>
        </text:list-item>
        <text:list-item>
          <text:p text:style-name="P1"><text:a xlink:type="simple" xlink:href="#f2016-d1e3908" text:style-name="Internet_20_link" text:visited-style-name="Visited_20_Internet_20_Link">I Academic Career Implementation</text:a> </text:p>
        </text:list-item>
        <text:list-item>
          <text:p text:style-name="P1"><text:a xlink:type="simple" xlink:href="#f2016-d1e4197" text:style-name="Internet_20_link" text:visited-style-name="Visited_20_Internet_20_Link">J DAYCARE</text:a> </text:p>
        </text:list-item>
        <text:list-item>
          <text:p text:style-name="P1"><text:a xlink:type="simple" xlink:href="#f2016-d1e4235" text:style-name="Internet_20_link" text:visited-style-name="Visited_20_Internet_20_Link">K Maternity and/or Parental Leave Benefit (Article 34.02) Examples</text:a> </text:p>
        </text:list-item>
        <text:list-item>
          <text:p text:style-name="P1"><text:a xlink:type="simple" xlink:href="#f2016-d1e4720" text:style-name="Internet_20_link" text:visited-style-name="Visited_20_Internet_20_Link">L CATEGORIES OF DOCUMENTS</text:a> </text:p>
        </text:list-item>
        <text:list-item>
          <text:p text:style-name="P1"><text:a xlink:type="simple" xlink:href="#f2016-d1e4734" text:style-name="Internet_20_link" text:visited-style-name="Visited_20_Internet_20_Link">M Implementation of Academic Assistant/Instructor Language</text:a> </text:p>
        </text:list-item>
        <text:list-item>
          <text:p text:style-name="P1"><text:a xlink:type="simple" xlink:href="#f2016-d1e4742" text:style-name="Internet_20_link" text:visited-style-name="Visited_20_Internet_20_Link">N EMPLOYMENT INSURANCE</text:a> </text:p>
        </text:list-item>
        <text:list-item>
          <text:p text:style-name="P1"><text:a xlink:type="simple" xlink:href="#f2016-d1e4750" text:style-name="Internet_20_link" text:visited-style-name="Visited_20_Internet_20_Link">O MEMORANDUM OF UNDERSTANDING: IN TENTATIVE RESOLUTION OF GRIEVANCE RE. LECTURERS</text:a> </text:p>
        </text:list-item>
        <text:list-item>
          <text:p text:style-name="P1"><text:soft-page-break/><text:a xlink:type="simple" xlink:href="#f2016-d1e4765" text:style-name="Internet_20_link" text:visited-style-name="Visited_20_Internet_20_Link">P IMPLEMENTATION OF AGREEMENT TO DELETE ‘LECTURER’ AS AN APPOINTMENT TYPE</text:a> </text:p>
        </text:list-item>
        <text:list-item>
          <text:p text:style-name="P1"><text:a xlink:type="simple" xlink:href="#f2016-d1e4783" text:style-name="Internet_20_link" text:visited-style-name="Visited_20_Internet_20_Link">Q CONFLICT OF INTEREST AND/OR CONFLICT OF COMMITMENT DECLARATION</text:a> </text:p>
        </text:list-item>
        <text:list-item>
          <text:p text:style-name="P2"><text:a xlink:type="simple" xlink:href="#f2016-d1e4920" text:style-name="Internet_20_link" text:visited-style-name="Visited_20_Internet_20_Link">R CONCLUSION OF BARGAINING 2016 – FACULTY HANDBOOK</text:a> </text:p>
        </text:list-item>
        <text:list-item>
          <text:p text:style-name="P6"/>
        </text:list-item>
        <text:list-item>
          <text:p text:style-name="P6"><text:bookmark text:name="body"/></text:p>
          <text:list>
            <text:list-item>
              <text:h text:style-name="P8" text:outline-level="2"><text:bookmark text:name="f2016-d1e37"/><text:a xlink:type="simple" xlink:href="#f2016-d1e37" text:style-name="Internet_20_link" text:visited-style-name="Visited_20_Internet_20_Link">Prologue: PREAMBLE</text:a> </text:h>
            </text:list-item>
          </text:list>
        </text:list-item>
        <text:list-item>
          <text:p text:style-name="P2">The Board of Governors of The University of Lethbridge and The University of Lethbridge Faculty Association recognize that the main purposes of the University are:</text:p>
          <text:list>
            <text:list-item>
              <text:p text:style-name="P1"><text:bookmark text:name="f2016-d1e41"/><text:a xlink:type="simple" xlink:href="#f2016-d1e41" text:style-name="Internet_20_link" text:visited-style-name="Visited_20_Internet_20_Link">•</text:a> to promote the disinterested pursuit of truth and advancement of knowledge. </text:p>
            </text:list-item>
            <text:list-item>
              <text:p text:style-name="P1"><text:bookmark text:name="f2016-d1e43"/><text:a xlink:type="simple" xlink:href="#f2016-d1e43" text:style-name="Internet_20_link" text:visited-style-name="Visited_20_Internet_20_Link">•</text:a> to promote the generation and transmission of knowledge with proper consideration given to the need for an educated citizenry. </text:p>
            </text:list-item>
            <text:list-item>
              <text:p text:style-name="P2"><text:bookmark text:name="f2016-d1e45"/><text:a xlink:type="simple" xlink:href="#f2016-d1e45" text:style-name="Internet_20_link" text:visited-style-name="Visited_20_Internet_20_Link">•</text:a> and to give appropriate consideration to society's needs for expert advice as well as pure and applied research. </text:p>
            </text:list-item>
          </text:list>
        </text:list-item>
        <text:list-item>
          <text:p text:style-name="P2">The common good of society depends upon the search for truth and its free exposition. Academic freedom in both teaching and research is essential to these purposes. Members are entitled to the freedom to carry out research and to publish the results, to the freedom to teach and discuss their subjects, and to the freedom from institutional censorship.</text:p>
        </text:list-item>
        <text:list-item>
          <text:p text:style-name="P2">Academic freedom carries with it the duty to use that freedom in a responsible way.</text:p>
        </text:list-item>
        <text:list-item>
          <text:p text:style-name="P6"/>
          <text:list>
            <text:list-item>
              <text:h text:style-name="P8" text:outline-level="2"><text:bookmark text:name="f2016-d1e55"/><text:a xlink:type="simple" xlink:href="#f2016-d1e55" text:style-name="Internet_20_link" text:visited-style-name="Visited_20_Internet_20_Link">Prologue: OBJECTIVES</text:a> </text:h>
            </text:list-item>
          </text:list>
        </text:list-item>
        <text:list-item>
          <text:p text:style-name="P2">The main objectives of this Faculty Handbook are the specification of principles and procedures that reflect procedural fairness for academic personnel decisions, the peaceful settlement of all disputes, misunderstandings and grievances, and the promotion of harmonious relations between the Board and the Association. </text:p>
        </text:list-item>
        <text:list-item>
          <text:p text:style-name="P2">The Board and the Association acknowledge</text:p>
          <text:list>
            <text:list-item>
              <text:p text:style-name="P1"><text:bookmark text:name="f2016-d1e58"/><text:a xlink:type="simple" xlink:href="#f2016-d1e58" text:style-name="Internet_20_link" text:visited-style-name="Visited_20_Internet_20_Link">•</text:a> their joint responsibility for the reasonable and just execution of the terms of the Handbook, and </text:p>
            </text:list-item>
            <text:list-item>
              <text:p text:style-name="P2"><text:bookmark text:name="f2016-d1e60"/><text:a xlink:type="simple" xlink:href="#f2016-d1e60" text:style-name="Internet_20_link" text:visited-style-name="Visited_20_Internet_20_Link">•</text:a> subject to the provisions of the Post-Secondary Learning Act and all applicable provincial and federal statutes, as amended from time to time, this Handbook is binding on the Association, the Academic Staff, and the Board. </text:p>
            </text:list-item>
          </text:list>
        </text:list-item>
        <text:list-item>
          <text:p text:style-name="P2">Toward that end, any invocation of Articles 1 or 22 regarding a Handbook procedure in progress shall stay the procedure pending a resolution of the interpretation or grievance. </text:p>
        </text:list-item>
        <text:list-item>
          <text:p text:style-name="P2">Any deadlines mentioned in this agreement may be varied by written mutual consent prior to the deadline, by the Board and the Association, and by the Member in cases where the deadline affects the Member concerned.</text:p>
        </text:list-item>
        <text:list-item>
          <text:p text:style-name="P6"/>
          <text:list>
            <text:list-item>
              <text:h text:style-name="P8" text:outline-level="2"><text:bookmark text:name="f2016-d1e68"/><text:soft-page-break/><text:a xlink:type="simple" xlink:href="#f2016-d1e68" text:style-name="Internet_20_link" text:visited-style-name="Visited_20_Internet_20_Link">Article 1: Interpretation of </text:a><text:a xlink:type="simple" xlink:href="#f2016-d1e68" text:style-name="Internet_20_link" text:visited-style-name="Visited_20_Internet_20_Link">Handbook</text:a> </text:h>
            </text:list-item>
            <text:list-item>
              <text:p text:style-name="P1"><text:bookmark text:name="f2016-d1e71"/><text:a xlink:type="simple" xlink:href="#f2016-d1e71" text:style-name="Internet_20_link" text:visited-style-name="Visited_20_Internet_20_Link">1.01</text:a> Uncertainties or disagreements about the meaning of the Articles of this Handbook shall be referred to either the President of the University or the President of the Association. Only the President of the University or the President of the Association may choose to convene the Interpretation Committee as in Article 1.03. The Interpretation Committee shall resolve uncertainties or disagreements about the meaning of the Articles of this Handbook. </text:p>
            </text:list-item>
            <text:list-item>
              <text:p text:style-name="P1"><text:bookmark text:name="f2016-d1e73"/><text:a xlink:type="simple" xlink:href="#f2016-d1e73" text:style-name="Internet_20_link" text:visited-style-name="Visited_20_Internet_20_Link">1.02</text:a> The Interpretation Committee shall consist of the President of the University and the President of the Association. </text:p>
            </text:list-item>
            <text:list-item>
              <text:p text:style-name="P1"><text:bookmark text:name="f2016-d1e75"/><text:a xlink:type="simple" xlink:href="#f2016-d1e75" text:style-name="Internet_20_link" text:visited-style-name="Visited_20_Internet_20_Link">1.03</text:a> The Interpretation Committee shall meet within five (5) working days of the written request of either of its members. </text:p>
            </text:list-item>
            <text:list-item>
              <text:p text:style-name="P1"><text:bookmark text:name="f2016-d1e77"/><text:a xlink:type="simple" xlink:href="#f2016-d1e77" text:style-name="Internet_20_link" text:visited-style-name="Visited_20_Internet_20_Link">1.04</text:a> Where the Interpretation Committee agrees upon an interpretation, it shall become a Schedule of this Handbook until it is incorporated by amendment of the Handbook pursuant to Article 3. </text:p>
            </text:list-item>
            <text:list-item>
              <text:p text:style-name="P1"><text:bookmark text:name="f2016-d1e79"/><text:a xlink:type="simple" xlink:href="#f2016-d1e79" text:style-name="Internet_20_link" text:visited-style-name="Visited_20_Internet_20_Link">1.05</text:a> Where the Interpretation Committee cannot agree upon an interpretation within five (5) working days of the meeting of Article 1.03, each member shall set forth an interpretation in writing, and the two interpretations shall be submitted to an arbitrator jointly selected by them. If an Interpretation Committee cannot agree on the selection of an arbitrator within five (5) working days after the meeting of Article 1.03, the arbitrator shall be appointed by a Judge of the Alberta Court of Queen's Bench upon the Petition of either party. </text:p>
            </text:list-item>
            <text:list-item>
              <text:p text:style-name="P1"><text:bookmark text:name="f2016-d1e81"/><text:a xlink:type="simple" xlink:href="#f2016-d1e81" text:style-name="Internet_20_link" text:visited-style-name="Visited_20_Internet_20_Link">1.06</text:a> The arbitrator shall meet only with both Presidents and only jointly, unless the Presidents agree otherwise in writing. Both Presidents shall make a reasonable effort to cooperate with the arbitrator's investigation. </text:p>
            </text:list-item>
            <text:list-item>
              <text:p text:style-name="P1"><text:bookmark text:name="f2016-d1e83"/><text:a xlink:type="simple" xlink:href="#f2016-d1e83" text:style-name="Internet_20_link" text:visited-style-name="Visited_20_Internet_20_Link">1.07</text:a> The arbitrator shall first attempt to mediate the dispute. If the attempt to mediate fails, the arbitrator shall within twenty (20) working days of his/her appointment select without alteration either the Board’s or the Association’s interpretation. The arbitrator's decision shall be final and binding on the Board, the Association, and the Interpretation Committee. </text:p>
            </text:list-item>
            <text:list-item>
              <text:p text:style-name="P1"><text:bookmark text:name="f2016-d1e85"/><text:a xlink:type="simple" xlink:href="#f2016-d1e85" text:style-name="Internet_20_link" text:visited-style-name="Visited_20_Internet_20_Link">1.08</text:a> The arbitrator's decision shall become a schedule of this Handbook, until it is incorporated by amendment of the Handbook pursuant to Article 3. </text:p>
            </text:list-item>
            <text:list-item>
              <text:p text:style-name="P1"><text:bookmark text:name="f2016-d1e87"/><text:a xlink:type="simple" xlink:href="#f2016-d1e87" text:style-name="Internet_20_link" text:visited-style-name="Visited_20_Internet_20_Link">1.09</text:a> Any interpretation pursuant to Articles 1.04 or 1.07 shall be made known in writing by the President of the University to persons affected by it. </text:p>
            </text:list-item>
            <text:list-item>
              <text:p text:style-name="P1"><text:bookmark text:name="f2016-d1e89"/><text:a xlink:type="simple" xlink:href="#f2016-d1e89" text:style-name="Internet_20_link" text:visited-style-name="Visited_20_Internet_20_Link">1.10</text:a> The costs of arbitration shall be shared by the Board and the Association. </text:p>
            </text:list-item>
          </text:list>
        </text:list-item>
        <text:list-item>
          <text:p text:style-name="P6"/>
          <text:list>
            <text:list-item>
              <text:h text:style-name="P8" text:outline-level="2"><text:bookmark text:name="f2016-d1e91"/><text:a xlink:type="simple" xlink:href="#f2016-d1e91" text:style-name="Internet_20_link" text:visited-style-name="Visited_20_Internet_20_Link">Article 2: Definitions</text:a> </text:h>
            </text:list-item>
          </text:list>
        </text:list-item>
        <text:list-item>
          <text:p text:style-name="P2">In this Handbook:</text:p>
          <text:list>
            <text:list-item>
              <text:p text:style-name="P1"><text:bookmark text:name="f2016-d1e96"/><text:a xlink:type="simple" xlink:href="#f2016-d1e96" text:style-name="Internet_20_link" text:visited-style-name="Visited_20_Internet_20_Link">2.01</text:a> “Academic Assistant” shall mean a member of the academic staff holding an appointment with the rank of Academic Assistant. </text:p>
            </text:list-item>
            <text:list-item>
              <text:p text:style-name="P1"><text:bookmark text:name="f2016-d1e98"/><text:a xlink:type="simple" xlink:href="#f2016-d1e98" text:style-name="Internet_20_link" text:visited-style-name="Visited_20_Internet_20_Link">2.02</text:a> “Academic Career” shall mean a period of thirty-five (35) cumulative years for Members who hold the rank of Professor or Professional Librarian IV, or twenty-five (25) cumulative years for Members who hold the rank of Associate Professor or Professional Librarian III, or ten (10) years for Members who hold the rank of Assistant Professor or Professional Librarian II. The maximum number of academic career years as defined here does not preclude an individual from spending more or fewer years as a Faculty Member/Professional Librarian. </text:p>
            </text:list-item>
            <text:list-item>
              <text:p text:style-name="P1"><text:bookmark text:name="f2016-d1e100"/><text:a xlink:type="simple" xlink:href="#f2016-d1e100" text:style-name="Internet_20_link" text:visited-style-name="Visited_20_Internet_20_Link">2.03</text:a> “Association” shall mean The University of Lethbridge Faculty Association. </text:p>
            </text:list-item>
            <text:list-item>
              <text:p text:style-name="P1"><text:bookmark text:name="f2016-d1e102"/><text:a xlink:type="simple" xlink:href="#f2016-d1e102" text:style-name="Internet_20_link" text:visited-style-name="Visited_20_Internet_20_Link">2.04</text:a> “Board” shall mean the Board of Governors of The University of Lethbridge. </text:p>
            </text:list-item>
            <text:list-item>
              <text:p text:style-name="P1"><text:bookmark text:name="f2016-d1e104"/><text:a xlink:type="simple" xlink:href="#f2016-d1e104" text:style-name="Internet_20_link" text:visited-style-name="Visited_20_Internet_20_Link">2.05</text:a> “Dean” shall mean the Dean of a Faculty or a person authorized to act in that capacity. </text:p>
            </text:list-item>
            <text:list-item>
              <text:p text:style-name="P1"><text:bookmark text:name="f2016-d1e106"/><text:a xlink:type="simple" xlink:href="#f2016-d1e106" text:style-name="Internet_20_link" text:visited-style-name="Visited_20_Internet_20_Link">2.06</text:a> “Dean/University Librarian” shall mean Dean if affecting the Members in a Faculty or University Librarian if affecting Professional Librarians, or Dean of the Faculty of Education if affecting the Members in the Curriculum Laboratory. </text:p>
            </text:list-item>
            <text:list-item>
              <text:p text:style-name="P1"><text:bookmark text:name="f2016-d1e108"/><text:a xlink:type="simple" xlink:href="#f2016-d1e108" text:style-name="Internet_20_link" text:visited-style-name="Visited_20_Internet_20_Link">2.07</text:a> “Dean's Advisory Committee” shall mean the Dean and Department Chairs in the Faculty of <text:soft-page-break/>Arts and Science. </text:p>
            </text:list-item>
            <text:list-item>
              <text:p text:style-name="P1"><text:bookmark text:name="f2016-d1e110"/><text:a xlink:type="simple" xlink:href="#f2016-d1e110" text:style-name="Internet_20_link" text:visited-style-name="Visited_20_Internet_20_Link">2.08</text:a> “Department” shall mean an academic unit established by the Board under that designation. </text:p>
            </text:list-item>
            <text:list-item>
              <text:p text:style-name="P1"><text:bookmark text:name="f2016-d1e112"/><text:a xlink:type="simple" xlink:href="#f2016-d1e112" text:style-name="Internet_20_link" text:visited-style-name="Visited_20_Internet_20_Link">2.09</text:a> “Department Chair” shall mean a person authorized to act in that capacity. </text:p>
            </text:list-item>
            <text:list-item>
              <text:p text:style-name="P1"><text:bookmark text:name="f2016-d1e114"/><text:a xlink:type="simple" xlink:href="#f2016-d1e114" text:style-name="Internet_20_link" text:visited-style-name="Visited_20_Internet_20_Link">2.10</text:a> “Faculty” shall mean an academic unit established by the Board under that designation. </text:p>
            </text:list-item>
            <text:list-item>
              <text:p text:style-name="P1"><text:bookmark text:name="f2016-d1e116"/><text:a xlink:type="simple" xlink:href="#f2016-d1e116" text:style-name="Internet_20_link" text:visited-style-name="Visited_20_Internet_20_Link">2.11</text:a> “Faculty Member” shall mean a member of the academic staff with the rank of Professor, Associate Professor, or Assistant Professor. </text:p>
            </text:list-item>
            <text:list-item>
              <text:p text:style-name="P1"><text:bookmark text:name="f2016-d1e119"/><text:a xlink:type="simple" xlink:href="#f2016-d1e119" text:style-name="Internet_20_link" text:visited-style-name="Visited_20_Internet_20_Link">2.12</text:a> “Faculty Member(s)/Academic Assistant(s)” shall mean Faculty Member(s) or Academic Assistant(s). </text:p>
            </text:list-item>
            <text:list-item>
              <text:p text:style-name="P1"><text:bookmark text:name="f2016-d1e121"/><text:a xlink:type="simple" xlink:href="#f2016-d1e121" text:style-name="Internet_20_link" text:visited-style-name="Visited_20_Internet_20_Link">2.13</text:a> “Faculty Member(s)/Professional Librarian(s)” shall mean Faculty Member(s) if affecting the Member(s) in a Faculty or Professional Librarian(s) if affecting the Professional Librarian(s). </text:p>
            </text:list-item>
            <text:list-item>
              <text:p text:style-name="P1"><text:bookmark text:name="f2016-d1e123"/><text:a xlink:type="simple" xlink:href="#f2016-d1e123" text:style-name="Internet_20_link" text:visited-style-name="Visited_20_Internet_20_Link">2.14</text:a> “Handbook” shall mean the Faculty Handbook, including schedules thereto. The edition of the Handbook in effect is the one most recently ratified by the Board and the Association, including schedules thereto and any interpretations pursuant to Articles 1 or 22. </text:p>
            </text:list-item>
            <text:list-item>
              <text:p text:style-name="P1"><text:bookmark text:name="f2016-d1e125"/><text:a xlink:type="simple" xlink:href="#f2016-d1e125" text:style-name="Internet_20_link" text:visited-style-name="Visited_20_Internet_20_Link">2.15</text:a> “Instructor” shall mean an employee of the academic staff holding an appointment with the rank of Instructor. </text:p>
            </text:list-item>
            <text:list-item>
              <text:p text:style-name="P1"><text:bookmark text:name="f2016-d1e127"/><text:a xlink:type="simple" xlink:href="#f2016-d1e127" text:style-name="Internet_20_link" text:visited-style-name="Visited_20_Internet_20_Link">2.16</text:a> “Instructor/Academic Assistant” shall mean Instructor(s) or Academic Assistant(s). </text:p>
            </text:list-item>
            <text:list-item>
              <text:p text:style-name="P1"><text:bookmark text:name="f2016-d1e129"/><text:a xlink:type="simple" xlink:href="#f2016-d1e129" text:style-name="Internet_20_link" text:visited-style-name="Visited_20_Internet_20_Link">2.17</text:a> “Member” shall mean an employee of the Board who is a Faculty Member, Professional Librarian or Instructor/Academic Assistant. </text:p>
            </text:list-item>
            <text:list-item>
              <text:p text:style-name="P1"><text:bookmark text:name="f2016-d1e131"/><text:a xlink:type="simple" xlink:href="#f2016-d1e131" text:style-name="Internet_20_link" text:visited-style-name="Visited_20_Internet_20_Link">2.18</text:a> “Parties” shall mean the Board and the Association. </text:p>
            </text:list-item>
            <text:list-item>
              <text:p text:style-name="P1"><text:bookmark text:name="f2016-d1e133"/><text:a xlink:type="simple" xlink:href="#f2016-d1e133" text:style-name="Internet_20_link" text:visited-style-name="Visited_20_Internet_20_Link">2.19</text:a> “Part Time” shall mean a Member who has been assigned duties but is not a Sessional Lecturer (Sessional Lecturers Handbook), a Member on Reduced Load Status (Article 33), nor a Member who has been assigned duties on a full load basis. </text:p>
            </text:list-item>
            <text:list-item>
              <text:p text:style-name="P1"><text:bookmark text:name="f2016-d1e135"/><text:a xlink:type="simple" xlink:href="#f2016-d1e135" text:style-name="Internet_20_link" text:visited-style-name="Visited_20_Internet_20_Link">2.20</text:a> “Personal file” shall mean the file maintained by the Dean/University Librarian pertaining to a Member and which contains materials subject to Article 9 of this Handbook. </text:p>
            </text:list-item>
            <text:list-item>
              <text:p text:style-name="P1"><text:bookmark text:name="f2016-d1e137"/><text:a xlink:type="simple" xlink:href="#f2016-d1e137" text:style-name="Internet_20_link" text:visited-style-name="Visited_20_Internet_20_Link">2.21</text:a> “President” shall mean the President of the University, or a person authorized to act in that capacity. </text:p>
            </text:list-item>
            <text:list-item>
              <text:p text:style-name="P1"><text:bookmark text:name="f2016-d1e139"/><text:a xlink:type="simple" xlink:href="#f2016-d1e139" text:style-name="Internet_20_link" text:visited-style-name="Visited_20_Internet_20_Link">2.22</text:a> “Procedural fairness” shall mean:</text:p>
              <text:list>
                <text:list-item>
                  <text:p text:style-name="P1"><text:bookmark text:name="f2016-d1e142"/><text:a xlink:type="simple" xlink:href="#f2016-d1e142" text:style-name="Internet_20_link" text:visited-style-name="Visited_20_Internet_20_Link">2.22</text:a><text:a xlink:type="simple" xlink:href="#f2016-d1e142" text:style-name="Internet_20_link" text:visited-style-name="Visited_20_Internet_20_Link">.1</text:a> the duty to make a decision without a reasonable apprehension of bias or a conflict of interest. Prior familiarity with the facts of a case does not, by itself, constitute a reasonable apprehension of bias, nor do past friendly or unfriendly relationships. AND </text:p>
                </text:list-item>
                <text:list-item>
                  <text:p text:style-name="P1"><text:bookmark text:name="f2016-d1e144"/><text:a xlink:type="simple" xlink:href="#f2016-d1e144" text:style-name="Internet_20_link" text:visited-style-name="Visited_20_Internet_20_Link">2.22</text:a><text:a xlink:type="simple" xlink:href="#f2016-d1e144" text:style-name="Internet_20_link" text:visited-style-name="Visited_20_Internet_20_Link">.2</text:a> the duty of an adjudicator to interpret and apply the Handbook, including criteria of Articles 12 and 14, in a reasonable manner. A disagreement with a decision or judgement does not, in itself, constitute a misinterpretation or misapplication of the Handbook, nor does it constitute an unreasonable interpretation or application of the Handbook. AND </text:p>
                </text:list-item>
                <text:list-item>
                  <text:p text:style-name="P1"><text:bookmark text:name="f2016-d1e146"/><text:a xlink:type="simple" xlink:href="#f2016-d1e146" text:style-name="Internet_20_link" text:visited-style-name="Visited_20_Internet_20_Link">2.22</text:a><text:a xlink:type="simple" xlink:href="#f2016-d1e146" text:style-name="Internet_20_link" text:visited-style-name="Visited_20_Internet_20_Link">.3</text:a> the adjudicator or adjudicators shall, within reason, ensure that adequate evidence is presented or collected to meet the standard of proof appropriate to support the decision and shall give due consideration to such evidence. AND </text:p>
                </text:list-item>
                <text:list-item>
                  <text:p text:style-name="P1"><text:bookmark text:name="f2016-d1e148"/><text:a xlink:type="simple" xlink:href="#f2016-d1e148" text:style-name="Internet_20_link" text:visited-style-name="Visited_20_Internet_20_Link">2.22</text:a><text:a xlink:type="simple" xlink:href="#f2016-d1e148" text:style-name="Internet_20_link" text:visited-style-name="Visited_20_Internet_20_Link">.4</text:a> the parties to the procedure have a right to know all the relevant evidence presented in the decision making process. AND </text:p>
                </text:list-item>
                <text:list-item>
                  <text:p text:style-name="P1"><text:bookmark text:name="f2016-d1e150"/><text:a xlink:type="simple" xlink:href="#f2016-d1e150" text:style-name="Internet_20_link" text:visited-style-name="Visited_20_Internet_20_Link">2.22</text:a><text:a xlink:type="simple" xlink:href="#f2016-d1e150" text:style-name="Internet_20_link" text:visited-style-name="Visited_20_Internet_20_Link">.5</text:a> the parties to the procedure have an opportunity to respond to all relevant evidence presented in the decision making process. AND </text:p>
                </text:list-item>
                <text:list-item>
                  <text:p text:style-name="P1"><text:bookmark text:name="f2016-d1e152"/><text:a xlink:type="simple" xlink:href="#f2016-d1e152" text:style-name="Internet_20_link" text:visited-style-name="Visited_20_Internet_20_Link">2.22</text:a><text:a xlink:type="simple" xlink:href="#f2016-d1e152" text:style-name="Internet_20_link" text:visited-style-name="Visited_20_Internet_20_Link">.6</text:a> the parties to the procedure have a reasonable opportunity to present their case to the adjudicator or adjudicators. </text:p>
                </text:list-item>
              </text:list>
            </text:list-item>
            <text:list-item>
              <text:p text:style-name="P1"><text:bookmark text:name="f2016-d1e155"/><text:a xlink:type="simple" xlink:href="#f2016-d1e155" text:style-name="Internet_20_link" text:visited-style-name="Visited_20_Internet_20_Link">2.23</text:a> “Professional Librarian” shall mean a member of the academic staff holding an appointment in the University Library or in the Curriculum Laboratory of the Faculty of Education and holding an academic degree and a degree in librarianship from an accredited library school or its equivalent. </text:p>
            </text:list-item>
            <text:list-item>
              <text:p text:style-name="P1"><text:bookmark text:name="f2016-d1e157"/><text:a xlink:type="simple" xlink:href="#f2016-d1e157" text:style-name="Internet_20_link" text:visited-style-name="Visited_20_Internet_20_Link">2.24</text:a> “Professional Librarian(s)/Academic Assistant(s)” shall mean Professional Librarian(s) or Academic Assistant(s). </text:p>
            </text:list-item>
            <text:list-item>
              <text:p text:style-name="P1"><text:bookmark text:name="f2016-d1e159"/><text:a xlink:type="simple" xlink:href="#f2016-d1e159" text:style-name="Internet_20_link" text:visited-style-name="Visited_20_Internet_20_Link">2.25</text:a> “Senior Academic Administrator” shall mean Deans and Associate Deans, University Librarian and Associate University Librarian, Vice-President (Academic) and Associate Vice-President (Academic), Vice-President (Research) and Associate Vice-President (Research), Vice-President (Administration) and Associate Vice-President (Finance &amp; Administration) and <text:soft-page-break/>President, or a person authorized to act in that capacity. </text:p>
            </text:list-item>
            <text:list-item>
              <text:p text:style-name="P1"><text:bookmark text:name="f2016-d1e161"/><text:a xlink:type="simple" xlink:href="#f2016-d1e161" text:style-name="Internet_20_link" text:visited-style-name="Visited_20_Internet_20_Link">2.26</text:a> “Sessional Lecturer” shall mean a member of the Academic Staff appointed by the Dean of a Faculty or School to teach no more than one semester course in a designated semester. Normally, the Sessional Lecturer has full responsibility for the course, but on occasion a Sessional Lecturer will be a member appointed at a partial stipend to teach a defined portion of a course with corresponding teaching responsibilities. Terms and conditions for Sessional Lecturers are governed by the University of Lethbridge Sessional Lecturers Handbook. </text:p>
            </text:list-item>
            <text:list-item>
              <text:p text:style-name="P1"><text:bookmark text:name="f2016-d1e163"/><text:a xlink:type="simple" xlink:href="#f2016-d1e163" text:style-name="Internet_20_link" text:visited-style-name="Visited_20_Internet_20_Link">2.27</text:a> “University” shall mean The University of Lethbridge. </text:p>
            </text:list-item>
            <text:list-item>
              <text:p text:style-name="P1"><text:bookmark text:name="f2016-d1e165"/><text:a xlink:type="simple" xlink:href="#f2016-d1e165" text:style-name="Internet_20_link" text:visited-style-name="Visited_20_Internet_20_Link">2.28</text:a> “University Librarian” shall mean the University Librarian of the University or a person authorized to act in that capacity. </text:p>
            </text:list-item>
            <text:list-item>
              <text:p text:style-name="P1"><text:bookmark text:name="f2016-d1e167"/><text:a xlink:type="simple" xlink:href="#f2016-d1e167" text:style-name="Internet_20_link" text:visited-style-name="Visited_20_Internet_20_Link">2.29</text:a> “Vice-President (Academic)” shall mean the Provost and Vice-President (Academic) of the University, or a person authorized to act in that capacity. </text:p>
            </text:list-item>
            <text:list-item>
              <text:p text:style-name="P1"/>
            </text:list-item>
            <text:list-item>
              <text:h text:style-name="P8" text:outline-level="2"><text:bookmark text:name="f2016-d1e169"/><text:a xlink:type="simple" xlink:href="#f2016-d1e169" text:style-name="Internet_20_link" text:visited-style-name="Visited_20_Internet_20_Link">Article 3: Amendments</text:a> </text:h>
            </text:list-item>
            <text:list-item>
              <text:p text:style-name="P1"><text:bookmark text:name="f2016-d1e172"/><text:a xlink:type="simple" xlink:href="#f2016-d1e172" text:style-name="Internet_20_link" text:visited-style-name="Visited_20_Internet_20_Link">3.01</text:a> This Handbook shall be the only Faculty Handbook in effect. It shall continue in force, except as amended through mutual agreement between the parties. </text:p>
            </text:list-item>
            <text:list-item>
              <text:p text:style-name="P2"><text:bookmark text:name="f2016-d1e174"/><text:a xlink:type="simple" xlink:href="#f2016-d1e174" text:style-name="Internet_20_link" text:visited-style-name="Visited_20_Internet_20_Link">3.02</text:a> Negotiation of amendments shall normally occur in the final year of this agreement according to the following schedule: </text:p>
            </text:list-item>
            <text:list-item>
              <text:p text:style-name="P2">September 15 to December 15 - Preliminary meetings to review possible issues<text:change-start text:change-id="ct94615335735296"/></text:p>
            </text:list-item>
            <text:list-item>
              <text:p text:style-name="P2"><text:change-end text:change-id="ct94615335735296"/>February 1 to April 30 - Negotiation by negotiating committees<text:change-start text:change-id="ct94615337741104"/></text:p>
            </text:list-item>
            <text:list-item>
              <text:p text:style-name="P2"><text:change-end text:change-id="ct94615337741104"/>May 1 to June 30 - Action by both parties respecting negotiated amendments</text:p>
            </text:list-item>
            <text:list-item>
              <text:p text:style-name="P2"><text:bookmark text:name="f2016-d1e182"/><text:a xlink:type="simple" xlink:href="#f2016-d1e182" text:style-name="Internet_20_link" text:visited-style-name="Visited_20_Internet_20_Link">3.03</text:a> To consider the proposed amendments, each party shall designate a negotiating committee of three persons. The two committees shall meet to negotiate the proposed amendments.<text:change-start text:change-id="ct94615327370896"/></text:p>
            </text:list-item>
            <text:list-item>
              <text:p text:style-name="P2"><text:change-end text:change-id="ct94615327370896"/>If the parties agree upon an amendment of this Handbook, the agreement shall include a specification of the date upon which the amendment takes effect, and the amendment shall thereafter become part of this Handbook.</text:p>
            </text:list-item>
            <text:list-item>
              <text:p text:style-name="P2">In the event that any provision of this Handbook is found by a court or tribunal of competent jurisdiction to be illegal or unenforceable, then such provision shall be severed from the Handbook as having no force or effect; but the remainder of the Handbook shall continue in full force and effect. In the event any such decision of a court or tribunal of competent jurisdiction is appealed, the operation of the provision in question shall be suspended pending the outcome of such appeal.</text:p>
            </text:list-item>
          </text:list>
        </text:list-item>
        <text:list-item>
          <text:p text:style-name="P6"/>
          <text:list>
            <text:list-item>
              <text:h text:style-name="P8" text:outline-level="2"><text:bookmark text:name="f2016-d1e188"/><text:a xlink:type="simple" xlink:href="#f2016-d1e188" text:style-name="Internet_20_link" text:visited-style-name="Visited_20_Internet_20_Link">Article 4: Applications and Exclusions</text:a> </text:h>
            </text:list-item>
            <text:list-item>
              <text:p text:style-name="P1"><text:bookmark text:name="f2016-d1e191"/><text:a xlink:type="simple" xlink:href="#f2016-d1e191" text:style-name="Internet_20_link" text:visited-style-name="Visited_20_Internet_20_Link">4.01</text:a> Except as provided in 4.02, the provisions of this Handbook shall apply to all Members. </text:p>
            </text:list-item>
            <text:list-item>
              <text:p text:style-name="P1"><text:bookmark text:name="f2016-d1e1931"/><text:a xlink:type="simple" xlink:href="#f2016-d1e193" text:style-name="Internet_20_link" text:visited-style-name="Visited_20_Internet_20_Link">4.02</text:a> <text:bookmark text:name="f2016-d1e193"/>Senior Academic Administrators </text:p>
              <text:list>
                <text:list-item>
                  <text:p text:style-name="P1"><text:bookmark text:name="f2016-d1e196"/><text:a xlink:type="simple" xlink:href="#f2016-d1e196" text:style-name="Internet_20_link" text:visited-style-name="Visited_20_Internet_20_Link">4.02.1</text:a> Subject to the Objectives Senior Academic Administrators shall execute the terms of this Handbook. When Senior Academic Administrators are acting as members of the academic staff, all terms of the Handbook shall apply to them except Articles 32, 21, 14.09, and Schedules A, B, C, and F. When Senior Academic Administrators who hold concurrent academic rank have ceased to hold a senior administrative appointment, all terms of the Handbook shall apply to them. </text:p>
                </text:list-item>
                <text:list-item>
                  <text:p text:style-name="P1"><text:bookmark text:name="f2016-d1e198"/><text:soft-page-break/><text:a xlink:type="simple" xlink:href="#f2016-d1e198" text:style-name="Internet_20_link" text:visited-style-name="Visited_20_Internet_20_Link">4.02.2</text:a> Where the application of an Article to a Senior Academic Administrator would require action by that administrator constituting or leading to a conflict of interest, the person who supervises that administrator shall act in his/her stead. Where the person in a conflict of interest is the President, the Vice-President (Academic) shall act instead. </text:p>
                </text:list-item>
              </text:list>
            </text:list-item>
            <text:list-item>
              <text:p text:style-name="P1"><text:bookmark text:name="f2016-d1e200"/><text:a xlink:type="simple" xlink:href="#f2016-d1e200" text:style-name="Internet_20_link" text:visited-style-name="Visited_20_Internet_20_Link">4.03</text:a> An appointee who at the time of appointment in July 1967 was a member of the staff of the Lethbridge Junior College shall have his/her years of service at the College considered for all purposes as years of service at the University. </text:p>
            </text:list-item>
            <text:list-item>
              <text:p text:style-name="P1"><text:bookmark text:name="f2016-d1e2021"/><text:a xlink:type="simple" xlink:href="#f2016-d1e202" text:style-name="Internet_20_link" text:visited-style-name="Visited_20_Internet_20_Link">4.04</text:a> <text:bookmark text:name="f2016-d1e202"/>Retired Members </text:p>
              <text:list>
                <text:list-item>
                  <text:p text:style-name="P1"><text:bookmark text:name="f2016-d1e205"/><text:a xlink:type="simple" xlink:href="#f2016-d1e205" text:style-name="Internet_20_link" text:visited-style-name="Visited_20_Internet_20_Link">4.04.1</text:a> A retired Member who has been offered an academic appointment at the University must choose between entering into a post-retirement contract or becoming a member of the academic staff provided his/her duties are consistent with the requirements identified in Article 4.04.2. </text:p>
                </text:list-item>
                <text:list-item>
                  <text:p text:style-name="P1"><text:bookmark text:name="f2016-d1e207"/><text:a xlink:type="simple" xlink:href="#f2016-d1e207" text:style-name="Internet_20_link" text:visited-style-name="Visited_20_Internet_20_Link">4.04.2</text:a> Except for those with post-retirement contracts, an employee shall be designated as a member of the academic staff as specified in Article 2: Faculty Members, Professional Librarians, Instructors/Academic Assistants, provided that his/her regular duties to be assigned pursuant to Article 13 consist of any of the following: </text:p>
                  <text:list>
                    <text:list-item>
                      <text:p text:style-name="P1"><text:bookmark text:name="f2016-d1e210"/><text:a xlink:type="simple" xlink:href="#f2016-d1e210" text:style-name="Internet_20_link" text:visited-style-name="Visited_20_Internet_20_Link">4.04.2.A</text:a> teaching two or more full credit courses per year and scholarly research or academic administration or </text:p>
                    </text:list-item>
                    <text:list-item>
                      <text:p text:style-name="P1"><text:bookmark text:name="f2016-d1e212"/><text:a xlink:type="simple" xlink:href="#f2016-d1e212" text:style-name="Internet_20_link" text:visited-style-name="Visited_20_Internet_20_Link">4.04.2.B</text:a> if a significant component of his or her assigned workload consists of scholarly research or academic administration or professional library services as specified in Article 14 or instructor/academic assistant duties as specified in Article 15 or </text:p>
                    </text:list-item>
                    <text:list-item>
                      <text:p text:style-name="P1"><text:bookmark text:name="f2016-d1e214"/><text:a xlink:type="simple" xlink:href="#f2016-d1e214" text:style-name="Internet_20_link" text:visited-style-name="Visited_20_Internet_20_Link">4.04.2.C</text:a> otherwise at the discretion of the Board after consultation with ULFA. </text:p>
                    </text:list-item>
                  </text:list>
                </text:list-item>
                <text:list-item>
                  <text:p text:style-name="P1"><text:bookmark text:name="f2016-d1e216"/><text:a xlink:type="simple" xlink:href="#f2016-d1e216" text:style-name="Internet_20_link" text:visited-style-name="Visited_20_Internet_20_Link">4.04.3</text:a> Members of the academic staff may have term positions, tenured or continuing positions, or reduced load positions (see Article 33); they may also be members of the administrative staff. </text:p>
                </text:list-item>
              </text:list>
            </text:list-item>
            <text:list-item>
              <text:p text:style-name="P1"><text:bookmark text:name="f2016-d1e218"/><text:a xlink:type="simple" xlink:href="#f2016-d1e218" text:style-name="Internet_20_link" text:visited-style-name="Visited_20_Internet_20_Link">4.05</text:a> Those members of the academic staff who are also Senior Academic Administrators as specified in Article 2 shall be deemed inactive members of ULFA. Inactive members of the Association do not participate in the activities of the Association wherever such participation would be a conflict of interest, nor do they pay dues. </text:p>
            </text:list-item>
            <text:list-item>
              <text:p text:style-name="P1"><text:bookmark text:name="f2016-d1e220"/><text:a xlink:type="simple" xlink:href="#f2016-d1e220" text:style-name="Internet_20_link" text:visited-style-name="Visited_20_Internet_20_Link">4.06</text:a> Those members of the academic staff who are nominated by GFC and elected by the academic staff to serve as members of the Board of Governors and those nominated by the Association to serve on the Board of Governors shall be deemed to be inactive members of the Association for the term specified in the Order in Council for their appointment to the Board or as long as such individuals serve on the Board. These Members shall also be excluded from serving on all personnel committees under Article 17 during the time they serve on the Board. </text:p>
            </text:list-item>
            <text:list-item>
              <text:p text:style-name="P1"><text:bookmark text:name="f2016-d1e222"/><text:a xlink:type="simple" xlink:href="#f2016-d1e222" text:style-name="Internet_20_link" text:visited-style-name="Visited_20_Internet_20_Link">4.07</text:a> In each contract year, the Board shall make available to the Association a sum equal to the Association dues (based on the academic portion of their salaries) for each of the inactive Members. For this purpose the mill rate shall be the average Association rate for the two preceding academic years. Such funds will be contributed as follows: one-half to Association Conference Travel and one-half to the Association Stabilization Fund. No amounts shall be assessed for Confederation of Alberta Faculty Associations (CAFA) or Canadian Association of University Teachers (CAUT) dues. Inactive Members of the Association are excluded from Association benefits only as stated in Article 4.02.1. </text:p>
            </text:list-item>
            <text:list-item>
              <text:p text:style-name="P1"><text:bookmark text:name="f2016-d1e224"/><text:a xlink:type="simple" xlink:href="#f2016-d1e224" text:style-name="Internet_20_link" text:visited-style-name="Visited_20_Internet_20_Link">4.08</text:a> The Board contribution for inactive Members, as provided in Article 4.07, shall be paid in monthly instalments, in a manner similar to and with information as provided in Article 6.03 for Members. </text:p>
            </text:list-item>
            <text:list-item>
              <text:p text:style-name="P1"/>
            </text:list-item>
            <text:list-item>
              <text:h text:style-name="P8" text:outline-level="2"><text:bookmark text:name="f2016-d1e226"/><text:a xlink:type="simple" xlink:href="#f2016-d1e226" text:style-name="Internet_20_link" text:visited-style-name="Visited_20_Internet_20_Link">Article 5: Recognition</text:a> </text:h>
            </text:list-item>
            <text:list-item>
              <text:p text:style-name="P1"><text:bookmark text:name="f2016-d1e229"/><text:a xlink:type="simple" xlink:href="#f2016-d1e229" text:style-name="Internet_20_link" text:visited-style-name="Visited_20_Internet_20_Link">5.01</text:a> The Board recognizes the Association as the exclusive bargaining agent for all Members, except as provided in Article 4.02.1. </text:p>
            </text:list-item>
            <text:list-item>
              <text:p text:style-name="P1"><text:bookmark text:name="f2016-d1e231"/><text:a xlink:type="simple" xlink:href="#f2016-d1e231" text:style-name="Internet_20_link" text:visited-style-name="Visited_20_Internet_20_Link">5.02</text:a> The Board recognizes the desirability of providing office space to the Association and shall <text:soft-page-break/>endeavour to do so in the context of space allocations designed to meet the needs of the University. </text:p>
            </text:list-item>
            <text:list-item>
              <text:p text:style-name="P1"><text:bookmark text:name="f2016-d1e2331"/><text:a xlink:type="simple" xlink:href="#f2016-d1e233" text:style-name="Internet_20_link" text:visited-style-name="Visited_20_Internet_20_Link">5.03</text:a> <text:bookmark text:name="f2016-d1e233"/>Deduction of Dues </text:p>
              <text:list>
                <text:list-item>
                  <text:p text:style-name="P1"><text:bookmark text:name="f2016-d1e236"/><text:a xlink:type="simple" xlink:href="#f2016-d1e236" text:style-name="Internet_20_link" text:visited-style-name="Visited_20_Internet_20_Link">5.03.1</text:a> The Board shall deduct from the monthly salaries of all active Members dues as assessed by the Association. Dues shall be remitted to the Association, the Confederation of Alberta Faculty Associations (CAFA) and Canadian Association of University Teachers (CAUT) by the last banking day of each month. Any adjustments shall be reconciled in the next month. </text:p>
                </text:list-item>
                <text:list-item>
                  <text:p text:style-name="P2"><text:bookmark text:name="f2016-d1e238"/><text:a xlink:type="simple" xlink:href="#f2016-d1e238" text:style-name="Internet_20_link" text:visited-style-name="Visited_20_Internet_20_Link">5.03.2</text:a> The Board shall inform the Association of the name of and the deductions made for each Member, and may provide CAUT or CAFA with the following information: </text:p>
                </text:list-item>
                <text:list-item>
                  <text:p text:style-name="P2">Academic Rank</text:p>
                </text:list-item>
                <text:list-item>
                  <text:p text:style-name="P2">Number of Members in each Academic Rank</text:p>
                </text:list-item>
                <text:list-item>
                  <text:p text:style-name="P2">Total Amount Being Remitted for that Academic Rank.</text:p>
                </text:list-item>
              </text:list>
            </text:list-item>
            <text:list-item>
              <text:p text:style-name="P2"><text:bookmark text:name="f2016-d1e2461"/><text:a xlink:type="simple" xlink:href="#f2016-d1e246" text:style-name="Internet_20_link" text:visited-style-name="Visited_20_Internet_20_Link">5.04</text:a> <text:bookmark text:name="f2016-d1e246"/>Course Release Time </text:p>
            </text:list-item>
            <text:list-item>
              <text:p text:style-name="P2">For the purposes of this clause, a “year” is defined as any July 1 to June 30 period, and a “bargaining year” any July 1 to June 30 period where bargaining has commenced and is active in accordance with Article 3.02. Should such an active bargaining year extend beyond that July 1 to June 30 period in which bargaining has commenced, the bargaining year will be extended on a pro-rated basis to those regular semesters where bargaining remains active, for the purposes of determining the release time available during that bargaining year.</text:p>
              <text:list>
                <text:list-item>
                  <text:p text:style-name="P1"><text:bookmark text:name="f2016-d1e251"/><text:a xlink:type="simple" xlink:href="#f2016-d1e251" text:style-name="Internet_20_link" text:visited-style-name="Visited_20_Internet_20_Link">5.04.1</text:a> At no cost to the Association, the Association shall be entitled to the equivalent time in 3-credit hour courses (the single course release rate) in each regular semester on the following basis: </text:p>
                  <text:list>
                    <text:list-item>
                      <text:p text:style-name="P1"><text:bookmark text:name="f2016-d1e254"/><text:a xlink:type="simple" xlink:href="#f2016-d1e254" text:style-name="Internet_20_link" text:visited-style-name="Visited_20_Internet_20_Link">5.04.1.A</text:a> Five (5) single course release rates for ULFA Executive Committee or other ULFA Committee members in any year; </text:p>
                    </text:list-item>
                    <text:list-item>
                      <text:p text:style-name="P1"><text:bookmark text:name="f2016-d1e256"/><text:a xlink:type="simple" xlink:href="#f2016-d1e256" text:style-name="Internet_20_link" text:visited-style-name="Visited_20_Internet_20_Link">5.04.1.B</text:a> Two (2) additional single course release rates for ULFA Committee members in any bargaining year; </text:p>
                    </text:list-item>
                    <text:list-item>
                      <text:p text:style-name="P1"><text:bookmark text:name="f2016-d1e258"/><text:a xlink:type="simple" xlink:href="#f2016-d1e258" text:style-name="Internet_20_link" text:visited-style-name="Visited_20_Internet_20_Link">5.04.1.C</text:a> No more than one (1) such Member accorded release in any non-bargaining year shall be accorded more than two (2) single course release rates, and only at a rate of one (1) course release rate per regular semester; and </text:p>
                    </text:list-item>
                    <text:list-item>
                      <text:p text:style-name="P2"><text:bookmark text:name="f2016-d1e260"/><text:a xlink:type="simple" xlink:href="#f2016-d1e260" text:style-name="Internet_20_link" text:visited-style-name="Visited_20_Internet_20_Link">5.04.1.D</text:a> No more than two (2) such Members accorded release in any bargaining year shall be accorded more than two (2) single course release rates, and only at a rate of one (1) course release rate per regular semester. </text:p>
                    </text:list-item>
                  </text:list>
                </text:list-item>
                <text:list-item>
                  <text:p text:style-name="P2">In the case of an Academic Assistant/Instructor, every reasonable effort will be made to achieve comparable proportionate reduction in assignment.</text:p>
                </text:list-item>
                <text:list-item>
                  <text:p text:style-name="P1"><text:bookmark text:name="f2016-d1e264"/><text:a xlink:type="simple" xlink:href="#f2016-d1e264" text:style-name="Internet_20_link" text:visited-style-name="Visited_20_Internet_20_Link">5.04.2</text:a> The Association is permitted to buy single course release rates over and above the course release rates under Article 5.04.1 on the following basis: </text:p>
                  <text:list>
                    <text:list-item>
                      <text:p text:style-name="P1"><text:bookmark text:name="f2016-d1e267"/><text:a xlink:type="simple" xlink:href="#f2016-d1e267" text:style-name="Internet_20_link" text:visited-style-name="Visited_20_Internet_20_Link">5.04.2.A</text:a> Up to six (6) single course release rates for ULFA Executive Committee or other ULFA Committee members in any year; </text:p>
                    </text:list-item>
                    <text:list-item>
                      <text:p text:style-name="P1"><text:bookmark text:name="f2016-d1e269"/><text:a xlink:type="simple" xlink:href="#f2016-d1e269" text:style-name="Internet_20_link" text:visited-style-name="Visited_20_Internet_20_Link">5.04.2.B</text:a> One (1) additional single course release rate for an ULFA Negotiating Committee Member in any bargaining year; </text:p>
                    </text:list-item>
                    <text:list-item>
                      <text:p text:style-name="P1"><text:bookmark text:name="f2016-d1e271"/><text:a xlink:type="simple" xlink:href="#f2016-d1e271" text:style-name="Internet_20_link" text:visited-style-name="Visited_20_Internet_20_Link">5.04.2.C</text:a> No such member accorded releases under Article 5.04.2 shall be accorded more than one (1) course release rate in any year; </text:p>
                    </text:list-item>
                    <text:list-item>
                      <text:p text:style-name="P1"><text:bookmark text:name="f2016-d1e273"/><text:a xlink:type="simple" xlink:href="#f2016-d1e273" text:style-name="Internet_20_link" text:visited-style-name="Visited_20_Internet_20_Link">5.04.2.D</text:a> The Association shall remit to the Board an amount equal to the minimum Sessional Lecturer stipend plus 25%, as identified in Schedule A.01 of the Sessional <text:soft-page-break/>Lecturers Handbook, for each course release rate so purchased under Article 5.04.2; </text:p>
                    </text:list-item>
                    <text:list-item>
                      <text:p text:style-name="P1"><text:bookmark text:name="f2016-d1e275"/><text:a xlink:type="simple" xlink:href="#f2016-d1e275" text:style-name="Internet_20_link" text:visited-style-name="Visited_20_Internet_20_Link">5.04.2.E</text:a> Should the Association request that course release rates be accorded to an ULFA Executive Committee or other ULFA Committee member at a rate of two (2) course release rates in one (1) regular semester, both releases in this semester shall be permitted through the Association remitting to the Board a total amount equal to one (1) third of the minimum salary for an Assistant Professor plus 25%, as identified in Schedule A.01.1 of this Handbook; and </text:p>
                    </text:list-item>
                    <text:list-item>
                      <text:p text:style-name="P1"><text:bookmark text:name="f2016-d1e277"/><text:a xlink:type="simple" xlink:href="#f2016-d1e277" text:style-name="Internet_20_link" text:visited-style-name="Visited_20_Internet_20_Link">5.04.2.F</text:a> No more than one (1) member may be accorded a course release rate at the level indicated in Article 5.04.2(e). </text:p>
                    </text:list-item>
                  </text:list>
                </text:list-item>
                <text:list-item>
                  <text:p text:style-name="P1"><text:bookmark text:name="f2016-d1e279"/><text:a xlink:type="simple" xlink:href="#f2016-d1e279" text:style-name="Internet_20_link" text:visited-style-name="Visited_20_Internet_20_Link">5.04.3</text:a> As soon as possible after the Annual General Meeting, the Association shall inform the President and the relevant supervisors of the individuals who are being recommended for course release rates. The Dean/University Librarian shall not unreasonably refuse to grant the request. The weighting of the criteria for the Member's performance evaluation may be altered by the Dean/University Librarian in consultation with the Member. </text:p>
                </text:list-item>
              </text:list>
            </text:list-item>
          </text:list>
        </text:list-item>
        <text:list-item>
          <text:p text:style-name="P6"/>
          <text:list>
            <text:list-item>
              <text:h text:style-name="P8" text:outline-level="2"><text:bookmark text:name="f2016-d1e281"/><text:a xlink:type="simple" xlink:href="#f2016-d1e281" text:style-name="Internet_20_link" text:visited-style-name="Visited_20_Internet_20_Link">Article 6: Communication and Information</text:a> </text:h>
            </text:list-item>
            <text:list-item>
              <text:p text:style-name="P2"><text:bookmark text:name="f2016-d1e2841"/><text:a xlink:type="simple" xlink:href="#f2016-d1e284" text:style-name="Internet_20_link" text:visited-style-name="Visited_20_Internet_20_Link">6.01</text:a> <text:bookmark text:name="f2016-d1e284"/>Communication </text:p>
            </text:list-item>
            <text:list-item>
              <text:p text:style-name="P2">Unless otherwise provided in this Handbook, all communications or notices concerning or required by the Handbook shall be addressed as follows:</text:p>
            </text:list-item>
            <text:list-item>
              <text:p text:style-name="P2">By the University - To the President<text:line-break/>The University of Lethbridge Faculty Association<text:change-start text:change-id="ct94615330832752"/></text:p>
            </text:list-item>
            <text:list-item>
              <text:p text:style-name="P2"><text:change-end text:change-id="ct94615330832752"/>By the Association - To the President<text:line-break/>The University of Lethbridge</text:p>
            </text:list-item>
            <text:list-item>
              <text:p text:style-name="P2"><text:bookmark text:name="f2016-d1e2961"/><text:a xlink:type="simple" xlink:href="#f2016-d1e296" text:style-name="Internet_20_link" text:visited-style-name="Visited_20_Internet_20_Link">6.02</text:a> <text:bookmark text:name="f2016-d1e296"/>Distributing the Handbook </text:p>
            </text:list-item>
            <text:list-item>
              <text:p text:style-name="P2">The Board shall put a linkable copy of the Handbook, with cross-reference links embedded, on the University website for all Members to access.</text:p>
            </text:list-item>
            <text:list-item>
              <text:p text:style-name="P2"><text:bookmark text:name="f2016-d1e3001"/><text:a xlink:type="simple" xlink:href="#f2016-d1e300" text:style-name="Internet_20_link" text:visited-style-name="Visited_20_Internet_20_Link">6.03</text:a> <text:bookmark text:name="f2016-d1e300"/>Information on New Members </text:p>
            </text:list-item>
            <text:list-item>
              <text:p text:style-name="P2">The President shall provide the Association with a list at the beginning of each fall and spring semester stating the name, rank, academic unit, and date of appointment of each new Member and the name and termination date of each Member whose appointment is terminated in accordance with any of the termination processes described in Article 16. The President shall also provide the Association, annually in July, with a list of those who have received extension of probation, tenure and/or promotion.</text:p>
            </text:list-item>
            <text:list-item>
              <text:p text:style-name="P1"><text:bookmark text:name="f2016-d1e3041"/><text:a xlink:type="simple" xlink:href="#f2016-d1e304" text:style-name="Internet_20_link" text:visited-style-name="Visited_20_Internet_20_Link">6.04</text:a> <text:bookmark text:name="f2016-d1e304"/>Information about Members </text:p>
              <text:list>
                <text:list-item>
                  <text:p text:style-name="P1"><text:bookmark text:name="f2016-d1e307"/><text:a xlink:type="simple" xlink:href="#f2016-d1e307" text:style-name="Internet_20_link" text:visited-style-name="Visited_20_Internet_20_Link">6.04</text:a><text:a xlink:type="simple" xlink:href="#f2016-d1e307" text:style-name="Internet_20_link" text:visited-style-name="Visited_20_Internet_20_Link">.1</text:a> The Board agrees to provide the Association with specified information for its use in achieving the objectives of this Handbook. The Board shall provide the Association with the following information, in electronic format, for Members holding Tenured, Probationary, Continuing or Term appointments.</text:p>
                  <text:list>
                    <text:list-item>
                      <text:p text:style-name="P1"><text:bookmark text:name="f2016-d1e310"/><text:a xlink:type="simple" xlink:href="#f2016-d1e310" text:style-name="Internet_20_link" text:visited-style-name="Visited_20_Internet_20_Link">6.04</text:a><text:a xlink:type="simple" xlink:href="#f2016-d1e310" text:style-name="Internet_20_link" text:visited-style-name="Visited_20_Internet_20_Link">.1.A</text:a> A list containing name, gender, date of current appointment, appointment category, rank/position, Faculty/Department and campus; this information is to be complete as of September 30 and provided to the Association no later than October 31 of each year. </text:p>
                    </text:list-item>
                    <text:list-item>
                      <text:p text:style-name="P1"><text:bookmark text:name="f2016-d1e312"/><text:soft-page-break/><text:a xlink:type="simple" xlink:href="#f2016-d1e312" text:style-name="Internet_20_link" text:visited-style-name="Visited_20_Internet_20_Link">6.04</text:a><text:a xlink:type="simple" xlink:href="#f2016-d1e312" text:style-name="Internet_20_link" text:visited-style-name="Visited_20_Internet_20_Link">.1.B</text:a> A list containing salary, dues, rank/position, year of current appointment, appointment category, gender, and age as of June 30, with the identity of individuals on this list encrypted to ensure privacy of information; this information to be complete as of September 30 and provided to the Association no later than October 31 of each year. </text:p>
                    </text:list-item>
                    <text:list-item>
                      <text:p text:style-name="P1"><text:bookmark text:name="f2016-d1e314"/><text:a xlink:type="simple" xlink:href="#f2016-d1e314" text:style-name="Internet_20_link" text:visited-style-name="Visited_20_Internet_20_Link">6.04.1.C</text:a> A list containing the aggregate number of courses by junior and senior level courses taught by rank for the Faculty of Arts &amp; Science and for the pool consisting of the remaining Faculties; this information to be completed by February 1 for the previous Fall semester, June 1 for the previous Spring semester and October 1 for the previous summer session semesters of each year taught by the following:</text:p>
                      <text:list>
                        <text:list-item>
                          <text:p text:style-name="P1"><text:bookmark text:name="f2016-d1e317"/><text:a xlink:type="simple" xlink:href="#f2016-d1e317" text:style-name="Internet_20_link" text:visited-style-name="Visited_20_Internet_20_Link">6.04.1.C.I</text:a> Probationary and tenured Faculty Members </text:p>
                        </text:list-item>
                        <text:list-item>
                          <text:p text:style-name="P1"><text:bookmark text:name="f2016-d1e319"/><text:a xlink:type="simple" xlink:href="#f2016-d1e319" text:style-name="Internet_20_link" text:visited-style-name="Visited_20_Internet_20_Link">6.04.1.C.II</text:a> Instructors/Academic Assistants (separately by probationary, continuing and term) </text:p>
                        </text:list-item>
                        <text:list-item>
                          <text:p text:style-name="P1"><text:bookmark text:name="f2016-d1e321"/><text:a xlink:type="simple" xlink:href="#f2016-d1e321" text:style-name="Internet_20_link" text:visited-style-name="Visited_20_Internet_20_Link">6.04.1.C.III</text:a> Members with term appointments </text:p>
                        </text:list-item>
                      </text:list>
                    </text:list-item>
                    <text:list-item>
                      <text:p text:style-name="P1"><text:bookmark text:name="f2016-d1e323"/><text:a xlink:type="simple" xlink:href="#f2016-d1e323" text:style-name="Internet_20_link" text:visited-style-name="Visited_20_Internet_20_Link">6.04.1.D</text:a> A list of all term appointments, with name, Faculty, appointment start date, appointment end date and the reasons for the appointment pursuant to Articles 18.01.1(a)(i)-(vi). The list will be provided to the Association twice annually and be complete as of September 30 and March 31 and provided no later than October 31 and April 30, respectively. </text:p>
                    </text:list-item>
                    <text:list-item>
                      <text:p text:style-name="P1"><text:bookmark text:name="f2016-d1e325"/><text:a xlink:type="simple" xlink:href="#f2016-d1e325" text:style-name="Internet_20_link" text:visited-style-name="Visited_20_Internet_20_Link">6.04.1.E</text:a> Number of Continuing Members and Term Members in their benefit categories, broken down by single or family coverage; this information to be complete as of September 30 and provided to the Association no later than October 31 of each year. </text:p>
                    </text:list-item>
                  </text:list>
                </text:list-item>
                <text:list-item>
                  <text:p text:style-name="P1"><text:bookmark text:name="f2016-d1e327"/><text:a xlink:type="simple" xlink:href="#f2016-d1e327" text:style-name="Internet_20_link" text:visited-style-name="Visited_20_Internet_20_Link">6.04</text:a><text:a xlink:type="simple" xlink:href="#f2016-d1e327" text:style-name="Internet_20_link" text:visited-style-name="Visited_20_Internet_20_Link">.2</text:a> The Association agrees to respect the confidentiality of personal information and the privacy of individuals and undertakes that information provided pursuant to this Article shall not be published or otherwise used in ways that could result in the identification of individual members. </text:p>
                </text:list-item>
                <text:list-item>
                  <text:p text:style-name="P1"><text:bookmark text:name="f2016-d1e329"/><text:a xlink:type="simple" xlink:href="#f2016-d1e329" text:style-name="Internet_20_link" text:visited-style-name="Visited_20_Internet_20_Link">6.04</text:a><text:a xlink:type="simple" xlink:href="#f2016-d1e329" text:style-name="Internet_20_link" text:visited-style-name="Visited_20_Internet_20_Link">.3</text:a> Personal information provided by the Board under this Article shall be maintained and used by the Association only for the purposes of operating the Association in accordance with the provisions of the Post Secondary Learning Act, the Freedom of Information and Protection of Privacy Act, this Handbook and the Association by-laws. </text:p>
                </text:list-item>
              </text:list>
            </text:list-item>
            <text:list-item>
              <text:p text:style-name="P1"><text:bookmark text:name="f2016-d1e3311"/><text:a xlink:type="simple" xlink:href="#f2016-d1e331" text:style-name="Internet_20_link" text:visited-style-name="Visited_20_Internet_20_Link">6.05</text:a> <text:bookmark text:name="f2016-d1e331"/>Security of Information </text:p>
              <text:list>
                <text:list-item>
                  <text:p text:style-name="P1"><text:bookmark text:name="f2016-d1e334"/><text:a xlink:type="simple" xlink:href="#f2016-d1e334" text:style-name="Internet_20_link" text:visited-style-name="Visited_20_Internet_20_Link">6.05</text:a><text:a xlink:type="simple" xlink:href="#f2016-d1e334" text:style-name="Internet_20_link" text:visited-style-name="Visited_20_Internet_20_Link">.1</text:a> The Association will protect personal information from unauthorized access or use. </text:p>
                </text:list-item>
                <text:list-item>
                  <text:p text:style-name="P1"><text:bookmark text:name="f2016-d1e336"/><text:a xlink:type="simple" xlink:href="#f2016-d1e336" text:style-name="Internet_20_link" text:visited-style-name="Visited_20_Internet_20_Link">6.05</text:a><text:a xlink:type="simple" xlink:href="#f2016-d1e336" text:style-name="Internet_20_link" text:visited-style-name="Visited_20_Internet_20_Link">.2</text:a> The Association will maintain in a secure manner personal information obtained in accordance with this Article. </text:p>
                </text:list-item>
                <text:list-item>
                  <text:p text:style-name="P1"><text:bookmark text:name="f2016-d1e338"/><text:a xlink:type="simple" xlink:href="#f2016-d1e338" text:style-name="Internet_20_link" text:visited-style-name="Visited_20_Internet_20_Link">6.05</text:a><text:a xlink:type="simple" xlink:href="#f2016-d1e338" text:style-name="Internet_20_link" text:visited-style-name="Visited_20_Internet_20_Link">.3</text:a> The Association will inform the Board immediately if it becomes known that there has been unauthorized access or disclosure of personal information and will take all reasonable care to prevent a recurrence. </text:p>
                </text:list-item>
                <text:list-item>
                  <text:p text:style-name="P1"><text:bookmark text:name="f2016-d1e340"/><text:a xlink:type="simple" xlink:href="#f2016-d1e340" text:style-name="Internet_20_link" text:visited-style-name="Visited_20_Internet_20_Link">6.05</text:a><text:a xlink:type="simple" xlink:href="#f2016-d1e340" text:style-name="Internet_20_link" text:visited-style-name="Visited_20_Internet_20_Link">.4</text:a> Prior to disposal of any media containing personal information, the Association will ensure that such information contained thereon has been erased or destroyed, and a record of disposal shall be kept by the Association. </text:p>
                </text:list-item>
              </text:list>
            </text:list-item>
            <text:list-item>
              <text:p text:style-name="P1"><text:bookmark text:name="f2016-d1e342"/><text:a xlink:type="simple" xlink:href="#f2016-d1e342" text:style-name="Internet_20_link" text:visited-style-name="Visited_20_Internet_20_Link">6.06</text:a> This Article shall not be construed to require the Board to provide information requested if such data is not readily available, or to supply any confidential information other than that specified in Article 6.04. </text:p>
            </text:list-item>
            <text:list-item>
              <text:p text:style-name="P1"><text:bookmark text:name="f2016-d1e3441"/><text:a xlink:type="simple" xlink:href="#f2016-d1e344" text:style-name="Internet_20_link" text:visited-style-name="Visited_20_Internet_20_Link">6.07</text:a> <text:bookmark text:name="f2016-d1e344"/>General Information </text:p>
              <text:list>
                <text:list-item>
                  <text:p text:style-name="P1"><text:bookmark text:name="f2016-d1e347"/><text:a xlink:type="simple" xlink:href="#f2016-d1e347" text:style-name="Internet_20_link" text:visited-style-name="Visited_20_Internet_20_Link">6.07.1</text:a> The President shall make available to the Association upon written request and within a reasonable time, information on Members not provided in Articles 6.03 and 6.04. This section shall not be construed to require the President to compile information in the form requested if such data are not already compiled in the form requested, or to supply any confidential information. </text:p>
                </text:list-item>
              </text:list>
            </text:list-item>
          </text:list>
        </text:list-item>
        <text:list-item>
          <text:p text:style-name="P6"/>
          <text:list>
            <text:list-item>
              <text:h text:style-name="P8" text:outline-level="2"><text:bookmark text:name="f2016-d1e349"/><text:a xlink:type="simple" xlink:href="#f2016-d1e349" text:style-name="Internet_20_link" text:visited-style-name="Visited_20_Internet_20_Link">Article 7: Annual Meeting</text:a> </text:h>
            </text:list-item>
            <text:list-item>
              <text:p text:style-name="P1"><text:bookmark text:name="f2016-d1e352"/><text:a xlink:type="simple" xlink:href="#f2016-d1e352" text:style-name="Internet_20_link" text:visited-style-name="Visited_20_Internet_20_Link">7.01</text:a> The President of the University and the President of the Association shall, by October 15 of <text:soft-page-break/>each year, agree to a date for a meeting of representatives of the parties. </text:p>
            </text:list-item>
            <text:list-item>
              <text:p text:style-name="P1"><text:bookmark text:name="f2016-d1e354"/><text:a xlink:type="simple" xlink:href="#f2016-d1e354" text:style-name="Internet_20_link" text:visited-style-name="Visited_20_Internet_20_Link">7.02</text:a> Each party shall submit to the other not less than five (5) working days before the scheduled date of the meeting a list of particular matters to be discussed. </text:p>
            </text:list-item>
            <text:list-item>
              <text:p text:style-name="P1"><text:bookmark text:name="f2016-d1e356"/><text:a xlink:type="simple" xlink:href="#f2016-d1e356" text:style-name="Internet_20_link" text:visited-style-name="Visited_20_Internet_20_Link">7.03</text:a> No more than five (5) representatives from each party shall attend such meetings. </text:p>
            </text:list-item>
            <text:list-item>
              <text:p text:style-name="P1"><text:bookmark text:name="f2016-d1e358"/><text:a xlink:type="simple" xlink:href="#f2016-d1e358" text:style-name="Internet_20_link" text:visited-style-name="Visited_20_Internet_20_Link">7.04</text:a> Matters that would normally be dealt with in Article 22 shall not be the subject matter of these meetings. </text:p>
            </text:list-item>
          </text:list>
        </text:list-item>
        <text:list-item>
          <text:p text:style-name="P6"/>
          <text:list>
            <text:list-item>
              <text:h text:style-name="P8" text:outline-level="2"><text:bookmark text:name="f2016-d1e360"/><text:a xlink:type="simple" xlink:href="#f2016-d1e360" text:style-name="Internet_20_link" text:visited-style-name="Visited_20_Internet_20_Link">Article 8: Delegation</text:a> </text:h>
            </text:list-item>
            <text:list-item>
              <text:p text:style-name="P1"><text:bookmark text:name="f2016-d1e363"/><text:a xlink:type="simple" xlink:href="#f2016-d1e363" text:style-name="Internet_20_link" text:visited-style-name="Visited_20_Internet_20_Link">8</text:a><text:a xlink:type="simple" xlink:href="#f2016-d1e363" text:style-name="Internet_20_link" text:visited-style-name="Visited_20_Internet_20_Link">.01</text:a> Any task required herein to be performed by the Board may by the Board's delegation be performed by the President. </text:p>
            </text:list-item>
            <text:list-item>
              <text:p text:style-name="P1"><text:bookmark text:name="f2016-d1e365"/><text:a xlink:type="simple" xlink:href="#f2016-d1e365" text:style-name="Internet_20_link" text:visited-style-name="Visited_20_Internet_20_Link">8</text:a><text:a xlink:type="simple" xlink:href="#f2016-d1e365" text:style-name="Internet_20_link" text:visited-style-name="Visited_20_Internet_20_Link">.02</text:a> Any task required herein to be performed by the President may be delegated by the President as he/she sees fit, and the President may prescribe conditions governing the exercise of any delegated task including the power of subdelegation. Any task required herein to be performed by the Vice-President (Academic), a Dean, or the University Librarian may be delegated under the same provisions that apply to the President. </text:p>
            </text:list-item>
            <text:list-item>
              <text:p text:style-name="P1"><text:bookmark text:name="f2016-d1e367"/><text:a xlink:type="simple" xlink:href="#f2016-d1e367" text:style-name="Internet_20_link" text:visited-style-name="Visited_20_Internet_20_Link">8</text:a><text:a xlink:type="simple" xlink:href="#f2016-d1e367" text:style-name="Internet_20_link" text:visited-style-name="Visited_20_Internet_20_Link">.03</text:a> Any task required herein to be performed by the President of the Association may be delegated by him/her as he/she sees fit, and he/she may prescribe conditions governing the exercise of any delegated task including the power of subdelegation. </text:p>
            </text:list-item>
            <text:list-item>
              <text:p text:style-name="P1"><text:bookmark text:name="f2016-d1e369"/><text:a xlink:type="simple" xlink:href="#f2016-d1e369" text:style-name="Internet_20_link" text:visited-style-name="Visited_20_Internet_20_Link">8</text:a><text:a xlink:type="simple" xlink:href="#f2016-d1e369" text:style-name="Internet_20_link" text:visited-style-name="Visited_20_Internet_20_Link">.04</text:a> Where a task required herein is delegated under the provisions of this Article, the force of the performance of that task shall be the same as if performed by the delegator, upon whom the results of the performance shall be binding. </text:p>
            </text:list-item>
            <text:list-item>
              <text:p text:style-name="P1"><text:bookmark text:name="f2016-d1e371"/><text:a xlink:type="simple" xlink:href="#f2016-d1e371" text:style-name="Internet_20_link" text:visited-style-name="Visited_20_Internet_20_Link">8</text:a><text:a xlink:type="simple" xlink:href="#f2016-d1e371" text:style-name="Internet_20_link" text:visited-style-name="Visited_20_Internet_20_Link">.05</text:a> The delegation of a task required herein shall be made known in writing to the Members affected. </text:p>
            </text:list-item>
          </text:list>
        </text:list-item>
        <text:list-item>
          <text:p text:style-name="P6"/>
          <text:list>
            <text:list-item>
              <text:h text:style-name="P8" text:outline-level="2"><text:bookmark text:name="f2016-d1e373"/><text:a xlink:type="simple" xlink:href="#f2016-d1e373" text:style-name="Internet_20_link" text:visited-style-name="Visited_20_Internet_20_Link">Article 9</text:a><text:a xlink:type="simple" xlink:href="#f2016-d1e373" text:style-name="Internet_20_link" text:visited-style-name="Visited_20_Internet_20_Link">: Personal Files</text:a> </text:h>
            </text:list-item>
            <text:list-item>
              <text:p text:style-name="P1"><text:bookmark text:name="f2016-d1e376"/><text:a xlink:type="simple" xlink:href="#f2016-d1e376" text:style-name="Internet_20_link" text:visited-style-name="Visited_20_Internet_20_Link">9</text:a><text:a xlink:type="simple" xlink:href="#f2016-d1e376" text:style-name="Internet_20_link" text:visited-style-name="Visited_20_Internet_20_Link">.01</text:a> The appropriate Dean/University Librarian shall maintain a personal file on each Member for purposes defined by this Handbook. This file contains personal information relating to employment and educational history. </text:p>
            </text:list-item>
            <text:list-item>
              <text:p text:style-name="P1"><text:bookmark text:name="f2016-d1e378"/><text:a xlink:type="simple" xlink:href="#f2016-d1e378" text:style-name="Internet_20_link" text:visited-style-name="Visited_20_Internet_20_Link">9.02</text:a> Only materials relating to employment and educational history and which are relevant to Handbook purposes shall be entered into the file. </text:p>
            </text:list-item>
            <text:list-item>
              <text:p text:style-name="P1"><text:bookmark text:name="f2016-d1e380"/><text:a xlink:type="simple" xlink:href="#f2016-d1e380" text:style-name="Internet_20_link" text:visited-style-name="Visited_20_Internet_20_Link">9.03</text:a> The Member’s personal file shall not include records or testimony pursuant to:</text:p>
              <text:list>
                <text:list-item>
                  <text:p text:style-name="P1"><text:bookmark text:name="f2016-d1e383"/><text:a xlink:type="simple" xlink:href="#f2016-d1e383" text:style-name="Internet_20_link" text:visited-style-name="Visited_20_Internet_20_Link">9.03.1</text:a> the Employee Assistance Program </text:p>
                </text:list-item>
                <text:list-item>
                  <text:p text:style-name="P1"><text:bookmark text:name="f2016-d1e385"/><text:a xlink:type="simple" xlink:href="#f2016-d1e385" text:style-name="Internet_20_link" text:visited-style-name="Visited_20_Internet_20_Link">9.03.2</text:a> any confidential mediation process </text:p>
                </text:list-item>
              </text:list>
            </text:list-item>
            <text:list-item>
              <text:p text:style-name="P1"><text:bookmark text:name="f2016-d1e387"/><text:a xlink:type="simple" xlink:href="#f2016-d1e387" text:style-name="Internet_20_link" text:visited-style-name="Visited_20_Internet_20_Link">9.04</text:a> All materials considered by a personnel committee regarding a Member and all materials forming the basis of a disciplinary decision regarding a Member shall have been entered in that Member’s personal file. </text:p>
            </text:list-item>
            <text:list-item>
              <text:p text:style-name="P1"><text:bookmark text:name="f2016-d1e3891"/><text:a xlink:type="simple" xlink:href="#f2016-d1e389" text:style-name="Internet_20_link" text:visited-style-name="Visited_20_Internet_20_Link">9.05</text:a> <text:bookmark text:name="f2016-d1e389"/>Confidential Letters of Reference </text:p>
              <text:list>
                <text:list-item>
                  <text:p text:style-name="P1"><text:bookmark text:name="f2016-d1e392"/><text:a xlink:type="simple" xlink:href="#f2016-d1e392" text:style-name="Internet_20_link" text:visited-style-name="Visited_20_Internet_20_Link">9.05.1</text:a> A Member's personal file shall include all confidential letters of reference pertaining to that Member. </text:p>
                </text:list-item>
                <text:list-item>
                  <text:p text:style-name="P1"><text:bookmark text:name="f2016-d1e394"/><text:a xlink:type="simple" xlink:href="#f2016-d1e394" text:style-name="Internet_20_link" text:visited-style-name="Visited_20_Internet_20_Link">9.05.2</text:a> Unless otherwise designated by the author, all letters containing assessments of a Member's performance shall be deemed confidential. All confidential letters of reference shall be signed and dated by their authors; letters which are not signed and dated shall not enter a Member's personal file. </text:p>
                </text:list-item>
                <text:list-item>
                  <text:p text:style-name="P2"><text:bookmark text:name="f2016-d1e396"/><text:a xlink:type="simple" xlink:href="#f2016-d1e396" text:style-name="Internet_20_link" text:visited-style-name="Visited_20_Internet_20_Link">9.05.3</text:a> When the President or Dean/University Librarian requests a confidential letter of reference, he/she shall inform the person requested of the provisions of this Article respecting disclosure of confidential information. Before confidential information is disclosed concerning letters of reference which have not been solicited by the President or Dean/University Librarian, he/she shall inform the author of the provisions of this Article. If <text:soft-page-break/>the author requests in writing, or if the author does not respond, the unsolicited letter shall be destroyed or returned, whichever is more appropriate. Letters of assessment submitted by a Member for inclusion on his/her personal file shall be dealt with according to the provisions of Article 9.06.</text:p>
                </text:list-item>
                <text:list-item>
                  <text:p text:style-name="P2">A Member shall, upon written request, be given by the President or Dean/University Librarian the names of authors of the confidential letters of reference in his/her personal file, and/or a fair summary of the contents of those letters, except where fewer than three letters are involved, in which case only the fair summary shall be provided. In this context a fair summary may include quotations from or non-holographic reproduction of the letter itself. The President or Dean/University Librarian shall attempt to preserve confidentiality; however, the requirement of a fair summary shall take precedence over the need for confidentiality where there is a clear conflict between the two principles. The decision of the President or Dean/University Librarian respecting a fair summary and the manner of preservation of confidentiality shall be subject to interpretation in each instance if requested by the Member. The procedure for interpretation shall be as provided in Article 1, except that the purpose of interpretation shall be to determine whether the nature and extent of confidential information disclosed satisfies the criterion of a fair summary.</text:p>
                </text:list-item>
                <text:list-item>
                  <text:p text:style-name="P2">Any hearing committee as in Articles 24 and 25, or an arbitrator as in Articles 22 and 25, shall have the right to decide on questions of fair summary, as provided in Article 9.05.3.</text:p>
                </text:list-item>
              </text:list>
            </text:list-item>
            <text:list-item>
              <text:p text:style-name="P2"><text:bookmark text:name="f2016-d1e4021"/><text:a xlink:type="simple" xlink:href="#f2016-d1e402" text:style-name="Internet_20_link" text:visited-style-name="Visited_20_Internet_20_Link">9.06</text:a> <text:bookmark text:name="f2016-d1e402"/>Materials Other Than Confidential Letters of Reference </text:p>
            </text:list-item>
            <text:list-item>
              <text:p text:style-name="P2">Materials other than confidential letters of reference may be placed on a Member's personal file only if they are signed and dated by the author and/or institutional source. The Member shall be informed within ten (10) working days that materials have been placed in his/her personal file. Materials not signed and dated shall enter a Member's personal file only with that Member's written authorization in each specific instance. Electronic mail is considered material that is not signed.</text:p>
            </text:list-item>
            <text:list-item>
              <text:p text:style-name="P2"><text:bookmark text:name="f2016-d1e4061"/><text:a xlink:type="simple" xlink:href="#f2016-d1e406" text:style-name="Internet_20_link" text:visited-style-name="Visited_20_Internet_20_Link">9.07</text:a> <text:bookmark text:name="f2016-d1e406"/>Materials Obtained Pursuant to the Evaluation of Teaching </text:p>
            </text:list-item>
            <text:list-item>
              <text:p text:style-name="P2">Materials obtained pursuant to a policy on teaching evaluation established according to the provisions of Article 12.02 shall be dealt with according to Article 9.05 where individually written assessments of teaching are included, and according to Article 9.06 where other forms of assessment are included, including materials from students. Procedures shall be used that ensure the identity of the student respondent is protected to the maximum extent permitted by law.</text:p>
            </text:list-item>
            <text:list-item>
              <text:p text:style-name="P1"><text:bookmark text:name="f2016-d1e410"/><text:a xlink:type="simple" xlink:href="#f2016-d1e410" text:style-name="Internet_20_link" text:visited-style-name="Visited_20_Internet_20_Link">9.08</text:a> Copies of documents in a Member’s personal file may be made only for Handbook purposes and such copies must be destroyed when the purpose is met. </text:p>
            </text:list-item>
            <text:list-item>
              <text:p text:style-name="P1"><text:bookmark text:name="f2016-d1e4121"/><text:a xlink:type="simple" xlink:href="#f2016-d1e412" text:style-name="Internet_20_link" text:visited-style-name="Visited_20_Internet_20_Link">9.09</text:a> <text:bookmark text:name="f2016-d1e412"/>Inspection and Comment by a Member </text:p>
              <text:list>
                <text:list-item>
                  <text:p text:style-name="P1"><text:bookmark text:name="f2016-d1e415"/><text:a xlink:type="simple" xlink:href="#f2016-d1e415" text:style-name="Internet_20_link" text:visited-style-name="Visited_20_Internet_20_Link">9.09.1</text:a> A Member shall have the right, with reasonable notice in writing, to inspect the contents of his/her personal file, except for confidential letters of reference. The Member shall not remove his/her personal file or any part of it. Upon written request, the Member shall be able to obtain copies of the materials which he/she has the right to inspect. </text:p>
                </text:list-item>
                <text:list-item>
                  <text:p text:style-name="P1"><text:bookmark text:name="f2016-d1e417"/><text:a xlink:type="simple" xlink:href="#f2016-d1e417" text:style-name="Internet_20_link" text:visited-style-name="Visited_20_Internet_20_Link">9.09.2</text:a> A Member shall have the right to have included in his/her personal file his/her written comments upon the accuracy and/or meaning of any of the contents of that file, and to add materials to the file. </text:p>
                </text:list-item>
              </text:list>
            </text:list-item>
            <text:list-item>
              <text:p text:style-name="P1"><text:bookmark text:name="f2016-d1e4191"/><text:a xlink:type="simple" xlink:href="#f2016-d1e419" text:style-name="Internet_20_link" text:visited-style-name="Visited_20_Internet_20_Link">9.10</text:a> <text:bookmark text:name="f2016-d1e419"/>Removal of Materials from a File </text:p>
              <text:list>
                <text:list-item>
                  <text:p text:style-name="P1"><text:bookmark text:name="f2016-d1e422"/><text:a xlink:type="simple" xlink:href="#f2016-d1e422" text:style-name="Internet_20_link" text:visited-style-name="Visited_20_Internet_20_Link">9.10.1</text:a> Either the Member or the President or the Dean/University Librarian shall have the right to request in writing the removal of materials included in the Member's personal file on the ground that the materials do not constitute fair and/or relevant comment on the Member's <text:soft-page-break/>performance. </text:p>
                </text:list-item>
                <text:list-item>
                  <text:p text:style-name="P1"><text:bookmark text:name="f2016-d1e424"/><text:a xlink:type="simple" xlink:href="#f2016-d1e424" text:style-name="Internet_20_link" text:visited-style-name="Visited_20_Internet_20_Link">9.10.2</text:a> If the President or Dean/University Librarian and the Member agree, then the material shall be removed and destroyed or returned, whichever is more appropriate. If the President or Dean/University Librarian do not agree, the question of fair and/or relevant comment shall be submitted to interpretation in each instance. The procedure for interpretation shall be as provided in Article 1, except that the purpose of interpretation shall be to determine whether the nature and content of the material satisfies the criterion(ia) of fair and/or relevant comment. </text:p>
                </text:list-item>
              </text:list>
            </text:list-item>
            <text:list-item>
              <text:p text:style-name="P2"><text:bookmark text:name="f2016-d1e426"/><text:a xlink:type="simple" xlink:href="#f2016-d1e426" text:style-name="Internet_20_link" text:visited-style-name="Visited_20_Internet_20_Link">9.11</text:a> Information contained in a personal file shall be made available to persons who require access to perform their duties as specified by an Article of this Handbook. In the conduct of their duties, Senior Academic Administrators shall have access to the files at all times.</text:p>
            </text:list-item>
            <text:list-item>
              <text:p text:style-name="P2">A Senior Academic Administrator may seek internal or external advice about items in a Member’s personal file provided that the identity of the Member is not revealed. Otherwise, the information shall be made available only as authorized in writing by the Member, or as required by law.</text:p>
            </text:list-item>
            <text:list-item>
              <text:p text:style-name="P1"><text:bookmark text:name="f2016-d1e431"/><text:a xlink:type="simple" xlink:href="#f2016-d1e431" text:style-name="Internet_20_link" text:visited-style-name="Visited_20_Internet_20_Link">9.12</text:a> A Member shall maintain a curriculum vitae in his/her personal file; it shall be updated annually. </text:p>
            </text:list-item>
          </text:list>
        </text:list-item>
        <text:list-item>
          <text:p text:style-name="P6"/>
          <text:list>
            <text:list-item>
              <text:h text:style-name="P8" text:outline-level="2"><text:bookmark text:name="f2016-d1e433"/><text:a xlink:type="simple" xlink:href="#f2016-d1e433" text:style-name="Internet_20_link" text:visited-style-name="Visited_20_Internet_20_Link">Article 10: Courses Taught in Addition to Assigned Teaching Duties, including Summer Session Courses</text:a> </text:h>
            </text:list-item>
          </text:list>
        </text:list-item>
        <text:list-item>
          <text:p text:style-name="P2">For course(s) taught over and above a Member’s assigned teaching duties, including those taught during Summer Session:</text:p>
          <text:list>
            <text:list-item>
              <text:p text:style-name="P1"><text:bookmark text:name="f2016-d1e438"/><text:a xlink:type="simple" xlink:href="#f2016-d1e438" text:style-name="Internet_20_link" text:visited-style-name="Visited_20_Internet_20_Link">10.01</text:a> The Member will receive the stipend specified in Schedule A.03. The Schedule A.03 stipend for a course less than a semester course shall be calculated on a pro rata basis. </text:p>
            </text:list-item>
            <text:list-item>
              <text:p text:style-name="P1"><text:bookmark text:name="f2016-d1e440"/><text:a xlink:type="simple" xlink:href="#f2016-d1e440" text:style-name="Internet_20_link" text:visited-style-name="Visited_20_Internet_20_Link">10.02</text:a> In the event that a course under this Article is cancelled thirty (30) working days or fewer from the scheduled commencement of the course, the Member shall receive the partial stipend specified in Schedule A.03 to recognize the preparation time of the Member. </text:p>
              <text:list>
                <text:list-item>
                  <text:p text:style-name="P1"/>
                </text:list-item>
              </text:list>
            </text:list-item>
            <text:list-item>
              <text:h text:style-name="P8" text:outline-level="2"><text:bookmark text:name="f2016-d1e442"/><text:a xlink:type="simple" xlink:href="#f2016-d1e442" text:style-name="Internet_20_link" text:visited-style-name="Visited_20_Internet_20_Link">Article 11: Rights and Responsibilities</text:a> </text:h>
            </text:list-item>
            <text:list-item>
              <text:p text:style-name="P1"><text:bookmark text:name="f2016-d1e4451"/><text:a xlink:type="simple" xlink:href="#f2016-d1e445" text:style-name="Internet_20_link" text:visited-style-name="Visited_20_Internet_20_Link">11.01</text:a> <text:bookmark text:name="f2016-d1e445"/>Academic Freedom </text:p>
              <text:list>
                <text:list-item>
                  <text:p text:style-name="P1"><text:bookmark text:name="f2016-d1e448"/><text:a xlink:type="simple" xlink:href="#f2016-d1e448" text:style-name="Internet_20_link" text:visited-style-name="Visited_20_Internet_20_Link">11.01.1</text:a> The Board and Association recognize the need to protect academic freedom. Academic freedom is generally understood as the right to teach, engage in scholarly activity, and perform service without interference and without jeopardizing employment. This freedom is central to the University’s mission and purpose and entails the right to participate in public life, to criticize University or other administrations, to champion unpopular positions, to engage in frank discussion of controversial matters, and to raise questions and challenges which may be viewed as counter to the beliefs of society. </text:p>
                </text:list-item>
                <text:list-item>
                  <text:p text:style-name="P1"><text:bookmark text:name="f2016-d1e450"/><text:a xlink:type="simple" xlink:href="#f2016-d1e450" text:style-name="Internet_20_link" text:visited-style-name="Visited_20_Internet_20_Link">11.01.2</text:a> Academic freedom carries with it the duty to use that freedom in a manner consistent with the scholarly obligation to base teaching, scholarly activity and service in an honest and careful search for knowledge. </text:p>
                </text:list-item>
                <text:list-item>
                  <text:p text:style-name="P1"><text:bookmark text:name="f2016-d1e452"/><text:a xlink:type="simple" xlink:href="#f2016-d1e452" text:style-name="Internet_20_link" text:visited-style-name="Visited_20_Internet_20_Link">11.01.3</text:a> Members shall respect the academic freedom of others despite differences of opinion. </text:p>
                </text:list-item>
                <text:list-item>
                  <text:p text:style-name="P1"><text:bookmark text:name="f2016-d1e454"/><text:a xlink:type="simple" xlink:href="#f2016-d1e454" text:style-name="Internet_20_link" text:visited-style-name="Visited_20_Internet_20_Link">11.01.4</text:a> Academic freedom does not diminish the obligation of Members to fulfill their duties and responsibilities as defined within this Handbook. </text:p>
                </text:list-item>
                <text:list-item>
                  <text:p text:style-name="P1"><text:bookmark text:name="f2016-d1e456"/><text:a xlink:type="simple" xlink:href="#f2016-d1e456" text:style-name="Internet_20_link" text:visited-style-name="Visited_20_Internet_20_Link">11.01.5</text:a> The Board and the Association recognize their respective responsibilities to defend academic freedom as specified in this Article. These responsibilities may include, but are not <text:soft-page-break/>limited to, providing legal support to Members in matters that arise from the exercise of academic freedom in accord with Article 11.01, educating Members on the rights and responsibilities related to academic freedom, and promoting academic freedom. </text:p>
                </text:list-item>
              </text:list>
            </text:list-item>
            <text:list-item>
              <text:p text:style-name="P1"><text:bookmark text:name="f2016-d1e4581"/><text:a xlink:type="simple" xlink:href="#f2016-d1e458" text:style-name="Internet_20_link" text:visited-style-name="Visited_20_Internet_20_Link">11.02</text:a> <text:bookmark text:name="f2016-d1e458"/>General Rights and Responsibilities </text:p>
              <text:list>
                <text:list-item>
                  <text:p text:style-name="P1"><text:bookmark text:name="f2016-d1e461"/><text:a xlink:type="simple" xlink:href="#f2016-d1e461" text:style-name="Internet_20_link" text:visited-style-name="Visited_20_Internet_20_Link">11.02.1</text:a> The Board recognizes a duty to provide, and Members have the right to, a safe workplace free from unfair discrimination, harassment, or abuse of authority and to provide facilities and support services consistent with a Member’s duties and responsibilities as identified in this Handbook. </text:p>
                </text:list-item>
                <text:list-item>
                  <text:p text:style-name="P1"><text:bookmark text:name="f2016-d1e463"/><text:a xlink:type="simple" xlink:href="#f2016-d1e463" text:style-name="Internet_20_link" text:visited-style-name="Visited_20_Internet_20_Link">11.02.2</text:a> Procedures for the resolution of complaints regarding Article 11.02.1 shall be without recrimination or retribution unless the complaints are frivolous or vexatious.</text:p>
                  <text:list>
                    <text:list-item>
                      <text:p text:style-name="P1"><text:bookmark text:name="f2016-d1e466"/><text:a xlink:type="simple" xlink:href="#f2016-d1e466" text:style-name="Internet_20_link" text:visited-style-name="Visited_20_Internet_20_Link">11.02</text:a><text:a xlink:type="simple" xlink:href="#f2016-d1e466" text:style-name="Internet_20_link" text:visited-style-name="Visited_20_Internet_20_Link">.2.A</text:a> Complaints about a Member pursuant to this article shall be addressed to the Member, unless the complainant has good reason to fear personal harm or offense. If so, or if the complainant is dissatisfied with the response, the complaint shall be addressed to the Member’s Dean/University Librarian. </text:p>
                    </text:list-item>
                    <text:list-item>
                      <text:p text:style-name="P1"><text:bookmark text:name="f2016-d1e468"/><text:a xlink:type="simple" xlink:href="#f2016-d1e468" text:style-name="Internet_20_link" text:visited-style-name="Visited_20_Internet_20_Link">11.02</text:a><text:a xlink:type="simple" xlink:href="#f2016-d1e468" text:style-name="Internet_20_link" text:visited-style-name="Visited_20_Internet_20_Link">.2.B</text:a> If the Dean/University Librarian cannot hear, receive or act on the complaint(s) in a reasonable time, or should not hear or receive the complaint(s) for reasons of a reasonable apprehension of bias, the complaint(s) shall be referred to that person among the remaining Deans/University Librarian with the most decanal service at the University, and this person shall be deemed to be the appropriate Dean/University Librarian in accordance with Article 9. If necessary, the Office of the Vice-President (Academic) shall direct the complaint to the appropriate Dean/University Librarian. The Member shall be informed of the complaint immediately upon its inclusion in the Member’s Personal File. </text:p>
                    </text:list-item>
                  </text:list>
                </text:list-item>
                <text:list-item>
                  <text:p text:style-name="P1"><text:bookmark text:name="f2016-d1e470"/><text:a xlink:type="simple" xlink:href="#f2016-d1e470" text:style-name="Internet_20_link" text:visited-style-name="Visited_20_Internet_20_Link">11.02.3</text:a> The Board and the Association shall make efforts to promote and preserve good will among all Members of the University community. </text:p>
                </text:list-item>
              </text:list>
            </text:list-item>
            <text:list-item>
              <text:p text:style-name="P1"><text:bookmark text:name="f2016-d1e4721"/><text:a xlink:type="simple" xlink:href="#f2016-d1e472" text:style-name="Internet_20_link" text:visited-style-name="Visited_20_Internet_20_Link">11.03</text:a> <text:bookmark text:name="f2016-d1e472"/>Rights of Members </text:p>
              <text:list>
                <text:list-item>
                  <text:p text:style-name="P1"><text:bookmark text:name="f2016-d1e4751"/><text:a xlink:type="simple" xlink:href="#f2016-d1e475" text:style-name="Internet_20_link" text:visited-style-name="Visited_20_Internet_20_Link">11.03</text:a><text:a xlink:type="simple" xlink:href="#f2016-d1e475" text:style-name="Internet_20_link" text:visited-style-name="Visited_20_Internet_20_Link">.1</text:a> <text:bookmark text:name="f2016-d1e475"/>Discrimination </text:p>
                  <text:list>
                    <text:list-item>
                      <text:p text:style-name="P1"><text:bookmark text:name="f2016-d1e478"/><text:a xlink:type="simple" xlink:href="#f2016-d1e478" text:style-name="Internet_20_link" text:visited-style-name="Visited_20_Internet_20_Link">11.03</text:a><text:a xlink:type="simple" xlink:href="#f2016-d1e478" text:style-name="Internet_20_link" text:visited-style-name="Visited_20_Internet_20_Link">.1.A</text:a> There shall be no unfair discrimination, interference, restriction or coercion practiced with respect to any Member in regard to any terms or conditions of employment by reason of age, race, colour, ethnicity, national origin, philosophical, political, or religious affiliation or belief, gender, sexual orientation, marital status, or physical disability. </text:p>
                    </text:list-item>
                    <text:list-item>
                      <text:p text:style-name="P1"><text:bookmark text:name="f2016-d1e480"/><text:a xlink:type="simple" xlink:href="#f2016-d1e480" text:style-name="Internet_20_link" text:visited-style-name="Visited_20_Internet_20_Link">11.03</text:a><text:a xlink:type="simple" xlink:href="#f2016-d1e480" text:style-name="Internet_20_link" text:visited-style-name="Visited_20_Internet_20_Link">.1.B</text:a> There shall be no unfair discrimination practiced with respect to any Member in regard to any terms or conditions of employment by reason of family relationships. However, no Member shall take part in formal discussions or vote with regard to the determination of the terms and conditions of employment of a member of his/her immediate family. </text:p>
                    </text:list-item>
                    <text:list-item>
                      <text:p text:style-name="P1"><text:bookmark text:name="f2016-d1e482"/><text:a xlink:type="simple" xlink:href="#f2016-d1e482" text:style-name="Internet_20_link" text:visited-style-name="Visited_20_Internet_20_Link">11.03</text:a><text:a xlink:type="simple" xlink:href="#f2016-d1e482" text:style-name="Internet_20_link" text:visited-style-name="Visited_20_Internet_20_Link">.1.C</text:a> The Board may conduct research to determine if unfair discrimination has occurred. </text:p>
                    </text:list-item>
                  </text:list>
                </text:list-item>
                <text:list-item>
                  <text:p text:style-name="P1"><text:bookmark text:name="f2016-d1e4841"/><text:a xlink:type="simple" xlink:href="#f2016-d1e484" text:style-name="Internet_20_link" text:visited-style-name="Visited_20_Internet_20_Link">11.03</text:a><text:a xlink:type="simple" xlink:href="#f2016-d1e484" text:style-name="Internet_20_link" text:visited-style-name="Visited_20_Internet_20_Link">.2</text:a> <text:bookmark text:name="f2016-d1e484"/>Participation and Accompaniment </text:p>
                  <text:list>
                    <text:list-item>
                      <text:p text:style-name="P1"><text:bookmark text:name="f2016-d1e487"/><text:a xlink:type="simple" xlink:href="#f2016-d1e487" text:style-name="Internet_20_link" text:visited-style-name="Visited_20_Internet_20_Link">11.03.2.A</text:a> Except as provided in Article 11.03.1, Members shall have the right to express opinions and to participate by means of their representatives in procedures provided by this Handbook, and in the selection of academic administrators. </text:p>
                    </text:list-item>
                    <text:list-item>
                      <text:p text:style-name="P1"><text:bookmark text:name="f2016-d1e489"/><text:a xlink:type="simple" xlink:href="#f2016-d1e489" text:style-name="Internet_20_link" text:visited-style-name="Visited_20_Internet_20_Link">11.03.2.B</text:a> Members have the right to be accompanied by another individual of the Member’s choosing in all procedures specified in this Handbook, provided that: </text:p>
                      <text:list>
                        <text:list-item>
                          <text:p text:style-name="P1"><text:bookmark text:name="f2016-d1e492"/><text:a xlink:type="simple" xlink:href="#f2016-d1e492" text:style-name="Internet_20_link" text:visited-style-name="Visited_20_Internet_20_Link">11.03.2.B.I</text:a> the individual is a Member of the Association; </text:p>
                        </text:list-item>
                        <text:list-item>
                          <text:p text:style-name="P1"><text:bookmark text:name="f2016-d1e494"/><text:a xlink:type="simple" xlink:href="#f2016-d1e494" text:style-name="Internet_20_link" text:visited-style-name="Visited_20_Internet_20_Link">11.03.2.B.II</text:a> the individual is not the President of the Association or the Chair of the Association’s Grievance Committee; and </text:p>
                        </text:list-item>
                        <text:list-item>
                          <text:p text:style-name="P1"><text:bookmark text:name="f2016-d1e496"/><text:a xlink:type="simple" xlink:href="#f2016-d1e496" text:style-name="Internet_20_link" text:visited-style-name="Visited_20_Internet_20_Link">11.03.2.B.III</text:a> the individual is not precluded by Article 11.05 from such an accompaniment role. In the case of a dispute, resolution shall be as provided for in Article 11.05.5 </text:p>
                        </text:list-item>
                      </text:list>
                    </text:list-item>
                    <text:list-item>
                      <text:p text:style-name="P1"><text:bookmark text:name="f2016-d1e498"/><text:a xlink:type="simple" xlink:href="#f2016-d1e498" text:style-name="Internet_20_link" text:visited-style-name="Visited_20_Internet_20_Link">11.03.2.C</text:a> The Member exerting his/her right under Article 11.03.2(b) has no obligation to justify the need to be accompanied by the Member of his/her choice of accompanying Member. </text:p>
                    </text:list-item>
                    <text:list-item>
                      <text:p text:style-name="P1"><text:bookmark text:name="f2016-d1e500"/><text:soft-page-break/><text:a xlink:type="simple" xlink:href="#f2016-d1e500" text:style-name="Internet_20_link" text:visited-style-name="Visited_20_Internet_20_Link">11.03.2.D</text:a> A Member may waive his/her right under Article 11.03.2(b). </text:p>
                    </text:list-item>
                  </text:list>
                </text:list-item>
                <text:list-item>
                  <text:p text:style-name="P2"><text:bookmark text:name="f2016-d1e5021"/><text:a xlink:type="simple" xlink:href="#f2016-d1e502" text:style-name="Internet_20_link" text:visited-style-name="Visited_20_Internet_20_Link">11.03</text:a><text:a xlink:type="simple" xlink:href="#f2016-d1e502" text:style-name="Internet_20_link" text:visited-style-name="Visited_20_Internet_20_Link">.3</text:a> <text:bookmark text:name="f2016-d1e502"/>Representation to the Board </text:p>
                </text:list-item>
                <text:list-item>
                  <text:p text:style-name="P2">A Member shall have the right to make written representation to the Board through the President.</text:p>
                </text:list-item>
                <text:list-item>
                  <text:p text:style-name="P2"><text:bookmark text:name="f2016-d1e5061"/><text:a xlink:type="simple" xlink:href="#f2016-d1e506" text:style-name="Internet_20_link" text:visited-style-name="Visited_20_Internet_20_Link">11.03</text:a><text:a xlink:type="simple" xlink:href="#f2016-d1e506" text:style-name="Internet_20_link" text:visited-style-name="Visited_20_Internet_20_Link">.4</text:a> <text:bookmark text:name="f2016-d1e506"/>Other Rights </text:p>
                </text:list-item>
                <text:list-item>
                  <text:p text:style-name="P2">Members have the right to:</text:p>
                  <text:list>
                    <text:list-item>
                      <text:p text:style-name="P1"><text:bookmark text:name="f2016-d1e511"/><text:a xlink:type="simple" xlink:href="#f2016-d1e511" text:style-name="Internet_20_link" text:visited-style-name="Visited_20_Internet_20_Link">11.03</text:a><text:a xlink:type="simple" xlink:href="#f2016-d1e511" text:style-name="Internet_20_link" text:visited-style-name="Visited_20_Internet_20_Link">.4.A</text:a> maintain order and safety in the classroom, lab or other teaching or research situation and to limit the access of persons who are abusive, disruptive or who otherwise violate the rights of Members, students, or other people authorized to be present. </text:p>
                    </text:list-item>
                    <text:list-item>
                      <text:p text:style-name="P1"><text:bookmark text:name="f2016-d1e513"/><text:a xlink:type="simple" xlink:href="#f2016-d1e513" text:style-name="Internet_20_link" text:visited-style-name="Visited_20_Internet_20_Link">11.03</text:a><text:a xlink:type="simple" xlink:href="#f2016-d1e513" text:style-name="Internet_20_link" text:visited-style-name="Visited_20_Internet_20_Link">.4.B</text:a> assistance of security personnel regarding the maintenance of such order, safety and limitations of access. </text:p>
                    </text:list-item>
                    <text:list-item>
                      <text:p text:style-name="P1"><text:bookmark text:name="f2016-d1e515"/><text:a xlink:type="simple" xlink:href="#f2016-d1e515" text:style-name="Internet_20_link" text:visited-style-name="Visited_20_Internet_20_Link">11.03</text:a><text:a xlink:type="simple" xlink:href="#f2016-d1e515" text:style-name="Internet_20_link" text:visited-style-name="Visited_20_Internet_20_Link">.4.C</text:a> rule on the use by students of recording devices in the classroom, laboratory, or analogous learning situation, subject to reasonable accommodation of student needs and recognizing that both the Board and the Members have an obligation to accommodate students with disabilities. </text:p>
                    </text:list-item>
                  </text:list>
                </text:list-item>
                <text:list-item>
                  <text:p text:style-name="P2"><text:bookmark text:name="f2016-d1e5171"/><text:a xlink:type="simple" xlink:href="#f2016-d1e517" text:style-name="Internet_20_link" text:visited-style-name="Visited_20_Internet_20_Link">11.03.5</text:a> <text:bookmark text:name="f2016-d1e517"/>Relationship to the Community </text:p>
                </text:list-item>
                <text:list-item>
                  <text:p text:style-name="P2">When addressing themselves to the community at large, Members retain the rights and responsibilities which flow from the concept of academic freedom.</text:p>
                </text:list-item>
              </text:list>
            </text:list-item>
            <text:list-item>
              <text:p text:style-name="P2"><text:bookmark text:name="f2016-d1e5211"/><text:a xlink:type="simple" xlink:href="#f2016-d1e521" text:style-name="Internet_20_link" text:visited-style-name="Visited_20_Internet_20_Link">11.04</text:a> <text:bookmark text:name="f2016-d1e521"/>Responsibility of Members </text:p>
            </text:list-item>
            <text:list-item>
              <text:p text:style-name="P2">Members shall act fairly towards students, other Members, and administrators while acting as teachers, colleagues or administrators. There shall be equitable treatment, no unfair or irrelevant discrimination, objective assessment of performance, due respect for opposing ideas, due acknowledgement of intellectual indebtedness, due respect for privacy and confidentiality, and compliance with this Handbook. Members shall execute their duties in a manner consistent with reasonable, professional expectations, and within the constraints imposed by all legal requirements including this Handbook.</text:p>
              <text:list>
                <text:list-item>
                  <text:p text:style-name="P2"><text:bookmark text:name="f2016-d1e5261"/><text:a xlink:type="simple" xlink:href="#f2016-d1e526" text:style-name="Internet_20_link" text:visited-style-name="Visited_20_Internet_20_Link">11.04</text:a><text:a xlink:type="simple" xlink:href="#f2016-d1e526" text:style-name="Internet_20_link" text:visited-style-name="Visited_20_Internet_20_Link">.1</text:a> <text:bookmark text:name="f2016-d1e526"/>Responsibilities of Members as Teachers </text:p>
                </text:list-item>
                <text:list-item>
                  <text:p text:style-name="P2">Members shall have the following responsibilities as teachers:</text:p>
                  <text:list>
                    <text:list-item>
                      <text:p text:style-name="P1"><text:bookmark text:name="f2016-d1e531"/><text:a xlink:type="simple" xlink:href="#f2016-d1e531" text:style-name="Internet_20_link" text:visited-style-name="Visited_20_Internet_20_Link">11.04</text:a><text:a xlink:type="simple" xlink:href="#f2016-d1e531" text:style-name="Internet_20_link" text:visited-style-name="Visited_20_Internet_20_Link">.1.A</text:a> Members shall maintain a scholarly competence and pedagogic effectiveness. </text:p>
                    </text:list-item>
                    <text:list-item>
                      <text:p text:style-name="P1"><text:bookmark text:name="f2016-d1e533"/><text:a xlink:type="simple" xlink:href="#f2016-d1e533" text:style-name="Internet_20_link" text:visited-style-name="Visited_20_Internet_20_Link">11.04</text:a><text:a xlink:type="simple" xlink:href="#f2016-d1e533" text:style-name="Internet_20_link" text:visited-style-name="Visited_20_Internet_20_Link">.1.B</text:a> Members shall discharge their instructional responsibilities in accordance with procedures established pursuant to the provisions of the Post-Secondary Learning Act. </text:p>
                    </text:list-item>
                    <text:list-item>
                      <text:p text:style-name="P1"><text:bookmark text:name="f2016-d1e535"/><text:a xlink:type="simple" xlink:href="#f2016-d1e535" text:style-name="Internet_20_link" text:visited-style-name="Visited_20_Internet_20_Link">11.04</text:a><text:a xlink:type="simple" xlink:href="#f2016-d1e535" text:style-name="Internet_20_link" text:visited-style-name="Visited_20_Internet_20_Link">.1.C</text:a> Members who provide instruction shall comply with procedures established pursuant to the provisions of the Post-Secondary Learning Act for reporting the grades of their students. Where such grades are reviewed by Department, Faculty or University committees, Members should be available for the duration of the committee's work if so required by the committee. </text:p>
                    </text:list-item>
                    <text:list-item>
                      <text:p text:style-name="P1"><text:bookmark text:name="f2016-d1e537"/><text:a xlink:type="simple" xlink:href="#f2016-d1e537" text:style-name="Internet_20_link" text:visited-style-name="Visited_20_Internet_20_Link">11.04</text:a><text:a xlink:type="simple" xlink:href="#f2016-d1e537" text:style-name="Internet_20_link" text:visited-style-name="Visited_20_Internet_20_Link">.1.D</text:a> Members shall not cancel or terminate scheduled instruction except for good reason and shall give their students notice of such cancellation together with notice of any alternative instruction or rescheduling of the cancelled instruction. </text:p>
                    </text:list-item>
                    <text:list-item>
                      <text:p text:style-name="P1"><text:bookmark text:name="f2016-d1e539"/><text:a xlink:type="simple" xlink:href="#f2016-d1e539" text:style-name="Internet_20_link" text:visited-style-name="Visited_20_Internet_20_Link">11.04.1.E</text:a> Members shall be reasonably available for out of class discussions with students. Students shall have equal opportunity for such discussions. </text:p>
                    </text:list-item>
                    <text:list-item>
                      <text:p text:style-name="P1"><text:bookmark text:name="f2016-d1e541"/><text:a xlink:type="simple" xlink:href="#f2016-d1e541" text:style-name="Internet_20_link" text:visited-style-name="Visited_20_Internet_20_Link">11.04.1.F</text:a> Members shall treat students fairly in class and shall reasonably accommodate individual instructional needs. </text:p>
                    </text:list-item>
                    <text:list-item>
                      <text:p text:style-name="P1"><text:bookmark text:name="f2016-d1e543"/><text:soft-page-break/><text:a xlink:type="simple" xlink:href="#f2016-d1e543" text:style-name="Internet_20_link" text:visited-style-name="Visited_20_Internet_20_Link">11.04.1.G</text:a> Members shall not accept pay for tutoring a student in any subjects in which the Member is responsible for giving classroom instruction to that student, but may recommend tutors who may do so provided that no benefit, direct or indirect, accrues to the Member for that referral. </text:p>
                    </text:list-item>
                    <text:list-item>
                      <text:p text:style-name="P1"><text:bookmark text:name="f2016-d1e545"/><text:a xlink:type="simple" xlink:href="#f2016-d1e545" text:style-name="Internet_20_link" text:visited-style-name="Visited_20_Internet_20_Link">11.04.1.H</text:a> A Member shall not require students to provide any services to the Member outside a formal, employer/employee relationship. Any employer/employee relationship entered into by a Member shall be reported by the Member to his/her Dean/University Librarian. </text:p>
                    </text:list-item>
                    <text:list-item>
                      <text:p text:style-name="P2"><text:bookmark text:name="f2016-d1e547"/><text:a xlink:type="simple" xlink:href="#f2016-d1e547" text:style-name="Internet_20_link" text:visited-style-name="Visited_20_Internet_20_Link">11.04.1.I</text:a> A personal, intimate relationship is one where there exists reasonable apprehension of bias between a Member and a student, and which may be perceived as conferring upon one of them an unfair advantage or subject one of them to an unfair disadvantage. Such relationships may therefore be perceived as a conflict of interest with respect to any evaluative and/or supervisory relationship between the Member and the student.</text:p>
                    </text:list-item>
                    <text:list-item>
                      <text:p text:style-name="P2">A Member who is involved in a personal, intimate relationship with a student with whom the Member will likely have a supervisory and/or evaluative relationship must disclose this personal, intimate relationship in writing to the Member’s Dean/University Librarian prior to the commencement of any supervisory or evaluative relationship between the Member and the student.</text:p>
                    </text:list-item>
                    <text:list-item>
                      <text:p text:style-name="P2">A member who becomes involved in a personal, intimate relationship with a student with whom the Member has a supervisory and/or evaluative relationship has an obligation to disclose this personal, intimate relationship in writing to the Member’s Dean/University Librarian.</text:p>
                    </text:list-item>
                    <text:list-item>
                      <text:p text:style-name="P2">The Dean/University Librarian shall take the necessary action to ensure that any such supervision and/or evaluation is performed in a fair and reasonable manner.</text:p>
                    </text:list-item>
                  </text:list>
                </text:list-item>
                <text:list-item>
                  <text:p text:style-name="P2"><text:bookmark text:name="f2016-d1e5551"/><text:a xlink:type="simple" xlink:href="#f2016-d1e555" text:style-name="Internet_20_link" text:visited-style-name="Visited_20_Internet_20_Link">11.04.2</text:a> <text:bookmark text:name="f2016-d1e555"/>Responsibilities as Scholars </text:p>
                </text:list-item>
                <text:list-item>
                  <text:p text:style-name="P2">Faculty Members shall have the following responsibilities as scholars:</text:p>
                  <text:list>
                    <text:list-item>
                      <text:p text:style-name="P1"><text:bookmark text:name="f2016-d1e560"/><text:a xlink:type="simple" xlink:href="#f2016-d1e560" text:style-name="Internet_20_link" text:visited-style-name="Visited_20_Internet_20_Link">11.04.2.A</text:a> All scholarly activity conducted by Faculty Members within the University shall have as its primary objectives:</text:p>
                      <text:list>
                        <text:list-item>
                          <text:p text:style-name="P1"><text:bookmark text:name="f2016-d1e563"/><text:a xlink:type="simple" xlink:href="#f2016-d1e563" text:style-name="Internet_20_link" text:visited-style-name="Visited_20_Internet_20_Link">11.04.2.A.I</text:a> increasing of knowledge and understanding; and </text:p>
                        </text:list-item>
                        <text:list-item>
                          <text:p text:style-name="P1"><text:bookmark text:name="f2016-d1e565"/><text:a xlink:type="simple" xlink:href="#f2016-d1e565" text:style-name="Internet_20_link" text:visited-style-name="Visited_20_Internet_20_Link">11.04.2.A.II</text:a> improving their scholarly competence as teachers, including the keeping abreast of recent developments in their disciplines. </text:p>
                        </text:list-item>
                      </text:list>
                    </text:list-item>
                    <text:list-item>
                      <text:p text:style-name="P1"><text:bookmark text:name="f2016-d1e567"/><text:a xlink:type="simple" xlink:href="#f2016-d1e567" text:style-name="Internet_20_link" text:visited-style-name="Visited_20_Internet_20_Link">11.04.2.B</text:a> Faculty Members are expected to engage in research, scholarly or creative work, to show scholarly integrity therein, and to endeavour to disseminate the results of their scholarship or exhibit the results of their creative work. Gross misconduct in academic research means:</text:p>
                      <text:list>
                        <text:list-item>
                          <text:p text:style-name="P1"><text:bookmark text:name="f2016-d1e570"/><text:a xlink:type="simple" xlink:href="#f2016-d1e570" text:style-name="Internet_20_link" text:visited-style-name="Visited_20_Internet_20_Link">11.04.2.B.I</text:a> fabrication, falsification, or plagiarism, but not factors intrinsic to the process of academic research, such as honest error, conflicting data or differences in interpretation or assessment of data, or of experimental design; </text:p>
                        </text:list-item>
                        <text:list-item>
                          <text:p text:style-name="P1"><text:bookmark text:name="f2016-d1e572"/><text:a xlink:type="simple" xlink:href="#f2016-d1e572" text:style-name="Internet_20_link" text:visited-style-name="Visited_20_Internet_20_Link">11.04.2.B.II</text:a> significant failure to comply with relevant federal or provincial statutes or regulations; or national or international standards for the protection of researchers, human subjects, or the health and safety of the public, or for the welfare of laboratory animals; or significant failure to meet other legal requirements that relate to the conduct of research; </text:p>
                        </text:list-item>
                        <text:list-item>
                          <text:p text:style-name="P1"><text:bookmark text:name="f2016-d1e574"/><text:a xlink:type="simple" xlink:href="#f2016-d1e574" text:style-name="Internet_20_link" text:visited-style-name="Visited_20_Internet_20_Link">11.04.2.B.III</text:a> failure to reveal any relevant and substantial conflict of interest to the agencies funding the Member’s University research, to those who commission such research, to an editor or to an agency requesting the Member to undertake reviews of <text:soft-page-break/>research grant applications or manuscripts for publication, or to an agency requesting the Member to test products for sale or distribution to the public; or </text:p>
                        </text:list-item>
                        <text:list-item>
                          <text:p text:style-name="P1"><text:bookmark text:name="f2016-d1e576"/><text:a xlink:type="simple" xlink:href="#f2016-d1e576" text:style-name="Internet_20_link" text:visited-style-name="Visited_20_Internet_20_Link">11.04.2.B.IV</text:a> failure to reveal to the University any material financial interest in a company that contracts with the University to supply goods or services directly pertaining to the Member’s University research. Material financial interest includes ownership, substantial stock holding, a directorship, substantial honoraria or consulting fees, but does not include routine stock holding in a large publicly traded company. </text:p>
                        </text:list-item>
                      </text:list>
                    </text:list-item>
                    <text:list-item>
                      <text:p text:style-name="P1"><text:bookmark text:name="f2016-d1e578"/><text:a xlink:type="simple" xlink:href="#f2016-d1e578" text:style-name="Internet_20_link" text:visited-style-name="Visited_20_Internet_20_Link">11.04.2.C</text:a> Faculty Members shall indicate their affiliation with the University and their reliance on the work and assistance of others, if any, in their published works. </text:p>
                    </text:list-item>
                  </text:list>
                </text:list-item>
                <text:list-item>
                  <text:p text:style-name="P2"><text:bookmark text:name="f2016-d1e5801"/><text:a xlink:type="simple" xlink:href="#f2016-d1e580" text:style-name="Internet_20_link" text:visited-style-name="Visited_20_Internet_20_Link">11.04.3</text:a> <text:bookmark text:name="f2016-d1e580"/>Responsibilities in Administrative and Committee Work </text:p>
                </text:list-item>
                <text:list-item>
                  <text:p text:style-name="P2">Faculty Members shall have the following responsibilities in administrative and committee work:</text:p>
                </text:list-item>
                <text:list-item>
                  <text:p text:style-name="P2">Consistent with their primary teaching and research responsibilities, Faculty Members shall be active members of their Departments, and Faculty Councils, and are expected, when called upon, to participate to a reasonable extent in other bodies dealing with University governance.</text:p>
                </text:list-item>
              </text:list>
            </text:list-item>
            <text:list-item>
              <text:p text:style-name="P1"><text:bookmark text:name="f2016-d1e5861"/><text:a xlink:type="simple" xlink:href="#f2016-d1e586" text:style-name="Internet_20_link" text:visited-style-name="Visited_20_Internet_20_Link">11.05</text:a> <text:bookmark text:name="f2016-d1e586"/>Conflict of Interest and/or Commitment </text:p>
              <text:list>
                <text:list-item>
                  <text:p text:style-name="P1"><text:bookmark text:name="f2016-d1e589"/><text:a xlink:type="simple" xlink:href="#f2016-d1e589" text:style-name="Internet_20_link" text:visited-style-name="Visited_20_Internet_20_Link">11.05.1</text:a> Members are expected to avoid actual or potential conflicts of interest and/or commitment as defined in this Handbook. </text:p>
                </text:list-item>
                <text:list-item>
                  <text:p text:style-name="P1"><text:bookmark text:name="f2016-d1e591"/><text:a xlink:type="simple" xlink:href="#f2016-d1e591" text:style-name="Internet_20_link" text:visited-style-name="Visited_20_Internet_20_Link">11.05.2</text:a> No Member shall knowingly participate in any decision making process that directly and preferentially benefits the Member or any individual with whom the Member has an immediate family, financial, personal or business relationship. </text:p>
                </text:list-item>
                <text:list-item>
                  <text:p text:style-name="P1"><text:bookmark text:name="f2016-d1e593"/><text:a xlink:type="simple" xlink:href="#f2016-d1e593" text:style-name="Internet_20_link" text:visited-style-name="Visited_20_Internet_20_Link">11.05.3</text:a> An actual or potential conflict of interest arises when a Member is placed in a situation in which his or her personal or financial interests or the interests of his/her immediate family, or persons with whom the Member has a personal or business relationship, conflict or appear to conflict with his or her responsibilities to the University as provided in this Handbook. </text:p>
                </text:list-item>
                <text:list-item>
                  <text:p text:style-name="P1"><text:bookmark text:name="f2016-d1e595"/><text:a xlink:type="simple" xlink:href="#f2016-d1e595" text:style-name="Internet_20_link" text:visited-style-name="Visited_20_Internet_20_Link">11.05.4</text:a> An actual or potential conflict of commitment arises when the external activities or commitments of a Member are so substantial such that they interfere with or are so demanding of the Member’s time and attention as to interfere with his or her responsibilities to the University as provided in this Handbook. </text:p>
                </text:list-item>
                <text:list-item>
                  <text:p text:style-name="P1"><text:bookmark text:name="f2016-d1e5971"/><text:a xlink:type="simple" xlink:href="#f2016-d1e597" text:style-name="Internet_20_link" text:visited-style-name="Visited_20_Internet_20_Link">11.05.5</text:a> <text:bookmark text:name="f2016-d1e597"/>Process </text:p>
                  <text:list>
                    <text:list-item>
                      <text:p text:style-name="P1"><text:bookmark text:name="f2016-d1e600"/><text:a xlink:type="simple" xlink:href="#f2016-d1e600" text:style-name="Internet_20_link" text:visited-style-name="Visited_20_Internet_20_Link">11.05.5.A</text:a> If there is reasonable cause to believe that a current or anticipated conflict of interest and/or current or anticipated conflict of commitment may exist, the Member must formally disclose in writing to the Member’s Dean/University Librarian as soon as possible after the Member becomes aware of it. </text:p>
                    </text:list-item>
                    <text:list-item>
                      <text:p text:style-name="P1"><text:bookmark text:name="f2016-d1e602"/><text:a xlink:type="simple" xlink:href="#f2016-d1e602" text:style-name="Internet_20_link" text:visited-style-name="Visited_20_Internet_20_Link">11.05.5.B</text:a> The existence of a current or anticipated conflict of interest and/or current or anticipated conflict of commitment does not necessarily preclude the Member’s involvement in the situation where the conflict has arisen, or may arise. There may be situations where a conflict of interest and/or conflict of commitment once declared can be managed so as to enhance rather than undermine the Member’s contributions to the University. </text:p>
                    </text:list-item>
                    <text:list-item>
                      <text:p text:style-name="P1"><text:bookmark text:name="f2016-d1e604"/><text:a xlink:type="simple" xlink:href="#f2016-d1e604" text:style-name="Internet_20_link" text:visited-style-name="Visited_20_Internet_20_Link">11.05.5.C</text:a> Following consultation with the Member and other appropriate persons, the Dean/University Librarian will notify the Member whether a current or anticipated conflict of interest and/or conflict of commitment exists and if so, decide how it is to be resolved. The Dean/University Librarian shall state in writing the appropriate manner in which to deal with the current or anticipated conflict of interest and/or conflict of commitment. </text:p>
                    </text:list-item>
                    <text:list-item>
                      <text:p text:style-name="P1"><text:bookmark text:name="f2016-d1e606"/><text:a xlink:type="simple" xlink:href="#f2016-d1e606" text:style-name="Internet_20_link" text:visited-style-name="Visited_20_Internet_20_Link">11.05.5.D</text:a> Consultation and notification shall be conducted in an expeditious manner and approval shall not unreasonably be withheld. </text:p>
                    </text:list-item>
                    <text:list-item>
                      <text:p text:style-name="P1"><text:bookmark text:name="f2016-d1e608"/><text:a xlink:type="simple" xlink:href="#f2016-d1e608" text:style-name="Internet_20_link" text:visited-style-name="Visited_20_Internet_20_Link">11.05.5.E</text:a> The decision of the Dean/University Librarian shall be subject to appeal to the <text:soft-page-break/>Vice-President (Academic). </text:p>
                    </text:list-item>
                  </text:list>
                </text:list-item>
              </text:list>
            </text:list-item>
          </text:list>
        </text:list-item>
        <text:list-item>
          <text:p text:style-name="P6"/>
          <text:list>
            <text:list-item>
              <text:h text:style-name="P8" text:outline-level="2"><text:bookmark text:name="f2016-d1e611"/><text:a xlink:type="simple" xlink:href="#f2016-d1e611" text:style-name="Internet_20_link" text:visited-style-name="Visited_20_Internet_20_Link">Article 12: Criteria for Extension of Probation, Tenure, Promotion and Salary Increments for Faculty Members</text:a> </text:h>
            </text:list-item>
            <text:list-item>
              <text:p text:style-name="P1"><text:bookmark text:name="f2016-d1e614"/><text:a xlink:type="simple" xlink:href="#f2016-d1e614" text:style-name="Internet_20_link" text:visited-style-name="Visited_20_Internet_20_Link">12.01</text:a> The criteria for extension of probation, tenure, promotion and salary increments for Faculty Members are:</text:p>
              <text:list>
                <text:list-item>
                  <text:p text:style-name="P2"><text:bookmark text:name="f2016-d1e6171"/><text:a xlink:type="simple" xlink:href="#f2016-d1e617" text:style-name="Internet_20_link" text:visited-style-name="Visited_20_Internet_20_Link">12.01.1</text:a> <text:bookmark text:name="f2016-d1e617"/>Teaching Effectiveness </text:p>
                </text:list-item>
                <text:list-item>
                  <text:p text:style-name="P2">Effectiveness as a teacher implies a concentrated and successful effort to create the best possible learning situation for students. It involves continuing attention to course work, course design and related activities; and to the supervision of students in alternative modes of learning. It may involve participation in seminars and colloquia, the design of innovative methods of teaching, or other contributions to the teaching activities of the University. Effectiveness as a teacher may be assessed by a variety of means including evaluation by fellow Faculty Members and through student appraisals though no assessment will be based mainly on student appraisals.</text:p>
                </text:list-item>
                <text:list-item>
                  <text:p text:style-name="P2"><text:bookmark text:name="f2016-d1e6211"/><text:a xlink:type="simple" xlink:href="#f2016-d1e621" text:style-name="Internet_20_link" text:visited-style-name="Visited_20_Internet_20_Link">12.01.2</text:a> <text:bookmark text:name="f2016-d1e621"/>Research and Creative Activity </text:p>
                </text:list-item>
                <text:list-item>
                  <text:p text:style-name="P2">Efforts shall be made to evaluate the quality and originality of both published and unpublished scholarly work; “publication” in this context shall be interpreted to include exhibitions and performances, as appropriate. Research/creative work shall be evaluated which (a) concerns topics, ideas, theories, or methods used in the teaching program of the Member's Department, or, where there is no department, comparable administrative unit; (b) directly relates matters arising from (a) above to topics, ideas, theories, or methods of other areas in interdisciplinary fashion; (c) beyond (a) and (b) above, the onus shall lie with the Member to demonstrate that his/her work should be evaluated. Factors that may be considered include, but are not limited to, the publication of books, monographs and contributions to edited books; papers in both refereed and non-refereed journals; papers delivered at professional meetings; consulting work and other professional activities involving research competence; participation in panels; unpublished research including current work in progress; editorial and refereeing duties; creative works and performances; scholarship as evidenced by the Member's depth and breadth of knowledge and general contributions to the research life of the University.</text:p>
                </text:list-item>
                <text:list-item>
                  <text:p text:style-name="P2"><text:bookmark text:name="f2016-d1e6251"/><text:a xlink:type="simple" xlink:href="#f2016-d1e625" text:style-name="Internet_20_link" text:visited-style-name="Visited_20_Internet_20_Link">12.01.3</text:a> <text:bookmark text:name="f2016-d1e625"/>Service to the University and Society </text:p>
                </text:list-item>
                <text:list-item>
                  <text:p text:style-name="P2">Recognition shall be given to the contribution of the Faculty Member to the intellectual life and academic climate of the University through seminars, recitals, discussions, readings and debates; to the effectiveness of contributions to the functioning of the University through activities and work on University, Faculty, Department, and Association committees; to administrative activities related to the research and teaching functions of the University through duties as Department Chair or through other administrative assignments. General contributions to society shall include public lectures and participation in professional, academic, or governmental activities and organizations, and those community organizations related to the Member's University appointment.</text:p>
                </text:list-item>
              </text:list>
            </text:list-item>
            <text:list-item>
              <text:p text:style-name="P1"><text:bookmark text:name="f2016-d1e629"/><text:a xlink:type="simple" xlink:href="#f2016-d1e629" text:style-name="Internet_20_link" text:visited-style-name="Visited_20_Internet_20_Link">12.02</text:a> Within the limitations set by the provisions of this Article, Faculty Councils may develop supplementary policies, subject to the approval of the General Faculties Council, relating to the criteria in Article 12.01. Such policies shall be made known to all Members affected. </text:p>
            </text:list-item>
            <text:list-item>
              <text:p text:style-name="P1"><text:bookmark text:name="f2016-d1e631"/><text:a xlink:type="simple" xlink:href="#f2016-d1e631" text:style-name="Internet_20_link" text:visited-style-name="Visited_20_Internet_20_Link">12.03</text:a> The criteria shall be weighted according to the duties assigned pursuant to Article 13; <text:soft-page-break/>weightings are subject to Articles 13.02, 13.03.2, and Schedule F. </text:p>
            </text:list-item>
            <text:list-item>
              <text:p text:style-name="P1"><text:bookmark text:name="f2016-d1e633"/><text:a xlink:type="simple" xlink:href="#f2016-d1e633" text:style-name="Internet_20_link" text:visited-style-name="Visited_20_Internet_20_Link">12.04</text:a> Personal or social compatibility shall not be a criterion for extension of probation, tenure, promotion, or salary increments. </text:p>
            </text:list-item>
            <text:list-item>
              <text:p text:style-name="P1"><text:bookmark text:name="f2016-d1e6351"/><text:a xlink:type="simple" xlink:href="#f2016-d1e635" text:style-name="Internet_20_link" text:visited-style-name="Visited_20_Internet_20_Link">12.05</text:a> <text:bookmark text:name="f2016-d1e635"/>Guidelines are:</text:p>
              <text:list>
                <text:list-item>
                  <text:p text:style-name="P2"><text:bookmark text:name="f2016-d1e6381"/><text:a xlink:type="simple" xlink:href="#f2016-d1e638" text:style-name="Internet_20_link" text:visited-style-name="Visited_20_Internet_20_Link">12.05.1</text:a> <text:bookmark text:name="f2016-d1e638"/>Award of Tenure </text:p>
                </text:list-item>
                <text:list-item>
                  <text:p text:style-name="P2">To qualify for the award of tenure, a Faculty Member shall have established the effectiveness of his/her teaching and a reasonable expectation of his/her ability to create a lengthy and meritorious record of effective teaching. In addition, depending upon the disciplinary area to which the Faculty Member belongs, he/she shall be expected to show evidence of the development of an independent and productive program of research, scholarship and creative activity leading to a reasonable expectation of his/her ability to demonstrate some combination of maturity of scholarship and professional achievement.</text:p>
                </text:list-item>
                <text:list-item>
                  <text:p text:style-name="P2"><text:bookmark text:name="f2016-d1e6421"/><text:a xlink:type="simple" xlink:href="#f2016-d1e642" text:style-name="Internet_20_link" text:visited-style-name="Visited_20_Internet_20_Link">12.05.2</text:a> <text:bookmark text:name="f2016-d1e642"/>Award of Tenure at a Rank Other Than Assistant Professor </text:p>
                </text:list-item>
                <text:list-item>
                  <text:p text:style-name="P2">The application of the criteria for the award of tenure at a particular rank and salary shall be consistent with the application provided in Articles 12.05.1, 12.05.3, 12.05.4 and 12.05.5.</text:p>
                </text:list-item>
                <text:list-item>
                  <text:p text:style-name="P2"><text:bookmark text:name="f2016-d1e6461"/><text:a xlink:type="simple" xlink:href="#f2016-d1e646" text:style-name="Internet_20_link" text:visited-style-name="Visited_20_Internet_20_Link">12.05.3</text:a> <text:bookmark text:name="f2016-d1e646"/>Promotion to Associate Professor </text:p>
                </text:list-item>
                <text:list-item>
                  <text:p text:style-name="P2">To qualify for promotion to the rank of Associate Professor, a Faculty Member shall have established the effectiveness of his/her teaching over a period of years. In addition, depending upon the disciplinary area to which the Faculty Member belongs, he/she shall be expected to show evidence of some combination of maturity of scholarship and professional achievement.</text:p>
                </text:list-item>
                <text:list-item>
                  <text:p text:style-name="P2"><text:bookmark text:name="f2016-d1e6501"/><text:a xlink:type="simple" xlink:href="#f2016-d1e650" text:style-name="Internet_20_link" text:visited-style-name="Visited_20_Internet_20_Link">12.05.4</text:a> <text:bookmark text:name="f2016-d1e650"/>Promotion to Professor </text:p>
                </text:list-item>
                <text:list-item>
                  <text:p text:style-name="P2">Promotion to the rank of Professor shall be based upon both a lengthy and meritorious record of effective teaching and significant scholarly or creative contributions to Faculty Member’s field. Letters of reference from external referees shall be required. Salary Tenure Promotion Committees shall scrutinize recommendations for promotion to Professor with extreme care to ensure that the requirements have been met.</text:p>
                </text:list-item>
                <text:list-item>
                  <text:p text:style-name="P2"><text:bookmark text:name="f2016-d1e6541"/><text:a xlink:type="simple" xlink:href="#f2016-d1e654" text:style-name="Internet_20_link" text:visited-style-name="Visited_20_Internet_20_Link">12.05.5</text:a> <text:bookmark text:name="f2016-d1e654"/>Salary Increments </text:p>
                </text:list-item>
                <text:list-item>
                  <text:p text:style-name="P2">Apart from adjustments in salary are proportionate to salary schedule changes, a Faculty Member can anticipate cumulative annual adjustments of salary through the award of increments. The awarding of increments reflects a well-established academic tradition whereby:</text:p>
                  <text:list>
                    <text:list-item>
                      <text:p text:style-name="P1"><text:bookmark text:name="f2016-d1e659"/><text:a xlink:type="simple" xlink:href="#f2016-d1e659" text:style-name="Internet_20_link" text:visited-style-name="Visited_20_Internet_20_Link">12.05.5.A</text:a> normal career progress which is demonstrated in continuing satisfactory professional performance, and </text:p>
                    </text:list-item>
                    <text:list-item>
                      <text:p text:style-name="P2"><text:bookmark text:name="f2016-d1e661"/><text:a xlink:type="simple" xlink:href="#f2016-d1e661" text:style-name="Internet_20_link" text:visited-style-name="Visited_20_Internet_20_Link">12.05.5.B</text:a> especially meritorious professional achievements are recognized through monetary reward.</text:p>
                    </text:list-item>
                    <text:list-item>
                      <text:p text:style-name="P2">Since the criteria which determine the award of increments are those which apply to promotion, there will be a degree of correspondence between salary and rank. Thus, on promotion or appointment, a Faculty Member will receive a salary which is not less than the minimum for the rank. However, at other times, the characteristics of a Faculty Member's professional performance may be reflected in the award of increments but not in promotion.</text:p>
                    </text:list-item>
                  </text:list>
                </text:list-item>
              </text:list>
            </text:list-item>
            <text:list-item>
              <text:p text:style-name="P1"><text:bookmark text:name="f2016-d1e665"/><text:soft-page-break/><text:a xlink:type="simple" xlink:href="#f2016-d1e665" text:style-name="Internet_20_link" text:visited-style-name="Visited_20_Internet_20_Link">12.06</text:a> A decision by a personnel committee that a Faculty Member not be promoted shall not, in itself, imply that the Faculty Member's performance has been assessed to be unsatisfactory. </text:p>
            </text:list-item>
          </text:list>
        </text:list-item>
        <text:list-item>
          <text:p text:style-name="P6"/>
          <text:list>
            <text:list-item>
              <text:h text:style-name="P8" text:outline-level="2"><text:bookmark text:name="f2016-d1e667"/><text:a xlink:type="simple" xlink:href="#f2016-d1e667" text:style-name="Internet_20_link" text:visited-style-name="Visited_20_Internet_20_Link">Article 13: Assignment of Duties of Members</text:a> </text:h>
            </text:list-item>
          </text:list>
        </text:list-item>
        <text:list-item>
          <text:p text:style-name="P2">For the purposes of Article 13, consult and consultation shall be taken to mean the opportunity to share information, provide input, and suggest alternatives before a final decision is made by the Dean/University Librarian. </text:p>
          <text:list>
            <text:list-item>
              <text:p text:style-name="P1"><text:bookmark text:name="f2016-d1e672"/><text:a xlink:type="simple" xlink:href="#f2016-d1e672" text:style-name="Internet_20_link" text:visited-style-name="Visited_20_Internet_20_Link">13.01</text:a> The duties of a Member shall be deemed to have been assigned to the Member by the Dean/University Librarian according to the following guidelines:</text:p>
              <text:list>
                <text:list-item>
                  <text:p text:style-name="P1"><text:bookmark text:name="f2016-d1e675"/><text:a xlink:type="simple" xlink:href="#f2016-d1e675" text:style-name="Internet_20_link" text:visited-style-name="Visited_20_Internet_20_Link">13.01.1</text:a> All teaching duties, pursuant to Article 13.02.1, shall be assigned by the Dean/University Librarian, and duties pursuant to Articles 13.02.2 to 13.02.9 shall be deemed to have been assigned by the Dean/University Librarian in consultation with the Member, as appropriate to the nature of the duty, and consistent with Article 13.01. </text:p>
                </text:list-item>
                <text:list-item>
                  <text:p text:style-name="P1"><text:bookmark text:name="f2016-d1e677"/><text:a xlink:type="simple" xlink:href="#f2016-d1e677" text:style-name="Internet_20_link" text:visited-style-name="Visited_20_Internet_20_Link">13.01.2</text:a> Research and creative activities are not normally specifically assigned by the Dean/University Librarian; there are, however, clear expectations for the Member as set out in Article 12.01 and elaborated in Articles 11.04, and 14.11.1(b). </text:p>
                </text:list-item>
                <text:list-item>
                  <text:p text:style-name="P1"><text:bookmark text:name="f2016-d1e679"/><text:a xlink:type="simple" xlink:href="#f2016-d1e679" text:style-name="Internet_20_link" text:visited-style-name="Visited_20_Internet_20_Link">13.01.3</text:a> Service duties to the University and community are not normally assigned to the Member by the Dean/University Librarian; it is, however, a clear expectation for the Member as set out in Articles 12.01, 11.04, 14.11.1(c), and 15.08.1. A Member may be involved in service by appointment, designation, delegation, election, professional discretion, or re-assignment. </text:p>
                </text:list-item>
              </text:list>
            </text:list-item>
            <text:list-item>
              <text:p text:style-name="P1"><text:bookmark text:name="f2016-d1e681"/><text:a xlink:type="simple" xlink:href="#f2016-d1e681" text:style-name="Internet_20_link" text:visited-style-name="Visited_20_Internet_20_Link">13.02</text:a> Duties shall include one or more of the following:</text:p>
              <text:list>
                <text:list-item>
                  <text:p text:style-name="P1"><text:bookmark text:name="f2016-d1e684"/><text:a xlink:type="simple" xlink:href="#f2016-d1e684" text:style-name="Internet_20_link" text:visited-style-name="Visited_20_Internet_20_Link">13.02.1</text:a> teaching assigned courses during the Fall, Spring, and/or Summer sessions, including the organization, preparation, and delivery of course material, the evaluation of students' academic progress, and individual discussions with students outside of class or laboratory hours; </text:p>
                </text:list-item>
                <text:list-item>
                  <text:p text:style-name="P1"><text:bookmark text:name="f2016-d1e686"/><text:a xlink:type="simple" xlink:href="#f2016-d1e686" text:style-name="Internet_20_link" text:visited-style-name="Visited_20_Internet_20_Link">13.02.2</text:a> supervising and examining graduate students, undergraduate honours theses, independent studies and applied studies; </text:p>
                </text:list-item>
                <text:list-item>
                  <text:p text:style-name="P1"><text:bookmark text:name="f2016-d1e688"/><text:a xlink:type="simple" xlink:href="#f2016-d1e688" text:style-name="Internet_20_link" text:visited-style-name="Visited_20_Internet_20_Link">13.02.3</text:a> personal study and research, including study for purposes of academic self-improvement and the advancement of knowledge and understanding; </text:p>
                </text:list-item>
                <text:list-item>
                  <text:p text:style-name="P1"><text:bookmark text:name="f2016-d1e690"/><text:a xlink:type="simple" xlink:href="#f2016-d1e690" text:style-name="Internet_20_link" text:visited-style-name="Visited_20_Internet_20_Link">13.02.4</text:a> research, study, retraining, or upgrading leave on- or off-campus; </text:p>
                </text:list-item>
                <text:list-item>
                  <text:p text:style-name="P1"><text:bookmark text:name="f2016-d1e692"/><text:a xlink:type="simple" xlink:href="#f2016-d1e692" text:style-name="Internet_20_link" text:visited-style-name="Visited_20_Internet_20_Link">13.02.5</text:a> Library service, in the case of Professional Librarians; </text:p>
                </text:list-item>
                <text:list-item>
                  <text:p text:style-name="P1"><text:bookmark text:name="f2016-d1e694"/><text:a xlink:type="simple" xlink:href="#f2016-d1e694" text:style-name="Internet_20_link" text:visited-style-name="Visited_20_Internet_20_Link">13.02.6</text:a> duties consistent with their position description, in the case of Instructors/Academic Assistants; </text:p>
                </text:list-item>
                <text:list-item>
                  <text:p text:style-name="P1"><text:bookmark text:name="f2016-d1e696"/><text:a xlink:type="simple" xlink:href="#f2016-d1e696" text:style-name="Internet_20_link" text:visited-style-name="Visited_20_Internet_20_Link">13.02.7</text:a> administrative and committee work at various levels - Department, Library, School, Faculty, University and Association - including academic administration, assistance at registration, and supervision of examinations; </text:p>
                </text:list-item>
                <text:list-item>
                  <text:p text:style-name="P1"><text:bookmark text:name="f2016-d1e698"/><text:a xlink:type="simple" xlink:href="#f2016-d1e698" text:style-name="Internet_20_link" text:visited-style-name="Visited_20_Internet_20_Link">13.02.8</text:a> reassignment of some or all duties to another Department, or comparable academic unit within the Faculty/Library; normally, reassignment of service or administrative duties shall presuppose reassignment of teaching or research duties; all exceptions require approval of the Vice-President (Academic); and </text:p>
                </text:list-item>
                <text:list-item>
                  <text:p text:style-name="P1"><text:bookmark text:name="f2016-d1e700"/><text:a xlink:type="simple" xlink:href="#f2016-d1e700" text:style-name="Internet_20_link" text:visited-style-name="Visited_20_Internet_20_Link">13.02.9</text:a> community service. </text:p>
                </text:list-item>
              </text:list>
            </text:list-item>
            <text:list-item>
              <text:p text:style-name="P1"><text:bookmark text:name="f2016-d1e702"/><text:a xlink:type="simple" xlink:href="#f2016-d1e702" text:style-name="Internet_20_link" text:visited-style-name="Visited_20_Internet_20_Link">13.03</text:a> The Dean/University Librarian, following consultation with the appropriate Faculty/Professional Librarians Committee, shall establish and publish policies and procedures, subject to the limitations set by this Handbook, to determine the assignments of the Members of that Faculty/Library, subject to the following:</text:p>
              <text:list>
                <text:list-item>
                  <text:p text:style-name="P1"><text:bookmark text:name="f2016-d1e705"/><text:a xlink:type="simple" xlink:href="#f2016-d1e705" text:style-name="Internet_20_link" text:visited-style-name="Visited_20_Internet_20_Link">13.03.1</text:a> These policies and procedures shall neither be constructed nor applied at any time in such a way as to exclude a Member from consideration for the types of assignments listed in Article 13.02. </text:p>
                </text:list-item>
                <text:list-item>
                  <text:p text:style-name="P1"><text:bookmark text:name="f2016-d1e707"/><text:soft-page-break/><text:a xlink:type="simple" xlink:href="#f2016-d1e707" text:style-name="Internet_20_link" text:visited-style-name="Visited_20_Internet_20_Link">13.03.2</text:a> In the construction and application of these policies and procedures, an effort shall be made to ensure that the total amount of work undertaken by each Member, including the duties listed in Article 13.02 and Schedule F, shall be reasonable and roughly equivalent in terms of the time and effort required for competent performance of that work. </text:p>
                </text:list-item>
              </text:list>
            </text:list-item>
            <text:list-item>
              <text:p text:style-name="P1"><text:bookmark text:name="f2016-d1e709"/><text:a xlink:type="simple" xlink:href="#f2016-d1e709" text:style-name="Internet_20_link" text:visited-style-name="Visited_20_Internet_20_Link">13.04</text:a> The Dean/University Librarian shall consult the Member before determining that Member’s assignment; re-assignment shall similarly require consultation and be subject to policies and procedures of this Article. </text:p>
            </text:list-item>
            <text:list-item>
              <text:p text:style-name="P1"><text:bookmark text:name="f2016-d1e711"/><text:a xlink:type="simple" xlink:href="#f2016-d1e711" text:style-name="Internet_20_link" text:visited-style-name="Visited_20_Internet_20_Link">13.05</text:a> The Dean/University Librarian shall give notice in writing to the Member of any assignment of duties, and that notice shall be sufficiently in advance of the assumption of those assigned duties, that the Member shall have enough time to prepare to perform those duties competently. </text:p>
            </text:list-item>
            <text:list-item>
              <text:p text:style-name="P1"><text:bookmark text:name="f2016-d1e713"/><text:a xlink:type="simple" xlink:href="#f2016-d1e713" text:style-name="Internet_20_link" text:visited-style-name="Visited_20_Internet_20_Link">13.06</text:a> Assignments shall fall within the Member’s area of competence. </text:p>
            </text:list-item>
            <text:list-item>
              <text:p text:style-name="P1"><text:bookmark text:name="f2016-d1e715"/><text:a xlink:type="simple" xlink:href="#f2016-d1e715" text:style-name="Internet_20_link" text:visited-style-name="Visited_20_Internet_20_Link">13.07</text:a> Assignments to research and study leave shall be subject to the approval of the President. </text:p>
            </text:list-item>
            <text:list-item>
              <text:p text:style-name="P1"><text:bookmark text:name="f2016-d1e717"/><text:a xlink:type="simple" xlink:href="#f2016-d1e717" text:style-name="Internet_20_link" text:visited-style-name="Visited_20_Internet_20_Link">13.08</text:a> The tenure, academic salary, economic benefits and rank of a Member shall not be affected by assignment of duties under Article 13.02, except as provided in Articles 10.01 and 10.02. </text:p>
            </text:list-item>
            <text:list-item>
              <text:p text:style-name="P1"><text:bookmark text:name="f2016-d1e719"/><text:a xlink:type="simple" xlink:href="#f2016-d1e719" text:style-name="Internet_20_link" text:visited-style-name="Visited_20_Internet_20_Link">13.09</text:a> The number of Faculty Members assigned to research and study leave each year shall accord with past practice. </text:p>
            </text:list-item>
            <text:list-item>
              <text:p text:style-name="P1"><text:bookmark text:name="f2016-d1e7211"/><text:a xlink:type="simple" xlink:href="#f2016-d1e721" text:style-name="Internet_20_link" text:visited-style-name="Visited_20_Internet_20_Link">13.10</text:a> <text:bookmark text:name="f2016-d1e721"/>External Professional Activities </text:p>
              <text:list>
                <text:list-item>
                  <text:p text:style-name="P1"><text:bookmark text:name="f2016-d1e724"/><text:a xlink:type="simple" xlink:href="#f2016-d1e724" text:style-name="Internet_20_link" text:visited-style-name="Visited_20_Internet_20_Link">13.10.1</text:a> A Member may engage in external professional activity. External professional activity represents a contribution to the community which can be made by the Member by virtue of his/her training, advanced study or research, or is of value to maintain or develop his/her academic competence. </text:p>
                </text:list-item>
                <text:list-item>
                  <text:p text:style-name="P1"><text:bookmark text:name="f2016-d1e726"/><text:a xlink:type="simple" xlink:href="#f2016-d1e726" text:style-name="Internet_20_link" text:visited-style-name="Visited_20_Internet_20_Link">13.10.2</text:a> A Member shall notify the Dean/University Librarian of the nature and scope of any such activity of a substantial and continuing nature. The Dean/University Librarian shall ensure that such activity does not interfere with the normal activities of the Member. </text:p>
                </text:list-item>
                <text:list-item>
                  <text:p text:style-name="P1"><text:bookmark text:name="f2016-d1e728"/><text:a xlink:type="simple" xlink:href="#f2016-d1e728" text:style-name="Internet_20_link" text:visited-style-name="Visited_20_Internet_20_Link">13.10.3</text:a> A Member shall make appropriate arrangements in advance with the Dean/University Librarian for the use of facilities, equipment, supplies and other services of the University in the conduct of external professional work. </text:p>
                </text:list-item>
                <text:list-item>
                  <text:p text:style-name="P1"><text:bookmark text:name="f2016-d1e730"/><text:a xlink:type="simple" xlink:href="#f2016-d1e730" text:style-name="Internet_20_link" text:visited-style-name="Visited_20_Internet_20_Link">13.10.4</text:a> A Member shall obtain the approval of the Dean/University Librarian in advance before accepting remuneration for external professional activities. Such approval shall not unreasonably be withheld.</text:p>
                  <text:list>
                    <text:list-item>
                      <text:p text:style-name="P1"><text:bookmark text:name="f2016-d1e733"/><text:a xlink:type="simple" xlink:href="#f2016-d1e733" text:style-name="Internet_20_link" text:visited-style-name="Visited_20_Internet_20_Link">13.10.4.A</text:a> A Member shall not be required to report to their Dean/University Librarian receipt of remuneration of $1,000 or less per occurrence for professional activities including, but not limited to, delivery of guest lectures, serving as an external examiner, and conducting programme and manuscript reviews. </text:p>
                    </text:list-item>
                    <text:list-item>
                      <text:p text:style-name="P1"><text:bookmark text:name="f2016-d1e735"/><text:a xlink:type="simple" xlink:href="#f2016-d1e735" text:style-name="Internet_20_link" text:visited-style-name="Visited_20_Internet_20_Link">13.10.4.B</text:a> A Member shall report to their Dean/University Librarian when the annual total remuneration for the contract year (July 1 to June 30) exceeds $5,000 for external professional activities. </text:p>
                    </text:list-item>
                  </text:list>
                </text:list-item>
                <text:list-item>
                  <text:p text:style-name="P1"><text:bookmark text:name="f2016-d1e737"/><text:a xlink:type="simple" xlink:href="#f2016-d1e737" text:style-name="Internet_20_link" text:visited-style-name="Visited_20_Internet_20_Link">13.10.5</text:a> Before accepting remuneration from a research grant or contract, a Member must meet both of the following conditions: </text:p>
                  <text:list>
                    <text:list-item>
                      <text:p text:style-name="P1"><text:bookmark text:name="f2016-d1e740"/><text:a xlink:type="simple" xlink:href="#f2016-d1e740" text:style-name="Internet_20_link" text:visited-style-name="Visited_20_Internet_20_Link">13.10.5.A</text:a> The Vice-President (Academic) shall concur with the arrangements, </text:p>
                    </text:list-item>
                    <text:list-item>
                      <text:p text:style-name="P1"><text:bookmark text:name="f2016-d1e742"/><text:a xlink:type="simple" xlink:href="#f2016-d1e742" text:style-name="Internet_20_link" text:visited-style-name="Visited_20_Internet_20_Link">13.10.5.B</text:a> The supporting agency shall permit the use of funds to pay supplementary remuneration. </text:p>
                    </text:list-item>
                  </text:list>
                </text:list-item>
              </text:list>
            </text:list-item>
            <text:list-item>
              <text:p text:style-name="P1"><text:bookmark text:name="f2016-d1e7441"/><text:a xlink:type="simple" xlink:href="#f2016-d1e744" text:style-name="Internet_20_link" text:visited-style-name="Visited_20_Internet_20_Link">13.11</text:a> <text:bookmark text:name="f2016-d1e744"/>Report of Professional Activities </text:p>
              <text:list>
                <text:list-item>
                  <text:p text:style-name="P1"><text:bookmark text:name="f2016-d1e747"/><text:a xlink:type="simple" xlink:href="#f2016-d1e747" text:style-name="Internet_20_link" text:visited-style-name="Visited_20_Internet_20_Link">13.11.1</text:a> Each Faculty Member/Professional Librarian shall submit a Professional Activities Report to the Dean/University Librarian, in standardized form set forth in Schedule F, on or before September 15 of each year. Normally, the period covered shall be the contract year, that is, July 1 to June 30, immediately preceding the evaluation of performance. </text:p>
                </text:list-item>
                <text:list-item>
                  <text:p text:style-name="P1"><text:bookmark text:name="f2016-d1e749"/><text:a xlink:type="simple" xlink:href="#f2016-d1e749" text:style-name="Internet_20_link" text:visited-style-name="Visited_20_Internet_20_Link">13.11.2</text:a> If there is reasonable cause to believe that a current or anticipated conflict of interest and/or current or anticipated conflict of commitment may exist, a Member must formally disclose it as soon as possible after the member becomes aware of it. </text:p>
                </text:list-item>
                <text:list-item>
                  <text:p text:style-name="P1"><text:bookmark text:name="f2016-d1e751"/><text:a xlink:type="simple" xlink:href="#f2016-d1e751" text:style-name="Internet_20_link" text:visited-style-name="Visited_20_Internet_20_Link">13.11.3</text:a> Such reports shall be made available to personnel committees during consideration of the Faculty Member/Professional Librarian's probation, tenure, promotion or salary and for <text:soft-page-break/>other uses that comply with the Faculty Handbook. </text:p>
                </text:list-item>
              </text:list>
            </text:list-item>
          </text:list>
        </text:list-item>
        <text:list-item>
          <text:p text:style-name="P6"/>
          <text:list>
            <text:list-item>
              <text:h text:style-name="P8" text:outline-level="2"><text:bookmark text:name="f2016-d1e753"/><text:a xlink:type="simple" xlink:href="#f2016-d1e753" text:style-name="Internet_20_link" text:visited-style-name="Visited_20_Internet_20_Link">Article 14: Professional Librarians</text:a> </text:h>
            </text:list-item>
            <text:list-item>
              <text:p text:style-name="P1"><text:bookmark text:name="f2016-d1e7561"/><text:a xlink:type="simple" xlink:href="#f2016-d1e756" text:style-name="Internet_20_link" text:visited-style-name="Visited_20_Internet_20_Link">14.01</text:a> <text:bookmark text:name="f2016-d1e756"/>Kinds of Appointment </text:p>
              <text:list>
                <text:list-item>
                  <text:p text:style-name="P1"><text:bookmark text:name="f2016-d1e759"/><text:a xlink:type="simple" xlink:href="#f2016-d1e759" text:style-name="Internet_20_link" text:visited-style-name="Visited_20_Internet_20_Link">14.01.1</text:a> Term appointments, probationary appointments, and term appointments with conversion shall be as provided for Faculty Members in Articles 18.01.1, 18.01.2, and 18.01.3. </text:p>
                </text:list-item>
                <text:list-item>
                  <text:p text:style-name="P2"><text:bookmark text:name="f2016-d1e761"/><text:a xlink:type="simple" xlink:href="#f2016-d1e761" text:style-name="Internet_20_link" text:visited-style-name="Visited_20_Internet_20_Link">14.01.2</text:a> Appointments with Tenure</text:p>
                </text:list-item>
                <text:list-item>
                  <text:p text:style-name="P2">An initial appointment with tenure shall be subject to the provisions of Article 14.07 respecting the award of tenure.</text:p>
                </text:list-item>
              </text:list>
            </text:list-item>
            <text:list-item>
              <text:p text:style-name="P1"><text:bookmark text:name="f2016-d1e7651"/><text:a xlink:type="simple" xlink:href="#f2016-d1e765" text:style-name="Internet_20_link" text:visited-style-name="Visited_20_Internet_20_Link">14.02</text:a> <text:bookmark text:name="f2016-d1e765"/>Search Committee </text:p>
              <text:list>
                <text:list-item>
                  <text:p text:style-name="P1"><text:bookmark text:name="f2016-d1e7681"/><text:a xlink:type="simple" xlink:href="#f2016-d1e768" text:style-name="Internet_20_link" text:visited-style-name="Visited_20_Internet_20_Link">14.02.1</text:a> <text:bookmark text:name="f2016-d1e768"/>Professional Librarians, University Library </text:p>
                  <text:list>
                    <text:list-item>
                      <text:p text:style-name="P2"><text:bookmark text:name="f2016-d1e771"/><text:a xlink:type="simple" xlink:href="#f2016-d1e771" text:style-name="Internet_20_link" text:visited-style-name="Visited_20_Internet_20_Link">14.02.1.A</text:a> To deal with the appointment of a Professional Librarian, except as provided for in Article 14.02.2, there shall be a Search Committee, whose term of office shall be July 1 through June 30 annually, consisting of:</text:p>
                    </text:list-item>
                    <text:list-item>
                      <text:p text:style-name="P2"><text:bookmark text:name="d1e834"/>Non-Voting <text:line-break/>The University Librarian as Chair<text:line-break/><text:bookmark text:name="d1e839"/>Voting <text:line-break/>Four (4) persons selected through procedures established by the Professional Librarians Committee and approved by the General Faculties Council. The procedures shall provide for a system of alternates. Alternates shall replace regular members whose schedules would cause unreasonable delay in a committee's proceedings or who would have a conflict of interest.</text:p>
                    </text:list-item>
                    <text:list-item>
                      <text:p text:style-name="P1"><text:bookmark text:name="f2016-d1e783"/><text:a xlink:type="simple" xlink:href="#f2016-d1e783" text:style-name="Internet_20_link" text:visited-style-name="Visited_20_Internet_20_Link">14.02.1.B</text:a> Quorum for a Search Committee shall consist of the University Librarian and three (3) of the four (4) voting members. </text:p>
                    </text:list-item>
                    <text:list-item>
                      <text:p text:style-name="P1"><text:bookmark text:name="f2016-d1e785"/><text:a xlink:type="simple" xlink:href="#f2016-d1e785" text:style-name="Internet_20_link" text:visited-style-name="Visited_20_Internet_20_Link">14.02.1.C</text:a> The affirmative vote of three (3) voting members shall be required to carry any recommendation placed before a Search Committee. </text:p>
                    </text:list-item>
                  </text:list>
                </text:list-item>
                <text:list-item>
                  <text:p text:style-name="P2"><text:bookmark text:name="f2016-d1e7871"/><text:a xlink:type="simple" xlink:href="#f2016-d1e787" text:style-name="Internet_20_link" text:visited-style-name="Visited_20_Internet_20_Link">14.02.2</text:a> <text:bookmark text:name="f2016-d1e787"/>Professional Librarians, Curriculum Laboratory of the Faculty of Education </text:p>
                </text:list-item>
                <text:list-item>
                  <text:p text:style-name="P2">To deal with the appointment of a Professional Librarian in the Curriculum Laboratory of the Faculty of Education, the procedure shall be jointly established by the Professional Librarians Committee and the Education Faculty Council and approved by the General Faculties Council. Any body established pursuant to the approved procedure shall serve a term of office from July 1 through June 30 annually.</text:p>
                </text:list-item>
              </text:list>
            </text:list-item>
            <text:list-item>
              <text:p text:style-name="P2"><text:bookmark text:name="f2016-d1e7911"/><text:a xlink:type="simple" xlink:href="#f2016-d1e791" text:style-name="Internet_20_link" text:visited-style-name="Visited_20_Internet_20_Link">14.03</text:a> <text:bookmark text:name="f2016-d1e791"/>Appointment Procedure, Effective Date, and Relocation Allowance </text:p>
            </text:list-item>
            <text:list-item>
              <text:p text:style-name="P2">The effective date of appointment, appointment procedure, and relocation allowance for Professional Librarians shall be as provided for Faculty Members in Articles 18.02, 18.03, and 18.04; except that in each case the University Librarian shall act in place of the Dean.</text:p>
            </text:list-item>
            <text:list-item>
              <text:p text:style-name="P1"><text:bookmark text:name="f2016-d1e7951"/><text:a xlink:type="simple" xlink:href="#f2016-d1e795" text:style-name="Internet_20_link" text:visited-style-name="Visited_20_Internet_20_Link">14.04</text:a> <text:bookmark text:name="f2016-d1e795"/>Salary Tenure Promotion Committee </text:p>
              <text:list>
                <text:list-item>
                  <text:p text:style-name="P1"><text:bookmark text:name="f2016-d1e7981"/><text:a xlink:type="simple" xlink:href="#f2016-d1e798" text:style-name="Internet_20_link" text:visited-style-name="Visited_20_Internet_20_Link">14.04.1</text:a> <text:bookmark text:name="f2016-d1e798"/>Professional Librarians, University Library </text:p>
                  <text:list>
                    <text:list-item>
                      <text:p text:style-name="P2"><text:bookmark text:name="f2016-d1e801"/><text:a xlink:type="simple" xlink:href="#f2016-d1e801" text:style-name="Internet_20_link" text:visited-style-name="Visited_20_Internet_20_Link">14.04.1.A</text:a> To deal with matters affecting the extension of probation, tenure, promotion and performance evaluation of a Professional Librarian except as provided for in Article 14.04.2 there shall be a Salary Tenure Promotion Committee, whose term of office shall <text:soft-page-break/>be July 1 through June 30 annually, consisting of:</text:p>
                    </text:list-item>
                    <text:list-item>
                      <text:p text:style-name="P2"><text:bookmark text:name="d1e868"/>Non-Voting <text:line-break/>The University Librarian<text:line-break/><text:bookmark text:name="d1e873"/>Voting <text:line-break/>Six (6) persons selected through procedures established by the Professional Librarians Committee and approved by the General Faculties Council. The procedures shall provide for a system of alternates. Alternates shall replace regular members whose schedules would cause unreasonable delay of a committee's proceedings or whose membership could be seen as compromising procedural fairness.</text:p>
                    </text:list-item>
                    <text:list-item>
                      <text:p text:style-name="P2">Only tenured faculty and professional librarians may sit on a STP committee associated with this Article.</text:p>
                    </text:list-item>
                    <text:list-item>
                      <text:p text:style-name="P1"><text:bookmark text:name="f2016-d1e815"/><text:a xlink:type="simple" xlink:href="#f2016-d1e815" text:style-name="Internet_20_link" text:visited-style-name="Visited_20_Internet_20_Link">14.04.1.B</text:a> Quorum for a STP Committee shall consist of the full membership of the committee comprised of all voting and non-voting members. </text:p>
                    </text:list-item>
                    <text:list-item>
                      <text:p text:style-name="P1"><text:bookmark text:name="f2016-d1e817"/><text:a xlink:type="simple" xlink:href="#f2016-d1e817" text:style-name="Internet_20_link" text:visited-style-name="Visited_20_Internet_20_Link">14.04.1.C</text:a> The affirmative vote of four (4) members eligible to vote shall be required to carry any motion placed before a STP Committee. </text:p>
                    </text:list-item>
                    <text:list-item>
                      <text:p text:style-name="P1"><text:bookmark text:name="f2016-d1e819"/><text:a xlink:type="simple" xlink:href="#f2016-d1e819" text:style-name="Internet_20_link" text:visited-style-name="Visited_20_Internet_20_Link">14.04.1.D</text:a> In order to be eligible to vote in a particular case, voting members must be present at all meetings regarding that case. Notwithstanding the foregoing, an alternate joining a committee in place of a regular voting member part way through its deliberations on a particular case shall be eligible to vote provided that:</text:p>
                      <text:list>
                        <text:list-item>
                          <text:p text:style-name="P1"><text:bookmark text:name="f2016-d1e822"/><text:a xlink:type="simple" xlink:href="#f2016-d1e822" text:style-name="Internet_20_link" text:visited-style-name="Visited_20_Internet_20_Link">14.04.1.D.I</text:a> the Chair of the Committee has informed the alternate at the alternate's first meeting of the procedures followed and the nature of the committee's deliberations concerning the case prior to the alternate's membership in the committee, and </text:p>
                        </text:list-item>
                        <text:list-item>
                          <text:p text:style-name="P1"><text:bookmark text:name="f2016-d1e824"/><text:a xlink:type="simple" xlink:href="#f2016-d1e824" text:style-name="Internet_20_link" text:visited-style-name="Visited_20_Internet_20_Link">14.04.1.D.II</text:a> the alternate has attended all meetings of the committee concerning the case subsequent to the alternate's membership in the committee. </text:p>
                        </text:list-item>
                      </text:list>
                    </text:list-item>
                    <text:list-item>
                      <text:p text:style-name="P1"><text:bookmark text:name="f2016-d1e826"/><text:a xlink:type="simple" xlink:href="#f2016-d1e826" text:style-name="Internet_20_link" text:visited-style-name="Visited_20_Internet_20_Link">14.04.1.E</text:a> Procedures of a Salary Tenure Promotion Committee shall be subject to procedural fairness as defined in Article 2.22. </text:p>
                    </text:list-item>
                    <text:list-item>
                      <text:p text:style-name="P1"><text:bookmark text:name="f2016-d1e828"/><text:a xlink:type="simple" xlink:href="#f2016-d1e828" text:style-name="Internet_20_link" text:visited-style-name="Visited_20_Internet_20_Link">14.04.1.F</text:a> The Chair of a Salary Tenure Promotion Committee shall not be the University Librarian. </text:p>
                    </text:list-item>
                  </text:list>
                </text:list-item>
                <text:list-item>
                  <text:p text:style-name="P2"><text:bookmark text:name="f2016-d1e8301"/><text:a xlink:type="simple" xlink:href="#f2016-d1e830" text:style-name="Internet_20_link" text:visited-style-name="Visited_20_Internet_20_Link">14.04.2</text:a> <text:bookmark text:name="f2016-d1e830"/>Professional Librarians, Curriculum Laboratory of the Faculty of Education </text:p>
                </text:list-item>
                <text:list-item>
                  <text:p text:style-name="P2">To deal with matters affecting the extension of probation, tenure, promotion and performance evaluation of a Professional Librarian in the Curriculum Laboratory of the Faculty of Education, the procedures shall be jointly established by the Professional Librarians Committee and the Education Faculty Council and approved by the General Faculties Council. Any body established pursuant to the approved procedure shall serve a term of office from July 1 through June 30 annually.</text:p>
                </text:list-item>
              </text:list>
            </text:list-item>
            <text:list-item>
              <text:p text:style-name="P2"><text:bookmark text:name="f2016-d1e8341"/><text:a xlink:type="simple" xlink:href="#f2016-d1e834" text:style-name="Internet_20_link" text:visited-style-name="Visited_20_Internet_20_Link">14.05</text:a> <text:bookmark text:name="f2016-d1e834"/>Probationary Appointment </text:p>
            </text:list-item>
            <text:list-item>
              <text:p text:style-name="P2">Probationary appointments shall be as provided for Faculty Members in Article 19.01 except that probationary appointments may be made at any rank.</text:p>
            </text:list-item>
            <text:list-item>
              <text:p text:style-name="P2"><text:bookmark text:name="f2016-d1e8381"/><text:a xlink:type="simple" xlink:href="#f2016-d1e838" text:style-name="Internet_20_link" text:visited-style-name="Visited_20_Internet_20_Link">14.06</text:a> <text:bookmark text:name="f2016-d1e838"/>Extension of Probation </text:p>
            </text:list-item>
            <text:list-item>
              <text:p text:style-name="P2">Extension of probation shall be as provided for Faculty Members in Article 19.02 except that the University Librarian shall act in place of the Dean.</text:p>
            </text:list-item>
            <text:list-item>
              <text:p text:style-name="P1"><text:bookmark text:name="f2016-d1e8421"/><text:a xlink:type="simple" xlink:href="#f2016-d1e842" text:style-name="Internet_20_link" text:visited-style-name="Visited_20_Internet_20_Link">14.07</text:a> <text:bookmark text:name="f2016-d1e842"/>Award of Tenure </text:p>
              <text:list>
                <text:list-item>
                  <text:p text:style-name="P1"><text:bookmark text:name="f2016-d1e845"/><text:a xlink:type="simple" xlink:href="#f2016-d1e845" text:style-name="Internet_20_link" text:visited-style-name="Visited_20_Internet_20_Link">14.07.1</text:a> Award of Tenure shall be as provided for Faculty Members in Article 19.04 except <text:soft-page-break/>that: in Article 19.04.4 Librarian III and IV shall replace Associate Professor and Professor, respectively, and University Librarian shall replace Dean, and in Article 19.04.4(c)(i) criteria in Article 14.11 shall replace criteria in Article 12. </text:p>
                </text:list-item>
                <text:list-item>
                  <text:p text:style-name="P1"><text:bookmark text:name="f2016-d1e847"/><text:a xlink:type="simple" xlink:href="#f2016-d1e847" text:style-name="Internet_20_link" text:visited-style-name="Visited_20_Internet_20_Link">14.07.2</text:a> Procedure for extension of probation and award of tenure shall be as provided for faculty in Article 19.05. </text:p>
                </text:list-item>
                <text:list-item>
                  <text:p text:style-name="P1"><text:bookmark text:name="f2016-d1e849"/><text:a xlink:type="simple" xlink:href="#f2016-d1e849" text:style-name="Internet_20_link" text:visited-style-name="Visited_20_Internet_20_Link">14.07.3</text:a> Termination of Probationary Appointment shall be as provided for faculty in Article 19.06. </text:p>
                </text:list-item>
              </text:list>
            </text:list-item>
            <text:list-item>
              <text:p text:style-name="P1"><text:bookmark text:name="f2016-d1e8511"/><text:a xlink:type="simple" xlink:href="#f2016-d1e851" text:style-name="Internet_20_link" text:visited-style-name="Visited_20_Internet_20_Link">14.08</text:a> <text:bookmark text:name="f2016-d1e851"/>Promotion </text:p>
              <text:list>
                <text:list-item>
                  <text:p text:style-name="P2"><text:bookmark text:name="f2016-d1e854"/><text:a xlink:type="simple" xlink:href="#f2016-d1e854" text:style-name="Internet_20_link" text:visited-style-name="Visited_20_Internet_20_Link">14.08.1</text:a> The classification of Professional Librarians by rank shall be, in ascending order:</text:p>
                </text:list-item>
                <text:list-item>
                  <text:p text:style-name="P2">Librarian II</text:p>
                </text:list-item>
                <text:list-item>
                  <text:p text:style-name="P2">Librarian III</text:p>
                </text:list-item>
                <text:list-item>
                  <text:p text:style-name="P2">Librarian IV</text:p>
                </text:list-item>
                <text:list-item>
                  <text:p text:style-name="P1"><text:bookmark text:name="f2016-d1e862"/><text:a xlink:type="simple" xlink:href="#f2016-d1e862" text:style-name="Internet_20_link" text:visited-style-name="Visited_20_Internet_20_Link">14.08.2</text:a> A Professional Librarian shall be promoted if recommended by the Library Salary Tenure Promotion Committee and recommended by the President and ratified by the Board. </text:p>
                </text:list-item>
                <text:list-item>
                  <text:p text:style-name="P1"><text:bookmark text:name="f2016-d1e864"/><text:a xlink:type="simple" xlink:href="#f2016-d1e864" text:style-name="Internet_20_link" text:visited-style-name="Visited_20_Internet_20_Link">14.08.3</text:a> A Professional Librarian may be considered for promotion at any time deemed appropriate in the judgement of the chair of the Library Salary Tenure Promotion Committee and with the consent of the Professional Librarian. Normally, promotion from Librarian II to III, and from Librarian III to Librarian IV should occur after five (5) – ten (10) years in a rank. </text:p>
                </text:list-item>
                <text:list-item>
                  <text:p text:style-name="P1"><text:bookmark text:name="f2016-d1e866"/><text:a xlink:type="simple" xlink:href="#f2016-d1e866" text:style-name="Internet_20_link" text:visited-style-name="Visited_20_Internet_20_Link">14.08.4</text:a> A Professional Librarian shall have the right to be considered for promotion from Librarian II to Librarian III, and from Librarian III to Librarian IV during the interval from January 1 to March 31 of the sixth or subsequent year in which the librarian has been in a rank. Librarians may not apply again to be promoted in the year following an unsuccessful consideration. </text:p>
                </text:list-item>
                <text:list-item>
                  <text:p text:style-name="P1"><text:bookmark text:name="f2016-d1e868"/><text:a xlink:type="simple" xlink:href="#f2016-d1e868" text:style-name="Internet_20_link" text:visited-style-name="Visited_20_Internet_20_Link">14.08.5</text:a> The procedure for the consideration of promotion of a Professional Librarian by the Library Salary Tenure Promotion Committee, and the effective date of promotion shall be as provided for Faculty Members in Articles 20.03, and 20.04, respectively, except the University Librarian shall replace the Dean. </text:p>
                </text:list-item>
              </text:list>
            </text:list-item>
            <text:list-item>
              <text:p text:style-name="P2"><text:bookmark text:name="f2016-d1e8701"/><text:a xlink:type="simple" xlink:href="#f2016-d1e870" text:style-name="Internet_20_link" text:visited-style-name="Visited_20_Internet_20_Link">14.09</text:a> <text:bookmark text:name="f2016-d1e870"/>Salary Increments </text:p>
            </text:list-item>
            <text:list-item>
              <text:p text:style-name="P2">Salary increments shall be as provided for Faculty Members in Article 21, except that the University Librarian shall act in place of the Dean, the Library shall be its own group for purposes of Articles 32 and 21, and the criteria shall be those of Article 14.11.</text:p>
            </text:list-item>
            <text:list-item>
              <text:p text:style-name="P2"><text:bookmark text:name="f2016-d1e8741"/><text:a xlink:type="simple" xlink:href="#f2016-d1e874" text:style-name="Internet_20_link" text:visited-style-name="Visited_20_Internet_20_Link">14.10</text:a> <text:bookmark text:name="f2016-d1e874"/>Appeals </text:p>
            </text:list-item>
            <text:list-item>
              <text:p text:style-name="P2">Appeals shall be as provided for faculty in Article 24.</text:p>
            </text:list-item>
            <text:list-item>
              <text:p text:style-name="P1"><text:bookmark text:name="f2016-d1e8781"/><text:a xlink:type="simple" xlink:href="#f2016-d1e878" text:style-name="Internet_20_link" text:visited-style-name="Visited_20_Internet_20_Link">14.11</text:a> <text:bookmark text:name="f2016-d1e878"/>Criteria for Extension of Probation, Tenure, Promotion and Salary Increments </text:p>
              <text:list>
                <text:list-item>
                  <text:p text:style-name="P1"><text:bookmark text:name="f2016-d1e881"/><text:a xlink:type="simple" xlink:href="#f2016-d1e881" text:style-name="Internet_20_link" text:visited-style-name="Visited_20_Internet_20_Link">14.11.1</text:a> The criteria for extension of probation, tenure, promotion and salary increments for Professional Librarians are:</text:p>
                  <text:list>
                    <text:list-item>
                      <text:p text:style-name="P2"><text:bookmark text:name="f2016-d1e884"/><text:a xlink:type="simple" xlink:href="#f2016-d1e884" text:style-name="Internet_20_link" text:visited-style-name="Visited_20_Internet_20_Link">14.11.1.A</text:a> Performance as a Professional Librarian</text:p>
                    </text:list-item>
                    <text:list-item>
                      <text:p text:style-name="P2">Effectiveness as a Professional Librarian is the primary criterion. Factors to be considered include the ability to perform consistently at an appropriate professional level in such areas as reference and information service, collection development, bibliography and cataloguing; instruction in library use and research methods; management of library personnel and operations; innovative development of library services, collections, and operations.</text:p>
                    </text:list-item>
                    <text:list-item>
                      <text:p text:style-name="P2"><text:bookmark text:name="f2016-d1e888"/><text:soft-page-break/><text:a xlink:type="simple" xlink:href="#f2016-d1e888" text:style-name="Internet_20_link" text:visited-style-name="Visited_20_Internet_20_Link">14.11.1.B</text:a> Research and Professional Development</text:p>
                    </text:list-item>
                    <text:list-item>
                      <text:p text:style-name="P1">Recognition is given to personally initiated research conducted over and above regularly assigned library service. Efforts shall be made to evaluate the quality and originality of both published and unpublished work and other work which has an impact upon the profession of librarianship, the provision of library services, or the dissemination of information and knowledge. Research and professional development which shall be considered for evaluation: </text:p>
                      <text:list>
                        <text:list-item>
                          <text:p text:style-name="P1"><text:bookmark text:name="f2016-d1e893"/><text:a xlink:type="simple" xlink:href="#f2016-d1e893" text:style-name="Internet_20_link" text:visited-style-name="Visited_20_Internet_20_Link">14.11.1.B.I</text:a> concerns topics, ideas, theories, or methods used in the performance of professional activities; </text:p>
                        </text:list-item>
                        <text:list-item>
                          <text:p text:style-name="P1"><text:bookmark text:name="f2016-d1e895"/><text:a xlink:type="simple" xlink:href="#f2016-d1e895" text:style-name="Internet_20_link" text:visited-style-name="Visited_20_Internet_20_Link">14.11.1.B.II</text:a> directly relates matters arising from (i) above to topics, ideas, theories, or methods of other areas in an interdisciplinary fashion. </text:p>
                        </text:list-item>
                      </text:list>
                    </text:list-item>
                    <text:list-item>
                      <text:p text:style-name="P2">Beyond (i) and (ii) above, the onus shall lie with the Professional Librarian to demonstrate that his/her efforts should be evaluated.</text:p>
                    </text:list-item>
                    <text:list-item>
                      <text:p text:style-name="P2">Factors to be considered may include but are not limited to the innovative development of library service, collections, or operations which have an impact on the profession of librarianship; the publication of monographs and contributions to edited books; papers in refereed and non-refereed journals; papers delivered at professional meetings; participation in panels; consulting work and other professional activities involving research competence; unpublished research including current work in progress; editorial and refereeing duties; creative works and performances; and scholarship as evidenced by the candidate's advanced study and research in library and information science and/or a subject specialization, his/her depth and breadth of knowledge and general contributions to the research life of the University.</text:p>
                    </text:list-item>
                    <text:list-item>
                      <text:p text:style-name="P2"><text:bookmark text:name="f2016-d1e900"/><text:a xlink:type="simple" xlink:href="#f2016-d1e900" text:style-name="Internet_20_link" text:visited-style-name="Visited_20_Internet_20_Link">14.11.1.C</text:a> Service to the University and to Society</text:p>
                    </text:list-item>
                    <text:list-item>
                      <text:p text:style-name="P2">Factors to be considered include participation in University, Library, Faculty, Departmental and Association Committees; contributions to professional organizations; service on staff committees and task forces; administrative services other than that associated with the Member’s appointment; community service related to the Member’s University appointment.</text:p>
                    </text:list-item>
                  </text:list>
                </text:list-item>
                <text:list-item>
                  <text:p text:style-name="P1"><text:bookmark text:name="f2016-d1e904"/><text:a xlink:type="simple" xlink:href="#f2016-d1e904" text:style-name="Internet_20_link" text:visited-style-name="Visited_20_Internet_20_Link">14.11.2</text:a> Within the limitations set by the provisions of this Article, the Professional Librarians’ Committee may develop supplementary policies, subject to the approval of the General Faculties Council, relating to the criteria in Article 14.11. Such policies shall be made known to all Members affected. </text:p>
                </text:list-item>
                <text:list-item>
                  <text:p text:style-name="P1"><text:bookmark text:name="f2016-d1e906"/><text:a xlink:type="simple" xlink:href="#f2016-d1e906" text:style-name="Internet_20_link" text:visited-style-name="Visited_20_Internet_20_Link">14.11.3</text:a> The criteria shall be weighted according to the duties assigned pursuant to Article 13; weightings are subject to Articles 13.02, 13.03.2, and Schedule F. </text:p>
                </text:list-item>
                <text:list-item>
                  <text:p text:style-name="P1"><text:bookmark text:name="f2016-d1e908"/><text:a xlink:type="simple" xlink:href="#f2016-d1e908" text:style-name="Internet_20_link" text:visited-style-name="Visited_20_Internet_20_Link">14.11.4</text:a> Personal or social compatibility shall not be a criterion for extension of probation, tenure, promotion, or salary increments. </text:p>
                </text:list-item>
              </text:list>
            </text:list-item>
            <text:list-item>
              <text:p text:style-name="P1"><text:bookmark text:name="f2016-d1e9111"/><text:a xlink:type="simple" xlink:href="#f2016-d1e911" text:style-name="Internet_20_link" text:visited-style-name="Visited_20_Internet_20_Link">14.12</text:a> <text:bookmark text:name="f2016-d1e911"/>Guidelines For Appointment and Promotion:</text:p>
              <text:list>
                <text:list-item>
                  <text:p text:style-name="P2"><text:bookmark text:name="f2016-d1e9141"/><text:a xlink:type="simple" xlink:href="#f2016-d1e914" text:style-name="Internet_20_link" text:visited-style-name="Visited_20_Internet_20_Link">14.12.1</text:a> <text:bookmark text:name="f2016-d1e914"/>Librarian II </text:p>
                </text:list-item>
                <text:list-item>
                  <text:p text:style-name="P2">To qualify for appointment to the rank of Librarian II, the candidate shall have the minimum of a recognized professional degree in Library Science (M.L.S. or equivalent). In addition, there shall be the achievement of, or a reasonable expectation of, the development of a record of successful performance as a Professional Librarian, with a demonstration of a mastery of the skills and techniques of Librarianship as evidenced by effectiveness of professional performance; and evidence of the ability to develop and extend professional, disciplinary, and management expertise.</text:p>
                </text:list-item>
                <text:list-item>
                  <text:p text:style-name="P2"><text:soft-page-break/>In addition, the candidate should show some evidence, or the expectation, of research and professional development in one or more of the following areas:</text:p>
                  <text:list>
                    <text:list-item>
                      <text:p text:style-name="P1"><text:bookmark text:name="f2016-d1e921"/><text:a xlink:type="simple" xlink:href="#f2016-d1e921" text:style-name="Internet_20_link" text:visited-style-name="Visited_20_Internet_20_Link">14.12.1.A</text:a> Academic achievement and activities, including additional formal study in Library Science and/or other relevant academic disciplines, programs in continuing education, research, and publication. </text:p>
                    </text:list-item>
                    <text:list-item>
                      <text:p text:style-name="P1"><text:bookmark text:name="f2016-d1e923"/><text:a xlink:type="simple" xlink:href="#f2016-d1e923" text:style-name="Internet_20_link" text:visited-style-name="Visited_20_Internet_20_Link">14.12.1.B</text:a> Involvement in professional activities and participation in professional organizations including service on committees, the presentation of papers, the organization of and participation in conferences, seminars, and workshops. </text:p>
                    </text:list-item>
                    <text:list-item>
                      <text:p text:style-name="P1"><text:bookmark text:name="f2016-d1e925"/><text:a xlink:type="simple" xlink:href="#f2016-d1e925" text:style-name="Internet_20_link" text:visited-style-name="Visited_20_Internet_20_Link">14.12.1.C</text:a> Contributions to the Library, the University, or the community. </text:p>
                    </text:list-item>
                  </text:list>
                </text:list-item>
                <text:list-item>
                  <text:p text:style-name="P2"><text:bookmark text:name="f2016-d1e9271"/><text:a xlink:type="simple" xlink:href="#f2016-d1e927" text:style-name="Internet_20_link" text:visited-style-name="Visited_20_Internet_20_Link">14.12.2</text:a> <text:bookmark text:name="f2016-d1e927"/>Librarian III </text:p>
                </text:list-item>
                <text:list-item>
                  <text:p text:style-name="P2">The primary criterion for appointment or promotion to the rank of Librarian III shall be professional performance; the successful candidate shall have a record over a period of years, of significant achievement in librarianship, exercising sound independent judgment and creativity. There should be clear evidence of continuing professional development and demonstrated ability in an area of Library service and/or in an administrative capacity.</text:p>
                </text:list-item>
                <text:list-item>
                  <text:p text:style-name="P2">The candidate must also demonstrate achievement in research and professional development in one or more of the following areas:</text:p>
                  <text:list>
                    <text:list-item>
                      <text:p text:style-name="P1"><text:bookmark text:name="f2016-d1e934"/><text:a xlink:type="simple" xlink:href="#f2016-d1e934" text:style-name="Internet_20_link" text:visited-style-name="Visited_20_Internet_20_Link">14.12.2.A</text:a> Academic achievement and activities, including additional formal study in Library Science or other relevant academic disciplines, programs in continuing education; research, and publication. </text:p>
                    </text:list-item>
                    <text:list-item>
                      <text:p text:style-name="P1"><text:bookmark text:name="f2016-d1e936"/><text:a xlink:type="simple" xlink:href="#f2016-d1e936" text:style-name="Internet_20_link" text:visited-style-name="Visited_20_Internet_20_Link">14.12.2.B</text:a> Involvement in professional activities and participation in professional organizations including service on committees, the presentation of papers, organization of, and participation in conferences, seminars, workshops. </text:p>
                    </text:list-item>
                    <text:list-item>
                      <text:p text:style-name="P1"><text:bookmark text:name="f2016-d1e938"/><text:a xlink:type="simple" xlink:href="#f2016-d1e938" text:style-name="Internet_20_link" text:visited-style-name="Visited_20_Internet_20_Link">14.12.2.C</text:a> Contributions to the Library, the University, or the community. </text:p>
                    </text:list-item>
                  </text:list>
                </text:list-item>
                <text:list-item>
                  <text:p text:style-name="P2"><text:bookmark text:name="f2016-d1e9401"/><text:a xlink:type="simple" xlink:href="#f2016-d1e940" text:style-name="Internet_20_link" text:visited-style-name="Visited_20_Internet_20_Link">14.12.3</text:a> <text:bookmark text:name="f2016-d1e940"/>Librarian IV </text:p>
                </text:list-item>
                <text:list-item>
                  <text:p text:style-name="P2">For appointment or promotion to the rank of Librarian IV the successful applicant must have a record of outstanding professional accomplishment with demonstrated initiative, leadership and creativity. There should be evidence of further development and extension of professional expertise reflected by superior achievements and leadership in the field of service or specialization recognized beyond the University. Letters of reference from external referees shall be required.</text:p>
                </text:list-item>
                <text:list-item>
                  <text:p text:style-name="P2">In addition the candidate must submit evidence of substantial achievement in at least two of the following areas: research, publishing, professional endeavors including significant involvement in professional organizations; and in general contributions to the profession, the University, and society.</text:p>
                </text:list-item>
              </text:list>
            </text:list-item>
          </text:list>
        </text:list-item>
        <text:list-item>
          <text:p text:style-name="P6"/>
          <text:list>
            <text:list-item>
              <text:h text:style-name="P8" text:outline-level="2"><text:bookmark text:name="f2016-d1e946"/><text:a xlink:type="simple" xlink:href="#f2016-d1e946" text:style-name="Internet_20_link" text:visited-style-name="Visited_20_Internet_20_Link">Article 15: Instructors and Academic Assistants</text:a> </text:h>
            </text:list-item>
            <text:list-item>
              <text:p text:style-name="P1"><text:bookmark text:name="f2016-d1e9491"/><text:a xlink:type="simple" xlink:href="#f2016-d1e949" text:style-name="Internet_20_link" text:visited-style-name="Visited_20_Internet_20_Link">15.01</text:a> <text:bookmark text:name="f2016-d1e949"/>Instructors: </text:p>
              <text:list>
                <text:list-item>
                  <text:p text:style-name="P1"><text:bookmark text:name="f2016-d1e952"/><text:a xlink:type="simple" xlink:href="#f2016-d1e952" text:style-name="Internet_20_link" text:visited-style-name="Visited_20_Internet_20_Link">15.01.1</text:a> The primary duties of an Instructor are instruction and service. </text:p>
                </text:list-item>
                <text:list-item>
                  <text:p text:style-name="P1"><text:bookmark text:name="f2016-d1e954"/><text:a xlink:type="simple" xlink:href="#f2016-d1e954" text:style-name="Internet_20_link" text:visited-style-name="Visited_20_Internet_20_Link">15.01.2</text:a> A position description shall be developed by the Faculty or Department, as appropriate, and with the approval of the Dean/University Librarian, in consultation with the Instructor. The position description shall form part of the initial offer of appointment, and be subject to alteration with the approval of the Dean/University Librarian in consultation with <text:soft-page-break/>the Instructor. </text:p>
                </text:list-item>
                <text:list-item>
                  <text:p text:style-name="P1"><text:bookmark text:name="f2016-d1e956"/><text:a xlink:type="simple" xlink:href="#f2016-d1e956" text:style-name="Internet_20_link" text:visited-style-name="Visited_20_Internet_20_Link">15.01.3</text:a> There are three ranks within the Instructor category:</text:p>
                  <text:list>
                    <text:list-item>
                      <text:p text:style-name="P2"><text:bookmark text:name="f2016-d1e959"/><text:a xlink:type="simple" xlink:href="#f2016-d1e959" text:style-name="Internet_20_link" text:visited-style-name="Visited_20_Internet_20_Link">15.01.3.A</text:a> Instructor I</text:p>
                    </text:list-item>
                    <text:list-item>
                      <text:p text:style-name="P2">The minimum qualification for appointment as Instructor I is a Bachelor’s Degree in the subject of interest, with appropriate experience.</text:p>
                    </text:list-item>
                    <text:list-item>
                      <text:p text:style-name="P2"><text:bookmark text:name="f2016-d1e963"/><text:a xlink:type="simple" xlink:href="#f2016-d1e963" text:style-name="Internet_20_link" text:visited-style-name="Visited_20_Internet_20_Link">15.01.3.B</text:a> Instructor II</text:p>
                    </text:list-item>
                    <text:list-item>
                      <text:p text:style-name="P2">The minimum qualification for appointment as Instructor II is a Bachelor’s Degree in the subject of interest, with appropriate experience, and a record of teaching effectiveness over a period of years. A Master’s Level degree in the subject of interest is desirable.</text:p>
                    </text:list-item>
                    <text:list-item>
                      <text:p text:style-name="P2"><text:bookmark text:name="f2016-d1e967"/><text:a xlink:type="simple" xlink:href="#f2016-d1e967" text:style-name="Internet_20_link" text:visited-style-name="Visited_20_Internet_20_Link">15.01.3.C</text:a> Instructor III</text:p>
                    </text:list-item>
                    <text:list-item>
                      <text:p text:style-name="P2">The minimum qualification for appointment as Instructor III is a Bachelor’s Degree in the subject of interest, with appropriate experience or appropriate professional qualifications, and a lengthy and meritorious record of teaching effectiveness. A doctoral degree in the subject of interest is desirable.</text:p>
                    </text:list-item>
                  </text:list>
                </text:list-item>
                <text:list-item>
                  <text:p text:style-name="P1"><text:bookmark text:name="f2016-d1e9711"/><text:a xlink:type="simple" xlink:href="#f2016-d1e971" text:style-name="Internet_20_link" text:visited-style-name="Visited_20_Internet_20_Link">15.01.4</text:a> <text:bookmark text:name="f2016-d1e971"/>Appointment of Instructors </text:p>
                  <text:list>
                    <text:list-item>
                      <text:p text:style-name="P1"><text:bookmark text:name="f2016-d1e974"/><text:a xlink:type="simple" xlink:href="#f2016-d1e974" text:style-name="Internet_20_link" text:visited-style-name="Visited_20_Internet_20_Link">15.01.4.A</text:a> The Board shall establish and authorize the filling of each Instructor position. </text:p>
                    </text:list-item>
                    <text:list-item>
                      <text:p text:style-name="P1"><text:bookmark text:name="f2016-d1e976"/><text:a xlink:type="simple" xlink:href="#f2016-d1e976" text:style-name="Internet_20_link" text:visited-style-name="Visited_20_Internet_20_Link">15.01.4.B</text:a> Except when time does not permit, probationary and continuing Instructor positions shall be advertised within the University, on the "CAUT Bulletin", or in other appropriate media. </text:p>
                    </text:list-item>
                    <text:list-item>
                      <text:p text:style-name="P2"><text:bookmark text:name="f2016-d1e978"/><text:a xlink:type="simple" xlink:href="#f2016-d1e978" text:style-name="Internet_20_link" text:visited-style-name="Visited_20_Internet_20_Link">15.01.4.C</text:a> Applications for Instructor positions shall be considered by a Search Committee established under the provisions of Article 17 which shall recommend to the Dean/University Librarian a candidate or candidates for the position.</text:p>
                    </text:list-item>
                    <text:list-item>
                      <text:p text:style-name="P2">If the Dean/University Librarian approves a recommended candidate, he/she shall send the candidate a written offer of appointment, provisional upon ratification by the Board, specifying the effective date, salary, duties and other conditions. If the Dean/University Librarian rejects the recommendation of the Search Committee, his/her reasons shall be given to the President and to the Committee Chair, and he/she shall request the Search Committee to recommend another candidate or candidates.</text:p>
                    </text:list-item>
                    <text:list-item>
                      <text:p text:style-name="P1"><text:bookmark text:name="f2016-d1e982"/><text:a xlink:type="simple" xlink:href="#f2016-d1e982" text:style-name="Internet_20_link" text:visited-style-name="Visited_20_Internet_20_Link">15.01.4.D</text:a> In the event that a provisional offer of appointment is accepted, the Dean/University Librarian shall recommend the appointment of that candidate to the President, who shall report the Dean’s/University Librarian's recommendation to the Board. </text:p>
                    </text:list-item>
                    <text:list-item>
                      <text:p text:style-name="P1"><text:bookmark text:name="f2016-d1e984"/><text:a xlink:type="simple" xlink:href="#f2016-d1e984" text:style-name="Internet_20_link" text:visited-style-name="Visited_20_Internet_20_Link">15.01.4.E</text:a> If the Board ratifies a recommendation for appointment by the President, the President shall send an official letter of appointment to the candidate specifying the terms and conditions of the appointment. </text:p>
                    </text:list-item>
                    <text:list-item>
                      <text:p text:style-name="P1"><text:bookmark text:name="f2016-d1e986"/><text:a xlink:type="simple" xlink:href="#f2016-d1e986" text:style-name="Internet_20_link" text:visited-style-name="Visited_20_Internet_20_Link">15.01.4.F</text:a> The letter of appointment, countersigned by the appointee, and the Handbook together constitute an agreement of appointment between the appointee and the University. Amendments to the Handbook shall become part of such agreement of appointment. </text:p>
                    </text:list-item>
                    <text:list-item>
                      <text:p text:style-name="P1"><text:bookmark text:name="f2016-d1e988"/><text:a xlink:type="simple" xlink:href="#f2016-d1e988" text:style-name="Internet_20_link" text:visited-style-name="Visited_20_Internet_20_Link">15.01.4.G</text:a> Instructors will normally be appointed at the rank of Instructor I. A Dean/University Librarian may recommend to the Board appointment at the rank of Instructor II or Instructor III depending upon the needs of the Faculty and/or the qualifications/experience of the appointee. </text:p>
                    </text:list-item>
                    <text:list-item>
                      <text:p text:style-name="P1"><text:bookmark text:name="f2016-d1e990"/><text:a xlink:type="simple" xlink:href="#f2016-d1e990" text:style-name="Internet_20_link" text:visited-style-name="Visited_20_Internet_20_Link">15.01.4.H</text:a> Relocation Allowance: Refer to Schedule B.09. </text:p>
                    </text:list-item>
                  </text:list>
                </text:list-item>
                <text:list-item>
                  <text:p text:style-name="P1"><text:bookmark text:name="f2016-d1e9921"/><text:a xlink:type="simple" xlink:href="#f2016-d1e992" text:style-name="Internet_20_link" text:visited-style-name="Visited_20_Internet_20_Link">15.01.5</text:a> <text:bookmark text:name="f2016-d1e992"/>Rights and Responsibilities of Instructors </text:p>
                  <text:list>
                    <text:list-item>
                      <text:p text:style-name="P1"><text:bookmark text:name="f2016-d1e995"/><text:soft-page-break/><text:a xlink:type="simple" xlink:href="#f2016-d1e995" text:style-name="Internet_20_link" text:visited-style-name="Visited_20_Internet_20_Link">15.01.5.A</text:a> Instructors have certain duties and responsibilities which derive from their positions as teachers. </text:p>
                    </text:list-item>
                    <text:list-item>
                      <text:p text:style-name="P1"><text:bookmark text:name="f2016-d1e997"/><text:a xlink:type="simple" xlink:href="#f2016-d1e997" text:style-name="Internet_20_link" text:visited-style-name="Visited_20_Internet_20_Link">15.01.5.B</text:a> The principal responsibility of Instructors is to provide instruction within the Department/Faculty/Library through laboratory, clinical, or other teaching assignments and related duties. In every case, the Member must be appropriately qualified to teach the courses in question.</text:p>
                      <text:list>
                        <text:list-item>
                          <text:p text:style-name="P1"><text:bookmark text:name="f2016-d1e1000"/><text:a xlink:type="simple" xlink:href="#f2016-d1e1000" text:style-name="Internet_20_link" text:visited-style-name="Visited_20_Internet_20_Link">15.01.5.B.I</text:a> Instructor I: Full responsibility for teaching laboratory, fine arts studio performance, physical activity or practicum courses is part of the Member's regular assigned duties. Full responsibility for teaching a course may be assigned with appropriate supervision and with the express permission of the Dean/University Librarian; </text:p>
                        </text:list-item>
                        <text:list-item>
                          <text:p text:style-name="P1"><text:bookmark text:name="f2016-d1e1002"/><text:a xlink:type="simple" xlink:href="#f2016-d1e1002" text:style-name="Internet_20_link" text:visited-style-name="Visited_20_Internet_20_Link">15.01.5.B.II</text:a> Instructor II: Full responsibility for teaching one or more courses may be part of a Member's regular assigned duties; </text:p>
                        </text:list-item>
                        <text:list-item>
                          <text:p text:style-name="P1"><text:bookmark text:name="f2016-d1e1004"/><text:a xlink:type="simple" xlink:href="#f2016-d1e1004" text:style-name="Internet_20_link" text:visited-style-name="Visited_20_Internet_20_Link">15.01.5.B.III</text:a> Instructor III: Full responsibility for teaching courses may constitute all or part of a Member’s regular assigned duties. </text:p>
                        </text:list-item>
                      </text:list>
                    </text:list-item>
                    <text:list-item>
                      <text:p text:style-name="P1"><text:bookmark text:name="f2016-d1e1006"/><text:a xlink:type="simple" xlink:href="#f2016-d1e1006" text:style-name="Internet_20_link" text:visited-style-name="Visited_20_Internet_20_Link">15.01.5.C</text:a> Instructors are not expected to conduct research or scholarship, other than that directly related to their teaching or position description duties. However, research activity which does not prevent Instructors from fulfilling their assigned responsibilities shall be allowed when approved in writing in advance by the Dean/University Librarian in consultation with the Department Chair where Departments exist. </text:p>
                    </text:list-item>
                    <text:list-item>
                      <text:p text:style-name="P1"><text:bookmark text:name="f2016-d1e1008"/><text:a xlink:type="simple" xlink:href="#f2016-d1e1008" text:style-name="Internet_20_link" text:visited-style-name="Visited_20_Internet_20_Link">15.01.5.D</text:a> Instructors have the right and responsibility to ensure their professional development as effective teachers. They have an obligation to develop and maintain competence and effectiveness within their area of expertise, to conscientiously prepare and organize their subject and to revise that subject matter on a regular basis as appropriate for that subject. </text:p>
                    </text:list-item>
                    <text:list-item>
                      <text:p text:style-name="P1"><text:bookmark text:name="f2016-d1e1010"/><text:a xlink:type="simple" xlink:href="#f2016-d1e1010" text:style-name="Internet_20_link" text:visited-style-name="Visited_20_Internet_20_Link">15.01.5.E</text:a> Instructors have the responsibility to act fairly toward all members of the University community, to foster a free exchange of ideas, and to respect the principles of confidentiality in a manner consistent with their instructional role. </text:p>
                    </text:list-item>
                    <text:list-item>
                      <text:p text:style-name="P1"><text:bookmark text:name="f2016-d1e1012"/><text:a xlink:type="simple" xlink:href="#f2016-d1e1012" text:style-name="Internet_20_link" text:visited-style-name="Visited_20_Internet_20_Link">15.01.5.F</text:a> Instructors shall have the right, and are encouraged, to attend and take part as members in Department/Faculty meetings and to vote in such bodies. </text:p>
                    </text:list-item>
                    <text:list-item>
                      <text:p text:style-name="P1"><text:bookmark text:name="f2016-d1e1014"/><text:a xlink:type="simple" xlink:href="#f2016-d1e1014" text:style-name="Internet_20_link" text:visited-style-name="Visited_20_Internet_20_Link">15.01.5.G</text:a> Consistent with their assigned duties, Instructors have the right, and are encouraged, to participate in the work of academic and professional associations. </text:p>
                    </text:list-item>
                  </text:list>
                </text:list-item>
                <text:list-item>
                  <text:p text:style-name="P1"><text:bookmark text:name="f2016-d1e10161"/><text:a xlink:type="simple" xlink:href="#f2016-d1e1016" text:style-name="Internet_20_link" text:visited-style-name="Visited_20_Internet_20_Link">15.01.6</text:a> <text:bookmark text:name="f2016-d1e1016"/>Promotion of Instructors </text:p>
                  <text:list>
                    <text:list-item>
                      <text:p text:style-name="P1"><text:bookmark text:name="f2016-d1e1019"/><text:a xlink:type="simple" xlink:href="#f2016-d1e1019" text:style-name="Internet_20_link" text:visited-style-name="Visited_20_Internet_20_Link">15.01.6.A</text:a> An Instructor may request consideration for promotion after five (5) years in a rank, or in any year with the agreement of the Chair of the Salary, Tenure, and Promotion Committee. </text:p>
                    </text:list-item>
                    <text:list-item>
                      <text:p text:style-name="P1"><text:bookmark text:name="f2016-d1e1021"/><text:a xlink:type="simple" xlink:href="#f2016-d1e1021" text:style-name="Internet_20_link" text:visited-style-name="Visited_20_Internet_20_Link">15.01.6.B</text:a> Promotion in rank for Instructors follows a number of years of successful performance at the lower rank and requires a proven ability to successfully perform the duties appropriate to the next highest rank. Increased relevant qualifications, increased scope of practice and relevant expertise shall also be considered. Consistent with Article 15.01.5(d), maintaining relevant competence in the area of expertise is not sufficient in itself to merit promotion. </text:p>
                    </text:list-item>
                    <text:list-item>
                      <text:p text:style-name="P1"><text:bookmark text:name="f2016-d1e1023"/><text:a xlink:type="simple" xlink:href="#f2016-d1e1023" text:style-name="Internet_20_link" text:visited-style-name="Visited_20_Internet_20_Link">15.01.6.C</text:a> Promotion requires a positive recommendation of the relevant STP Committee, recommendation by the President, and ratification by the Board. </text:p>
                    </text:list-item>
                    <text:list-item>
                      <text:p text:style-name="P2"><text:bookmark text:name="f2016-d1e1025"/><text:a xlink:type="simple" xlink:href="#f2016-d1e1025" text:style-name="Internet_20_link" text:visited-style-name="Visited_20_Internet_20_Link">15.01.6.D</text:a> The procedure for the hearing of the STP Committee regarding the award of promotion shall be that for a hearing regarding promotion of a Faculty Member, as provided in Article 20.03. The motion to be considered by the STP Committee shall be:</text:p>
                    </text:list-item>
                    <text:list-item>
                      <text:p text:style-name="P2">That the quality and quantity of the candidate’s work relative to Article 15.01.6(b) merit the award of promotion as an Instructor under Article 15.01.6(c). </text:p>
                    </text:list-item>
                  </text:list>
                </text:list-item>
              </text:list>
            </text:list-item>
            <text:list-item>
              <text:p text:style-name="P1"><text:bookmark text:name="f2016-d1e10301"/><text:a xlink:type="simple" xlink:href="#f2016-d1e1030" text:style-name="Internet_20_link" text:visited-style-name="Visited_20_Internet_20_Link">15.02</text:a> <text:bookmark text:name="f2016-d1e1030"/>Academic Assistants </text:p>
              <text:list>
                <text:list-item>
                  <text:p text:style-name="P1"><text:bookmark text:name="f2016-d1e1033"/><text:a xlink:type="simple" xlink:href="#f2016-d1e1033" text:style-name="Internet_20_link" text:visited-style-name="Visited_20_Internet_20_Link">15.02.1</text:a> The duties of an Academic Assistant will be according to a position description and <text:soft-page-break/>will be primarily other than instruction in Department/Faculty course offerings. Such positions shall support the teaching and/or research functions of the University. </text:p>
                </text:list-item>
                <text:list-item>
                  <text:p text:style-name="P1"><text:bookmark text:name="f2016-d1e1035"/><text:a xlink:type="simple" xlink:href="#f2016-d1e1035" text:style-name="Internet_20_link" text:visited-style-name="Visited_20_Internet_20_Link">15.02.2</text:a> A position description shall be developed by the Faculty or Department, as appropriate, and with the approval of the Dean/University Librarian, in consultation with the Academic Assistant. The position description shall form part of the initial offer of appointment, and be subject to alteration with the approval of the Dean/University Librarian in consultation with the Academic Assistant. </text:p>
                </text:list-item>
                <text:list-item>
                  <text:p text:style-name="P1"><text:bookmark text:name="f2016-d1e1037"/><text:a xlink:type="simple" xlink:href="#f2016-d1e1037" text:style-name="Internet_20_link" text:visited-style-name="Visited_20_Internet_20_Link">15.02.3</text:a> There are three ranks within the Academic Assistant category:</text:p>
                  <text:list>
                    <text:list-item>
                      <text:p text:style-name="P1"><text:bookmark text:name="f2016-d1e1040"/><text:a xlink:type="simple" xlink:href="#f2016-d1e1040" text:style-name="Internet_20_link" text:visited-style-name="Visited_20_Internet_20_Link">15.02.3.A</text:a> Academic Assistant I, where a Bachelor's Degree in the subject of interest or an equivalent academic qualification shall be the minimum qualification. </text:p>
                    </text:list-item>
                    <text:list-item>
                      <text:p text:style-name="P1"><text:bookmark text:name="f2016-d1e1042"/><text:a xlink:type="simple" xlink:href="#f2016-d1e1042" text:style-name="Internet_20_link" text:visited-style-name="Visited_20_Internet_20_Link">15.02.3.B</text:a> Academic Assistant II, where a Master's Degree or equivalent in the subject of interest or a lesser academic qualification plus appropriate experience is required. </text:p>
                    </text:list-item>
                    <text:list-item>
                      <text:p text:style-name="P1"><text:bookmark text:name="f2016-d1e1044"/><text:a xlink:type="simple" xlink:href="#f2016-d1e1044" text:style-name="Internet_20_link" text:visited-style-name="Visited_20_Internet_20_Link">15.02.3.C</text:a> Academic Assistant III, where a doctoral degree or equivalent in the subject of interest, or a Master’s Degree and appropriate professional qualifications, or a lesser academic qualification plus appropriate experience and/or professional qualification is required. </text:p>
                    </text:list-item>
                  </text:list>
                </text:list-item>
                <text:list-item>
                  <text:p text:style-name="P1"><text:bookmark text:name="f2016-d1e10461"/><text:a xlink:type="simple" xlink:href="#f2016-d1e1046" text:style-name="Internet_20_link" text:visited-style-name="Visited_20_Internet_20_Link">15.02.4</text:a> <text:bookmark text:name="f2016-d1e1046"/>Appointment of Academic Assistants </text:p>
                  <text:list>
                    <text:list-item>
                      <text:p text:style-name="P1"><text:bookmark text:name="f2016-d1e1049"/><text:a xlink:type="simple" xlink:href="#f2016-d1e1049" text:style-name="Internet_20_link" text:visited-style-name="Visited_20_Internet_20_Link">15.02.4.A</text:a> The Board shall establish and authorize the filling of each Academic Assistant position. </text:p>
                    </text:list-item>
                    <text:list-item>
                      <text:p text:style-name="P2"><text:bookmark text:name="f2016-d1e1051"/><text:a xlink:type="simple" xlink:href="#f2016-d1e1051" text:style-name="Internet_20_link" text:visited-style-name="Visited_20_Internet_20_Link">15.02.4.B</text:a> Applications for Academic Assistant positions shall be considered by a Search Committee established under the provisions of Article 17 which shall recommend to the Dean/University Librarian a candidate or candidates for the position.</text:p>
                    </text:list-item>
                    <text:list-item>
                      <text:p text:style-name="P2">If the Dean/University Librarian approves a recommended candidate, he/she shall send the candidate a written offer of appointment, provisional upon ratification by the Board, specifying the effective date, salary, duties and other conditions. If the Dean/University Librarian rejects the recommendation of the Search Committee, his/her reasons shall be given to the President and to the committee Chair, and he/she shall request the Search Committee to recommend another candidate or candidates.</text:p>
                    </text:list-item>
                    <text:list-item>
                      <text:p text:style-name="P1"><text:bookmark text:name="f2016-d1e1055"/><text:a xlink:type="simple" xlink:href="#f2016-d1e1055" text:style-name="Internet_20_link" text:visited-style-name="Visited_20_Internet_20_Link">15.02.4.C</text:a> In the event that a provisional offer of appointment is accepted, the Dean/University Librarian shall recommend the appointment of that candidate to the President, who shall report the Dean's/University Librarian's recommendation to the Board. </text:p>
                    </text:list-item>
                    <text:list-item>
                      <text:p text:style-name="P1"><text:bookmark text:name="f2016-d1e1057"/><text:a xlink:type="simple" xlink:href="#f2016-d1e1057" text:style-name="Internet_20_link" text:visited-style-name="Visited_20_Internet_20_Link">15.02.4.D</text:a> If the Board ratifies a recommendation for appointment by the President, the President shall send an official letter of appointment to the candidate specifying the terms and conditions of the appointment. </text:p>
                    </text:list-item>
                    <text:list-item>
                      <text:p text:style-name="P1"><text:bookmark text:name="f2016-d1e1059"/><text:a xlink:type="simple" xlink:href="#f2016-d1e1059" text:style-name="Internet_20_link" text:visited-style-name="Visited_20_Internet_20_Link">15.02.4.E</text:a> The letter of appointment, countersigned by the appointee, and the Handbook together constitute an agreement of appointment between the appointee and the University. Amendments to the Handbook shall become part of such agreement of appointment. </text:p>
                    </text:list-item>
                    <text:list-item>
                      <text:p text:style-name="P1"><text:bookmark text:name="f2016-d1e1061"/><text:a xlink:type="simple" xlink:href="#f2016-d1e1061" text:style-name="Internet_20_link" text:visited-style-name="Visited_20_Internet_20_Link">15.02.4.F</text:a> Relocation Allowance: Refer to Schedule B.09. </text:p>
                    </text:list-item>
                  </text:list>
                </text:list-item>
                <text:list-item>
                  <text:p text:style-name="P1"><text:bookmark text:name="f2016-d1e10631"/><text:a xlink:type="simple" xlink:href="#f2016-d1e1063" text:style-name="Internet_20_link" text:visited-style-name="Visited_20_Internet_20_Link">15.02.5</text:a> <text:bookmark text:name="f2016-d1e1063"/>Rights and Responsibilities of Academic Assistants </text:p>
                  <text:list>
                    <text:list-item>
                      <text:p text:style-name="P1"><text:bookmark text:name="f2016-d1e1066"/><text:a xlink:type="simple" xlink:href="#f2016-d1e1066" text:style-name="Internet_20_link" text:visited-style-name="Visited_20_Internet_20_Link">15.02.5.A</text:a> The professional obligations and responsibilities of Academic Assistants, whose prime responsibilities are other than instruction in Department/Faculty course offerings shall consist of those duties and responsibilities described in their position descriptions. </text:p>
                    </text:list-item>
                    <text:list-item>
                      <text:p text:style-name="P1"><text:bookmark text:name="f2016-d1e1068"/><text:a xlink:type="simple" xlink:href="#f2016-d1e1068" text:style-name="Internet_20_link" text:visited-style-name="Visited_20_Internet_20_Link">15.02.5.B</text:a> In addition, and where applicable, the rights and responsibilities listed in Article 15.01.5(c), 15.01.5(d), 15.01.5(e), 15.01.5(f), and 15.01.5(g) shall apply. </text:p>
                    </text:list-item>
                  </text:list>
                </text:list-item>
                <text:list-item>
                  <text:p text:style-name="P1"><text:bookmark text:name="f2016-d1e10701"/><text:a xlink:type="simple" xlink:href="#f2016-d1e1070" text:style-name="Internet_20_link" text:visited-style-name="Visited_20_Internet_20_Link">15.02.6</text:a> <text:bookmark text:name="f2016-d1e1070"/>Promotion for Academic Assistants </text:p>
                  <text:list>
                    <text:list-item>
                      <text:p text:style-name="P1"><text:bookmark text:name="f2016-d1e1073"/><text:a xlink:type="simple" xlink:href="#f2016-d1e1073" text:style-name="Internet_20_link" text:visited-style-name="Visited_20_Internet_20_Link">15.02.6.A</text:a> An Academic Assistant may request consideration for promotion after five (5) years in a rank, or in any year with the agreement of the Chair of the Salary, Tenure, and Promotion Committee. </text:p>
                    </text:list-item>
                    <text:list-item>
                      <text:p text:style-name="P1"><text:bookmark text:name="f2016-d1e1075"/><text:a xlink:type="simple" xlink:href="#f2016-d1e1075" text:style-name="Internet_20_link" text:visited-style-name="Visited_20_Internet_20_Link">15.02.6.B</text:a> In order for a promotion to be considered by the STP Committee, the Chair of <text:soft-page-break/>the relevant Department (or equivalent) and the Dean/University Librarian shall agree that this recommendation may be considered based upon the availability of a continuing assignment appropriate to the higher rank. Such agreement shall not be unreasonably withheld. </text:p>
                    </text:list-item>
                    <text:list-item>
                      <text:p text:style-name="P1"><text:bookmark text:name="f2016-d1e1077"/><text:a xlink:type="simple" xlink:href="#f2016-d1e1077" text:style-name="Internet_20_link" text:visited-style-name="Visited_20_Internet_20_Link">15.02.6.C</text:a> Promotion in rank for Academic Assistants follows a number of years of successful performance at the lower rank and requires a proven ability to successfully perform the duties appropriate to the next highest rank. Increased relevant qualifications, increased scope of practice and relevant expertise shall also be considered. Consistent with Article 15.01.5(d), maintaining relevant competence in the area of expertise is not sufficient in itself to merit promotion. </text:p>
                    </text:list-item>
                    <text:list-item>
                      <text:p text:style-name="P1"><text:bookmark text:name="f2016-d1e1079"/><text:a xlink:type="simple" xlink:href="#f2016-d1e1079" text:style-name="Internet_20_link" text:visited-style-name="Visited_20_Internet_20_Link">15.02.6.D</text:a> Promotion requires a positive recommendation of the relevant STP Committee, recommendation by the President, and ratification by the Board. </text:p>
                    </text:list-item>
                    <text:list-item>
                      <text:p text:style-name="P2"><text:bookmark text:name="f2016-d1e1081"/><text:a xlink:type="simple" xlink:href="#f2016-d1e1081" text:style-name="Internet_20_link" text:visited-style-name="Visited_20_Internet_20_Link">15.02.6.E</text:a> The procedure for the hearing of the STP Committee regarding the award of promotion shall be that for a hearing regarding promotion of a Faculty Member, as provided in Article 20.03. The motion to be considered by the STP Committee shall be:</text:p>
                    </text:list-item>
                    <text:list-item>
                      <text:p text:style-name="P2">That the quality and quantity of the candidate’s work relative to Article 15.02.6(c) merit the award of promotion as an Academic Assistant under Article 15.02.6(d). </text:p>
                    </text:list-item>
                  </text:list>
                </text:list-item>
              </text:list>
            </text:list-item>
            <text:list-item>
              <text:p text:style-name="P1"><text:bookmark text:name="f2016-d1e10861"/><text:a xlink:type="simple" xlink:href="#f2016-d1e1086" text:style-name="Internet_20_link" text:visited-style-name="Visited_20_Internet_20_Link">15.03</text:a> <text:bookmark text:name="f2016-d1e1086"/>Kinds of Appointment for Instructors and Academic Assistants </text:p>
              <text:list>
                <text:list-item>
                  <text:p text:style-name="P1"><text:bookmark text:name="f2016-d1e10891"/><text:a xlink:type="simple" xlink:href="#f2016-d1e1089" text:style-name="Internet_20_link" text:visited-style-name="Visited_20_Internet_20_Link">15.03.1</text:a> <text:bookmark text:name="f2016-d1e1089"/>Term Appointment </text:p>
                  <text:list>
                    <text:list-item>
                      <text:p text:style-name="P1"><text:bookmark text:name="f2016-d1e1092"/><text:a xlink:type="simple" xlink:href="#f2016-d1e1092" text:style-name="Internet_20_link" text:visited-style-name="Visited_20_Internet_20_Link">15.03.1.A</text:a> A term appointment shall be for a contractually limited period to afford institutional flexibility typically to address replacement, project or in response to term-limited funding. It shall not carry any implication that the Instructor or Academic Assistant will be considered for further appointment, unless provision for conversion as specified in Article 15.03.3 is made in the current letter of appointment. </text:p>
                    </text:list-item>
                    <text:list-item>
                      <text:p text:style-name="P1"><text:bookmark text:name="f2016-d1e1094"/><text:a xlink:type="simple" xlink:href="#f2016-d1e1094" text:style-name="Internet_20_link" text:visited-style-name="Visited_20_Internet_20_Link">15.03.1.B</text:a> Term appointments in consecutive academic years for which the assigned duties of the Member have not changed will: </text:p>
                      <text:list>
                        <text:list-item>
                          <text:p text:style-name="P1"><text:bookmark text:name="f2016-d1e1097"/><text:a xlink:type="simple" xlink:href="#f2016-d1e1097" text:style-name="Internet_20_link" text:visited-style-name="Visited_20_Internet_20_Link">15.03.1.B.I</text:a> not exceed a cumulative period of appointment of six (6) years; </text:p>
                        </text:list-item>
                        <text:list-item>
                          <text:p text:style-name="P1"><text:bookmark text:name="f2016-d1e1099"/><text:a xlink:type="simple" xlink:href="#f2016-d1e1099" text:style-name="Internet_20_link" text:visited-style-name="Visited_20_Internet_20_Link">15.03.1.B.II</text:a> be made at the same rank; and, </text:p>
                        </text:list-item>
                        <text:list-item>
                          <text:p text:style-name="P1"><text:bookmark text:name="f2016-d1e1101"/><text:a xlink:type="simple" xlink:href="#f2016-d1e1101" text:style-name="Internet_20_link" text:visited-style-name="Visited_20_Internet_20_Link">15.03.1.B.III</text:a> be made at a salary of no less than the previous appointment. </text:p>
                        </text:list-item>
                      </text:list>
                    </text:list-item>
                    <text:list-item>
                      <text:p text:style-name="P1"><text:bookmark text:name="f2016-d1e1103"/><text:a xlink:type="simple" xlink:href="#f2016-d1e1103" text:style-name="Internet_20_link" text:visited-style-name="Visited_20_Internet_20_Link">15.03.1.C</text:a> Term appointees will be informed by the Dean/University Librarian at the earliest possible opportunity if there will be a recommendation to the Board to renew the term appointment. </text:p>
                    </text:list-item>
                  </text:list>
                </text:list-item>
                <text:list-item>
                  <text:p text:style-name="P1"><text:bookmark text:name="f2016-d1e11051"/><text:a xlink:type="simple" xlink:href="#f2016-d1e1105" text:style-name="Internet_20_link" text:visited-style-name="Visited_20_Internet_20_Link">15.03.2</text:a> <text:bookmark text:name="f2016-d1e1105"/>Probationary Appointment </text:p>
                  <text:list>
                    <text:list-item>
                      <text:p text:style-name="P1"><text:bookmark text:name="f2016-d1e1108"/><text:a xlink:type="simple" xlink:href="#f2016-d1e1108" text:style-name="Internet_20_link" text:visited-style-name="Visited_20_Internet_20_Link">15.03.2.A</text:a> A first probationary appointment as an Instructor or Academic Assistant normally shall be for a period of three (3) years. During the third year of the first probationary appointment, subject to Article 18.02.2, the STP Committee may recommend that the incumbent be offered one of the following: </text:p>
                      <text:list>
                        <text:list-item>
                          <text:p text:style-name="P1"><text:bookmark text:name="f2016-d1e1111"/><text:a xlink:type="simple" xlink:href="#f2016-d1e1111" text:style-name="Internet_20_link" text:visited-style-name="Visited_20_Internet_20_Link">15.03.2.A.I</text:a> continuing appointment at the conclusion of the probationary appointment; </text:p>
                        </text:list-item>
                        <text:list-item>
                          <text:p text:style-name="P1"><text:bookmark text:name="f2016-d1e1113"/><text:a xlink:type="simple" xlink:href="#f2016-d1e1113" text:style-name="Internet_20_link" text:visited-style-name="Visited_20_Internet_20_Link">15.03.2.A.II</text:a> a one-year terminal appointment; or </text:p>
                        </text:list-item>
                        <text:list-item>
                          <text:p text:style-name="P1"><text:bookmark text:name="f2016-d1e1115"/><text:a xlink:type="simple" xlink:href="#f2016-d1e1115" text:style-name="Internet_20_link" text:visited-style-name="Visited_20_Internet_20_Link">15.03.2.A.III</text:a> one (1) final probationary appointment for a period not to exceed two (2) years, during the last year of which the STP Committee shall recommend (a) (i) or (a) (ii), above. </text:p>
                        </text:list-item>
                      </text:list>
                    </text:list-item>
                    <text:list-item>
                      <text:p text:style-name="P1"><text:bookmark text:name="f2016-d1e1117"/><text:a xlink:type="simple" xlink:href="#f2016-d1e1117" text:style-name="Internet_20_link" text:visited-style-name="Visited_20_Internet_20_Link">15.03.2.B</text:a> At the request of the Instructor or Academic Assistant, a Member appointed with prior service at the University as an Instructor/Academic Assistant at this University shall have up to two (2) years of such service considered as comprising part of the first probationary appointment, provided that the service has been evaluated under Article 15.05.3(a)(i), and that appropriate documentation is provided for the entire period. </text:p>
                    </text:list-item>
                  </text:list>
                </text:list-item>
                <text:list-item>
                  <text:p text:style-name="P1"><text:bookmark text:name="f2016-d1e11191"/><text:a xlink:type="simple" xlink:href="#f2016-d1e1119" text:style-name="Internet_20_link" text:visited-style-name="Visited_20_Internet_20_Link">15.03.3</text:a> <text:bookmark text:name="f2016-d1e1119"/>Term Appointment with Conversion </text:p>
                  <text:list>
                    <text:list-item>
                      <text:p text:style-name="P1"><text:bookmark text:name="f2016-d1e1122"/><text:a xlink:type="simple" xlink:href="#f2016-d1e1122" text:style-name="Internet_20_link" text:visited-style-name="Visited_20_Internet_20_Link">15.03.3.A</text:a> A term appointment may contain provisions for conversion of the appointment into a probationary appointment if the appointment is made: </text:p>
                      <text:list>
                        <text:list-item>
                          <text:p text:style-name="P1"><text:bookmark text:name="f2016-d1e1125"/><text:a xlink:type="simple" xlink:href="#f2016-d1e1125" text:style-name="Internet_20_link" text:visited-style-name="Visited_20_Internet_20_Link">15.03.3.A.I</text:a> in an area reliant on contingent funding that may become permanent; or </text:p>
                        </text:list-item>
                        <text:list-item>
                          <text:p text:style-name="P1"><text:bookmark text:name="f2016-d1e1127"/><text:soft-page-break/><text:a xlink:type="simple" xlink:href="#f2016-d1e1127" text:style-name="Internet_20_link" text:visited-style-name="Visited_20_Internet_20_Link">15.03.3.A.II</text:a> Contingent on the attainment of (an) academic credential(s). </text:p>
                        </text:list-item>
                      </text:list>
                    </text:list-item>
                    <text:list-item>
                      <text:p text:style-name="P1">In this case, the letter of appointment shall specify the conditions under which conversion may occur, such as the availability of continuing funding, attainment of academic credentials, and satisfactory performance of the duties for which the appointment was made. </text:p>
                    </text:list-item>
                    <text:list-item>
                      <text:p text:style-name="P1"><text:bookmark text:name="f2016-d1e1130"/><text:a xlink:type="simple" xlink:href="#f2016-d1e1130" text:style-name="Internet_20_link" text:visited-style-name="Visited_20_Internet_20_Link">15.03.3.B</text:a> If there is more than one (1) qualified candidate eligible for the probationary appointment under the terms of the most recent term appointment, a duly appointed Search Committee will recommend one of the candidates for appointment. </text:p>
                    </text:list-item>
                    <text:list-item>
                      <text:p text:style-name="P1"><text:bookmark text:name="f2016-d1e1132"/><text:a xlink:type="simple" xlink:href="#f2016-d1e1132" text:style-name="Internet_20_link" text:visited-style-name="Visited_20_Internet_20_Link">15.03.3.C</text:a> If the conversion occurs under the conditions of the term contract, in Article 15.03.3(a) above, the probationary appointment shall be deemed to have begun with the current term appointment. </text:p>
                    </text:list-item>
                    <text:list-item>
                      <text:p text:style-name="P1"><text:bookmark text:name="f2016-d1e1134"/><text:a xlink:type="simple" xlink:href="#f2016-d1e1134" text:style-name="Internet_20_link" text:visited-style-name="Visited_20_Internet_20_Link">15.03.3.D</text:a> At the request of the Instructor or Academic Assistant, a Member converted to a Probationary Appointment under Article 15.03.3 with prior service at the University shall have up to two (2) years of such service considered as comprising part of the initial probationary appointment, provided that the service has been evaluated under Article 15.05.3(a)(i) and that appropriate documentation is provided for the entire period. </text:p>
                    </text:list-item>
                  </text:list>
                </text:list-item>
                <text:list-item>
                  <text:p text:style-name="P2"><text:bookmark text:name="f2016-d1e11361"/><text:a xlink:type="simple" xlink:href="#f2016-d1e1136" text:style-name="Internet_20_link" text:visited-style-name="Visited_20_Internet_20_Link">15.03.4</text:a> <text:bookmark text:name="f2016-d1e1136"/>Continuing Appointment for a Partial Year </text:p>
                </text:list-item>
                <text:list-item>
                  <text:p text:style-name="P2">A continuing appointment may be awarded to an Instructor or Academic Assistant who is employed for a period of at least eight months per year each successive year. For an Instructor or Academic Assistant who is employed for fewer than twelve months per year, twelve months of employment shall be considered as a year of service.</text:p>
                </text:list-item>
                <text:list-item>
                  <text:p text:style-name="P1"><text:bookmark text:name="f2016-d1e11401"/><text:a xlink:type="simple" xlink:href="#f2016-d1e1140" text:style-name="Internet_20_link" text:visited-style-name="Visited_20_Internet_20_Link">15.03.5</text:a> <text:bookmark text:name="f2016-d1e1140"/>Procedure for the Award of a Continuing Appointment </text:p>
                  <text:list>
                    <text:list-item>
                      <text:p text:style-name="P1"><text:bookmark text:name="f2016-d1e1143"/><text:a xlink:type="simple" xlink:href="#f2016-d1e1143" text:style-name="Internet_20_link" text:visited-style-name="Visited_20_Internet_20_Link">15.03.5.A</text:a> The procedure for the hearing of the Salary Tenure and Promotion Committee regarding the award of Continuing Appointment shall be that for a hearing regarding promotion as provided in Article 20.03. Where the Committee has not completed its deliberations by June 30 of the final year of the Member's probationary appointment and the Committee makes a recommendation that probation be terminated, then a terminal appointment as provided in Article 15.03.2(b) shall be deemed to have begun July 1 immediately following the end of the probationary appointment. </text:p>
                    </text:list-item>
                    <text:list-item>
                      <text:p text:style-name="P2"><text:bookmark text:name="f2016-d1e1145"/><text:a xlink:type="simple" xlink:href="#f2016-d1e1145" text:style-name="Internet_20_link" text:visited-style-name="Visited_20_Internet_20_Link">15.03.5.B</text:a> The motion to be considered by the STP Committee shall be:</text:p>
                    </text:list-item>
                    <text:list-item>
                      <text:p text:style-name="P2">That the quality and quantity of the candidate's work relative to Article 15.06.1 merit the award of Continuing Appointment as an Instructor or Academic Assistant under Article 15.03.4. </text:p>
                    </text:list-item>
                    <text:list-item>
                      <text:p text:style-name="P1"><text:bookmark text:name="f2016-d1e1150"/><text:a xlink:type="simple" xlink:href="#f2016-d1e1150" text:style-name="Internet_20_link" text:visited-style-name="Visited_20_Internet_20_Link">15.03.5.C</text:a> Failure of the motion in Article 15.03.5(b) to carry by the appropriate majority, as specified in Article 17.04.2(c), requires that the STP Committee make a recommendation under Articles 15.03.2(b) or 15.03.2(c). </text:p>
                    </text:list-item>
                  </text:list>
                </text:list-item>
              </text:list>
            </text:list-item>
            <text:list-item>
              <text:p text:style-name="P2"><text:bookmark text:name="f2016-d1e1152"/><text:a xlink:type="simple" xlink:href="#f2016-d1e1152" text:style-name="Internet_20_link" text:visited-style-name="Visited_20_Internet_20_Link">15.04</text:a> Salary on Initial Appointment for Instructors and Academic Assistants</text:p>
            </text:list-item>
            <text:list-item>
              <text:p text:style-name="P2">The initial salary shall be set within the minimum and maximum salary range as set forth in Schedule A.01.3, at a level acknowledging the qualifications and experience of the Member.</text:p>
            </text:list-item>
            <text:list-item>
              <text:p text:style-name="P1"><text:bookmark text:name="f2016-d1e11561"/><text:a xlink:type="simple" xlink:href="#f2016-d1e1156" text:style-name="Internet_20_link" text:visited-style-name="Visited_20_Internet_20_Link">15.05</text:a> <text:bookmark text:name="f2016-d1e1156"/>Salary Increments for Instructors and Academic Assistants </text:p>
              <text:list>
                <text:list-item>
                  <text:p text:style-name="P1"><text:bookmark text:name="f2016-d1e1159"/><text:a xlink:type="simple" xlink:href="#f2016-d1e1159" text:style-name="Internet_20_link" text:visited-style-name="Visited_20_Internet_20_Link">15.05.1</text:a> An Instructor or Academic Assistant shall be awarded a salary increment that is:</text:p>
                  <text:list>
                    <text:list-item>
                      <text:p text:style-name="P1"><text:bookmark text:name="f2016-d1e1162"/><text:a xlink:type="simple" xlink:href="#f2016-d1e1162" text:style-name="Internet_20_link" text:visited-style-name="Visited_20_Internet_20_Link">15.05.1.A</text:a> recommended in accordance with the provisions of Article 15.05.4, and </text:p>
                    </text:list-item>
                    <text:list-item>
                      <text:p text:style-name="P1"><text:bookmark text:name="f2016-d1e1164"/><text:a xlink:type="simple" xlink:href="#f2016-d1e1164" text:style-name="Internet_20_link" text:visited-style-name="Visited_20_Internet_20_Link">15.05.1.B</text:a> ratified by the President. </text:p>
                    </text:list-item>
                  </text:list>
                </text:list-item>
                <text:list-item>
                  <text:p text:style-name="P1"><text:bookmark text:name="f2016-d1e1166"/><text:a xlink:type="simple" xlink:href="#f2016-d1e1166" text:style-name="Internet_20_link" text:visited-style-name="Visited_20_Internet_20_Link">15.05.2</text:a> All salary increments shall become effective on July 1 of the calendar year in which they are awarded. </text:p>
                </text:list-item>
                <text:list-item>
                  <text:p text:style-name="P1"><text:bookmark text:name="f2016-d1e1168"/><text:a xlink:type="simple" xlink:href="#f2016-d1e1168" text:style-name="Internet_20_link" text:visited-style-name="Visited_20_Internet_20_Link">15.05.3</text:a> Procedures for Awarding Increments as of July 1</text:p>
                  <text:list>
                    <text:list-item>
                      <text:p text:style-name="P1"><text:bookmark text:name="f2016-d1e1171"/><text:a xlink:type="simple" xlink:href="#f2016-d1e1171" text:style-name="Internet_20_link" text:visited-style-name="Visited_20_Internet_20_Link">15.05.3.A</text:a> For Instructors or Academic Assistants whose date of initial appointment is not <text:soft-page-break/>within the previous 12 months:</text:p>
                      <text:list>
                        <text:list-item>
                          <text:p text:style-name="P1"><text:bookmark text:name="f2016-d1e1174"/><text:a xlink:type="simple" xlink:href="#f2016-d1e1174" text:style-name="Internet_20_link" text:visited-style-name="Visited_20_Internet_20_Link">15.05.3.A.I</text:a> Before April 30 of each year, the professional performance of an Instructor or Academic Assistant shall be evaluated according to the criteria as described in Article 15.06, and shall be assigned a rating according to the following descending scale of merit: 2.0, 1.75, 1.5, 1.25, 1.0, 0.5, 0. </text:p>
                        </text:list-item>
                        <text:list-item>
                          <text:p text:style-name="P1"><text:bookmark text:name="f2016-d1e1176"/><text:a xlink:type="simple" xlink:href="#f2016-d1e1176" text:style-name="Internet_20_link" text:visited-style-name="Visited_20_Internet_20_Link">15.05.3.A.II</text:a> Normally the period of assessment shall be the contract year immediately preceding the evaluation of performance. However, at the request of the Dean/University Librarian or the Member, other periods may be considered. </text:p>
                        </text:list-item>
                        <text:list-item>
                          <text:p text:style-name="P1"><text:bookmark text:name="f2016-d1e1178"/><text:a xlink:type="simple" xlink:href="#f2016-d1e1178" text:style-name="Internet_20_link" text:visited-style-name="Visited_20_Internet_20_Link">15.05.3.A.III</text:a> A performance rating shall be proposed by the Dean/University Librarian, and where departments exist, in consultation with the Department Chair. Each Instructor and Academic Assistant shall receive his/her rating, a brief statement of the reasons for it, and a written estimate of the distribution of performance ratings for Instructors and Academic Assistants in the University, by Faculty. To ensure confidentiality, Instructors or Academic Assistants from faculties with fewer than six Instructors or Academic Assistants shall be grouped with those Instructors and Academic Assistants in the next smallest group. </text:p>
                        </text:list-item>
                        <text:list-item>
                          <text:p text:style-name="P1"><text:bookmark text:name="f2016-d1e1180"/><text:a xlink:type="simple" xlink:href="#f2016-d1e1180" text:style-name="Internet_20_link" text:visited-style-name="Visited_20_Internet_20_Link">15.05.3.A.IV</text:a> When a Member disagrees with the Dean’s/University Librarian's recommendation regarding performance rating, the procedures in Articles 21.04.8 to 21.04.10 shall be used to resolve such disagreements. </text:p>
                        </text:list-item>
                        <text:list-item>
                          <text:p text:style-name="P1"><text:bookmark text:name="f2016-d1e1182"/><text:a xlink:type="simple" xlink:href="#f2016-d1e1182" text:style-name="Internet_20_link" text:visited-style-name="Visited_20_Internet_20_Link">15.05.3.A.V</text:a> If an Instructor or Academic Assistant is given a rating of 0 or 0.5, the Dean/University Librarian shall arrange a meeting with that Instructor or Academic Assistant as per Article 25.03. </text:p>
                        </text:list-item>
                      </text:list>
                    </text:list-item>
                    <text:list-item>
                      <text:p text:style-name="P1"><text:bookmark text:name="f2016-d1e1184"/><text:a xlink:type="simple" xlink:href="#f2016-d1e1184" text:style-name="Internet_20_link" text:visited-style-name="Visited_20_Internet_20_Link">15.05.3.B</text:a> For Instructors or Academic Assistants whose date of initial appointment is within the previous twelve (12) months:</text:p>
                      <text:list>
                        <text:list-item>
                          <text:p text:style-name="P1"><text:bookmark text:name="f2016-d1e1187"/><text:a xlink:type="simple" xlink:href="#f2016-d1e1187" text:style-name="Internet_20_link" text:visited-style-name="Visited_20_Internet_20_Link">15.05.3.B.I</text:a> An Instructor or Academic Assistant whose appointment takes effect in the period July 1 - September 15 is eligible to receive a maximum increment award of 1 on the following July 1. </text:p>
                        </text:list-item>
                        <text:list-item>
                          <text:p text:style-name="P1"><text:bookmark text:name="f2016-d1e1189"/><text:a xlink:type="simple" xlink:href="#f2016-d1e1189" text:style-name="Internet_20_link" text:visited-style-name="Visited_20_Internet_20_Link">15.05.3.B.II</text:a> An Instructor or Academic Assistant whose appointment takes effect in the period September 16 - March 31 is eligible to receive, on the following year July 1, an increment award pro-rated on a maximum of 1 according to the completed months he/she will have served by June 30. </text:p>
                        </text:list-item>
                        <text:list-item>
                          <text:p text:style-name="P1"><text:bookmark text:name="f2016-d1e1191"/><text:a xlink:type="simple" xlink:href="#f2016-d1e1191" text:style-name="Internet_20_link" text:visited-style-name="Visited_20_Internet_20_Link">15.05.3.B.III</text:a> An Instructor or Academic Assistant whose appointment takes effect in the period April 1 - June 30 will not be eligible to receive an increment award on July 1 of the same calendar year. </text:p>
                        </text:list-item>
                        <text:list-item>
                          <text:p text:style-name="P1"><text:bookmark text:name="f2016-d1e1193"/><text:a xlink:type="simple" xlink:href="#f2016-d1e1193" text:style-name="Internet_20_link" text:visited-style-name="Visited_20_Internet_20_Link">15.05.3.B.IV</text:a> An Instructor or Academic Assistant with a term appointment whose appointment end date falls before July 1 will not be eligible to receive an increment award on July 1 of the same calendar year. </text:p>
                        </text:list-item>
                      </text:list>
                    </text:list-item>
                  </text:list>
                </text:list-item>
                <text:list-item>
                  <text:p text:style-name="P1"><text:bookmark text:name="f2016-d1e1195"/><text:a xlink:type="simple" xlink:href="#f2016-d1e1195" text:style-name="Internet_20_link" text:visited-style-name="Visited_20_Internet_20_Link">15.05.4</text:a> An Instructor’s or Academic Assistant's recommended salary increment is his/her merit units times the value of a merit increment as defined in Article 32.07. </text:p>
                </text:list-item>
                <text:list-item>
                  <text:p text:style-name="P1"><text:bookmark text:name="f2016-d1e1197"/><text:a xlink:type="simple" xlink:href="#f2016-d1e1197" text:style-name="Internet_20_link" text:visited-style-name="Visited_20_Internet_20_Link">15.05.5</text:a> The President shall inform all Instructors and Academic Assistants, no later than September 30 each year of the distribution of performance ratings, by Faculty, awarded in that year. To ensure confidentiality, Instructors and Academic Assistants from Faculties with fewer than six Instructors and Academic Assistants shall be grouped with Instructors and Academic Assistants in the next smallest group. </text:p>
                </text:list-item>
              </text:list>
            </text:list-item>
            <text:list-item>
              <text:p text:style-name="P1"><text:bookmark text:name="f2016-d1e11991"/><text:a xlink:type="simple" xlink:href="#f2016-d1e1199" text:style-name="Internet_20_link" text:visited-style-name="Visited_20_Internet_20_Link">15.06</text:a> <text:bookmark text:name="f2016-d1e1199"/>Evaluation Criteria for Instructors and Academic Assistants </text:p>
              <text:list>
                <text:list-item>
                  <text:p text:style-name="P1"><text:bookmark text:name="f2016-d1e1202"/><text:a xlink:type="simple" xlink:href="#f2016-d1e1202" text:style-name="Internet_20_link" text:visited-style-name="Visited_20_Internet_20_Link">15.06.1</text:a> Assessments for salary increments and for appointment to a continuing position shall be based upon: </text:p>
                </text:list-item>
                <text:list-item>
                  <text:p text:style-name="P1"><text:bookmark text:name="f2016-d1e1204"/><text:a xlink:type="simple" xlink:href="#f2016-d1e1204" text:style-name="Internet_20_link" text:visited-style-name="Visited_20_Internet_20_Link">15.06.2</text:a> effectiveness and competence with which assigned duties are carried out; </text:p>
                </text:list-item>
                <text:list-item>
                  <text:p text:style-name="P1"><text:bookmark text:name="f2016-d1e1206"/><text:a xlink:type="simple" xlink:href="#f2016-d1e1206" text:style-name="Internet_20_link" text:visited-style-name="Visited_20_Internet_20_Link">15.06.3</text:a> the effectiveness with which the other rights and responsibilities listed in Articles 15.01.5 and 15.02.5, where applicable, are carried out. </text:p>
                </text:list-item>
                <text:list-item>
                  <text:p text:style-name="P1"><text:bookmark text:name="f2016-d1e1208"/><text:a xlink:type="simple" xlink:href="#f2016-d1e1208" text:style-name="Internet_20_link" text:visited-style-name="Visited_20_Internet_20_Link">15.06.4</text:a> Where the assigned duties include the teaching of regular calendar courses, effectiveness in that teaching may be assessed by a variety of means including evaluation by Members and through student appraisals though, no assessment will be based mainly on <text:soft-page-break/>student appraisals. </text:p>
                </text:list-item>
                <text:list-item>
                  <text:p text:style-name="P1"><text:bookmark text:name="f2016-d1e1210"/><text:a xlink:type="simple" xlink:href="#f2016-d1e1210" text:style-name="Internet_20_link" text:visited-style-name="Visited_20_Internet_20_Link">15.06.5</text:a> Personal or social compatibility shall not be a criterion. </text:p>
                </text:list-item>
              </text:list>
            </text:list-item>
            <text:list-item>
              <text:p text:style-name="P2"><text:bookmark text:name="f2016-d1e12121"/><text:a xlink:type="simple" xlink:href="#f2016-d1e1212" text:style-name="Internet_20_link" text:visited-style-name="Visited_20_Internet_20_Link">15.07</text:a> <text:bookmark text:name="f2016-d1e1212"/>Re-assignment of Duties for Professional Development for Instructors and Academic Assistants </text:p>
            </text:list-item>
            <text:list-item>
              <text:p text:style-name="P2">The Dean/University Librarian may provide, or the member may request, a re-assignment of duties with full or partial pay to an Instructor or Academic Assistant for the purpose of improving and enhancing his/her qualifications and value to the University.</text:p>
            </text:list-item>
            <text:list-item>
              <text:p text:style-name="P1"><text:bookmark text:name="f2016-d1e12161"/><text:a xlink:type="simple" xlink:href="#f2016-d1e1216" text:style-name="Internet_20_link" text:visited-style-name="Visited_20_Internet_20_Link">15.08</text:a> <text:bookmark text:name="f2016-d1e1216"/>Annual Report for Instructors and Academic Assistants </text:p>
              <text:list>
                <text:list-item>
                  <text:p text:style-name="P1"><text:bookmark text:name="f2016-d1e1219"/><text:a xlink:type="simple" xlink:href="#f2016-d1e1219" text:style-name="Internet_20_link" text:visited-style-name="Visited_20_Internet_20_Link">15.08.1</text:a> On or before September 15 each year, each Instructor or Academic Assistant shall submit a Professional Activities Report to the Dean/University Librarian. The period covered shall normally be July 1 to June 30 of the preceding year. The report shall describe the duties and responsibilities an Instructor or Academic Assistant has carried out including but not limited to:</text:p>
                  <text:list>
                    <text:list-item>
                      <text:p text:style-name="P1"><text:bookmark text:name="f2016-d1e1222"/><text:a xlink:type="simple" xlink:href="#f2016-d1e1222" text:style-name="Internet_20_link" text:visited-style-name="Visited_20_Internet_20_Link">15.08.1.A</text:a> teaching or professional responsibilities undertaken, </text:p>
                    </text:list-item>
                    <text:list-item>
                      <text:p text:style-name="P1"><text:bookmark text:name="f2016-d1e1224"/><text:a xlink:type="simple" xlink:href="#f2016-d1e1224" text:style-name="Internet_20_link" text:visited-style-name="Visited_20_Internet_20_Link">15.08.1.B</text:a> innovations in teaching or in the performance of other assigned duties, </text:p>
                    </text:list-item>
                    <text:list-item>
                      <text:p text:style-name="P1"><text:bookmark text:name="f2016-d1e1226"/><text:a xlink:type="simple" xlink:href="#f2016-d1e1226" text:style-name="Internet_20_link" text:visited-style-name="Visited_20_Internet_20_Link">15.08.1.C</text:a> service to the community, and other professional activities. </text:p>
                    </text:list-item>
                  </text:list>
                </text:list-item>
                <text:list-item>
                  <text:p text:style-name="P1"><text:bookmark text:name="f2016-d1e1228"/><text:a xlink:type="simple" xlink:href="#f2016-d1e1228" text:style-name="Internet_20_link" text:visited-style-name="Visited_20_Internet_20_Link">15.08.2</text:a> If there is reasonable cause to believe that a current or anticipated conflict of interest and/or current or anticipated conflict of commitment may exist, a Member must formally disclose in writing to the Member’s Dean/University Librarian as soon as possible after the member becomes aware of it. </text:p>
                </text:list-item>
                <text:list-item>
                  <text:p text:style-name="P1"><text:bookmark text:name="f2016-d1e1230"/><text:a xlink:type="simple" xlink:href="#f2016-d1e1230" text:style-name="Internet_20_link" text:visited-style-name="Visited_20_Internet_20_Link">15.08.3</text:a> Such reports shall be made available for salary increment as well as continuing appointment considerations. </text:p>
                </text:list-item>
              </text:list>
            </text:list-item>
            <text:list-item>
              <text:p text:style-name="P1"><text:bookmark text:name="f2016-d1e12321"/><text:a xlink:type="simple" xlink:href="#f2016-d1e1232" text:style-name="Internet_20_link" text:visited-style-name="Visited_20_Internet_20_Link">15.09</text:a> <text:bookmark text:name="f2016-d1e1232"/>Position Abolishment for Instructors and Academic Assistants </text:p>
              <text:list>
                <text:list-item>
                  <text:p text:style-name="P1"><text:bookmark text:name="f2016-d1e1235"/><text:a xlink:type="simple" xlink:href="#f2016-d1e1235" text:style-name="Internet_20_link" text:visited-style-name="Visited_20_Internet_20_Link">15.09.1</text:a> Position abolition shall be undertaken only pursuant to a motion by the Board, whose action shall be final and binding. </text:p>
                </text:list-item>
                <text:list-item>
                  <text:p text:style-name="P1"><text:bookmark text:name="f2016-d1e1237"/><text:a xlink:type="simple" xlink:href="#f2016-d1e1237" text:style-name="Internet_20_link" text:visited-style-name="Visited_20_Internet_20_Link">15.09.2</text:a> When a position is abolished, an Instructor or Academic Assistant holding a continuing appointment shall receive, in writing, at least four (4) months working notice. Following completion of the working notice period, an Instructor or Academic Assistant shall commence a termination notice of one (1) month per year of full-time equivalent service to a maximum of twelve months’ notice, and a minimum of six (6) months’ notice. </text:p>
                </text:list-item>
                <text:list-item>
                  <text:p text:style-name="P1"><text:bookmark text:name="f2016-d1e1239"/><text:a xlink:type="simple" xlink:href="#f2016-d1e1239" text:style-name="Internet_20_link" text:visited-style-name="Visited_20_Internet_20_Link">15.09.3</text:a> At any time during the termination notice period, the Instructor or Academic Assistant may elect, in writing, to receive pay in lieu of the remainder of the termination notice period based on his/her regular salary and the Board’s contribution to insured benefits. </text:p>
                </text:list-item>
                <text:list-item>
                  <text:p text:style-name="P1"><text:bookmark text:name="f2016-d1e1241"/><text:a xlink:type="simple" xlink:href="#f2016-d1e1241" text:style-name="Internet_20_link" text:visited-style-name="Visited_20_Internet_20_Link">15.09.4</text:a> When the Instructor’s or Academic Assistant’s choice is to receive pay in place of notice, his/her employment shall be terminated and the Instructor or Academic Assistant shall receive a lump sum of such pay and insured benefits allowance equal to the regular amount he/she would have received had the Instructor or Academic Assistant continued to work for the remainder of the notice period. </text:p>
                </text:list-item>
                <text:list-item>
                  <text:p text:style-name="P1"><text:bookmark text:name="f2016-d1e1243"/><text:a xlink:type="simple" xlink:href="#f2016-d1e1243" text:style-name="Internet_20_link" text:visited-style-name="Visited_20_Internet_20_Link">15.09.5</text:a> Reasonable effort shall be made, within the working and termination notice period, to relocate the Instructor or Academic Assistant to a vacant Instructor or Academic Assistant position elsewhere in the University for which the Instructor or Academic Assistant is or may become qualified. The Board shall give consideration to any proposal, including costs, for retraining or upgrading as a basis for such relocation. </text:p>
                </text:list-item>
                <text:list-item>
                  <text:p text:style-name="P1"><text:bookmark text:name="f2016-d1e1245"/><text:a xlink:type="simple" xlink:href="#f2016-d1e1245" text:style-name="Internet_20_link" text:visited-style-name="Visited_20_Internet_20_Link">15.09.6</text:a> If an alternative position cannot be found under Article 15.09.5 within the working notice period, or if an alternative position is unacceptable to the Instructor or Academic Assistant, termination notice will begin immediately following the working notice period. </text:p>
                </text:list-item>
                <text:list-item>
                  <text:p text:style-name="P1"><text:bookmark text:name="f2016-d1e1247"/><text:a xlink:type="simple" xlink:href="#f2016-d1e1247" text:style-name="Internet_20_link" text:visited-style-name="Visited_20_Internet_20_Link">15.09.7</text:a> In the event that within two (2) years following the effective date of abolition, an Instructor or Academic Assistant position becomes open at the University, and the Instructor or Academic Assistant whose position was abolished and who applies for the new position is among the most qualified candidates, that Instructor or Academic Assistant shall be given preference for that position. </text:p>
                </text:list-item>
              </text:list>
            </text:list-item>
          </text:list>
        </text:list-item>
        <text:list-item>
          <text:p text:style-name="P6"><text:soft-page-break/></text:p>
          <text:list>
            <text:list-item>
              <text:h text:style-name="P8" text:outline-level="2"><text:bookmark text:name="f2016-d1e1249"/><text:a xlink:type="simple" xlink:href="#f2016-d1e1249" text:style-name="Internet_20_link" text:visited-style-name="Visited_20_Internet_20_Link">Article 16: Termination of Appointment</text:a> </text:h>
            </text:list-item>
            <text:list-item>
              <text:p text:style-name="P2"><text:bookmark text:name="f2016-d1e12521"/><text:a xlink:type="simple" xlink:href="#f2016-d1e1252" text:style-name="Internet_20_link" text:visited-style-name="Visited_20_Internet_20_Link">16.01</text:a> <text:bookmark text:name="f2016-d1e1252"/>Resignation </text:p>
            </text:list-item>
            <text:list-item>
              <text:p text:style-name="P2">A Member intending to resign shall be expected to submit a letter of resignation to the President, with a copy to the Dean/University Librarian, a minimum of three (3) months before the effective date of resignation.</text:p>
              <text:list>
                <text:list-item>
                  <text:p text:style-name="P1"><text:bookmark text:name="f2016-d1e1257"/><text:a xlink:type="simple" xlink:href="#f2016-d1e1257" text:style-name="Internet_20_link" text:visited-style-name="Visited_20_Internet_20_Link">16.01.1</text:a> A Member who intends to resign shall write a letter of resignation to the President, with a copy to the Dean/University Librarian, as early as possible. </text:p>
                </text:list-item>
                <text:list-item>
                  <text:p text:style-name="P1"><text:bookmark text:name="f2016-d1e1259"/><text:a xlink:type="simple" xlink:href="#f2016-d1e1259" text:style-name="Internet_20_link" text:visited-style-name="Visited_20_Internet_20_Link">16.01.2</text:a> The normal effective date of resignation is June 30 or December 31 and any accrued vacation time will be considered to have been taken prior to the effective date of resignation. </text:p>
                </text:list-item>
              </text:list>
            </text:list-item>
            <text:list-item>
              <text:p text:style-name="P1"><text:bookmark text:name="f2016-d1e12611"/><text:a xlink:type="simple" xlink:href="#f2016-d1e1261" text:style-name="Internet_20_link" text:visited-style-name="Visited_20_Internet_20_Link">16.02</text:a> <text:bookmark text:name="f2016-d1e1261"/>Retirement </text:p>
              <text:list>
                <text:list-item>
                  <text:p text:style-name="P1"><text:bookmark text:name="f2016-d1e1264"/><text:a xlink:type="simple" xlink:href="#f2016-d1e1264" text:style-name="Internet_20_link" text:visited-style-name="Visited_20_Internet_20_Link">16.02.1</text:a> A Member will give notice of intention to retire to his/her Dean/University Librarian one (1) year in advance of the proposed retirement date to facilitate planning within Departments/Divisions. Such notice of intention will be irrevocable. </text:p>
                </text:list-item>
                <text:list-item>
                  <text:p text:style-name="P1"><text:bookmark text:name="f2016-d1e1266"/><text:a xlink:type="simple" xlink:href="#f2016-d1e1266" text:style-name="Internet_20_link" text:visited-style-name="Visited_20_Internet_20_Link">16.02.2</text:a> If a Member without Long Term Disability Insurance, after completing his/her maximum eligible sick leave and Leave Without Pay (LWOP), is unable to resume any duties, then he/she shall retire immediately. </text:p>
                </text:list-item>
              </text:list>
            </text:list-item>
            <text:list-item>
              <text:p text:style-name="P2"><text:bookmark text:name="f2016-d1e12681"/><text:a xlink:type="simple" xlink:href="#f2016-d1e1268" text:style-name="Internet_20_link" text:visited-style-name="Visited_20_Internet_20_Link">16.03</text:a> <text:bookmark text:name="f2016-d1e1268"/>Death </text:p>
            </text:list-item>
            <text:list-item>
              <text:p text:style-name="P2">In the event of the death of a Member, the Board shall pay that portion of the monthly salary earned up to the date of death to the deceased Member's estate. In addition, the Board shall provide a Supplementary Death Benefit that is equal to one-sixth of the Member's annual salary in effect at the time of death.</text:p>
            </text:list-item>
            <text:list-item>
              <text:p text:style-name="P2">Such payment is in full settlement of salary and vacation entitlement to the date of death and shall be paid in accordance with the following:</text:p>
              <text:list>
                <text:list-item>
                  <text:p text:style-name="P1"><text:bookmark text:name="f2016-d1e1275"/><text:a xlink:type="simple" xlink:href="#f2016-d1e1275" text:style-name="Internet_20_link" text:visited-style-name="Visited_20_Internet_20_Link">16.03.1</text:a> For the purposes of the Supplementary Death Benefit, “salary” is deemed to be the Member’s gross basic pay for the performance of the regular duties of employment, excluding any expense allowance, overtime payment, special remuneration, or other similar compensation. </text:p>
                </text:list-item>
                <text:list-item>
                  <text:p text:style-name="P1"><text:bookmark text:name="f2016-d1e1277"/><text:a xlink:type="simple" xlink:href="#f2016-d1e1277" text:style-name="Internet_20_link" text:visited-style-name="Visited_20_Internet_20_Link">16.03.2</text:a> Where the Member has designated a beneficiary, the Board shall pay the Supplementary Death Benefit to the deceased Member's designated beneficiary. For the purposes of this provision, and unless otherwise designated by the Member, the beneficiary shall be the designated beneficiary named by the Member under the University Basic Term Life Insurance Plan. </text:p>
                </text:list-item>
                <text:list-item>
                  <text:p text:style-name="P1"><text:bookmark text:name="f2016-d1e1279"/><text:a xlink:type="simple" xlink:href="#f2016-d1e1279" text:style-name="Internet_20_link" text:visited-style-name="Visited_20_Internet_20_Link">16.03.3</text:a> Where the Member has not designated a beneficiary, the Board shall pay the Supplementary Death Benefit to the deceased Member's estate. </text:p>
                </text:list-item>
              </text:list>
            </text:list-item>
            <text:list-item>
              <text:p text:style-name="P2"><text:bookmark text:name="f2016-d1e12811"/><text:a xlink:type="simple" xlink:href="#f2016-d1e1281" text:style-name="Internet_20_link" text:visited-style-name="Visited_20_Internet_20_Link">16.04</text:a> <text:bookmark text:name="f2016-d1e1281"/>Termination of Probation </text:p>
            </text:list-item>
            <text:list-item>
              <text:p text:style-name="P2">Termination of probation shall be as provided in Article 19 for Faculty Members and in Article 14 for Professional Librarians.</text:p>
            </text:list-item>
            <text:list-item>
              <text:p text:style-name="P2"><text:bookmark text:name="f2016-d1e12851"/><text:a xlink:type="simple" xlink:href="#f2016-d1e1285" text:style-name="Internet_20_link" text:visited-style-name="Visited_20_Internet_20_Link">16.05</text:a> <text:bookmark text:name="f2016-d1e1285"/>Termination of Position of Instructor/Academic Assistant </text:p>
            </text:list-item>
            <text:list-item>
              <text:p text:style-name="P2">Termination of position shall be as provided in Article 15. </text:p>
            </text:list-item>
            <text:list-item>
              <text:p text:style-name="P2"><text:bookmark text:name="f2016-d1e12891"/><text:a xlink:type="simple" xlink:href="#f2016-d1e1289" text:style-name="Internet_20_link" text:visited-style-name="Visited_20_Internet_20_Link">16.06</text:a> <text:bookmark text:name="f2016-d1e1289"/>Supervision and Discipline </text:p>
            </text:list-item>
            <text:list-item>
              <text:p text:style-name="P2"><text:soft-page-break/>Termination shall be as provided in Article 25.</text:p>
            </text:list-item>
            <text:list-item>
              <text:p text:style-name="P2"><text:bookmark text:name="f2016-d1e12931"/><text:a xlink:type="simple" xlink:href="#f2016-d1e1293" text:style-name="Internet_20_link" text:visited-style-name="Visited_20_Internet_20_Link">16.07</text:a> <text:bookmark text:name="f2016-d1e1293"/>Termination by Mutual Agreement </text:p>
            </text:list-item>
            <text:list-item>
              <text:p text:style-name="P2">Either the Dean/University Librarian or a Member may at any time propose termination of the Member's appointment under mutually acceptable terms. Unless waived by the Association, no agreement to terminate shall be made until twenty (20) working days have elapsed following notice in writing given by the President to the Association of the intention to negotiate such an agreement. </text:p>
            </text:list-item>
          </text:list>
        </text:list-item>
        <text:list-item>
          <text:p text:style-name="P6"/>
          <text:list>
            <text:list-item>
              <text:h text:style-name="P8" text:outline-level="2"><text:bookmark text:name="f2016-d1e1297"/><text:a xlink:type="simple" xlink:href="#f2016-d1e1297" text:style-name="Internet_20_link" text:visited-style-name="Visited_20_Internet_20_Link">Article 17: Personnel Committees</text:a> </text:h>
            </text:list-item>
            <text:list-item>
              <text:p text:style-name="P1"><text:bookmark text:name="f2016-d1e1300"/><text:a xlink:type="simple" xlink:href="#f2016-d1e1300" text:style-name="Internet_20_link" text:visited-style-name="Visited_20_Internet_20_Link">17.01</text:a> Except as provided in Article 24 and as provided in Article 17.03, no person shall be appointed to, promoted to, granted extension of probation, or awarded tenure in a full-time or reduced load position as Professor, Associate Professor, Assistant Professor, Professional Librarian, or Instructor/Academic Assistant by action of the Board except upon:</text:p>
              <text:list>
                <text:list-item>
                  <text:p text:style-name="P1"><text:bookmark text:name="f2016-d1e1303"/><text:a xlink:type="simple" xlink:href="#f2016-d1e1303" text:style-name="Internet_20_link" text:visited-style-name="Visited_20_Internet_20_Link">17.01.1</text:a> recommendation by a Personnel Committee established under and acting under the provisions of this Handbook; </text:p>
                </text:list-item>
                <text:list-item>
                  <text:p text:style-name="P1"><text:bookmark text:name="f2016-d1e1305"/><text:a xlink:type="simple" xlink:href="#f2016-d1e1305" text:style-name="Internet_20_link" text:visited-style-name="Visited_20_Internet_20_Link">17.01.2</text:a> recommended by the President. </text:p>
                </text:list-item>
              </text:list>
            </text:list-item>
            <text:list-item>
              <text:p text:style-name="P1"><text:bookmark text:name="f2016-d1e1307"/><text:a xlink:type="simple" xlink:href="#f2016-d1e1307" text:style-name="Internet_20_link" text:visited-style-name="Visited_20_Internet_20_Link">17.02</text:a> In the event that a personnel committee cannot or will not make a recommendation respecting a Member as provided in the Handbook, the powers and duties of the personnel committee shall be terminated in that case and the Dean/University Librarian shall make the recommendation, or in the case of an Appeal Committee, the Vice-President (Academic) shall make the recommendation. </text:p>
            </text:list-item>
            <text:list-item>
              <text:p text:style-name="P1"><text:bookmark text:name="f2016-d1e1309"/><text:a xlink:type="simple" xlink:href="#f2016-d1e1309" text:style-name="Internet_20_link" text:visited-style-name="Visited_20_Internet_20_Link">17.03</text:a> In the event that a Search Committee cannot or will not make a positive recommendation for any candidate the Dean/University Librarian may recommend a candidate for a term appointment not to exceed two (2) years. </text:p>
            </text:list-item>
            <text:list-item>
              <text:p text:style-name="P1"><text:bookmark text:name="f2016-d1e1311"/><text:a xlink:type="simple" xlink:href="#f2016-d1e1311" text:style-name="Internet_20_link" text:visited-style-name="Visited_20_Internet_20_Link">17.04</text:a> Personnel committees shall be established to fulfil the obligations set forth in this Handbook as follows:</text:p>
              <text:list>
                <text:list-item>
                  <text:p text:style-name="P1"><text:bookmark text:name="f2016-d1e13141"/><text:a xlink:type="simple" xlink:href="#f2016-d1e1314" text:style-name="Internet_20_link" text:visited-style-name="Visited_20_Internet_20_Link">17.04.1</text:a> <text:bookmark text:name="f2016-d1e1314"/>Search Committee (for Professional Librarians see also Article 14.02) </text:p>
                  <text:list>
                    <text:list-item>
                      <text:p text:style-name="P2"><text:bookmark text:name="f2016-d1e1317"/><text:a xlink:type="simple" xlink:href="#f2016-d1e1317" text:style-name="Internet_20_link" text:visited-style-name="Visited_20_Internet_20_Link">17.04.1.A</text:a> To deal with the appointment of a Faculty Member/Instructor/Academic Assistant as provided in Articles 18/15 there shall be a Search Committee, whose term of office shall be July 1 through June 30 annually, consisting of:</text:p>
                    </text:list-item>
                    <text:list-item>
                      <text:p text:style-name="P2"><text:bookmark text:name="d1e1424"/>Non-Voting <text:line-break/>The Dean/University Librarian<text:line-break/><text:bookmark text:name="d1e1429"/>Voting <text:line-break/>Four (4) persons selected through procedures established by the Faculty Council and approved by the General Faculties Council. The procedures shall provide for a system of alternates. Alternates shall replace regular members whose schedules would cause unreasonable delay in a committee’s proceedings or who would have a conflict of interest.</text:p>
                    </text:list-item>
                    <text:list-item>
                      <text:p text:style-name="P1"><text:bookmark text:name="f2016-d1e1329"/><text:a xlink:type="simple" xlink:href="#f2016-d1e1329" text:style-name="Internet_20_link" text:visited-style-name="Visited_20_Internet_20_Link">17.04.1.B</text:a> Quorum for a Search Committee shall consist of the Dean/University Librarian and three (3) of the four (4) voting members. </text:p>
                    </text:list-item>
                    <text:list-item>
                      <text:p text:style-name="P1"><text:bookmark text:name="f2016-d1e1331"/><text:a xlink:type="simple" xlink:href="#f2016-d1e1331" text:style-name="Internet_20_link" text:visited-style-name="Visited_20_Internet_20_Link">17.04.1.C</text:a> The affirmative vote of three (3) voting members shall be required to carry any recommendation placed before a Search Committee. </text:p>
                    </text:list-item>
                  </text:list>
                </text:list-item>
                <text:list-item>
                  <text:p text:style-name="P1"><text:bookmark text:name="f2016-d1e13331"/><text:a xlink:type="simple" xlink:href="#f2016-d1e1333" text:style-name="Internet_20_link" text:visited-style-name="Visited_20_Internet_20_Link">17.04.2</text:a> <text:bookmark text:name="f2016-d1e1333"/>Salary Tenure Promotion Committee (for Professional Librarians see Article 14.04) </text:p>
                  <text:list>
                    <text:list-item>
                      <text:p text:style-name="P2"><text:bookmark text:name="f2016-d1e1336"/><text:a xlink:type="simple" xlink:href="#f2016-d1e1336" text:style-name="Internet_20_link" text:visited-style-name="Visited_20_Internet_20_Link">17.04.2.A</text:a> To deal with the matters affecting a Faculty Member/Instructor/Academic Assistant as provided in Articles 19, (Probation and Tenure), 20 (Promotion), 21 (Increment), 15 (Instructors/Academic Assistants) there shall be a Salary Tenure <text:soft-page-break/>Promotion Committee, whose term of office shall be July 1 through June 30 annually, consisting of:</text:p>
                    </text:list-item>
                    <text:list-item>
                      <text:p text:style-name="P2"><text:bookmark text:name="d1e1444"/>Non-Voting <text:line-break/>The Dean<text:line-break/><text:bookmark text:name="d1e1449"/>Voting <text:line-break/>Six (6) persons selected through procedures established by the Faculty Council and approved by the General Faculties Council, preferably selected to include strong representation from the disciplinary interests of the Member. The procedures shall provide for a system of alternates, also preferably selected to include strong representation from the disciplinary interests of the Member. Alternates shall replace regular members whose schedules would cause unreasonable delay of a committee's proceedings or whose membership could be seen as compromising procedural fairness.</text:p>
                    </text:list-item>
                    <text:list-item>
                      <text:p text:style-name="P2">Only tenured faculty may sit on a STP committee for a Faculty Member.</text:p>
                    </text:list-item>
                    <text:list-item>
                      <text:p text:style-name="P2">Only tenured faculty and continuing Instructors/Academic Assistants may sit on a STP committee for an instructor/academic assistant.</text:p>
                    </text:list-item>
                    <text:list-item>
                      <text:p text:style-name="P1"><text:bookmark text:name="f2016-d1e1353"/><text:a xlink:type="simple" xlink:href="#f2016-d1e1353" text:style-name="Internet_20_link" text:visited-style-name="Visited_20_Internet_20_Link">17.04.2.B</text:a> Quorum for a STP Committee shall consist of the full membership of the committee, comprising all voting and non-voting members. </text:p>
                    </text:list-item>
                    <text:list-item>
                      <text:p text:style-name="P1"><text:bookmark text:name="f2016-d1e1355"/><text:a xlink:type="simple" xlink:href="#f2016-d1e1355" text:style-name="Internet_20_link" text:visited-style-name="Visited_20_Internet_20_Link">17.04.2.C</text:a> The affirmative vote of four (4) members eligible to vote shall be required to carry any motion placed before a STP Committee. </text:p>
                    </text:list-item>
                    <text:list-item>
                      <text:p text:style-name="P1"><text:bookmark text:name="f2016-d1e1357"/><text:a xlink:type="simple" xlink:href="#f2016-d1e1357" text:style-name="Internet_20_link" text:visited-style-name="Visited_20_Internet_20_Link">17.04.2.D</text:a> In order to be eligible to vote in a particular case, voting members must be present at all meetings regarding that case. Notwithstanding the foregoing, an alternate joining a Committee in place of a regular voting member part way through its deliberations on a particular case shall be eligible to vote provided that: </text:p>
                      <text:list>
                        <text:list-item>
                          <text:p text:style-name="P1"><text:bookmark text:name="f2016-d1e1360"/><text:a xlink:type="simple" xlink:href="#f2016-d1e1360" text:style-name="Internet_20_link" text:visited-style-name="Visited_20_Internet_20_Link">17.04.2.D.I</text:a> the Chair of the Committee has informed the alternate at the alternate's first meeting of the procedures followed and the nature of the Committee's deliberations concerning the case prior to the alternate's membership in the Committee, and </text:p>
                        </text:list-item>
                        <text:list-item>
                          <text:p text:style-name="P1"><text:bookmark text:name="f2016-d1e1362"/><text:a xlink:type="simple" xlink:href="#f2016-d1e1362" text:style-name="Internet_20_link" text:visited-style-name="Visited_20_Internet_20_Link">17.04.2.D.II</text:a> the alternate has attended all meetings of the Committee concerning the case subsequent to the alternate's membership in the Committee. </text:p>
                        </text:list-item>
                      </text:list>
                    </text:list-item>
                    <text:list-item>
                      <text:p text:style-name="P1"><text:bookmark text:name="f2016-d1e1364"/><text:a xlink:type="simple" xlink:href="#f2016-d1e1364" text:style-name="Internet_20_link" text:visited-style-name="Visited_20_Internet_20_Link">17.04.2.E</text:a> Procedures of a Salary Tenure Promotion Committee shall be subject to procedural fairness as defined in Article 2.22. </text:p>
                    </text:list-item>
                  </text:list>
                </text:list-item>
                <text:list-item>
                  <text:p text:style-name="P1"><text:bookmark text:name="f2016-d1e13661"/><text:a xlink:type="simple" xlink:href="#f2016-d1e1366" text:style-name="Internet_20_link" text:visited-style-name="Visited_20_Internet_20_Link">17.04.3</text:a> <text:bookmark text:name="f2016-d1e1366"/>Appeal Committee </text:p>
                  <text:list>
                    <text:list-item>
                      <text:p text:style-name="P2"><text:bookmark text:name="f2016-d1e1369"/><text:a xlink:type="simple" xlink:href="#f2016-d1e1369" text:style-name="Internet_20_link" text:visited-style-name="Visited_20_Internet_20_Link">17.04.3.A</text:a> To deal with appeals as provided in Articles 24.02 and 24.04 there shall be an Appeal Committee, whose term of office shall be September 1 through August 31 annually, consisting of:</text:p>
                    </text:list-item>
                    <text:list-item>
                      <text:p text:style-name="P2"><text:bookmark text:name="d1e1477"/>Non-Voting <text:line-break/>The Chair, a Dean/University Librarian appointed by the Provost and Vice-President (Academic).<text:line-break/>One (1) member, other than the President of the Association or the Association Grievance Committee Chair, appointed by the Association, who is not precluded from membership on this Committee by Article 11.05. In the case of a dispute, resolution shall be provided by Article 11.05.5.</text:p>
                    </text:list-item>
                    <text:list-item>
                      <text:p text:style-name="P2"><text:bookmark text:name="d1e1484"/>Voting <text:line-break/>One (1) tenured Faculty Member from each Faculty and one tenured Professional Librarian selected through procedures* established by each Faculty Council, or the Professional Librarians’ Committee, as appropriate.</text:p>
                    </text:list-item>
                    <text:list-item>
                      <text:p text:style-name="P2"><text:soft-page-break/>*The procedures shall provide for a system of alternates. Alternates shall replace regular members whose schedules would cause unreasonable delay in the Committee's proceedings or who would have a conflict of interest or a reasonable apprehension of bias. The Faculty of Arts and Science shall provide three (3) members and three (3) alternates, representing Humanities, Sciences and Social Sciences, where the Appeal Committee member from the Faculty of Arts and Science shall then be that member (or alternate) most closely aligned with the disciplinary interests of the appellant. All other Faculties and the Library shall provide one (1) member and one (1) alternate.</text:p>
                    </text:list-item>
                    <text:list-item>
                      <text:p text:style-name="P1"><text:bookmark text:name="f2016-d1e1386"/><text:a xlink:type="simple" xlink:href="#f2016-d1e1386" text:style-name="Internet_20_link" text:visited-style-name="Visited_20_Internet_20_Link">17.04.3.B</text:a> A person shall not participate as a member of the Appeal Committee, and shall absent himself/herself, during an appeal of a recommendation from a personnel committee of which he/she was a committee member. However, such a person may appear as a witness. </text:p>
                    </text:list-item>
                    <text:list-item>
                      <text:p text:style-name="P1"><text:bookmark text:name="f2016-d1e1388"/><text:a xlink:type="simple" xlink:href="#f2016-d1e1388" text:style-name="Internet_20_link" text:visited-style-name="Visited_20_Internet_20_Link">17.04.3.C</text:a> A Member shall not serve as a member of the Appeal Committee during an academic year in which he/she is to be considered for promotion. </text:p>
                    </text:list-item>
                    <text:list-item>
                      <text:p text:style-name="P1"><text:bookmark text:name="f2016-d1e1390"/><text:a xlink:type="simple" xlink:href="#f2016-d1e1390" text:style-name="Internet_20_link" text:visited-style-name="Visited_20_Internet_20_Link">17.04.3.D</text:a> Quorum shall consist of the full membership of the Committee, comprising all voting and non-voting members. </text:p>
                    </text:list-item>
                    <text:list-item>
                      <text:p text:style-name="P1"><text:bookmark text:name="f2016-d1e1392"/><text:a xlink:type="simple" xlink:href="#f2016-d1e1392" text:style-name="Internet_20_link" text:visited-style-name="Visited_20_Internet_20_Link">17.04.3.E</text:a> The affirmative vote of four (4) members eligible to vote shall be required to carry any motion placed before the Appeal Committee. </text:p>
                    </text:list-item>
                    <text:list-item>
                      <text:p text:style-name="P1"><text:bookmark text:name="f2016-d1e1394"/><text:a xlink:type="simple" xlink:href="#f2016-d1e1394" text:style-name="Internet_20_link" text:visited-style-name="Visited_20_Internet_20_Link">17.04.3.F</text:a> In order to be eligible to vote in a particular case, voting members must be present at all meetings regarding that case. Notwithstanding the foregoing, an alternate joining the Appeal Committee in place of a regular voting member part way through its deliberations on a particular case shall be eligible to vote provided that: </text:p>
                      <text:list>
                        <text:list-item>
                          <text:p text:style-name="P1"><text:bookmark text:name="f2016-d1e1397"/><text:a xlink:type="simple" xlink:href="#f2016-d1e1397" text:style-name="Internet_20_link" text:visited-style-name="Visited_20_Internet_20_Link">17.04.3.F.I</text:a> the Chair of the Committee has informed the alternate at the alternate's first meeting of the procedures followed and the nature of the Committee's deliberations concerning the case prior to the alternate's membership on the Committee; and </text:p>
                        </text:list-item>
                        <text:list-item>
                          <text:p text:style-name="P1"><text:bookmark text:name="f2016-d1e1399"/><text:a xlink:type="simple" xlink:href="#f2016-d1e1399" text:style-name="Internet_20_link" text:visited-style-name="Visited_20_Internet_20_Link">17.04.3.F.II</text:a> the alternate has attended all meetings of the Committee concerning the case subsequent to the alternate's membership on the Committee. </text:p>
                        </text:list-item>
                      </text:list>
                    </text:list-item>
                    <text:list-item>
                      <text:p text:style-name="P1"><text:bookmark text:name="f2016-d1e1401"/><text:a xlink:type="simple" xlink:href="#f2016-d1e1401" text:style-name="Internet_20_link" text:visited-style-name="Visited_20_Internet_20_Link">17.04.3.G</text:a> All Committee members shall be contacted in order to arrange the date and times of the meetings on a case; Committee members and the appellant shall be informed in writing of the date, location and time of the meetings. Notice of meeting dates, locations and times shall be reasonable. </text:p>
                    </text:list-item>
                    <text:list-item>
                      <text:p text:style-name="P1"><text:bookmark text:name="f2016-d1e1403"/><text:a xlink:type="simple" xlink:href="#f2016-d1e1403" text:style-name="Internet_20_link" text:visited-style-name="Visited_20_Internet_20_Link">17.04.3.H</text:a> Procedures of an Appeal Committee shall be subject to procedural fairness as defined in Article 2.22. </text:p>
                    </text:list-item>
                  </text:list>
                </text:list-item>
                <text:list-item>
                  <text:p text:style-name="P1"><text:bookmark text:name="f2016-d1e14051"/><text:a xlink:type="simple" xlink:href="#f2016-d1e1405" text:style-name="Internet_20_link" text:visited-style-name="Visited_20_Internet_20_Link">17.04.4</text:a> <text:bookmark text:name="f2016-d1e1405"/>Hearing Committee (External) </text:p>
                  <text:list>
                    <text:list-item>
                      <text:p text:style-name="P1"><text:bookmark text:name="f2016-d1e1408"/><text:a xlink:type="simple" xlink:href="#f2016-d1e1408" text:style-name="Internet_20_link" text:visited-style-name="Visited_20_Internet_20_Link">17.04.4.A</text:a> To deal with appeals as provided in Article 24.03 there shall be a Hearing Committee consisting of three (3) voting members who are not employees of the University, and appointed as follows: </text:p>
                      <text:list>
                        <text:list-item>
                          <text:p text:style-name="P1"><text:bookmark text:name="f2016-d1e1411"/><text:a xlink:type="simple" xlink:href="#f2016-d1e1411" text:style-name="Internet_20_link" text:visited-style-name="Visited_20_Internet_20_Link">17.04.4.A.I</text:a> one member appointed by the Provost and Vice-President (Academic); </text:p>
                        </text:list-item>
                        <text:list-item>
                          <text:p text:style-name="P1"><text:bookmark text:name="f2016-d1e1413"/><text:a xlink:type="simple" xlink:href="#f2016-d1e1413" text:style-name="Internet_20_link" text:visited-style-name="Visited_20_Internet_20_Link">17.04.4.A.II</text:a> one member appointed by the appellant Faculty Member/Professional Librarian; and </text:p>
                        </text:list-item>
                        <text:list-item>
                          <text:p text:style-name="P1"><text:bookmark text:name="f2016-d1e1415"/><text:a xlink:type="simple" xlink:href="#f2016-d1e1415" text:style-name="Internet_20_link" text:visited-style-name="Visited_20_Internet_20_Link">17.04.4.A.III</text:a> a third member who shall be the Chair of the Hearing Committee, appointed jointly by the other two Committee members, with the agreement of those who appointed those two Committee members. </text:p>
                        </text:list-item>
                      </text:list>
                    </text:list-item>
                    <text:list-item>
                      <text:p text:style-name="P1"><text:bookmark text:name="f2016-d1e1417"/><text:a xlink:type="simple" xlink:href="#f2016-d1e1417" text:style-name="Internet_20_link" text:visited-style-name="Visited_20_Internet_20_Link">17.04.4.B</text:a> The Provost and Vice-President (Academic) and the appellant shall make good faith efforts to appoint members as required under 17.04.4(a)(i) and (ii) within ten (10) working days of a notice of appeal. In the event that a suitable appointment cannot be made, either party may request an extension of a further ten (10) working days. At the end of this extension, the missing member(s) under (i) and/or (ii) above shall be appointed by a Judge of the Alberta Court of Queen’s Bench upon petition of either party. </text:p>
                    </text:list-item>
                    <text:list-item>
                      <text:p text:style-name="P1"><text:bookmark text:name="f2016-d1e1419"/><text:a xlink:type="simple" xlink:href="#f2016-d1e1419" text:style-name="Internet_20_link" text:visited-style-name="Visited_20_Internet_20_Link">17.04.4.C</text:a> In the event that agreement cannot be reached upon the third member and Chair of the Hearing Committee within ten (10) working days of the last member being appointed under 17.04.4 above, that member shall be appointed by a Judge of the Alberta <text:soft-page-break/>Court of Queen’s Bench upon petition of either party. </text:p>
                    </text:list-item>
                    <text:list-item>
                      <text:p text:style-name="P1"><text:bookmark text:name="f2016-d1e1421"/><text:a xlink:type="simple" xlink:href="#f2016-d1e1421" text:style-name="Internet_20_link" text:visited-style-name="Visited_20_Internet_20_Link">17.04.4.D</text:a> All members of the Hearing Committee shall hold tenured appointments at a Canadian University located in any province west of Ontario. Exceptions shall be permitted by mutual written agreement signed by the Provost and Vice-President (Academic) and the appellant. </text:p>
                    </text:list-item>
                    <text:list-item>
                      <text:p text:style-name="P1"><text:bookmark text:name="f2016-d1e1423"/><text:a xlink:type="simple" xlink:href="#f2016-d1e1423" text:style-name="Internet_20_link" text:visited-style-name="Visited_20_Internet_20_Link">17.04.4.E</text:a> No Committee Member shall be appointed whose membership on the Committee would cause unreasonable delay in Committee’s proceedings, or who would have a conflict of interest, or a reasonable apprehension of bias. </text:p>
                    </text:list-item>
                    <text:list-item>
                      <text:p text:style-name="P1"><text:bookmark text:name="f2016-d1e1425"/><text:a xlink:type="simple" xlink:href="#f2016-d1e1425" text:style-name="Internet_20_link" text:visited-style-name="Visited_20_Internet_20_Link">17.04.4.F</text:a> Quorum for the Hearing Committee shall consist of the full membership of the Committee, comprising all three members. </text:p>
                    </text:list-item>
                    <text:list-item>
                      <text:p text:style-name="P1"><text:bookmark text:name="f2016-d1e1427"/><text:a xlink:type="simple" xlink:href="#f2016-d1e1427" text:style-name="Internet_20_link" text:visited-style-name="Visited_20_Internet_20_Link">17.04.4.G</text:a> The affirmative vote of two (2) members shall be required to carry any motion placed before a Hearing Committee. </text:p>
                    </text:list-item>
                    <text:list-item>
                      <text:p text:style-name="P1"><text:bookmark text:name="f2016-d1e1429"/><text:a xlink:type="simple" xlink:href="#f2016-d1e1429" text:style-name="Internet_20_link" text:visited-style-name="Visited_20_Internet_20_Link">17.04.4.H</text:a> All Committee members shall be contacted in order to arrange the date and times of the Committee meetings; Committee members and the appellant shall be informed in writing of the date and time of the meetings. Notice of meeting dates and times shall be reasonable. </text:p>
                    </text:list-item>
                    <text:list-item>
                      <text:p text:style-name="P1"><text:bookmark text:name="f2016-d1e1431"/><text:a xlink:type="simple" xlink:href="#f2016-d1e1431" text:style-name="Internet_20_link" text:visited-style-name="Visited_20_Internet_20_Link">17.04.4.I</text:a> Procedures of the Committee shall be subject to procedural fairness as defined in Article 2.22. </text:p>
                    </text:list-item>
                    <text:list-item>
                      <text:p text:style-name="P1"><text:bookmark text:name="f2016-d1e1433"/><text:a xlink:type="simple" xlink:href="#f2016-d1e1433" text:style-name="Internet_20_link" text:visited-style-name="Visited_20_Internet_20_Link">17.04.4.J</text:a> All members of the Committee shall act as a panel independently of the parties who appointed them. Chair of a Search Committee or of a Salary Tenure Promotion Committee </text:p>
                    </text:list-item>
                  </text:list>
                </text:list-item>
                <text:list-item>
                  <text:p text:style-name="P1"><text:bookmark text:name="f2016-d1e1435"/><text:a xlink:type="simple" xlink:href="#f2016-d1e1435" text:style-name="Internet_20_link" text:visited-style-name="Visited_20_Internet_20_Link">17.04.5</text:a> The Chair shall either be designated through procedures established by the Faculty Council and approved by the General Faculties Council, or, if not so designated, shall be elected by the Committee. </text:p>
                </text:list-item>
                <text:list-item>
                  <text:p text:style-name="P1"><text:bookmark text:name="f2016-d1e1437"/><text:a xlink:type="simple" xlink:href="#f2016-d1e1437" text:style-name="Internet_20_link" text:visited-style-name="Visited_20_Internet_20_Link">17.04.6</text:a> The Chair of a Salary Tenure Promotion Committee shall not be the Dean. </text:p>
                </text:list-item>
              </text:list>
            </text:list-item>
            <text:list-item>
              <text:p text:style-name="P1"><text:bookmark text:name="f2016-d1e14391"/><text:a xlink:type="simple" xlink:href="#f2016-d1e1439" text:style-name="Internet_20_link" text:visited-style-name="Visited_20_Internet_20_Link">17.05</text:a> <text:bookmark text:name="f2016-d1e1439"/>Senior Academic Administrators </text:p>
              <text:list>
                <text:list-item>
                  <text:p text:style-name="P1"><text:bookmark text:name="f2016-d1e1442"/><text:a xlink:type="simple" xlink:href="#f2016-d1e1442" text:style-name="Internet_20_link" text:visited-style-name="Visited_20_Internet_20_Link">17.05.1</text:a> When serving as a member of a personnel committee, Senior Academic Administrators and representatives of the Association shall not have a vote but shall have the right to participate in the activities of the committee in all other respects, except as set out in Article 17.05.2. </text:p>
                </text:list-item>
                <text:list-item>
                  <text:p text:style-name="P1"><text:bookmark text:name="f2016-d1e1444"/><text:a xlink:type="simple" xlink:href="#f2016-d1e1444" text:style-name="Internet_20_link" text:visited-style-name="Visited_20_Internet_20_Link">17.05.2</text:a> It shall be the responsibility of the Dean/University Librarian in the case of a Search Committee or a Salary Tenure Promotion Committee, and of the Vice-President (Academic) in the case of an Appeal Committee, to advise the committee of its rights and responsibilities pursuant to this Handbook, and also of the requirements of procedural fairness and equitable treatment in general. The Dean/University Librarian, in the case of increment decisions, may also provide evidence for equitable treatment, subject to Article 9. </text:p>
                </text:list-item>
              </text:list>
            </text:list-item>
            <text:list-item>
              <text:p text:style-name="P1"><text:bookmark text:name="f2016-d1e1446"/><text:a xlink:type="simple" xlink:href="#f2016-d1e1446" text:style-name="Internet_20_link" text:visited-style-name="Visited_20_Internet_20_Link">17.06</text:a> The deliberations, proceedings, evidence, documentation, and recommendations of personnel committees shall be treated as confidential except for the transaction of the official business of the University as provided by this Handbook. However, if after the University has taken action based upon the recommendation of the personnel committee in his/her case, the Member makes a public statement about the reasons for that action, the University may treat those reasons as no longer confidential. </text:p>
            </text:list-item>
            <text:list-item>
              <text:p text:style-name="P1"><text:bookmark text:name="f2016-d1e14481"/><text:a xlink:type="simple" xlink:href="#f2016-d1e1448" text:style-name="Internet_20_link" text:visited-style-name="Visited_20_Internet_20_Link">17.07</text:a> <text:bookmark text:name="f2016-d1e1448"/>Personnel Committee Recommendations </text:p>
              <text:list>
                <text:list-item>
                  <text:p text:style-name="P1"><text:bookmark text:name="f2016-d1e1451"/><text:a xlink:type="simple" xlink:href="#f2016-d1e1451" text:style-name="Internet_20_link" text:visited-style-name="Visited_20_Internet_20_Link">17.07.1</text:a> All recommendations of personnel committees shall be conveyed in writing as soon as possible to the Dean/University Librarian by the committee chair, and the Dean/University Librarian notify a Member shall as soon as possible in writing and in confidence of any recommendations by a personnel committee, and the reasons therefor, in his/her case. </text:p>
                </text:list-item>
                <text:list-item>
                  <text:p text:style-name="P1"><text:bookmark text:name="f2016-d1e1453"/><text:a xlink:type="simple" xlink:href="#f2016-d1e1453" text:style-name="Internet_20_link" text:visited-style-name="Visited_20_Internet_20_Link">17.07.2</text:a> The recommendation of the Appeal Committee shall be conveyed in writing by the chair to the President. A copy of the recommendation shall be sent to the Dean/University Librarian and to the Member. </text:p>
                </text:list-item>
              </text:list>
            </text:list-item>
            <text:list-item>
              <text:p text:style-name="P1"><text:bookmark text:name="f2016-d1e14551"/><text:a xlink:type="simple" xlink:href="#f2016-d1e1455" text:style-name="Internet_20_link" text:visited-style-name="Visited_20_Internet_20_Link">17.08</text:a> <text:bookmark text:name="f2016-d1e1455"/>Conflict of Interest/Reasonable Apprehension of Bias </text:p>
              <text:list>
                <text:list-item>
                  <text:p text:style-name="P1"><text:bookmark text:name="f2016-d1e1458"/><text:a xlink:type="simple" xlink:href="#f2016-d1e1458" text:style-name="Internet_20_link" text:visited-style-name="Visited_20_Internet_20_Link">17.08.1</text:a> </text:p>
                  <text:list>
                    <text:list-item>
                      <text:p text:style-name="P1"><text:bookmark text:name="f2016-d1e1460"/><text:a xlink:type="simple" xlink:href="#f2016-d1e1460" text:style-name="Internet_20_link" text:visited-style-name="Visited_20_Internet_20_Link">17.08.1.A</text:a> A Member shall not participate as a personnel committee member and shall <text:soft-page-break/>either be replaced, by the Dean/University Librarian from the pool of available alternative committee members, or absent himself/herself:</text:p>
                      <text:list>
                        <text:list-item>
                          <text:p text:style-name="P1"><text:bookmark text:name="f2016-d1e1463"/><text:a xlink:type="simple" xlink:href="#f2016-d1e1463" text:style-name="Internet_20_link" text:visited-style-name="Visited_20_Internet_20_Link">17.08.1.A.I</text:a> during a hearing of his/her own case or that of a close family member or common law spouse. </text:p>
                        </text:list-item>
                        <text:list-item>
                          <text:p text:style-name="P1"><text:bookmark text:name="f2016-d1e1465"/><text:a xlink:type="simple" xlink:href="#f2016-d1e1465" text:style-name="Internet_20_link" text:visited-style-name="Visited_20_Internet_20_Link">17.08.1.A.II</text:a> during a review or appeal of a recommendation from another personnel committee of which he/she was a voting committee member. </text:p>
                        </text:list-item>
                        <text:list-item>
                          <text:p text:style-name="P2"><text:bookmark text:name="f2016-d1e1467"/><text:a xlink:type="simple" xlink:href="#f2016-d1e1467" text:style-name="Internet_20_link" text:visited-style-name="Visited_20_Internet_20_Link">17.08.1.A.III</text:a> during a hearing in which his/her participation may lead to a reasonable apprehension of bias. Prior familiarity with the facts of a case does not, by itself, constitute a reasonable apprehension of bias, nor do past friendly or unfriendly relationships. </text:p>
                        </text:list-item>
                      </text:list>
                    </text:list-item>
                    <text:list-item>
                      <text:p text:style-name="P2">However, such a person may appear as a witness.</text:p>
                    </text:list-item>
                    <text:list-item>
                      <text:p text:style-name="P1"><text:bookmark text:name="f2016-d1e1471"/><text:a xlink:type="simple" xlink:href="#f2016-d1e1471" text:style-name="Internet_20_link" text:visited-style-name="Visited_20_Internet_20_Link">17.08.1.B</text:a> Any dispute regarding the applicability of this Article and the replacement of the Member on a personnel committee by the Dean/University Librarian must be initiated through written and signed complaint to the Provost and Vice-President (Academic) within five (5) working days of the Member being informed in writing of their replacement. The Provost and Vice-President (Academic) will either dismiss or support the Member’s complaint and advise the Member and the Dean/University Librarian of the decision in writing within five (5) working days of receiving the written complaint. </text:p>
                    </text:list-item>
                  </text:list>
                </text:list-item>
                <text:list-item>
                  <text:p text:style-name="P1"><text:bookmark text:name="f2016-d1e1473"/><text:a xlink:type="simple" xlink:href="#f2016-d1e1473" text:style-name="Internet_20_link" text:visited-style-name="Visited_20_Internet_20_Link">17.08.2</text:a> When a Member believes a person on a personnel committee which will be deciding a matter directly affecting the Member should be removed because of a conflict of interest or a reasonable apprehension of bias, the Member shall:</text:p>
                  <text:list>
                    <text:list-item>
                      <text:p text:style-name="P1"><text:bookmark text:name="f2016-d1e1476"/><text:a xlink:type="simple" xlink:href="#f2016-d1e1476" text:style-name="Internet_20_link" text:visited-style-name="Visited_20_Internet_20_Link">17.08.2.A</text:a> Raise the concern with the Dean/University Librarian in writing within ten (10) working days of being informed in writing of the composition of the committee. </text:p>
                    </text:list-item>
                    <text:list-item>
                      <text:p text:style-name="P1"><text:bookmark text:name="f2016-d1e1478"/><text:a xlink:type="simple" xlink:href="#f2016-d1e1478" text:style-name="Internet_20_link" text:visited-style-name="Visited_20_Internet_20_Link">17.08.2.B</text:a> The Dean/University Librarian will respond in writing to the Member within five (5) working days of receipt of the concern with a proposed resolution. </text:p>
                    </text:list-item>
                    <text:list-item>
                      <text:p text:style-name="P1"><text:bookmark text:name="f2016-d1e1480"/><text:a xlink:type="simple" xlink:href="#f2016-d1e1480" text:style-name="Internet_20_link" text:visited-style-name="Visited_20_Internet_20_Link">17.08.2.C</text:a> If the Member views the Dean’s/University Librarian’s proposed resolution as unacceptable, the Member will file a written and signed complaint with both the Association President and the Provost and Vice-President (Academic) within ten (10) working days of receiving the Dean’s/University Librarian’s response. </text:p>
                    </text:list-item>
                    <text:list-item>
                      <text:p text:style-name="P1"><text:bookmark text:name="f2016-d1e1482"/><text:a xlink:type="simple" xlink:href="#f2016-d1e1482" text:style-name="Internet_20_link" text:visited-style-name="Visited_20_Internet_20_Link">17.08.2.D</text:a> The Provost and Vice-President (Academic) will either dismiss or support the Member’s complaint and advise the Member and the Dean/University Librarian of the decision in writing within five (5) working days of receiving the written complaint. </text:p>
                    </text:list-item>
                  </text:list>
                </text:list-item>
                <text:list-item>
                  <text:p text:style-name="P1"><text:bookmark text:name="f2016-d1e1484"/><text:a xlink:type="simple" xlink:href="#f2016-d1e1484" text:style-name="Internet_20_link" text:visited-style-name="Visited_20_Internet_20_Link">17.08.3</text:a> Any disputes regarding the applicability of Articles 17.09.1(b) and 17.09.1(d) resulting from a complaint shall be resolved using the procedure in Article 1. </text:p>
                </text:list-item>
              </text:list>
            </text:list-item>
            <text:list-item>
              <text:p text:style-name="P1"><text:bookmark text:name="f2016-d1e1486"/><text:a xlink:type="simple" xlink:href="#f2016-d1e1486" text:style-name="Internet_20_link" text:visited-style-name="Visited_20_Internet_20_Link">17.09</text:a> The Dean/University Librarian shall convey in writing to the President, and the President shall convey in writing to the Board, all recommendations of STP Committees that probation be extended, that probation be terminated, that tenure be awarded, or that a Member be promoted. The Vice-President (Academic) shall convey in writing to the President, and the President shall convey in writing to the Board, a recommendation of the Appeal Committee that a Member be promoted. </text:p>
            </text:list-item>
            <text:list-item>
              <text:p text:style-name="P1"><text:bookmark text:name="f2016-d1e1488"/><text:a xlink:type="simple" xlink:href="#f2016-d1e1488" text:style-name="Internet_20_link" text:visited-style-name="Visited_20_Internet_20_Link">17.10</text:a> When a personnel committee has recommended that probation be extended, that tenure be awarded or that a Member be promoted, the Dean/University Librarian may submit to the President, and the President may submit to the Board, his/her own written recommendation differing from that of a personnel committee. </text:p>
            </text:list-item>
            <text:list-item>
              <text:p text:style-name="P1"><text:bookmark text:name="f2016-d1e1490"/><text:a xlink:type="simple" xlink:href="#f2016-d1e1490" text:style-name="Internet_20_link" text:visited-style-name="Visited_20_Internet_20_Link">17.11</text:a> In cases where there has been no Appeal Committee recommendation, if the President intends to submit a recommendation to the Board which differs from that of an STP Committee, he/she shall first request, in writing, giving his/her reasons therefor, that the Dean/University Librarian reconvene the STP Committee to reconsider its recommendation. The STP Committee shall either confirm its original recommendation, or else make some other recommendation originally available to it. The Dean/University Librarian shall convey in writing to the President the Committee's recommendation. This recommendation by the Committee shall be deemed its <text:soft-page-break/>sole recommendation that probation be extended, that probation be terminated, that tenure be awarded, or that a Member be promoted. Article 20.03 shall apply to the President's request, and the reasons therefor, that the STP Committee be reconvened. </text:p>
            </text:list-item>
            <text:list-item>
              <text:p text:style-name="P1"><text:bookmark text:name="f2016-d1e1493"/><text:a xlink:type="simple" xlink:href="#f2016-d1e1493" text:style-name="Internet_20_link" text:visited-style-name="Visited_20_Internet_20_Link">17.12</text:a> If the President submits to the Board a recommendation respecting extension of probation, award of tenure or promotion differing from that of a personnel committee, he/she shall send a copy of his/her recommendation to the Dean/University Librarian and to the Member. </text:p>
            </text:list-item>
          </text:list>
        </text:list-item>
        <text:list-item>
          <text:p text:style-name="P6"/>
          <text:list>
            <text:list-item>
              <text:h text:style-name="P8" text:outline-level="2"><text:bookmark text:name="f2016-d1e1495"/><text:a xlink:type="simple" xlink:href="#f2016-d1e1495" text:style-name="Internet_20_link" text:visited-style-name="Visited_20_Internet_20_Link">Article 18: Appointment of Faculty Members</text:a> </text:h>
            </text:list-item>
            <text:list-item>
              <text:p text:style-name="P2"><text:bookmark text:name="f2016-d1e14981"/><text:a xlink:type="simple" xlink:href="#f2016-d1e1498" text:style-name="Internet_20_link" text:visited-style-name="Visited_20_Internet_20_Link">18.01</text:a> <text:bookmark text:name="f2016-d1e1498"/>Kinds of Appointment </text:p>
            </text:list-item>
            <text:list-item>
              <text:p text:style-name="P2">Faculty members may be offered one of the following types of appointment: a term appointment, a probationary appointment, a term appointment with conversion, or an appointment with tenure.</text:p>
              <text:list>
                <text:list-item>
                  <text:p text:style-name="P1"><text:bookmark text:name="f2016-d1e15031"/><text:a xlink:type="simple" xlink:href="#f2016-d1e1503" text:style-name="Internet_20_link" text:visited-style-name="Visited_20_Internet_20_Link">18.01.1</text:a> <text:bookmark text:name="f2016-d1e1503"/>Term Appointment </text:p>
                  <text:list>
                    <text:list-item>
                      <text:p text:style-name="P1"><text:bookmark text:name="f2016-d1e1506"/><text:a xlink:type="simple" xlink:href="#f2016-d1e1506" text:style-name="Internet_20_link" text:visited-style-name="Visited_20_Internet_20_Link">18.01.1.A</text:a> A term appointment shall be for a contractually limited period. It shall not carry any implication that the Faculty Member will be considered for a probationary appointment or an appointment with tenure unless special provision for conversion into a probationary appointment as specified in Article 18.01.3 is made in the original letter of appointment. Except for such provision as specified in Article 18.01.3, a term appointment shall not be made except under one or more of the following conditions:</text:p>
                      <text:list>
                        <text:list-item>
                          <text:p text:style-name="P1"><text:bookmark text:name="f2016-d1e1509"/><text:a xlink:type="simple" xlink:href="#f2016-d1e1509" text:style-name="Internet_20_link" text:visited-style-name="Visited_20_Internet_20_Link">18.01.1.A.I</text:a> That the appointment is a replacement for a Faculty Member on leave or on another assignment of duties. Normally, such an appointment will be limited to the term of the relevant leave or reassignment. However, there may be some circumstances where the term may require a start or end date beyond the term of the relevant leave or reassignment. </text:p>
                        </text:list-item>
                        <text:list-item>
                          <text:p text:style-name="P1"><text:bookmark text:name="f2016-d1e1511"/><text:a xlink:type="simple" xlink:href="#f2016-d1e1511" text:style-name="Internet_20_link" text:visited-style-name="Visited_20_Internet_20_Link">18.01.1.A.II</text:a> That the appointment is of someone unqualified for continuing appointment because a person with the required qualifications is not available at the time. </text:p>
                        </text:list-item>
                        <text:list-item>
                          <text:p text:style-name="P1"><text:bookmark text:name="f2016-d1e1513"/><text:a xlink:type="simple" xlink:href="#f2016-d1e1513" text:style-name="Internet_20_link" text:visited-style-name="Visited_20_Internet_20_Link">18.01.1.A.III</text:a> That the duties connected with the appointment are for a limited period and are expected to be no longer required after the specified date. </text:p>
                        </text:list-item>
                        <text:list-item>
                          <text:p text:style-name="P1"><text:bookmark text:name="f2016-d1e1515"/><text:a xlink:type="simple" xlink:href="#f2016-d1e1515" text:style-name="Internet_20_link" text:visited-style-name="Visited_20_Internet_20_Link">18.01.1.A.IV</text:a> That the appointment is caused by the sudden unforeseen departure of a Faculty Member. </text:p>
                        </text:list-item>
                        <text:list-item>
                          <text:p text:style-name="P1"><text:bookmark text:name="f2016-d1e1517"/><text:a xlink:type="simple" xlink:href="#f2016-d1e1517" text:style-name="Internet_20_link" text:visited-style-name="Visited_20_Internet_20_Link">18.01.1.A.V</text:a> That the appointment is to afford flexibility in program development as determined by the Vice-President (Academic). </text:p>
                        </text:list-item>
                        <text:list-item>
                          <text:p text:style-name="P1"><text:bookmark text:name="f2016-d1e1519"/><text:a xlink:type="simple" xlink:href="#f2016-d1e1519" text:style-name="Internet_20_link" text:visited-style-name="Visited_20_Internet_20_Link">18.01.1.A.VI</text:a> That the appointment is due to the circumstances specified in Article 17.03. </text:p>
                        </text:list-item>
                      </text:list>
                    </text:list-item>
                    <text:list-item>
                      <text:p text:style-name="P1"><text:bookmark text:name="f2016-d1e1521"/><text:a xlink:type="simple" xlink:href="#f2016-d1e1521" text:style-name="Internet_20_link" text:visited-style-name="Visited_20_Internet_20_Link">18.01.1.B</text:a> Consecutive term appointments for which the assigned duties of the Member have not changed will:</text:p>
                      <text:list>
                        <text:list-item>
                          <text:p text:style-name="P1"><text:bookmark text:name="f2016-d1e1524"/><text:a xlink:type="simple" xlink:href="#f2016-d1e1524" text:style-name="Internet_20_link" text:visited-style-name="Visited_20_Internet_20_Link">18.01.1.B.I</text:a> not exceed a cumulative period of appointment of six (6) years; </text:p>
                        </text:list-item>
                        <text:list-item>
                          <text:p text:style-name="P1"><text:bookmark text:name="f2016-d1e1526"/><text:a xlink:type="simple" xlink:href="#f2016-d1e1526" text:style-name="Internet_20_link" text:visited-style-name="Visited_20_Internet_20_Link">18.01.1.B.II</text:a> be made at the same rank; and, </text:p>
                        </text:list-item>
                        <text:list-item>
                          <text:p text:style-name="P1"><text:bookmark text:name="f2016-d1e1528"/><text:a xlink:type="simple" xlink:href="#f2016-d1e1528" text:style-name="Internet_20_link" text:visited-style-name="Visited_20_Internet_20_Link">18.01.1.B.III</text:a> be made at a salary no less than the previous appointment. </text:p>
                        </text:list-item>
                      </text:list>
                    </text:list-item>
                    <text:list-item>
                      <text:p text:style-name="P1"><text:bookmark text:name="f2016-d1e1530"/><text:a xlink:type="simple" xlink:href="#f2016-d1e1530" text:style-name="Internet_20_link" text:visited-style-name="Visited_20_Internet_20_Link">18.01.1.C</text:a> Term appointees will be informed by the Dean/University Librarian at the earliest possible opportunity if there will be a recommendation to the Board to renew the term appointment. </text:p>
                    </text:list-item>
                    <text:list-item>
                      <text:p text:style-name="P1"><text:bookmark text:name="f2016-d1e1532"/><text:a xlink:type="simple" xlink:href="#f2016-d1e1532" text:style-name="Internet_20_link" text:visited-style-name="Visited_20_Internet_20_Link">18.01.1.D</text:a> As part of a recommendation for a term appointment, the Dean/University Librarian will recommend to the Board the rank at which an appointment will be made. </text:p>
                    </text:list-item>
                  </text:list>
                </text:list-item>
                <text:list-item>
                  <text:p text:style-name="P2"><text:bookmark text:name="f2016-d1e15341"/><text:a xlink:type="simple" xlink:href="#f2016-d1e1534" text:style-name="Internet_20_link" text:visited-style-name="Visited_20_Internet_20_Link">18.01.2</text:a> <text:bookmark text:name="f2016-d1e1534"/>Probationary Appointment </text:p>
                </text:list-item>
                <text:list-item>
                  <text:p text:style-name="P2">A probationary appointment means that the Member will be considered for extension of probation or for tenure.</text:p>
                </text:list-item>
                <text:list-item>
                  <text:p text:style-name="P1"><text:bookmark text:name="f2016-d1e15381"/><text:soft-page-break/><text:a xlink:type="simple" xlink:href="#f2016-d1e1538" text:style-name="Internet_20_link" text:visited-style-name="Visited_20_Internet_20_Link">18.01.3</text:a> <text:bookmark text:name="f2016-d1e1538"/>Term Appointment With Conversion </text:p>
                  <text:list>
                    <text:list-item>
                      <text:p text:style-name="P1"><text:bookmark text:name="f2016-d1e1541"/><text:a xlink:type="simple" xlink:href="#f2016-d1e1541" text:style-name="Internet_20_link" text:visited-style-name="Visited_20_Internet_20_Link">18.01.3.A</text:a> A term appointment may contain provisions for conversion into a probationary appointment on two bases:</text:p>
                      <text:list>
                        <text:list-item>
                          <text:p text:style-name="P2"><text:bookmark text:name="f2016-d1e1544"/><text:a xlink:type="simple" xlink:href="#f2016-d1e1544" text:style-name="Internet_20_link" text:visited-style-name="Visited_20_Internet_20_Link">18.01.3.A.I</text:a> that the term appointment is made in an area reliant on contingent funding that may become permanent. In this case, the letter of appointment shall specify the conditions under which conversion may occur, such as the availability of continuing funding for the position, attainment of academic credentials, and satisfactory performance of the duties for which the appointment was made.</text:p>
                        </text:list-item>
                        <text:list-item>
                          <text:p text:style-name="P2">If there is more than one (1) qualified candidate eligible for the probationary appointment under the terms of the most recent term appointment, a duly appointed Search Committee will recommend one of the candidates for appointment.</text:p>
                        </text:list-item>
                        <text:list-item>
                          <text:p text:style-name="P1"><text:bookmark text:name="f2016-d1e1548"/><text:a xlink:type="simple" xlink:href="#f2016-d1e1548" text:style-name="Internet_20_link" text:visited-style-name="Visited_20_Internet_20_Link">18.01.3.A.II</text:a> upon attainment of specific academic credential(s), provided the letter of appointment specifies:</text:p>
                          <text:list>
                            <text:list-item>
                              <text:p text:style-name="P1"><text:bookmark text:name="f2016-d1e1551"/><text:a xlink:type="simple" xlink:href="#f2016-d1e1551" text:style-name="Internet_20_link" text:visited-style-name="Visited_20_Internet_20_Link">18.01.3.A.II.a</text:a> the specific academic credential(s) which must be attained; </text:p>
                            </text:list-item>
                            <text:list-item>
                              <text:p text:style-name="P1"><text:bookmark text:name="f2016-d1e1553"/><text:a xlink:type="simple" xlink:href="#f2016-d1e1553" text:style-name="Internet_20_link" text:visited-style-name="Visited_20_Internet_20_Link">18.01.3.A.II.b</text:a> whether the conversion shall occur</text:p>
                              <text:list>
                                <text:list-item>
                                  <text:p text:style-name="P1"><text:bookmark text:name="f2016-d1e1556"/><text:a xlink:type="simple" xlink:href="#f2016-d1e1556" text:style-name="Internet_20_link" text:visited-style-name="Visited_20_Internet_20_Link">18.01.3.A.II.b.i</text:a> automatically upon attainment of the credential(s), or </text:p>
                                </text:list-item>
                                <text:list-item>
                                  <text:p text:style-name="P1"><text:bookmark text:name="f2016-d1e1558"/><text:a xlink:type="simple" xlink:href="#f2016-d1e1558" text:style-name="Internet_20_link" text:visited-style-name="Visited_20_Internet_20_Link">18.01.3.A.II.b.ii</text:a> subject to a recommendation of an STP Committee, convened after the attainment of the credential(s); </text:p>
                                </text:list-item>
                              </text:list>
                            </text:list-item>
                            <text:list-item>
                              <text:p text:style-name="P2"><text:bookmark text:name="f2016-d1e1560"/><text:a xlink:type="simple" xlink:href="#f2016-d1e1560" text:style-name="Internet_20_link" text:visited-style-name="Visited_20_Internet_20_Link">18.01.3.A.II.c</text:a> And</text:p>
                            </text:list-item>
                            <text:list-item>
                              <text:p text:style-name="P2">the time by which the credential(s) must be attained, which shall not be later than the first working day of January of the year in which the term appointment ends.</text:p>
                            </text:list-item>
                          </text:list>
                        </text:list-item>
                      </text:list>
                    </text:list-item>
                    <text:list-item>
                      <text:p text:style-name="P1"><text:bookmark text:name="f2016-d1e1564"/><text:a xlink:type="simple" xlink:href="#f2016-d1e1564" text:style-name="Internet_20_link" text:visited-style-name="Visited_20_Internet_20_Link">18.01.3.B</text:a> If the conversion occurs under the conditions of the term contract, in Article 18.01.3(a)(ii)b) above, the probationary appointment shall be deemed to have begun with the current term appointment. </text:p>
                    </text:list-item>
                    <text:list-item>
                      <text:p text:style-name="P1"><text:bookmark text:name="f2016-d1e1566"/><text:a xlink:type="simple" xlink:href="#f2016-d1e1566" text:style-name="Internet_20_link" text:visited-style-name="Visited_20_Internet_20_Link">18.01.3.C</text:a> For purposes of conversion under Article 18.01.3(a)(ii)b)i) above, the current STP Committee, under Article 17.04, may be convened at any time during its term. </text:p>
                    </text:list-item>
                    <text:list-item>
                      <text:p text:style-name="P1"><text:bookmark text:name="f2016-d1e1568"/><text:a xlink:type="simple" xlink:href="#f2016-d1e1568" text:style-name="Internet_20_link" text:visited-style-name="Visited_20_Internet_20_Link">18.01.3.D</text:a> When the credential(s) specified in Article 18.01.3(a)(ii) above is/are attained after October first (1) but on or before the first (1st) working day in January of the year in which the term appointment ends, the current STP Committee shall have jurisdiction to decide both the matter of conversion of the contract and, if required, the extension of probation. </text:p>
                    </text:list-item>
                    <text:list-item>
                      <text:p text:style-name="P1"><text:bookmark text:name="f2016-d1e1570"/><text:a xlink:type="simple" xlink:href="#f2016-d1e1570" text:style-name="Internet_20_link" text:visited-style-name="Visited_20_Internet_20_Link">18.01.3.E</text:a> For purposes of this Article, “attainment of specific academic credential(s)” means the receipt by the Dean, not later than the end of the first (1) working day of January, of an official transcript certifying that the Member has met all requirements for the specific academic credential(s) being sought. </text:p>
                    </text:list-item>
                  </text:list>
                </text:list-item>
                <text:list-item>
                  <text:p text:style-name="P2"><text:bookmark text:name="f2016-d1e15721"/><text:a xlink:type="simple" xlink:href="#f2016-d1e1572" text:style-name="Internet_20_link" text:visited-style-name="Visited_20_Internet_20_Link">18.01.4</text:a> <text:bookmark text:name="f2016-d1e1572"/>Appointment with Tenure </text:p>
                </text:list-item>
                <text:list-item>
                  <text:p text:style-name="P2">An initial appointment with tenure shall be subject to the provisions of Article 19.04.2.</text:p>
                </text:list-item>
              </text:list>
            </text:list-item>
            <text:list-item>
              <text:p text:style-name="P1"><text:bookmark text:name="f2016-d1e15761"/><text:a xlink:type="simple" xlink:href="#f2016-d1e1576" text:style-name="Internet_20_link" text:visited-style-name="Visited_20_Internet_20_Link">18.02</text:a> <text:bookmark text:name="f2016-d1e1576"/>Effective Dates </text:p>
              <text:list>
                <text:list-item>
                  <text:p text:style-name="P2"><text:bookmark text:name="f2016-d1e15791"/><text:a xlink:type="simple" xlink:href="#f2016-d1e1579" text:style-name="Internet_20_link" text:visited-style-name="Visited_20_Internet_20_Link">18.02.1</text:a> <text:bookmark text:name="f2016-d1e1579"/>Term Appointments </text:p>
                </text:list-item>
                <text:list-item>
                  <text:p text:style-name="P2">A term appointment may commence at any date during the year.</text:p>
                </text:list-item>
                <text:list-item>
                  <text:p text:style-name="P2"><text:bookmark text:name="f2016-d1e15831"/><text:a xlink:type="simple" xlink:href="#f2016-d1e1583" text:style-name="Internet_20_link" text:visited-style-name="Visited_20_Internet_20_Link">18.02.2</text:a> <text:bookmark text:name="f2016-d1e1583"/>Probationary Appointments and Appointments with Tenure </text:p>
                </text:list-item>
                <text:list-item>
                  <text:p text:style-name="P2">The normal appointment year shall be from July 1 to the following June 30. However it shall be possible for an appointment to be made effective at other times of the year. For an appointment taking effect after July 1 but no later than September 1 of a year, the first <text:soft-page-break/>appointment year shall end on the following June 30. For an appointment that becomes effective after September 1, the first appointment year shall end a year from the immediately following June 30.</text:p>
                </text:list-item>
              </text:list>
            </text:list-item>
            <text:list-item>
              <text:p text:style-name="P1"><text:bookmark text:name="f2016-d1e15871"/><text:a xlink:type="simple" xlink:href="#f2016-d1e1587" text:style-name="Internet_20_link" text:visited-style-name="Visited_20_Internet_20_Link">18.03</text:a> <text:bookmark text:name="f2016-d1e1587"/>Procedure </text:p>
              <text:list>
                <text:list-item>
                  <text:p text:style-name="P1"><text:bookmark text:name="f2016-d1e1590"/><text:a xlink:type="simple" xlink:href="#f2016-d1e1590" text:style-name="Internet_20_link" text:visited-style-name="Visited_20_Internet_20_Link">18.03.1</text:a> The Board shall establish and authorize the filling of each position to which the provisions of this Handbook apply, and shall specify the kind of appointment that may be made and the rank or ranks approved for the appointment. </text:p>
                </text:list-item>
                <text:list-item>
                  <text:p text:style-name="P1"><text:bookmark text:name="f2016-d1e1592"/><text:a xlink:type="simple" xlink:href="#f2016-d1e1592" text:style-name="Internet_20_link" text:visited-style-name="Visited_20_Internet_20_Link">18.03.2</text:a> Except when time does not permit, Faculty Member/Professional Librarian Probationary Appointment (Article 18.01.2) and Appointment with Tenure (Article 18.01.4) positions shall be advertised in “University Affairs”, the “CAUT Bulletin”, and other appropriate media. </text:p>
                </text:list-item>
                <text:list-item>
                  <text:p text:style-name="P1"><text:bookmark text:name="f2016-d1e1594"/><text:a xlink:type="simple" xlink:href="#f2016-d1e1594" text:style-name="Internet_20_link" text:visited-style-name="Visited_20_Internet_20_Link">18.03.3</text:a> Criteria for hiring shall be limited to qualifications related to the position as approved and advertised. Personal and social compatibility shall not be used as a criterion for appointment. Considerations of life style or of contribution to the University by spouses or other personal relations are irrelevant, unless the contributions would occur in the form of a University position subject to appropriate procedures. </text:p>
                </text:list-item>
                <text:list-item>
                  <text:p text:style-name="P2"><text:bookmark text:name="f2016-d1e1596"/><text:a xlink:type="simple" xlink:href="#f2016-d1e1596" text:style-name="Internet_20_link" text:visited-style-name="Visited_20_Internet_20_Link">18.03.4</text:a> Applications for the position shall be considered by the Search Committee which shall recommend to the Dean a candidate or candidates for the position. If the Dean approves a recommended candidate, he/she shall send the candidate a written offer of appointment, provisional upon ratification by the Board, specifying the rank, number of years assigned toward the Academic Career (Article 2.02), salary and other conditions, including Canadian immigration requirements where applicable, and access to a copy of this Handbook.</text:p>
                </text:list-item>
                <text:list-item>
                  <text:p text:style-name="P2">If the Dean rejects the recommendation of the Search Committee, his/her reasons shall be given to the President and to the committee chair, and he/she shall request the Search Committee to recommend another candidate or candidates.</text:p>
                </text:list-item>
                <text:list-item>
                  <text:p text:style-name="P1"><text:bookmark text:name="f2016-d1e1600"/><text:a xlink:type="simple" xlink:href="#f2016-d1e1600" text:style-name="Internet_20_link" text:visited-style-name="Visited_20_Internet_20_Link">18.03.5</text:a> In the event that a provisional offer of appointment is accepted, the Dean shall recommend the appointment of that candidate to the President, who shall report the Dean's recommendation to the Board. </text:p>
                </text:list-item>
                <text:list-item>
                  <text:p text:style-name="P1"><text:bookmark text:name="f2016-d1e1602"/><text:a xlink:type="simple" xlink:href="#f2016-d1e1602" text:style-name="Internet_20_link" text:visited-style-name="Visited_20_Internet_20_Link">18.03.6</text:a> If the Board ratifies a recommendation for appointment by the President, the President shall send an official letter of appointment to the candidate specifying the terms and conditions of the appointment. </text:p>
                </text:list-item>
                <text:list-item>
                  <text:p text:style-name="P1"><text:bookmark text:name="f2016-d1e1604"/><text:a xlink:type="simple" xlink:href="#f2016-d1e1604" text:style-name="Internet_20_link" text:visited-style-name="Visited_20_Internet_20_Link">18.03.7</text:a> The letter of appointment, countersigned by the appointee, and the Handbook together constitute an agreement of appointment between the appointee and the Board. Amendments to the Handbook shall become part of such agreement of appointment. </text:p>
                </text:list-item>
              </text:list>
            </text:list-item>
            <text:list-item>
              <text:p text:style-name="P1"><text:bookmark text:name="f2016-d1e1606"/><text:a xlink:type="simple" xlink:href="#f2016-d1e1606" text:style-name="Internet_20_link" text:visited-style-name="Visited_20_Internet_20_Link">18.04</text:a> Relocation Allowance: Refer to Schedule B.09. </text:p>
            </text:list-item>
          </text:list>
        </text:list-item>
        <text:list-item>
          <text:p text:style-name="P6"/>
          <text:list>
            <text:list-item>
              <text:h text:style-name="P8" text:outline-level="2"><text:bookmark text:name="f2016-d1e1608"/><text:a xlink:type="simple" xlink:href="#f2016-d1e1608" text:style-name="Internet_20_link" text:visited-style-name="Visited_20_Internet_20_Link">Article 19: Probation and Tenure for Faculty Members</text:a> </text:h>
            </text:list-item>
            <text:list-item>
              <text:p text:style-name="P1"><text:bookmark text:name="f2016-d1e16111"/><text:a xlink:type="simple" xlink:href="#f2016-d1e1611" text:style-name="Internet_20_link" text:visited-style-name="Visited_20_Internet_20_Link">19.01</text:a> <text:bookmark text:name="f2016-d1e1611"/>Probationary Appointment </text:p>
              <text:list>
                <text:list-item>
                  <text:p text:style-name="P1"><text:bookmark text:name="f2016-d1e1614"/><text:a xlink:type="simple" xlink:href="#f2016-d1e1614" text:style-name="Internet_20_link" text:visited-style-name="Visited_20_Internet_20_Link">19.01.1</text:a> Probationary appointment may be made at the ranks of Professor, Associate Professor, or Assistant Professor. A term appointment may be converted to a probationary appointment under the provisions of Article 18.01.3. </text:p>
                </text:list-item>
                <text:list-item>
                  <text:p text:style-name="P1"><text:bookmark text:name="f2016-d1e1616"/><text:a xlink:type="simple" xlink:href="#f2016-d1e1616" text:style-name="Internet_20_link" text:visited-style-name="Visited_20_Internet_20_Link">19.01.2</text:a> The initial period of probation shall be two (2) years, except where the appointment takes effect after July 1, in which case the initial period of probation shall be altered in accordance with the terms of Article 18.02.2. </text:p>
                </text:list-item>
                <text:list-item>
                  <text:p text:style-name="P1"><text:bookmark text:name="f2016-d1e1618"/><text:a xlink:type="simple" xlink:href="#f2016-d1e1618" text:style-name="Internet_20_link" text:visited-style-name="Visited_20_Internet_20_Link">19.01.3</text:a> The maximum period of probation shall be five (5) years. </text:p>
                </text:list-item>
                <text:list-item>
                  <text:p text:style-name="P1"><text:bookmark text:name="f2016-d1e1620"/><text:a xlink:type="simple" xlink:href="#f2016-d1e1620" text:style-name="Internet_20_link" text:visited-style-name="Visited_20_Internet_20_Link">19.01.4</text:a> A Faculty Member on probation who fails to meet a specified obligation respecting academic credentials, or other obligation specified in the letter of appointment, shall not be <text:soft-page-break/>considered for tenure or for extension of probation and his/her probation shall be terminated without recourse to appeal. However, a Dean may recommend to the President that the period allowed for the Member to meet the specified obligation be extended; in that event, the Member may request that the timetable for extension of probation and tenure be correspondingly extended; no such request shall be unreasonably denied. The Dean may also recommend that the timetable for probation and tenure be correspondingly extended. </text:p>
                </text:list-item>
              </text:list>
            </text:list-item>
            <text:list-item>
              <text:p text:style-name="P1"><text:bookmark text:name="f2016-d1e16221"/><text:a xlink:type="simple" xlink:href="#f2016-d1e1622" text:style-name="Internet_20_link" text:visited-style-name="Visited_20_Internet_20_Link">19.02</text:a> <text:bookmark text:name="f2016-d1e1622"/>Extension of Probation </text:p>
              <text:list>
                <text:list-item>
                  <text:p text:style-name="P1"><text:bookmark text:name="f2016-d1e1625"/><text:a xlink:type="simple" xlink:href="#f2016-d1e1625" text:style-name="Internet_20_link" text:visited-style-name="Visited_20_Internet_20_Link">19.02.1</text:a> A Faculty Member shall be awarded extension of probation if recommended by the Salary Tenure Promotion Committee as provided in this Article and recommended by the President and ratified by the Board. </text:p>
                </text:list-item>
                <text:list-item>
                  <text:p text:style-name="P1"><text:bookmark text:name="f2016-d1e1627"/><text:a xlink:type="simple" xlink:href="#f2016-d1e1627" text:style-name="Internet_20_link" text:visited-style-name="Visited_20_Internet_20_Link">19.02.2</text:a> During the interval from January 1 to March 31 of the second year of probation, a Faculty Member shall be considered for extension of probation for a period of three (3) years. </text:p>
                </text:list-item>
                <text:list-item>
                  <text:p text:style-name="P1"><text:bookmark text:name="f2016-d1e1629"/><text:a xlink:type="simple" xlink:href="#f2016-d1e1629" text:style-name="Internet_20_link" text:visited-style-name="Visited_20_Internet_20_Link">19.02.3</text:a> Consideration for extension of probation shall be made by the Salary Tenure Promotion Committee which shall recommend either that probation be extended or that probation be terminated. </text:p>
                </text:list-item>
                <text:list-item>
                  <text:p text:style-name="P1"><text:bookmark text:name="f2016-d1e1631"/><text:a xlink:type="simple" xlink:href="#f2016-d1e1631" text:style-name="Internet_20_link" text:visited-style-name="Visited_20_Internet_20_Link">19.02.4</text:a> At the beginning of the extension of probation, a Faculty Member shall be given by the Dean a written assessment of his/her performance during the period of probation just completed and a statement of expectation for his/her performance during the extension of probation. </text:p>
                </text:list-item>
              </text:list>
            </text:list-item>
            <text:list-item>
              <text:p text:style-name="P1"><text:bookmark text:name="f2016-d1e16331"/><text:a xlink:type="simple" xlink:href="#f2016-d1e1633" text:style-name="Internet_20_link" text:visited-style-name="Visited_20_Internet_20_Link">19.03</text:a> <text:bookmark text:name="f2016-d1e1633"/>Unfair Probationary Period </text:p>
              <text:list>
                <text:list-item>
                  <text:p text:style-name="P1"><text:bookmark text:name="f2016-d1e1636"/><text:a xlink:type="simple" xlink:href="#f2016-d1e1636" text:style-name="Internet_20_link" text:visited-style-name="Visited_20_Internet_20_Link">19.03.1</text:a> An unfair probationary period is an extended period of a Faculty Member/Professional Librarian’s probationary appointment during which time the Faculty Member/Professional Librarian’s efforts to establish his/her academic record is materially impaired relative to other Faculty Members/Professional Librarians holding probationary appointments by violations of Article 11 by another Member. </text:p>
                </text:list-item>
                <text:list-item>
                  <text:p text:style-name="P1"><text:bookmark text:name="f2016-d1e1638"/><text:a xlink:type="simple" xlink:href="#f2016-d1e1638" text:style-name="Internet_20_link" text:visited-style-name="Visited_20_Internet_20_Link">19.03.2</text:a> A Faculty Member/Professional Librarian who considers that he/she has been subjected to an unfair probationary period shall make a formal written complaint to the Dean/University Librarian, detailing the specifics of the case and providing supporting evidence, in a timely manner, as specified in Article 22, but in any case not later than August 15 preceding his/her consideration for extension or probation or granting of tenure. The Dean/University Librarian shall investigate the matter and, if necessary, take action to resolve it not later than twenty (20) working days later. </text:p>
                </text:list-item>
                <text:list-item>
                  <text:p text:style-name="P1"><text:bookmark text:name="f2016-d1e1640"/><text:a xlink:type="simple" xlink:href="#f2016-d1e1640" text:style-name="Internet_20_link" text:visited-style-name="Visited_20_Internet_20_Link">19.03.3</text:a> If the Faculty Member/Professional Librarian is not satisfied with the Dean’s/University Librarian’s resolution of the matter, he/she shall file a grievance under Article 22 within ten (10) working days of receiving the Dean’s/University Librarian’s decision. The grievance shall be resolved not later than December 15 of that year. </text:p>
                </text:list-item>
                <text:list-item>
                  <text:p text:style-name="P1"><text:bookmark text:name="f2016-d1e1642"/><text:a xlink:type="simple" xlink:href="#f2016-d1e1642" text:style-name="Internet_20_link" text:visited-style-name="Visited_20_Internet_20_Link">19.03.4</text:a> As part of the resolution of action under this article, whether by the Dean/University Librarian or during a grievance procedure, the Dean/University Librarian may institute additional support or mentoring for the Faculty Member/Professional Librarian; the Faculty Member/Professional Librarian may be granted an extension of up to one (1) year beyond the limits set in Article 19.01.3 to prepare for the STP Committee’s review of his/her work, possibly outside the time period specified in Articles 19.02 and 19.04. </text:p>
                </text:list-item>
                <text:list-item>
                  <text:p text:style-name="P1"><text:bookmark text:name="f2016-d1e1644"/><text:a xlink:type="simple" xlink:href="#f2016-d1e1644" text:style-name="Internet_20_link" text:visited-style-name="Visited_20_Internet_20_Link">19.03.5</text:a> A Faculty Member/Professional Librarian may invoke Article 19.03 more than once. However, the maximum cumulative extra-ordinary extension that may be granted to any individual in all actions under this Article is two (2) years. If a second grievance is upheld, the Faculty Member/Professional Librarian shall be placed under the direct supervision of the Vice-President (Academic) for the second and final period of extra-ordinary extension. </text:p>
                </text:list-item>
              </text:list>
            </text:list-item>
            <text:list-item>
              <text:p text:style-name="P1"><text:bookmark text:name="f2016-d1e16461"/><text:a xlink:type="simple" xlink:href="#f2016-d1e1646" text:style-name="Internet_20_link" text:visited-style-name="Visited_20_Internet_20_Link">19.04</text:a> <text:bookmark text:name="f2016-d1e1646"/>Award of Tenure </text:p>
              <text:list>
                <text:list-item>
                  <text:p text:style-name="P1"><text:bookmark text:name="f2016-d1e1649"/><text:a xlink:type="simple" xlink:href="#f2016-d1e1649" text:style-name="Internet_20_link" text:visited-style-name="Visited_20_Internet_20_Link">19.04.1</text:a> Tenure shall mean an appointment which shall continue until retirement unless terminated under a provision of this Handbook. </text:p>
                </text:list-item>
                <text:list-item>
                  <text:p text:style-name="P1"><text:bookmark text:name="f2016-d1e1651"/><text:a xlink:type="simple" xlink:href="#f2016-d1e1651" text:style-name="Internet_20_link" text:visited-style-name="Visited_20_Internet_20_Link">19.04.2</text:a> A Faculty Member shall be awarded tenure if recommended by the Salary Tenure Promotion Committee as provided in this Article and recommended by the President and ratified by the Board. </text:p>
                </text:list-item>
                <text:list-item>
                  <text:p text:style-name="P1"><text:bookmark text:name="f2016-d1e1653"/><text:soft-page-break/><text:a xlink:type="simple" xlink:href="#f2016-d1e1653" text:style-name="Internet_20_link" text:visited-style-name="Visited_20_Internet_20_Link">19.04.3</text:a> Tenure shall become effective the date it is awarded by action of the Board. </text:p>
                </text:list-item>
                <text:list-item>
                  <text:p text:style-name="P1"><text:bookmark text:name="f2016-d1e16551"/><text:a xlink:type="simple" xlink:href="#f2016-d1e1655" text:style-name="Internet_20_link" text:visited-style-name="Visited_20_Internet_20_Link">19.04.4</text:a> <text:bookmark text:name="f2016-d1e1655"/>Timelines </text:p>
                  <text:list>
                    <text:list-item>
                      <text:p text:style-name="P1"><text:bookmark text:name="f2016-d1e1658"/><text:a xlink:type="simple" xlink:href="#f2016-d1e1658" text:style-name="Internet_20_link" text:visited-style-name="Visited_20_Internet_20_Link">19.04.4.A</text:a> A Faculty Member shall be considered for tenure during the period from January 1 to March 31 of the fifth (5) year of a probationary appointment. The STP Committee must recommend either that tenure be awarded or that probation be terminated. </text:p>
                    </text:list-item>
                    <text:list-item>
                      <text:p text:style-name="P1"><text:bookmark text:name="f2016-d1e1660"/><text:a xlink:type="simple" xlink:href="#f2016-d1e1660" text:style-name="Internet_20_link" text:visited-style-name="Visited_20_Internet_20_Link">19.04.4.B</text:a> By mutual agreement between the Faculty Member and the Dean:</text:p>
                      <text:list>
                        <text:list-item>
                          <text:p text:style-name="P1"><text:bookmark text:name="f2016-d1e1663"/><text:a xlink:type="simple" xlink:href="#f2016-d1e1663" text:style-name="Internet_20_link" text:visited-style-name="Visited_20_Internet_20_Link">19.04.4.B.I</text:a> A Member who is appointed as Associate Professor or Professor may be considered earlier, but not before the period from January 1 to March 31 of the second (2) year of the initial probationary appointment of Article 19.01.2, or </text:p>
                        </text:list-item>
                        <text:list-item>
                          <text:p text:style-name="P1"><text:bookmark text:name="f2016-d1e1665"/><text:a xlink:type="simple" xlink:href="#f2016-d1e1665" text:style-name="Internet_20_link" text:visited-style-name="Visited_20_Internet_20_Link">19.04.4.B.II</text:a> A Member who is promoted to Associate Professor before the end of his/her fifth (5) probationary year, may be considered for tenure immediately after being promoted (i.e., during the same hearing), except that in no case shall a tenure hearing be held earlier than the period January 1 – March 31 of the second (2) year of the initial probationary appointment of Article 19.01.2. </text:p>
                        </text:list-item>
                        <text:list-item>
                          <text:p text:style-name="P1"><text:bookmark text:name="f2016-d1e1667"/><text:a xlink:type="simple" xlink:href="#f2016-d1e1667" text:style-name="Internet_20_link" text:visited-style-name="Visited_20_Internet_20_Link">19.04.4.B.III</text:a> In both (i) and (ii), the STP Committee may recommend that tenure be awarded, or that the probation be extended but not beyond the maximum probationary period provided in Article 19.01.3 (except as provided in Article 19.03), or that probation be terminated. </text:p>
                        </text:list-item>
                      </text:list>
                    </text:list-item>
                    <text:list-item>
                      <text:p text:style-name="P1"><text:bookmark text:name="f2016-d1e1669"/><text:a xlink:type="simple" xlink:href="#f2016-d1e1669" text:style-name="Internet_20_link" text:visited-style-name="Visited_20_Internet_20_Link">19.04.4.C</text:a> At the request of the Faculty Member:</text:p>
                      <text:list>
                        <text:list-item>
                          <text:p text:style-name="P1"><text:bookmark text:name="f2016-d1e1672"/><text:a xlink:type="simple" xlink:href="#f2016-d1e1672" text:style-name="Internet_20_link" text:visited-style-name="Visited_20_Internet_20_Link">19.04.4.C.I</text:a> A Member appointed with one or more previous full years of service on full time employment at this University or another university, or both, to which all of the criteria in Article 12 applied shall have such service considered as comprising part of the maximum probationary period, provided that the Member possessed full academic credentials for the years of service to be considered, and provided that the appropriate documentation is provided for the entire period; except that in no case shall a tenure hearing be held earlier than the period January 1 – March 31 of the second (2) year of the initial probationary appointment of Article 19.01.2. </text:p>
                        </text:list-item>
                        <text:list-item>
                          <text:p text:style-name="P1"><text:bookmark text:name="f2016-d1e1674"/><text:a xlink:type="simple" xlink:href="#f2016-d1e1674" text:style-name="Internet_20_link" text:visited-style-name="Visited_20_Internet_20_Link">19.04.4.C.II</text:a> The STP Committee may recommend that tenure be awarded; or that the probation be extended but not beyond the maximum probationary period provided in Article 19.01.3 (except as provided in Article 19.03); or that probation be terminated. </text:p>
                        </text:list-item>
                      </text:list>
                    </text:list-item>
                  </text:list>
                </text:list-item>
              </text:list>
            </text:list-item>
            <text:list-item>
              <text:p text:style-name="P1"><text:bookmark text:name="f2016-d1e16761"/><text:a xlink:type="simple" xlink:href="#f2016-d1e1676" text:style-name="Internet_20_link" text:visited-style-name="Visited_20_Internet_20_Link">19.05</text:a> <text:bookmark text:name="f2016-d1e1676"/>Procedure for Extension of Probation and Award of Tenure </text:p>
              <text:list>
                <text:list-item>
                  <text:p text:style-name="P1"><text:bookmark text:name="f2016-d1e1679"/><text:a xlink:type="simple" xlink:href="#f2016-d1e1679" text:style-name="Internet_20_link" text:visited-style-name="Visited_20_Internet_20_Link">19.05.1</text:a> The procedure for the hearing of the Salary Tenure Promotion Committee regarding extension of probation or the award of tenure shall be that for a hearing regarding promotion as provided in Article 20.03. Where the Committee has not completed its deliberations by June 30 of the final year of the Member’s probationary appointment and the Committee makes a recommendation that probation be terminated, then a terminal appointment as provided in Article 19.06.2 shall be deemed to have begun July 1 immediately following the end of the probationary appointment. </text:p>
                </text:list-item>
                <text:list-item>
                  <text:p text:style-name="P1"><text:bookmark text:name="f2016-d1e1681"/><text:a xlink:type="simple" xlink:href="#f2016-d1e1681" text:style-name="Internet_20_link" text:visited-style-name="Visited_20_Internet_20_Link">19.05.2</text:a> The motion to be considered by the Salary Tenure Promotion Committee shall be:</text:p>
                  <text:list>
                    <text:list-item>
                      <text:p text:style-name="P1"><text:bookmark text:name="f2016-d1e1684"/><text:a xlink:type="simple" xlink:href="#f2016-d1e1684" text:style-name="Internet_20_link" text:visited-style-name="Visited_20_Internet_20_Link">19.05.2.A</text:a> That the quality and quantity of the candidate’s academic work relative to the criteria of Article 12.01 merit the award of extension of probation. if the hearing is pursuant to Article 19.02; or </text:p>
                    </text:list-item>
                    <text:list-item>
                      <text:p text:style-name="P2"><text:bookmark text:name="f2016-d1e1688"/><text:a xlink:type="simple" xlink:href="#f2016-d1e1688" text:style-name="Internet_20_link" text:visited-style-name="Visited_20_Internet_20_Link">19.05.2.B</text:a> That the quality and quantity of the candidate’s academic work relative to the criteria of Article 12.01 merit the award of tenure. if the hearing is pursuant to Article 19.04. </text:p>
                    </text:list-item>
                  </text:list>
                </text:list-item>
                <text:list-item>
                  <text:p text:style-name="P2">Failure of the motion Article 19.05.2(a) to carry by the appropriate majority, as specified in Articles 14.04.1(c) or 17.04.2(c) constitutes a recommendation that probation be terminated, if the hearing is held pursuant to Articles 14.06 or 19.02.</text:p>
                </text:list-item>
                <text:list-item>
                  <text:p text:style-name="P2">Failure of the motion Articles 19.05.2(b) to carry by the appropriate majority, as specified in Articles 14.04.1(c) or 17.04.2(c), constitutes a recommendation that probation be terminated if the hearing is held pursuant to Articles 14.07 or 19.04, except where the hearing is held <text:soft-page-break/>pursuant to Article 19.04.4(b), in which case failure of the motion requires that the STP committee then consider the motion Article 19.05.2(a). Subsequent failure of the motion Article 19.05.2(a) to carry by the appropriate majority, as specified in 14.04.1(c) or 17.04.2(c) constitutes a recommendation that probation be terminated.</text:p>
                </text:list-item>
              </text:list>
            </text:list-item>
            <text:list-item>
              <text:p text:style-name="P1"><text:bookmark text:name="f2016-d1e16961"/><text:a xlink:type="simple" xlink:href="#f2016-d1e1696" text:style-name="Internet_20_link" text:visited-style-name="Visited_20_Internet_20_Link">19.06</text:a> <text:bookmark text:name="f2016-d1e1696"/>Termination of Probationary Appointment </text:p>
              <text:list>
                <text:list-item>
                  <text:p text:style-name="P1"><text:bookmark text:name="f2016-d1e1699"/><text:a xlink:type="simple" xlink:href="#f2016-d1e1699" text:style-name="Internet_20_link" text:visited-style-name="Visited_20_Internet_20_Link">19.06.1</text:a> A Faculty Member's probation shall be terminated upon recommendation of an STP Committee as provided in Articles 19.02.3 or 19.04.4, recommendation of the President, and ratification by the Board. </text:p>
                </text:list-item>
                <text:list-item>
                  <text:p text:style-name="P1"><text:bookmark text:name="f2016-d1e1701"/><text:a xlink:type="simple" xlink:href="#f2016-d1e1701" text:style-name="Internet_20_link" text:visited-style-name="Visited_20_Internet_20_Link">19.06.2</text:a> A Faculty Member whose probation is terminated shall be awarded a terminal appointment of one (1) year to follow the end of the period of probation. </text:p>
                </text:list-item>
              </text:list>
            </text:list-item>
          </text:list>
        </text:list-item>
        <text:list-item>
          <text:p text:style-name="P6"/>
          <text:list>
            <text:list-item>
              <text:h text:style-name="P8" text:outline-level="2"><text:bookmark text:name="f2016-d1e1703"/><text:a xlink:type="simple" xlink:href="#f2016-d1e1703" text:style-name="Internet_20_link" text:visited-style-name="Visited_20_Internet_20_Link">Article 20: Promotion of Faculty Members</text:a> </text:h>
            </text:list-item>
            <text:list-item>
              <text:p text:style-name="P2"><text:bookmark text:name="f2016-d1e17061"/><text:a xlink:type="simple" xlink:href="#f2016-d1e1706" text:style-name="Internet_20_link" text:visited-style-name="Visited_20_Internet_20_Link">20.01</text:a> <text:bookmark text:name="f2016-d1e1706"/>Promotion </text:p>
            </text:list-item>
            <text:list-item>
              <text:p text:style-name="P2">A Faculty Member shall be promoted if recommended by an STP Committee, recommended by the President, and ratified by the Board.</text:p>
            </text:list-item>
            <text:list-item>
              <text:p text:style-name="P1"><text:bookmark text:name="f2016-d1e17101"/><text:a xlink:type="simple" xlink:href="#f2016-d1e1710" text:style-name="Internet_20_link" text:visited-style-name="Visited_20_Internet_20_Link">20.02</text:a> <text:bookmark text:name="f2016-d1e1710"/>Consideration for Promotion </text:p>
              <text:list>
                <text:list-item>
                  <text:p text:style-name="P1"><text:bookmark text:name="f2016-d1e1713"/><text:a xlink:type="simple" xlink:href="#f2016-d1e1713" text:style-name="Internet_20_link" text:visited-style-name="Visited_20_Internet_20_Link">20.02.1</text:a> A Faculty Member may be considered for promotion in any year deemed appropriate in the judgment of the chair of the Salary Tenure Promotion Committee and with the consent of the Member. Normally, promotion to the next higher rank should occur after five (5) to ten (10) years in a rank. </text:p>
                </text:list-item>
                <text:list-item>
                  <text:p text:style-name="P1"><text:bookmark text:name="f2016-d1e1715"/><text:a xlink:type="simple" xlink:href="#f2016-d1e1715" text:style-name="Internet_20_link" text:visited-style-name="Visited_20_Internet_20_Link">20.02.2</text:a> A Faculty Member shall have the right to be considered for promotion in the sixth (6) or subsequent year in which the Member has been in a rank, excepting only that the Member may not apply again to be promoted in the year following an unsuccessful consideration. </text:p>
                </text:list-item>
              </text:list>
            </text:list-item>
            <text:list-item>
              <text:p text:style-name="P1"><text:bookmark text:name="f2016-d1e17171"/><text:a xlink:type="simple" xlink:href="#f2016-d1e1717" text:style-name="Internet_20_link" text:visited-style-name="Visited_20_Internet_20_Link">20.03</text:a> <text:bookmark text:name="f2016-d1e1717"/>Promotion Hearings </text:p>
              <text:list>
                <text:list-item>
                  <text:p text:style-name="P1"><text:bookmark text:name="f2016-d1e1720"/><text:a xlink:type="simple" xlink:href="#f2016-d1e1720" text:style-name="Internet_20_link" text:visited-style-name="Visited_20_Internet_20_Link">20.03.1</text:a> Consideration of promotion of a Faculty Member shall be carried out by the Salary Tenure Promotion Committee, which shall recommend either that the Faculty Member be promoted, or that the Faculty Member not be promoted. Meetings of the Salary, Tenure and Promotion Committee shall normally take place between January 1 and March 31 of each academic year. </text:p>
                </text:list-item>
                <text:list-item>
                  <text:p text:style-name="P1"><text:bookmark text:name="f2016-d1e17221"/><text:a xlink:type="simple" xlink:href="#f2016-d1e1722" text:style-name="Internet_20_link" text:visited-style-name="Visited_20_Internet_20_Link">20.03.2</text:a> <text:bookmark text:name="f2016-d1e1722"/>Process </text:p>
                  <text:list>
                    <text:list-item>
                      <text:p text:style-name="P1"><text:bookmark text:name="f2016-d1e1725"/><text:a xlink:type="simple" xlink:href="#f2016-d1e1725" text:style-name="Internet_20_link" text:visited-style-name="Visited_20_Internet_20_Link">20.03.2.A</text:a> The STP Committee Chair shall prepare a recommendation for or against promotion and present it to the Committee. </text:p>
                      <text:list>
                        <text:list-item>
                          <text:p text:style-name="P1"><text:bookmark text:name="f2016-d1e1728"/><text:a xlink:type="simple" xlink:href="#f2016-d1e1728" text:style-name="Internet_20_link" text:visited-style-name="Visited_20_Internet_20_Link">20.03.2.A.I</text:a> No later than July 15 of the academic year in which promotion (extension of probation or tenure) is to be considered, the Dean/University Librarian shall write to all Members who have agreed with the STP Committee Chair under Article 20.02.1 to be considered for promotion, and also to all Members eligible under Article 20.02.2 to invoke the right to be considered for promotion. The letter shall invite the Member to supply to the STP Committee Chair, by the following September 15, a rationale and whatever material and information the Member deems necessary to justify his/her promotion (extension of probation, or tenure) and request the Member to make recommendations regarding additional evidence for the Chair to gather. In all cases where referees are selected, such selection shall be fair and reasonable. The Chair shall keep the Member informed of progress on the collection of such additional information. </text:p>
                        </text:list-item>
                        <text:list-item>
                          <text:p text:style-name="P2"><text:bookmark text:name="f2016-d1e1730"/><text:a xlink:type="simple" xlink:href="#f2016-d1e1730" text:style-name="Internet_20_link" text:visited-style-name="Visited_20_Internet_20_Link">20.03.2.A.II</text:a> The evidence and documentation submitted for the consideration of the STP Committee shall consist of four (4) elements, each of which shall be clearly identified:</text:p>
                        </text:list-item>
                        <text:list-item>
                          <text:p text:style-name="P2"><text:soft-page-break/>first: evidence and documentation submitted by the candidate</text:p>
                        </text:list-item>
                        <text:list-item>
                          <text:p text:style-name="P2">second: additional evidence and/or documentation collected by the STP Chair after consultation with the candidate as described in Article 20.03.2(a)(i)</text:p>
                        </text:list-item>
                        <text:list-item>
                          <text:p text:style-name="P2">third: such additional evidence and/or documentation collected by the STP Chair as he/she deems relevant to the proceedings</text:p>
                        </text:list-item>
                        <text:list-item>
                          <text:p text:style-name="P2">fourth: material from the personal file of the candidate directly relevant to teaching, research and creative activity, and service to the University and society duties and responsibilities, submitted by the Dean to the STP Chair in accordance with Article 9.11 and accepted by the STP Chair as appropriate. Disagreements between the Dean and the Chair regarding the appropriateness of specific material shall be dealt with through the interpretation process in Article 1.</text:p>
                        </text:list-item>
                        <text:list-item>
                          <text:p text:style-name="P2">After consultation with the Dean/University Librarian, the STP Committee Chair shall indicate to the Member within fifteen (15) working days of receipt of the material in Article 20.03.2(a)(i) (above) whether, based on this material, a positive or a negative recommendation would be presented to the STP Committee. In particular, the Chair shall inform the Member of any negative evidence which the Member may wish to address. If, in the Chair's view, there is insufficient evidence to justify a positive recommendation, the Chair shall, at this time, advise the Member what additional evidence would overcome the perceived incompleteness or insufficiency, and shall attempt to assist the Member in acquiring such additional evidence;</text:p>
                        </text:list-item>
                        <text:list-item>
                          <text:p text:style-name="P1"><text:bookmark text:name="f2016-d1e1742"/><text:a xlink:type="simple" xlink:href="#f2016-d1e1742" text:style-name="Internet_20_link" text:visited-style-name="Visited_20_Internet_20_Link">20.03.2.A.III</text:a> Any additional evidence gathered by the STP Committee Chair or supplied by the Dean or the Member under (i) and (ii) above for consideration of the STP Committee shall be provided by January 10. </text:p>
                        </text:list-item>
                        <text:list-item>
                          <text:p text:style-name="P1"><text:bookmark text:name="f2016-d1e1744"/><text:a xlink:type="simple" xlink:href="#f2016-d1e1744" text:style-name="Internet_20_link" text:visited-style-name="Visited_20_Internet_20_Link">20.03.2.A.IV</text:a> Not fewer than ten (10) working days prior to the first day of the hearing, the STP Committee Chair shall inform the Member in writing of the Chair's recommendation and all the reasons for it that will be placed before the STP Committee. In particular, the Chair shall inform the Member of any negative evidence which the Member may wish to address. </text:p>
                        </text:list-item>
                        <text:list-item>
                          <text:p text:style-name="P1"><text:bookmark text:name="f2016-d1e1746"/><text:a xlink:type="simple" xlink:href="#f2016-d1e1746" text:style-name="Internet_20_link" text:visited-style-name="Visited_20_Internet_20_Link">20.03.2.A.V</text:a> The STP Committee Chair's letter shall also inform the Member that the Member has the right to submit, within five (5) working days, a written response to the Chair's recommendation. </text:p>
                        </text:list-item>
                        <text:list-item>
                          <text:p text:style-name="P1"><text:bookmark text:name="f2016-d1e1748"/><text:a xlink:type="simple" xlink:href="#f2016-d1e1748" text:style-name="Internet_20_link" text:visited-style-name="Visited_20_Internet_20_Link">20.03.2.A.VI</text:a> The STP Committee Chair's letter shall inform the Member of the right to appear before the STP Committee giving as much notice as possible but not fewer than five (5) working days notice. </text:p>
                        </text:list-item>
                      </text:list>
                    </text:list-item>
                    <text:list-item>
                      <text:p text:style-name="P1"><text:bookmark text:name="f2016-d1e1750"/><text:a xlink:type="simple" xlink:href="#f2016-d1e1750" text:style-name="Internet_20_link" text:visited-style-name="Visited_20_Internet_20_Link">20.03.2.B</text:a> The STP Committee Chair shall convene the STP Committee and shall place before it:</text:p>
                      <text:list>
                        <text:list-item>
                          <text:p text:style-name="P1"><text:bookmark text:name="f2016-d1e1753"/><text:a xlink:type="simple" xlink:href="#f2016-d1e1753" text:style-name="Internet_20_link" text:visited-style-name="Visited_20_Internet_20_Link">20.03.2.B.I</text:a> The evidence and documentation the Chair has accumulated in accordance with Article 20.03.2(a)(ii), including all materials submitted by the Member. Normally, new documentation shall not be presented at this meeting; the Member will be provided with a fair summary of any new documentation admitted and will have five (5) working days to respond to it prior to the Committee considering the new documentation. </text:p>
                        </text:list-item>
                        <text:list-item>
                          <text:p text:style-name="P1"><text:bookmark text:name="f2016-d1e1755"/><text:a xlink:type="simple" xlink:href="#f2016-d1e1755" text:style-name="Internet_20_link" text:visited-style-name="Visited_20_Internet_20_Link">20.03.2.B.II</text:a> The Chair's recommendation. </text:p>
                        </text:list-item>
                        <text:list-item>
                          <text:p text:style-name="P1"><text:bookmark text:name="f2016-d1e1757"/><text:a xlink:type="simple" xlink:href="#f2016-d1e1757" text:style-name="Internet_20_link" text:visited-style-name="Visited_20_Internet_20_Link">20.03.2.B.III</text:a> The Member's written response, if any, under Article 20.03.2(a)(v). </text:p>
                        </text:list-item>
                      </text:list>
                    </text:list-item>
                    <text:list-item>
                      <text:p text:style-name="P2"><text:bookmark text:name="f2016-d1e1759"/><text:a xlink:type="simple" xlink:href="#f2016-d1e1759" text:style-name="Internet_20_link" text:visited-style-name="Visited_20_Internet_20_Link">20.03.2.C</text:a> The first motion to be considered shall be: That the evidence presented to the Committee is a sufficient basis for a fair and reasonable decision. The question is automatically before the STP Committee and requires neither mover nor seconder. Voting shall be in accordance with Article 17.04.2(c).</text:p>
                    </text:list-item>
                    <text:list-item>
                      <text:p text:style-name="P2"><text:soft-page-break/>If, after consideration, the motion is not carried, the STP Committee shall request its Chair to accumulate additional evidence that would overcome the perceived incompleteness or insufficiency. The Member shall be informed of the additional evidence gathered by the STP Committee Chair, and especially of any negative evidence, and shall have the right to respond within five (5) working days either in writing or orally. In addition, should the STP Committee Chair change his/her original recommendation as a result of the new evidence, the Member shall be so informed and shall have the right to respond within five (5) working days either orally or in writing.</text:p>
                    </text:list-item>
                    <text:list-item>
                      <text:p text:style-name="P1"><text:bookmark text:name="f2016-d1e1766"/><text:a xlink:type="simple" xlink:href="#f2016-d1e1766" text:style-name="Internet_20_link" text:visited-style-name="Visited_20_Internet_20_Link">20.03.2.D</text:a> After the motion of Article 20.03.2(c) above has passed, or when the STP Committee votes that reasonable efforts to find significant additional evidence have failed, the Committee shall consider the motion: That the quality and quantity of the candidate's academic work relative to the criteria of Article 12.01 merit the award of promotion. The question is automatically before the STP Committee and requires neither mover nor seconder. Voting shall be in accordance with Article 17.04.2(c). </text:p>
                    </text:list-item>
                    <text:list-item>
                      <text:p text:style-name="P1"><text:bookmark text:name="f2016-d1e1771"/><text:a xlink:type="simple" xlink:href="#f2016-d1e1771" text:style-name="Internet_20_link" text:visited-style-name="Visited_20_Internet_20_Link">20.03.2.E</text:a> Within five (5) working days of the end of the meeting or meetings dealing with a Member's case, the STP Committee Chair shall convey to the Dean/University Librarian in writing the recommendation of the Committee and a summary of its reasons. This letter shall be included in the Member's Personal File. </text:p>
                    </text:list-item>
                    <text:list-item>
                      <text:p text:style-name="P1"><text:bookmark text:name="f2016-d1e1773"/><text:a xlink:type="simple" xlink:href="#f2016-d1e1773" text:style-name="Internet_20_link" text:visited-style-name="Visited_20_Internet_20_Link">20.03.2.F</text:a> A draft of the letter from the Dean/University Librarian to the Member, informing the Member of the Committee's recommendation and the reasons therefor, as specified in Article 17.08 shall be circulated to members of the STP Committee, and amended by the Dean/University Librarian as appropriate, prior to its transmittal. On request to the Dean/University Librarian, the Chair of STP Committee shall have the right to read the letter to the Member. </text:p>
                    </text:list-item>
                    <text:list-item>
                      <text:p text:style-name="P1"><text:bookmark text:name="f2016-d1e1775"/><text:a xlink:type="simple" xlink:href="#f2016-d1e1775" text:style-name="Internet_20_link" text:visited-style-name="Visited_20_Internet_20_Link">20.03.2.G</text:a> All materials used in the Hearing shall be deemed to be part of the Member's Personal File, subject to the provisions of Article 9. </text:p>
                    </text:list-item>
                    <text:list-item>
                      <text:p text:style-name="P1"><text:bookmark text:name="f2016-d1e1777"/><text:a xlink:type="simple" xlink:href="#f2016-d1e1777" text:style-name="Internet_20_link" text:visited-style-name="Visited_20_Internet_20_Link">20.03.2.H</text:a> The Dean/University Librarian shall forward to the Vice President (Academic) the Committee's final letter of Article 20.03.2(f) regarding its recommendation and the reasons therefor, together with the Dean/University Librarian’s recommendation. </text:p>
                    </text:list-item>
                    <text:list-item>
                      <text:p text:style-name="P1"><text:bookmark text:name="f2016-d1e1779"/><text:a xlink:type="simple" xlink:href="#f2016-d1e1779" text:style-name="Internet_20_link" text:visited-style-name="Visited_20_Internet_20_Link">20.03.2.I</text:a> Except where the Dean/University Librarian or the Vice President (Academic) or both have reasonable cause to believe that one or more of the conditions of Articles 24.02.3(a)(i), (ii), and (iii) exists, the Vice President (Academic) shall forward the recommendation to the President for consideration. Where the Dean/University Librarian or the Vice President (Academic) or both have reasonable cause to believe that one or more of the conditions of Articles 24.02.3(a)(i), (ii), and (iii) exists, the Vice President (Academic) shall forward the case to the Appeal Committee of Article 17.04.3 for its consideration, using the process in Article 24.02.3 for cases involving extension of probation and tenure recommendations, or using the process in Article 24.02.3, for cases involving promotion recommendations. </text:p>
                    </text:list-item>
                  </text:list>
                </text:list-item>
              </text:list>
            </text:list-item>
            <text:list-item>
              <text:p text:style-name="P2"><text:bookmark text:name="f2016-d1e17811"/><text:a xlink:type="simple" xlink:href="#f2016-d1e1781" text:style-name="Internet_20_link" text:visited-style-name="Visited_20_Internet_20_Link">20.04</text:a> <text:bookmark text:name="f2016-d1e1781"/>Effective Date of Promotion </text:p>
            </text:list-item>
            <text:list-item>
              <text:p text:style-name="P2">A promotion shall normally become effective on but not later than July 1 of a given year providing that:</text:p>
              <text:list>
                <text:list-item>
                  <text:p text:style-name="P1"><text:bookmark text:name="f2016-d1e1786"/><text:a xlink:type="simple" xlink:href="#f2016-d1e1786" text:style-name="Internet_20_link" text:visited-style-name="Visited_20_Internet_20_Link">20.04.1</text:a> the promotion is recommended by the Salary Tenure Promotion Committee on or before the preceding March 31, or considered by the Salary Tenure Promotion Committee before March 31 and subsequently recommended by the Appeal Committee; and, </text:p>
                </text:list-item>
                <text:list-item>
                  <text:p text:style-name="P1"><text:bookmark text:name="f2016-d1e1788"/><text:a xlink:type="simple" xlink:href="#f2016-d1e1788" text:style-name="Internet_20_link" text:visited-style-name="Visited_20_Internet_20_Link">20.04.2</text:a> the promotion is recommended by the President and ratified by the Board. </text:p>
                </text:list-item>
              </text:list>
            </text:list-item>
          </text:list>
        </text:list-item>
        <text:list-item>
          <text:p text:style-name="P6"/>
          <text:list>
            <text:list-item>
              <text:h text:style-name="P8" text:outline-level="2"><text:bookmark text:name="f2016-d1e1790"/><text:soft-page-break/><text:a xlink:type="simple" xlink:href="#f2016-d1e1790" text:style-name="Internet_20_link" text:visited-style-name="Visited_20_Internet_20_Link">Article 21: Increments for Faculty Members/Professional Librarians</text:a> </text:h>
            </text:list-item>
            <text:list-item>
              <text:p text:style-name="P1"><text:bookmark text:name="f2016-d1e1793"/><text:a xlink:type="simple" xlink:href="#f2016-d1e1793" text:style-name="Internet_20_link" text:visited-style-name="Visited_20_Internet_20_Link">21.01</text:a> A Faculty Member/Professional Librarian shall be awarded a salary increment that is:</text:p>
              <text:list>
                <text:list-item>
                  <text:p text:style-name="P1"><text:bookmark text:name="f2016-d1e1796"/><text:a xlink:type="simple" xlink:href="#f2016-d1e1796" text:style-name="Internet_20_link" text:visited-style-name="Visited_20_Internet_20_Link">21.01.1</text:a> recommended in accordance with the provisions of this Article, and </text:p>
                </text:list-item>
                <text:list-item>
                  <text:p text:style-name="P1"><text:bookmark text:name="f2016-d1e1798"/><text:a xlink:type="simple" xlink:href="#f2016-d1e1798" text:style-name="Internet_20_link" text:visited-style-name="Visited_20_Internet_20_Link">21.01.2</text:a> ratified by the President </text:p>
                </text:list-item>
              </text:list>
            </text:list-item>
            <text:list-item>
              <text:p text:style-name="P1"><text:bookmark text:name="f2016-d1e1800"/><text:a xlink:type="simple" xlink:href="#f2016-d1e1800" text:style-name="Internet_20_link" text:visited-style-name="Visited_20_Internet_20_Link">21.02</text:a> All salary increments shall become effective on July 1 of the calendar year in which they are awarded. </text:p>
            </text:list-item>
            <text:list-item>
              <text:p text:style-name="P1"><text:bookmark text:name="f2016-d1e18021"/><text:a xlink:type="simple" xlink:href="#f2016-d1e1802" text:style-name="Internet_20_link" text:visited-style-name="Visited_20_Internet_20_Link">21.03</text:a> <text:bookmark text:name="f2016-d1e1802"/>Eligibility for Salary Increments </text:p>
              <text:list>
                <text:list-item>
                  <text:p text:style-name="P1"><text:bookmark text:name="f2016-d1e18051"/><text:a xlink:type="simple" xlink:href="#f2016-d1e1805" text:style-name="Internet_20_link" text:visited-style-name="Visited_20_Internet_20_Link">21.03.1</text:a> <text:bookmark text:name="f2016-d1e1805"/>Date of Appointment </text:p>
                  <text:list>
                    <text:list-item>
                      <text:p text:style-name="P1"><text:bookmark text:name="f2016-d1e1808"/><text:a xlink:type="simple" xlink:href="#f2016-d1e1808" text:style-name="Internet_20_link" text:visited-style-name="Visited_20_Internet_20_Link">21.03.1.A</text:a> A Faculty Member/Professional Librarian whose appointment takes effect in the period July 1 - September 15 is eligible to receive a salary increment on the following July 1. </text:p>
                    </text:list-item>
                    <text:list-item>
                      <text:p text:style-name="P1"><text:bookmark text:name="f2016-d1e1810"/><text:a xlink:type="simple" xlink:href="#f2016-d1e1810" text:style-name="Internet_20_link" text:visited-style-name="Visited_20_Internet_20_Link">21.03.1.B</text:a> A Faculty Member/Professional Librarian whose appointment takes effect in the period September 16 - March 31 is eligible to receive, on the following July 1, a salary increment award pro-rated according to the completed months he/she will have served by June 30. </text:p>
                    </text:list-item>
                    <text:list-item>
                      <text:p text:style-name="P1"><text:bookmark text:name="f2016-d1e1812"/><text:a xlink:type="simple" xlink:href="#f2016-d1e1812" text:style-name="Internet_20_link" text:visited-style-name="Visited_20_Internet_20_Link">21.03.1.C</text:a> A Faculty Member/Professional Librarian whose appointment takes effect in the period April 1 - June 30 will not be eligible to receive a salary increment award on July 1 of the same calendar year. </text:p>
                    </text:list-item>
                    <text:list-item>
                      <text:p text:style-name="P1"><text:bookmark text:name="f2016-d1e1814"/><text:a xlink:type="simple" xlink:href="#f2016-d1e1814" text:style-name="Internet_20_link" text:visited-style-name="Visited_20_Internet_20_Link">21.03.1.D</text:a> A Faculty Member/Professional Librarian with a term appointment whose appointment end date falls before July 1 will not be eligible to receive an increment award on July 1 of the same calendar year. </text:p>
                    </text:list-item>
                  </text:list>
                </text:list-item>
                <text:list-item>
                  <text:p text:style-name="P2"><text:bookmark text:name="f2016-d1e18161"/><text:a xlink:type="simple" xlink:href="#f2016-d1e1816" text:style-name="Internet_20_link" text:visited-style-name="Visited_20_Internet_20_Link">21.03.2</text:a> <text:bookmark text:name="f2016-d1e1816"/>On Terminal Appointment </text:p>
                </text:list-item>
                <text:list-item>
                  <text:p text:style-name="P2">A Faculty Member/Professional Librarian awarded a terminal appointment as provided in 19.06 shall not be awarded a salary increment for that year of terminal appointment.</text:p>
                </text:list-item>
              </text:list>
            </text:list-item>
            <text:list-item>
              <text:p text:style-name="P1"><text:bookmark text:name="f2016-d1e18201"/><text:a xlink:type="simple" xlink:href="#f2016-d1e1820" text:style-name="Internet_20_link" text:visited-style-name="Visited_20_Internet_20_Link">21.04</text:a> <text:bookmark text:name="f2016-d1e1820"/>Principles and Procedures for Awarding Salary Increments </text:p>
              <text:list>
                <text:list-item>
                  <text:p text:style-name="P1"><text:bookmark text:name="f2016-d1e1823"/><text:a xlink:type="simple" xlink:href="#f2016-d1e1823" text:style-name="Internet_20_link" text:visited-style-name="Visited_20_Internet_20_Link">21.04.1</text:a> Before April 30 of each year, the professional performance of a Faculty Member/Professional Librarian shall be evaluated and the Faculty Member/Professional Librarian shall be informed of the result of that evaluation. Before September 15 each year, a Faculty Member/Professional Librarian shall submit to the Dean/University Librarian a report of Professional Activities (as per Schedule F) during the previous contract year (July 1 to June 30), any supporting documentation not already in the Faculty Member's/Professional Librarian's file, and a recommendation for weighting the criteria. </text:p>
                </text:list-item>
                <text:list-item>
                  <text:p text:style-name="P1"><text:bookmark text:name="f2016-d1e1825"/><text:a xlink:type="simple" xlink:href="#f2016-d1e1825" text:style-name="Internet_20_link" text:visited-style-name="Visited_20_Internet_20_Link">21.04.2</text:a> Normally, the period for assessment shall be the contract year immediately preceding the evaluation of performance. The basis for assessment shall normally be the Professional Activities Report, and the contents of a Faculty Member's/Professional Librarian's personal file regarding the period in question. However, if the Faculty Member/Professional Librarian and the Dean/University Librarian agree, other relevant periods or materials shall be considered. All materials considered shall be part of a Faculty Member's/Professional Librarian's Personal File. </text:p>
                </text:list-item>
                <text:list-item>
                  <text:p text:style-name="P1"><text:bookmark text:name="f2016-d1e1827"/><text:a xlink:type="simple" xlink:href="#f2016-d1e1827" text:style-name="Internet_20_link" text:visited-style-name="Visited_20_Internet_20_Link">21.04.3</text:a> The three criteria outlined in Article 12.01 in the case of Faculty Members, or in Articles 14.11.1(a) through 14.11.1(c) in the case of Professional Librarians, and further elaborated in Articles 11.03 shall be weighted by the Dean/University Librarian in consultation with the Faculty Member/Professional Librarian, in accordance with Articles 12.03, 13.01, 11, 14.11.3 and Schedule F, to reflect the Faculty Member's/Professional Librarian's duties and the relative emphasis of each of the three (3) criteria in the assessment of performance for the period under consideration. The weighting of each Faculty Member's/Professional Librarian's duties shall total 100%. </text:p>
                </text:list-item>
                <text:list-item>
                  <text:p text:style-name="P1"><text:bookmark text:name="f2016-d1e1829"/><text:a xlink:type="simple" xlink:href="#f2016-d1e1829" text:style-name="Internet_20_link" text:visited-style-name="Visited_20_Internet_20_Link">21.04.4</text:a> A Faculty Member/Professional Librarian shall be assigned a performance rating on <text:soft-page-break/>each of the three criteria according to the following descending scale of merit: 2.0, 1.75, 1.5, 1.25, 1.0, 0.5 and 0 where 1.0 reflects satisfactory performance and normal career progress. </text:p>
                </text:list-item>
                <text:list-item>
                  <text:p text:style-name="P1"><text:bookmark text:name="f2016-d1e1831"/><text:a xlink:type="simple" xlink:href="#f2016-d1e1831" text:style-name="Internet_20_link" text:visited-style-name="Visited_20_Internet_20_Link">21.04.5</text:a> The performance rating for each criterion multiplied by the weighting of each criterion shall determine a Faculty Member/Professional Librarian's performance score for each criterion. The overall performance score shall be the sum of the three (3) performance scores. </text:p>
                </text:list-item>
                <text:list-item>
                  <text:p text:style-name="P1"><text:bookmark text:name="f2016-d1e1833"/><text:a xlink:type="simple" xlink:href="#f2016-d1e1833" text:style-name="Internet_20_link" text:visited-style-name="Visited_20_Internet_20_Link">21.04.6</text:a> Where a Faculty Member's/Professional Librarian's Teaching or Research are assessed as unsatisfactory, or where reasonable doubt exists about a Faculty Member's/Professional Librarian's satisfactory performance in areas defined in Articles 12.01.1 and 12.01.2 for Faculty Members and Articles 14.11.1(a) and 14.11.1(b) for Professional Librarians, the Faculty Member/Professional Librarian and the Dean/University Librarian, in consultation with the Department Chair, where Departments exist, shall cooperate, during the subsequent evaluation period, in the collection of data concerning the Faculty Member's/Professional Librarian's Teaching effectiveness or Research and Creative Activity. </text:p>
                </text:list-item>
                <text:list-item>
                  <text:p text:style-name="P1"><text:bookmark text:name="f2016-d1e1835"/><text:a xlink:type="simple" xlink:href="#f2016-d1e1835" text:style-name="Internet_20_link" text:visited-style-name="Visited_20_Internet_20_Link">21.04.7</text:a> A performance rating for each criterion, an overall performance score, and a salary increment shall be proposed by the Dean/University Librarian, in consultation with the Department Chair, if any. These and a brief statement of the reasons for them shall be communicated to the Faculty Member/Professional Librarian in writing together with an estimate of the distribution of increments in each Faculty. </text:p>
                </text:list-item>
                <text:list-item>
                  <text:p text:style-name="P2"><text:bookmark text:name="f2016-d1e1837"/><text:a xlink:type="simple" xlink:href="#f2016-d1e1837" text:style-name="Internet_20_link" text:visited-style-name="Visited_20_Internet_20_Link">21.04.8</text:a> Where the Faculty Member/Professional Librarian disagrees with the Dean's/University Librarian's recommendation regarding performance ratings, he/she shall notify the Dean/University Librarian in writing within five (5) working days of receipt of the letter sent pursuant to Article 21.04.7 stating his/her reasons therefor. The Faculty Member/Professional Librarian shall meet with the Dean/University Librarian and present whatever material, evidence, and information he/she deems necessary to justify his/her preferred performance ratings (relative to the weighting of the Dean/University Librarian). If the Faculty Member/Professional Librarian and the Dean/University Librarian still disagree then the STP Committee shall establish the performance rating for each criterion, and send the results, with reasons, to the Dean/University Librarian. All such STP Committee salary increment deliberations shall be completed by June 15 of the same calendar year.</text:p>
                </text:list-item>
                <text:list-item>
                  <text:p text:style-name="P2">The Committee's procedures shall be as follows:</text:p>
                  <text:list>
                    <text:list-item>
                      <text:p text:style-name="P1"><text:bookmark text:name="f2016-d1e1842"/><text:a xlink:type="simple" xlink:href="#f2016-d1e1842" text:style-name="Internet_20_link" text:visited-style-name="Visited_20_Internet_20_Link">21.04.8.A</text:a> The Committee Chair shall recommend to the STP Committee performance ratings (relative to weightings) and the resultant performance score. Before such a recommendation the Chair shall:</text:p>
                      <text:list>
                        <text:list-item>
                          <text:p text:style-name="P1"><text:bookmark text:name="f2016-d1e1845"/><text:a xlink:type="simple" xlink:href="#f2016-d1e1845" text:style-name="Internet_20_link" text:visited-style-name="Visited_20_Internet_20_Link">21.04.8.A.I</text:a> invite the Faculty Member/Professional Librarian to supply a rationale and whatever material, evidence, and information he/she presented to the Dean/University Librarian to justify his/her preferred performance ratings (relative to the weightings of the Dean/University Librarian); </text:p>
                        </text:list-item>
                        <text:list-item>
                          <text:p text:style-name="P1"><text:bookmark text:name="f2016-d1e1847"/><text:a xlink:type="simple" xlink:href="#f2016-d1e1847" text:style-name="Internet_20_link" text:visited-style-name="Visited_20_Internet_20_Link">21.04.8.A.II</text:a> request from the Dean/University Librarian the Professional Activities Report, any supporting documentation provided by the Faculty Member/Professional Librarian, and the Department Chair’s assessment (where applicable) which were the basis for the Dean/University Librarian’s performance rating; </text:p>
                        </text:list-item>
                        <text:list-item>
                          <text:p text:style-name="P1"><text:bookmark text:name="f2016-d1e1849"/><text:a xlink:type="simple" xlink:href="#f2016-d1e1849" text:style-name="Internet_20_link" text:visited-style-name="Visited_20_Internet_20_Link">21.04.8.A.III</text:a> invite the Dean/University Librarian to justify his/her performance rating, a copy of which justification shall be provided to the Faculty Member/Professional Librarian; </text:p>
                        </text:list-item>
                        <text:list-item>
                          <text:p text:style-name="P1"><text:bookmark text:name="f2016-d1e1851"/><text:a xlink:type="simple" xlink:href="#f2016-d1e1851" text:style-name="Internet_20_link" text:visited-style-name="Visited_20_Internet_20_Link">21.04.8.A.IV</text:a> inform the Faculty Member/Professional Librarian of the right to appear before the STP Committee, giving as much notice as possible but not fewer than five (5) working days’ notice. Normally new documentation shall not be presented at this meeting. </text:p>
                        </text:list-item>
                      </text:list>
                    </text:list-item>
                    <text:list-item>
                      <text:p text:style-name="P1"><text:bookmark text:name="f2016-d1e1853"/><text:a xlink:type="simple" xlink:href="#f2016-d1e1853" text:style-name="Internet_20_link" text:visited-style-name="Visited_20_Internet_20_Link">21.04.8.B</text:a> The Chair shall convene the STP Committee and shall place before it:</text:p>
                      <text:list>
                        <text:list-item>
                          <text:p text:style-name="P1"><text:bookmark text:name="f2016-d1e1856"/><text:a xlink:type="simple" xlink:href="#f2016-d1e1856" text:style-name="Internet_20_link" text:visited-style-name="Visited_20_Internet_20_Link">21.04.8.B.I</text:a> The items specified in Articles 21.04.8(a), (b), and (c); </text:p>
                        </text:list-item>
                        <text:list-item>
                          <text:p text:style-name="P1"><text:bookmark text:name="f2016-d1e1858"/><text:soft-page-break/><text:a xlink:type="simple" xlink:href="#f2016-d1e1858" text:style-name="Internet_20_link" text:visited-style-name="Visited_20_Internet_20_Link">21.04.8.B.II</text:a> The motion, which shall be The Dean’s/University Librarian's recommendation regarding performance rating be accepted. </text:p>
                        </text:list-item>
                        <text:list-item>
                          <text:p text:style-name="P1"><text:bookmark text:name="f2016-d1e1862"/><text:a xlink:type="simple" xlink:href="#f2016-d1e1862" text:style-name="Internet_20_link" text:visited-style-name="Visited_20_Internet_20_Link">21.04.8.B.III</text:a> If that motion fails, another motion shall be made regarding the appropriate performance rating to be recommended to the President. </text:p>
                        </text:list-item>
                      </text:list>
                    </text:list-item>
                    <text:list-item>
                      <text:p text:style-name="P1"><text:bookmark text:name="f2016-d1e1864"/><text:a xlink:type="simple" xlink:href="#f2016-d1e1864" text:style-name="Internet_20_link" text:visited-style-name="Visited_20_Internet_20_Link">21.04.8.C</text:a> After examining the evidence before the committee, the STP Committee may request the Chair to attempt to gather additional evidence within reasonable limits. The Faculty Member/Professional Librarian will be provided with a fair summary of any new documentation admitted and will have five (5) working days to respond to it prior to the Committee considering the new documentation. </text:p>
                    </text:list-item>
                    <text:list-item>
                      <text:p text:style-name="P1"><text:bookmark text:name="f2016-d1e1866"/><text:a xlink:type="simple" xlink:href="#f2016-d1e1866" text:style-name="Internet_20_link" text:visited-style-name="Visited_20_Internet_20_Link">21.04.8.D</text:a> A letter from the Chair of the STP Committee shall be transmitted to the Dean/University Librarian, with a copy to the Faculty Member/Professional Librarian, informing the Dean/University Librarian and the Faculty Member/Professional Librarian of the Committee's recommendation and the reasons therefor. </text:p>
                    </text:list-item>
                    <text:list-item>
                      <text:p text:style-name="P1"><text:bookmark text:name="f2016-d1e1868"/><text:a xlink:type="simple" xlink:href="#f2016-d1e1868" text:style-name="Internet_20_link" text:visited-style-name="Visited_20_Internet_20_Link">21.04.8.E</text:a> All materials used in the Hearing shall be deemed to be part of the Faculty Member/Professional Librarian's Personal File, subject to the provisions of Article 9. </text:p>
                    </text:list-item>
                  </text:list>
                </text:list-item>
                <text:list-item>
                  <text:p text:style-name="P1"><text:bookmark text:name="f2016-d1e1870"/><text:a xlink:type="simple" xlink:href="#f2016-d1e1870" text:style-name="Internet_20_link" text:visited-style-name="Visited_20_Internet_20_Link">21.04.9</text:a> The Dean/University Librarian shall convey in writing to the President the salary increment awards and the reasons therefor. The Dean/University Librarian may submit to the President his/her own written recommendation differing from that of the STP Committee, if the STP Committee has established the performance ratings. </text:p>
                </text:list-item>
                <text:list-item>
                  <text:p text:style-name="P1"><text:bookmark text:name="f2016-d1e1872"/><text:a xlink:type="simple" xlink:href="#f2016-d1e1872" text:style-name="Internet_20_link" text:visited-style-name="Visited_20_Internet_20_Link">21.04.10</text:a> The President may request in writing, giving his/her reasons therefor, that the originator of performance ratings reconsider the recommendation. The Dean/University Librarian or the STP Committee, whichever is appropriate, shall either confirm its original recommendation or else make some other recommendation originally available to it, and the Dean/University Librarian shall convey the recommendation to the President. The President shall ratify one of the submitted recommendations. </text:p>
                </text:list-item>
              </text:list>
            </text:list-item>
            <text:list-item>
              <text:p text:style-name="P1"><text:bookmark text:name="f2016-d1e1874"/><text:a xlink:type="simple" xlink:href="#f2016-d1e1874" text:style-name="Internet_20_link" text:visited-style-name="Visited_20_Internet_20_Link">21.05</text:a> If a Faculty Member/Professional Librarian is assigned an increment award of 0 or 0.5, the Dean/University Librarian shall arrange a meeting pursuant to Article 25.03. </text:p>
            </text:list-item>
            <text:list-item>
              <text:p text:style-name="P2"><text:bookmark text:name="f2016-d1e18761"/><text:a xlink:type="simple" xlink:href="#f2016-d1e1876" text:style-name="Internet_20_link" text:visited-style-name="Visited_20_Internet_20_Link">21.06</text:a> <text:bookmark text:name="f2016-d1e1876"/>Value of Salary Increment </text:p>
            </text:list-item>
            <text:list-item>
              <text:p text:style-name="P2">The value of a Faculty Member/Professional Librarian's salary increment is equal to the career progress increment and the merit award, if any.</text:p>
            </text:list-item>
            <text:list-item>
              <text:p text:style-name="P2">To establish a Faculty Member/Professional Librarian’s career progress increment: </text:p>
              <text:list>
                <text:list-item>
                  <text:p text:style-name="P1"><text:bookmark text:name="f2016-d1e1883"/><text:a xlink:type="simple" xlink:href="#f2016-d1e1883" text:style-name="Internet_20_link" text:visited-style-name="Visited_20_Internet_20_Link">21.06.1</text:a> Every Faculty Member/Professional Librarian with a performance score equal to or above 1.0 will receive a full career progress increment. Those whose performance scores are less than 1.0 and greater than or equal to 0.5 will receive 0.5 of a career progress increment. Those whose performance scores are less than 0.5 will receive 0 increment. In any event, unless reassigned pursuant to 13, less than satisfactory performance in Teaching or Research and Creative Activity will lead to a full career progress increment only under exceptional circumstances; otherwise, the Faculty Member/Professional Librarian will receive either 0.5 of the career progress increment or 0, according to the recommendation of the Dean/University Librarian or the STP Committee. </text:p>
                </text:list-item>
                <text:list-item>
                  <text:p text:style-name="P1"><text:bookmark text:name="f2016-d1e1885"/><text:a xlink:type="simple" xlink:href="#f2016-d1e1885" text:style-name="Internet_20_link" text:visited-style-name="Visited_20_Internet_20_Link">21.06.2</text:a> The value of a career progress increment for Faculty Members/Professional Librarians whose academic career years as of June 30th do not exceed the duration per rank of an Academic Career, as specified in Article 2.02 and as applied in Schedule I, is specified in Schedule A. </text:p>
                </text:list-item>
                <text:list-item>
                  <text:p text:style-name="P1"><text:bookmark text:name="f2016-d1e1887"/><text:a xlink:type="simple" xlink:href="#f2016-d1e1887" text:style-name="Internet_20_link" text:visited-style-name="Visited_20_Internet_20_Link">21.06.3</text:a> If a Faculty Member/Professional Librarian receives recognition for a transfer of seniority, as per Article 26.06.1, including professional experience at the University or elsewhere, the number of years transferred under Article 26.06.1 shall count towards the period of an Academic Career as defined by Article 2.02. </text:p>
                </text:list-item>
                <text:list-item>
                  <text:p text:style-name="P1"><text:bookmark text:name="f2016-d1e1889"/><text:a xlink:type="simple" xlink:href="#f2016-d1e1889" text:style-name="Internet_20_link" text:visited-style-name="Visited_20_Internet_20_Link">21.06.4</text:a> Once a Faculty Member/Professional Librarian has accumulated academic career years exceeding the duration of an Academic Career as defined in Article 2.02 and as <text:soft-page-break/>implemented through Schedule I, the career progress increment award shall have no monetary value. </text:p>
                </text:list-item>
                <text:list-item>
                  <text:p text:style-name="P1"><text:bookmark text:name="f2016-d1e1891"/><text:a xlink:type="simple" xlink:href="#f2016-d1e1891" text:style-name="Internet_20_link" text:visited-style-name="Visited_20_Internet_20_Link">21.06.5</text:a> To establish a Faculty Member/Professional Librarian's merit award:</text:p>
                  <text:list>
                    <text:list-item>
                      <text:p text:style-name="P1"><text:bookmark text:name="f2016-d1e1894"/><text:a xlink:type="simple" xlink:href="#f2016-d1e1894" text:style-name="Internet_20_link" text:visited-style-name="Visited_20_Internet_20_Link">21.06.5.A</text:a> A mean of the overall performance scores will be calculated. </text:p>
                    </text:list-item>
                    <text:list-item>
                      <text:p text:style-name="P1"><text:bookmark text:name="f2016-d1e1896"/><text:a xlink:type="simple" xlink:href="#f2016-d1e1896" text:style-name="Internet_20_link" text:visited-style-name="Visited_20_Internet_20_Link">21.06.5.B</text:a> A Faculty Member/Professional Librarian whose performance score equals or exceeds the mean for his or her Faculty or the Library shall automatically receive increments from the Merit Pool. </text:p>
                    </text:list-item>
                    <text:list-item>
                      <text:p text:style-name="P1"><text:bookmark text:name="f2016-d1e1898"/><text:a xlink:type="simple" xlink:href="#f2016-d1e1898" text:style-name="Internet_20_link" text:visited-style-name="Visited_20_Internet_20_Link">21.06.5.C</text:a> A Faculty Member/Professional Librarian whose performance score (rounded to the nearest tenth) equals the mean performance score (rounded to the nearest tenth) of his/her Faculty or Library shall be entitled to one merit unit. A Faculty Member/Professional Librarian shall receive an additional merit unit for each tenth by which his/her performance score (rounded to the nearest tenth) exceeds the mean performance score (rounded to the nearest tenth) of his/her Faculty or the Library. The total number of merit units for a Faculty or the Library will be the sum of these merit units. </text:p>
                    </text:list-item>
                    <text:list-item>
                      <text:p text:style-name="P1"><text:bookmark text:name="f2016-d1e1900"/><text:a xlink:type="simple" xlink:href="#f2016-d1e1900" text:style-name="Internet_20_link" text:visited-style-name="Visited_20_Internet_20_Link">21.06.5.D</text:a> The value of a merit unit will be calculated by dividing the value of the merit pool, as established in Article 32.05.1, for a Faculty or the Library by the total number of merit units in that group. </text:p>
                    </text:list-item>
                  </text:list>
                </text:list-item>
              </text:list>
            </text:list-item>
            <text:list-item>
              <text:p text:style-name="P1"><text:bookmark text:name="f2016-d1e19021"/><text:a xlink:type="simple" xlink:href="#f2016-d1e1902" text:style-name="Internet_20_link" text:visited-style-name="Visited_20_Internet_20_Link">21.07</text:a> <text:bookmark text:name="f2016-d1e1902"/>Procedures for Biennial Evaluation </text:p>
              <text:list>
                <text:list-item>
                  <text:p text:style-name="P1"><text:bookmark text:name="f2016-d1e1905"/><text:a xlink:type="simple" xlink:href="#f2016-d1e1905" text:style-name="Internet_20_link" text:visited-style-name="Visited_20_Internet_20_Link">21.07.1</text:a> A Member is subject to annual evaluations unless he/she meets the provisions of Article 21.07.2. Members subject to annual evaluation will follow the procedures provided in Article 15.05 for Instructors and Academic Assistants, or in Article 21.04, for Faculty Members/Professional Librarians each year. </text:p>
                </text:list-item>
                <text:list-item>
                  <text:p text:style-name="P1"><text:bookmark text:name="f2016-d1e1907"/><text:a xlink:type="simple" xlink:href="#f2016-d1e1907" text:style-name="Internet_20_link" text:visited-style-name="Visited_20_Internet_20_Link">21.07.2</text:a> To be eligible to have a performance evaluation every two (2) years a Member shall meet the following criteria </text:p>
                  <text:list>
                    <text:list-item>
                      <text:p text:style-name="P1"><text:bookmark text:name="f2016-d1e1910"/><text:a xlink:type="simple" xlink:href="#f2016-d1e1910" text:style-name="Internet_20_link" text:visited-style-name="Visited_20_Internet_20_Link">21.07.2.A</text:a> is tenured or holds a continuing appointment, as appropriate; </text:p>
                    </text:list-item>
                    <text:list-item>
                      <text:p text:style-name="P1"><text:bookmark text:name="f2016-d1e1912"/><text:a xlink:type="simple" xlink:href="#f2016-d1e1912" text:style-name="Internet_20_link" text:visited-style-name="Visited_20_Internet_20_Link">21.07.2.B</text:a> has received at least a normal career progress increment for each of the last 3 years; </text:p>
                    </text:list-item>
                    <text:list-item>
                      <text:p text:style-name="P1"><text:bookmark text:name="f2016-d1e1914"/><text:a xlink:type="simple" xlink:href="#f2016-d1e1914" text:style-name="Internet_20_link" text:visited-style-name="Visited_20_Internet_20_Link">21.07.2.C</text:a> has not received a report in writing of unsatisfactory performance of academic duties during the last 3 years; and </text:p>
                    </text:list-item>
                    <text:list-item>
                      <text:p text:style-name="P1"><text:bookmark text:name="f2016-d1e1916"/><text:a xlink:type="simple" xlink:href="#f2016-d1e1916" text:style-name="Internet_20_link" text:visited-style-name="Visited_20_Internet_20_Link">21.07.2.D</text:a> has not been disciplined under Article 25 in the last three (3) years </text:p>
                    </text:list-item>
                  </text:list>
                </text:list-item>
                <text:list-item>
                  <text:p text:style-name="P1"><text:bookmark text:name="f2016-d1e1918"/><text:a xlink:type="simple" xlink:href="#f2016-d1e1918" text:style-name="Internet_20_link" text:visited-style-name="Visited_20_Internet_20_Link">21.07.3</text:a> When a Member who has been eligible for biennial evaluations loses that eligibility because one or more of Articles 21.07.2(b), 21.07.2(c), or 21.07.2(d) is no longer satisfied, he/she shall revert to annual evaluations until the conditions in Article 21.07.2 are met. </text:p>
                </text:list-item>
                <text:list-item>
                  <text:p text:style-name="P1"><text:bookmark text:name="f2016-d1e1920"/><text:a xlink:type="simple" xlink:href="#f2016-d1e1920" text:style-name="Internet_20_link" text:visited-style-name="Visited_20_Internet_20_Link">21.07.4</text:a> A Member who becomes eligible for biennial evaluation shall continue to be evaluated on an annual basis until the group to which he/she is assigned is due for biennial evaluation. </text:p>
                </text:list-item>
                <text:list-item>
                  <text:p text:style-name="P1"><text:bookmark text:name="f2016-d1e19221"/><text:a xlink:type="simple" xlink:href="#f2016-d1e1922" text:style-name="Internet_20_link" text:visited-style-name="Visited_20_Internet_20_Link">21.07.5</text:a> <text:bookmark text:name="f2016-d1e1922"/>Annual Reporting </text:p>
                  <text:list>
                    <text:list-item>
                      <text:p text:style-name="P1"><text:bookmark text:name="f2016-d1e1925"/><text:a xlink:type="simple" xlink:href="#f2016-d1e1925" text:style-name="Internet_20_link" text:visited-style-name="Visited_20_Internet_20_Link">21.07.5.A</text:a> In a year when an evaluation is not required a Member shall provide a maximum one-page summary of the duties which were performed during the preceding contract year. Supporting documentation is not required. </text:p>
                    </text:list-item>
                    <text:list-item>
                      <text:p text:style-name="P1"><text:bookmark text:name="f2016-d1e1927"/><text:a xlink:type="simple" xlink:href="#f2016-d1e1927" text:style-name="Internet_20_link" text:visited-style-name="Visited_20_Internet_20_Link">21.07.5.B</text:a> In a year when an evaluation is required a Member shall submit a Professional Activities Report (as provided in Schedule F). Additional materials as specified in Articles 12 and 14, and having a bearing on the criteria for performance evaluation specified in these Articles and relevant to the evaluation period, as specified in Article 21, may be provided. The Member shall provide sufficient evidence to permit evaluation of the activities reported. </text:p>
                    </text:list-item>
                  </text:list>
                </text:list-item>
                <text:list-item>
                  <text:p text:style-name="P1"><text:bookmark text:name="f2016-d1e19291"/><text:a xlink:type="simple" xlink:href="#f2016-d1e1929" text:style-name="Internet_20_link" text:visited-style-name="Visited_20_Internet_20_Link">21.07.6</text:a> <text:bookmark text:name="f2016-d1e1929"/>Salary Increment Process </text:p>
                  <text:list>
                    <text:list-item>
                      <text:p text:style-name="P1"><text:bookmark text:name="f2016-d1e1932"/><text:a xlink:type="simple" xlink:href="#f2016-d1e1932" text:style-name="Internet_20_link" text:visited-style-name="Visited_20_Internet_20_Link">21.07.6.A</text:a> For Faculty Members/Professional Librarians subject to biennial evaluation, the procedures provided in Article 21.04 will be followed every second year. The performance rating awarded to a Faculty Member/Professional Librarian on each of the three criteria, according to Article 21.04.4, will remain the same in each year until the next evaluation. </text:p>
                    </text:list-item>
                    <text:list-item>
                      <text:p text:style-name="P1"><text:bookmark text:name="f2016-d1e1934"/><text:a xlink:type="simple" xlink:href="#f2016-d1e1934" text:style-name="Internet_20_link" text:visited-style-name="Visited_20_Internet_20_Link">21.07.6.B</text:a> For Instructors/Academic Assistants subject to biennial evaluation, the <text:soft-page-break/>procedures provided in Article 15.05.3 will be followed every second year. The rating awarded to a Instructor/Academic Assistant, according to Article 15.05.3, will remain the same in each year until the next evaluation. </text:p>
                    </text:list-item>
                  </text:list>
                </text:list-item>
                <text:list-item>
                  <text:p text:style-name="P1"><text:bookmark text:name="f2016-d1e19361"/><text:a xlink:type="simple" xlink:href="#f2016-d1e1936" text:style-name="Internet_20_link" text:visited-style-name="Visited_20_Internet_20_Link">21.07.7</text:a> <text:bookmark text:name="f2016-d1e1936"/>Evaluation Process </text:p>
                  <text:list>
                    <text:list-item>
                      <text:p text:style-name="P1"><text:bookmark text:name="f2016-d1e1939"/><text:a xlink:type="simple" xlink:href="#f2016-d1e1939" text:style-name="Internet_20_link" text:visited-style-name="Visited_20_Internet_20_Link">21.07.7.A</text:a> At the discretion of the Dean/University Librarian, eligible Faculty Members/Professional Librarians of a Faculty or the Library shall be evaluated either in one group, all in the same year, or in two (2) groups of approximately equal size with each group being evaluated in alternate years, subject to (b) below. </text:p>
                    </text:list-item>
                    <text:list-item>
                      <text:p text:style-name="P2"><text:bookmark text:name="f2016-d1e1941"/><text:a xlink:type="simple" xlink:href="#f2016-d1e1941" text:style-name="Internet_20_link" text:visited-style-name="Visited_20_Internet_20_Link">21.07.7.B</text:a> If membership in a Faculty or the Library is divided for the purposes of biennial evaluation, the basis of the groupings shall be similarity of discipline or similarity of criteria for performance rating (e.g. Natural Sciences, Social Sciences, Humanities).</text:p>
                    </text:list-item>
                    <text:list-item>
                      <text:p text:style-name="P2">Where there are departments/divisions in a Faculty or the Library, all eligible Faculty Members/Professional Librarians of the same department/division shall be evaluated in the same year.</text:p>
                    </text:list-item>
                  </text:list>
                </text:list-item>
              </text:list>
            </text:list-item>
            <text:list-item>
              <text:p text:style-name="P1"><text:bookmark text:name="f2016-d1e1945"/><text:a xlink:type="simple" xlink:href="#f2016-d1e1945" text:style-name="Internet_20_link" text:visited-style-name="Visited_20_Internet_20_Link">21.08</text:a> Faculty Members/Professional Librarians shall receive the distribution of career progress and merit increments awarded that year by Faculty/Library no later than September 30 of each year. </text:p>
              <text:list>
                <text:list-item>
                  <text:list>
                    <text:list-item>
                      <text:p text:style-name="P1"/>
                    </text:list-item>
                  </text:list>
                </text:list-item>
              </text:list>
            </text:list-item>
            <text:list-item>
              <text:h text:style-name="P8" text:outline-level="2"><text:bookmark text:name="f2016-d1e1947"/><text:a xlink:type="simple" xlink:href="#f2016-d1e1947" text:style-name="Internet_20_link" text:visited-style-name="Visited_20_Internet_20_Link">Article 22</text:a><text:a xlink:type="simple" xlink:href="#f2016-d1e1947" text:style-name="Internet_20_link" text:visited-style-name="Visited_20_Internet_20_Link">: Grievance Procedure</text:a> </text:h>
            </text:list-item>
            <text:list-item>
              <text:p text:style-name="P2"><text:bookmark text:name="f2016-d1e1950"/><text:a xlink:type="simple" xlink:href="#f2016-d1e1950" text:style-name="Internet_20_link" text:visited-style-name="Visited_20_Internet_20_Link">22</text:a><text:a xlink:type="simple" xlink:href="#f2016-d1e1950" text:style-name="Internet_20_link" text:visited-style-name="Visited_20_Internet_20_Link">.01</text:a> A grievance is a claim that there has been a violation, improper application or non-application of the terms of this Handbook, including the Preamble. A grievance shall be settled in accordance with the terms of this Handbook. Procedures under this Article shall be subject to procedural fairness as defined in Article 2.22.</text:p>
            </text:list-item>
            <text:list-item>
              <text:p text:style-name="P2">The following matters shall not be subject to grievance:</text:p>
              <text:list>
                <text:list-item>
                  <text:p text:style-name="P1"><text:bookmark text:name="f2016-d1e1955"/><text:a xlink:type="simple" xlink:href="#f2016-d1e1955" text:style-name="Internet_20_link" text:visited-style-name="Visited_20_Internet_20_Link">22.01.1</text:a> the outcome of appeals respecting the promotion, extension of probation, tenure or salary of a Member, </text:p>
                </text:list-item>
                <text:list-item>
                  <text:p text:style-name="P1"><text:bookmark text:name="f2016-d1e1957"/><text:a xlink:type="simple" xlink:href="#f2016-d1e1957" text:style-name="Internet_20_link" text:visited-style-name="Visited_20_Internet_20_Link">22.01.2</text:a> the outcome of a specific process provided by this Handbook that is binding on both parties, </text:p>
                </text:list-item>
                <text:list-item>
                  <text:p text:style-name="P1"><text:bookmark text:name="f2016-d1e1959"/><text:a xlink:type="simple" xlink:href="#f2016-d1e1959" text:style-name="Internet_20_link" text:visited-style-name="Visited_20_Internet_20_Link">22</text:a><text:a xlink:type="simple" xlink:href="#f2016-d1e1959" text:style-name="Internet_20_link" text:visited-style-name="Visited_20_Internet_20_Link">.01.3</text:a> a request for amendment of this Handbook, </text:p>
                </text:list-item>
                <text:list-item>
                  <text:p text:style-name="P1"><text:bookmark text:name="f2016-d1e1961"/><text:a xlink:type="simple" xlink:href="#f2016-d1e1961" text:style-name="Internet_20_link" text:visited-style-name="Visited_20_Internet_20_Link">22.01.4</text:a> a matter not covered by the Handbook. </text:p>
                </text:list-item>
              </text:list>
            </text:list-item>
            <text:list-item>
              <text:p text:style-name="P1"><text:bookmark text:name="f2016-d1e1963"/><text:a xlink:type="simple" xlink:href="#f2016-d1e1963" text:style-name="Internet_20_link" text:visited-style-name="Visited_20_Internet_20_Link">22</text:a><text:a xlink:type="simple" xlink:href="#f2016-d1e1963" text:style-name="Internet_20_link" text:visited-style-name="Visited_20_Internet_20_Link">.02</text:a> A grievance shall be claimed within sixty (60) working days following the date upon which the violation, improper application or non-application is alleged to have occurred, or within sixty (60) working days from the date in which the alleged violation should have become known to the Member or President. A grievance may be claimed by a Member, by the Association, or by the President. </text:p>
            </text:list-item>
            <text:list-item>
              <text:p text:style-name="P1"><text:bookmark text:name="f2016-d1e1965"/><text:a xlink:type="simple" xlink:href="#f2016-d1e1965" text:style-name="Internet_20_link" text:visited-style-name="Visited_20_Internet_20_Link">22</text:a><text:a xlink:type="simple" xlink:href="#f2016-d1e1965" text:style-name="Internet_20_link" text:visited-style-name="Visited_20_Internet_20_Link">.03</text:a> Before claiming a grievance, the grievor shall meet with the President or the President of the Association, as appropriate, in an attempt to resolve the issue. Each party to this meeting may have a representative or advisor of his or her choice also attend the meeting. If the issue is not resolved by this meeting, the grievor may proceed to claim the grievance in the manner described within this Article. The timing of this meeting shall not affect the application of Article 22.02. </text:p>
            </text:list-item>
            <text:list-item>
              <text:p text:style-name="P1"><text:bookmark text:name="f2016-d1e1967"/><text:a xlink:type="simple" xlink:href="#f2016-d1e1967" text:style-name="Internet_20_link" text:visited-style-name="Visited_20_Internet_20_Link">22</text:a><text:a xlink:type="simple" xlink:href="#f2016-d1e1967" text:style-name="Internet_20_link" text:visited-style-name="Visited_20_Internet_20_Link">.04</text:a> In the event that the President claims a grievance against the Association, the President shall present the grievance in writing, specifying the term or terms to which the grievance applies and providing such evidence as appropriate to support the grievance, to the President of the Association. If the matter is not resolved to the satisfaction of the President within twenty (20) working days of the Association having received the grievance, the President may refer the matter to arbitration as specified in Article 22.10. If the matter is to be referred to arbitration, the President shall inform the President of the Association of the notice of referral. </text:p>
            </text:list-item>
            <text:list-item>
              <text:p text:style-name="P1"><text:bookmark text:name="f2016-d1e1969"/><text:soft-page-break/><text:a xlink:type="simple" xlink:href="#f2016-d1e1969" text:style-name="Internet_20_link" text:visited-style-name="Visited_20_Internet_20_Link">22</text:a><text:a xlink:type="simple" xlink:href="#f2016-d1e1969" text:style-name="Internet_20_link" text:visited-style-name="Visited_20_Internet_20_Link">.05</text:a> A Member intending to claim a grievance shall first present the claim to the Association, which shall decide within thirty (30) working days whether to claim the grievance. The Member may claim the grievance on his/her own behalf only if the Association does not undertake a claim of grievance arising from the claim of the Member. In such a case, the Association shall not take further action under the provisions of this Article respecting the grievance of the Member. </text:p>
            </text:list-item>
            <text:list-item>
              <text:p text:style-name="P1"><text:bookmark text:name="f2016-d1e1971"/><text:a xlink:type="simple" xlink:href="#f2016-d1e1971" text:style-name="Internet_20_link" text:visited-style-name="Visited_20_Internet_20_Link">22</text:a><text:a xlink:type="simple" xlink:href="#f2016-d1e1971" text:style-name="Internet_20_link" text:visited-style-name="Visited_20_Internet_20_Link">.06</text:a> In the event that the Association/Member claims a grievance, the grievance shall be presented in writing, specifying the term(s) to which the grievance applies and providing such evidence as appropriate to support the grievance, to the President. </text:p>
            </text:list-item>
            <text:list-item>
              <text:p text:style-name="P1"><text:bookmark text:name="f2016-d1e1973"/><text:a xlink:type="simple" xlink:href="#f2016-d1e1973" text:style-name="Internet_20_link" text:visited-style-name="Visited_20_Internet_20_Link">22.07</text:a> The President shall investigate the grievance as he/she deems appropriate, and shall present a written report to the Association/Member within ten (10) working days together with a recommendation to resolve the dispute. </text:p>
            </text:list-item>
            <text:list-item>
              <text:p text:style-name="P1"><text:bookmark text:name="f2016-d1e1975"/><text:a xlink:type="simple" xlink:href="#f2016-d1e1975" text:style-name="Internet_20_link" text:visited-style-name="Visited_20_Internet_20_Link">22.08</text:a> The President's report shall be deemed accepted by the Member/Association and a satisfactory resolution of the grievance affected, unless within seven (7) working days of receipt by the Member/Association, the Member/Association notifies the President in writing to the contrary. If such notification is given, the President and the Member/Association shall meet within seven (7) working days to attempt to resolve the grievance. </text:p>
            </text:list-item>
            <text:list-item>
              <text:p text:style-name="P1"><text:bookmark text:name="f2016-d1e1977"/><text:a xlink:type="simple" xlink:href="#f2016-d1e1977" text:style-name="Internet_20_link" text:visited-style-name="Visited_20_Internet_20_Link">22.09</text:a> In the event that the President and the Member/Association are unable to resolve the grievance within five (5) working days of their meeting, then the Member/Association shall within thirty (30) working days of their meeting notify the President that he/she refers the matter to arbitration as specified in Article 22.10. If the Member/Association does not so notify the President within thirty (30) working days, the grievance will be deemed to have been abandoned and no further action shall take place under the provisions of this Article. </text:p>
            </text:list-item>
            <text:list-item>
              <text:p text:style-name="P1"><text:bookmark text:name="f2016-d1e1979"/><text:a xlink:type="simple" xlink:href="#f2016-d1e1979" text:style-name="Internet_20_link" text:visited-style-name="Visited_20_Internet_20_Link">22.10</text:a> When arbitration is required, grievances shall be referred to a single arbitrator. The arbitrator shall be appointed by the agreement of the President and the Member/President of the Association within five (5) working days after the President or the President of the Association, as appropriate, has received notice of referral. Failing agreement within those five (5) working days, the arbitrator shall be appointed by a Judge of the Alberta Court of Queen's Bench upon the petition of either party. </text:p>
            </text:list-item>
            <text:list-item>
              <text:p text:style-name="P1"><text:bookmark text:name="f2016-d1e1981"/><text:a xlink:type="simple" xlink:href="#f2016-d1e1981" text:style-name="Internet_20_link" text:visited-style-name="Visited_20_Internet_20_Link">22.11</text:a> For the purposes of Article 22, and subject to the particular provisions below, the arbitrator shall conduct the arbitration and assign the costs of arbitration in accordance with the provisions of the Arbitration Act of the Province of Alberta:</text:p>
              <text:list>
                <text:list-item>
                  <text:p text:style-name="P1"><text:bookmark text:name="f2016-d1e1984"/><text:a xlink:type="simple" xlink:href="#f2016-d1e1984" text:style-name="Internet_20_link" text:visited-style-name="Visited_20_Internet_20_Link">22.11.1</text:a> The arbitrator shall have no power to add to, delete, or otherwise amend this Handbook. </text:p>
                </text:list-item>
                <text:list-item>
                  <text:p text:style-name="P1"><text:bookmark text:name="f2016-d1e1986"/><text:a xlink:type="simple" xlink:href="#f2016-d1e1986" text:style-name="Internet_20_link" text:visited-style-name="Visited_20_Internet_20_Link">22.11.2</text:a> The arbitrator shall confine him/herself to the grievance submitted for arbitration and shall have no authority to determine any other issues not so submitted to him/her. </text:p>
                </text:list-item>
                <text:list-item>
                  <text:p text:style-name="P1"><text:bookmark text:name="f2016-d1e1988"/><text:a xlink:type="simple" xlink:href="#f2016-d1e1988" text:style-name="Internet_20_link" text:visited-style-name="Visited_20_Internet_20_Link">22.11.3</text:a> When dealing with a grievance involving a claim of noncompliance with procedural requirements, if the arbitrator finds that the procedural requirements have not been complied with, he/she shall be limited to directing that the matter be reconsidered by the appropriate body in accordance with the procedures specified in the appropriate article. </text:p>
                </text:list-item>
                <text:list-item>
                  <text:p text:style-name="P1"><text:bookmark text:name="f2016-d1e1990"/><text:a xlink:type="simple" xlink:href="#f2016-d1e1990" text:style-name="Internet_20_link" text:visited-style-name="Visited_20_Internet_20_Link">22.11.4</text:a> The arbitrator shall hear the grievance and issue a decision which shall be final and binding upon the parties to the arbitration. </text:p>
                </text:list-item>
              </text:list>
            </text:list-item>
            <text:list-item>
              <text:p text:style-name="P1"><text:bookmark text:name="f2016-d1e1993"/><text:a xlink:type="simple" xlink:href="#f2016-d1e1993" text:style-name="Internet_20_link" text:visited-style-name="Visited_20_Internet_20_Link">22.12</text:a> The time schedule of this grievance procedure or any part thereof may be abridged or extended by mutual consent. </text:p>
            </text:list-item>
            <text:list-item>
              <text:p text:style-name="P1"><text:bookmark text:name="f2016-d1e1995"/><text:a xlink:type="simple" xlink:href="#f2016-d1e1995" text:style-name="Internet_20_link" text:visited-style-name="Visited_20_Internet_20_Link">22.13</text:a> Interpretations, clarifications or specifications of the Handbook, either agreed upon by both parties or ruled by an arbitrator as part of the resolution of grievances, may be incorporated as clauses or schedules of the Handbook. </text:p>
            </text:list-item>
            <text:list-item>
              <text:p text:style-name="P1"><text:bookmark text:name="f2016-d1e1997"/><text:a xlink:type="simple" xlink:href="#f2016-d1e1997" text:style-name="Internet_20_link" text:visited-style-name="Visited_20_Internet_20_Link">22.14</text:a> Disputes regarding the interpretation of non-arbitrated resolutions of grievances shall be resolved according to the procedures of Article 1. </text:p>
            </text:list-item>
          </text:list>
        </text:list-item>
        <text:list-item>
          <text:p text:style-name="P6"/>
          <text:list>
            <text:list-item>
              <text:h text:style-name="P8" text:outline-level="2"><text:bookmark text:name="f2016-d1e2000"/><text:a xlink:type="simple" xlink:href="#f2016-d1e2000" text:style-name="Internet_20_link" text:visited-style-name="Visited_20_Internet_20_Link">Article 23: Mediation</text:a> </text:h>
            </text:list-item>
            <text:list-item>
              <text:p text:style-name="P1"><text:bookmark text:name="f2016-d1e20031"/><text:a xlink:type="simple" xlink:href="#f2016-d1e2003" text:style-name="Internet_20_link" text:visited-style-name="Visited_20_Internet_20_Link">23.01</text:a> <text:bookmark text:name="f2016-d1e2003"/>General </text:p>
              <text:list>
                <text:list-item>
                  <text:p text:style-name="P1"><text:bookmark text:name="f2016-d1e2006"/><text:soft-page-break/><text:a xlink:type="simple" xlink:href="#f2016-d1e2006" text:style-name="Internet_20_link" text:visited-style-name="Visited_20_Internet_20_Link">23.01.1</text:a> The Board and the Association recognize the mutual responsibility to promote collegial relations among Members and between Members and Senior Academic Administrators and harmonious relations among members of the University community. </text:p>
                </text:list-item>
                <text:list-item>
                  <text:p text:style-name="P1"><text:bookmark text:name="f2016-d1e2008"/><text:a xlink:type="simple" xlink:href="#f2016-d1e2008" text:style-name="Internet_20_link" text:visited-style-name="Visited_20_Internet_20_Link">23.01.2</text:a> Where possible, the persons involved in work-related problems shall first seek early resolution among themselves unless there is good reason for not doing so.</text:p>
                  <text:list>
                    <text:list-item>
                      <text:p text:style-name="P1"><text:bookmark text:name="f2016-d1e2011"/><text:a xlink:type="simple" xlink:href="#f2016-d1e2011" text:style-name="Internet_20_link" text:visited-style-name="Visited_20_Internet_20_Link">23.01.2.A</text:a> If that is not satisfactory, the complainant shall send a written and signed complaint to the involved parties and suggest mediation. If they wish their mediation to be subject to 23.01.4, they shall make a request to the Dean/University Librarian with a copy to the Association before mediation has commenced. </text:p>
                    </text:list-item>
                    <text:list-item>
                      <text:p text:style-name="P1"><text:bookmark text:name="f2016-d1e2013"/><text:a xlink:type="simple" xlink:href="#f2016-d1e2013" text:style-name="Internet_20_link" text:visited-style-name="Visited_20_Internet_20_Link">23.01.2.B</text:a> If that is not satisfactory, the complainant shall send a written and signed complaint to the Dean/University Librarian. </text:p>
                    </text:list-item>
                  </text:list>
                </text:list-item>
                <text:list-item>
                  <text:p text:style-name="P1"><text:bookmark text:name="f2016-d1e2015"/><text:a xlink:type="simple" xlink:href="#f2016-d1e2015" text:style-name="Internet_20_link" text:visited-style-name="Visited_20_Internet_20_Link">23.01.3</text:a> Complainants may include but are not limited to Members, students, and University employees. </text:p>
                </text:list-item>
                <text:list-item>
                  <text:p text:style-name="P1"><text:bookmark text:name="f2016-d1e2017"/><text:a xlink:type="simple" xlink:href="#f2016-d1e2017" text:style-name="Internet_20_link" text:visited-style-name="Visited_20_Internet_20_Link">23.01.4</text:a> When a Dean/University Librarian receives a written and signed complaint that a Member has violated responsibilities under Article 11, the Dean/University Librarian:</text:p>
                  <text:list>
                    <text:list-item>
                      <text:p text:style-name="P1"><text:bookmark text:name="f2016-d1e2020"/><text:a xlink:type="simple" xlink:href="#f2016-d1e2020" text:style-name="Internet_20_link" text:visited-style-name="Visited_20_Internet_20_Link">23.01.4.A</text:a> shall provide the Member with a copy of the complaint and recommend that the parties participate in mediation. </text:p>
                    </text:list-item>
                    <text:list-item>
                      <text:p text:style-name="P1"><text:bookmark text:name="f2016-d1e2022"/><text:a xlink:type="simple" xlink:href="#f2016-d1e2022" text:style-name="Internet_20_link" text:visited-style-name="Visited_20_Internet_20_Link">23.01.4.B</text:a> may also recommend a process akin to mediation except that the mediator is selected by the Dean/University Librarian and the minutes of settlement, if any are agreed to, shall enter the personal files of the Members involved. </text:p>
                    </text:list-item>
                  </text:list>
                </text:list-item>
                <text:list-item>
                  <text:p text:style-name="P1"><text:bookmark text:name="f2016-d1e2024"/><text:a xlink:type="simple" xlink:href="#f2016-d1e2024" text:style-name="Internet_20_link" text:visited-style-name="Visited_20_Internet_20_Link">23.01.5</text:a> A Member may initiate mediation if he/she has concerns about his/her relationship with the Dean/University Librarian and wishes to have them addressed informally without invoking the grievance procedure. </text:p>
                </text:list-item>
                <text:list-item>
                  <text:p text:style-name="P1"><text:bookmark text:name="f2016-d1e2026"/><text:a xlink:type="simple" xlink:href="#f2016-d1e2026" text:style-name="Internet_20_link" text:visited-style-name="Visited_20_Internet_20_Link">23.01.6</text:a> The Board shall pay for up to eight (8) hours of time for an independent mediator in any individual circumstance. After eight (8) hours of time (or less if the mediator is able to come to a reasonable assessment), the Dean/University Librarian shall obtain the mediator’s assessment of whether the issues are likely to be resolved and determine the willingness of the parties to continue the process. If the mediator believes a resolution is likely and the parties are willing to continue, the President and the Association shall determine the sharing of any additional costs of continued mediation. If the President and the Association cannot agree to fund additional mediation services, the mediation will be deemed to have failed. </text:p>
                </text:list-item>
                <text:list-item>
                  <text:p text:style-name="P1"><text:bookmark text:name="f2016-d1e2028"/><text:a xlink:type="simple" xlink:href="#f2016-d1e2028" text:style-name="Internet_20_link" text:visited-style-name="Visited_20_Internet_20_Link">23.01.7</text:a> The Board shall contribute up to a maximum of Thirteen Thousand Dollars ($13,000) to a fund for the provision of mediation services under this Article. Unused amounts in any year may be carried over to subsequent years. The fund may not exceed 2.5 times the base contribution at any time. </text:p>
                </text:list-item>
                <text:list-item>
                  <text:p text:style-name="P1"><text:bookmark text:name="f2016-d1e2030"/><text:a xlink:type="simple" xlink:href="#f2016-d1e2030" text:style-name="Internet_20_link" text:visited-style-name="Visited_20_Internet_20_Link">23.01.8</text:a> Nothing in this Article prevents any individuals involved in a dispute to seek resolution by contracting with a mediator as private individuals without the involvement of the Board, the Dean/University Librarian or the Association. </text:p>
                </text:list-item>
              </text:list>
            </text:list-item>
          </text:list>
        </text:list-item>
        <text:list-item>
          <text:p text:style-name="P6"/>
          <text:list>
            <text:list-item>
              <text:h text:style-name="P8" text:outline-level="2"><text:bookmark text:name="f2016-d1e2032"/><text:a xlink:type="simple" xlink:href="#f2016-d1e2032" text:style-name="Internet_20_link" text:visited-style-name="Visited_20_Internet_20_Link">Article 24: Appeals of Recommendations by STP Committees and Appeal Committees</text:a> </text:h>
            </text:list-item>
            <text:list-item>
              <text:p text:style-name="P1"><text:bookmark text:name="f2016-d1e20351"/><text:a xlink:type="simple" xlink:href="#f2016-d1e2035" text:style-name="Internet_20_link" text:visited-style-name="Visited_20_Internet_20_Link">24.01</text:a> <text:bookmark text:name="f2016-d1e2035"/>Preamble </text:p>
              <text:list>
                <text:list-item>
                  <text:p text:style-name="P1"><text:bookmark text:name="f2016-d1e2038"/><text:a xlink:type="simple" xlink:href="#f2016-d1e2038" text:style-name="Internet_20_link" text:visited-style-name="Visited_20_Internet_20_Link">24.01.1</text:a> Appeals dealt with in this Article are logical extensions of the processes for career progression via STP Committee reviews addressed in other Articles of this Handbook. Such STP Committee reviews are based on the principles of peer review, principles of natural justice and any differences between adjudication processes versus appeal processes. </text:p>
                </text:list-item>
                <text:list-item>
                  <text:p text:style-name="P1"><text:bookmark text:name="f2016-d1e2040"/><text:a xlink:type="simple" xlink:href="#f2016-d1e2040" text:style-name="Internet_20_link" text:visited-style-name="Visited_20_Internet_20_Link">24.01.2</text:a> Subject to the provisions of Article 2.22 and principles of natural justice, all evidence considered during the Appeal process governed by this Article shall pertain to the review period considered by the original STP Committee or the Appeal process itself. </text:p>
                </text:list-item>
                <text:list-item>
                  <text:p text:style-name="P1"><text:bookmark text:name="f2016-d1e2042"/><text:a xlink:type="simple" xlink:href="#f2016-d1e2042" text:style-name="Internet_20_link" text:visited-style-name="Visited_20_Internet_20_Link">24.01.3</text:a> Where an appellant has the right to appear before a committee as part of an Appeal <text:soft-page-break/>process governed by this Article, the appellant has the right to be accompanied by another Member of the Association, pursuant to the provisions of Article 11.03.2 Participation and Accompaniment. </text:p>
                </text:list-item>
                <text:list-item>
                  <text:p text:style-name="P1"><text:bookmark text:name="f2016-d1e2044"/><text:a xlink:type="simple" xlink:href="#f2016-d1e2044" text:style-name="Internet_20_link" text:visited-style-name="Visited_20_Internet_20_Link">24.01.4</text:a> All written communications to an appellant pursuant to the provisions of this Article or written communications pertaining to an appealed recommendation of an STP or Appeal Committee, shall be copied to the President of the Association. </text:p>
                </text:list-item>
                <text:list-item>
                  <text:p text:style-name="P1"><text:bookmark text:name="f2016-d1e2046"/><text:a xlink:type="simple" xlink:href="#f2016-d1e2046" text:style-name="Internet_20_link" text:visited-style-name="Visited_20_Internet_20_Link">24.01.5</text:a> In every instance where notification of the appellant is required by this Article, that notification shall be in writing. </text:p>
                </text:list-item>
                <text:list-item>
                  <text:p text:style-name="P1"><text:bookmark text:name="f2016-d1e2048"/><text:a xlink:type="simple" xlink:href="#f2016-d1e2048" text:style-name="Internet_20_link" text:visited-style-name="Visited_20_Internet_20_Link">24.01.6</text:a> All materials pertaining to the Member that are used pursuant to this Article shall be deemed part of the Member’s personal file, subject to the provisions of Article 9. </text:p>
                </text:list-item>
              </text:list>
            </text:list-item>
            <text:list-item>
              <text:p text:style-name="P1"><text:bookmark text:name="f2016-d1e20501"/><text:a xlink:type="simple" xlink:href="#f2016-d1e2050" text:style-name="Internet_20_link" text:visited-style-name="Visited_20_Internet_20_Link">24.02</text:a> <text:bookmark text:name="f2016-d1e2050"/>Denial of Extension of Probation, Tenure and Promotion </text:p>
              <text:list>
                <text:list-item>
                  <text:p text:style-name="P1"><text:bookmark text:name="f2016-d1e2053"/><text:a xlink:type="simple" xlink:href="#f2016-d1e2053" text:style-name="Internet_20_link" text:visited-style-name="Visited_20_Internet_20_Link">24.02.1</text:a> A Member shall have the right to appeal to the Article 17.04.3 Appeal Committee a recommendation of the Salary, Tenure and Promotion Committee respecting his/her extension of probation, the award of tenure (in case of a Faculty Member/Professional Librarian), or promotion. </text:p>
                </text:list-item>
                <text:list-item>
                  <text:p text:style-name="P1"><text:bookmark text:name="f2016-d1e2055"/><text:a xlink:type="simple" xlink:href="#f2016-d1e2055" text:style-name="Internet_20_link" text:visited-style-name="Visited_20_Internet_20_Link">24.02.2</text:a> The Appeal Committee shall hear only those appeals submitted in writing to the Committee Chair. The appellant must give notice in writing of an intention to appeal within ten (10) working days after the Member has received notification of a recommendation of the Salary, Tenure and Promotion Committee. Full reasons for the appeal must be submitted within ten (10) working days of the Chair's acknowledgement of this written notice. </text:p>
                </text:list-item>
                <text:list-item>
                  <text:p text:style-name="P1"><text:bookmark text:name="f2016-d1e20571"/><text:a xlink:type="simple" xlink:href="#f2016-d1e2057" text:style-name="Internet_20_link" text:visited-style-name="Visited_20_Internet_20_Link">24.02.3</text:a> <text:bookmark text:name="f2016-d1e2057"/>Process </text:p>
                  <text:list>
                    <text:list-item>
                      <text:p text:style-name="P1"><text:bookmark text:name="f2016-d1e2060"/><text:a xlink:type="simple" xlink:href="#f2016-d1e2060" text:style-name="Internet_20_link" text:visited-style-name="Visited_20_Internet_20_Link">24.02.3.A</text:a> The appellant shall write to the Chair of the Appeal Committee giving notice of an intention to appeal the recommendation of the STP Committee. The Chair of the Appeal Committee shall acknowledge receipt of the request for a hearing. Within ten (10) working days of receipt of the Chair of the Appeal Committee’s letter, the appellant shall submit a written request for a hearing of his/her case, stating the grounds for the appeal, which shall be one or more of the following:</text:p>
                      <text:list>
                        <text:list-item>
                          <text:p text:style-name="P2"><text:bookmark text:name="f2016-d1e2063"/><text:a xlink:type="simple" xlink:href="#f2016-d1e2063" text:style-name="Internet_20_link" text:visited-style-name="Visited_20_Internet_20_Link">24.02.3.A.I</text:a> That the decision reached by the STP Committee was not fair and reasonable in the light of the documentation and evidence put before it. In this case, the motion for consideration by the Appeal Committee shall be:</text:p>
                        </text:list-item>
                        <text:list-item>
                          <text:p text:style-name="P2">“That the decision reached by the STP Committee was not fair and reasonable in light of the documentation and evidence put before it.”</text:p>
                        </text:list-item>
                        <text:list-item>
                          <text:p text:style-name="P2"><text:bookmark text:name="f2016-d1e2067"/><text:a xlink:type="simple" xlink:href="#f2016-d1e2067" text:style-name="Internet_20_link" text:visited-style-name="Visited_20_Internet_20_Link">24.02.3.A.II</text:a> That the documentation and evidence considered by the STP Committee were incomplete and/or inappropriate to such an extent as to prevent a fair and reasonable decision, for reasons that were beyond the control of the appellant. The Appeal Committee shall then consider the motion:</text:p>
                        </text:list-item>
                        <text:list-item>
                          <text:p text:style-name="P2">“That the documentation and evidence considered by the STP Committee were incomplete and/or inappropriate to such an extent as to prevent a fair and reasonable decision, for reasons that were beyond the control of the appellant.”</text:p>
                        </text:list-item>
                        <text:list-item>
                          <text:p text:style-name="P2"><text:bookmark text:name="f2016-d1e2071"/><text:a xlink:type="simple" xlink:href="#f2016-d1e2071" text:style-name="Internet_20_link" text:visited-style-name="Visited_20_Internet_20_Link">24.02.3.A.III</text:a> That the STP Committee procedure provided for in the Handbook was not followed, and the failure to follow correct procedure materially disadvantaged the appellant. In this case, the motion for consideration by the Appeal Committee shall be:</text:p>
                        </text:list-item>
                        <text:list-item>
                          <text:p text:style-name="P2">“That the STP Committee procedure provided for in the Handbook was not followed, and the failure to follow correct procedure materially disadvantaged the appellant.”</text:p>
                        </text:list-item>
                      </text:list>
                    </text:list-item>
                    <text:list-item>
                      <text:p text:style-name="P1"><text:bookmark text:name="f2016-d1e2075"/><text:a xlink:type="simple" xlink:href="#f2016-d1e2075" text:style-name="Internet_20_link" text:visited-style-name="Visited_20_Internet_20_Link">24.02.3.B</text:a> The Appeal Committee shall satisfy itself that it has sufficient evidence to consider any motion(s) appropriate to the circumstances of Article 24.02.3(a), subject to the provisions of Article 24.01.2.</text:p>
                      <text:list>
                        <text:list-item>
                          <text:p text:style-name="P1"><text:bookmark text:name="f2016-d1e2078"/><text:soft-page-break/><text:a xlink:type="simple" xlink:href="#f2016-d1e2078" text:style-name="Internet_20_link" text:visited-style-name="Visited_20_Internet_20_Link">24.02.3.B.I</text:a> In the case of Appeals brought under Articles 24.02.3(a)(i) and 24.02.3(a)(ii), this evidence shall include:</text:p>
                          <text:list>
                            <text:list-item>
                              <text:p text:style-name="P1"><text:bookmark text:name="f2016-d1e2081"/><text:a xlink:type="simple" xlink:href="#f2016-d1e2081" text:style-name="Internet_20_link" text:visited-style-name="Visited_20_Internet_20_Link">24.02.3.B.I.a</text:a> The appellant’s letter of Article 24.02.3(a). </text:p>
                            </text:list-item>
                            <text:list-item>
                              <text:p text:style-name="P1"><text:bookmark text:name="f2016-d1e2083"/><text:a xlink:type="simple" xlink:href="#f2016-d1e2083" text:style-name="Internet_20_link" text:visited-style-name="Visited_20_Internet_20_Link">24.02.3.B.I.b</text:a> All materials from the STP Committee hearing, including the Dean’s/University Librarian’s letter of Article 20.03.2(f) containing the recommendation(s) subject to appeal. </text:p>
                            </text:list-item>
                            <text:list-item>
                              <text:p text:style-name="P1"><text:bookmark text:name="f2016-d1e2085"/><text:a xlink:type="simple" xlink:href="#f2016-d1e2085" text:style-name="Internet_20_link" text:visited-style-name="Visited_20_Internet_20_Link">24.02.3.B.I.c</text:a> Any other evidence the Appeal Committee requires to reach a fair and reasonable decision, subject to the provisions of Article 24.01.2 </text:p>
                            </text:list-item>
                          </text:list>
                        </text:list-item>
                        <text:list-item>
                          <text:p text:style-name="P1"><text:bookmark text:name="f2016-d1e2087"/><text:a xlink:type="simple" xlink:href="#f2016-d1e2087" text:style-name="Internet_20_link" text:visited-style-name="Visited_20_Internet_20_Link">24.02.3.B.II</text:a> In the case of appeals brought under Article 24.01.3(a)(iii), this evidence shall include information sufficient to permit the Appeal Committee to determine whether the procedures of the STP Committee were fair and reasonable, notwithstanding the evidence presented to the STP Committee. </text:p>
                        </text:list-item>
                        <text:list-item>
                          <text:p text:style-name="P1"><text:bookmark text:name="f2016-d1e2089"/><text:a xlink:type="simple" xlink:href="#f2016-d1e2089" text:style-name="Internet_20_link" text:visited-style-name="Visited_20_Internet_20_Link">24.02.3.B.III</text:a> In accordance with Article 2.22.4, the Appeal Committee shall ensure that the appellant has available to him/her all the information that the Appeal Committee is to use in rendering its decision, and that the appellant has had a reasonable opportunity to provide a response to such information. </text:p>
                        </text:list-item>
                      </text:list>
                    </text:list-item>
                    <text:list-item>
                      <text:p text:style-name="P1"><text:bookmark text:name="f2016-d1e2091"/><text:a xlink:type="simple" xlink:href="#f2016-d1e2091" text:style-name="Internet_20_link" text:visited-style-name="Visited_20_Internet_20_Link">24.02.3.C</text:a> The Appeal Committee shall then consider the motion(s) before it under Article 24.02.3(a). When more than one ground for appeal is claimed, the Appeal Committee shall consider the motions one at a time, in the order specified in Article 24.02.3(a), subject to the following provisions:</text:p>
                      <text:list>
                        <text:list-item>
                          <text:p text:style-name="P1"><text:bookmark text:name="f2016-d1e2094"/><text:a xlink:type="simple" xlink:href="#f2016-d1e2094" text:style-name="Internet_20_link" text:visited-style-name="Visited_20_Internet_20_Link">24.02.3.C.I</text:a> Should the motion in Article 24.02.3(a)(i) carry by an appropriate majority as specified in Article 17.04.3(e), the appeal is upheld, and the decision of the STP Committee is reversed. In this case, no subsequent motions shall be entertained, and the appeal is concluded. </text:p>
                        </text:list-item>
                        <text:list-item>
                          <text:p text:style-name="P1"><text:bookmark text:name="f2016-d1e2096"/><text:a xlink:type="simple" xlink:href="#f2016-d1e2096" text:style-name="Internet_20_link" text:visited-style-name="Visited_20_Internet_20_Link">24.02.3.C.II</text:a> Should the motion in Article 24.02.3(a)(ii) carry by an appropriate majority as specified in Article 17.04.3(e), the Appeal Committee affirms the grounds for appeal to be valid, and no additional motions from Article 24.02.3(a) shall be entertained. The Appeal Committee shall then direct that the additional evidence required to render a fair and reasonable decision be collected. With all required evidence in hand, the Appeal Committee shall then reconsider the appellant’s case de novo, as if it were an STP Committee, with all of the associated powers and duties of an STP Committee. </text:p>
                        </text:list-item>
                        <text:list-item>
                          <text:p text:style-name="P1"><text:bookmark text:name="f2016-d1e2101"/><text:a xlink:type="simple" xlink:href="#f2016-d1e2101" text:style-name="Internet_20_link" text:visited-style-name="Visited_20_Internet_20_Link">24.02.3.C.III</text:a> Should the motion in Article 24.02.3(a)(iii) carry by an appropriate majority as specified in Article 17.04.3(e), the Appeal Committee affirms the grounds for appeal to be valid, and no additional motions from Article 24.02.3(a) shall be entertained. The Appeal Committee shall then reconsider the appellant’s case de novo, without gathering any additional evidence, as if it were an STP Committee, with all of the associated powers and duties of an STP Committee. </text:p>
                        </text:list-item>
                        <text:list-item>
                          <text:p text:style-name="P1"><text:bookmark text:name="f2016-d1e2106"/><text:a xlink:type="simple" xlink:href="#f2016-d1e2106" text:style-name="Internet_20_link" text:visited-style-name="Visited_20_Internet_20_Link">24.02.3.C.IV</text:a> A failure of any motion under Article 24.02.3(a) shall mean that the specific ground for appeal pertaining to that motion is dismissed. The failure of all motions presented to the Appeal Committee under Article 24.02.3(a) shall mean that the appeal is dismissed, and that the Appeal Committee has upheld the recommendation(s) of the STP Committee. </text:p>
                        </text:list-item>
                      </text:list>
                    </text:list-item>
                  </text:list>
                </text:list-item>
                <text:list-item>
                  <text:p text:style-name="P1"><text:bookmark text:name="f2016-d1e21081"/><text:a xlink:type="simple" xlink:href="#f2016-d1e2108" text:style-name="Internet_20_link" text:visited-style-name="Visited_20_Internet_20_Link">24.02.4</text:a> <text:bookmark text:name="f2016-d1e2108"/>Resolution </text:p>
                  <text:list>
                    <text:list-item>
                      <text:p text:style-name="P1"><text:bookmark text:name="f2016-d1e2111"/><text:a xlink:type="simple" xlink:href="#f2016-d1e2111" text:style-name="Internet_20_link" text:visited-style-name="Visited_20_Internet_20_Link">24.02.4.A</text:a> After the Appeal Committee has made its recommendation(s), a draft of the letter from the Chair of the Appeal Committee to the appellant respecting the Appeal Committee’s recommendation(s) shall be circulated to members of the Appeal Committee, and amended by the Chair as appropriate, prior to its transmittal to the appellant. Copies of the final version of the letter from the Chair of the Appeal Committee to the appellant shall be sent to the appellant’s Dean/University Librarian, the Provost and Vice-President (Academic) and the President of the Association. </text:p>
                    </text:list-item>
                    <text:list-item>
                      <text:p text:style-name="P1"><text:bookmark text:name="f2016-d1e2113"/><text:a xlink:type="simple" xlink:href="#f2016-d1e2113" text:style-name="Internet_20_link" text:visited-style-name="Visited_20_Internet_20_Link">24.02.4.B</text:a> When the recommendation of the Appeal Committee is to deny promotion, the decision of the Appeal Committee is final and not subject to further appeal. The appellant <text:soft-page-break/>may apply anew for promotion, following the process described in Article 20.02. </text:p>
                    </text:list-item>
                  </text:list>
                </text:list-item>
                <text:list-item>
                  <text:p text:style-name="P1"><text:bookmark text:name="f2016-d1e2115"/><text:a xlink:type="simple" xlink:href="#f2016-d1e2115" text:style-name="Internet_20_link" text:visited-style-name="Visited_20_Internet_20_Link">24.02.5</text:a> When the recommendation of the Appeal Committee is to terminate probation or, in the case of Faculty Members/Professional Librarians, to deny tenure, the recommendation of the Appeal Committee is subject to further appeal, through the process described in Article 24.03. </text:p>
                </text:list-item>
              </text:list>
            </text:list-item>
            <text:list-item>
              <text:p text:style-name="P2"><text:bookmark text:name="f2016-d1e2117"/><text:a xlink:type="simple" xlink:href="#f2016-d1e2117" text:style-name="Internet_20_link" text:visited-style-name="Visited_20_Internet_20_Link">24.03</text:a> Termination of Probation and Denial of Tenure: Hearing Committee Appeals</text:p>
            </text:list-item>
            <text:list-item>
              <text:p text:style-name="P2">If an appellant is not satisfied with the recommendation(s) of the STP and Appeal Committees subsequent to an Article 24.02 appeal process, the following process may be invoked by the appellant:</text:p>
              <text:list>
                <text:list-item>
                  <text:p text:style-name="P1"><text:bookmark text:name="f2016-d1e2122"/><text:a xlink:type="simple" xlink:href="#f2016-d1e2122" text:style-name="Internet_20_link" text:visited-style-name="Visited_20_Internet_20_Link">24.03.1</text:a> A Member shall have the right to appeal a recommendation of an Appeal Committee to an Article 17.04.4 Hearing Committee on the grounds that the procedure followed in reaching the recommendation was not fair as defined in Article 2.22 (procedural fairness), including due consideration of the criteria in Articles 12 or 14. </text:p>
                </text:list-item>
                <text:list-item>
                  <text:p text:style-name="P1"><text:bookmark text:name="f2016-d1e2124"/><text:a xlink:type="simple" xlink:href="#f2016-d1e2124" text:style-name="Internet_20_link" text:visited-style-name="Visited_20_Internet_20_Link">24.03.2</text:a> Such an appeal shall be heard only if a notice of appeal is submitted in writing to the Provost and Vice-President (Academic) giving grounds for the appeal within ten (10) working days after the appellant has received notification of the recommendation of the Appeal Committee. Particulars of the grounds for the appeal shall be submitted in writing to the Provost and Vice-President (Academic) within fifteen (15) working days of the date of the notice of appeal. </text:p>
                </text:list-item>
                <text:list-item>
                  <text:p text:style-name="P1"><text:bookmark text:name="f2016-d1e21261"/><text:a xlink:type="simple" xlink:href="#f2016-d1e2126" text:style-name="Internet_20_link" text:visited-style-name="Visited_20_Internet_20_Link">24.03.3</text:a> <text:bookmark text:name="f2016-d1e2126"/>Hearing Committee Process </text:p>
                  <text:list>
                    <text:list-item>
                      <text:p text:style-name="P1"><text:bookmark text:name="f2016-d1e2129"/><text:a xlink:type="simple" xlink:href="#f2016-d1e2129" text:style-name="Internet_20_link" text:visited-style-name="Visited_20_Internet_20_Link">24.03.3.A</text:a> The Committee has a duty to conduct its deliberations in a manner that is fair, in accordance with the definition of procedural fairness in Article 2.22 and subject to any specific provisions in this Handbook. The Committee may, within the preceding restrictions, set its own procedures although it shall provide for all of the following during the course of its operation:</text:p>
                      <text:list>
                        <text:list-item>
                          <text:p text:style-name="P1"><text:bookmark text:name="f2016-d1e2132"/><text:a xlink:type="simple" xlink:href="#f2016-d1e2132" text:style-name="Internet_20_link" text:visited-style-name="Visited_20_Internet_20_Link">24.03.3.A.I</text:a> The Committee shall review all evidence considered by the STP Committee and/or the Appeal Committee, and the grounds for appeal. Any refusal of the Faculty Member to cooperate with the Committee shall not be construed to vacate the appeal, nor shall it prevent the Committee from reaching a decision. </text:p>
                        </text:list-item>
                        <text:list-item>
                          <text:p text:style-name="P1"><text:bookmark text:name="f2016-d1e2134"/><text:a xlink:type="simple" xlink:href="#f2016-d1e2134" text:style-name="Internet_20_link" text:visited-style-name="Visited_20_Internet_20_Link">24.03.3.A.II</text:a> The Committee shall conduct its review based on the evidence in Article 24.02.3(b) above. </text:p>
                        </text:list-item>
                        <text:list-item>
                          <text:p text:style-name="P1"><text:bookmark text:name="f2016-d1e2136"/><text:a xlink:type="simple" xlink:href="#f2016-d1e2136" text:style-name="Internet_20_link" text:visited-style-name="Visited_20_Internet_20_Link">24.03.3.A.III</text:a> The appellant shall have a right to appear before the Hearing Committee. </text:p>
                        </text:list-item>
                        <text:list-item>
                          <text:p text:style-name="P1"><text:bookmark text:name="f2016-d1e2138"/><text:a xlink:type="simple" xlink:href="#f2016-d1e2138" text:style-name="Internet_20_link" text:visited-style-name="Visited_20_Internet_20_Link">24.03.3.A.IV</text:a> All evidence heard, presented to, or collected by the Hearing Committee shall pertain to the review period considered by the original STP Committee or the Appeal Committee process as outlined in Article 24.02 and subject to Article 24.01.2. </text:p>
                        </text:list-item>
                      </text:list>
                    </text:list-item>
                    <text:list-item>
                      <text:p text:style-name="P1"><text:bookmark text:name="f2016-d1e2140"/><text:a xlink:type="simple" xlink:href="#f2016-d1e2140" text:style-name="Internet_20_link" text:visited-style-name="Visited_20_Internet_20_Link">24.03.3.B</text:a> If the procedures used, including due consideration of the criteria in Articles 12 or 14 by the STP Committee or the Appeal Committee are found to be unfair, the Hearing Committee shall rectify any unfairness and proceed as if it were an STP Committee, with all the powers and duties of an STP Committee. </text:p>
                    </text:list-item>
                    <text:list-item>
                      <text:p text:style-name="P1"><text:bookmark text:name="f2016-d1e2142"/><text:a xlink:type="simple" xlink:href="#f2016-d1e2142" text:style-name="Internet_20_link" text:visited-style-name="Visited_20_Internet_20_Link">24.03.3.C</text:a> If the Appeal Committee recommendation(s) is/are found to be fair, the Hearing Committee shall affirm the Appeal Committee’s recommendation(s). </text:p>
                    </text:list-item>
                  </text:list>
                </text:list-item>
                <text:list-item>
                  <text:p text:style-name="P1"><text:bookmark text:name="f2016-d1e2144"/><text:a xlink:type="simple" xlink:href="#f2016-d1e2144" text:style-name="Internet_20_link" text:visited-style-name="Visited_20_Internet_20_Link">24.03.4</text:a> Within forty (40) working days of the third person being named to the Hearing Committee, the Committee shall render its decision in writing to the appellant, with copies to the Dean/University Librarian, Provost and Vice-President (Academic) and the President of the Association. If the written rationale is not submitted at this time, it must follow within twenty (20) working days following notification of the decision. The rationale shall consist of a brief review of the salient facts of the case and the principles which form the basis of the Hearing Committee’s decision. </text:p>
                </text:list-item>
                <text:list-item>
                  <text:p text:style-name="P1"><text:bookmark text:name="f2016-d1e2146"/><text:a xlink:type="simple" xlink:href="#f2016-d1e2146" text:style-name="Internet_20_link" text:visited-style-name="Visited_20_Internet_20_Link">24.03.5</text:a> The decision of the Hearing Committee is final and binding upon the Board, the appellant, and the Association. </text:p>
                </text:list-item>
                <text:list-item>
                  <text:p text:style-name="P1"><text:bookmark text:name="f2016-d1e2148"/><text:a xlink:type="simple" xlink:href="#f2016-d1e2148" text:style-name="Internet_20_link" text:visited-style-name="Visited_20_Internet_20_Link">24.03.6</text:a> The following costs shall be assigned by the Committee:</text:p>
                  <text:list>
                    <text:list-item>
                      <text:p text:style-name="P1"><text:bookmark text:name="f2016-d1e2151"/><text:soft-page-break/><text:a xlink:type="simple" xlink:href="#f2016-d1e2151" text:style-name="Internet_20_link" text:visited-style-name="Visited_20_Internet_20_Link">24.03.6.A</text:a> Reasonable costs of the Committee; and </text:p>
                    </text:list-item>
                    <text:list-item>
                      <text:p text:style-name="P2"><text:bookmark text:name="f2016-d1e2153"/><text:a xlink:type="simple" xlink:href="#f2016-d1e2153" text:style-name="Internet_20_link" text:visited-style-name="Visited_20_Internet_20_Link">24.03.6.B</text:a> An honorarium of $350.00 per day or part thereof shall be awarded to members of the Committee for each day or part thereof spent on site.</text:p>
                    </text:list-item>
                    <text:list-item>
                      <text:p text:style-name="P2">All other costs incurred pursuant to this Article shall be borne by the party to this Handbook who contracts them.</text:p>
                    </text:list-item>
                  </text:list>
                </text:list-item>
              </text:list>
            </text:list-item>
            <text:list-item>
              <text:p text:style-name="P1"><text:bookmark text:name="f2016-d1e21571"/><text:a xlink:type="simple" xlink:href="#f2016-d1e2157" text:style-name="Internet_20_link" text:visited-style-name="Visited_20_Internet_20_Link">24.04</text:a> <text:bookmark text:name="f2016-d1e2157"/>Salary </text:p>
              <text:list>
                <text:list-item>
                  <text:p text:style-name="P1"><text:bookmark text:name="f2016-d1e2160"/><text:a xlink:type="simple" xlink:href="#f2016-d1e2160" text:style-name="Internet_20_link" text:visited-style-name="Visited_20_Internet_20_Link">24.04.1</text:a> A Faculty Member/Professional Librarian shall have the right to appeal to an Article 17.04.3 Appeal Committee a recommendation of the STP Committee which results in a performance rating of zero (0) or one-half (0.5). </text:p>
                </text:list-item>
                <text:list-item>
                  <text:p text:style-name="P1"><text:bookmark text:name="f2016-d1e2162"/><text:a xlink:type="simple" xlink:href="#f2016-d1e2162" text:style-name="Internet_20_link" text:visited-style-name="Visited_20_Internet_20_Link">24.04.2</text:a> An Instructor/Academic Assistant shall have the right to appeal to an Article 17.04.3 Appeal Committee a recommendation of the STP Committee which results in an increment award of zero (0) or one-half (0.5). </text:p>
                </text:list-item>
                <text:list-item>
                  <text:p text:style-name="P1"><text:bookmark text:name="f2016-d1e2164"/><text:a xlink:type="simple" xlink:href="#f2016-d1e2164" text:style-name="Internet_20_link" text:visited-style-name="Visited_20_Internet_20_Link">24.04.3</text:a> The Appeal Committee shall hear only those appeals submitted in writing to the Appeal Committee Chair within ten (10) working days after the Member has received notification of the recommendation of the STP Committee. </text:p>
                </text:list-item>
                <text:list-item>
                  <text:p text:style-name="P1"><text:bookmark text:name="f2016-d1e2166"/><text:a xlink:type="simple" xlink:href="#f2016-d1e2166" text:style-name="Internet_20_link" text:visited-style-name="Visited_20_Internet_20_Link">24.04.4</text:a> The process for the hearing of an appeal regarding a performance rating or an increment award shall be that for a hearing of an appeal regarding promotion as provided in Article 24.02.3. </text:p>
                </text:list-item>
                <text:list-item>
                  <text:p text:style-name="P1"><text:bookmark text:name="f2016-d1e2168"/><text:a xlink:type="simple" xlink:href="#f2016-d1e2168" text:style-name="Internet_20_link" text:visited-style-name="Visited_20_Internet_20_Link">24.04.5</text:a> The Appeal Committee shall be empowered to deal with the appeal by making any recommendation that the STP Committee is empowered to make in the case under appeal and its recommendation shall take precedence over that of the STP Committee. </text:p>
                </text:list-item>
                <text:list-item>
                  <text:p text:style-name="P1"><text:bookmark text:name="f2016-d1e2170"/><text:a xlink:type="simple" xlink:href="#f2016-d1e2170" text:style-name="Internet_20_link" text:visited-style-name="Visited_20_Internet_20_Link">24.04.6</text:a> The recommendation of the Appeal Committee with respect to an Article 24.04 appeal shall be final and binding on the Board, the appellant and the Association and not subject to further appeal. </text:p>
                </text:list-item>
              </text:list>
            </text:list-item>
            <text:list-item>
              <text:p text:style-name="P2"><text:bookmark text:name="f2016-d1e21721"/><text:a xlink:type="simple" xlink:href="#f2016-d1e2172" text:style-name="Internet_20_link" text:visited-style-name="Visited_20_Internet_20_Link">24.05</text:a> <text:bookmark text:name="f2016-d1e2172"/>Appointment </text:p>
            </text:list-item>
            <text:list-item>
              <text:p text:style-name="P2">A Member shall not have the right to appeal a recommendation of the Search Committee respecting his/her appointment to a position to which the provisions of this Handbook apply.</text:p>
            </text:list-item>
          </text:list>
        </text:list-item>
        <text:list-item>
          <text:p text:style-name="P6"/>
          <text:list>
            <text:list-item>
              <text:h text:style-name="P8" text:outline-level="2"><text:bookmark text:name="f2016-d1e2176"/><text:a xlink:type="simple" xlink:href="#f2016-d1e2176" text:style-name="Internet_20_link" text:visited-style-name="Visited_20_Internet_20_Link">Article 25: Supervision and Discipline</text:a> </text:h>
            </text:list-item>
            <text:list-item>
              <text:p text:style-name="P1"><text:bookmark text:name="f2016-d1e21791"/><text:a xlink:type="simple" xlink:href="#f2016-d1e2179" text:style-name="Internet_20_link" text:visited-style-name="Visited_20_Internet_20_Link">25.01</text:a> <text:bookmark text:name="f2016-d1e2179"/>General </text:p>
              <text:list>
                <text:list-item>
                  <text:p text:style-name="P1"><text:bookmark text:name="f2016-d1e2182"/><text:a xlink:type="simple" xlink:href="#f2016-d1e2182" text:style-name="Internet_20_link" text:visited-style-name="Visited_20_Internet_20_Link">25.01.1</text:a> Whenever possible, actions pursuant to this Article shall be expeditious. Specified time limitations in this Article may be altered by mutual consent given in writing and signed by the parties. </text:p>
                </text:list-item>
                <text:list-item>
                  <text:p text:style-name="P1"><text:bookmark text:name="f2016-d1e2184"/><text:a xlink:type="simple" xlink:href="#f2016-d1e2184" text:style-name="Internet_20_link" text:visited-style-name="Visited_20_Internet_20_Link">25.01.2</text:a> Members accused of a criminal offence(s) shall be treated as innocent of that criminal offence(s) until proven guilty. The parties recognize that a criminal charge or conviction is not in itself grounds for discipline, independent of an adjudication of the facts of the case under this Article. </text:p>
                </text:list-item>
              </text:list>
            </text:list-item>
            <text:list-item>
              <text:p text:style-name="P1"><text:bookmark text:name="f2016-d1e21861"/><text:a xlink:type="simple" xlink:href="#f2016-d1e2186" text:style-name="Internet_20_link" text:visited-style-name="Visited_20_Internet_20_Link">25.02</text:a> <text:bookmark text:name="f2016-d1e2186"/>Supervision and Progressive Discipline </text:p>
              <text:list>
                <text:list-item>
                  <text:p text:style-name="P1"><text:bookmark text:name="f2016-d1e2189"/><text:a xlink:type="simple" xlink:href="#f2016-d1e2189" text:style-name="Internet_20_link" text:visited-style-name="Visited_20_Internet_20_Link">25.02.1</text:a> The Dean/University Librarian shall have general supervision over and direction of his/her Faculty/Library and the performance and academic work of its Members subject to this Handbook, including Article 11. Any violation of the University’s standards of performance or rules of conduct is subject to appropriate supervisory action, shall normally be initiated by the Member’s Dean/University Librarian and may include such measures as: verbal discussion, a letter of guidance, a letter of reprimand, or major discipline. Any Member with concerns about the process by which supervisory action has been invoked or pursued under this Article has recourse to the grievance procedure in this Handbook to resolve such <text:soft-page-break/>concerns. </text:p>
                </text:list-item>
                <text:list-item>
                  <text:p text:style-name="P1"><text:bookmark text:name="f2016-d1e2191"/><text:a xlink:type="simple" xlink:href="#f2016-d1e2191" text:style-name="Internet_20_link" text:visited-style-name="Visited_20_Internet_20_Link">25.02.2</text:a> In recognition of the principle of responsible supervision and progressive discipline, the Dean/University Librarian will make every reasonable effort:</text:p>
                  <text:list>
                    <text:list-item>
                      <text:p text:style-name="P1"><text:bookmark text:name="f2016-d1e2194"/><text:a xlink:type="simple" xlink:href="#f2016-d1e2194" text:style-name="Internet_20_link" text:visited-style-name="Visited_20_Internet_20_Link">25.02.2.A</text:a> to bring conduct which could be the subject of concern or of disciplinary proceedings to the attention of a Member in a manner that will assist the Member to correct her or his conduct; </text:p>
                    </text:list-item>
                    <text:list-item>
                      <text:p text:style-name="P1"><text:bookmark text:name="f2016-d1e2196"/><text:a xlink:type="simple" xlink:href="#f2016-d1e2196" text:style-name="Internet_20_link" text:visited-style-name="Visited_20_Internet_20_Link">25.02.2.B</text:a> to specify, in consultation with the Member, an appropriate amount of time for the Member to correct the conduct in question; and </text:p>
                    </text:list-item>
                    <text:list-item>
                      <text:p text:style-name="P1"><text:bookmark text:name="f2016-d1e2198"/><text:a xlink:type="simple" xlink:href="#f2016-d1e2198" text:style-name="Internet_20_link" text:visited-style-name="Visited_20_Internet_20_Link">25.02.2.C</text:a> to undertake more formal action under this article only when informal measures have been attempted and have failed. </text:p>
                    </text:list-item>
                  </text:list>
                </text:list-item>
                <text:list-item>
                  <text:p text:style-name="P1"><text:bookmark text:name="f2016-d1e22001"/><text:a xlink:type="simple" xlink:href="#f2016-d1e2200" text:style-name="Internet_20_link" text:visited-style-name="Visited_20_Internet_20_Link">25.02.3</text:a> <text:bookmark text:name="f2016-d1e2200"/>Personal File </text:p>
                  <text:list>
                    <text:list-item>
                      <text:p text:style-name="P1"><text:bookmark text:name="f2016-d1e2203"/><text:a xlink:type="simple" xlink:href="#f2016-d1e2203" text:style-name="Internet_20_link" text:visited-style-name="Visited_20_Internet_20_Link">25.02.3.A</text:a> Documents relating to any action taken under this Article, including any written record of non-disciplinary verbal discussion or Letter of Guidance, must be placed and remain in a Member’s Personal File, subject to Articles 25.05.7(e) or 25.10.3. </text:p>
                    </text:list-item>
                    <text:list-item>
                      <text:p text:style-name="P1"><text:bookmark text:name="f2016-d1e2205"/><text:a xlink:type="simple" xlink:href="#f2016-d1e2205" text:style-name="Internet_20_link" text:visited-style-name="Visited_20_Internet_20_Link">25.02.3.B</text:a> After an appropriate period, any Member may request under Article 9.10 that the records relating to a particular set of actions under this Article be removed from the Member’s Personal File. </text:p>
                    </text:list-item>
                  </text:list>
                </text:list-item>
                <text:list-item>
                  <text:p text:style-name="P1"><text:bookmark text:name="f2016-d1e22071"/><text:a xlink:type="simple" xlink:href="#f2016-d1e2207" text:style-name="Internet_20_link" text:visited-style-name="Visited_20_Internet_20_Link">25.02.4</text:a> <text:bookmark text:name="f2016-d1e2207"/>Supervisory/Disciplinary Processes and Evaluation of Members </text:p>
                  <text:list>
                    <text:list-item>
                      <text:p text:style-name="P1"><text:bookmark text:name="f2016-d1e2210"/><text:a xlink:type="simple" xlink:href="#f2016-d1e2210" text:style-name="Internet_20_link" text:visited-style-name="Visited_20_Internet_20_Link">25.02.4.A</text:a> Supervisory/disciplinary processes must be kept separate and distinct from the processes of academic assessments such as those culminating in extensions of probation, tenure, continuing appointment, promotion and consideration for merit increments. Accordingly, such assessments may be undertaken if measures have been initiated under Article25.03 and/or 25.04 but no such assessments will be undertaken while Article 25 disciplinary processes (minor disciplinary measures and/or major disciplinary processes) are underway against a Member. This Article shall not be used in a manner that might be construed to arbitrarily suspend or delay the academic assessment of Members. </text:p>
                    </text:list-item>
                    <text:list-item>
                      <text:p text:style-name="P1"><text:bookmark text:name="f2016-d1e2212"/><text:a xlink:type="simple" xlink:href="#f2016-d1e2212" text:style-name="Internet_20_link" text:visited-style-name="Visited_20_Internet_20_Link">25.02.4.B</text:a> The fact that a formal supervisory/disciplinary action has been imposed under this Article cannot, in itself, independent of the facts of the case, be considered in the assessment of a Member with regard to reappointment, tenure, removal of probationary status, promotion and evaluation for annual salary adjustment. </text:p>
                    </text:list-item>
                    <text:list-item>
                      <text:p text:style-name="P1"><text:bookmark text:name="f2016-d1e2214"/><text:a xlink:type="simple" xlink:href="#f2016-d1e2214" text:style-name="Internet_20_link" text:visited-style-name="Visited_20_Internet_20_Link">25.02.4.C</text:a> It may be the case that facts relating to actions that have triggered supervisory/disciplinary action are also relevant to a Member’s academic assessment, and these facts may appropriately be put before the STP committee. Where there is an intention to place such facts before an STP committee, the appropriateness of such action will be subject to the provisions of Article 20.03.2 in this Handbook. </text:p>
                    </text:list-item>
                  </text:list>
                </text:list-item>
              </text:list>
            </text:list-item>
            <text:list-item>
              <text:p text:style-name="P1"><text:bookmark text:name="f2016-d1e22161"/><text:a xlink:type="simple" xlink:href="#f2016-d1e2216" text:style-name="Internet_20_link" text:visited-style-name="Visited_20_Internet_20_Link">25.03</text:a> <text:bookmark text:name="f2016-d1e2216"/>Verbal Discussion </text:p>
              <text:list>
                <text:list-item>
                  <text:p text:style-name="P1"><text:bookmark text:name="f2016-d1e2219"/><text:a xlink:type="simple" xlink:href="#f2016-d1e2219" text:style-name="Internet_20_link" text:visited-style-name="Visited_20_Internet_20_Link">25.03.1</text:a> Where an issue is raised with respect to a Member’s conduct, the first step will normally be a verbal discussion between the Member and the Member’s Dean/University Librarian, who shall keep a record of the content of that discussion. The Dean/University Librarian’s record of the discussion shall be entered in the Member’s Personal File, and a copy of that record, together with a written statement that it has been placed in the Personal File, shall be sent to the Member. </text:p>
                </text:list-item>
                <text:list-item>
                  <text:p text:style-name="P1"><text:bookmark text:name="f2016-d1e2221"/><text:a xlink:type="simple" xlink:href="#f2016-d1e2221" text:style-name="Internet_20_link" text:visited-style-name="Visited_20_Internet_20_Link">25.03.2</text:a> A verbal discussion, including the making and retention of a record of that discussion, under Article 25.03.1 is not a disciplinary action. </text:p>
                </text:list-item>
              </text:list>
            </text:list-item>
            <text:list-item>
              <text:p text:style-name="P1"><text:bookmark text:name="f2016-d1e22231"/><text:a xlink:type="simple" xlink:href="#f2016-d1e2223" text:style-name="Internet_20_link" text:visited-style-name="Visited_20_Internet_20_Link">25.04</text:a> <text:bookmark text:name="f2016-d1e2223"/>Letter of Guidance </text:p>
              <text:list>
                <text:list-item>
                  <text:p text:style-name="P1"><text:bookmark text:name="f2016-d1e2226"/><text:a xlink:type="simple" xlink:href="#f2016-d1e2226" text:style-name="Internet_20_link" text:visited-style-name="Visited_20_Internet_20_Link">25.04.1</text:a> Where the impugned conduct of a Member continues after a verbal discussion under Article 25.03, the Dean/University Librarian shall meet with the Member to discuss what measures may be necessary to effect satisfactory performance of responsibilities and duties under Articles 11 and 13. After this meeting, or after the Member has declined the invitation to attend such a meeting, the Dean/University Librarian will write a Letter of Guidance to the Member specifically identifying the actions the Member should take to correct the conduct. A copy of the letter will be placed in the Member’s Personal File and the Member shall be so informed. </text:p>
                </text:list-item>
                <text:list-item>
                  <text:p text:style-name="P1"><text:bookmark text:name="f2016-d1e2228"/><text:soft-page-break/><text:a xlink:type="simple" xlink:href="#f2016-d1e2228" text:style-name="Internet_20_link" text:visited-style-name="Visited_20_Internet_20_Link">25.04.2</text:a> A Letter of Guidance shall state that it is a step in responsible supervision that may lead to progressive discipline. It shall give the Member a reasonable time to correct the conduct described. </text:p>
                </text:list-item>
                <text:list-item>
                  <text:p text:style-name="P1"><text:bookmark text:name="f2016-d1e2230"/><text:a xlink:type="simple" xlink:href="#f2016-d1e2230" text:style-name="Internet_20_link" text:visited-style-name="Visited_20_Internet_20_Link">25.04.3</text:a> A Letter of Guidance issued under Article 25.04.1 is not a disciplinary action. </text:p>
                </text:list-item>
                <text:list-item>
                  <text:p text:style-name="P1"><text:bookmark text:name="f2016-d1e2232"/><text:a xlink:type="simple" xlink:href="#f2016-d1e2232" text:style-name="Internet_20_link" text:visited-style-name="Visited_20_Internet_20_Link">25.04.4</text:a> When the Dean/University Librarian believes that the Member’s performance has not improved to an acceptable extent within a reasonable time after the issuing of a Letter of Guidance, he/she may initiate formal disciplinary proceedings under the following sections of this Article. </text:p>
                </text:list-item>
              </text:list>
            </text:list-item>
            <text:list-item>
              <text:p text:style-name="P1"><text:bookmark text:name="f2016-d1e22341"/><text:a xlink:type="simple" xlink:href="#f2016-d1e2234" text:style-name="Internet_20_link" text:visited-style-name="Visited_20_Internet_20_Link">25.05</text:a> <text:bookmark text:name="f2016-d1e2234"/>Minor Disciplinary Measures: Reprimand </text:p>
              <text:list>
                <text:list-item>
                  <text:p text:style-name="P1"><text:bookmark text:name="f2016-d1e2237"/><text:a xlink:type="simple" xlink:href="#f2016-d1e2237" text:style-name="Internet_20_link" text:visited-style-name="Visited_20_Internet_20_Link">25.05.1</text:a> Where the Dean/University Librarian is satisfied that there is reasonable cause to believe that a situation exists that may lead to disciplinary action against the Member in the form of a Letter of Reprimand, the Dean/University Librarian may undertake an investigation, or may appoint an appropriate person to undertake an investigation on his/her behalf. An investigation conducted under this Article does not constitute a disciplinary action. </text:p>
                </text:list-item>
                <text:list-item>
                  <text:p text:style-name="P1"><text:bookmark text:name="f2016-d1e2239"/><text:a xlink:type="simple" xlink:href="#f2016-d1e2239" text:style-name="Internet_20_link" text:visited-style-name="Visited_20_Internet_20_Link">25.05.2</text:a> Before a Dean/University Librarian initiates an investigation, he/she shall as soon as practicable, send a notice in writing to the Member, with a copy to the Association, identifying the nature of the conduct or event that is to be investigated and informing the Member that disciplinary action in the form of a Letter of Reprimand is being considered. </text:p>
                </text:list-item>
                <text:list-item>
                  <text:p text:style-name="P1"><text:bookmark text:name="f2016-d1e2241"/><text:a xlink:type="simple" xlink:href="#f2016-d1e2241" text:style-name="Internet_20_link" text:visited-style-name="Visited_20_Internet_20_Link">25.05.3</text:a> The notice shall request a meeting between the Dean/University Librarian and the Member to discuss the matter and to give the Member the opportunity to respond to the allegations. This meeting will normally be held within ten (10) working days of the Member’s receipt of the notice. The notice will specify the right of the Member to be accompanied as per Article 11.03.2. The Dean/University Librarian may have a representative of his or her choice also attend the meeting. </text:p>
                </text:list-item>
                <text:list-item>
                  <text:p text:style-name="P1"><text:bookmark text:name="f2016-d1e2243"/><text:a xlink:type="simple" xlink:href="#f2016-d1e2243" text:style-name="Internet_20_link" text:visited-style-name="Visited_20_Internet_20_Link">25.05.4</text:a> The intent of the meeting or meetings under this Article is to facilitate a full disclosure by both the Dean/University Librarian and the Member so that the matter can be dealt with at the earliest stage possible and so that the matter can, if possible, be resolved on a mutually acceptable basis. </text:p>
                </text:list-item>
                <text:list-item>
                  <text:p text:style-name="P1"><text:bookmark text:name="f2016-d1e2245"/><text:a xlink:type="simple" xlink:href="#f2016-d1e2245" text:style-name="Internet_20_link" text:visited-style-name="Visited_20_Internet_20_Link">25.05.5</text:a> After meeting or meetings with the Member and after such further discussions as the Dean/University Librarian considers necessary, he/she shall determine whether to proceed with an investigation, or to cause an investigation to be proceeded with, into the matters at issue. At the conclusion of the investigation, the Dean/University Librarian shall decide whether the minor disciplinary action of a Letter of Reprimand is warranted. </text:p>
                </text:list-item>
                <text:list-item>
                  <text:p text:style-name="P1"><text:bookmark text:name="f2016-d1e2247"/><text:a xlink:type="simple" xlink:href="#f2016-d1e2247" text:style-name="Internet_20_link" text:visited-style-name="Visited_20_Internet_20_Link">25.05.6</text:a> A Letter of Reprimand must be clearly identified as a disciplinary measure and must contain a clear statement of the reasons for issuing the reprimand and a statement of the actions that the Member should take to correct the conduct. The Letter shall be sent to the Member and copied to the Association. </text:p>
                </text:list-item>
                <text:list-item>
                  <text:p text:style-name="P1"><text:bookmark text:name="f2016-d1e2249"/><text:a xlink:type="simple" xlink:href="#f2016-d1e2249" text:style-name="Internet_20_link" text:visited-style-name="Visited_20_Internet_20_Link">25.05.7</text:a> The issuing of a Letter of Reprimand can be appealed to the Discipline Appeal Committee, consisting of one (1) person designated by the Association, one (1) person designated by the Dean, and a third (3) person chosen by these two, agreed to by the Board and the Association, who shall serve as chair; only members of the Association and Professors Emeriti may serve on the Committee. No senior academic administrator at the University and no current member of the ULFA Executive or the Grievance Committee shall be eligible to serve as an investigator during their term of such service or for thirty-six (36) months after the end of such service.</text:p>
                  <text:list>
                    <text:list-item>
                      <text:p text:style-name="P1"><text:bookmark text:name="f2016-d1e2252"/><text:a xlink:type="simple" xlink:href="#f2016-d1e2252" text:style-name="Internet_20_link" text:visited-style-name="Visited_20_Internet_20_Link">25.05.7.A</text:a> The Member may submit a written appeal to the Dean/University Librarian within ten (10) working days of receipt of the Letter of Reprimand, including the reasons for the appeal and relevant evidence. The Dean/University Librarian shall immediately inform the Association, and both parties shall name their members to the Discipline Appeal Committee within five (5) working days. The Chair of the Discipline Appeal Committee shall be named and agreed to pursuant to Article 25.05.7 within five (5) working days. </text:p>
                    </text:list-item>
                    <text:list-item>
                      <text:p text:style-name="P1"><text:bookmark text:name="f2016-d1e2254"/><text:a xlink:type="simple" xlink:href="#f2016-d1e2254" text:style-name="Internet_20_link" text:visited-style-name="Visited_20_Internet_20_Link">25.05.7.B</text:a> The Dean/University Librarian shall submit a written reply to the appeal, <text:soft-page-break/>addressed to the Chair of the Discipline Appeal Committee and copies to the Member and the Association, within ten (10) working days of the receipt of the written appeal. </text:p>
                    </text:list-item>
                    <text:list-item>
                      <text:p text:style-name="P1"><text:bookmark text:name="f2016-d1e2256"/><text:a xlink:type="simple" xlink:href="#f2016-d1e2256" text:style-name="Internet_20_link" text:visited-style-name="Visited_20_Internet_20_Link">25.05.7.C</text:a> The Discipline Appeal Committee shall meet promptly to consider the Member’s appeal and the Dean/University Librarian’s reply. The committee shall have access to the records and documentation assembled in the process of Articles 25.05.1 through 25.04.1.6, and may seek additional information as it deems necessary. </text:p>
                    </text:list-item>
                    <text:list-item>
                      <text:p text:style-name="P1"><text:bookmark text:name="f2016-d1e2258"/><text:a xlink:type="simple" xlink:href="#f2016-d1e2258" text:style-name="Internet_20_link" text:visited-style-name="Visited_20_Internet_20_Link">25.05.7.D</text:a> The committee shall decide the disposition of the appeal by majority vote. </text:p>
                    </text:list-item>
                    <text:list-item>
                      <text:p text:style-name="P1"><text:bookmark text:name="f2016-d1e2260"/><text:a xlink:type="simple" xlink:href="#f2016-d1e2260" text:style-name="Internet_20_link" text:visited-style-name="Visited_20_Internet_20_Link">25.05.7.E</text:a> The decision of the committee is final and binding on the parties. If the appeal is upheld, all relevant material shall be removed from the Member’s Personal file. </text:p>
                    </text:list-item>
                  </text:list>
                </text:list-item>
              </text:list>
            </text:list-item>
            <text:list-item>
              <text:p text:style-name="P1"><text:bookmark text:name="f2016-d1e22621"/><text:a xlink:type="simple" xlink:href="#f2016-d1e2262" text:style-name="Internet_20_link" text:visited-style-name="Visited_20_Internet_20_Link">25.06</text:a> <text:bookmark text:name="f2016-d1e2262"/>Major Disciplinary Measures </text:p>
              <text:list>
                <text:list-item>
                  <text:p text:style-name="P1"><text:bookmark text:name="f2016-d1e2265"/><text:a xlink:type="simple" xlink:href="#f2016-d1e2265" text:style-name="Internet_20_link" text:visited-style-name="Visited_20_Internet_20_Link">25.06.1</text:a> Normally, major discipline will represent the culmination of a process of responsible supervision and progressive discipline, directed to correcting the impugned behaviour of the Member and allowing sufficient time to determine whether the disciplinary action was effective. </text:p>
                </text:list-item>
                <text:list-item>
                  <text:p text:style-name="P1"><text:bookmark text:name="f2016-d1e2267"/><text:a xlink:type="simple" xlink:href="#f2016-d1e2267" text:style-name="Internet_20_link" text:visited-style-name="Visited_20_Internet_20_Link">25.06.2</text:a> Discipline may be initiated only for just, reasonable and sufficient cause for violations of duties and responsibilities described within this Handbook, and only in accordance with the provisions of this Article. </text:p>
                </text:list-item>
                <text:list-item>
                  <text:p text:style-name="P1"><text:bookmark text:name="f2016-d1e2269"/><text:a xlink:type="simple" xlink:href="#f2016-d1e2269" text:style-name="Internet_20_link" text:visited-style-name="Visited_20_Internet_20_Link">25.06.3</text:a> The discipline process shall be initiated by a Dean/University Librarian with respect to a Member who is under the Dean/University Librarian’s supervision. </text:p>
                </text:list-item>
                <text:list-item>
                  <text:p text:style-name="P1"><text:bookmark text:name="f2016-d1e2271"/><text:a xlink:type="simple" xlink:href="#f2016-d1e2271" text:style-name="Internet_20_link" text:visited-style-name="Visited_20_Internet_20_Link">25.06.4</text:a> Discipline shall be limited to the specific complaint(s) about the Member. Disciplinary action shall be commensurate with the breach of professional duties. All proceedings under this Article shall be subject to procedural fairness and defined in Article 2.22. </text:p>
                </text:list-item>
              </text:list>
            </text:list-item>
            <text:list-item>
              <text:p text:style-name="P1"><text:bookmark text:name="f2016-d1e22731"/><text:a xlink:type="simple" xlink:href="#f2016-d1e2273" text:style-name="Internet_20_link" text:visited-style-name="Visited_20_Internet_20_Link">25.07</text:a> <text:bookmark text:name="f2016-d1e2273"/>The Major Discipline Process </text:p>
              <text:list>
                <text:list-item>
                  <text:p text:style-name="P1"><text:bookmark text:name="f2016-d1e2276"/><text:a xlink:type="simple" xlink:href="#f2016-d1e2276" text:style-name="Internet_20_link" text:visited-style-name="Visited_20_Internet_20_Link">25.07.1</text:a> Major discipline shall be invoked in a letter from the Dean/University Librarian to the Vice-President (Academic), specifying the complaint(s) against the Member with whatever supporting documentation the Dean/University Librarian deems appropriate. The letter must be written within sixty (60) working days of the date the alleged conduct became known or ought reasonably to have been known to the Dean/University Librarian. The letter and the documentation shall be copied to the Member and to the Association. </text:p>
                </text:list-item>
                <text:list-item>
                  <text:p text:style-name="P1"><text:bookmark text:name="f2016-d1e2278"/><text:a xlink:type="simple" xlink:href="#f2016-d1e2278" text:style-name="Internet_20_link" text:visited-style-name="Visited_20_Internet_20_Link">25.07.2</text:a> Upon receipt of the letter, the Vice-President (Academic) shall immediately and in writing advise the Member against whom the complaint lies of the availability of advice by the Association, and of the Member’s right to meet directly with the Vice-President (Academic) or designate within ten (10) working days to discuss the complaint. The Member is entitled to be accompanied to this meeting as per Article 11.02.2. The Member may, without prejudice, decline to meet with the Vice-President (Academic). </text:p>
                </text:list-item>
                <text:list-item>
                  <text:p text:style-name="P1"><text:bookmark text:name="f2016-d1e2280"/><text:a xlink:type="simple" xlink:href="#f2016-d1e2280" text:style-name="Internet_20_link" text:visited-style-name="Visited_20_Internet_20_Link">25.07.3</text:a> The Vice-President (Academic) shall within fifteen (15) working days following receipt of the complaint make one of the following decisions, and shall so advise the complainant Dean/University Librarian, the Member, and the Association:</text:p>
                  <text:list>
                    <text:list-item>
                      <text:p text:style-name="P1"><text:bookmark text:name="f2016-d1e2283"/><text:a xlink:type="simple" xlink:href="#f2016-d1e2283" text:style-name="Internet_20_link" text:visited-style-name="Visited_20_Internet_20_Link">25.07.3.A</text:a> to authorize an investigation of the complaint </text:p>
                    </text:list-item>
                    <text:list-item>
                      <text:p text:style-name="P1"><text:bookmark text:name="f2016-d1e2285"/><text:a xlink:type="simple" xlink:href="#f2016-d1e2285" text:style-name="Internet_20_link" text:visited-style-name="Visited_20_Internet_20_Link">25.07.3.B</text:a> to dismiss the complaint </text:p>
                    </text:list-item>
                    <text:list-item>
                      <text:p text:style-name="P1"><text:bookmark text:name="f2016-d1e2287"/><text:a xlink:type="simple" xlink:href="#f2016-d1e2287" text:style-name="Internet_20_link" text:visited-style-name="Visited_20_Internet_20_Link">25.07.3.C</text:a> to require the complainant Dean/University Librarian and/or the Member to follow the alternative measures below. </text:p>
                    </text:list-item>
                  </text:list>
                </text:list-item>
                <text:list-item>
                  <text:p text:style-name="P1"><text:bookmark text:name="f2016-d1e2289"/><text:a xlink:type="simple" xlink:href="#f2016-d1e2289" text:style-name="Internet_20_link" text:visited-style-name="Visited_20_Internet_20_Link">25.07.4</text:a> If the Vice-President (Academic) dismisses the complaint, the matter ends with that decision and all materials relating to the complaint are to be removed from the Member’s Personal File. </text:p>
                </text:list-item>
              </text:list>
            </text:list-item>
            <text:list-item>
              <text:p text:style-name="P1"><text:bookmark text:name="f2016-d1e22911"/><text:a xlink:type="simple" xlink:href="#f2016-d1e2291" text:style-name="Internet_20_link" text:visited-style-name="Visited_20_Internet_20_Link">25.08</text:a> <text:bookmark text:name="f2016-d1e2291"/>Investigation </text:p>
              <text:list>
                <text:list-item>
                  <text:p text:style-name="P1"><text:bookmark text:name="f2016-d1e2294"/><text:a xlink:type="simple" xlink:href="#f2016-d1e2294" text:style-name="Internet_20_link" text:visited-style-name="Visited_20_Internet_20_Link">25.08.1</text:a> If the Vice-President (Academic) authorizes an investigation of the complaint, the Vice-President (Academic) shall within ten (10) working days appoint an Investigation Committee consisting one (1) or three (3) persons to carry out an investigation of the complaint to be completed within a reasonable period of time. If a three-person committee is appointed, the Vice-President (Academic) shall designate which of the three is to serve as chair. </text:p>
                </text:list-item>
                <text:list-item>
                  <text:p text:style-name="P1"><text:bookmark text:name="f2016-d1e2296"/><text:soft-page-break/><text:a xlink:type="simple" xlink:href="#f2016-d1e2296" text:style-name="Internet_20_link" text:visited-style-name="Visited_20_Internet_20_Link">25.08.2</text:a> A Member of an Investigation Committee must be a tenured Faculty Member; OR a continuing Academic Assistant at the University; OR a Professor Emeritus of the University; OR a Faculty Member at another Alberta university. For the first three categories, the member of the Investigation Committee shall be selected from a list of potential investigators agreed to by both of the parties to this Handbook each year before September 15; for Faculty Members from other Alberta universities, the Association must agree in writing to the specific individual or individuals concerned. No senior academic administrator at the University, and no current member of the ULFA Executive or the Grievance Committee, shall be eligible to serve as an investigator during their term of such service or for thirty-six (36) months after the end of such service. </text:p>
                </text:list-item>
                <text:list-item>
                  <text:p text:style-name="P1"><text:bookmark text:name="f2016-d1e2298"/><text:a xlink:type="simple" xlink:href="#f2016-d1e2298" text:style-name="Internet_20_link" text:visited-style-name="Visited_20_Internet_20_Link">25.08.3</text:a> The Investigation Committee shall meet separately with the Member and the complainant Dean/University Librarian, and shall provide the Member and the complainant Dean/University Librarian with the opportunity to make written representations. </text:p>
                </text:list-item>
                <text:list-item>
                  <text:p text:style-name="P1"><text:bookmark text:name="f2016-d1e2300"/><text:a xlink:type="simple" xlink:href="#f2016-d1e2300" text:style-name="Internet_20_link" text:visited-style-name="Visited_20_Internet_20_Link">25.08.4</text:a> The Investigation Committee may meet with such other persons as could provide information relevant to the complaint, and may receive additional materials submitted at the investigator’s request. </text:p>
                </text:list-item>
                <text:list-item>
                  <text:p text:style-name="P1"><text:bookmark text:name="f2016-d1e2302"/><text:a xlink:type="simple" xlink:href="#f2016-d1e2302" text:style-name="Internet_20_link" text:visited-style-name="Visited_20_Internet_20_Link">25.08.5</text:a> In any meetings between the Investigation Committee and the Member, the Member shall have the right to be accompanied as per Article 11.02.2. </text:p>
                </text:list-item>
                <text:list-item>
                  <text:p text:style-name="P1"><text:bookmark text:name="f2016-d1e2304"/><text:a xlink:type="simple" xlink:href="#f2016-d1e2304" text:style-name="Internet_20_link" text:visited-style-name="Visited_20_Internet_20_Link">25.08.6</text:a> Upon completion of the investigation, the Investigation Committee shall submit a written report to the Vice-President (Academic), copied to the complainant Dean/University Librarian, the Member, and the Association. This report shall comment upon the seriousness of the complaints, upon the extent to which they have been proven, and upon the appropriateness of disciplinary penalties. In the case of a three-member committee, the chair shall submit the report after consultation with the other members of the committee; other members may submit their own separate report to the Vice-President (Academic), similarly copied. </text:p>
                </text:list-item>
              </text:list>
            </text:list-item>
            <text:list-item>
              <text:p text:style-name="P1"><text:bookmark text:name="f2016-d1e23061"/><text:a xlink:type="simple" xlink:href="#f2016-d1e2306" text:style-name="Internet_20_link" text:visited-style-name="Visited_20_Internet_20_Link">25.09</text:a> <text:bookmark text:name="f2016-d1e2306"/>Response to the Report of the Investigation Committee </text:p>
              <text:list>
                <text:list-item>
                  <text:p text:style-name="P1"><text:bookmark text:name="f2016-d1e2309"/><text:a xlink:type="simple" xlink:href="#f2016-d1e2309" text:style-name="Internet_20_link" text:visited-style-name="Visited_20_Internet_20_Link">25.09.1</text:a> The Member and the complainant Dean/University Librarian may submit a written response to the report of the Investigation Committee to the Vice-President (Academic) within ten (10) working days of receipt of that report; the Vice-President (Academic) shall copy such responses to the Dean/University Librarian/Member (as appropriate) and to the Association. </text:p>
                </text:list-item>
                <text:list-item>
                  <text:p text:style-name="P1"><text:bookmark text:name="f2016-d1e2311"/><text:a xlink:type="simple" xlink:href="#f2016-d1e2311" text:style-name="Internet_20_link" text:visited-style-name="Visited_20_Internet_20_Link">25.09.2</text:a> The Member and the complainant Dean/University Librarian may submit to the Vice-President (Academic) written rebuttals to the above responses within ten (10) working days of receipt of the above responses to the report of the Investigation Committee; the Vice-President (Academic) shall copy such rebuttals to the Dean/University Librarian/Member (as appropriate) and to the Association. These rebuttal statements shall be the last submissions under the complaint, unless the Vice-President (Academic) requests further submissions. </text:p>
                </text:list-item>
                <text:list-item>
                  <text:p text:style-name="P1"><text:bookmark text:name="f2016-d1e2313"/><text:a xlink:type="simple" xlink:href="#f2016-d1e2313" text:style-name="Internet_20_link" text:visited-style-name="Visited_20_Internet_20_Link">25.09.3</text:a> Before making a decision, the Vice-President (Academic) shall offer to meet with the Member, who may be accompanied at such a meeting as per Article 11.02.2. </text:p>
                </text:list-item>
                <text:list-item>
                  <text:p text:style-name="P1"><text:bookmark text:name="f2016-d1e2315"/><text:a xlink:type="simple" xlink:href="#f2016-d1e2315" text:style-name="Internet_20_link" text:visited-style-name="Visited_20_Internet_20_Link">25.09.4</text:a> The Vice-President (Academic) may at his/her discretion require further investigation, asking the Investigation Committee to address specific matters. If a supplementary report is submitted, a copy will be sent to the Member, to the Dean/University Librarian, and to the Association, and the complainant. The procedures of Articles 25.09.2 and 25.09.3 (responses, rebuttals and meetings) shall then apply. </text:p>
                </text:list-item>
              </text:list>
            </text:list-item>
            <text:list-item>
              <text:p text:style-name="P1"><text:bookmark text:name="f2016-d1e23171"/><text:a xlink:type="simple" xlink:href="#f2016-d1e2317" text:style-name="Internet_20_link" text:visited-style-name="Visited_20_Internet_20_Link">25.10</text:a> <text:bookmark text:name="f2016-d1e2317"/>Decision of the Vice-President (Academic) </text:p>
              <text:list>
                <text:list-item>
                  <text:p text:style-name="P1"><text:bookmark text:name="f2016-d1e2320"/><text:a xlink:type="simple" xlink:href="#f2016-d1e2320" text:style-name="Internet_20_link" text:visited-style-name="Visited_20_Internet_20_Link">25.10.1</text:a> The Vice-President (Academic) shall, in writing, within ten (10) working days of the final written submissions under the complaint:</text:p>
                  <text:list>
                    <text:list-item>
                      <text:p text:style-name="P1"><text:bookmark text:name="f2016-d1e2323"/><text:a xlink:type="simple" xlink:href="#f2016-d1e2323" text:style-name="Internet_20_link" text:visited-style-name="Visited_20_Internet_20_Link">25.10.1.A</text:a> dismiss the complaint, or </text:p>
                    </text:list-item>
                    <text:list-item>
                      <text:p text:style-name="P1"><text:bookmark text:name="f2016-d1e2325"/><text:a xlink:type="simple" xlink:href="#f2016-d1e2325" text:style-name="Internet_20_link" text:visited-style-name="Visited_20_Internet_20_Link">25.10.1.B</text:a> penalize the Member, stating the effective date on which the penalty is imposed. Such decision shall be final and binding, subject to arbitration (as per Article 25.14). The penalty shall be one of the following:</text:p>
                      <text:list>
                        <text:list-item>
                          <text:p text:style-name="P1"><text:bookmark text:name="f2016-d1e2328"/><text:a xlink:type="simple" xlink:href="#f2016-d1e2328" text:style-name="Internet_20_link" text:visited-style-name="Visited_20_Internet_20_Link">25.10.1.B.I</text:a> the Member be suspended with or without pay for a specified period, not to exceed three (3) months; or </text:p>
                        </text:list-item>
                        <text:list-item>
                          <text:p text:style-name="P1"><text:bookmark text:name="f2016-d1e2330"/><text:soft-page-break/><text:a xlink:type="simple" xlink:href="#f2016-d1e2330" text:style-name="Internet_20_link" text:visited-style-name="Visited_20_Internet_20_Link">25.10.1.B.II</text:a> the Member be dismissed for cause, in which case cause shall mean professional incompetence and/or gross misconduct and/or serious and persistent neglect of duties and responsibilities. </text:p>
                        </text:list-item>
                      </text:list>
                    </text:list-item>
                  </text:list>
                </text:list-item>
                <text:list-item>
                  <text:p text:style-name="P1"><text:bookmark text:name="f2016-d1e2332"/><text:a xlink:type="simple" xlink:href="#f2016-d1e2332" text:style-name="Internet_20_link" text:visited-style-name="Visited_20_Internet_20_Link">25.10.2</text:a> The Vice-President (Academic) shall advise the Member of the decision in writing, copied to the complainant Dean/University Librarian and the Association. </text:p>
                </text:list-item>
                <text:list-item>
                  <text:p text:style-name="P1"><text:bookmark text:name="f2016-d1e2334"/><text:a xlink:type="simple" xlink:href="#f2016-d1e2334" text:style-name="Internet_20_link" text:visited-style-name="Visited_20_Internet_20_Link">25.10.3</text:a> If the Vice-President (Academic) dismisses the complaint, the matter ends with that decision and all materials relating to the complaint are to be removed from the Member’s Personal File. </text:p>
                </text:list-item>
              </text:list>
            </text:list-item>
            <text:list-item>
              <text:p text:style-name="P2"><text:bookmark text:name="f2016-d1e23361"/><text:a xlink:type="simple" xlink:href="#f2016-d1e2336" text:style-name="Internet_20_link" text:visited-style-name="Visited_20_Internet_20_Link">25.11</text:a> <text:bookmark text:name="f2016-d1e2336"/>Effect of Procedures in Alternative Forums </text:p>
            </text:list-item>
            <text:list-item>
              <text:p text:style-name="P2">The Vice-President (Academic) may suspend or terminate an investigation when the conduct alleged in the complaint becomes the subject of an investigation beyond the authority of the Board and shall provide written reasons for this action to the Member, the complainant Dean/University Librarian and the Association.</text:p>
            </text:list-item>
            <text:list-item>
              <text:p text:style-name="P1"><text:bookmark text:name="f2016-d1e23411"/><text:a xlink:type="simple" xlink:href="#f2016-d1e2341" text:style-name="Internet_20_link" text:visited-style-name="Visited_20_Internet_20_Link">25.12</text:a> <text:bookmark text:name="f2016-d1e2341"/>Alternative Measures </text:p>
              <text:list>
                <text:list-item>
                  <text:p text:style-name="P1"><text:bookmark text:name="f2016-d1e2344"/><text:a xlink:type="simple" xlink:href="#f2016-d1e2344" text:style-name="Internet_20_link" text:visited-style-name="Visited_20_Internet_20_Link">25.12.1</text:a> If the Vice-President (Academic) decides that the written complaint in Article 25.07.1 shows a breakdown in interpersonal relations, the Vice-President (Academic) shall recommend participation in alternative dispute resolution procedures, such as mediation. </text:p>
                </text:list-item>
                <text:list-item>
                  <text:p text:style-name="P1"><text:bookmark text:name="f2016-d1e2346"/><text:a xlink:type="simple" xlink:href="#f2016-d1e2346" text:style-name="Internet_20_link" text:visited-style-name="Visited_20_Internet_20_Link">25.12.2</text:a> If such alternative dispute resolution procedure is successful, the parties shall notify the Vice-President (Academic) in writing, and no further action on the complaint shall be taken. If such procedure is not successful, the Vice-President (Academic) shall be so informed, and the matter shall revert to the major discipline procedure. </text:p>
                </text:list-item>
                <text:list-item>
                  <text:p text:style-name="P1"><text:bookmark text:name="f2016-d1e2348"/><text:a xlink:type="simple" xlink:href="#f2016-d1e2348" text:style-name="Internet_20_link" text:visited-style-name="Visited_20_Internet_20_Link">25.12.3</text:a> If the Vice-President (Academic) deems it appropriate, he/she may suspend the disciplinary procedure subject to the Member undergoing counselling; should the member decline such counselling service, the process shall resume. </text:p>
                </text:list-item>
                <text:list-item>
                  <text:p text:style-name="P1"><text:bookmark text:name="f2016-d1e2350"/><text:a xlink:type="simple" xlink:href="#f2016-d1e2350" text:style-name="Internet_20_link" text:visited-style-name="Visited_20_Internet_20_Link">25.12.4</text:a> Proceedings under such alternative measures are confidential and cannot be used in any proceedings. As specified in Article 9.03, any record of such proceedings will not enter a Member’s Personal File. </text:p>
                </text:list-item>
              </text:list>
            </text:list-item>
            <text:list-item>
              <text:p text:style-name="P2"><text:bookmark text:name="f2016-d1e23521"/><text:a xlink:type="simple" xlink:href="#f2016-d1e2352" text:style-name="Internet_20_link" text:visited-style-name="Visited_20_Internet_20_Link">25.13</text:a> <text:bookmark text:name="f2016-d1e2352"/>Communications </text:p>
            </text:list-item>
            <text:list-item>
              <text:p text:style-name="P2">In every instance where written notification of the Member is required by this Article, that notification shall take place by registered mail, or by the Canada Post equivalent of registered mail for packages, or by process server subject to sworn or affirmed affidavit of service, or by some other verifiable form of delivery.</text:p>
            </text:list-item>
            <text:list-item>
              <text:p text:style-name="P1"><text:bookmark text:name="f2016-d1e23561"/><text:a xlink:type="simple" xlink:href="#f2016-d1e2356" text:style-name="Internet_20_link" text:visited-style-name="Visited_20_Internet_20_Link">25.14</text:a> <text:bookmark text:name="f2016-d1e2356"/>Arbitration </text:p>
              <text:list>
                <text:list-item>
                  <text:p text:style-name="P1"><text:bookmark text:name="f2016-d1e2359"/><text:a xlink:type="simple" xlink:href="#f2016-d1e2359" text:style-name="Internet_20_link" text:visited-style-name="Visited_20_Internet_20_Link">25.14.1</text:a> A Member who is dissatisfied with the decision or the penalty or both regarding the outcome of the major discipline procedure may submit a written request to the Association to refer the matter to arbitration. Upon receipt of such a request, the Association may</text:p>
                  <text:list>
                    <text:list-item>
                      <text:p text:style-name="P1"><text:bookmark text:name="f2016-d1e2362"/><text:a xlink:type="simple" xlink:href="#f2016-d1e2362" text:style-name="Internet_20_link" text:visited-style-name="Visited_20_Internet_20_Link">25.14.1.A</text:a> take no action on the matter; or </text:p>
                    </text:list-item>
                    <text:list-item>
                      <text:p text:style-name="P1"><text:bookmark text:name="f2016-d1e2364"/><text:a xlink:type="simple" xlink:href="#f2016-d1e2364" text:style-name="Internet_20_link" text:visited-style-name="Visited_20_Internet_20_Link">25.14.1.B</text:a> refer the decision, or the penalty, or both to arbitration </text:p>
                    </text:list-item>
                  </text:list>
                </text:list-item>
                <text:list-item>
                  <text:p text:style-name="P1"><text:bookmark text:name="f2016-d1e2366"/><text:a xlink:type="simple" xlink:href="#f2016-d1e2366" text:style-name="Internet_20_link" text:visited-style-name="Visited_20_Internet_20_Link">25.14.2</text:a> Within twenty (20) working days of receiving a written request to refer the matter to arbitration, the Association shall inform the Vice-President (Academic) whether it wishes to refer the decision, the penalty or both to arbitration. </text:p>
                </text:list-item>
                <text:list-item>
                  <text:p text:style-name="P1"><text:bookmark text:name="f2016-d1e2368"/><text:a xlink:type="simple" xlink:href="#f2016-d1e2368" text:style-name="Internet_20_link" text:visited-style-name="Visited_20_Internet_20_Link">25.14.3</text:a> This section does not apply to a Letter of Guidance, or to a Letter of Reprimand. </text:p>
                </text:list-item>
                <text:list-item>
                  <text:p text:style-name="P1"><text:bookmark text:name="f2016-d1e2370"/><text:a xlink:type="simple" xlink:href="#f2016-d1e2370" text:style-name="Internet_20_link" text:visited-style-name="Visited_20_Internet_20_Link">25.14.4</text:a> The matter shall be referred to a single arbitrator, who shall be appointed by the agreement of the President of the University and the President of the Association within five (5) working days after the Association has given notice of referral. Failing agreement within those five (5) working days, the arbitrator shall be appointed by a Judge of the Alberta Court of Queen’s Bench upon the Petition of either party. </text:p>
                </text:list-item>
                <text:list-item>
                  <text:p text:style-name="P1"><text:bookmark text:name="f2016-d1e2372"/><text:a xlink:type="simple" xlink:href="#f2016-d1e2372" text:style-name="Internet_20_link" text:visited-style-name="Visited_20_Internet_20_Link">25.14.5</text:a> Each party will bear the cost of their own legal counsel. </text:p>
                </text:list-item>
                <text:list-item>
                  <text:p text:style-name="P1"><text:bookmark text:name="f2016-d1e2374"/><text:a xlink:type="simple" xlink:href="#f2016-d1e2374" text:style-name="Internet_20_link" text:visited-style-name="Visited_20_Internet_20_Link">25.14.6</text:a> For the purposes of this Article, and subject to the particular provisions below, the <text:soft-page-break/>arbitrator shall conduct the arbitration and assign the costs of arbitration in accordance with the provisions of the Arbitration Act of the Province of Alberta, unless the parties agree to an assignment of costs.</text:p>
                  <text:list>
                    <text:list-item>
                      <text:p text:style-name="P1"><text:bookmark text:name="f2016-d1e2377"/><text:a xlink:type="simple" xlink:href="#f2016-d1e2377" text:style-name="Internet_20_link" text:visited-style-name="Visited_20_Internet_20_Link">25.14.6.A</text:a> The arbitrator shall have no power to add to, delete, or otherwise amend this Handbook. </text:p>
                    </text:list-item>
                    <text:list-item>
                      <text:p text:style-name="P1"><text:bookmark text:name="f2016-d1e2379"/><text:a xlink:type="simple" xlink:href="#f2016-d1e2379" text:style-name="Internet_20_link" text:visited-style-name="Visited_20_Internet_20_Link">25.14.6.B</text:a> The arbitrator shall confine him/herself to the immediate case submitted for arbitration and shall have no authority to determine any other issues not so submitted to him/her. </text:p>
                    </text:list-item>
                    <text:list-item>
                      <text:p text:style-name="P1"><text:bookmark text:name="f2016-d1e2381"/><text:a xlink:type="simple" xlink:href="#f2016-d1e2381" text:style-name="Internet_20_link" text:visited-style-name="Visited_20_Internet_20_Link">25.14.6.C</text:a> The arbitrator shall issue a decision which shall be final and binding upon the parties. </text:p>
                    </text:list-item>
                  </text:list>
                </text:list-item>
              </text:list>
            </text:list-item>
            <text:list-item>
              <text:p text:style-name="P1"><text:bookmark text:name="f2016-d1e23831"/><text:a xlink:type="simple" xlink:href="#f2016-d1e2383" text:style-name="Internet_20_link" text:visited-style-name="Visited_20_Internet_20_Link">25.15</text:a> <text:bookmark text:name="f2016-d1e2383"/>Effective Date of Penalty </text:p>
              <text:list>
                <text:list-item>
                  <text:p text:style-name="P1"><text:bookmark text:name="f2016-d1e2386"/><text:a xlink:type="simple" xlink:href="#f2016-d1e2386" text:style-name="Internet_20_link" text:visited-style-name="Visited_20_Internet_20_Link">25.15.1</text:a> The effective date of the penalty shall be as determined by the Vice-President (Academic), unless the Association has decided to submit the matter to arbitration. </text:p>
                </text:list-item>
                <text:list-item>
                  <text:p text:style-name="P1"><text:bookmark text:name="f2016-d1e2388"/><text:a xlink:type="simple" xlink:href="#f2016-d1e2388" text:style-name="Internet_20_link" text:visited-style-name="Visited_20_Internet_20_Link">25.15.2</text:a> If the matter has been submitted to arbitration, the effective date shall be as determined by the arbitrator. </text:p>
                </text:list-item>
                <text:list-item>
                  <text:p text:style-name="P1"><text:bookmark text:name="f2016-d1e2390"/><text:a xlink:type="simple" xlink:href="#f2016-d1e2390" text:style-name="Internet_20_link" text:visited-style-name="Visited_20_Internet_20_Link">25.15.3</text:a> If the disciplinary measure is dismissal for cause, the Vice-President (Academic) shall report this to the President. </text:p>
                </text:list-item>
              </text:list>
            </text:list-item>
            <text:list-item>
              <text:p text:style-name="P1"><text:bookmark text:name="f2016-d1e23921"/><text:a xlink:type="simple" xlink:href="#f2016-d1e2392" text:style-name="Internet_20_link" text:visited-style-name="Visited_20_Internet_20_Link">25.16</text:a> <text:bookmark text:name="f2016-d1e2392"/>Other </text:p>
              <text:list>
                <text:list-item>
                  <text:p text:style-name="P1"><text:bookmark text:name="f2016-d1e2395"/><text:a xlink:type="simple" xlink:href="#f2016-d1e2395" text:style-name="Internet_20_link" text:visited-style-name="Visited_20_Internet_20_Link">25.16.1</text:a> If the cause of the disciplinary action is related to illness or to substance abuse, the Member may be given the opportunity to seek treatment/counselling for the problem. Disciplinary measures may be mitigated or suspended by the Vice-President (Academic) if the Member participates in an active treatment program, such suspension or mitigation to take place during the program, or subsequent to the program pending the outcome of the program, or both. </text:p>
                </text:list-item>
                <text:list-item>
                  <text:p text:style-name="P1"><text:bookmark text:name="f2016-d1e2397"/><text:a xlink:type="simple" xlink:href="#f2016-d1e2397" text:style-name="Internet_20_link" text:visited-style-name="Visited_20_Internet_20_Link">25.16.2</text:a> Members have the right to seek legal advice at their own expense at any point in the procedure. Members who choose to be represented independently of the Association shall provide written notice to the Association and the President. Written notice shall be provided within five (5) working days of the Member securing independent representation. </text:p>
                </text:list-item>
              </text:list>
            </text:list-item>
          </text:list>
        </text:list-item>
        <text:list-item>
          <text:p text:style-name="P6"/>
          <text:list>
            <text:list-item>
              <text:h text:style-name="P8" text:outline-level="2"><text:bookmark text:name="f2016-d1e2399"/><text:a xlink:type="simple" xlink:href="#f2016-d1e2399" text:style-name="Internet_20_link" text:visited-style-name="Visited_20_Internet_20_Link">Article 26: Termination of Appointment for Financial Emergency or Due to Program Redundancy</text:a> </text:h>
            </text:list-item>
            <text:list-item>
              <text:p text:style-name="P1"><text:bookmark text:name="f2016-d1e2402"/><text:a xlink:type="simple" xlink:href="#f2016-d1e2402" text:style-name="Internet_20_link" text:visited-style-name="Visited_20_Internet_20_Link">26.01</text:a> No probationary or tenured Faculty Member or Professional Librarian shall be terminated following a declaration of financial emergency or of program redundancy except in accordance with this article. </text:p>
            </text:list-item>
            <text:list-item>
              <text:p text:style-name="P1"><text:bookmark text:name="f2016-d1e24041"/><text:a xlink:type="simple" xlink:href="#f2016-d1e2404" text:style-name="Internet_20_link" text:visited-style-name="Visited_20_Internet_20_Link">26.02</text:a> <text:bookmark text:name="f2016-d1e2404"/>Financial Emergency </text:p>
              <text:list>
                <text:list-item>
                  <text:p text:style-name="P1"><text:bookmark text:name="f2016-d1e2407"/><text:a xlink:type="simple" xlink:href="#f2016-d1e2407" text:style-name="Internet_20_link" text:visited-style-name="Visited_20_Internet_20_Link">26.02.1</text:a> A state of financial emergency is defined as a situation in which the University faces a substantial and potentially chronic accounting deficit which (a) is projected to extend for more than one (1) year; (b) threatens to turn into a deficit in cash flow; (c) threatens the continued functioning of the University as a whole, and (d) cannot be alleviated without laying off Faculty Members or Professional Librarians in order to reduce the University’s budgetary allocation to salaries and benefits of Faculty Members and Professional Librarians. </text:p>
                </text:list-item>
                <text:list-item>
                  <text:p text:style-name="P1"><text:bookmark text:name="f2016-d1e2409"/><text:a xlink:type="simple" xlink:href="#f2016-d1e2409" text:style-name="Internet_20_link" text:visited-style-name="Visited_20_Internet_20_Link">26.02.2</text:a> The Board may declare that a state of financial emergency exists only after giving thorough and reasonable consideration to a report by the Financial Emergency Commission established under Article 26.02.6. </text:p>
                </text:list-item>
                <text:list-item>
                  <text:p text:style-name="P1"><text:bookmark text:name="f2016-d1e2411"/><text:a xlink:type="simple" xlink:href="#f2016-d1e2411" text:style-name="Internet_20_link" text:visited-style-name="Visited_20_Internet_20_Link">26.02.3</text:a> In the event that the President considers that a financial emergency may exist within the meaning of Article 26.02.1, he/she shall give notice to the Board, General Faculties Council (GFC), and the Association that he/she intends to recommend that the Board declare a financial emergency. As of the date of such notice and until the Board has approved a plan to resolve the financial emergency, if it exists, the Board undertakes to make no additional continuing, probationary or term appointments to the academic, administrative, or non-<text:soft-page-break/>academic complement, except if required for the maintenance of essential functions and services, as determined by the Board. </text:p>
                </text:list-item>
                <text:list-item>
                  <text:p text:style-name="P1"><text:bookmark text:name="f2016-d1e2413"/><text:a xlink:type="simple" xlink:href="#f2016-d1e2413" text:style-name="Internet_20_link" text:visited-style-name="Visited_20_Internet_20_Link">26.02.4</text:a> Within ten (10) working days of the President’s notice that a financial emergency may exist, the Board shall announce details of a career transition incentive program which may include a voluntary early retirement program, a voluntary separation program and a voluntary reduced load program. Eligible Faculty Members/Professional Librarians shall indicate in writing, within forty (40) working days, their willingness to participate. </text:p>
                </text:list-item>
                <text:list-item>
                  <text:p text:style-name="P1"><text:bookmark text:name="f2016-d1e2415"/><text:a xlink:type="simple" xlink:href="#f2016-d1e2415" text:style-name="Internet_20_link" text:visited-style-name="Visited_20_Internet_20_Link">26.02.5</text:a> Within ten (10) working days of the President’s notice that a financial emergency may exist, he/she shall forward to the Association a copy of the documentation he/she is providing to the Financial Emergency Commission established under Article 26.02.6. </text:p>
                </text:list-item>
                <text:list-item>
                  <text:p text:style-name="P1"><text:bookmark text:name="f2016-d1e2417"/><text:a xlink:type="simple" xlink:href="#f2016-d1e2417" text:style-name="Internet_20_link" text:visited-style-name="Visited_20_Internet_20_Link">26.02.6</text:a> Within ten (10) working days of the President’s notice that a financial emergency may exist, the Board and the Association shall create a Financial Emergency Commission. The Financial Emergency Commission shall consist of five (5) members, two (2) of whom shall be appointed by the Board, and two (2) of whom shall be appointed by the Association. An independent chair shall be selected by mutual agreement between the Board and the Association. In the event that the Board and the Association cannot agree on a chair within five (5) working days of the President’s notice under Article 26.02.3, the chair shall be named by a Judge of the Alberta Court of Queen’s Bench. </text:p>
                </text:list-item>
                <text:list-item>
                  <text:p text:style-name="P1"><text:bookmark text:name="f2016-d1e2419"/><text:a xlink:type="simple" xlink:href="#f2016-d1e2419" text:style-name="Internet_20_link" text:visited-style-name="Visited_20_Internet_20_Link">26.02.7</text:a> The Financial Emergency Commission shall verify the potential financial emergency and shall examine whether or not the University has explored in good faith a wide variety of methods of avoiding declaration of a financial emergency, including but not restricted to leaves of absence, early retirements, re-deployment, retraining, termination of term contracts, other methods of expenditure reduction, or other methods of revenue enhancement. </text:p>
                </text:list-item>
                <text:list-item>
                  <text:p text:style-name="P1"><text:bookmark text:name="f2016-d1e2421"/><text:a xlink:type="simple" xlink:href="#f2016-d1e2421" text:style-name="Internet_20_link" text:visited-style-name="Visited_20_Internet_20_Link">26.02.8</text:a> The Financial Emergency Commission shall establish its own procedures, except that (a) the minutes of each of its meetings shall be published to the University community within three (3) working days; (b) its quorum shall be a majority of its members; and (c) unless the Commission decides otherwise, hearings of oral evidence, if any, shall be open to the University community. </text:p>
                </text:list-item>
                <text:list-item>
                  <text:p text:style-name="P1"><text:bookmark text:name="f2016-d1e2423"/><text:a xlink:type="simple" xlink:href="#f2016-d1e2423" text:style-name="Internet_20_link" text:visited-style-name="Visited_20_Internet_20_Link">26.02.9</text:a> The costs of the Financial Emergency Commission, other than as provided in Article 26.02.10 shall be paid by the Board except that all costs incurred by or for each party’s nominees to the Financial Emergency Commission shall be paid by that party. </text:p>
                </text:list-item>
                <text:list-item>
                  <text:p text:style-name="P1"><text:bookmark text:name="f2016-d1e2425"/><text:a xlink:type="simple" xlink:href="#f2016-d1e2425" text:style-name="Internet_20_link" text:visited-style-name="Visited_20_Internet_20_Link">26.02.10</text:a> The Financial Emergency Commission may retain the services of a qualified financial consultant to assist it, but the responsibility for the report remains with the Financial Emergency Commission; the costs incurred up to $10,000 will be borne by the Board; further costs, to a maximum of an additional $10,000 shall be shared by the Board (50%) and the Association (50%). Expenses beyond this limit may be incurred only following consultation with and approval by the Board and the Association. </text:p>
                </text:list-item>
                <text:list-item>
                  <text:p text:style-name="P1"><text:bookmark text:name="f2016-d1e2427"/><text:a xlink:type="simple" xlink:href="#f2016-d1e2427" text:style-name="Internet_20_link" text:visited-style-name="Visited_20_Internet_20_Link">26.02.11</text:a> The Board shall cooperate with the Financial Emergency Commission in its deliberations and shall accommodate any reasonable request for documentation. </text:p>
                </text:list-item>
                <text:list-item>
                  <text:p text:style-name="P1"><text:bookmark text:name="f2016-d1e2430"/><text:a xlink:type="simple" xlink:href="#f2016-d1e2430" text:style-name="Internet_20_link" text:visited-style-name="Visited_20_Internet_20_Link">26.02.12</text:a> Within thirty-five (35) working days of the President’s notice under Article 26.02.3, the Financial Emergency Commission shall report in writing to the Board, with copies to GFC, the President and the Association. The report shall indicate (a) whether or not the Committee agrees that a financial emergency is imminent, (b) a recommendation on the amount of reduction in expenditure required, and (c) a recommendation on the amount, if any, of the reduction to be achieved from Faculty Members’/Professional Librarians’ salaries and benefits. The Financial Emergency Commission may also recommend steps the University might take to avoid a financial emergency. </text:p>
                </text:list-item>
                <text:list-item>
                  <text:p text:style-name="P1"><text:bookmark text:name="f2016-d1e2432"/><text:a xlink:type="simple" xlink:href="#f2016-d1e2432" text:style-name="Internet_20_link" text:visited-style-name="Visited_20_Internet_20_Link">26.02.13</text:a> A failure of the Financial Emergency Commission to report within this time limit shall relieve the Board of the constraint under 37.02.2. </text:p>
                </text:list-item>
                <text:list-item>
                  <text:p text:style-name="P1"><text:bookmark text:name="f2016-d1e2434"/><text:a xlink:type="simple" xlink:href="#f2016-d1e2434" text:style-name="Internet_20_link" text:visited-style-name="Visited_20_Internet_20_Link">26.02.14</text:a> After the Financial Emergency Commission reports or if its fails to report, the Board and Association shall have a period of seventeen (17) working days to meet to consider the recommendations of the report, if any, and may, notwithstanding any provision to the contrary in the Handbook, negotiate provisions of the Handbook that bear directly on the salaries and <text:soft-page-break/>benefits of Faculty Members/Professional Librarians, or reach other mutually acceptable emergency provisions to reduce expenditures to avert a state of financial emergency; in any negotiated salary adjustments the Board and the Association shall make reasonable effort to ensure that Instructors/Academic Assistants are treated fairly. If an agreement is reached, both parties shall arrange that the necessary ratification votes occur within ten (10) working days of the conclusion of negotiations. </text:p>
                </text:list-item>
                <text:list-item>
                  <text:p text:style-name="P1"><text:bookmark text:name="f2016-d1e2436"/><text:a xlink:type="simple" xlink:href="#f2016-d1e2436" text:style-name="Internet_20_link" text:visited-style-name="Visited_20_Internet_20_Link">26.02.15</text:a> Following the negotiations in Article 26.02.14 the Board must decide whether a financial emergency exists. If the Board declares that a financial emergency exists in the University, it may institute layoffs of Faculty Members/Professional Librarians according to the provisions of Article 26.06. </text:p>
                </text:list-item>
                <text:list-item>
                  <text:p text:style-name="P1"><text:bookmark text:name="f2016-d1e2438"/><text:a xlink:type="simple" xlink:href="#f2016-d1e2438" text:style-name="Internet_20_link" text:visited-style-name="Visited_20_Internet_20_Link">26.02.16</text:a> In the event that the Board decides that a financial emergency does not exist as defined in Article 26.02.1, then no notice under Article 26.02.3 shall be given for a period of twelve (12) months from the date of the original notice under Article 26.02.3. </text:p>
                </text:list-item>
              </text:list>
            </text:list-item>
            <text:list-item>
              <text:p text:style-name="P1"><text:bookmark text:name="f2016-d1e24401"/><text:a xlink:type="simple" xlink:href="#f2016-d1e2440" text:style-name="Internet_20_link" text:visited-style-name="Visited_20_Internet_20_Link">26.03</text:a> <text:bookmark text:name="f2016-d1e2440"/>Program Redundancy </text:p>
              <text:list>
                <text:list-item>
                  <text:p text:style-name="P1"><text:bookmark text:name="f2016-d1e2443"/><text:a xlink:type="simple" xlink:href="#f2016-d1e2443" text:style-name="Internet_20_link" text:visited-style-name="Visited_20_Internet_20_Link">26.03.1</text:a> Program redundancy, as defined in Articles 26.03.2 and 26.03.3, may be declared only by the Board. The Board may declare a program redundant only after requesting that GFC make a recommendation on the matter. Before GFC makes a recommendation it must provide each academic unit affected with a reasonable opportunity to comment upon the proposed redundancy. Such a declaration may be made by the Board for reasons defined in Articles 26.03.3. </text:p>
                </text:list-item>
                <text:list-item>
                  <text:p text:style-name="P1"><text:bookmark text:name="f2016-d1e2445"/><text:a xlink:type="simple" xlink:href="#f2016-d1e2445" text:style-name="Internet_20_link" text:visited-style-name="Visited_20_Internet_20_Link">26.03.2</text:a> A program is defined as a group of credit courses, normally comprising a major that, on completion, leads to the granting of a degree, diploma or certificate. Program redundancy results in one or more positions, vacant or occupied by a Faculty Member/Professional Librarian, being declared unnecessary. </text:p>
                </text:list-item>
                <text:list-item>
                  <text:p text:style-name="P1"><text:bookmark text:name="f2016-d1e2447"/><text:a xlink:type="simple" xlink:href="#f2016-d1e2447" text:style-name="Internet_20_link" text:visited-style-name="Visited_20_Internet_20_Link">26.03.3</text:a> A program may be declared redundant for one or more of the following reasons:</text:p>
                  <text:list>
                    <text:list-item>
                      <text:p text:style-name="P1"><text:bookmark text:name="f2016-d1e2450"/><text:a xlink:type="simple" xlink:href="#f2016-d1e2450" text:style-name="Internet_20_link" text:visited-style-name="Visited_20_Internet_20_Link">26.03.3.A</text:a> changing University priorities or restructuring of the University’s academic programs: as a consequence of a decision by the Board, following a recommendation by GFC, that the University make major changes in its priorities; </text:p>
                    </text:list-item>
                    <text:list-item>
                      <text:p text:style-name="P1"><text:bookmark text:name="f2016-d1e2452"/><text:a xlink:type="simple" xlink:href="#f2016-d1e2452" text:style-name="Internet_20_link" text:visited-style-name="Visited_20_Internet_20_Link">26.03.3.B</text:a> low student enrolment: when recent history and reasonable projections into the future indicate that the level of enrolment, in proportion to the resources committed to that program, will continue for more than two (2) years significantly below the average of the relevant faculty; </text:p>
                    </text:list-item>
                    <text:list-item>
                      <text:p text:style-name="P1"><text:bookmark text:name="f2016-d1e2454"/><text:a xlink:type="simple" xlink:href="#f2016-d1e2454" text:style-name="Internet_20_link" text:visited-style-name="Visited_20_Internet_20_Link">26.03.3.C</text:a> a material loss of funding given to the University for the support of the specific program; </text:p>
                    </text:list-item>
                    <text:list-item>
                      <text:p text:style-name="P1"><text:bookmark text:name="f2016-d1e2456"/><text:a xlink:type="simple" xlink:href="#f2016-d1e2456" text:style-name="Internet_20_link" text:visited-style-name="Visited_20_Internet_20_Link">26.03.3.D</text:a> other external factors which specifically affect enrolment in the particular program and over which the University has no control, such as changes in the requirements for certification in various professions. </text:p>
                    </text:list-item>
                  </text:list>
                </text:list-item>
                <text:list-item>
                  <text:p text:style-name="P1"><text:bookmark text:name="f2016-d1e2458"/><text:a xlink:type="simple" xlink:href="#f2016-d1e2458" text:style-name="Internet_20_link" text:visited-style-name="Visited_20_Internet_20_Link">26.03.4</text:a> After consultation with the appropriate Dean, the President, or the Vice-President (Academic), may request that one or more programs be considered for redundancy by writing to the President as Chair of General Faculties Council, indicating the program to be considered for termination or reduction and giving detailed reasons for the request; copies of the request and supporting documentation shall be forwarded to GFC, the Board and the Association within ten (10) working days of the initial letter of request. </text:p>
                </text:list-item>
                <text:list-item>
                  <text:p text:style-name="P1"><text:bookmark text:name="f2016-d1e2460"/><text:a xlink:type="simple" xlink:href="#f2016-d1e2460" text:style-name="Internet_20_link" text:visited-style-name="Visited_20_Internet_20_Link">26.03.5</text:a> Following the request, the President shall initiate the formation of a Redundancy Committee. </text:p>
                </text:list-item>
                <text:list-item>
                  <text:p text:style-name="P1"><text:bookmark text:name="f2016-d1e2462"/><text:a xlink:type="simple" xlink:href="#f2016-d1e2462" text:style-name="Internet_20_link" text:visited-style-name="Visited_20_Internet_20_Link">26.03.6</text:a> The Redundancy Committee shall be composed as follows:</text:p>
                  <text:list>
                    <text:list-item>
                      <text:p text:style-name="P1"><text:bookmark text:name="f2016-d1e2465"/><text:a xlink:type="simple" xlink:href="#f2016-d1e2465" text:style-name="Internet_20_link" text:visited-style-name="Visited_20_Internet_20_Link">26.03.6.A</text:a> a chair appointed by GFC; </text:p>
                    </text:list-item>
                    <text:list-item>
                      <text:p text:style-name="P1"><text:bookmark text:name="f2016-d1e2467"/><text:a xlink:type="simple" xlink:href="#f2016-d1e2467" text:style-name="Internet_20_link" text:visited-style-name="Visited_20_Internet_20_Link">26.03.6.B</text:a> two (2) other members and one (1) alternate appointed by the GFC; </text:p>
                    </text:list-item>
                    <text:list-item>
                      <text:p text:style-name="P1"><text:bookmark text:name="f2016-d1e2469"/><text:a xlink:type="simple" xlink:href="#f2016-d1e2469" text:style-name="Internet_20_link" text:visited-style-name="Visited_20_Internet_20_Link">26.03.6.C</text:a> one (1) member appointed by the Vice-President (Academic); </text:p>
                    </text:list-item>
                    <text:list-item>
                      <text:p text:style-name="P1"><text:bookmark text:name="f2016-d1e2471"/><text:a xlink:type="simple" xlink:href="#f2016-d1e2471" text:style-name="Internet_20_link" text:visited-style-name="Visited_20_Internet_20_Link">26.03.6.D</text:a> the Dean of the faculty involved and, </text:p>
                    </text:list-item>
                    <text:list-item>
                      <text:p text:style-name="P1"><text:bookmark text:name="f2016-d1e2473"/><text:a xlink:type="simple" xlink:href="#f2016-d1e2473" text:style-name="Internet_20_link" text:visited-style-name="Visited_20_Internet_20_Link">26.03.6.E</text:a> two (2) members and one (1) alternate, with voice but not vote, appointed by the Association, </text:p>
                    </text:list-item>
                    <text:list-item>
                      <text:p text:style-name="P2"><text:bookmark text:name="f2016-d1e2475"/><text:a xlink:type="simple" xlink:href="#f2016-d1e2475" text:style-name="Internet_20_link" text:visited-style-name="Visited_20_Internet_20_Link">26.03.6.F</text:a> two (2) members and one (1) alternate, with voice but not vote, appointed by the <text:soft-page-break/>Board.</text:p>
                    </text:list-item>
                    <text:list-item>
                      <text:p text:style-name="P2">Alternate members may attend all meetings but may not participate unless required to act as an alternate for a missing regular member.</text:p>
                    </text:list-item>
                    <text:list-item>
                      <text:p text:style-name="P2">In the event that GFC fails to appoint the required members, the President shall appoint them from among the elected members of GFC.</text:p>
                    </text:list-item>
                  </text:list>
                </text:list-item>
                <text:list-item>
                  <text:p text:style-name="P1"><text:bookmark text:name="f2016-d1e2481"/><text:a xlink:type="simple" xlink:href="#f2016-d1e2481" text:style-name="Internet_20_link" text:visited-style-name="Visited_20_Internet_20_Link">26.03.7</text:a> This committee shall hold its first meeting within ten (10) working days of the GFC meeting following the receipt of the request by the President. </text:p>
                </text:list-item>
                <text:list-item>
                  <text:p text:style-name="P1"><text:bookmark text:name="f2016-d1e2483"/><text:a xlink:type="simple" xlink:href="#f2016-d1e2483" text:style-name="Internet_20_link" text:visited-style-name="Visited_20_Internet_20_Link">26.03.8</text:a> The Redundancy Committee shall establish its own procedures, except that: </text:p>
                  <text:list>
                    <text:list-item>
                      <text:p text:style-name="P1"><text:bookmark text:name="f2016-d1e2486"/><text:a xlink:type="simple" xlink:href="#f2016-d1e2486" text:style-name="Internet_20_link" text:visited-style-name="Visited_20_Internet_20_Link">26.03.8.A</text:a> unless the Committee decides otherwise, its hearings shall be open to the University community; </text:p>
                    </text:list-item>
                    <text:list-item>
                      <text:p text:style-name="P1"><text:bookmark text:name="f2016-d1e2488"/><text:a xlink:type="simple" xlink:href="#f2016-d1e2488" text:style-name="Internet_20_link" text:visited-style-name="Visited_20_Internet_20_Link">26.03.8.B</text:a> its quorum shall be three (3) voting members; </text:p>
                    </text:list-item>
                    <text:list-item>
                      <text:p text:style-name="P1"><text:bookmark text:name="f2016-d1e2490"/><text:a xlink:type="simple" xlink:href="#f2016-d1e2490" text:style-name="Internet_20_link" text:visited-style-name="Visited_20_Internet_20_Link">26.03.8.C</text:a> reasonable effort shall be made to schedule meetings to allow attendance by the majority of members, both voting and non-voting. </text:p>
                    </text:list-item>
                  </text:list>
                </text:list-item>
                <text:list-item>
                  <text:p text:style-name="P1"><text:bookmark text:name="f2016-d1e2492"/><text:a xlink:type="simple" xlink:href="#f2016-d1e2492" text:style-name="Internet_20_link" text:visited-style-name="Visited_20_Internet_20_Link">26.03.9</text:a> The Redundancy Committee shall assess whether the request to consider a program or programs for redundancy is consistent with the reasons set out in Article 26.03.3. If the Committee considers that a program may be redundant, it may include in its report recommendations for action that may prevent layoffs stemming from the redundancy. </text:p>
                </text:list-item>
                <text:list-item>
                  <text:p text:style-name="P1"><text:bookmark text:name="f2016-d1e2494"/><text:a xlink:type="simple" xlink:href="#f2016-d1e2494" text:style-name="Internet_20_link" text:visited-style-name="Visited_20_Internet_20_Link">26.03.10</text:a> Within twenty (20) working days of its first meeting, the Redundancy Committee shall submit its report in writing to the President as Chair of General Faculties Council. </text:p>
                </text:list-item>
                <text:list-item>
                  <text:p text:style-name="P1"><text:bookmark text:name="f2016-d1e2496"/><text:a xlink:type="simple" xlink:href="#f2016-d1e2496" text:style-name="Internet_20_link" text:visited-style-name="Visited_20_Internet_20_Link">26.03.11</text:a> General Faculties Council shall consider the report at its next meeting following the receipt of the report by the President. GFC shall forward the report and its own recommendations concerning it to the Board. A copy of both the report and GFC’s recommendations, if any, shall be sent to the Association. </text:p>
                </text:list-item>
                <text:list-item>
                  <text:p text:style-name="P1"><text:bookmark text:name="f2016-d1e2499"/><text:a xlink:type="simple" xlink:href="#f2016-d1e2499" text:style-name="Internet_20_link" text:visited-style-name="Visited_20_Internet_20_Link">26.03.12</text:a> Following thorough and reasonable consideration of the report and the recommendations made by GFC, the Board may declare the program redundant. The Board shall notify General Faculties Council and the Association of the effective date of program redundancy, which effective date will be either January 1 or July 1. </text:p>
                </text:list-item>
                <text:list-item>
                  <text:p text:style-name="P1"><text:bookmark text:name="f2016-d1e2501"/><text:a xlink:type="simple" xlink:href="#f2016-d1e2501" text:style-name="Internet_20_link" text:visited-style-name="Visited_20_Internet_20_Link">26.03.13</text:a> A failure of the Redundancy Committee or GFC to submit a report within the time-lines specified in Articles 26.03.10 and 26.03.11 shall relieve the Board of any constraints under this article in declaring the program redundant. </text:p>
                </text:list-item>
                <text:list-item>
                  <text:p text:style-name="P1"><text:bookmark text:name="f2016-d1e2503"/><text:a xlink:type="simple" xlink:href="#f2016-d1e2503" text:style-name="Internet_20_link" text:visited-style-name="Visited_20_Internet_20_Link">26.03.14</text:a> The Board shall offer to each Faculty Member/Professional Librarian in a redundant program a career transition incentive program which shall include a voluntary early retirement program or a voluntary separation program. Within forty (40) working days of the offer, the Faculty Member/Professional Librarian shall indicate in writing whether he/she accepts. </text:p>
                </text:list-item>
                <text:list-item>
                  <text:p text:style-name="P1"><text:bookmark text:name="f2016-d1e2505"/><text:a xlink:type="simple" xlink:href="#f2016-d1e2505" text:style-name="Internet_20_link" text:visited-style-name="Visited_20_Internet_20_Link">26.03.15</text:a> Concurrent with any offer under Article 26.03,14, the Board shall make reasonable efforts to offer to each Faculty Member/Professional Librarian in a redundant program one or more of the following, as deemed appropriate by the Board:</text:p>
                  <text:list>
                    <text:list-item>
                      <text:p text:style-name="P1"><text:bookmark text:name="f2016-d1e2508"/><text:a xlink:type="simple" xlink:href="#f2016-d1e2508" text:style-name="Internet_20_link" text:visited-style-name="Visited_20_Internet_20_Link">26.03.15.A</text:a> reassignment according to Article 26.04; </text:p>
                    </text:list-item>
                    <text:list-item>
                      <text:p text:style-name="P1"><text:bookmark text:name="f2016-d1e2510"/><text:a xlink:type="simple" xlink:href="#f2016-d1e2510" text:style-name="Internet_20_link" text:visited-style-name="Visited_20_Internet_20_Link">26.03.15.B</text:a> retraining according to Articles 13.02 or 26.05; </text:p>
                    </text:list-item>
                    <text:list-item>
                      <text:p text:style-name="P2"><text:bookmark text:name="f2016-d1e2512"/><text:a xlink:type="simple" xlink:href="#f2016-d1e2512" text:style-name="Internet_20_link" text:visited-style-name="Visited_20_Internet_20_Link">26.03.15.C</text:a> any other alternative which may be implemented with the mutual consent of the Board and the Faculty Member/Professional Librarian.</text:p>
                    </text:list-item>
                    <text:list-item>
                      <text:p text:style-name="P2">The Vice-President (Academic) shall consult with Faculty Members/Professional Librarians in the affected program or programs to develop proposals for (a), (b), or (c) above.</text:p>
                    </text:list-item>
                    <text:list-item>
                      <text:p text:style-name="P2">The Faculty Member/Professional Librarian shall have at least fifteen (15) working days to accept any offer under this subsection.</text:p>
                    </text:list-item>
                  </text:list>
                </text:list-item>
                <text:list-item>
                  <text:p text:style-name="P1"><text:bookmark text:name="f2016-d1e2518"/><text:a xlink:type="simple" xlink:href="#f2016-d1e2518" text:style-name="Internet_20_link" text:visited-style-name="Visited_20_Internet_20_Link">26.03.16</text:a> The Faculty Member/Professional Librarian shall accept at most one of the offers in <text:soft-page-break/>Articles 26.03.14 and 26.03.15. If the Faculty Member/Professional Librarian does not accept the option offered under Article 26.03.14, and if no proposal under Article 26.03.15 is satisfactory to both the Faculty Member/Professional Librarian and the Board, the Faculty Member/Professional Librarian shall be laid off pursuant to Article 26.06. </text:p>
                </text:list-item>
              </text:list>
            </text:list-item>
            <text:list-item>
              <text:p text:style-name="P1"><text:bookmark text:name="f2016-d1e25201"/><text:a xlink:type="simple" xlink:href="#f2016-d1e2520" text:style-name="Internet_20_link" text:visited-style-name="Visited_20_Internet_20_Link">26.04</text:a> <text:bookmark text:name="f2016-d1e2520"/>Reassignment </text:p>
              <text:list>
                <text:list-item>
                  <text:p text:style-name="P1"><text:bookmark text:name="f2016-d1e2523"/><text:a xlink:type="simple" xlink:href="#f2016-d1e2523" text:style-name="Internet_20_link" text:visited-style-name="Visited_20_Internet_20_Link">26.04.1</text:a> From the date of a decision of the Board under Article 26.03.12 until the end of the working notice period under Article 26.06.3, Faculty Members/Professional Librarians affected by a program redundancy will be notified of all vacant academic Faculty Member/ Professional Librarian positions. </text:p>
                </text:list-item>
                <text:list-item>
                  <text:p text:style-name="P1"><text:bookmark text:name="f2016-d1e2525"/><text:a xlink:type="simple" xlink:href="#f2016-d1e2525" text:style-name="Internet_20_link" text:visited-style-name="Visited_20_Internet_20_Link">26.04.2</text:a> If the Board declares a program redundancy under Article 26.03.12, it shall make reasonable effort to reassign Faculty Members/Professional Librarians affected by the reduction to vacant or newly established Faculty Member/Professional Librarian positions in other programs or to vacant or newly established non-academic positions. Such reassignment shall occur only if, in the judgement of the relevant Search Committee, after its consultation with the Vice-President (Academic), the Faculty Member/Professional Librarian possesses the expertise required to fulfil the responsibilities of the vacant or newly established Faculty Member/Professional Librarian position or vacant or newly established non-academic position. </text:p>
                </text:list-item>
                <text:list-item>
                  <text:p text:style-name="P1"><text:bookmark text:name="f2016-d1e2527"/><text:a xlink:type="simple" xlink:href="#f2016-d1e2527" text:style-name="Internet_20_link" text:visited-style-name="Visited_20_Internet_20_Link">26.04.3</text:a> If a Faculty Member/Professional Librarian is reassigned to another Faculty Member/Professional Librarian position following Article 26.03.12, his/her rank, type of appointment, seniority and compensation shall not be altered by the reassignment. </text:p>
                </text:list-item>
                <text:list-item>
                  <text:p text:style-name="P1"><text:bookmark text:name="f2016-d1e2529"/><text:a xlink:type="simple" xlink:href="#f2016-d1e2529" text:style-name="Internet_20_link" text:visited-style-name="Visited_20_Internet_20_Link">26.04.4</text:a> The Board may require the Faculty Member/Professional Librarian who is reassigned to participate in a retraining program at the Board’s expense. </text:p>
                </text:list-item>
                <text:list-item>
                  <text:p text:style-name="P1"><text:bookmark text:name="f2016-d1e2531"/><text:a xlink:type="simple" xlink:href="#f2016-d1e2531" text:style-name="Internet_20_link" text:visited-style-name="Visited_20_Internet_20_Link">26.04.5</text:a> If a Faculty Member/Professional Librarian is offered a reassignment, with or without retraining provision, and declines, the Faculty Member/Professional Librarian shall be laid off according to the provisions of Article 26.06. </text:p>
                </text:list-item>
                <text:list-item>
                  <text:p text:style-name="P1"><text:bookmark text:name="f2016-d1e2533"/><text:a xlink:type="simple" xlink:href="#f2016-d1e2533" text:style-name="Internet_20_link" text:visited-style-name="Visited_20_Internet_20_Link">26.04.6</text:a> If there are no positions suitable for reassignment of a Faculty Member/Professional Librarian affected by a declaration of program reduction, the Faculty Member/Professional Librarian shall be laid off according to the provisions of Article 26.06. </text:p>
                </text:list-item>
                <text:list-item>
                  <text:p text:style-name="P1"><text:bookmark text:name="f2016-d1e2535"/><text:a xlink:type="simple" xlink:href="#f2016-d1e2535" text:style-name="Internet_20_link" text:visited-style-name="Visited_20_Internet_20_Link">26.04.7</text:a> A Faculty Member/Professional Librarian who accepts a transfer to a non-academic position in accordance with Article 26.04.2 ceases to be a Member of the Association on the date that the transfer becomes effective. </text:p>
                </text:list-item>
              </text:list>
            </text:list-item>
            <text:list-item>
              <text:p text:style-name="P1"><text:bookmark text:name="f2016-d1e25371"/><text:a xlink:type="simple" xlink:href="#f2016-d1e2537" text:style-name="Internet_20_link" text:visited-style-name="Visited_20_Internet_20_Link">26.05</text:a> <text:bookmark text:name="f2016-d1e2537"/>Retraining </text:p>
              <text:list>
                <text:list-item>
                  <text:p text:style-name="P1"><text:bookmark text:name="f2016-d1e2540"/><text:a xlink:type="simple" xlink:href="#f2016-d1e2540" text:style-name="Internet_20_link" text:visited-style-name="Visited_20_Internet_20_Link">26.05.1</text:a> A Faculty Member/Professional Librarian assigned to retraining under this subsection shall be required to complete a Master’s degree, or its equivalent, in the relevant discipline. </text:p>
                </text:list-item>
                <text:list-item>
                  <text:p text:style-name="P1"><text:bookmark text:name="f2016-d1e2542"/><text:a xlink:type="simple" xlink:href="#f2016-d1e2542" text:style-name="Internet_20_link" text:visited-style-name="Visited_20_Internet_20_Link">26.05.2</text:a> A Faculty Member/Professional Librarian assigned to retraining shall be granted leave with full salary and benefits for a period not to exceed one (1) year. </text:p>
                </text:list-item>
                <text:list-item>
                  <text:p text:style-name="P1"><text:bookmark text:name="f2016-d1e2544"/><text:a xlink:type="simple" xlink:href="#f2016-d1e2544" text:style-name="Internet_20_link" text:visited-style-name="Visited_20_Internet_20_Link">26.05.3</text:a> A Faculty Member/Professional Librarian assigned to retraining who requires more than one (1) year to complete the program of study shall be granted further leave, but without pay, for a maximum of one (1) year. The Board shall pay the Faculty Member’s/Professional Librarian’s benefits excluding pension during that year and provide the Faculty Member/Professional Librarian with a lump sum payment equivalent to the Board’s contribution to pension for the period in question. </text:p>
                </text:list-item>
                <text:list-item>
                  <text:p text:style-name="P1"><text:bookmark text:name="f2016-d1e2546"/><text:a xlink:type="simple" xlink:href="#f2016-d1e2546" text:style-name="Internet_20_link" text:visited-style-name="Visited_20_Internet_20_Link">26.05.4</text:a> A Faculty Member/Professional Librarian assigned to retraining who fails to complete the program of study within two (2) years may be terminated without further notice and severance. </text:p>
                </text:list-item>
              </text:list>
            </text:list-item>
            <text:list-item>
              <text:p text:style-name="P1"><text:bookmark text:name="f2016-d1e25481"/><text:a xlink:type="simple" xlink:href="#f2016-d1e2548" text:style-name="Internet_20_link" text:visited-style-name="Visited_20_Internet_20_Link">26.06</text:a> <text:bookmark text:name="f2016-d1e2548"/>Layoff </text:p>
              <text:list>
                <text:list-item>
                  <text:p text:style-name="P1"><text:bookmark text:name="f2016-d1e2551"/><text:a xlink:type="simple" xlink:href="#f2016-d1e2551" text:style-name="Internet_20_link" text:visited-style-name="Visited_20_Internet_20_Link">26.06.1</text:a> Seniority shall be established by the most recent date upon which continuous employment with the University commenced; however, seniority may be transferred in for full years served in an academic appointment at the University or an appointment at another degree granting institution provided that: (a) the appointment meets all of the criteria in Article 12.01 for Faculty Members or Article 14.11 for Professional Librarians; and (b) the Faculty Member/ Professional Librarian possessed full academic credentials for the years of <text:soft-page-break/>service in question. Any transfer of seniority shall be specified in the letter of offer. For Faculty Members/Professional Librarians already on staff when this agreement is ratified, time served in a probationary appointment and as a tenured Faculty Member/Professional Librarian at the University shall be counted toward seniority. Credit for verified prior service meeting the above criteria shall be granted upon application. Continuity of employment shall not be affected by leave taken in accordance with this Handbook nor leave taken under any previous versions of this Handbook; however, seniority shall not be accumulated during any leave of absence without pay. No additional seniority shall be recognized beyond the basic Academic Career as per Article 2.02. </text:p>
                </text:list-item>
                <text:list-item>
                  <text:p text:style-name="P1"><text:bookmark text:name="f2016-d1e2553"/><text:a xlink:type="simple" xlink:href="#f2016-d1e2553" text:style-name="Internet_20_link" text:visited-style-name="Visited_20_Internet_20_Link">26.06.2</text:a> Under both financial emergency and partial program redundancy, Faculty Members/Professional Librarians holding probationary or tenured appointments shall be laid off in the order of reverse seniority. If two (2) or more Members have equal seniority, the order of layoff, if necessary, will be decided by lot. Under financial emergency, the Vice-President (Academic) shall be free to designate a number of Faculty Members/Professional Librarians to be excluded from the list of persons subject to layoff; the number in question shall not exceed twelve (12) per cent of the average number of Faculty Members/Professional Librarians employed during the previous academic year. Under partial program redundancy, the proportion of Members who can be so designated shall be limited to twelve (12) percent of the membership of the unit designated partially redundant with a minimum of one (1) person. The case for retention of an individual Faculty Member/Professional Librarian shall be made by the appropriate Dean in writing to the Vice-President (Academic) and shall be based upon the requirement of academic plans previously approved by GFC, or the quality of programs of instruction or research. </text:p>
                </text:list-item>
                <text:list-item>
                  <text:p text:style-name="P1"><text:bookmark text:name="f2016-d1e2555"/><text:a xlink:type="simple" xlink:href="#f2016-d1e2555" text:style-name="Internet_20_link" text:visited-style-name="Visited_20_Internet_20_Link">26.06.3</text:a> Following a Board decision on the recommendation of the President, Faculty Members/Professional Librarians who are to be laid off under this Article shall be provided with written notice. Layoffs under this Article shall not be recorded as dismissals for cause. </text:p>
                </text:list-item>
                <text:list-item>
                  <text:p text:style-name="P1"><text:bookmark text:name="f2016-d1e25571"/><text:a xlink:type="simple" xlink:href="#f2016-d1e2557" text:style-name="Internet_20_link" text:visited-style-name="Visited_20_Internet_20_Link">26.06.4</text:a> <text:bookmark text:name="f2016-d1e2557"/>Notice Period </text:p>
                  <text:list>
                    <text:list-item>
                      <text:p text:style-name="P1"><text:bookmark text:name="f2016-d1e2560"/><text:a xlink:type="simple" xlink:href="#f2016-d1e2560" text:style-name="Internet_20_link" text:visited-style-name="Visited_20_Internet_20_Link">26.06.4.A</text:a> Each Faculty Member/Professional Librarian with a probationary or tenured appointment who is selected for layoff shall receive not less than four (4) months written notice of layoff or salary and benefits in lieu of notice, or a combination of notice plus salary and benefits to the equivalent of four (4) months, plus one (1) month’s salary and benefits for each year of service with a minimum of four (4) months and a maximum of twelve (12) months salary and benefits. Benefits in this clause are taken to mean the cash equivalent of the Board’s contribution to the Faculty Member’s/Professional Librarian’s benefits at the time of layoff. </text:p>
                    </text:list-item>
                    <text:list-item>
                      <text:p text:style-name="P1"><text:bookmark text:name="f2016-d1e2562"/><text:a xlink:type="simple" xlink:href="#f2016-d1e2562" text:style-name="Internet_20_link" text:visited-style-name="Visited_20_Internet_20_Link">26.06.4.B</text:a> A Member who has attained an Academic Career who is selected for layoff shall receive four (4) months written notice of layoff or salary and benefits in lieu of notice, or a combination of notice plus salary and benefits to the equivalent of four (4) months. Benefits in this clause are taken to mean the cash equivalent of the Board’s contribution to the Faculty Member’s/Professional Librarian’s benefits at the time of layoff. </text:p>
                    </text:list-item>
                  </text:list>
                </text:list-item>
                <text:list-item>
                  <text:p text:style-name="P1"><text:bookmark text:name="f2016-d1e2564"/><text:a xlink:type="simple" xlink:href="#f2016-d1e2564" text:style-name="Internet_20_link" text:visited-style-name="Visited_20_Internet_20_Link">26.06.5</text:a> Faculty Members/Professional Librarians who are laid off shall enjoy reasonable access to library and computer services until alternative academic employment is secured, or their recall rights expire or recall is refused, whichever occurs first. With the consent of the Dean, access to other facilities may be granted. In addition, laid-off Faculty Members/Professional Librarians shall have access to the Tuition Benefit Program during the same period. </text:p>
                </text:list-item>
                <text:list-item>
                  <text:p text:style-name="P1"><text:bookmark text:name="f2016-d1e2566"/><text:a xlink:type="simple" xlink:href="#f2016-d1e2566" text:style-name="Internet_20_link" text:visited-style-name="Visited_20_Internet_20_Link">26.06.6</text:a> While a Faculty Member/Professional Librarian is on layoff under the provisions of this Article, the University will not contribute towards benefits but will permit and facilitate continuance of any coverage if available and if desired by the Faculty Member/Professional Librarian who will pay the applicable premiums. </text:p>
                </text:list-item>
              </text:list>
            </text:list-item>
            <text:list-item>
              <text:p text:style-name="P1"><text:bookmark text:name="f2016-d1e25681"/><text:a xlink:type="simple" xlink:href="#f2016-d1e2568" text:style-name="Internet_20_link" text:visited-style-name="Visited_20_Internet_20_Link">26.07</text:a> <text:bookmark text:name="f2016-d1e2568"/>Recall </text:p>
              <text:list>
                <text:list-item>
                  <text:p text:style-name="P1"><text:bookmark text:name="f2016-d1e2571"/><text:a xlink:type="simple" xlink:href="#f2016-d1e2571" text:style-name="Internet_20_link" text:visited-style-name="Visited_20_Internet_20_Link">26.07.1</text:a> Any Faculty Member/Professional Librarian who, under this Article, is laid off, who <text:soft-page-break/>voluntarily accepts reduced load appointments, or who accepts reassignment to a position outside the Handbook shall have, for a period of two (2) years from the date of lay off, reduced load appointment, or reassignment, a right of first refusal for any Faculty Member/Professional Librarian position in their former academic unit unless the relevant Search Committee determines that the Faculty Member/Professional Librarian does not have the necessary specialized knowledge. For these purposes the academic unit shall be the academic department, where academic departments exist, and in all other cases the relevant faculty or library. Throughout this recall period the University shall notify relevant Faculty Members/Professional Librarians of any vacant Faculty Member/Professional Librarian positions in their former academic unit, as such positions become available. If more than one such Faculty Member/Professional Librarian applies for a vacant position, the decision of the relevant Search Committee shall be final. </text:p>
                </text:list-item>
                <text:list-item>
                  <text:p text:style-name="P1"><text:bookmark text:name="f2016-d1e2573"/><text:a xlink:type="simple" xlink:href="#f2016-d1e2573" text:style-name="Internet_20_link" text:visited-style-name="Visited_20_Internet_20_Link">26.07.2</text:a> Any Faculty Member/Professional Librarian who is laid off under the provisions of Article 26 shall have, for a period of one (1) year from the date of layoff, the right of refusal for any other vacant Faculty Member/Professional Librarian position in the University for which the Faculty Member/Professional Librarian is qualified, as judged by the relevant Search Committee established under this Handbook. Throughout this recall period the University shall notify relevant Faculty Members/Professional Librarians of any vacant Faculty Member/Professional Librarian positions at the University, as such positions become available. If more than one such Faculty Member/Professional Librarian applies for a vacant position, the decision of the relevant Search Committee shall be final. </text:p>
                </text:list-item>
                <text:list-item>
                  <text:p text:style-name="P1"><text:bookmark text:name="f2016-d1e2575"/><text:a xlink:type="simple" xlink:href="#f2016-d1e2575" text:style-name="Internet_20_link" text:visited-style-name="Visited_20_Internet_20_Link">26.07.3</text:a> The right of first refusal in Article 26.07.2 is subsidiary to the right of first refusal in Article 26.07.1. </text:p>
                </text:list-item>
                <text:list-item>
                  <text:p text:style-name="P1"><text:bookmark text:name="f2016-d1e2577"/><text:a xlink:type="simple" xlink:href="#f2016-d1e2577" text:style-name="Internet_20_link" text:visited-style-name="Visited_20_Internet_20_Link">26.07.4</text:a> Any Faculty Member/Professional Librarian who is laid off under the provisions of Article 26, shall have, for a period of one (1) year from the date of layoff, the right of first refusal for any vacant Academic Assistant position in the University for which the Faculty Member/Professional Librarian is qualified, as judged by the relevant Search Committee established under this Handbook. This right shall not apply if an Academic Assistant has applied for the position under Article 15.09.7. Throughout this recall period the University shall notify relevant Faculty Members/Professional Librarians of any vacant Academic Assistant positions, as such positions become available. If more than one such Faculty Member/Professional Librarian applies for a vacant position, the decision of the relevant Search Committee shall be final. </text:p>
                </text:list-item>
                <text:list-item>
                  <text:p text:style-name="P1"><text:bookmark text:name="f2016-d1e2579"/><text:a xlink:type="simple" xlink:href="#f2016-d1e2579" text:style-name="Internet_20_link" text:visited-style-name="Visited_20_Internet_20_Link">26.07.5</text:a> Any Faculty Member/Professional Librarian who is laid off under the provisions of Article 26, shall, for a period of one (1) year from the date of layoff, be considered, upon application, as an internal candidate for any other vacant non-academic position in the University for which the Faculty Member/Professional Librarian is qualified, as judged by the relevant Search Committee. If more than one such Faculty Member/Professional Librarian applies for a vacant position, the decision of the relevant Search Committee shall be final. </text:p>
                </text:list-item>
                <text:list-item>
                  <text:p text:style-name="P1"><text:bookmark text:name="f2016-d1e2581"/><text:a xlink:type="simple" xlink:href="#f2016-d1e2581" text:style-name="Internet_20_link" text:visited-style-name="Visited_20_Internet_20_Link">26.07.6</text:a> Individuals who are recalled under Articles 26.07.1 or 26.07.2 shall not up to two (2) months from the time of offer to accept the recall offer, and a reasonable period, not more than twelve (12) months from the time of offer, to take up the position. The time of offer shall be measured from the date of mailing, by double registered mail, of the offer to the last known address of the Faculty Member/Professional Librarian. It is the Faculty Member’s/ Professional Librarian’s responsibility to inform the University of his/her current address. </text:p>
                </text:list-item>
                <text:list-item>
                  <text:p text:style-name="P1"><text:bookmark text:name="f2016-d1e2583"/><text:a xlink:type="simple" xlink:href="#f2016-d1e2583" text:style-name="Internet_20_link" text:visited-style-name="Visited_20_Internet_20_Link">26.07.7</text:a> A Faculty Member/Professional Librarian who accepts recall under this Article shall, within one (1) year of recall, repay any portion of the combined layoff compensation specified in this Article and the salary and benefits in the new position which exceeds the salary and benefits the Faculty Member/Professional Librarian would have been paid had he/she continued to occupy his/her former position. </text:p>
                </text:list-item>
              </text:list>
            </text:list-item>
          </text:list>
        </text:list-item>
        <text:list-item>
          <text:p text:style-name="P6"/>
          <text:list>
            <text:list-item>
              <text:h text:style-name="P8" text:outline-level="2"><text:bookmark text:name="f2016-d1e2585"/><text:soft-page-break/><text:a xlink:type="simple" xlink:href="#f2016-d1e2585" text:style-name="Internet_20_link" text:visited-style-name="Visited_20_Internet_20_Link">Article 27: Holidays</text:a> </text:h>
            </text:list-item>
            <text:list-item>
              <text:p text:style-name="P1"><text:bookmark text:name="f2016-d1e2588"/><text:a xlink:type="simple" xlink:href="#f2016-d1e2588" text:style-name="Internet_20_link" text:visited-style-name="Visited_20_Internet_20_Link">27.01</text:a> The following days are statutory holidays: New Year's Day, Family Day, Good Friday, Easter Monday, Victoria Day, Canada Day, Civic Holiday, Labour Day, Thanksgiving Day, Remembrance Day, Christmas Day, Boxing Day and any other day so proclaimed by the Federal, Provincial, Municipal or University authorities. </text:p>
            </text:list-item>
            <text:list-item>
              <text:p text:style-name="P1"><text:bookmark text:name="f2016-d1e2590"/><text:a xlink:type="simple" xlink:href="#f2016-d1e2590" text:style-name="Internet_20_link" text:visited-style-name="Visited_20_Internet_20_Link">27.02</text:a> When any of the aforementioned holidays falls on a Saturday or Sunday, the President shall designate the working day immediately preceding or following as the holiday. </text:p>
            </text:list-item>
            <text:list-item>
              <text:p text:style-name="P1"><text:bookmark text:name="f2016-d1e2592"/><text:a xlink:type="simple" xlink:href="#f2016-d1e2592" text:style-name="Internet_20_link" text:visited-style-name="Visited_20_Internet_20_Link">27.03</text:a> A Member shall not receive additional remuneration in the event he/she chooses to work on a holiday. </text:p>
            </text:list-item>
            <text:list-item>
              <text:p text:style-name="P1"><text:bookmark text:name="f2016-d1e2594"/><text:a xlink:type="simple" xlink:href="#f2016-d1e2594" text:style-name="Internet_20_link" text:visited-style-name="Visited_20_Internet_20_Link">27.04</text:a> Regularly scheduled classes shall not be held on a holiday. </text:p>
            </text:list-item>
          </text:list>
        </text:list-item>
        <text:list-item>
          <text:p text:style-name="P6"/>
          <text:list>
            <text:list-item>
              <text:h text:style-name="P8" text:outline-level="2"><text:bookmark text:name="f2016-d1e2596"/><text:a xlink:type="simple" xlink:href="#f2016-d1e2596" text:style-name="Internet_20_link" text:visited-style-name="Visited_20_Internet_20_Link">Article 28: Vacations </text:a></text:h>
            </text:list-item>
            <text:list-item>
              <text:p text:style-name="P1"><text:bookmark text:name="f2016-d1e2599"/><text:a xlink:type="simple" xlink:href="#f2016-d1e2599" text:style-name="Internet_20_link" text:visited-style-name="Visited_20_Internet_20_Link">28.01</text:a> A vacation is a period in which the Member need not be accountable to the University. </text:p>
            </text:list-item>
            <text:list-item>
              <text:p text:style-name="P1"><text:bookmark text:name="f2016-d1e2601"/><text:a xlink:type="simple" xlink:href="#f2016-d1e2601" text:style-name="Internet_20_link" text:visited-style-name="Visited_20_Internet_20_Link">28.02</text:a> In addition to statutory holidays, each Member shall be entitled to an annual vacation according to the following schedule:</text:p>
              <text:list>
                <text:list-item>
                  <text:p text:style-name="P1"><text:bookmark text:name="f2016-d1e2604"/><text:a xlink:type="simple" xlink:href="#f2016-d1e2604" text:style-name="Internet_20_link" text:visited-style-name="Visited_20_Internet_20_Link">28.02.1</text:a> For a Member holding a twelve (12) month appointment, twenty-two (22) working days. After ten (10) years of service, entitlement shall increase one (1) working day each year to a maximum of thirty-three (33) working days. </text:p>
                </text:list-item>
                <text:list-item>
                  <text:p text:style-name="P1"><text:bookmark text:name="f2016-d1e2606"/><text:a xlink:type="simple" xlink:href="#f2016-d1e2606" text:style-name="Internet_20_link" text:visited-style-name="Visited_20_Internet_20_Link">28.02.2</text:a> For a Member holding appointment for other than twelve (12) months, a proportionate equivalent taken during the period covered by that appointment. </text:p>
                </text:list-item>
              </text:list>
            </text:list-item>
            <text:list-item>
              <text:p text:style-name="P1"><text:bookmark text:name="f2016-d1e2608"/><text:a xlink:type="simple" xlink:href="#f2016-d1e2608" text:style-name="Internet_20_link" text:visited-style-name="Visited_20_Internet_20_Link">28.03</text:a> Unless authorized in advance by the Dean/University Librarian, entitlement to vacation shall not be cumulative. </text:p>
            </text:list-item>
            <text:list-item>
              <text:p text:style-name="P1"><text:bookmark text:name="f2016-d1e2610"/><text:a xlink:type="simple" xlink:href="#f2016-d1e2610" text:style-name="Internet_20_link" text:visited-style-name="Visited_20_Internet_20_Link">28.04</text:a> The Member shall be paid during vacation but there shall be no remuneration in excess of salary in the event a Member chooses to work through all or part of his/her vacation period. </text:p>
            </text:list-item>
            <text:list-item>
              <text:p text:style-name="P1"><text:bookmark text:name="f2016-d1e2612"/><text:a xlink:type="simple" xlink:href="#f2016-d1e2612" text:style-name="Internet_20_link" text:visited-style-name="Visited_20_Internet_20_Link">28.05</text:a> A Member may take his/her annual vacation allotment at any time or times that is/are mutually agreeable to the Member and the Dean/University Librarian. Such agreement shall not be unreasonably withheld. In order to obtain mutual agreement, a Member shall inform the Dean/University Librarian of the Member's proposed period of vacation. </text:p>
            </text:list-item>
            <text:list-item>
              <text:p text:style-name="P1"/>
            </text:list-item>
            <text:list-item>
              <text:h text:style-name="P8" text:outline-level="2"><text:bookmark text:name="f2016-d1e2614"/><text:a xlink:type="simple" xlink:href="#f2016-d1e2614" text:style-name="Internet_20_link" text:visited-style-name="Visited_20_Internet_20_Link">Article 29: Intellectual Property</text:a> </text:h>
            </text:list-item>
            <text:list-item>
              <text:p text:style-name="P1"><text:bookmark text:name="f2016-d1e26171"/><text:a xlink:type="simple" xlink:href="#f2016-d1e2617" text:style-name="Internet_20_link" text:visited-style-name="Visited_20_Internet_20_Link">29.01</text:a> <text:bookmark text:name="f2016-d1e2617"/>General </text:p>
              <text:list>
                <text:list-item>
                  <text:p text:style-name="P1"><text:bookmark text:name="f2016-d1e2620"/><text:a xlink:type="simple" xlink:href="#f2016-d1e2620" text:style-name="Internet_20_link" text:visited-style-name="Visited_20_Internet_20_Link">29.01.1</text:a> Intellectual property means any result of intellectual or artistic activity that is created by a Member and that can be owned by a person. Intellectual property includes, but is not limited to inventions, publications, computer software, works of visual art and music, industrial and artistic designs, plant cultivars, integrated circuit topography as well as all other creations that can be protected under patent, copyright, trademark or similar laws. </text:p>
                </text:list-item>
                <text:list-item>
                  <text:p text:style-name="P1"><text:bookmark text:name="f2016-d1e2622"/><text:a xlink:type="simple" xlink:href="#f2016-d1e2622" text:style-name="Internet_20_link" text:visited-style-name="Visited_20_Internet_20_Link">29.01.2</text:a> The Board and the Association recognize that the common good of humanity depends upon the scholarly search for knowledge in all fields of study and upon its free exposition. </text:p>
                </text:list-item>
                <text:list-item>
                  <text:p text:style-name="P1"><text:bookmark text:name="f2016-d1e2624"/><text:a xlink:type="simple" xlink:href="#f2016-d1e2624" text:style-name="Internet_20_link" text:visited-style-name="Visited_20_Internet_20_Link">29.01.3</text:a> In order that the member has control over the direction, integrity and use of his or her scholarly work, as a general principle ownership of all types of intellectual property shall rest with the member who creates it. </text:p>
                </text:list-item>
                <text:list-item>
                  <text:p text:style-name="P1"><text:bookmark text:name="f2016-d1e2626"/><text:a xlink:type="simple" xlink:href="#f2016-d1e2626" text:style-name="Internet_20_link" text:visited-style-name="Visited_20_Internet_20_Link">29.01.4</text:a> No member shall be obliged to engage in or to permit the commercial exploitation of or transfer of intellectual property derived from his or her scholarly work or to provide commercial justification for it. </text:p>
                </text:list-item>
                <text:list-item>
                  <text:p text:style-name="P1"><text:bookmark text:name="f2016-d1e2628"/><text:a xlink:type="simple" xlink:href="#f2016-d1e2628" text:style-name="Internet_20_link" text:visited-style-name="Visited_20_Internet_20_Link">29.01.5</text:a> No Member shall enter into or shall be obliged to enter into any agreement requiring the Member to permanently refrain from the publication of the results of the Member’s work. </text:p>
                </text:list-item>
                <text:list-item>
                  <text:p text:style-name="P1"><text:bookmark text:name="f2016-d1e2630"/><text:a xlink:type="simple" xlink:href="#f2016-d1e2630" text:style-name="Internet_20_link" text:visited-style-name="Visited_20_Internet_20_Link">29.01.6</text:a> The Board and the Association recognize that a central, defining responsibility of the University is the creation and dissemination of new knowledge, and that this knowledge stems <text:soft-page-break/>from scholarly research into basic aspects of nature and other forms of creative intellectual and artistic investigation. The Board and the Association affirm that because this process of discovery is supported by the citizens of Canada and Alberta, these citizens should share in the benefits flowing from it. In all cases these benefits are ultimately to be enjoyed by means of public exposition of new knowledge or creative works through publications, presentations, exhibitions, performances, or teaching. However, the benefits of research may also be shared through commercialization or other means of transfer of intellectual property, so long as this activity does not conflict with the obligation of the University to generate and disseminate knowledge for the public good. </text:p>
                </text:list-item>
                <text:list-item>
                  <text:p text:style-name="P1"><text:bookmark text:name="f2016-d1e2632"/><text:a xlink:type="simple" xlink:href="#f2016-d1e2632" text:style-name="Internet_20_link" text:visited-style-name="Visited_20_Internet_20_Link">29.01.7</text:a> The Board and the Association shall create a five (5) person Committee on Patents and Copyrights composed of two (2) members appointed by the Board, two (2) Members appointed by the Association. As required, a Chair will be chosen by mutual agreement between the members appointed by the Board and the Association prior to considering any case. The Chair shall be a faculty member at a Canadian university. If a mutual agreement concerning the Chair is not achieved within ten (10) working days of receipt of a request, the matter shall be referred to the Interpretation Committee. </text:p>
                </text:list-item>
                <text:list-item>
                  <text:p text:style-name="P1"><text:bookmark text:name="f2016-d1e2634"/><text:a xlink:type="simple" xlink:href="#f2016-d1e2634" text:style-name="Internet_20_link" text:visited-style-name="Visited_20_Internet_20_Link">29.01.8</text:a> The Committee on Patents and Copyright shall meet within fifteen (15) working days of the appointment of a Chair. It shall consider copyright and patent cases referred to it either by Members or by the Board. The Committee may solicit such confidential, expert advice as it requires to inform its decision. The Committee shall render a decision within forty (40) working days of receipt of a request. </text:p>
                </text:list-item>
                <text:list-item>
                  <text:p text:style-name="P1"><text:bookmark text:name="f2016-d1e2636"/><text:a xlink:type="simple" xlink:href="#f2016-d1e2636" text:style-name="Internet_20_link" text:visited-style-name="Visited_20_Internet_20_Link">29.01.9</text:a> Disagreements concerning ownership or disposition of intellectual property involving any Member may be referred by any of the parties to the disagreement to the Committee on Patents and Copyright. </text:p>
                </text:list-item>
                <text:list-item>
                  <text:p text:style-name="P1"><text:bookmark text:name="f2016-d1e2638"/><text:a xlink:type="simple" xlink:href="#f2016-d1e2638" text:style-name="Internet_20_link" text:visited-style-name="Visited_20_Internet_20_Link">29.01.10</text:a> The Board shall give reasonable assistance to Members to protect ownership of the intellectual property in which the Board has an agreed interest and to prevent any use of this property not authorized by the Members concerned. </text:p>
                </text:list-item>
                <text:list-item>
                  <text:p text:style-name="P1"><text:bookmark text:name="f2016-d1e2640"/><text:a xlink:type="simple" xlink:href="#f2016-d1e2640" text:style-name="Internet_20_link" text:visited-style-name="Visited_20_Internet_20_Link">29.01.11</text:a> The Board and the Association recognize the desirability of retaining use of all intellectual property created at the University for non-commercial educational and research purposes at the University. </text:p>
                </text:list-item>
                <text:list-item>
                  <text:p text:style-name="P1"><text:bookmark text:name="f2016-d1e2643"/><text:a xlink:type="simple" xlink:href="#f2016-d1e2643" text:style-name="Internet_20_link" text:visited-style-name="Visited_20_Internet_20_Link">29.01.12</text:a> Any timelines specified in this Article may be adjusted by mutual written agreement of the Board and the Member. Wherever possible, actions pursuant to this Article shall be expeditious. </text:p>
                </text:list-item>
              </text:list>
            </text:list-item>
            <text:list-item>
              <text:p text:style-name="P1"><text:bookmark text:name="f2016-d1e26451"/><text:a xlink:type="simple" xlink:href="#f2016-d1e2645" text:style-name="Internet_20_link" text:visited-style-name="Visited_20_Internet_20_Link">29.02</text:a> <text:bookmark text:name="f2016-d1e2645"/>Copyright </text:p>
              <text:list>
                <text:list-item>
                  <text:p text:style-name="P1"><text:bookmark text:name="f2016-d1e2648"/><text:a xlink:type="simple" xlink:href="#f2016-d1e2648" text:style-name="Internet_20_link" text:visited-style-name="Visited_20_Internet_20_Link">29.02.1</text:a> Copyright applies to all original literary, dramatic, artistic and musical works as well as sound recordings, performer's performances and communication signals. </text:p>
                </text:list-item>
                <text:list-item>
                  <text:p text:style-name="P1"><text:bookmark text:name="f2016-d1e2650"/><text:a xlink:type="simple" xlink:href="#f2016-d1e2650" text:style-name="Internet_20_link" text:visited-style-name="Visited_20_Internet_20_Link">29.02.2</text:a> Copyright works include but are not limited to books, texts, articles, monographs, glossaries, bibliographies, cartographic materials, modular posters, study guides, laboratory manuals, correspondence course packages, interactive textbooks, course work delivered on the Internet, multimedia instructional packages, syllabi, tests and work papers, lectures, musical and/or dramatic compositions, choreographic works, performers' performances, unpublished scripts, films, filmstrips, charts, transparencies, other visual aids, video and audio recordings, computer programs, live video and audio broadcasts, programmed instructional materials, drawings, paintings, sculptures, photographs, and other works of art. </text:p>
                </text:list-item>
                <text:list-item>
                  <text:p text:style-name="P1"><text:bookmark text:name="f2016-d1e2652"/><text:a xlink:type="simple" xlink:href="#f2016-d1e2652" text:style-name="Internet_20_link" text:visited-style-name="Visited_20_Internet_20_Link">29.02.3</text:a> Except as expressly provided for in Article 29.02.7, copyright works produced by a Member belong to that Member, even if it is produced during the course of employment and with the use of the Board's facilities and resources, and the Board hereby transfers and waives all right, title and interest in the same. </text:p>
                </text:list-item>
                <text:list-item>
                  <text:p text:style-name="P1"><text:bookmark text:name="f2016-d1e2654"/><text:a xlink:type="simple" xlink:href="#f2016-d1e2654" text:style-name="Internet_20_link" text:visited-style-name="Visited_20_Internet_20_Link">29.02.4</text:a> No contract or written agreement between the Board and a Member shall contain a clause waiving moral rights. </text:p>
                </text:list-item>
                <text:list-item>
                  <text:p text:style-name="P1"><text:bookmark text:name="f2016-d1e2656"/><text:a xlink:type="simple" xlink:href="#f2016-d1e2656" text:style-name="Internet_20_link" text:visited-style-name="Visited_20_Internet_20_Link">29.02.5</text:a> In the event that an original work is the creation of more than one member, the provisions of this article apply on a pro rata basis to all the creators of the work. </text:p>
                </text:list-item>
                <text:list-item>
                  <text:p text:style-name="P1"><text:bookmark text:name="f2016-d1e2658"/><text:a xlink:type="simple" xlink:href="#f2016-d1e2658" text:style-name="Internet_20_link" text:visited-style-name="Visited_20_Internet_20_Link">29.02.6</text:a> In the event that the Board relinquishes its rights in any work, all intellectual property <text:soft-page-break/>rights shall revert back to the first owner or, if deceased, the estate of the first owner. </text:p>
                </text:list-item>
                <text:list-item>
                  <text:p text:style-name="P1"><text:bookmark text:name="f2016-d1e2660"/><text:a xlink:type="simple" xlink:href="#f2016-d1e2660" text:style-name="Internet_20_link" text:visited-style-name="Visited_20_Internet_20_Link">29.02.7</text:a> In cases where the Member is explicitly instructed to create work as part of the Member’s assigned duties according to Articles 13, 14 and/or 15, the copyright in any such work belongs to the Board. </text:p>
                </text:list-item>
                <text:list-item>
                  <text:p text:style-name="P1"><text:bookmark text:name="f2016-d1e26621"/><text:a xlink:type="simple" xlink:href="#f2016-d1e2662" text:style-name="Internet_20_link" text:visited-style-name="Visited_20_Internet_20_Link">29.02.8</text:a> <text:bookmark text:name="f2016-d1e2662"/>Transfer of Ownership </text:p>
                  <text:list>
                    <text:list-item>
                      <text:p text:style-name="P1"><text:bookmark text:name="f2016-d1e2665"/><text:a xlink:type="simple" xlink:href="#f2016-d1e2665" text:style-name="Internet_20_link" text:visited-style-name="Visited_20_Internet_20_Link">29.02.8.A</text:a> In the cases referred to in Articles 29.02.3, the Board will normally transfer its ownership rights on such a work to the author (or group of authors) provided:</text:p>
                      <text:list>
                        <text:list-item>
                          <text:p text:style-name="P1"><text:bookmark text:name="f2016-d1e2668"/><text:a xlink:type="simple" xlink:href="#f2016-d1e2668" text:style-name="Internet_20_link" text:visited-style-name="Visited_20_Internet_20_Link">29.02.8.A.I</text:a> Any author who seeks to secure the ownership of copyright applies to the President for such a transfer on an Assignment of Copyright Form. </text:p>
                        </text:list-item>
                        <text:list-item>
                          <text:p text:style-name="P1"><text:bookmark text:name="f2016-d1e2670"/><text:a xlink:type="simple" xlink:href="#f2016-d1e2670" text:style-name="Internet_20_link" text:visited-style-name="Visited_20_Internet_20_Link">29.02.8.A.II</text:a> The applicant has obtained and provided to the President prior written agreement of all co-authors of the work. </text:p>
                        </text:list-item>
                      </text:list>
                    </text:list-item>
                    <text:list-item>
                      <text:p text:style-name="P1"><text:bookmark text:name="f2016-d1e2672"/><text:a xlink:type="simple" xlink:href="#f2016-d1e2672" text:style-name="Internet_20_link" text:visited-style-name="Visited_20_Internet_20_Link">29.02.8.B</text:a> The University will transfer by written agreement its ownership right to the work under the following conditions:</text:p>
                      <text:list>
                        <text:list-item>
                          <text:p text:style-name="P1"><text:bookmark text:name="f2016-d1e2675"/><text:a xlink:type="simple" xlink:href="#f2016-d1e2675" text:style-name="Internet_20_link" text:visited-style-name="Visited_20_Internet_20_Link">29.02.8.B.I</text:a> that the University shall have unhampered use of the material for its internal instructional and research activities. </text:p>
                        </text:list-item>
                        <text:list-item>
                          <text:p text:style-name="P1"><text:bookmark text:name="f2016-d1e2677"/><text:a xlink:type="simple" xlink:href="#f2016-d1e2677" text:style-name="Internet_20_link" text:visited-style-name="Visited_20_Internet_20_Link">29.02.8.B.II</text:a> that the author named in the agreement shall return to the University fifty percent (50%) of the royalty the author may receive from use of the copyright. </text:p>
                        </text:list-item>
                        <text:list-item>
                          <text:p text:style-name="P1"><text:bookmark text:name="f2016-d1e2679"/><text:a xlink:type="simple" xlink:href="#f2016-d1e2679" text:style-name="Internet_20_link" text:visited-style-name="Visited_20_Internet_20_Link">29.02.8.B.III</text:a> that the author, if so requested by the University, shall display the University’s name on the work if it is published, publicly displayed, performed, or exhibited. </text:p>
                        </text:list-item>
                      </text:list>
                    </text:list-item>
                  </text:list>
                </text:list-item>
              </text:list>
            </text:list-item>
            <text:list-item>
              <text:p text:style-name="P1"><text:bookmark text:name="f2016-d1e26811"/><text:a xlink:type="simple" xlink:href="#f2016-d1e2681" text:style-name="Internet_20_link" text:visited-style-name="Visited_20_Internet_20_Link">29.03</text:a> <text:bookmark text:name="f2016-d1e2681"/>Patents </text:p>
              <text:list>
                <text:list-item>
                  <text:p text:style-name="P1"><text:bookmark text:name="f2016-d1e2684"/><text:a xlink:type="simple" xlink:href="#f2016-d1e2684" text:style-name="Internet_20_link" text:visited-style-name="Visited_20_Internet_20_Link">29.03.1</text:a> Members are the owners of the intellectual property rights in any invention, improvement, design or development that they create in the course of their employment even if it was produced with the University’s facilities and resources. </text:p>
                </text:list-item>
                <text:list-item>
                  <text:p text:style-name="P1"><text:bookmark text:name="f2016-d1e2686"/><text:a xlink:type="simple" xlink:href="#f2016-d1e2686" text:style-name="Internet_20_link" text:visited-style-name="Visited_20_Internet_20_Link">29.03.2</text:a> The Board has no interest in intellectual property created by a Member where that creation is unrelated to the expertise that is the basis for the Member’s employment by the Board, or in intellectual property created by a Member where the Member can demonstrate that the creation is unrelated to the Member’s employment by the Board. </text:p>
                </text:list-item>
                <text:list-item>
                  <text:p text:style-name="P1"><text:bookmark text:name="f2016-d1e2688"/><text:a xlink:type="simple" xlink:href="#f2016-d1e2688" text:style-name="Internet_20_link" text:visited-style-name="Visited_20_Internet_20_Link">29.03.3</text:a> The Member may sell, transfer, or publicly disclose information concerning any invention, improvement, design, development, or any other patentable property that he/she has created as he/she chooses, except for constraints provided by Articles 29.03.5, 29.03.6, 29.03.7, and 29.03.8. </text:p>
                </text:list-item>
                <text:list-item>
                  <text:p text:style-name="P1"><text:bookmark text:name="f2016-d1e2690"/><text:a xlink:type="simple" xlink:href="#f2016-d1e2690" text:style-name="Internet_20_link" text:visited-style-name="Visited_20_Internet_20_Link">29.03.4</text:a> Except as noted in Articles 29.03.3, 29.03.5, 29.03.6, 29.03.7, and 29.03.8 the Board shall make no claim to any invention, improvement, design, development, or any other patentable property made by a Member. </text:p>
                </text:list-item>
                <text:list-item>
                  <text:p text:style-name="P1"><text:bookmark text:name="f2016-d1e2692"/><text:a xlink:type="simple" xlink:href="#f2016-d1e2692" text:style-name="Internet_20_link" text:visited-style-name="Visited_20_Internet_20_Link">29.03.5</text:a> A Member shall fully disclose to the Board his/her intellectual property should the Member decide to pursue commercialization or prior to any direct or indirect disclosure to any other party who might have an interest in commercialization. The Member and the Board shall maintain the confidentiality required to protect the patentability of inventions. </text:p>
                </text:list-item>
                <text:list-item>
                  <text:p text:style-name="P1"><text:bookmark text:name="f2016-d1e2694"/><text:a xlink:type="simple" xlink:href="#f2016-d1e2694" text:style-name="Internet_20_link" text:visited-style-name="Visited_20_Internet_20_Link">29.03.6</text:a> Any claim that the Board may wish to make on any patentable property made by a Member shall be established in a written assignment agreement with the Member which assigns a portion of the net revenue resulting from the development of the patentable property to the Board prior to the development of the intellectual property. The Member may choose to assign ownership of the patentable property to the Board. This shall in no way infringe upon a Member’s freedom to choose his/her own research activities or to decline to participate in specific research activities. </text:p>
                </text:list-item>
                <text:list-item>
                  <text:p text:style-name="P1"><text:bookmark text:name="f2016-d1e2696"/><text:a xlink:type="simple" xlink:href="#f2016-d1e2696" text:style-name="Internet_20_link" text:visited-style-name="Visited_20_Internet_20_Link">29.03.7</text:a> Unless otherwise mutually agreed in writing by the Board and the Member, the Member will work in collaboration with the Board in evaluating the commercial potential of a patentable property prior to collaborating with another party interested in commercialization. The Board and the Member shall disclose to each other information obtained during the evaluation period. This evaluation period may be adjusted upon mutual agreement by the Member and the Board, and such an adjustment may not be unreasonably refused by either the Member or the Board.</text:p>
                  <text:list>
                    <text:list-item>
                      <text:p text:style-name="P1"><text:bookmark text:name="f2016-d1e2699"/><text:soft-page-break/><text:a xlink:type="simple" xlink:href="#f2016-d1e2699" text:style-name="Internet_20_link" text:visited-style-name="Visited_20_Internet_20_Link">29.03.7.A</text:a> If the Board decides not to proceed with a patent application or not to proceed to develop the intellectual property in another way within one-hundred and twenty (120) working days of the Member’s disclosure, then the Board waives any claim to this patentable property and the Member may freely transfer, sell, or in any other way dispose of his/her patentable property. </text:p>
                    </text:list-item>
                    <text:list-item>
                      <text:p text:style-name="P1"><text:bookmark text:name="f2016-d1e2701"/><text:a xlink:type="simple" xlink:href="#f2016-d1e2701" text:style-name="Internet_20_link" text:visited-style-name="Visited_20_Internet_20_Link">29.03.7.B</text:a> If, as a result of evaluation, the Board decides that the intellectual property should be developed or sold or transferred in any other way, such development or sale or transfer will only occur with the prior written agreement of the Member. </text:p>
                    </text:list-item>
                    <text:list-item>
                      <text:p text:style-name="P1"><text:bookmark text:name="f2016-d1e2703"/><text:a xlink:type="simple" xlink:href="#f2016-d1e2703" text:style-name="Internet_20_link" text:visited-style-name="Visited_20_Internet_20_Link">29.03.7.C</text:a> If an agreement is not obtained according to Article 29.03.7(b), then the Member may freely transfer, sell, or in any other way dispose of his/her patentable property, subject to the following conditions:</text:p>
                      <text:list>
                        <text:list-item>
                          <text:p text:style-name="P1"><text:bookmark text:name="f2016-d1e2706"/><text:a xlink:type="simple" xlink:href="#f2016-d1e2706" text:style-name="Internet_20_link" text:visited-style-name="Visited_20_Internet_20_Link">29.03.7.C.I</text:a> Expenses incurred during the process of evaluation and/or protecting the intellectual property shall be reimbursed according to Article 29.03.10. </text:p>
                        </text:list-item>
                        <text:list-item>
                          <text:p text:style-name="P1"><text:bookmark text:name="f2016-d1e2708"/><text:a xlink:type="simple" xlink:href="#f2016-d1e2708" text:style-name="Internet_20_link" text:visited-style-name="Visited_20_Internet_20_Link">29.03.7.C.II</text:a> The Member shall notify the Board of his/her intent to transfer, sell, or in any other way dispose of his/her patentable property and the identity of the proposed recipient, at least twenty (20) working days in advance of such assignment, sale, transfer or disposal of their rights in the patentable property. Furthermore, the Member is obliged to disclose to the proposed recipient of their patentable property rights, of the Member’s obligations to the Board, as set out in this Article. </text:p>
                        </text:list-item>
                        <text:list-item>
                          <text:p text:style-name="P1"><text:bookmark text:name="f2016-d1e2710"/><text:a xlink:type="simple" xlink:href="#f2016-d1e2710" text:style-name="Internet_20_link" text:visited-style-name="Visited_20_Internet_20_Link">29.03.7.C.III</text:a> Unless otherwise mutually agreed in writing, the Member shall pay to the Board, on an annual basis, a twenty-five percent (25%) royalty of the net income to the Member generated from the patentable property in the preceding twelve (12) months. The royalty payments will be payable annually for the duration of the commercialization of the patentable property. The annual royalty payments will be based on audited annual financial statements that will be provided to the University within sixty (60) working days of the commercial entity’s fiscal year end. In the event that the Member proposes to assign, or sell, or transfer, or otherwise dispose of his/her patentable property rights to a Third Party, the Member shall inform the Board in writing at least twenty (20) working days in advance of the proposed disposition, and shall reach an agreement with the Board regarding the Member’s obligations to the Board under this Article prior to the disposition. </text:p>
                        </text:list-item>
                        <text:list-item>
                          <text:p text:style-name="P1"><text:bookmark text:name="f2016-d1e2712"/><text:a xlink:type="simple" xlink:href="#f2016-d1e2712" text:style-name="Internet_20_link" text:visited-style-name="Visited_20_Internet_20_Link">29.03.7.C.IV</text:a> Where the Member is, or might reasonably appear to be, in conflict of interest or commitment with respect to the recipient of the patentable property rights, the Member shall declare that apparent conflict to the Board and conclude an agreement with the Board for the management of that conflict in a manner that will withstand the test of reasonable and independent scrutiny. </text:p>
                        </text:list-item>
                      </text:list>
                    </text:list-item>
                  </text:list>
                </text:list-item>
                <text:list-item>
                  <text:p text:style-name="P1"><text:bookmark text:name="f2016-d1e2714"/><text:a xlink:type="simple" xlink:href="#f2016-d1e2714" text:style-name="Internet_20_link" text:visited-style-name="Visited_20_Internet_20_Link">29.03.8</text:a> In the event that the Member secures a patent through collaboration with the Board the revenue over expense from commercialization or transfer shall be shared equally between the Board and the Member, unless otherwise agreed by both the Board and the Member. </text:p>
                </text:list-item>
                <text:list-item>
                  <text:p text:style-name="P1"><text:bookmark text:name="f2016-d1e2716"/><text:a xlink:type="simple" xlink:href="#f2016-d1e2716" text:style-name="Internet_20_link" text:visited-style-name="Visited_20_Internet_20_Link">29.03.9</text:a> Where possible, the royalty-free usage of patentable intellectual property will be retained for non-commercial educational and research purposes at the University. </text:p>
                </text:list-item>
                <text:list-item>
                  <text:p text:style-name="P1"><text:bookmark text:name="f2016-d1e2718"/><text:a xlink:type="simple" xlink:href="#f2016-d1e2718" text:style-name="Internet_20_link" text:visited-style-name="Visited_20_Internet_20_Link">29.03.10</text:a> Funds advanced by a party to this agreement to evaluate or to secure legal protection of intellectual property shall have priority for return to the party who advanced the funds from earnings arising from development of the intellectual property. </text:p>
                </text:list-item>
                <text:list-item>
                  <text:p text:style-name="P1"><text:bookmark text:name="f2016-d1e2720"/><text:a xlink:type="simple" xlink:href="#f2016-d1e2720" text:style-name="Internet_20_link" text:visited-style-name="Visited_20_Internet_20_Link">29.03.11</text:a> “Net Income” means all consideration received by the Member or the University from third parties, from the sale or licensing, in accordance with Article 29, of a patentable property or other form of intellectual property less the out-of-pocket costs paid by those parties for obtaining the patent and granting, performing and enforcing any assignment or licensing of such invention. Any consideration not received in cash shall be valued by agreement between the University and the Member, failing which the value shall be determined by arbitration. </text:p>
                </text:list-item>
              </text:list>
            </text:list-item>
          </text:list>
        </text:list-item>
        <text:list-item>
          <text:p text:style-name="P6"/>
          <text:list>
            <text:list-item>
              <text:h text:style-name="P8" text:outline-level="2"><text:bookmark text:name="f2016-d1e2722"/><text:soft-page-break/><text:a xlink:type="simple" xlink:href="#f2016-d1e2722" text:style-name="Internet_20_link" text:visited-style-name="Visited_20_Internet_20_Link">Article 30: Travel Fund and Expenses</text:a> </text:h>
            </text:list-item>
            <text:list-item>
              <text:p text:style-name="P1"><text:bookmark text:name="f2016-d1e2725"/><text:a xlink:type="simple" xlink:href="#f2016-d1e2725" text:style-name="Internet_20_link" text:visited-style-name="Visited_20_Internet_20_Link">30.01</text:a> The Board shall establish a Travel Fund to reimburse expenses incurred in travel by Faculty Members/Professional Librarians to meetings of learned societies, professional associations or similar groups. With the agreement of their respective Dean/University Librarian, Instructors/Academic Assistants may also apply to this Fund. Agreement, within the context of the Instructor’s/Academic Assistant’s job description, shall not be unreasonably withheld. </text:p>
            </text:list-item>
            <text:list-item>
              <text:p text:style-name="P1"><text:bookmark text:name="f2016-d1e2727"/><text:a xlink:type="simple" xlink:href="#f2016-d1e2727" text:style-name="Internet_20_link" text:visited-style-name="Visited_20_Internet_20_Link">30.02</text:a> The President shall establish procedures to disburse the Travel Fund based on recommendations from the General Faculties Council in consultation with the Association. These procedures shall include a statement of criteria and priorities for allocation. </text:p>
            </text:list-item>
            <text:list-item>
              <text:p text:style-name="P1"><text:bookmark text:name="f2016-d1e2729"/><text:a xlink:type="simple" xlink:href="#f2016-d1e2729" text:style-name="Internet_20_link" text:visited-style-name="Visited_20_Internet_20_Link">30.03</text:a> A Faculty Member/Professional Librarian who attends a meeting or conference shall arrange for coverage of his/her class(es) by a qualified substitute, or reschedule missed class(es) at a time convenient to his/her students, and at no expense to the University. </text:p>
            </text:list-item>
            <text:list-item>
              <text:p text:style-name="P1"><text:bookmark text:name="f2016-d1e2731"/><text:a xlink:type="simple" xlink:href="#f2016-d1e2731" text:style-name="Internet_20_link" text:visited-style-name="Visited_20_Internet_20_Link">30.04</text:a> Members shall be reimbursed for expenses incurred while traveling on approved University business in accordance with University policy pertaining to reimbursement of travel expenses. </text:p>
            </text:list-item>
          </text:list>
        </text:list-item>
        <text:list-item>
          <text:p text:style-name="P6"/>
          <text:list>
            <text:list-item>
              <text:h text:style-name="P8" text:outline-level="2"><text:bookmark text:name="f2016-d1e2733"/><text:a xlink:type="simple" xlink:href="#f2016-d1e2733" text:style-name="Internet_20_link" text:visited-style-name="Visited_20_Internet_20_Link">Article 31: Research Fund</text:a> </text:h>
            </text:list-item>
            <text:list-item>
              <text:p text:style-name="P1"><text:bookmark text:name="f2016-d1e2736"/><text:a xlink:type="simple" xlink:href="#f2016-d1e2736" text:style-name="Internet_20_link" text:visited-style-name="Visited_20_Internet_20_Link">31.01</text:a> The Board shall establish a research fund to encourage and assist research by Faculty Members/Professional Librarians. With the agreement of their respective Dean/University Librarian, Instructors/Academic Assistants may also apply to this fund. Agreement, within the context of the Instructor’s/Academic Assistant's job description, shall not be unreasonably withheld. </text:p>
            </text:list-item>
            <text:list-item>
              <text:p text:style-name="P1"><text:bookmark text:name="f2016-d1e2738"/><text:a xlink:type="simple" xlink:href="#f2016-d1e2738" text:style-name="Internet_20_link" text:visited-style-name="Visited_20_Internet_20_Link">31.02</text:a> The President shall establish procedures to disburse research funds to applicants based upon recommendations from the General Faculties Council. These procedures shall include a statement of criteria and priorities for allocation. </text:p>
            </text:list-item>
          </text:list>
        </text:list-item>
        <text:list-item>
          <text:p text:style-name="P6"/>
          <text:list>
            <text:list-item>
              <text:h text:style-name="P8" text:outline-level="2"><text:bookmark text:name="f2016-d1e2740"/><text:a xlink:type="simple" xlink:href="#f2016-d1e2740" text:style-name="Internet_20_link" text:visited-style-name="Visited_20_Internet_20_Link">Article 32: Salary Schedules, Career Progress Increments, Merit Increments and Economic Benefits</text:a> </text:h>
            </text:list-item>
            <text:list-item>
              <text:p text:style-name="P1"><text:bookmark text:name="f2016-d1e2743"/><text:a xlink:type="simple" xlink:href="#f2016-d1e2743" text:style-name="Internet_20_link" text:visited-style-name="Visited_20_Internet_20_Link">32.01</text:a> Salary schedules shall be as set forth in Schedule A, and shall include the following:</text:p>
              <text:list>
                <text:list-item>
                  <text:p text:style-name="P1"><text:bookmark text:name="f2016-d1e2746"/><text:a xlink:type="simple" xlink:href="#f2016-d1e2746" text:style-name="Internet_20_link" text:visited-style-name="Visited_20_Internet_20_Link">32.01.1</text:a> A salary schedule for Instructors/Academic Assistants, specifying minimum and maximum salaries for each class. </text:p>
                </text:list-item>
                <text:list-item>
                  <text:p text:style-name="P1"><text:bookmark text:name="f2016-d1e2748"/><text:a xlink:type="simple" xlink:href="#f2016-d1e2748" text:style-name="Internet_20_link" text:visited-style-name="Visited_20_Internet_20_Link">32.01.2</text:a> A salary schedule for Faculty Members/Professional Librarians, specifying the minimum salary for each rank. </text:p>
                </text:list-item>
              </text:list>
            </text:list-item>
            <text:list-item>
              <text:p text:style-name="P1"><text:bookmark text:name="f2016-d1e27501"/><text:a xlink:type="simple" xlink:href="#f2016-d1e2750" text:style-name="Internet_20_link" text:visited-style-name="Visited_20_Internet_20_Link">32.02</text:a> <text:bookmark text:name="f2016-d1e2750"/>Salary on Initial Appointment </text:p>
              <text:list>
                <text:list-item>
                  <text:p text:style-name="P1"><text:bookmark text:name="f2016-d1e2753"/><text:a xlink:type="simple" xlink:href="#f2016-d1e2753" text:style-name="Internet_20_link" text:visited-style-name="Visited_20_Internet_20_Link">32.02.1</text:a> A Faculty Member’s/Professional Librarian’s initial salary will be based on academic credentials, experience and the Member’s pre-appointment proficiency in the range of duties of a Faculty Member/Professional Librarian to which the criteria apply in Article 12.01 for Faculty Member or Article 14.11.1 for Professional Librarians. </text:p>
                </text:list-item>
                <text:list-item>
                  <text:p text:style-name="P1"><text:bookmark text:name="f2016-d1e2755"/><text:a xlink:type="simple" xlink:href="#f2016-d1e2755" text:style-name="Internet_20_link" text:visited-style-name="Visited_20_Internet_20_Link">32.02.2</text:a> The offer of appointment letter shall state the number of years of academic career credited for the related previous experience, towards completion of an Academic Career, as defined in Article 2.02 and Schedule I. </text:p>
                </text:list-item>
              </text:list>
            </text:list-item>
            <text:list-item>
              <text:p text:style-name="P1"><text:bookmark text:name="f2016-d1e2757"/><text:a xlink:type="simple" xlink:href="#f2016-d1e2757" text:style-name="Internet_20_link" text:visited-style-name="Visited_20_Internet_20_Link">32.03</text:a> When a salary schedule adjustment is authorized, each Member whose salary, after the addition of any applicable salary increments, is less than the newly established minimum salary for their rank, shall receive an increase to this minimum salary. </text:p>
            </text:list-item>
            <text:list-item>
              <text:p text:style-name="P1"><text:bookmark text:name="f2016-d1e2759"/><text:a xlink:type="simple" xlink:href="#f2016-d1e2759" text:style-name="Internet_20_link" text:visited-style-name="Visited_20_Internet_20_Link">32.04</text:a> Career progress increments for Faculty Members/Professional Librarians shall be added on June 30 of each year as specified in Article 21.06. </text:p>
              <text:list>
                <text:list-item>
                  <text:p text:style-name="P1"><text:bookmark text:name="f2016-d1e2762"/><text:a xlink:type="simple" xlink:href="#f2016-d1e2762" text:style-name="Internet_20_link" text:visited-style-name="Visited_20_Internet_20_Link">32.04.1</text:a> The Board shall provide no career progress increments for Members who have exceeded the maximum number of years per rank of an academic career as of June 30 as <text:soft-page-break/>specified in Article 2.02 and applied within Schedule I. </text:p>
                </text:list-item>
                <text:list-item>
                  <text:p text:style-name="P1"><text:bookmark text:name="f2016-d1e2764"/><text:a xlink:type="simple" xlink:href="#f2016-d1e2764" text:style-name="Internet_20_link" text:visited-style-name="Visited_20_Internet_20_Link">32.04.2</text:a> The Board shall provide no career progress increments to Members for the period during which they hold appointments as Senior Academic Administrators. </text:p>
                </text:list-item>
              </text:list>
            </text:list-item>
            <text:list-item>
              <text:p text:style-name="P1"><text:bookmark text:name="f2016-d1e2766"/><text:a xlink:type="simple" xlink:href="#f2016-d1e2766" text:style-name="Internet_20_link" text:visited-style-name="Visited_20_Internet_20_Link">32.05</text:a> A separate merit pool fund shall be established for each Faculty and for the Library as follows:</text:p>
              <text:list>
                <text:list-item>
                  <text:p text:style-name="P1"><text:bookmark text:name="f2016-d1e2769"/><text:a xlink:type="simple" xlink:href="#f2016-d1e2769" text:style-name="Internet_20_link" text:visited-style-name="Visited_20_Internet_20_Link">32.05.1</text:a> For each Faculty Member/Professional Librarian, the per-Member merit pool contribution as specified in Schedule A shall be part of the fund. </text:p>
                </text:list-item>
                <text:list-item>
                  <text:p text:style-name="P1"><text:bookmark text:name="f2016-d1e2771"/><text:a xlink:type="simple" xlink:href="#f2016-d1e2771" text:style-name="Internet_20_link" text:visited-style-name="Visited_20_Internet_20_Link">32.05.2</text:a> The merit pool shall be distributed among Faculty Members/Professional Librarians in the form of a merit award on June 30 of each year. </text:p>
                </text:list-item>
                <text:list-item>
                  <text:p text:style-name="P1"><text:bookmark text:name="f2016-d1e2773"/><text:a xlink:type="simple" xlink:href="#f2016-d1e2773" text:style-name="Internet_20_link" text:visited-style-name="Visited_20_Internet_20_Link">32.05.3</text:a> The Board shall make no merit pool contributions on behalf of Members, and consequently those Members are not eligible to receive increments from the merit pool, for the period during which they hold appointments as Senior Academic Administrators. </text:p>
                </text:list-item>
              </text:list>
            </text:list-item>
            <text:list-item>
              <text:p text:style-name="P1"><text:bookmark text:name="f2016-d1e2775"/><text:a xlink:type="simple" xlink:href="#f2016-d1e2775" text:style-name="Internet_20_link" text:visited-style-name="Visited_20_Internet_20_Link">32.06</text:a> A merit fund for Instructors/Academic Assistants shall be established and distributed among Instructors/Academic Assistants in the form of merit increments. The merit fund shall be established as follows:</text:p>
              <text:list>
                <text:list-item>
                  <text:p text:style-name="P1"><text:bookmark text:name="f2016-d1e2778"/><text:a xlink:type="simple" xlink:href="#f2016-d1e2778" text:style-name="Internet_20_link" text:visited-style-name="Visited_20_Internet_20_Link">32.06.1</text:a> For each Instructor/Academic Assistant eligible to receive an increment, the per-Member merit fund contribution specified in Schedule A shall be part of the merit fund. </text:p>
                </text:list-item>
                <text:list-item>
                  <text:p text:style-name="P1"><text:bookmark text:name="f2016-d1e2780"/><text:a xlink:type="simple" xlink:href="#f2016-d1e2780" text:style-name="Internet_20_link" text:visited-style-name="Visited_20_Internet_20_Link">32.06.2</text:a> For each Instructor/Academic Assistant for whom the difference between his/her salary and the maximum salary as specified in Schedule A is less than the value of the per-Member merit fund contribution, only the difference shall be part of the merit fund. </text:p>
                </text:list-item>
                <text:list-item>
                  <text:p text:style-name="P1"><text:bookmark text:name="f2016-d1e2782"/><text:a xlink:type="simple" xlink:href="#f2016-d1e2782" text:style-name="Internet_20_link" text:visited-style-name="Visited_20_Internet_20_Link">32.06.3</text:a> The merit fund shall be distributed among Instructors/Academic Assistants in the form of a merit award on June 30 of each year. </text:p>
                </text:list-item>
                <text:list-item>
                  <text:p text:style-name="P1"><text:bookmark text:name="f2016-d1e2784"/><text:a xlink:type="simple" xlink:href="#f2016-d1e2784" text:style-name="Internet_20_link" text:visited-style-name="Visited_20_Internet_20_Link">32.06.4</text:a> The Board shall make no per-Member merit fund contributions on behalf of Members, and consequently those Members are not eligible to receive increments from the merit fund, for the period during which they hold appointments as Senior Academic Administrators. </text:p>
                </text:list-item>
              </text:list>
            </text:list-item>
            <text:list-item>
              <text:p text:style-name="P1"><text:bookmark text:name="f2016-d1e2786"/><text:a xlink:type="simple" xlink:href="#f2016-d1e2786" text:style-name="Internet_20_link" text:visited-style-name="Visited_20_Internet_20_Link">32.07</text:a> The value of a merit increment for Instructors/Academic Assistants shall be determined by dividing the merit fund defined in Article 32.06 by the sum of the merit units awarded to Instructors/Academic Assistants pursuant to the procedures described in Article 15.05. </text:p>
            </text:list-item>
            <text:list-item>
              <text:p text:style-name="P1"><text:bookmark text:name="f2016-d1e2788"/><text:a xlink:type="simple" xlink:href="#f2016-d1e2788" text:style-name="Internet_20_link" text:visited-style-name="Visited_20_Internet_20_Link">32.08</text:a> The salary of a Member is paid in arrears in monthly instalments. </text:p>
            </text:list-item>
            <text:list-item>
              <text:p text:style-name="P1"><text:bookmark text:name="f2016-d1e2790"/><text:a xlink:type="simple" xlink:href="#f2016-d1e2790" text:style-name="Internet_20_link" text:visited-style-name="Visited_20_Internet_20_Link">32.09</text:a> Economic benefits shall be as set forth in Schedule B, except that:</text:p>
              <text:list>
                <text:list-item>
                  <text:p text:style-name="P1"><text:bookmark text:name="f2016-d1e2793"/><text:a xlink:type="simple" xlink:href="#f2016-d1e2793" text:style-name="Internet_20_link" text:visited-style-name="Visited_20_Internet_20_Link">32.09.1</text:a> A Member who holds a term appointment shall be eligible only for basic dental coverage until he/she shall have completed three consecutive years of service at the University; and </text:p>
                </text:list-item>
                <text:list-item>
                  <text:p text:style-name="P1"><text:bookmark text:name="f2016-d1e2795"/><text:a xlink:type="simple" xlink:href="#f2016-d1e2795" text:style-name="Internet_20_link" text:visited-style-name="Visited_20_Internet_20_Link">32.09.2</text:a> A Member who holds a term appointment shall be eligible to apply for Long Term Disability Insurance only for the length of that term until he/she has completed three (3) years of service at the University; and </text:p>
                </text:list-item>
                <text:list-item>
                  <text:p text:style-name="P1"><text:bookmark text:name="f2016-d1e2797"/><text:a xlink:type="simple" xlink:href="#f2016-d1e2797" text:style-name="Internet_20_link" text:visited-style-name="Visited_20_Internet_20_Link">32.09.3</text:a> After a Member who holds a term appointment shall have completed three (3) years of service at the University, he/she shall be eligible for full dental and Long Term Disability Insurance coverage as provided in Schedule B. </text:p>
                </text:list-item>
              </text:list>
            </text:list-item>
            <text:list-item>
              <text:p text:style-name="P1"><text:bookmark text:name="f2016-d1e2799"/><text:a xlink:type="simple" xlink:href="#f2016-d1e2799" text:style-name="Internet_20_link" text:visited-style-name="Visited_20_Internet_20_Link">32.10</text:a> Amendments to Schedules A and B shall be determined by the procedure for negotiation provided in Schedule C. </text:p>
            </text:list-item>
          </text:list>
        </text:list-item>
        <text:list-item>
          <text:p text:style-name="P6"/>
          <text:list>
            <text:list-item>
              <text:h text:style-name="P8" text:outline-level="2"><text:bookmark text:name="f2016-d1e2801"/><text:a xlink:type="simple" xlink:href="#f2016-d1e2801" text:style-name="Internet_20_link" text:visited-style-name="Visited_20_Internet_20_Link">Article 33: Gradual Retirement &amp; Reduced Load Status</text:a> </text:h>
            </text:list-item>
            <text:list-item>
              <text:p text:style-name="P2"><text:bookmark text:name="f2016-d1e28041"/><text:a xlink:type="simple" xlink:href="#f2016-d1e2804" text:style-name="Internet_20_link" text:visited-style-name="Visited_20_Internet_20_Link">33.01</text:a> <text:bookmark text:name="f2016-d1e2804"/>Gradual Retirement and Reduced Load Status </text:p>
            </text:list-item>
            <text:list-item>
              <text:p text:style-name="P2">Appointments under this article are generally expected to include duties as outlined in Assignment of Duties of Members (13), proportional to what would have been expected had the Member remained on a full load basis.</text:p>
            </text:list-item>
            <text:list-item>
              <text:p text:style-name="P1"><text:bookmark text:name="f2016-d1e28081"/><text:a xlink:type="simple" xlink:href="#f2016-d1e2808" text:style-name="Internet_20_link" text:visited-style-name="Visited_20_Internet_20_Link">33.02</text:a> <text:bookmark text:name="f2016-d1e2808"/>Gradual Retirement </text:p>
              <text:list>
                <text:list-item>
                  <text:p text:style-name="P1"><text:bookmark text:name="f2016-d1e2811"/><text:soft-page-break/><text:a xlink:type="simple" xlink:href="#f2016-d1e2811" text:style-name="Internet_20_link" text:visited-style-name="Visited_20_Internet_20_Link">33.02.1</text:a> Members in a continuing or tenured appointment are eligible to apply for Gradual Retirement under the following conditions:</text:p>
                  <text:list>
                    <text:list-item>
                      <text:p text:style-name="P1"><text:bookmark text:name="f2016-d1e2814"/><text:a xlink:type="simple" xlink:href="#f2016-d1e2814" text:style-name="Internet_20_link" text:visited-style-name="Visited_20_Internet_20_Link">33.02.1.A</text:a> The Member is at least 55 years of age upon retirement, and </text:p>
                    </text:list-item>
                    <text:list-item>
                      <text:p text:style-name="P1"><text:bookmark text:name="f2016-d1e2816"/><text:a xlink:type="simple" xlink:href="#f2016-d1e2816" text:style-name="Internet_20_link" text:visited-style-name="Visited_20_Internet_20_Link">33.02.1.B</text:a> The Member has at least five (5) years of service at the University. </text:p>
                    </text:list-item>
                  </text:list>
                </text:list-item>
                <text:list-item>
                  <text:p text:style-name="P1"><text:bookmark text:name="f2016-d1e2818"/><text:a xlink:type="simple" xlink:href="#f2016-d1e2818" text:style-name="Internet_20_link" text:visited-style-name="Visited_20_Internet_20_Link">33.02.2</text:a> A Member applying for gradual retirement may do so by giving written notice to his or her Dean/University Librarian at least twelve (12) months in advance of the January 1 or July 1 date on which they would like to commence gradual retirement. The earliest a Member may request a gradual retirement is within two (2) years of the eligibility criteria identified in Article 33.02.1. </text:p>
                </text:list-item>
                <text:list-item>
                  <text:p text:style-name="P1"><text:bookmark text:name="f2016-d1e2820"/><text:a xlink:type="simple" xlink:href="#f2016-d1e2820" text:style-name="Internet_20_link" text:visited-style-name="Visited_20_Internet_20_Link">33.02.3</text:a> Gradual Retirement shall take place over a maximum period of three (3) years. All Members approved for gradual retirement shall sign a formal, binding and irrevocable agreement to resign their positions at the end of the period of gradual retirement. </text:p>
                </text:list-item>
                <text:list-item>
                  <text:p text:style-name="P1"><text:bookmark text:name="f2016-d1e2822"/><text:a xlink:type="simple" xlink:href="#f2016-d1e2822" text:style-name="Internet_20_link" text:visited-style-name="Visited_20_Internet_20_Link">33.02.4</text:a> Gradual Retirement arrangements will be as flexible as possible while attempting to meet the needs of the Member and the University. However, the full-load or reduced-load duties and responsibilities of a Member may only be reduced by a maximum of fifty percent (50%) of a full load in any year of a proposed gradual retirement. Specific gradual retirement arrangements proposed by a Member, to be known as a gradual retirement plan, must be discussed with the Dean/University Librarian. If the Member and Dean/University Librarian establish a mutually agreed gradual retirement plan, the Dean/University Librarian will recommend acceptance of this gradual retirement plan to the Vice-President (Academic). Upon receipt of the recommendation of the Dean/University Librarian the Vice-President (Academic) will either approve or deny the proposed gradual retirement plan. The decision of the Vice-President (Academic) shall be final and binding. </text:p>
                </text:list-item>
                <text:list-item>
                  <text:p text:style-name="P1"><text:bookmark text:name="f2016-d1e2824"/><text:a xlink:type="simple" xlink:href="#f2016-d1e2824" text:style-name="Internet_20_link" text:visited-style-name="Visited_20_Internet_20_Link">33.02.5</text:a> The duration of the approved gradual retirement plan may be shortened with sufficient, written notice from the Member and subject to approval by the Dean/University Librarian. Such approval shall not unreasonably be withheld. </text:p>
                </text:list-item>
              </text:list>
            </text:list-item>
            <text:list-item>
              <text:p text:style-name="P1"><text:bookmark text:name="f2016-d1e28261"/><text:a xlink:type="simple" xlink:href="#f2016-d1e2826" text:style-name="Internet_20_link" text:visited-style-name="Visited_20_Internet_20_Link">33.03</text:a> <text:bookmark text:name="f2016-d1e2826"/>Reduced Load Status </text:p>
              <text:list>
                <text:list-item>
                  <text:p text:style-name="P1"><text:bookmark text:name="f2016-d1e2829"/><text:a xlink:type="simple" xlink:href="#f2016-d1e2829" text:style-name="Internet_20_link" text:visited-style-name="Visited_20_Internet_20_Link">33.03.1</text:a> Reduced-load status is available to Members who hold, or are about to hold, a probationary appointment, appointment with tenure or a continuing appointment. </text:p>
                </text:list-item>
                <text:list-item>
                  <text:p text:style-name="P1"><text:bookmark text:name="f2016-d1e2831"/><text:a xlink:type="simple" xlink:href="#f2016-d1e2831" text:style-name="Internet_20_link" text:visited-style-name="Visited_20_Internet_20_Link">33.03.2</text:a> Reduced-load status shall continue to retirement unless it is terminated earlier by the mutual agreement of the Dean/University Librarian and the Member. </text:p>
                </text:list-item>
                <text:list-item>
                  <text:p text:style-name="P1"><text:bookmark text:name="f2016-d1e2833"/><text:a xlink:type="simple" xlink:href="#f2016-d1e2833" text:style-name="Internet_20_link" text:visited-style-name="Visited_20_Internet_20_Link">33.03.3</text:a> Reduced-load status applies to those with: </text:p>
                  <text:list>
                    <text:list-item>
                      <text:p text:style-name="P1"><text:bookmark text:name="f2016-d1e2836"/><text:a xlink:type="simple" xlink:href="#f2016-d1e2836" text:style-name="Internet_20_link" text:visited-style-name="Visited_20_Internet_20_Link">33.03.3.A</text:a> a full-load commitment for less than twelve (12) months but not less than six (6) months of the academic year, and to include at least one (1) of the four (4) month periods September 1 - December 31 or January 1 - April 30, or </text:p>
                    </text:list-item>
                    <text:list-item>
                      <text:p text:style-name="P1"><text:bookmark text:name="f2016-d1e2838"/><text:a xlink:type="simple" xlink:href="#f2016-d1e2838" text:style-name="Internet_20_link" text:visited-style-name="Visited_20_Internet_20_Link">33.03.3.B</text:a> a commitment less than full-load, but not less than fifty percent (50%) of the full-load equivalent on a twelve (12) month per year basis. </text:p>
                    </text:list-item>
                  </text:list>
                </text:list-item>
                <text:list-item>
                  <text:p text:style-name="P2"><text:bookmark text:name="f2016-d1e2840"/><text:a xlink:type="simple" xlink:href="#f2016-d1e2840" text:style-name="Internet_20_link" text:visited-style-name="Visited_20_Internet_20_Link">33.03.4</text:a> For each reduced-load status appointment, the proportion of the full-load equivalent and the period(s) of the year the Member's services are to be rendered, shall be set out in writing, invoking this article, and agreed to by the Member and the Dean/University Librarian concerned, and approved by the Vice-President (Academic). Reduced-load status will be granted only if satisfactory arrangements for teaching, student supervision and other responsibilities can be made.</text:p>
                </text:list-item>
                <text:list-item>
                  <text:p text:style-name="P2">Subject to the above conditions and by mutual agreement of the Member and the Dean/University Librarian, changes to the proportion of the full-load equivalent and the period(s) of the year the Member’s services are to be rendered may be set out in writing and approved by the Vice-President (Academic).</text:p>
                </text:list-item>
              </text:list>
            </text:list-item>
            <text:list-item>
              <text:p text:style-name="P1"><text:bookmark text:name="f2016-d1e28441"/><text:a xlink:type="simple" xlink:href="#f2016-d1e2844" text:style-name="Internet_20_link" text:visited-style-name="Visited_20_Internet_20_Link">33.04</text:a> <text:bookmark text:name="f2016-d1e2844"/>Salary for Gradual Retirement &amp; Reduced Load Status </text:p>
              <text:list>
                <text:list-item>
                  <text:p text:style-name="P1"><text:bookmark text:name="f2016-d1e2847"/><text:a xlink:type="simple" xlink:href="#f2016-d1e2847" text:style-name="Internet_20_link" text:visited-style-name="Visited_20_Internet_20_Link">33.04.1</text:a> The actual salary paid to a Member on gradual retirement shall be proportional, as determined by the duties and responsibilities agreed to in the approved gradual retirement plan, to the nominal salary. The nominal salary shall be that which would be paid to the <text:soft-page-break/>member were he/she employed on a full-load basis. </text:p>
                </text:list-item>
                <text:list-item>
                  <text:p text:style-name="P1"><text:bookmark text:name="f2016-d1e2849"/><text:a xlink:type="simple" xlink:href="#f2016-d1e2849" text:style-name="Internet_20_link" text:visited-style-name="Visited_20_Internet_20_Link">33.04.2</text:a> The actual salary paid to a Member on reduced-load status shall be proportional, as determined by the duties and responsibilities specified in the reduced-load status agreement, to the nominal salary. The nominal salary shall be that which would be paid to the Member were he/she employed on a full-load basis. </text:p>
                </text:list-item>
              </text:list>
            </text:list-item>
            <text:list-item>
              <text:p text:style-name="P1"><text:bookmark text:name="f2016-d1e28511"/><text:a xlink:type="simple" xlink:href="#f2016-d1e2851" text:style-name="Internet_20_link" text:visited-style-name="Visited_20_Internet_20_Link">33.05</text:a> <text:bookmark text:name="f2016-d1e2851"/>Increments for Members on Gradual Retirement or on Reduced Load Status </text:p>
              <text:list>
                <text:list-item>
                  <text:p text:style-name="P1"><text:bookmark text:name="f2016-d1e2854"/><text:a xlink:type="simple" xlink:href="#f2016-d1e2854" text:style-name="Internet_20_link" text:visited-style-name="Visited_20_Internet_20_Link">33.05.1</text:a> Increments are to be awarded in accordance with Article 21. </text:p>
                </text:list-item>
                <text:list-item>
                  <text:p text:style-name="P1"><text:bookmark text:name="f2016-d1e2856"/><text:a xlink:type="simple" xlink:href="#f2016-d1e2856" text:style-name="Internet_20_link" text:visited-style-name="Visited_20_Internet_20_Link">33.05.2</text:a> For a Member on gradual retirement, the actual value of the increment shall be proportional, as determined by the duties and responsibilities agreed to in the approved gradual retirement plan, to the size of the salary increment as determined in Article 21.06. </text:p>
                </text:list-item>
                <text:list-item>
                  <text:p text:style-name="P1"><text:bookmark text:name="f2016-d1e2858"/><text:a xlink:type="simple" xlink:href="#f2016-d1e2858" text:style-name="Internet_20_link" text:visited-style-name="Visited_20_Internet_20_Link">33.05.3</text:a> For a Member on reduced load status, the actual value of the increment shall be proportional, as determined by the duties and responsibilities specified in the reduced-load status agreement, to the size of the salary increment as determined in Article 21.06. </text:p>
                </text:list-item>
              </text:list>
            </text:list-item>
            <text:list-item>
              <text:p text:style-name="P1"><text:bookmark text:name="f2016-d1e28601"/><text:a xlink:type="simple" xlink:href="#f2016-d1e2860" text:style-name="Internet_20_link" text:visited-style-name="Visited_20_Internet_20_Link">33.06</text:a> <text:bookmark text:name="f2016-d1e2860"/>Economic Benefits for Members on Gradual Retirement or on Reduced-Load Status </text:p>
              <text:list>
                <text:list-item>
                  <text:p text:style-name="P1"><text:bookmark text:name="f2016-d1e28631"/><text:a xlink:type="simple" xlink:href="#f2016-d1e2863" text:style-name="Internet_20_link" text:visited-style-name="Visited_20_Internet_20_Link">33.06.1</text:a> <text:bookmark text:name="f2016-d1e2863"/>Pension </text:p>
                  <text:list>
                    <text:list-item>
                      <text:p text:style-name="P1"><text:bookmark text:name="f2016-d1e2866"/><text:a xlink:type="simple" xlink:href="#f2016-d1e2866" text:style-name="Internet_20_link" text:visited-style-name="Visited_20_Internet_20_Link">33.06.1.A</text:a> The terms and conditions for pension coverage shall be subject to the regulations of the Universities Academic Pension Plan. </text:p>
                    </text:list-item>
                    <text:list-item>
                      <text:p text:style-name="P1"><text:bookmark text:name="f2016-d1e2868"/><text:a xlink:type="simple" xlink:href="#f2016-d1e2868" text:style-name="Internet_20_link" text:visited-style-name="Visited_20_Internet_20_Link">33.06.1.B</text:a> Payment of Pension Contributions</text:p>
                      <text:list>
                        <text:list-item>
                          <text:p text:style-name="P1"><text:bookmark text:name="f2016-d1e2871"/><text:a xlink:type="simple" xlink:href="#f2016-d1e2871" text:style-name="Internet_20_link" text:visited-style-name="Visited_20_Internet_20_Link">33.06.1.B.I</text:a> If the reduction from full-load is less than or equal to twenty percent (20%), the Member and the University continue to remit their respective pension contributions based on the full-load salary. </text:p>
                        </text:list-item>
                        <text:list-item>
                          <text:p text:style-name="P1"><text:bookmark text:name="f2016-d1e2873"/><text:a xlink:type="simple" xlink:href="#f2016-d1e2873" text:style-name="Internet_20_link" text:visited-style-name="Visited_20_Internet_20_Link">33.06.1.B.II</text:a> If the reduction from full-load is more than twenty percent (20%), the Member may opt to purchase the full-load pension contribution entitlement by paying both the Board's and the Member's pension contribution shares on the reduced portion. The Board and Member continue to pay their respective pension contribution shares for the portion as determined by the duties and responsibilities agreed to in the approved gradual retirement plan </text:p>
                        </text:list-item>
                      </text:list>
                    </text:list-item>
                  </text:list>
                </text:list-item>
                <text:list-item>
                  <text:p text:style-name="P1"><text:bookmark text:name="f2016-d1e2875"/><text:a xlink:type="simple" xlink:href="#f2016-d1e2875" text:style-name="Internet_20_link" text:visited-style-name="Visited_20_Internet_20_Link">33.06.2</text:a> Benefits shall be as in Schedule B, except that:</text:p>
                  <text:list>
                    <text:list-item>
                      <text:p text:style-name="P1"><text:bookmark text:name="f2016-d1e2878"/><text:a xlink:type="simple" xlink:href="#f2016-d1e2878" text:style-name="Internet_20_link" text:visited-style-name="Visited_20_Internet_20_Link">33.06.2.A</text:a> The Professional Supplement and Relocation Allowance shall be proportional to that determined by the duties and responsibilities agreed to in the approved gradual retirement plan or reduced-load status agreement. </text:p>
                    </text:list-item>
                    <text:list-item>
                      <text:p text:style-name="P1"><text:bookmark text:name="f2016-d1e2880"/><text:a xlink:type="simple" xlink:href="#f2016-d1e2880" text:style-name="Internet_20_link" text:visited-style-name="Visited_20_Internet_20_Link">33.06.2.B</text:a> The actual salary as established in Article 33.04 shall govern the level of long-term disability insurance coverage. </text:p>
                    </text:list-item>
                  </text:list>
                </text:list-item>
              </text:list>
            </text:list-item>
          </text:list>
        </text:list-item>
        <text:list-item>
          <text:p text:style-name="P6"/>
          <text:list>
            <text:list-item>
              <text:h text:style-name="P8" text:outline-level="2"><text:bookmark text:name="f2016-d1e2883"/><text:a xlink:type="simple" xlink:href="#f2016-d1e2883" text:style-name="Internet_20_link" text:visited-style-name="Visited_20_Internet_20_Link">Article 34: Leaves of Absence</text:a> </text:h>
            </text:list-item>
            <text:list-item>
              <text:p text:style-name="P1"><text:bookmark text:name="f2016-d1e28861"/><text:a xlink:type="simple" xlink:href="#f2016-d1e2886" text:style-name="Internet_20_link" text:visited-style-name="Visited_20_Internet_20_Link">34.01</text:a> 34.01 <text:bookmark text:name="f2016-d1e2886"/>Sick Leave </text:p>
              <text:list>
                <text:list-item>
                  <text:p text:style-name="P1"><text:bookmark text:name="f2016-d1e2889"/><text:a xlink:type="simple" xlink:href="#f2016-d1e2889" text:style-name="Internet_20_link" text:visited-style-name="Visited_20_Internet_20_Link">34.01.1</text:a> A Member may be absent from duties because of illness for up to seventy-five (75) working days, in any consecutive three hundred and sixty five (365) day period and subject to Article 16.02.2 without reduction in salary or benefits and the following conditions shall apply to such sick leave. </text:p>
                </text:list-item>
                <text:list-item>
                  <text:p text:style-name="P1"><text:bookmark text:name="f2016-d1e2891"/><text:a xlink:type="simple" xlink:href="#f2016-d1e2891" text:style-name="Internet_20_link" text:visited-style-name="Visited_20_Internet_20_Link">34.01.2</text:a> The Member notifies the Department Chair or immediate Supervisor as soon as possible and in the event the period of sick leave exceeds ten (10) working days, the Department Chair or immediate Supervisor shall advise the Dean/University Librarian and the Wellness Coordinator. </text:p>
                </text:list-item>
                <text:list-item>
                  <text:p text:style-name="P1"><text:bookmark text:name="f2016-d1e2893"/><text:a xlink:type="simple" xlink:href="#f2016-d1e2893" text:style-name="Internet_20_link" text:visited-style-name="Visited_20_Internet_20_Link">34.01.3</text:a> If the Dean/University Librarian has reasonable doubts about the illness, the Member may be required to provide reasonable medical evidence to support the claim of illness; but in any case, reasonable medical evidence shall be provided by the Member when an illness exceeds ten (10) working days. </text:p>
                </text:list-item>
                <text:list-item>
                  <text:p text:style-name="P1"><text:bookmark text:name="f2016-d1e2895"/><text:a xlink:type="simple" xlink:href="#f2016-d1e2895" text:style-name="Internet_20_link" text:visited-style-name="Visited_20_Internet_20_Link">34.01.4</text:a> The Member must provide the Wellness Coordinator and the Dean/University Librarian reasonable medical evidence that the Member is able to resume his/her duties prior to the Member returning to duties, following a period of sick leave exceeding ten (10) <text:soft-page-break/>working days or Long Term Disability leave. The return to work process will be coordinated by the Wellness Coordinator in consultation with the Member, the Association and other appropriate parties. </text:p>
                </text:list-item>
                <text:list-item>
                  <text:p text:style-name="P1"><text:bookmark text:name="f2016-d1e2897"/><text:a xlink:type="simple" xlink:href="#f2016-d1e2897" text:style-name="Internet_20_link" text:visited-style-name="Visited_20_Internet_20_Link">34.01.5</text:a> A Member who resumes his/her duties following an illness and who within twenty (20) working days is absent on account of the same or related illness shall have the two absences counted as one absence for the purpose of eligibility for sick leave and for Long Term Disability benefits. </text:p>
                </text:list-item>
                <text:list-item>
                  <text:p text:style-name="P1"><text:bookmark text:name="f2016-d1e2899"/><text:a xlink:type="simple" xlink:href="#f2016-d1e2899" text:style-name="Internet_20_link" text:visited-style-name="Visited_20_Internet_20_Link">34.01.6</text:a> After ten (10) working days of sick leave, the Dean/University Librarian shall advise the Wellness Coordinator and the Pension &amp; Benefit Specialist of the possibility of a claim for Long Term Disability benefits and the Coordinator shall inform the Member of the procedures for filing a Long Term Disability Insurance claim. </text:p>
                </text:list-item>
                <text:list-item>
                  <text:p text:style-name="P1"><text:bookmark text:name="f2016-d1e2901"/><text:a xlink:type="simple" xlink:href="#f2016-d1e2901" text:style-name="Internet_20_link" text:visited-style-name="Visited_20_Internet_20_Link">34.01.7</text:a> The provisions of the Long Term Disability Insurance Plan shall not be altered except by the mutual consent of the parties. </text:p>
                </text:list-item>
                <text:list-item>
                  <text:p text:style-name="P1"><text:bookmark text:name="f2016-d1e2903"/><text:a xlink:type="simple" xlink:href="#f2016-d1e2903" text:style-name="Internet_20_link" text:visited-style-name="Visited_20_Internet_20_Link">34.01.8</text:a> Human Resources will provide to the Association in a timely manner the details of the administrative process involving the Member's claim for Long Term Disability. </text:p>
                </text:list-item>
                <text:list-item>
                  <text:p text:style-name="P1"><text:bookmark text:name="f2016-d1e2905"/><text:a xlink:type="simple" xlink:href="#f2016-d1e2905" text:style-name="Internet_20_link" text:visited-style-name="Visited_20_Internet_20_Link">34.01.9</text:a> A member who does not have Long Term Disability Insurance coverage and is able to resume some duties after sick leave, may apply for reduced load under Article 33, which may not be unreasonably denied. The return to work process will be coordinated by Health &amp; Wellness in consultation with the Member, the Association and other appropriate parties. </text:p>
                </text:list-item>
              </text:list>
            </text:list-item>
            <text:list-item>
              <text:p text:style-name="P2"><text:bookmark text:name="f2016-d1e29071"/><text:a xlink:type="simple" xlink:href="#f2016-d1e2907" text:style-name="Internet_20_link" text:visited-style-name="Visited_20_Internet_20_Link">34.02</text:a> <text:bookmark text:name="f2016-d1e2907"/>Maternity and Parental Leave </text:p>
            </text:list-item>
            <text:list-item>
              <text:p text:style-name="P2">Maternity and parental leaves draw on definitions and regulations laid out by Canada’s Employment Insurance program (EI), including its regulation of any Supplemental Unemployment Benefits (SUB Plan). Adoption leave is covered under parental leave only.</text:p>
              <text:list>
                <text:list-item>
                  <text:p text:style-name="P1"><text:bookmark text:name="f2016-d1e2912"/><text:a xlink:type="simple" xlink:href="#f2016-d1e2912" text:style-name="Internet_20_link" text:visited-style-name="Visited_20_Internet_20_Link">34.02.1</text:a> a) A pregnant Member shall have the right to be relocated or reassigned when medical restriction or the performance of her assigned duties presents a risk to the health of herself or her unborn child(ren), as supported by medical documentation. </text:p>
                </text:list-item>
                <text:list-item>
                  <text:p text:style-name="P1"><text:bookmark text:name="f2016-d1e2914"/><text:a xlink:type="simple" xlink:href="#f2016-d1e2914" text:style-name="Internet_20_link" text:visited-style-name="Visited_20_Internet_20_Link">34.02.2</text:a> b) A Member with pregnancy related illness may access the Sick Leave provision under Article 34.01 where eligible. All provisions of Article 34.01 will apply. </text:p>
                </text:list-item>
                <text:list-item>
                  <text:p text:style-name="P1"><text:bookmark text:name="f2016-d1e2916"/><text:a xlink:type="simple" xlink:href="#f2016-d1e2916" text:style-name="Internet_20_link" text:visited-style-name="Visited_20_Internet_20_Link">34.02.3</text:a> 34.02.1 To qualify for maternity and/or parental leave under this section, the Member must meet the following criteria:</text:p>
                  <text:list>
                    <text:list-item>
                      <text:p text:style-name="P1"><text:bookmark text:name="f2016-d1e2919"/><text:a xlink:type="simple" xlink:href="#f2016-d1e2919" text:style-name="Internet_20_link" text:visited-style-name="Visited_20_Internet_20_Link">34.02.3.A</text:a> (a) the Member holds a probationary appointment, a tenured appointment/continuing appointment, or is in the second or subsequent year of a multi-year term appointment, or is in the second or subsequent year of consecutive term appointments; </text:p>
                    </text:list-item>
                    <text:list-item>
                      <text:p text:style-name="P1"><text:bookmark text:name="f2016-d1e2921"/><text:a xlink:type="simple" xlink:href="#f2016-d1e2921" text:style-name="Internet_20_link" text:visited-style-name="Visited_20_Internet_20_Link">34.02.3.B</text:a> (b) the Member must provide documentation of their EI benefits; </text:p>
                    </text:list-item>
                    <text:list-item>
                      <text:p text:style-name="P1"><text:bookmark text:name="f2016-d1e2923"/><text:a xlink:type="simple" xlink:href="#f2016-d1e2923" text:style-name="Internet_20_link" text:visited-style-name="Visited_20_Internet_20_Link">34.02.3.C</text:a> (c) if the University maintains an approved Supplemental Unemployment Benefits Plan (SUB Plan), the Member must comply with the regulations established by that Plan; </text:p>
                    </text:list-item>
                    <text:list-item>
                      <text:p text:style-name="P1"><text:bookmark text:name="f2016-d1e2925"/><text:a xlink:type="simple" xlink:href="#f2016-d1e2925" text:style-name="Internet_20_link" text:visited-style-name="Visited_20_Internet_20_Link">34.02.3.D</text:a> (d) to apply for maternity leave the Member must be pregnant; </text:p>
                    </text:list-item>
                    <text:list-item>
                      <text:p text:style-name="P1"><text:bookmark text:name="f2016-d1e2927"/><text:a xlink:type="simple" xlink:href="#f2016-d1e2927" text:style-name="Internet_20_link" text:visited-style-name="Visited_20_Internet_20_Link">34.02.3.E</text:a> (e) the Member applies to the Dean/University Librarian, as soon as possible, in advance of the date of the proposed leave so that the Dean/University Librarian may make adequate arrangements for the performance of the Member’s assigned duties; </text:p>
                    </text:list-item>
                    <text:list-item>
                      <text:p text:style-name="P1"><text:bookmark text:name="f2016-d1e2929"/><text:a xlink:type="simple" xlink:href="#f2016-d1e2929" text:style-name="Internet_20_link" text:visited-style-name="Visited_20_Internet_20_Link">34.02.3.F</text:a> (f) the Member submits to the Dean/University Librarian medical documentation which specifies the expected date of delivery or confirmation of the date an adopted child(ren) is expected to be received; </text:p>
                    </text:list-item>
                    <text:list-item>
                      <text:p text:style-name="P2"><text:bookmark text:name="f2016-d1e2931"/><text:a xlink:type="simple" xlink:href="#f2016-d1e2931" text:style-name="Internet_20_link" text:visited-style-name="Visited_20_Internet_20_Link">34.02.3.G</text:a> (g) the proposed period of leave includes the expected date of delivery or of receipt, unless otherwise mutually agreed between the Dean/University Librarian and the Member;</text:p>
                    </text:list-item>
                    <text:list-item>
                      <text:p text:style-name="P2">When the above conditions have been met, the Dean/University Librarian will present the Member's application to the President. Both the Dean/University Librarian and President <text:soft-page-break/>shall act without delay.</text:p>
                    </text:list-item>
                    <text:list-item>
                      <text:p text:style-name="P2">If the Member has been awarded a maternity and/or parental leave, an alternation of the date of the commencement or termination of the leave can only be made with the mutual agreement of the Dean/University Librarian and the Member.</text:p>
                    </text:list-item>
                    <text:list-item>
                      <text:p text:style-name="P2">Where the non-birth parent Member becomes the parent of a child by birth or adoption, and that Member is not taking any parental leave in the year following the birth of the child or the receipt of the child for adoption, the Member is entitled to ten (10) working days leave with pay at the time the child is born or received. A maternity leave shall be the same for a single or multiple child birth. If a Member is taking both maternity and parental leave, the maternity leave must precede the parental leave.</text:p>
                    </text:list-item>
                    <text:list-item>
                      <text:p text:style-name="P2">A parental leave shall be the same for a single or multiple child birth or adoption. All parental leaves shall be taken within one year of the birth or the receipt of the child. Any SUB Plan paid leave must be taken before any other parental leave.</text:p>
                    </text:list-item>
                    <text:list-item>
                      <text:p text:style-name="P1"><text:bookmark text:name="f2016-d1e29411"/><text:a xlink:type="simple" xlink:href="#f2016-d1e2941" text:style-name="Internet_20_link" text:visited-style-name="Visited_20_Internet_20_Link">34.02.3.H</text:a> 34.02.1.1 <text:bookmark text:name="f2016-d1e2941"/>Maternity leave </text:p>
                      <text:list>
                        <text:list-item>
                          <text:p text:style-name="P1"><text:bookmark text:name="f2016-d1e2944"/><text:a xlink:type="simple" xlink:href="#f2016-d1e2944" text:style-name="Internet_20_link" text:visited-style-name="Visited_20_Internet_20_Link">34.02.3.H.I</text:a> (a) If the Member is qualified for maternity leave then she shall be entitled to a leave of up to seventeen (17) weeks. If the Member wishes to return to duties earlier than six (6) weeks from giving birth, she must provide medical documentation stating she is medically fit to return to her duties. A Member may also be qualified for parental leave; refer to 34.02.1.2. </text:p>
                        </text:list-item>
                        <text:list-item>
                          <text:p text:style-name="P1"><text:bookmark text:name="f2016-d1e2946"/><text:a xlink:type="simple" xlink:href="#f2016-d1e2946" text:style-name="Internet_20_link" text:visited-style-name="Visited_20_Internet_20_Link">34.02.3.H.II</text:a> (b) During maternity leave the Member shall receive from the Board an amount equal to the difference between the Member’s EI benefits and one hundred percent (100%) of the Member’s salary for a period not to exceed seventeen (17) weeks or up to the end date of the Member’s term appointment, whichever occurs first. </text:p>
                        </text:list-item>
                      </text:list>
                    </text:list-item>
                    <text:list-item>
                      <text:p text:style-name="P1"><text:bookmark text:name="f2016-d1e29481"/><text:a xlink:type="simple" xlink:href="#f2016-d1e2948" text:style-name="Internet_20_link" text:visited-style-name="Visited_20_Internet_20_Link">34.02.3.I</text:a> 34.02.1.2 <text:bookmark text:name="f2016-d1e2948"/>Parental Leave where only one (1) parent is a qualified Member: </text:p>
                      <text:list>
                        <text:list-item>
                          <text:p text:style-name="P2"><text:bookmark text:name="f2016-d1e2951"/><text:a xlink:type="simple" xlink:href="#f2016-d1e2951" text:style-name="Internet_20_link" text:visited-style-name="Visited_20_Internet_20_Link">34.02.3.I.I</text:a> (a) Parental leave for the birth mother, following maternity leave (where only one (1) parent is a qualified Member): The qualified Member shall be entitled to a parental leave consisting of a period up to three (3) weeks SUB Plan paid parental leave and thirty-two (32) weeks parental leave that is not covered by the SUB Plan, but may be paid by EI.</text:p>
                        </text:list-item>
                        <text:list-item>
                          <text:p text:style-name="P2">During the period of SUB Plan paid parental leave the Member shall receive from the Board an amount equal to the difference between the Member’s EI benefits and one hundred percent (100%) of the Member’s salary for a period not to exceed three (3) weeks or up to the end date of the Member’s term appointment, whichever occurs first.</text:p>
                        </text:list-item>
                        <text:list-item>
                          <text:p text:style-name="P2"><text:bookmark text:name="f2016-d1e2955"/><text:a xlink:type="simple" xlink:href="#f2016-d1e2955" text:style-name="Internet_20_link" text:visited-style-name="Visited_20_Internet_20_Link">34.02.3.I.II</text:a> (b) Parental leave for a Member who is not the birth mother (where only one (1) parent is a qualified Member):</text:p>
                        </text:list-item>
                        <text:list-item>
                          <text:p text:style-name="P2">The qualified Member shall be entitled to a parental leave consisting of a period up to twenty (20) weeks SUB Plan paid parental leave and fifteen (15) weeks parental leave that is not covered by the SUB Plan, but may be paid by EI.</text:p>
                        </text:list-item>
                        <text:list-item>
                          <text:p text:style-name="P2">During the period of SUB Plan paid parental leave the Member shall receive from the Board (upon qualification for parental benefits from EI) an amount equal to the difference between the Member’s EI benefits and one hundred percent (100%) of the Member’s salary for a period not to exceed twenty (20) weeks or up to the end date of the Member’s term appointment, whichever occurs first.</text:p>
                        </text:list-item>
                      </text:list>
                    </text:list-item>
                    <text:list-item>
                      <text:p text:style-name="P2"><text:bookmark text:name="f2016-d1e29612"/><text:a xlink:type="simple" xlink:href="#f2016-d1e2961" text:style-name="Internet_20_link" text:visited-style-name="Visited_20_Internet_20_Link">34.02.3.J</text:a> 34.02.1.3 <text:bookmark text:name="f2016-d1e29611"/>Parental Leave where both parents are qualified Members: </text:p>
                    </text:list-item>
                    <text:list-item>
                      <text:p text:style-name="P2"><text:soft-page-break/>Where both parents are qualified Members the shared parental leave may be taken consecutively or concurrently except in cases where operational requirements preclude a concurrent leave. Requests for concurrent leave shall not be denied unreasonably.</text:p>
                    </text:list-item>
                    <text:list-item>
                      <text:p text:style-name="P2">Parental leave is available to either of the Member parents, or may be shared between the parents to a combined maximum of thirty-five (35) weeks. The total combined SUB Plan paid maternity and parental leave may not exceed twenty (20) weeks; and the total combined maternity and parental leave may not exceed fifty-two (52) weeks.</text:p>
                    </text:list-item>
                    <text:list-item>
                      <text:p text:style-name="P2">During the period of SUB Plan paid parental leave the Member(s) shall receive from the Board an amount equal to the difference between the Member’s EI benefits and one hundred percent (100%) of the Member’s salary. SUB Plan paid parental leave shall not extend beyond the end date of the Member’s term appointment. See Schedule K for examples.</text:p>
                    </text:list-item>
                  </text:list>
                </text:list-item>
                <text:list-item>
                  <text:p text:style-name="P2"><text:bookmark text:name="f2016-d1e2969"/><text:a xlink:type="simple" xlink:href="#f2016-d1e2969" text:style-name="Internet_20_link" text:visited-style-name="Visited_20_Internet_20_Link">34.02.4</text:a> 34.02.2 Economic Benefits, as specified in Schedule B, during maternity/parental leave: </text:p>
                </text:list-item>
                <text:list-item>
                  <text:p text:style-name="P2">(a) During the period of SUB Plan paid maternity and/or parental leave the Board and the Member shall each contribute to all benefit programs as specified in Schedule B.</text:p>
                </text:list-item>
                <text:list-item>
                  <text:p text:style-name="P2">(b) During any period of parental leave after which the Member’s SUB Plan benefits have been exhausted, a Member shall receive no pay from the University, but the Board and the Member shall contribute their regular shares to maintain the Member’s Economic Benefits as set out in Schedule B.</text:p>
                </text:list-item>
                <text:list-item>
                  <text:p text:style-name="P2">(c) At the outset of the leave, a Member may decline the coverage of some or all of the Economic Benefits as set out in Schedule B during the period of parental leave after which the Member’s SUB Plan benefits have been exhausted, in which case neither the Member nor the Board shall contribute to the declined benefits.</text:p>
                </text:list-item>
                <text:list-item>
                  <text:p text:style-name="P2">(d) If the Member opts out of contributions to the pension benefit during the period of parental leave, and upon return wishes to purchase back the pension service for that leave, the Member will be liable to pay the cost of both the Board and the Member shares.</text:p>
                </text:list-item>
                <text:list-item>
                  <text:p text:style-name="P2">(e) The Board contracts with third parties to supply Economic Benefits specified in Schedule B, and the Member’s options with respect to which benefits may be declined are limited by these contracts; the Board will make available to Members a list of options, which may be amended from time to time as contracts change.</text:p>
                </text:list-item>
                <text:list-item>
                  <text:p text:style-name="P1"><text:bookmark text:name="f2016-d1e3179"/><text:a xlink:type="simple" xlink:href="#f2016-d1e3179" text:style-name="Internet_20_link" text:visited-style-name="Visited_20_Internet_20_Link">34.02.5</text:a> 34.02.3 During a maternity and/or parental leave:</text:p>
                  <text:list>
                    <text:list-item>
                      <text:p text:style-name="P1"><text:bookmark text:name="f2016-d1e2985"/><text:a xlink:type="simple" xlink:href="#f2016-d1e2985" text:style-name="Internet_20_link" text:visited-style-name="Visited_20_Internet_20_Link">34.02.5.A</text:a> (a) The Member shall maintain rank and status (probationary, tenured, continuing or term), except where the Member’s appointment ends because a term contract expires at or before the end of the period of leave; </text:p>
                    </text:list-item>
                    <text:list-item>
                      <text:p text:style-name="P1"><text:bookmark text:name="f2016-d1e2987"/><text:a xlink:type="simple" xlink:href="#f2016-d1e2987" text:style-name="Internet_20_link" text:visited-style-name="Visited_20_Internet_20_Link">34.02.5.B</text:a> (b) A Faculty Member/Professional Librarian holding a probationary appointment under Article 18.01.2 shall specify prior to the start of the leave, at the Member’s option, whether the period of leave granted under this Article 34.02 shall be taken into account in the calculation of the relevant period of service for the extension of probation or the awarding of tenure. Should the Member choose that the period not be taken into account, the period of probation shall be deemed to have been extended by one (1) year; and </text:p>
                    </text:list-item>
                    <text:list-item>
                      <text:p text:style-name="P1"><text:bookmark text:name="f2016-d1e2989"/><text:a xlink:type="simple" xlink:href="#f2016-d1e2989" text:style-name="Internet_20_link" text:visited-style-name="Visited_20_Internet_20_Link">34.02.5.C</text:a> (c) A Faculty Member/Professional Librarian shall be evaluated on performance based on the period in which the Member was not on maternity/parental leave for the <text:soft-page-break/>purposes of Article 12.05.3, 21, and 14.09 unless the Member chooses to have the period of leave taken into account. </text:p>
                    </text:list-item>
                    <text:list-item>
                      <text:p text:style-name="P1"><text:bookmark text:name="f2016-d1e2991"/><text:a xlink:type="simple" xlink:href="#f2016-d1e2991" text:style-name="Internet_20_link" text:visited-style-name="Visited_20_Internet_20_Link">34.02.5.D</text:a> (d) An Instructor/Academic Assistant holding a probationary appointment under Article 15.03.2 shall specify prior to the start of the leave, at the Member’s option, whether the period of leave granted under this Article 34.02 shall be taken into account in the calculation of the relevant period of service for the awarding of a continuing appointment, as specified in Article 15.03.2. Should the Member choose that the period not be taken into account, the period of probation shall be deemed to have been extended by one (1) year; and </text:p>
                    </text:list-item>
                    <text:list-item>
                      <text:p text:style-name="P1"><text:bookmark text:name="f2016-d1e2993"/><text:a xlink:type="simple" xlink:href="#f2016-d1e2993" text:style-name="Internet_20_link" text:visited-style-name="Visited_20_Internet_20_Link">34.02.5.E</text:a> (e) An Instructor/Academic Assistant shall be evaluated on performance based on the period in which the Member was not on parental leave for the purposes of Article 15.06 unless the Member chooses to have the period of leave taken into account. </text:p>
                    </text:list-item>
                  </text:list>
                </text:list-item>
                <text:list-item>
                  <text:p text:style-name="P1"><text:bookmark text:name="f2016-d1e2995"/><text:a xlink:type="simple" xlink:href="#f2016-d1e2995" text:style-name="Internet_20_link" text:visited-style-name="Visited_20_Internet_20_Link">34.02.6</text:a> 34.02.4 Members who do not qualify for maternity or parental leave under 34.02.1</text:p>
                  <text:list>
                    <text:list-item>
                      <text:p text:style-name="P1"><text:bookmark text:name="f2016-d1e2998"/><text:a xlink:type="simple" xlink:href="#f2016-d1e2998" text:style-name="Internet_20_link" text:visited-style-name="Visited_20_Internet_20_Link">34.02.6.A</text:a> (a) Where the non-birth parent Member becomes the parent of a child by birth or adoption, and that Member is not taking any parental leave in the year following the birth of the child or the receipt of the child for adoption, the Member is entitled to ten (10) working days leave with pay at the time the child is born or received. </text:p>
                    </text:list-item>
                    <text:list-item>
                      <text:p text:style-name="P1"><text:bookmark text:name="f2016-d1e3000"/><text:a xlink:type="simple" xlink:href="#f2016-d1e3000" text:style-name="Internet_20_link" text:visited-style-name="Visited_20_Internet_20_Link">34.02.6.B</text:a> (b) Where a Member who is pregnant does not qualify for maternity or parental leave, the Member may be approved for a leave, which includes the date of delivery, without pay and without benefits for a minimum of six (6) weeks and a maximum of twenty (20) weeks or up to the end date of the Member’s term appointment, whichever occurs first. If the Member wishes to return to duties earlier than six (6) weeks from giving birth, she must provide medical documentation stating she is medically fit to return to her duties. </text:p>
                    </text:list-item>
                    <text:list-item>
                      <text:p text:style-name="P1"><text:bookmark text:name="f2016-d1e3002"/><text:a xlink:type="simple" xlink:href="#f2016-d1e3002" text:style-name="Internet_20_link" text:visited-style-name="Visited_20_Internet_20_Link">34.02.6.C</text:a> (c) Where a female Member holds a probationary appointment, a tenured appointment/continuing appointment, or is in the second or subsequent year of a multi-year term appointment, or is in the second or subsequent year of consecutive term appointments, but does not qualify for maternity or parental leave, the Member may be approved for a paid leave, which includes the date of delivery, for a minimum of six (6) weeks and a maximum of twenty (20) weeks. If approved, the Member shall receive from the Board fifty percent (50%) of the Member’s normal weekly salary for a period not to exceed twenty (20) weeks. During this period the Board and the Member shall each contribute to all benefit programs as specified in Schedule B. If the Member wishes to return to duties earlier than six (6) weeks from giving birth, she must provide medical documentation stating that she is medically fit to return to her duties. </text:p>
                    </text:list-item>
                  </text:list>
                </text:list-item>
              </text:list>
            </text:list-item>
            <text:list-item>
              <text:p text:style-name="P1"><text:bookmark text:name="f2016-d1e30041"/><text:a xlink:type="simple" xlink:href="#f2016-d1e3004" text:style-name="Internet_20_link" text:visited-style-name="Visited_20_Internet_20_Link">34.03</text:a> 34.03 <text:bookmark text:name="f2016-d1e3004"/>Compassionate Leave </text:p>
              <text:list>
                <text:list-item>
                  <text:p text:style-name="P1"><text:bookmark text:name="f2016-d1e3007"/><text:a xlink:type="simple" xlink:href="#f2016-d1e3007" text:style-name="Internet_20_link" text:visited-style-name="Visited_20_Internet_20_Link">34.03.1</text:a> 34.03.1 It is recognized that certain circumstances may arise in a Member’s personal family life which may require taking an immediate, limited period of leave from the University. </text:p>
                </text:list-item>
                <text:list-item>
                  <text:p text:style-name="P1"><text:bookmark text:name="f2016-d1e3009"/><text:a xlink:type="simple" xlink:href="#f2016-d1e3009" text:style-name="Internet_20_link" text:visited-style-name="Visited_20_Internet_20_Link">34.03.2</text:a> 34.03.2 No more than five (5) working days after the beginning of a period of leave from the University under 34.03.1, the Dean/University Librarian shall determine the appropriate duration of the leave after consultation with the Member and considering the constraints arising from the Member’s personal or family emergency. Beyond the initial five (5) working day period the rate of pay and the applicability of the other Articles of this Handbook shall be specified by the Board and accepted by the Member prior to the granting of additional leave under this Article, 34.03. </text:p>
                </text:list-item>
                <text:list-item>
                  <text:p text:style-name="P1"><text:bookmark text:name="f2016-d1e3011"/><text:a xlink:type="simple" xlink:href="#f2016-d1e3011" text:style-name="Internet_20_link" text:visited-style-name="Visited_20_Internet_20_Link">34.03.3</text:a> 34.03.3 A Member on leave under Article 34.03 is responsible, together with the Dean/University Librarian and the relevant Department Chair where departments exist, for taking reasonable measures to minimize the effects of the Member’s leave. </text:p>
                </text:list-item>
              </text:list>
            </text:list-item>
            <text:list-item>
              <text:p text:style-name="P1"><text:bookmark text:name="f2016-d1e30131"/><text:a xlink:type="simple" xlink:href="#f2016-d1e3013" text:style-name="Internet_20_link" text:visited-style-name="Visited_20_Internet_20_Link">34.04</text:a> 34.04 <text:bookmark text:name="f2016-d1e3013"/>Political Leave </text:p>
              <text:list>
                <text:list-item>
                  <text:p text:style-name="P1"><text:bookmark text:name="f2016-d1e3016"/><text:a xlink:type="simple" xlink:href="#f2016-d1e3016" text:style-name="Internet_20_link" text:visited-style-name="Visited_20_Internet_20_Link">34.04.1</text:a> 34.04.1 A Member who becomes an elected member of the Provincial Legislature shall be given leave of absence without pay for the period of each year in which he/she sits in the Provincial Legislature or is otherwise occupied with duties as an elected representative; or <text:soft-page-break/>the Member may exercise the option of continuous leave without pay for the life of the Provincial Legislature. </text:p>
                </text:list-item>
                <text:list-item>
                  <text:p text:style-name="P1"><text:bookmark text:name="f2016-d1e3018"/><text:a xlink:type="simple" xlink:href="#f2016-d1e3018" text:style-name="Internet_20_link" text:visited-style-name="Visited_20_Internet_20_Link">34.04.2</text:a> 34.04.2 Arrangements for leave appropriate to the circumstances shall be made for Members elected to municipal or other local government office. </text:p>
                </text:list-item>
                <text:list-item>
                  <text:p text:style-name="P1"><text:bookmark text:name="f2016-d1e3020"/><text:a xlink:type="simple" xlink:href="#f2016-d1e3020" text:style-name="Internet_20_link" text:visited-style-name="Visited_20_Internet_20_Link">34.04.3</text:a> 34.04.3 A Member who becomes an elected member of the Federal Parliament shall be given leave of absence without pay during the life of the Federal Parliament. </text:p>
                </text:list-item>
                <text:list-item>
                  <text:p text:style-name="P1"><text:bookmark text:name="f2016-d1e3022"/><text:a xlink:type="simple" xlink:href="#f2016-d1e3022" text:style-name="Internet_20_link" text:visited-style-name="Visited_20_Internet_20_Link">34.04.4</text:a> 34.04.4 A Member who is appointed a Minister of the Crown shall be given leave of absence without pay during his/her tenure of office. </text:p>
                </text:list-item>
                <text:list-item>
                  <text:p text:style-name="P1"><text:bookmark text:name="f2016-d1e3024"/><text:a xlink:type="simple" xlink:href="#f2016-d1e3024" text:style-name="Internet_20_link" text:visited-style-name="Visited_20_Internet_20_Link">34.04.5</text:a> 34.04.5 During the period of leave, a Member shall retain his/her rank and tenure, and shall be entitled to such benefits as are available. </text:p>
                </text:list-item>
              </text:list>
            </text:list-item>
            <text:list-item>
              <text:p text:style-name="P2"><text:bookmark text:name="f2016-d1e30261"/><text:a xlink:type="simple" xlink:href="#f2016-d1e3026" text:style-name="Internet_20_link" text:visited-style-name="Visited_20_Internet_20_Link">34.05</text:a> 34.05 <text:bookmark text:name="f2016-d1e3026"/>Leave Without Pay </text:p>
            </text:list-item>
            <text:list-item>
              <text:p text:style-name="P2">If requested by a Member, the Board may grant leaves of absence without pay in circumstances not covered by this Article.</text:p>
            </text:list-item>
            <text:list-item>
              <text:p text:style-name="P2"><text:bookmark text:name="f2016-d1e3030"/><text:a xlink:type="simple" xlink:href="#f2016-d1e3030" text:style-name="Internet_20_link" text:visited-style-name="Visited_20_Internet_20_Link">34.06</text:a> 34.06 Secondment Leave and Exchange Leave</text:p>
            </text:list-item>
            <text:list-item>
              <text:p text:style-name="P2">A leave of absence without pay to provide professional assistance on a full-time basis to an outside agency or pursuant to an arrangement for faculty exchange may be granted to a Member when the following conditions are met:</text:p>
              <text:list>
                <text:list-item>
                  <text:p text:style-name="P1"><text:bookmark text:name="f2016-d1e3035"/><text:a xlink:type="simple" xlink:href="#f2016-d1e3035" text:style-name="Internet_20_link" text:visited-style-name="Visited_20_Internet_20_Link">34.06.1</text:a> (a) The Member's primary duties can be covered by a replacement deemed to be satisfactory by the University. </text:p>
                </text:list-item>
                <text:list-item>
                  <text:p text:style-name="P1"><text:bookmark text:name="f2016-d1e3037"/><text:a xlink:type="simple" xlink:href="#f2016-d1e3037" text:style-name="Internet_20_link" text:visited-style-name="Visited_20_Internet_20_Link">34.06.2</text:a> (b) The Board's obligations in this section do not extend beyond one (1) year's leave in five (5) years of paid full-time service at the University. Nothing in this section shall preclude further leaves of absence being taken by mutual agreement between the Member and the Board. </text:p>
                </text:list-item>
                <text:list-item>
                  <text:p text:style-name="P1"><text:bookmark text:name="f2016-d1e3039"/><text:a xlink:type="simple" xlink:href="#f2016-d1e3039" text:style-name="Internet_20_link" text:visited-style-name="Visited_20_Internet_20_Link">34.06.3</text:a> (c) Upon the granting of leave, the Board shall specify the extent of the Member's duties, if any, to the University during the period of leave. </text:p>
                </text:list-item>
              </text:list>
            </text:list-item>
            <text:list-item>
              <text:p text:style-name="P1"><text:bookmark text:name="f2016-d1e30412"/><text:a xlink:type="simple" xlink:href="#f2016-d1e3041" text:style-name="Internet_20_link" text:visited-style-name="Visited_20_Internet_20_Link">34.07</text:a> 34.07 <text:bookmark text:name="f2016-d1e30411"/>Other Leave </text:p>
              <text:list>
                <text:list-item>
                  <text:p text:style-name="P1"><text:bookmark text:name="f2016-d1e3044"/><text:a xlink:type="simple" xlink:href="#f2016-d1e3044" text:style-name="Internet_20_link" text:visited-style-name="Visited_20_Internet_20_Link">34.07.1</text:a> 34.07.1 It is recognized that circumstances not otherwise specified in Article 34 may arise requiring a Member to take a period of absence from the University. </text:p>
                </text:list-item>
                <text:list-item>
                  <text:p text:style-name="P1"><text:bookmark text:name="f2016-d1e3046"/><text:a xlink:type="simple" xlink:href="#f2016-d1e3046" text:style-name="Internet_20_link" text:visited-style-name="Visited_20_Internet_20_Link">34.07.2</text:a> 34.07.2 Upon application by the Member, the Dean/University Librarian may grant or defer a leave for reasons not otherwise specified which reasonably warrant it. The rate of pay and the applicability of the other Articles of this Handbook shall be specified by the Board and accepted by the Member prior to the granting of leave under this Article, 34.07. </text:p>
                </text:list-item>
              </text:list>
            </text:list-item>
            <text:list-item>
              <text:p text:style-name="P1"><text:bookmark text:name="f2016-d1e30481"/><text:a xlink:type="simple" xlink:href="#f2016-d1e3048" text:style-name="Internet_20_link" text:visited-style-name="Visited_20_Internet_20_Link">34.08</text:a> 34.08 <text:bookmark text:name="f2016-d1e3048"/>Status of a Member on Leave </text:p>
              <text:list>
                <text:list-item>
                  <text:p text:style-name="P1"><text:bookmark text:name="f2016-d1e3051"/><text:a xlink:type="simple" xlink:href="#f2016-d1e3051" text:style-name="Internet_20_link" text:visited-style-name="Visited_20_Internet_20_Link">34.08.1</text:a> 34.08.1 For a Member on political leave (34.04), leave without pay (34.05), or in the case of Instructors’ or Academic Assistants' leave without pay for professional development (15.07), during the period of leave:</text:p>
                  <text:list>
                    <text:list-item>
                      <text:p text:style-name="P1"><text:bookmark text:name="f2016-d1e3054"/><text:a xlink:type="simple" xlink:href="#f2016-d1e3054" text:style-name="Internet_20_link" text:visited-style-name="Visited_20_Internet_20_Link">34.08.1.A</text:a> (a) none of the Articles of the Handbook shall apply, except that the Member shall retain his/her rank and tenure; or in the case of Instructors/Academic Assistants, appointment status; and </text:p>
                    </text:list-item>
                    <text:list-item>
                      <text:p text:style-name="P1"><text:bookmark text:name="f2016-d1e3056"/><text:a xlink:type="simple" xlink:href="#f2016-d1e3056" text:style-name="Internet_20_link" text:visited-style-name="Visited_20_Internet_20_Link">34.08.1.B</text:a> (b) the Member shall be responsible for all payments, premiums, fees, and contributions required during the period of leave for the maintenance of all of the economic benefits for which she/he is eligible, except that the University shall provide the necessary administrative services. The Member may opt to have no University insured benefit coverage during the period of leave. </text:p>
                    </text:list-item>
                  </text:list>
                </text:list-item>
                <text:list-item>
                  <text:p text:style-name="P1"><text:bookmark text:name="f2016-d1e3058"/><text:a xlink:type="simple" xlink:href="#f2016-d1e3058" text:style-name="Internet_20_link" text:visited-style-name="Visited_20_Internet_20_Link">34.08.2</text:a> 34.08.2 The applicability of the Articles of this Handbook to a Member on secondment leave or on exchange leave shall be specified by the Board and accepted by the Member prior to the award of leave. </text:p>
                </text:list-item>
                <text:list-item>
                  <text:p text:style-name="P2"><text:bookmark text:name="f2016-d1e3060"/><text:a xlink:type="simple" xlink:href="#f2016-d1e3060" text:style-name="Internet_20_link" text:visited-style-name="Visited_20_Internet_20_Link">34.08.3</text:a> 34.08.3 Other leaves provide a temporary release from employment duties, but all other Handbook provisions apply during such leaves. </text:p>
                </text:list-item>
              </text:list>
            </text:list-item>
          </text:list>
        </text:list-item>
        <text:list-item>
          <text:p text:style-name="P6"><text:soft-page-break/></text:p>
          <text:list>
            <text:list-item>
              <text:h text:style-name="P8" text:outline-level="2"><text:bookmark text:name="f2016-d1e3062"/><text:a xlink:type="simple" xlink:href="#f2016-d1e3062" text:style-name="Internet_20_link" text:visited-style-name="Visited_20_Internet_20_Link">Schedule A: Salary Schedules and Stipends</text:a> </text:h>
            </text:list-item>
            <text:list-item>
              <text:p text:style-name="P1"><text:bookmark text:name="f2016-d1e30651"/><text:a xlink:type="simple" xlink:href="#f2016-d1e3065" text:style-name="Internet_20_link" text:visited-style-name="Visited_20_Internet_20_Link">A.01</text:a> <text:bookmark text:name="f2016-d1e3065"/>Salary Schedules (July 1, 2016 to June 30, 2018) </text:p>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list xml:id="list163826702495824" text:continue-numbering="true" text:style-name="L9">
              <text:list-item>
                <text:p text:style-name="P4"/>
              </text:list-item>
            </text:list>
          </table:table-cell>
          <table:table-cell table:style-name="Table1.A1" office:value-type="string">
            <text:list xml:id="list163826308299526" text:continue-numbering="true" text:style-name="L9">
              <text:list-item>
                <text:p text:style-name="P5"><text:bookmark text:name="d1e3283"/>Year 1 </text:p>
              </text:list-item>
              <text:list-item>
                <text:p text:style-name="P5"><text:bookmark text:name="d1e3286"/>Effective July 1, 2016 to June 30, 2017 </text:p>
              </text:list-item>
            </text:list>
          </table:table-cell>
          <table:table-cell table:style-name="Table1.A1" office:value-type="string">
            <text:list xml:id="list163825562384364" text:continue-numbering="true" text:style-name="L9">
              <text:list-item>
                <text:p text:style-name="P5">Minimum</text:p>
              </text:list-item>
            </text:list>
          </table:table-cell>
          <table:table-cell table:style-name="Table1.A1" office:value-type="string">
            <text:list xml:id="list163826430259125" text:continue-numbering="true" text:style-name="L9">
              <text:list-item>
                <text:p text:style-name="P5">Maximum</text:p>
              </text:list-item>
            </text:list>
          </table:table-cell>
          <table:table-cell table:style-name="Table1.A1" office:value-type="string">
            <text:list xml:id="list163825080449481" text:continue-numbering="true" text:style-name="L9">
              <text:list-item>
                <text:p text:style-name="P5">Career Progress Increment per Member</text:p>
              </text:list-item>
            </text:list>
          </table:table-cell>
          <table:table-cell table:style-name="Table1.A1" office:value-type="string">
            <text:list xml:id="list163826082474130" text:continue-numbering="true" text:style-name="L9">
              <text:list-item>
                <text:p text:style-name="P5">Merit Pool Contribution per Member</text:p>
              </text:list-item>
            </text:list>
          </table:table-cell>
        </table:table-row>
        <table:table-row>
          <table:table-cell table:style-name="Table1.A1" office:value-type="string">
            <text:list xml:id="list163825884779297" text:continue-numbering="true" text:style-name="L9">
              <text:list-item>
                <text:p text:style-name="P5">A.01.1</text:p>
              </text:list-item>
            </text:list>
          </table:table-cell>
          <table:table-cell table:style-name="Table1.A1" office:value-type="string">
            <text:list xml:id="list163826319535593" text:continue-numbering="true" text:style-name="L9">
              <text:list-item>
                <text:p text:style-name="P5">FACULTY MEMBERS</text:p>
              </text:list-item>
            </text:list>
          </table:table-cell>
          <table:table-cell table:style-name="Table1.A1" office:value-type="string">
            <text:list xml:id="list163824931012579" text:continue-numbering="true" text:style-name="L9">
              <text:list-item>
                <text:p text:style-name="P4"/>
              </text:list-item>
            </text:list>
          </table:table-cell>
          <table:table-cell table:style-name="Table1.A1" office:value-type="string">
            <text:list xml:id="list163824764908690" text:continue-numbering="true" text:style-name="L9">
              <text:list-item>
                <text:p text:style-name="P4"/>
              </text:list-item>
            </text:list>
          </table:table-cell>
          <table:table-cell table:style-name="Table1.A1" office:value-type="string">
            <text:list xml:id="list163825220830606" text:continue-numbering="true" text:style-name="L9">
              <text:list-item>
                <text:p text:style-name="P4"/>
              </text:list-item>
            </text:list>
          </table:table-cell>
          <table:table-cell table:style-name="Table1.A1" office:value-type="string">
            <text:list xml:id="list163824622152246" text:continue-numbering="true" text:style-name="L9">
              <text:list-item>
                <text:p text:style-name="P4"/>
              </text:list-item>
            </text:list>
          </table:table-cell>
        </table:table-row>
        <table:table-row>
          <table:table-cell table:style-name="Table1.A1" office:value-type="string">
            <text:list xml:id="list163824834616691" text:continue-numbering="true" text:style-name="L9">
              <text:list-item>
                <text:p text:style-name="P4"/>
              </text:list-item>
            </text:list>
          </table:table-cell>
          <table:table-cell table:style-name="Table1.A1" office:value-type="string">
            <text:list xml:id="list163824746896027" text:continue-numbering="true" text:style-name="L9">
              <text:list-item>
                <text:p text:style-name="P5">Assistant Professor</text:p>
              </text:list-item>
            </text:list>
          </table:table-cell>
          <table:table-cell table:style-name="Table1.A1" office:value-type="string">
            <text:list xml:id="list163825051322723" text:continue-numbering="true" text:style-name="L9">
              <text:list-item>
                <text:p text:style-name="P5">$ 62,000</text:p>
              </text:list-item>
            </text:list>
          </table:table-cell>
          <table:table-cell table:style-name="Table1.A1" office:value-type="string">
            <text:list xml:id="list163826547525958" text:continue-numbering="true" text:style-name="L9">
              <text:list-item>
                <text:p text:style-name="P5">-</text:p>
              </text:list-item>
            </text:list>
          </table:table-cell>
          <table:table-cell table:style-name="Table1.A1" office:value-type="string">
            <text:list xml:id="list163826466425261" text:continue-numbering="true" text:style-name="L9">
              <text:list-item>
                <text:p text:style-name="P5">$ 2600</text:p>
              </text:list-item>
            </text:list>
          </table:table-cell>
          <table:table-cell table:style-name="Table1.A1" office:value-type="string">
            <text:list xml:id="list163826637797361" text:continue-numbering="true" text:style-name="L9">
              <text:list-item>
                <text:p text:style-name="P5">$ 600</text:p>
              </text:list-item>
            </text:list>
          </table:table-cell>
        </table:table-row>
        <table:table-row>
          <table:table-cell table:style-name="Table1.A1" office:value-type="string">
            <text:list xml:id="list163824724451918" text:continue-numbering="true" text:style-name="L9">
              <text:list-item>
                <text:p text:style-name="P4"/>
              </text:list-item>
            </text:list>
          </table:table-cell>
          <table:table-cell table:style-name="Table1.A1" office:value-type="string">
            <text:list xml:id="list163824978040291" text:continue-numbering="true" text:style-name="L9">
              <text:list-item>
                <text:p text:style-name="P5">Associate Professor</text:p>
              </text:list-item>
            </text:list>
          </table:table-cell>
          <table:table-cell table:style-name="Table1.A1" office:value-type="string">
            <text:list xml:id="list163824680385025" text:continue-numbering="true" text:style-name="L9">
              <text:list-item>
                <text:p text:style-name="P5">$ 77,000</text:p>
              </text:list-item>
            </text:list>
          </table:table-cell>
          <table:table-cell table:style-name="Table1.A1" office:value-type="string">
            <text:list xml:id="list163826104874043" text:continue-numbering="true" text:style-name="L9">
              <text:list-item>
                <text:p text:style-name="P5">-</text:p>
              </text:list-item>
            </text:list>
          </table:table-cell>
          <table:table-cell table:style-name="Table1.A1" office:value-type="string">
            <text:list xml:id="list163824718836069" text:continue-numbering="true" text:style-name="L9">
              <text:list-item>
                <text:p text:style-name="P5">$ 2600</text:p>
              </text:list-item>
            </text:list>
          </table:table-cell>
          <table:table-cell table:style-name="Table1.A1" office:value-type="string">
            <text:list xml:id="list163825555080258" text:continue-numbering="true" text:style-name="L9">
              <text:list-item>
                <text:p text:style-name="P5">$ 600</text:p>
              </text:list-item>
            </text:list>
          </table:table-cell>
        </table:table-row>
        <table:table-row>
          <table:table-cell table:style-name="Table1.A1" office:value-type="string">
            <text:list xml:id="list163824883973352" text:continue-numbering="true" text:style-name="L9">
              <text:list-item>
                <text:p text:style-name="P4"/>
              </text:list-item>
            </text:list>
          </table:table-cell>
          <table:table-cell table:style-name="Table1.A1" office:value-type="string">
            <text:list xml:id="list163825862554767" text:continue-numbering="true" text:style-name="L9">
              <text:list-item>
                <text:p text:style-name="P5">Professor</text:p>
              </text:list-item>
            </text:list>
          </table:table-cell>
          <table:table-cell table:style-name="Table1.A1" office:value-type="string">
            <text:list xml:id="list163825333431285" text:continue-numbering="true" text:style-name="L9">
              <text:list-item>
                <text:p text:style-name="P5">$102,000</text:p>
              </text:list-item>
            </text:list>
          </table:table-cell>
          <table:table-cell table:style-name="Table1.A1" office:value-type="string">
            <text:list xml:id="list163824803220515" text:continue-numbering="true" text:style-name="L9">
              <text:list-item>
                <text:p text:style-name="P5">-</text:p>
              </text:list-item>
            </text:list>
          </table:table-cell>
          <table:table-cell table:style-name="Table1.A1" office:value-type="string">
            <text:list xml:id="list163825010667227" text:continue-numbering="true" text:style-name="L9">
              <text:list-item>
                <text:p text:style-name="P5">$ 2600</text:p>
              </text:list-item>
            </text:list>
          </table:table-cell>
          <table:table-cell table:style-name="Table1.A1" office:value-type="string">
            <text:list xml:id="list163825393749421" text:continue-numbering="true" text:style-name="L9">
              <text:list-item>
                <text:p text:style-name="P5">$ 600</text:p>
              </text:list-item>
            </text:list>
          </table:table-cell>
        </table:table-row>
        <table:table-row>
          <table:table-cell table:style-name="Table1.A1" office:value-type="string">
            <text:list xml:id="list163824795750839" text:continue-numbering="true" text:style-name="L9">
              <text:list-item>
                <text:p text:style-name="P4"/>
              </text:list-item>
            </text:list>
          </table:table-cell>
          <table:table-cell table:style-name="Table1.A1" office:value-type="string">
            <text:list xml:id="list163825654566594" text:continue-numbering="true" text:style-name="L9">
              <text:list-item>
                <text:p text:style-name="P4"/>
              </text:list-item>
            </text:list>
          </table:table-cell>
          <table:table-cell table:style-name="Table1.A1" office:value-type="string">
            <text:list xml:id="list163826710748964" text:continue-numbering="true" text:style-name="L9">
              <text:list-item>
                <text:p text:style-name="P4"/>
              </text:list-item>
            </text:list>
          </table:table-cell>
          <table:table-cell table:style-name="Table1.A1" office:value-type="string">
            <text:list xml:id="list163825862340994" text:continue-numbering="true" text:style-name="L9">
              <text:list-item>
                <text:p text:style-name="P4"/>
              </text:list-item>
            </text:list>
          </table:table-cell>
          <table:table-cell table:style-name="Table1.A1" office:value-type="string">
            <text:list xml:id="list163826591554791" text:continue-numbering="true" text:style-name="L9">
              <text:list-item>
                <text:p text:style-name="P4"/>
              </text:list-item>
            </text:list>
          </table:table-cell>
          <table:table-cell table:style-name="Table1.A1" office:value-type="string">
            <text:list xml:id="list163825303818964" text:continue-numbering="true" text:style-name="L9">
              <text:list-item>
                <text:p text:style-name="P4"/>
              </text:list-item>
            </text:list>
          </table:table-cell>
        </table:table-row>
        <table:table-row>
          <table:table-cell table:style-name="Table1.A1" office:value-type="string">
            <text:list xml:id="list163826052536049" text:continue-numbering="true" text:style-name="L9">
              <text:list-item>
                <text:p text:style-name="P5">A.01.2</text:p>
              </text:list-item>
            </text:list>
          </table:table-cell>
          <table:table-cell table:style-name="Table1.A1" office:value-type="string">
            <text:list xml:id="list163826112785838" text:continue-numbering="true" text:style-name="L9">
              <text:list-item>
                <text:p text:style-name="P5">PROFESSIONAL LIBRARIANS</text:p>
              </text:list-item>
            </text:list>
          </table:table-cell>
          <table:table-cell table:style-name="Table1.A1" office:value-type="string">
            <text:list xml:id="list163826457018154" text:continue-numbering="true" text:style-name="L9">
              <text:list-item>
                <text:p text:style-name="P4"/>
              </text:list-item>
            </text:list>
          </table:table-cell>
          <table:table-cell table:style-name="Table1.A1" office:value-type="string">
            <text:list xml:id="list163826203125900" text:continue-numbering="true" text:style-name="L9">
              <text:list-item>
                <text:p text:style-name="P4"/>
              </text:list-item>
            </text:list>
          </table:table-cell>
          <table:table-cell table:style-name="Table1.A1" office:value-type="string">
            <text:list xml:id="list163826630383525" text:continue-numbering="true" text:style-name="L9">
              <text:list-item>
                <text:p text:style-name="P4"/>
              </text:list-item>
            </text:list>
          </table:table-cell>
          <table:table-cell table:style-name="Table1.A1" office:value-type="string">
            <text:list xml:id="list163826483353942" text:continue-numbering="true" text:style-name="L9">
              <text:list-item>
                <text:p text:style-name="P4"/>
              </text:list-item>
            </text:list>
          </table:table-cell>
        </table:table-row>
        <table:table-row>
          <table:table-cell table:style-name="Table1.A1" office:value-type="string">
            <text:list xml:id="list163824779474167" text:continue-numbering="true" text:style-name="L9">
              <text:list-item>
                <text:p text:style-name="P4"/>
              </text:list-item>
            </text:list>
          </table:table-cell>
          <table:table-cell table:style-name="Table1.A1" office:value-type="string">
            <text:list xml:id="list163825908335493" text:continue-numbering="true" text:style-name="L9">
              <text:list-item>
                <text:p text:style-name="P4"/>
              </text:list-item>
            </text:list>
          </table:table-cell>
          <table:table-cell table:style-name="Table1.A1" office:value-type="string">
            <text:list xml:id="list163825823298283" text:continue-numbering="true" text:style-name="L9">
              <text:list-item>
                <text:p text:style-name="P4"/>
              </text:list-item>
            </text:list>
          </table:table-cell>
          <table:table-cell table:style-name="Table1.A1" office:value-type="string">
            <text:list xml:id="list163825009206671" text:continue-numbering="true" text:style-name="L9">
              <text:list-item>
                <text:p text:style-name="P4"/>
              </text:list-item>
            </text:list>
          </table:table-cell>
          <table:table-cell table:style-name="Table1.A1" office:value-type="string">
            <text:list xml:id="list163826418775174" text:continue-numbering="true" text:style-name="L9">
              <text:list-item>
                <text:p text:style-name="P4"/>
              </text:list-item>
            </text:list>
          </table:table-cell>
          <table:table-cell table:style-name="Table1.A1" office:value-type="string">
            <text:list xml:id="list163826561664562" text:continue-numbering="true" text:style-name="L9">
              <text:list-item>
                <text:p text:style-name="P4"/>
              </text:list-item>
            </text:list>
          </table:table-cell>
        </table:table-row>
        <table:table-row>
          <table:table-cell table:style-name="Table1.A1" office:value-type="string">
            <text:list xml:id="list163824710146673" text:continue-numbering="true" text:style-name="L9">
              <text:list-item>
                <text:p text:style-name="P4"/>
              </text:list-item>
            </text:list>
          </table:table-cell>
          <table:table-cell table:style-name="Table1.A1" office:value-type="string">
            <text:list xml:id="list163826700108588" text:continue-numbering="true" text:style-name="L9">
              <text:list-item>
                <text:p text:style-name="P5">Librarian Grade II</text:p>
              </text:list-item>
            </text:list>
          </table:table-cell>
          <table:table-cell table:style-name="Table1.A1" office:value-type="string">
            <text:list xml:id="list163825106049768" text:continue-numbering="true" text:style-name="L9">
              <text:list-item>
                <text:p text:style-name="P5">$ 62,000</text:p>
              </text:list-item>
            </text:list>
          </table:table-cell>
          <table:table-cell table:style-name="Table1.A1" office:value-type="string">
            <text:list xml:id="list163826477343570" text:continue-numbering="true" text:style-name="L9">
              <text:list-item>
                <text:p text:style-name="P5">-</text:p>
              </text:list-item>
            </text:list>
          </table:table-cell>
          <table:table-cell table:style-name="Table1.A1" office:value-type="string">
            <text:list xml:id="list163825819454595" text:continue-numbering="true" text:style-name="L9">
              <text:list-item>
                <text:p text:style-name="P5">$ 2600</text:p>
              </text:list-item>
            </text:list>
          </table:table-cell>
          <table:table-cell table:style-name="Table1.A1" office:value-type="string">
            <text:list xml:id="list163824934819468" text:continue-numbering="true" text:style-name="L9">
              <text:list-item>
                <text:p text:style-name="P5">$ 600</text:p>
              </text:list-item>
            </text:list>
          </table:table-cell>
        </table:table-row>
        <table:table-row>
          <table:table-cell table:style-name="Table1.A1" office:value-type="string">
            <text:list xml:id="list163825530134411" text:continue-numbering="true" text:style-name="L9">
              <text:list-item>
                <text:p text:style-name="P4"/>
              </text:list-item>
            </text:list>
          </table:table-cell>
          <table:table-cell table:style-name="Table1.A1" office:value-type="string">
            <text:list xml:id="list163825070059837" text:continue-numbering="true" text:style-name="L9">
              <text:list-item>
                <text:p text:style-name="P5">Librarian Grade III</text:p>
              </text:list-item>
            </text:list>
          </table:table-cell>
          <table:table-cell table:style-name="Table1.A1" office:value-type="string">
            <text:list xml:id="list163824780173630" text:continue-numbering="true" text:style-name="L9">
              <text:list-item>
                <text:p text:style-name="P5">$ 77,000</text:p>
              </text:list-item>
            </text:list>
          </table:table-cell>
          <table:table-cell table:style-name="Table1.A1" office:value-type="string">
            <text:list xml:id="list163825942737042" text:continue-numbering="true" text:style-name="L9">
              <text:list-item>
                <text:p text:style-name="P5">-</text:p>
              </text:list-item>
            </text:list>
          </table:table-cell>
          <table:table-cell table:style-name="Table1.A1" office:value-type="string">
            <text:list xml:id="list163826213122189" text:continue-numbering="true" text:style-name="L9">
              <text:list-item>
                <text:p text:style-name="P5">$ 2600</text:p>
              </text:list-item>
            </text:list>
          </table:table-cell>
          <table:table-cell table:style-name="Table1.A1" office:value-type="string">
            <text:list xml:id="list163825331304749" text:continue-numbering="true" text:style-name="L9">
              <text:list-item>
                <text:p text:style-name="P5">$ 600</text:p>
              </text:list-item>
            </text:list>
          </table:table-cell>
        </table:table-row>
        <table:table-row>
          <table:table-cell table:style-name="Table1.A1" office:value-type="string">
            <text:list xml:id="list163825231377090" text:continue-numbering="true" text:style-name="L9">
              <text:list-item>
                <text:p text:style-name="P4"/>
              </text:list-item>
            </text:list>
          </table:table-cell>
          <table:table-cell table:style-name="Table1.A1" office:value-type="string">
            <text:list xml:id="list163826559839082" text:continue-numbering="true" text:style-name="L9">
              <text:list-item>
                <text:p text:style-name="P5">Librarian Grade IV</text:p>
              </text:list-item>
            </text:list>
          </table:table-cell>
          <table:table-cell table:style-name="Table1.A1" office:value-type="string">
            <text:list xml:id="list163826220971318" text:continue-numbering="true" text:style-name="L9">
              <text:list-item>
                <text:p text:style-name="P5">$102,0<text:soft-page-break/>00</text:p>
              </text:list-item>
            </text:list>
          </table:table-cell>
          <table:table-cell table:style-name="Table1.A1" office:value-type="string">
            <text:list xml:id="list163824706566712" text:continue-numbering="true" text:style-name="L9">
              <text:list-item>
                <text:p text:style-name="P5">-</text:p>
              </text:list-item>
            </text:list>
          </table:table-cell>
          <table:table-cell table:style-name="Table1.A1" office:value-type="string">
            <text:list xml:id="list163825945592370" text:continue-numbering="true" text:style-name="L9">
              <text:list-item>
                <text:p text:style-name="P5">$ 2600</text:p>
              </text:list-item>
            </text:list>
          </table:table-cell>
          <table:table-cell table:style-name="Table1.A1" office:value-type="string">
            <text:list xml:id="list163825766850283" text:continue-numbering="true" text:style-name="L9">
              <text:list-item>
                <text:p text:style-name="P5">$ 600</text:p>
              </text:list-item>
            </text:list>
          </table:table-cell>
        </table:table-row>
        <table:table-row>
          <table:table-cell table:style-name="Table1.A1" office:value-type="string">
            <text:list xml:id="list163825393417933" text:continue-numbering="true" text:style-name="L9">
              <text:list-item>
                <text:p text:style-name="P4"/>
              </text:list-item>
            </text:list>
          </table:table-cell>
          <table:table-cell table:style-name="Table1.A1" office:value-type="string">
            <text:list xml:id="list163824697324674" text:continue-numbering="true" text:style-name="L9">
              <text:list-item>
                <text:p text:style-name="P4"/>
              </text:list-item>
            </text:list>
          </table:table-cell>
          <table:table-cell table:style-name="Table1.A1" office:value-type="string">
            <text:list xml:id="list163826093922434" text:continue-numbering="true" text:style-name="L9">
              <text:list-item>
                <text:p text:style-name="P4"/>
              </text:list-item>
            </text:list>
          </table:table-cell>
          <table:table-cell table:style-name="Table1.A1" office:value-type="string">
            <text:list xml:id="list163825694928538" text:continue-numbering="true" text:style-name="L9">
              <text:list-item>
                <text:p text:style-name="P4"/>
              </text:list-item>
            </text:list>
          </table:table-cell>
          <table:table-cell table:style-name="Table1.A1" office:value-type="string">
            <text:list xml:id="list163824665582779" text:continue-numbering="true" text:style-name="L9">
              <text:list-item>
                <text:p text:style-name="P4"/>
              </text:list-item>
            </text:list>
          </table:table-cell>
          <table:table-cell table:style-name="Table1.A1" office:value-type="string">
            <text:list xml:id="list163824625384499" text:continue-numbering="true" text:style-name="L9">
              <text:list-item>
                <text:p text:style-name="P4"/>
              </text:list-item>
            </text:list>
          </table:table-cell>
        </table:table-row>
        <table:table-row>
          <table:table-cell table:style-name="Table1.A1" office:value-type="string">
            <text:list xml:id="list163824710008125" text:continue-numbering="true" text:style-name="L9">
              <text:list-item>
                <text:p text:style-name="P5">A.01.3</text:p>
              </text:list-item>
            </text:list>
          </table:table-cell>
          <table:table-cell table:style-name="Table1.A1" office:value-type="string">
            <text:list xml:id="list163825414977188" text:continue-numbering="true" text:style-name="L9">
              <text:list-item>
                <text:p text:style-name="P5">INSTRUCTORS/ACADEMIC ASSISTANTS</text:p>
              </text:list-item>
            </text:list>
          </table:table-cell>
          <table:table-cell table:style-name="Table1.A1" office:value-type="string">
            <text:list xml:id="list163826224644223" text:continue-numbering="true" text:style-name="L9">
              <text:list-item>
                <text:p text:style-name="P4"/>
              </text:list-item>
            </text:list>
          </table:table-cell>
          <table:table-cell table:style-name="Table1.A1" office:value-type="string">
            <text:list xml:id="list163825475285257" text:continue-numbering="true" text:style-name="L9">
              <text:list-item>
                <text:p text:style-name="P4"/>
              </text:list-item>
            </text:list>
          </table:table-cell>
          <table:table-cell table:style-name="Table1.A1" office:value-type="string">
            <text:list xml:id="list163826410383022" text:continue-numbering="true" text:style-name="L9">
              <text:list-item>
                <text:p text:style-name="P4"/>
              </text:list-item>
            </text:list>
          </table:table-cell>
          <table:table-cell table:style-name="Table1.A1" office:value-type="string">
            <text:list xml:id="list163825063520211" text:continue-numbering="true" text:style-name="L9">
              <text:list-item>
                <text:p text:style-name="P4"/>
              </text:list-item>
            </text:list>
          </table:table-cell>
        </table:table-row>
        <table:table-row>
          <table:table-cell table:style-name="Table1.A1" office:value-type="string">
            <text:list xml:id="list163826250584029" text:continue-numbering="true" text:style-name="L9">
              <text:list-item>
                <text:p text:style-name="P4"/>
              </text:list-item>
            </text:list>
          </table:table-cell>
          <table:table-cell table:style-name="Table1.A1" office:value-type="string">
            <text:list xml:id="list163825605642355" text:continue-numbering="true" text:style-name="L9">
              <text:list-item>
                <text:p text:style-name="P5">Instructor/Academic Assistant I</text:p>
              </text:list-item>
            </text:list>
          </table:table-cell>
          <table:table-cell table:style-name="Table1.A1" office:value-type="string">
            <text:list xml:id="list163825003115449" text:continue-numbering="true" text:style-name="L9">
              <text:list-item>
                <text:p text:style-name="P5">$ 47,000</text:p>
              </text:list-item>
            </text:list>
          </table:table-cell>
          <table:table-cell table:style-name="Table1.A1" office:value-type="string">
            <text:list xml:id="list163826172564729" text:continue-numbering="true" text:style-name="L9">
              <text:list-item>
                <text:p text:style-name="P5">$ 109,245</text:p>
              </text:list-item>
            </text:list>
          </table:table-cell>
          <table:table-cell table:style-name="Table1.A1" office:value-type="string">
            <text:list xml:id="list163824671218738" text:continue-numbering="true" text:style-name="L9">
              <text:list-item>
                <text:p text:style-name="P5">-</text:p>
              </text:list-item>
            </text:list>
          </table:table-cell>
          <table:table-cell table:style-name="Table1.A1" office:value-type="string">
            <text:list xml:id="list163825088636571" text:continue-numbering="true" text:style-name="L9">
              <text:list-item>
                <text:p text:style-name="P5">$2800 </text:p>
              </text:list-item>
            </text:list>
          </table:table-cell>
        </table:table-row>
        <table:table-row>
          <table:table-cell table:style-name="Table1.A1" office:value-type="string">
            <text:list xml:id="list163824800164373" text:continue-numbering="true" text:style-name="L9">
              <text:list-item>
                <text:p text:style-name="P4"/>
              </text:list-item>
            </text:list>
          </table:table-cell>
          <table:table-cell table:style-name="Table1.A1" office:value-type="string">
            <text:list xml:id="list163825585191181" text:continue-numbering="true" text:style-name="L9">
              <text:list-item>
                <text:p text:style-name="P5">Instructor/Academic Assistant II</text:p>
              </text:list-item>
            </text:list>
          </table:table-cell>
          <table:table-cell table:style-name="Table1.A1" office:value-type="string">
            <text:list xml:id="list163825664824500" text:continue-numbering="true" text:style-name="L9">
              <text:list-item>
                <text:p text:style-name="P5">$ 52,000</text:p>
              </text:list-item>
            </text:list>
          </table:table-cell>
          <table:table-cell table:style-name="Table1.A1" office:value-type="string">
            <text:list xml:id="list163825632133740" text:continue-numbering="true" text:style-name="L9">
              <text:list-item>
                <text:p text:style-name="P5">$ 116,190</text:p>
              </text:list-item>
            </text:list>
          </table:table-cell>
          <table:table-cell table:style-name="Table1.A1" office:value-type="string">
            <text:list xml:id="list163826631883598" text:continue-numbering="true" text:style-name="L9">
              <text:list-item>
                <text:p text:style-name="P5">-</text:p>
              </text:list-item>
            </text:list>
          </table:table-cell>
          <table:table-cell table:style-name="Table1.A1" office:value-type="string">
            <text:list xml:id="list163825077984366" text:continue-numbering="true" text:style-name="L9">
              <text:list-item>
                <text:p text:style-name="P5">$2800</text:p>
              </text:list-item>
            </text:list>
          </table:table-cell>
        </table:table-row>
        <table:table-row>
          <table:table-cell table:style-name="Table1.A1" office:value-type="string">
            <text:list xml:id="list163826666590712" text:continue-numbering="true" text:style-name="L9">
              <text:list-item>
                <text:p text:style-name="P4"/>
              </text:list-item>
            </text:list>
          </table:table-cell>
          <table:table-cell table:style-name="Table1.A1" office:value-type="string">
            <text:list xml:id="list163825944593322" text:continue-numbering="true" text:style-name="L9">
              <text:list-item>
                <text:p text:style-name="P5">Instructor/Academic Assistant III</text:p>
              </text:list-item>
            </text:list>
          </table:table-cell>
          <table:table-cell table:style-name="Table1.A1" office:value-type="string">
            <text:list xml:id="list163826683563390" text:continue-numbering="true" text:style-name="L9">
              <text:list-item>
                <text:p text:style-name="P5">$ 57,000</text:p>
              </text:list-item>
            </text:list>
          </table:table-cell>
          <table:table-cell table:style-name="Table1.A1" office:value-type="string">
            <text:list xml:id="list163825837771647" text:continue-numbering="true" text:style-name="L9">
              <text:list-item>
                <text:p text:style-name="P5">$ 123,140</text:p>
              </text:list-item>
            </text:list>
          </table:table-cell>
          <table:table-cell table:style-name="Table1.A1" office:value-type="string">
            <text:list xml:id="list163825752857892" text:continue-numbering="true" text:style-name="L9">
              <text:list-item>
                <text:p text:style-name="P5">-</text:p>
              </text:list-item>
            </text:list>
          </table:table-cell>
          <table:table-cell table:style-name="Table1.A1" office:value-type="string">
            <text:list xml:id="list163825039610821" text:continue-numbering="true" text:style-name="L9">
              <text:list-item>
                <text:p text:style-name="P5">$2800</text:p>
              </text:list-item>
            </text:list>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list xml:id="list163825408472134" text:continue-numbering="true" text:style-name="L9">
              <text:list-item>
                <text:p text:style-name="P4"/>
              </text:list-item>
            </text:list>
          </table:table-cell>
          <table:table-cell table:style-name="Table2.A1" office:value-type="string">
            <text:list xml:id="list163826566397556" text:continue-numbering="true" text:style-name="L9">
              <text:list-item>
                <text:p text:style-name="P5"><text:bookmark text:name="d1e3458"/>Year 2 </text:p>
              </text:list-item>
              <text:list-item>
                <text:p text:style-name="P5"><text:bookmark text:name="d1e3461"/>Effective July 1, 2017 to June 30, 2018 </text:p>
              </text:list-item>
            </text:list>
          </table:table-cell>
          <table:table-cell table:style-name="Table2.A1" office:value-type="string">
            <text:list xml:id="list163825061043995" text:continue-numbering="true" text:style-name="L9">
              <text:list-item>
                <text:p text:style-name="P5">Minimum</text:p>
              </text:list-item>
            </text:list>
          </table:table-cell>
          <table:table-cell table:style-name="Table2.A1" office:value-type="string">
            <text:list xml:id="list163826199858480" text:continue-numbering="true" text:style-name="L9">
              <text:list-item>
                <text:p text:style-name="P5">Maximum</text:p>
              </text:list-item>
            </text:list>
          </table:table-cell>
          <table:table-cell table:style-name="Table2.A1" office:value-type="string">
            <text:list xml:id="list163826259655300" text:continue-numbering="true" text:style-name="L9">
              <text:list-item>
                <text:p text:style-name="P5">Career Progress Increment per Member</text:p>
              </text:list-item>
            </text:list>
          </table:table-cell>
          <table:table-cell table:style-name="Table2.A1" office:value-type="string">
            <text:list xml:id="list163826299320296" text:continue-numbering="true" text:style-name="L9">
              <text:list-item>
                <text:p text:style-name="P5">Merit Pool Contribution per Member</text:p>
              </text:list-item>
            </text:list>
          </table:table-cell>
        </table:table-row>
        <table:table-row>
          <table:table-cell table:style-name="Table2.A1" office:value-type="string">
            <text:list xml:id="list163825709867478" text:continue-numbering="true" text:style-name="L9">
              <text:list-item>
                <text:p text:style-name="P5">A.01.1</text:p>
              </text:list-item>
            </text:list>
          </table:table-cell>
          <table:table-cell table:style-name="Table2.A1" office:value-type="string">
            <text:list xml:id="list163824750983935" text:continue-numbering="true" text:style-name="L9">
              <text:list-item>
                <text:p text:style-name="P5">FACULTY MEMBERS</text:p>
              </text:list-item>
            </text:list>
          </table:table-cell>
          <table:table-cell table:style-name="Table2.A1" office:value-type="string">
            <text:list xml:id="list163825894886927" text:continue-numbering="true" text:style-name="L9">
              <text:list-item>
                <text:p text:style-name="P4"/>
              </text:list-item>
            </text:list>
          </table:table-cell>
          <table:table-cell table:style-name="Table2.A1" office:value-type="string">
            <text:list xml:id="list163824693302550" text:continue-numbering="true" text:style-name="L9">
              <text:list-item>
                <text:p text:style-name="P4"/>
              </text:list-item>
            </text:list>
          </table:table-cell>
          <table:table-cell table:style-name="Table2.A1" office:value-type="string">
            <text:list xml:id="list163825446667346" text:continue-numbering="true" text:style-name="L9">
              <text:list-item>
                <text:p text:style-name="P4"/>
              </text:list-item>
            </text:list>
          </table:table-cell>
          <table:table-cell table:style-name="Table2.A1" office:value-type="string">
            <text:list xml:id="list163825954067891" text:continue-numbering="true" text:style-name="L9">
              <text:list-item>
                <text:p text:style-name="P4"/>
              </text:list-item>
            </text:list>
          </table:table-cell>
        </table:table-row>
        <table:table-row>
          <table:table-cell table:style-name="Table2.A1" office:value-type="string">
            <text:list xml:id="list163825012249056" text:continue-numbering="true" text:style-name="L9">
              <text:list-item>
                <text:p text:style-name="P4"/>
              </text:list-item>
            </text:list>
          </table:table-cell>
          <table:table-cell table:style-name="Table2.A1" office:value-type="string">
            <text:list xml:id="list163825927836731" text:continue-numbering="true" text:style-name="L9">
              <text:list-item>
                <text:p text:style-name="P5">Assistant Professor</text:p>
              </text:list-item>
            </text:list>
          </table:table-cell>
          <table:table-cell table:style-name="Table2.A1" office:value-type="string">
            <text:list xml:id="list163826510868669" text:continue-numbering="true" text:style-name="L9">
              <text:list-item>
                <text:p text:style-name="P5">$ 65,000</text:p>
              </text:list-item>
            </text:list>
          </table:table-cell>
          <table:table-cell table:style-name="Table2.A1" office:value-type="string">
            <text:list xml:id="list163825580338979" text:continue-numbering="true" text:style-name="L9">
              <text:list-item>
                <text:p text:style-name="P5">-</text:p>
              </text:list-item>
            </text:list>
          </table:table-cell>
          <table:table-cell table:style-name="Table2.A1" office:value-type="string">
            <text:list xml:id="list163825473478074" text:continue-numbering="true" text:style-name="L9">
              <text:list-item>
                <text:p text:style-name="P5">$2600</text:p>
              </text:list-item>
            </text:list>
          </table:table-cell>
          <table:table-cell table:style-name="Table2.A1" office:value-type="string">
            <text:list xml:id="list163826538279875" text:continue-numbering="true" text:style-name="L9">
              <text:list-item>
                <text:p text:style-name="P5">$ 625</text:p>
              </text:list-item>
            </text:list>
          </table:table-cell>
        </table:table-row>
        <table:table-row>
          <table:table-cell table:style-name="Table2.A1" office:value-type="string">
            <text:list xml:id="list163826647868737" text:continue-numbering="true" text:style-name="L9">
              <text:list-item>
                <text:p text:style-name="P4"/>
              </text:list-item>
            </text:list>
          </table:table-cell>
          <table:table-cell table:style-name="Table2.A1" office:value-type="string">
            <text:list xml:id="list163826235167453" text:continue-numbering="true" text:style-name="L9">
              <text:list-item>
                <text:p text:style-name="P5">Associate Professor</text:p>
              </text:list-item>
            </text:list>
          </table:table-cell>
          <table:table-cell table:style-name="Table2.A1" office:value-type="string">
            <text:list xml:id="list163825255088020" text:continue-numbering="true" text:style-name="L9">
              <text:list-item>
                <text:p text:style-name="P5">$ 80,000</text:p>
              </text:list-item>
            </text:list>
          </table:table-cell>
          <table:table-cell table:style-name="Table2.A1" office:value-type="string">
            <text:list xml:id="list163825371599642" text:continue-numbering="true" text:style-name="L9">
              <text:list-item>
                <text:p text:style-name="P5">-</text:p>
              </text:list-item>
            </text:list>
          </table:table-cell>
          <table:table-cell table:style-name="Table2.A1" office:value-type="string">
            <text:list xml:id="list163825675623892" text:continue-numbering="true" text:style-name="L9">
              <text:list-item>
                <text:p text:style-name="P5">$2600</text:p>
              </text:list-item>
            </text:list>
          </table:table-cell>
          <table:table-cell table:style-name="Table2.A1" office:value-type="string">
            <text:list xml:id="list163824996497384" text:continue-numbering="true" text:style-name="L9">
              <text:list-item>
                <text:p text:style-name="P5">$ 625</text:p>
              </text:list-item>
            </text:list>
          </table:table-cell>
        </table:table-row>
        <table:table-row>
          <table:table-cell table:style-name="Table2.A1" office:value-type="string">
            <text:list xml:id="list163826079458904" text:continue-numbering="true" text:style-name="L9">
              <text:list-item>
                <text:p text:style-name="P4"/>
              </text:list-item>
            </text:list>
          </table:table-cell>
          <table:table-cell table:style-name="Table2.A1" office:value-type="string">
            <text:list xml:id="list163825103051431" text:continue-numbering="true" text:style-name="L9">
              <text:list-item>
                <text:p text:style-name="P5">Professor</text:p>
              </text:list-item>
            </text:list>
          </table:table-cell>
          <table:table-cell table:style-name="Table2.A1" office:value-type="string">
            <text:list xml:id="list163824903893210" text:continue-numbering="true" text:style-name="L9">
              <text:list-item>
                <text:p text:style-name="P5">$105,000</text:p>
              </text:list-item>
            </text:list>
          </table:table-cell>
          <table:table-cell table:style-name="Table2.A1" office:value-type="string">
            <text:list xml:id="list163825054084552" text:continue-numbering="true" text:style-name="L9">
              <text:list-item>
                <text:p text:style-name="P5">-</text:p>
              </text:list-item>
            </text:list>
          </table:table-cell>
          <table:table-cell table:style-name="Table2.A1" office:value-type="string">
            <text:list xml:id="list163826620244836" text:continue-numbering="true" text:style-name="L9">
              <text:list-item>
                <text:p text:style-name="P5">$2600</text:p>
              </text:list-item>
            </text:list>
          </table:table-cell>
          <table:table-cell table:style-name="Table2.A1" office:value-type="string">
            <text:list xml:id="list163825057388993" text:continue-numbering="true" text:style-name="L9">
              <text:list-item>
                <text:p text:style-name="P5">$ 625</text:p>
              </text:list-item>
            </text:list>
          </table:table-cell>
        </table:table-row>
        <table:table-row>
          <table:table-cell table:style-name="Table2.A1" office:value-type="string">
            <text:list xml:id="list163826449796038" text:continue-numbering="true" text:style-name="L9">
              <text:list-item>
                <text:p text:style-name="P4"/>
              </text:list-item>
            </text:list>
          </table:table-cell>
          <table:table-cell table:style-name="Table2.A1" office:value-type="string">
            <text:list xml:id="list163825991714295" text:continue-numbering="true" text:style-name="L9">
              <text:list-item>
                <text:p text:style-name="P4"/>
              </text:list-item>
            </text:list>
          </table:table-cell>
          <table:table-cell table:style-name="Table2.A1" office:value-type="string">
            <text:list xml:id="list163826657894104" text:continue-numbering="true" text:style-name="L9">
              <text:list-item>
                <text:p text:style-name="P4"/>
              </text:list-item>
            </text:list>
          </table:table-cell>
          <table:table-cell table:style-name="Table2.A1" office:value-type="string">
            <text:list xml:id="list163825799786763" text:continue-numbering="true" text:style-name="L9">
              <text:list-item>
                <text:p text:style-name="P4"/>
              </text:list-item>
            </text:list>
          </table:table-cell>
          <table:table-cell table:style-name="Table2.A1" office:value-type="string">
            <text:list xml:id="list163824843726492" text:continue-numbering="true" text:style-name="L9">
              <text:list-item>
                <text:p text:style-name="P4"/>
              </text:list-item>
            </text:list>
          </table:table-cell>
          <table:table-cell table:style-name="Table2.A1" office:value-type="string">
            <text:list xml:id="list163826576162394" text:continue-numbering="true" text:style-name="L9">
              <text:list-item>
                <text:p text:style-name="P4"/>
              </text:list-item>
            </text:list>
          </table:table-cell>
        </table:table-row>
        <text:soft-page-break/>
        <table:table-row>
          <table:table-cell table:style-name="Table2.A1" office:value-type="string">
            <text:list xml:id="list163825046213758" text:continue-numbering="true" text:style-name="L9">
              <text:list-item>
                <text:p text:style-name="P5">A.01.2</text:p>
              </text:list-item>
            </text:list>
          </table:table-cell>
          <table:table-cell table:style-name="Table2.A1" office:value-type="string">
            <text:list xml:id="list163826181319193" text:continue-numbering="true" text:style-name="L9">
              <text:list-item>
                <text:p text:style-name="P5">PROFESSIONAL LIBRARIANS</text:p>
              </text:list-item>
            </text:list>
          </table:table-cell>
          <table:table-cell table:style-name="Table2.A1" office:value-type="string">
            <text:list xml:id="list163826703774506" text:continue-numbering="true" text:style-name="L9">
              <text:list-item>
                <text:p text:style-name="P4"/>
              </text:list-item>
            </text:list>
          </table:table-cell>
          <table:table-cell table:style-name="Table2.A1" office:value-type="string">
            <text:list xml:id="list163826003976196" text:continue-numbering="true" text:style-name="L9">
              <text:list-item>
                <text:p text:style-name="P4"/>
              </text:list-item>
            </text:list>
          </table:table-cell>
          <table:table-cell table:style-name="Table2.A1" office:value-type="string">
            <text:list xml:id="list163826602715157" text:continue-numbering="true" text:style-name="L9">
              <text:list-item>
                <text:p text:style-name="P4"/>
              </text:list-item>
            </text:list>
          </table:table-cell>
          <table:table-cell table:style-name="Table2.A1" office:value-type="string">
            <text:list xml:id="list163825773143903" text:continue-numbering="true" text:style-name="L9">
              <text:list-item>
                <text:p text:style-name="P4"/>
              </text:list-item>
            </text:list>
          </table:table-cell>
        </table:table-row>
        <table:table-row>
          <table:table-cell table:style-name="Table2.A1" office:value-type="string">
            <text:list xml:id="list163825538740762" text:continue-numbering="true" text:style-name="L9">
              <text:list-item>
                <text:p text:style-name="P4"/>
              </text:list-item>
            </text:list>
          </table:table-cell>
          <table:table-cell table:style-name="Table2.A1" office:value-type="string">
            <text:list xml:id="list163824623758270" text:continue-numbering="true" text:style-name="L9">
              <text:list-item>
                <text:p text:style-name="P5">Librarian Grade II</text:p>
              </text:list-item>
            </text:list>
          </table:table-cell>
          <table:table-cell table:style-name="Table2.A1" office:value-type="string">
            <text:list xml:id="list163826549986918" text:continue-numbering="true" text:style-name="L9">
              <text:list-item>
                <text:p text:style-name="P5">$ 65,000</text:p>
              </text:list-item>
            </text:list>
          </table:table-cell>
          <table:table-cell table:style-name="Table2.A1" office:value-type="string">
            <text:list xml:id="list163824984360363" text:continue-numbering="true" text:style-name="L9">
              <text:list-item>
                <text:p text:style-name="P5">-</text:p>
              </text:list-item>
            </text:list>
          </table:table-cell>
          <table:table-cell table:style-name="Table2.A1" office:value-type="string">
            <text:list xml:id="list163826406055429" text:continue-numbering="true" text:style-name="L9">
              <text:list-item>
                <text:p text:style-name="P5">$2600</text:p>
              </text:list-item>
            </text:list>
          </table:table-cell>
          <table:table-cell table:style-name="Table2.A1" office:value-type="string">
            <text:list xml:id="list163825778108891" text:continue-numbering="true" text:style-name="L9">
              <text:list-item>
                <text:p text:style-name="P5">$ 625</text:p>
              </text:list-item>
            </text:list>
          </table:table-cell>
        </table:table-row>
        <table:table-row>
          <table:table-cell table:style-name="Table2.A1" office:value-type="string">
            <text:list xml:id="list163825496443080" text:continue-numbering="true" text:style-name="L9">
              <text:list-item>
                <text:p text:style-name="P4"/>
              </text:list-item>
            </text:list>
          </table:table-cell>
          <table:table-cell table:style-name="Table2.A1" office:value-type="string">
            <text:list xml:id="list163826118678757" text:continue-numbering="true" text:style-name="L9">
              <text:list-item>
                <text:p text:style-name="P5">Librarian Grade III</text:p>
              </text:list-item>
            </text:list>
          </table:table-cell>
          <table:table-cell table:style-name="Table2.A1" office:value-type="string">
            <text:list xml:id="list163825406722700" text:continue-numbering="true" text:style-name="L9">
              <text:list-item>
                <text:p text:style-name="P5">$ 80,000</text:p>
              </text:list-item>
            </text:list>
          </table:table-cell>
          <table:table-cell table:style-name="Table2.A1" office:value-type="string">
            <text:list xml:id="list163826019937404" text:continue-numbering="true" text:style-name="L9">
              <text:list-item>
                <text:p text:style-name="P5">-</text:p>
              </text:list-item>
            </text:list>
          </table:table-cell>
          <table:table-cell table:style-name="Table2.A1" office:value-type="string">
            <text:list xml:id="list163825797874405" text:continue-numbering="true" text:style-name="L9">
              <text:list-item>
                <text:p text:style-name="P5">$2600</text:p>
              </text:list-item>
            </text:list>
          </table:table-cell>
          <table:table-cell table:style-name="Table2.A1" office:value-type="string">
            <text:list xml:id="list163826270137653" text:continue-numbering="true" text:style-name="L9">
              <text:list-item>
                <text:p text:style-name="P5">$ 625</text:p>
              </text:list-item>
            </text:list>
          </table:table-cell>
        </table:table-row>
        <table:table-row>
          <table:table-cell table:style-name="Table2.A1" office:value-type="string">
            <text:list xml:id="list163825666912581" text:continue-numbering="true" text:style-name="L9">
              <text:list-item>
                <text:p text:style-name="P4"/>
              </text:list-item>
            </text:list>
          </table:table-cell>
          <table:table-cell table:style-name="Table2.A1" office:value-type="string">
            <text:list xml:id="list163825268436553" text:continue-numbering="true" text:style-name="L9">
              <text:list-item>
                <text:p text:style-name="P5">Librarian Grade IV</text:p>
              </text:list-item>
            </text:list>
          </table:table-cell>
          <table:table-cell table:style-name="Table2.A1" office:value-type="string">
            <text:list xml:id="list163826697693443" text:continue-numbering="true" text:style-name="L9">
              <text:list-item>
                <text:p text:style-name="P5">$105,000</text:p>
              </text:list-item>
            </text:list>
          </table:table-cell>
          <table:table-cell table:style-name="Table2.A1" office:value-type="string">
            <text:list xml:id="list163825957119131" text:continue-numbering="true" text:style-name="L9">
              <text:list-item>
                <text:p text:style-name="P5">-</text:p>
              </text:list-item>
            </text:list>
          </table:table-cell>
          <table:table-cell table:style-name="Table2.A1" office:value-type="string">
            <text:list xml:id="list163826167072124" text:continue-numbering="true" text:style-name="L9">
              <text:list-item>
                <text:p text:style-name="P5">$2600</text:p>
              </text:list-item>
            </text:list>
          </table:table-cell>
          <table:table-cell table:style-name="Table2.A1" office:value-type="string">
            <text:list xml:id="list163826165376955" text:continue-numbering="true" text:style-name="L9">
              <text:list-item>
                <text:p text:style-name="P5">$ 625</text:p>
              </text:list-item>
            </text:list>
          </table:table-cell>
        </table:table-row>
        <table:table-row>
          <table:table-cell table:style-name="Table2.A1" office:value-type="string">
            <text:list xml:id="list163826220759240" text:continue-numbering="true" text:style-name="L9">
              <text:list-item>
                <text:p text:style-name="P4"/>
              </text:list-item>
            </text:list>
          </table:table-cell>
          <table:table-cell table:style-name="Table2.A1" office:value-type="string">
            <text:list xml:id="list163825520912835" text:continue-numbering="true" text:style-name="L9">
              <text:list-item>
                <text:p text:style-name="P4"/>
              </text:list-item>
            </text:list>
          </table:table-cell>
          <table:table-cell table:style-name="Table2.A1" office:value-type="string">
            <text:list xml:id="list163826314326114" text:continue-numbering="true" text:style-name="L9">
              <text:list-item>
                <text:p text:style-name="P4"/>
              </text:list-item>
            </text:list>
          </table:table-cell>
          <table:table-cell table:style-name="Table2.A1" office:value-type="string">
            <text:list xml:id="list163826318206977" text:continue-numbering="true" text:style-name="L9">
              <text:list-item>
                <text:p text:style-name="P4"/>
              </text:list-item>
            </text:list>
          </table:table-cell>
          <table:table-cell table:style-name="Table2.A1" office:value-type="string">
            <text:list xml:id="list163826243392521" text:continue-numbering="true" text:style-name="L9">
              <text:list-item>
                <text:p text:style-name="P4"/>
              </text:list-item>
            </text:list>
          </table:table-cell>
          <table:table-cell table:style-name="Table2.A1" office:value-type="string">
            <text:list xml:id="list163825919055118" text:continue-numbering="true" text:style-name="L9">
              <text:list-item>
                <text:p text:style-name="P4"/>
              </text:list-item>
            </text:list>
          </table:table-cell>
        </table:table-row>
        <table:table-row>
          <table:table-cell table:style-name="Table2.A1" office:value-type="string">
            <text:list xml:id="list163825654725933" text:continue-numbering="true" text:style-name="L9">
              <text:list-item>
                <text:p text:style-name="P5">A.01.3</text:p>
              </text:list-item>
            </text:list>
          </table:table-cell>
          <table:table-cell table:style-name="Table2.A1" office:value-type="string">
            <text:list xml:id="list163824780106658" text:continue-numbering="true" text:style-name="L9">
              <text:list-item>
                <text:p text:style-name="P5">INSTRUCTORS/ACADEMIC ASSISTANTS</text:p>
              </text:list-item>
            </text:list>
          </table:table-cell>
          <table:table-cell table:style-name="Table2.A1" office:value-type="string">
            <text:list xml:id="list163826635239650" text:continue-numbering="true" text:style-name="L9">
              <text:list-item>
                <text:p text:style-name="P4"/>
              </text:list-item>
            </text:list>
          </table:table-cell>
          <table:table-cell table:style-name="Table2.A1" office:value-type="string">
            <text:list xml:id="list163825506292460" text:continue-numbering="true" text:style-name="L9">
              <text:list-item>
                <text:p text:style-name="P4"/>
              </text:list-item>
            </text:list>
          </table:table-cell>
          <table:table-cell table:style-name="Table2.A1" office:value-type="string">
            <text:list xml:id="list163825104865394" text:continue-numbering="true" text:style-name="L9">
              <text:list-item>
                <text:p text:style-name="P4"/>
              </text:list-item>
            </text:list>
          </table:table-cell>
          <table:table-cell table:style-name="Table2.A1" office:value-type="string">
            <text:list xml:id="list163826599315025" text:continue-numbering="true" text:style-name="L9">
              <text:list-item>
                <text:p text:style-name="P4"/>
              </text:list-item>
            </text:list>
          </table:table-cell>
        </table:table-row>
        <table:table-row>
          <table:table-cell table:style-name="Table2.A1" office:value-type="string">
            <text:list xml:id="list163825736752366" text:continue-numbering="true" text:style-name="L9">
              <text:list-item>
                <text:p text:style-name="P4"/>
              </text:list-item>
            </text:list>
          </table:table-cell>
          <table:table-cell table:style-name="Table2.A1" office:value-type="string">
            <text:list xml:id="list163824969545514" text:continue-numbering="true" text:style-name="L9">
              <text:list-item>
                <text:p text:style-name="P5">Instructor/Academic Assistant I</text:p>
              </text:list-item>
            </text:list>
          </table:table-cell>
          <table:table-cell table:style-name="Table2.A1" office:value-type="string">
            <text:list xml:id="list163826327201852" text:continue-numbering="true" text:style-name="L9">
              <text:list-item>
                <text:p text:style-name="P5">$ 50,000</text:p>
              </text:list-item>
            </text:list>
          </table:table-cell>
          <table:table-cell table:style-name="Table2.A1" office:value-type="string">
            <text:list xml:id="list163826509978628" text:continue-numbering="true" text:style-name="L9">
              <text:list-item>
                <text:p text:style-name="P5">$109,245 + COLA* + 0.7%</text:p>
              </text:list-item>
            </text:list>
          </table:table-cell>
          <table:table-cell table:style-name="Table2.A1" office:value-type="string">
            <text:list xml:id="list163824915769810" text:continue-numbering="true" text:style-name="L9">
              <text:list-item>
                <text:p text:style-name="P5">-</text:p>
              </text:list-item>
            </text:list>
          </table:table-cell>
          <table:table-cell table:style-name="Table2.A1" office:value-type="string">
            <text:list xml:id="list163826455752855" text:continue-numbering="true" text:style-name="L9">
              <text:list-item>
                <text:p text:style-name="P5">$2800 </text:p>
              </text:list-item>
            </text:list>
          </table:table-cell>
        </table:table-row>
        <table:table-row>
          <table:table-cell table:style-name="Table2.A1" office:value-type="string">
            <text:list xml:id="list163826024673976" text:continue-numbering="true" text:style-name="L9">
              <text:list-item>
                <text:p text:style-name="P4"/>
              </text:list-item>
            </text:list>
          </table:table-cell>
          <table:table-cell table:style-name="Table2.A1" office:value-type="string">
            <text:list xml:id="list163825586857025" text:continue-numbering="true" text:style-name="L9">
              <text:list-item>
                <text:p text:style-name="P5">Instructor/Academic Assistant II</text:p>
              </text:list-item>
            </text:list>
          </table:table-cell>
          <table:table-cell table:style-name="Table2.A1" office:value-type="string">
            <text:list xml:id="list163824953357120" text:continue-numbering="true" text:style-name="L9">
              <text:list-item>
                <text:p text:style-name="P5">$ 55,000</text:p>
              </text:list-item>
            </text:list>
          </table:table-cell>
          <table:table-cell table:style-name="Table2.A1" office:value-type="string">
            <text:list xml:id="list163825575763494" text:continue-numbering="true" text:style-name="L9">
              <text:list-item>
                <text:p text:style-name="P5">$116,190 + COLA* + 0.7%</text:p>
              </text:list-item>
            </text:list>
          </table:table-cell>
          <table:table-cell table:style-name="Table2.A1" office:value-type="string">
            <text:list xml:id="list163826203322905" text:continue-numbering="true" text:style-name="L9">
              <text:list-item>
                <text:p text:style-name="P5">-</text:p>
              </text:list-item>
            </text:list>
          </table:table-cell>
          <table:table-cell table:style-name="Table2.A1" office:value-type="string">
            <text:list xml:id="list163826558424132" text:continue-numbering="true" text:style-name="L9">
              <text:list-item>
                <text:p text:style-name="P5">$2800</text:p>
              </text:list-item>
            </text:list>
          </table:table-cell>
        </table:table-row>
        <table:table-row>
          <table:table-cell table:style-name="Table2.A1" office:value-type="string">
            <text:list xml:id="list163826654317664" text:continue-numbering="true" text:style-name="L9">
              <text:list-item>
                <text:p text:style-name="P4"/>
              </text:list-item>
            </text:list>
          </table:table-cell>
          <table:table-cell table:style-name="Table2.A1" office:value-type="string">
            <text:list xml:id="list163825065075118" text:continue-numbering="true" text:style-name="L9">
              <text:list-item>
                <text:p text:style-name="P5">Instructor/Academic Assistant III</text:p>
              </text:list-item>
            </text:list>
          </table:table-cell>
          <table:table-cell table:style-name="Table2.A1" office:value-type="string">
            <text:list xml:id="list163826156987332" text:continue-numbering="true" text:style-name="L9">
              <text:list-item>
                <text:p text:style-name="P5">$ 60,000</text:p>
              </text:list-item>
            </text:list>
          </table:table-cell>
          <table:table-cell table:style-name="Table2.A1" office:value-type="string">
            <text:list xml:id="list163824861383342" text:continue-numbering="true" text:style-name="L9">
              <text:list-item>
                <text:p text:style-name="P5">$123,140 + COLA* + 0.7%</text:p>
              </text:list-item>
            </text:list>
          </table:table-cell>
          <table:table-cell table:style-name="Table2.A1" office:value-type="string">
            <text:list xml:id="list163825598805864" text:continue-numbering="true" text:style-name="L9">
              <text:list-item>
                <text:p text:style-name="P5">-</text:p>
              </text:list-item>
            </text:list>
          </table:table-cell>
          <table:table-cell table:style-name="Table2.A1" office:value-type="string">
            <text:list xml:id="list163826638415354" text:continue-numbering="true" text:style-name="L9">
              <text:list-item>
                <text:p text:style-name="P5">$2800</text:p>
              </text:list-item>
            </text:list>
          </table:table-cell>
        </table:table-row>
      </table:table>
      <text:list xml:id="list163825749242731" text:continue-numbering="true" text:style-name="L9">
        <text:list-item>
          <text:list>
            <text:list-item>
              <text:p text:style-name="P2">*To Be Determined (as per Schedule A.01.4)</text:p>
              <text:list>
                <text:list-item>
                  <text:p text:style-name="P1"><text:bookmark text:name="f2016-d1e3413"/><text:a xlink:type="simple" xlink:href="#f2016-d1e3413" text:style-name="Internet_20_link" text:visited-style-name="Visited_20_Internet_20_Link">A.01.1</text:a> A.01.4 Salary range maxima shall be increased by the adjustments calculated as per Schedule A.02. </text:p>
                </text:list-item>
                <text:list-item>
                  <text:p text:style-name="P1"><text:bookmark text:name="f2016-d1e3415"/><text:a xlink:type="simple" xlink:href="#f2016-d1e3415" text:style-name="Internet_20_link" text:visited-style-name="Visited_20_Internet_20_Link">A.01.2</text:a> A.01.5 When a salary schedule adjustment is authorized, each Member whose salary, after the addition of any applicable salary increments, is less than the newly established minimum salary for their rank, shall receive an increase to this minimum salary. </text:p>
                </text:list-item>
              </text:list>
            </text:list-item>
            <text:list-item>
              <text:p text:style-name="P1"><text:bookmark text:name="f2016-d1e34171"/><text:a xlink:type="simple" xlink:href="#f2016-d1e3417" text:style-name="Internet_20_link" text:visited-style-name="Visited_20_Internet_20_Link">A.02</text:a> A.02 <text:bookmark text:name="f2016-d1e3417"/>Cost of Living Allowance (COLA) </text:p>
              <text:list>
                <text:list-item>
                  <text:p text:style-name="P2"><text:bookmark text:name="f2016-d1e3420"/><text:soft-page-break/><text:a xlink:type="simple" xlink:href="#f2016-d1e3420" text:style-name="Internet_20_link" text:visited-style-name="Visited_20_Internet_20_Link">A.02.1</text:a> A.02.1Effective July 1st of each year, a COLA increase will be applied to each Member’s prior June 30th salary according to the following formula:</text:p>
                </text:list-item>
                <text:list-item>
                  <text:p text:style-name="P2">COLA = greater of 0% or (Canadian CPI plus Alberta CPI)/2</text:p>
                </text:list-item>
                <text:list-item>
                  <text:p text:style-name="P2">The CPI (Consumer Price Index) is the annual CPI % change, as published by Statistics Canada, to the end of February of the year in which the COLA is applied. The COLA will be applied prior to any career progress or merit increments earned by Members.</text:p>
                </text:list-item>
                <text:list-item>
                  <text:p text:style-name="P1"><text:bookmark text:name="f2016-d1e34261"/><text:a xlink:type="simple" xlink:href="#f2016-d1e3426" text:style-name="Internet_20_link" text:visited-style-name="Visited_20_Internet_20_Link">A.02.2</text:a> A.02.2 Effective July 1, 2016, an increase of 0.2% will be applied to each Member’s prior June 30<text:bookmark text:name="f2016-d1e3426"/>th salary in addition to the COLA as calculated per A.02.1. </text:p>
                </text:list-item>
                <text:list-item>
                  <text:p text:style-name="P1"><text:bookmark text:name="f2016-d1e34311"/><text:a xlink:type="simple" xlink:href="#f2016-d1e3431" text:style-name="Internet_20_link" text:visited-style-name="Visited_20_Internet_20_Link">A.02.3</text:a> A.02.3 Effective July 1, 2017, an increase of 0.7% will be applied to each Member’s prior June 30<text:bookmark text:name="f2016-d1e3431"/>th salary in addition to the COLA as calculated per A.02.1. </text:p>
                </text:list-item>
              </text:list>
            </text:list-item>
            <text:list-item>
              <text:p text:style-name="P2"><text:bookmark text:name="f2016-d1e34361"/><text:a xlink:type="simple" xlink:href="#f2016-d1e3436" text:style-name="Internet_20_link" text:visited-style-name="Visited_20_Internet_20_Link">A.03</text:a> A.03 <text:bookmark text:name="f2016-d1e3436"/>Stipends </text:p>
            </text:list-item>
            <text:list-item>
              <text:p text:style-name="P2">Stipend for Courses Taught in Addition to Assigned Teaching Duties, including Summer Session Courses (Article 10)</text:p>
            </text:list-item>
            <text:list-item>
              <text:p text:style-name="P2">The stipend shall be as follows:</text:p>
              <text:list>
                <text:list-item>
                  <text:p text:style-name="P1"><text:bookmark text:name="f2016-d1e3443"/><text:a xlink:type="simple" xlink:href="#f2016-d1e3443" text:style-name="Internet_20_link" text:visited-style-name="Visited_20_Internet_20_Link">A.03.1</text:a> A.03.1 Minimum of $5,200 per semester course. </text:p>
                </text:list-item>
                <text:list-item>
                  <text:p text:style-name="P1"><text:bookmark text:name="f2016-d1e3445"/><text:a xlink:type="simple" xlink:href="#f2016-d1e3445" text:style-name="Internet_20_link" text:visited-style-name="Visited_20_Internet_20_Link">A.03.2</text:a> A.03.2 Travel time allowance of $10.00 per hour of travel time required to reach destination and return to campus. </text:p>
                </text:list-item>
                <text:list-item>
                  <text:p text:style-name="P1"><text:bookmark text:name="f2016-d1e3447"/><text:a xlink:type="simple" xlink:href="#f2016-d1e3447" text:style-name="Internet_20_link" text:visited-style-name="Visited_20_Internet_20_Link">A.03.3</text:a> A.03.3 Ten percent (10%) of a stipend is paid to the Member in the event the course or program is cancelled due to insufficient enrolment. </text:p>
                </text:list-item>
              </text:list>
            </text:list-item>
            <text:list-item>
              <text:p text:style-name="P2"><text:bookmark text:name="f2016-d1e34491"/><text:a xlink:type="simple" xlink:href="#f2016-d1e3449" text:style-name="Internet_20_link" text:visited-style-name="Visited_20_Internet_20_Link">A.04</text:a> A.04 <text:bookmark text:name="f2016-d1e3449"/>Part Time </text:p>
            </text:list-item>
            <text:list-item>
              <text:p text:style-name="P2">Salary shall be proportional to the salary which would have been paid had the Member been employed on a full load basis.</text:p>
            </text:list-item>
          </text:list>
        </text:list-item>
        <text:list-item>
          <text:p text:style-name="P6"/>
          <text:list>
            <text:list-item>
              <text:h text:style-name="P8" text:outline-level="2"><text:bookmark text:name="f2016-d1e3453"/><text:a xlink:type="simple" xlink:href="#f2016-d1e3453" text:style-name="Internet_20_link" text:visited-style-name="Visited_20_Internet_20_Link">Schedule B: Economic Benefits</text:a> </text:h>
            </text:list-item>
          </text:list>
        </text:list-item>
        <text:list-item>
          <text:p text:style-name="P2">Effective date July 1, 2016 unless noted otherwise</text:p>
          <text:list>
            <text:list-item>
              <text:p text:style-name="P1"><text:bookmark text:name="f2016-d1e34581"/><text:a xlink:type="simple" xlink:href="#f2016-d1e3458" text:style-name="Internet_20_link" text:visited-style-name="Visited_20_Internet_20_Link">B.01</text:a> <text:bookmark text:name="f2016-d1e3458"/>Academic Pension Plan </text:p>
              <text:list>
                <text:list-item>
                  <text:p text:style-name="P1"><text:bookmark text:name="f2016-d1e3461"/><text:a xlink:type="simple" xlink:href="#f2016-d1e3461" text:style-name="Internet_20_link" text:visited-style-name="Visited_20_Internet_20_Link">B.01.1</text:a> The provisions of the Employment Pensions Plan Act and Regulations shall apply to Members. </text:p>
                </text:list-item>
                <text:list-item>
                  <text:p text:style-name="P1"><text:bookmark text:name="f2016-d1e3463"/><text:a xlink:type="simple" xlink:href="#f2016-d1e3463" text:style-name="Internet_20_link" text:visited-style-name="Visited_20_Internet_20_Link">B.01.2</text:a> Members are subject to the provisions outlined in the “Plan Document” Universities Academic Pension Plan (UAPP). </text:p>
                </text:list-item>
              </text:list>
            </text:list-item>
            <text:list-item>
              <text:p text:style-name="P1"><text:bookmark text:name="f2016-d1e34651"/><text:a xlink:type="simple" xlink:href="#f2016-d1e3465" text:style-name="Internet_20_link" text:visited-style-name="Visited_20_Internet_20_Link">B.02</text:a> <text:bookmark text:name="f2016-d1e3465"/>Long Term Disability (LTD) Insurance </text:p>
              <text:list>
                <text:list-item>
                  <text:p text:style-name="P1"><text:bookmark text:name="f2016-d1e3468"/><text:a xlink:type="simple" xlink:href="#f2016-d1e3468" text:style-name="Internet_20_link" text:visited-style-name="Visited_20_Internet_20_Link">B.02.1</text:a> Members shall pay all Long Term Disability Insurance premiums. </text:p>
                </text:list-item>
                <text:list-item>
                  <text:p text:style-name="P1"><text:bookmark text:name="f2016-d1e3470"/><text:a xlink:type="simple" xlink:href="#f2016-d1e3470" text:style-name="Internet_20_link" text:visited-style-name="Visited_20_Internet_20_Link">B.02.2</text:a> Long Term Disability Insurance is available to Members up to Age 65. </text:p>
                </text:list-item>
                <text:list-item>
                  <text:p text:style-name="P1"><text:bookmark text:name="f2016-d1e3472"/><text:a xlink:type="simple" xlink:href="#f2016-d1e3472" text:style-name="Internet_20_link" text:visited-style-name="Visited_20_Internet_20_Link">B.02.3</text:a> The provisions of the Long Term Disability Insurance Plan shall not be altered except by the mutual consent of the parties. </text:p>
                </text:list-item>
                <text:list-item>
                  <text:p text:style-name="P1"><text:bookmark text:name="f2016-d1e3474"/><text:a xlink:type="simple" xlink:href="#f2016-d1e3474" text:style-name="Internet_20_link" text:visited-style-name="Visited_20_Internet_20_Link">B.02.4</text:a> While on approved Long Term Disability, responsibility for the payment of premiums and pension contributions is the following:</text:p>
                  <text:list>
                    <text:list-item>
                      <text:p text:style-name="P1"><text:bookmark text:name="f2016-d1e3477"/><text:a xlink:type="simple" xlink:href="#f2016-d1e3477" text:style-name="Internet_20_link" text:visited-style-name="Visited_20_Internet_20_Link">B.02.4.A</text:a> For the first two cumulative years on LTD, same illness:</text:p>
                      <text:list>
                        <text:list-item>
                          <text:p text:style-name="P1"><text:bookmark text:name="f2016-d1e3480"/><text:a xlink:type="simple" xlink:href="#f2016-d1e3480" text:style-name="Internet_20_link" text:visited-style-name="Visited_20_Internet_20_Link">B.02.4.A.I</text:a> the Member is responsible for the employee portion of UAPP contributions and any additional costs as identified in Schedule B.03.3. </text:p>
                        </text:list-item>
                        <text:list-item>
                          <text:p text:style-name="P1"><text:bookmark text:name="f2016-d1e3482"/><text:a xlink:type="simple" xlink:href="#f2016-d1e3482" text:style-name="Internet_20_link" text:visited-style-name="Visited_20_Internet_20_Link">B.02.4.A.II</text:a> the University is responsible for the employer portion of UAPP <text:soft-page-break/>contributions and benefit premium costs as identified in Schedule B.03.1. </text:p>
                        </text:list-item>
                      </text:list>
                    </text:list-item>
                    <text:list-item>
                      <text:p text:style-name="P1"><text:bookmark text:name="f2016-d1e3484"/><text:a xlink:type="simple" xlink:href="#f2016-d1e3484" text:style-name="Internet_20_link" text:visited-style-name="Visited_20_Internet_20_Link">B.02.4.B</text:a> Thereafter, for any remaining period on LTD, same illness:</text:p>
                      <text:list>
                        <text:list-item>
                          <text:p text:style-name="P1"><text:bookmark text:name="f2016-d1e3487"/><text:a xlink:type="simple" xlink:href="#f2016-d1e3487" text:style-name="Internet_20_link" text:visited-style-name="Visited_20_Internet_20_Link">B.02.4.B.I</text:a> the Member is responsible for the employee portion of UAPP contributions. </text:p>
                        </text:list-item>
                        <text:list-item>
                          <text:p text:style-name="P1"><text:bookmark text:name="f2016-d1e3489"/><text:a xlink:type="simple" xlink:href="#f2016-d1e3489" text:style-name="Internet_20_link" text:visited-style-name="Visited_20_Internet_20_Link">B.02.4.B.II</text:a> the University is responsible for the employer portion of UAPP contributions and benefit premium costs as identified in Schedules B.03.1 and B.03.3. </text:p>
                        </text:list-item>
                      </text:list>
                    </text:list-item>
                  </text:list>
                </text:list-item>
              </text:list>
            </text:list-item>
            <text:list-item>
              <text:p text:style-name="P1"><text:bookmark text:name="f2016-d1e34911"/><text:a xlink:type="simple" xlink:href="#f2016-d1e3491" text:style-name="Internet_20_link" text:visited-style-name="Visited_20_Internet_20_Link">B.03</text:a> <text:bookmark text:name="f2016-d1e3491"/>Benefit Premiums </text:p>
              <text:list>
                <text:list-item>
                  <text:p text:style-name="P1"><text:bookmark text:name="f2016-d1e3494"/><text:a xlink:type="simple" xlink:href="#f2016-d1e3494" text:style-name="Internet_20_link" text:visited-style-name="Visited_20_Internet_20_Link">B.03.1</text:a> The Board shall pay up to a maximum per month per Member of the total premium costs of the benefits as identified in Schedule B.03.2 as follows: </text:p>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list xml:id="list163825300097346" text:continue-numbering="true" text:style-name="L9">
              <text:list-item>
                <text:p text:style-name="P4"/>
              </text:list-item>
            </text:list>
          </table:table-cell>
          <table:table-cell table:style-name="Table3.A1" office:value-type="string">
            <text:list xml:id="list163825400917663" text:continue-numbering="true" text:style-name="L9">
              <text:list-item>
                <text:p text:style-name="P5">Effective Date</text:p>
              </text:list-item>
            </text:list>
          </table:table-cell>
          <table:table-cell table:style-name="Table3.A1" office:value-type="string">
            <text:list xml:id="list163826677513535" text:continue-numbering="true" text:style-name="L9">
              <text:list-item>
                <text:p text:style-name="P5">Single</text:p>
              </text:list-item>
            </text:list>
          </table:table-cell>
          <table:table-cell table:style-name="Table3.A1" office:value-type="string">
            <text:list xml:id="list163824906779233" text:continue-numbering="true" text:style-name="L9">
              <text:list-item>
                <text:p text:style-name="P5">Family</text:p>
              </text:list-item>
            </text:list>
          </table:table-cell>
        </table:table-row>
        <table:table-row>
          <table:table-cell table:style-name="Table3.A1" office:value-type="string">
            <text:list xml:id="list163825848294408" text:continue-numbering="true" text:style-name="L9">
              <text:list-item>
                <text:p text:style-name="P5">Continuing Members or Term Members with three (3) or more consecutive years of service</text:p>
              </text:list-item>
            </text:list>
          </table:table-cell>
          <table:table-cell table:style-name="Table3.A1" office:value-type="string">
            <text:list xml:id="list163826743378107" text:continue-numbering="true" text:style-name="L9">
              <text:list-item>
                <text:p text:style-name="P5">Jan 1, 2016</text:p>
              </text:list-item>
            </text:list>
          </table:table-cell>
          <table:table-cell table:style-name="Table3.A1" office:value-type="string">
            <text:list xml:id="list163825044111991" text:continue-numbering="true" text:style-name="L9">
              <text:list-item>
                <text:p text:style-name="P5">$129.88</text:p>
              </text:list-item>
            </text:list>
          </table:table-cell>
          <table:table-cell table:style-name="Table3.A1" office:value-type="string">
            <text:list xml:id="list163825162535421" text:continue-numbering="true" text:style-name="L9">
              <text:list-item>
                <text:p text:style-name="P5">$298.90</text:p>
              </text:list-item>
            </text:list>
          </table:table-cell>
        </table:table-row>
        <table:table-row>
          <table:table-cell table:style-name="Table3.A1" office:value-type="string">
            <text:list xml:id="list163825136828498" text:continue-numbering="true" text:style-name="L9">
              <text:list-item>
                <text:p text:style-name="P5">Term Members with less than three (3) consecutive years of service</text:p>
              </text:list-item>
            </text:list>
          </table:table-cell>
          <table:table-cell table:style-name="Table3.A1" office:value-type="string">
            <text:list xml:id="list163825689446638" text:continue-numbering="true" text:style-name="L9">
              <text:list-item>
                <text:p text:style-name="P5">Jan 1, 2016</text:p>
              </text:list-item>
            </text:list>
          </table:table-cell>
          <table:table-cell table:style-name="Table3.A1" office:value-type="string">
            <text:list xml:id="list163826055113957" text:continue-numbering="true" text:style-name="L9">
              <text:list-item>
                <text:p text:style-name="P5">$116.44</text:p>
              </text:list-item>
            </text:list>
          </table:table-cell>
          <table:table-cell table:style-name="Table3.A1" office:value-type="string">
            <text:list xml:id="list163826191247793" text:continue-numbering="true" text:style-name="L9">
              <text:list-item>
                <text:p text:style-name="P5">$257.70</text:p>
              </text:list-item>
            </text:list>
          </table:table-cell>
        </table:table-row>
      </table:table>
      <text:list xml:id="list163826391069299" text:continue-numbering="true" text:style-name="L9">
        <text:list-item>
          <text:list>
            <text:list-item>
              <text:list>
                <text:list-item>
                  <text:p text:style-name="P1"><text:bookmark text:name="f2016-d1e3526"/><text:a xlink:type="simple" xlink:href="#f2016-d1e3526" text:style-name="Internet_20_link" text:visited-style-name="Visited_20_Internet_20_Link">B.03.2</text:a> The total premium costs of the benefits paid by the Board, up to the maximums identified in Schedule B.03.1 will be allocated in the following order: </text:p>
                  <text:list>
                    <text:list-item>
                      <text:p text:style-name="P1"><text:bookmark text:name="f2016-d1e3529"/><text:a xlink:type="simple" xlink:href="#f2016-d1e3529" text:style-name="Internet_20_link" text:visited-style-name="Visited_20_Internet_20_Link">B.03.2.A</text:a> Extended Health Benefits </text:p>
                    </text:list-item>
                    <text:list-item>
                      <text:p text:style-name="P1"><text:bookmark text:name="f2016-d1e3531"/><text:a xlink:type="simple" xlink:href="#f2016-d1e3531" text:style-name="Internet_20_link" text:visited-style-name="Visited_20_Internet_20_Link">B.03.2.B</text:a> Dental Care Benefits </text:p>
                    </text:list-item>
                    <text:list-item>
                      <text:p text:style-name="P1"><text:bookmark text:name="f2016-d1e3533"/><text:a xlink:type="simple" xlink:href="#f2016-d1e3533" text:style-name="Internet_20_link" text:visited-style-name="Visited_20_Internet_20_Link">B.03.2.C</text:a> Vision Care Plan </text:p>
                    </text:list-item>
                    <text:list-item>
                      <text:p text:style-name="P1"><text:bookmark text:name="f2016-d1e3535"/><text:a xlink:type="simple" xlink:href="#f2016-d1e3535" text:style-name="Internet_20_link" text:visited-style-name="Visited_20_Internet_20_Link">B.03.2.D</text:a> Employee and Family Assistance Program </text:p>
                    </text:list-item>
                    <text:list-item>
                      <text:p text:style-name="P1"><text:bookmark text:name="f2016-d1e3537"/><text:a xlink:type="simple" xlink:href="#f2016-d1e3537" text:style-name="Internet_20_link" text:visited-style-name="Visited_20_Internet_20_Link">B.03.2.E</text:a> Basic Life Insurance (The Board shall pay for $63,000 of coverage for all Members.) </text:p>
                    </text:list-item>
                  </text:list>
                </text:list-item>
                <text:list-item>
                  <text:p text:style-name="P1"><text:bookmark text:name="f2016-d1e3539"/><text:a xlink:type="simple" xlink:href="#f2016-d1e3539" text:style-name="Internet_20_link" text:visited-style-name="Visited_20_Internet_20_Link">B.03.3</text:a> The Member is responsible for the premium costs of the benefits in Schedule B.03.2 beyond the maximum paid by the Board as identified in Schedule B.03.1. </text:p>
                </text:list-item>
                <text:list-item>
                  <text:p text:style-name="P1"><text:bookmark text:name="f2016-d1e3541"/><text:a xlink:type="simple" xlink:href="#f2016-d1e3541" text:style-name="Internet_20_link" text:visited-style-name="Visited_20_Internet_20_Link">B.03.4</text:a> If a Member declines a particular benefit identified in Schedule B.03.2, the premium for that benefit shall be retained by the Board. </text:p>
                </text:list-item>
                <text:list-item>
                  <text:p text:style-name="P1"><text:bookmark text:name="f2016-d1e3543"/><text:a xlink:type="simple" xlink:href="#f2016-d1e3543" text:style-name="Internet_20_link" text:visited-style-name="Visited_20_Internet_20_Link">B.03.5</text:a> If a Member who holds a term appointment is less than 0.5 annual FTE, the Board will pay directly to the Member the equivalent of the benefit premiums in lieu of benefits based on the Term Faculty Member’s single rate. </text:p>
                </text:list-item>
              </text:list>
            </text:list-item>
            <text:list-item>
              <text:p text:style-name="P1"><text:bookmark text:name="f2016-d1e35451"/><text:a xlink:type="simple" xlink:href="#f2016-d1e3545" text:style-name="Internet_20_link" text:visited-style-name="Visited_20_Internet_20_Link">B.04</text:a> <text:bookmark text:name="f2016-d1e3545"/>Benefits for Members Age 65 and Over </text:p>
              <text:list>
                <text:list-item>
                  <text:p text:style-name="P1"><text:bookmark text:name="f2016-d1e3548"/><text:a xlink:type="simple" xlink:href="#f2016-d1e3548" text:style-name="Internet_20_link" text:visited-style-name="Visited_20_Internet_20_Link">B.04.1</text:a> Members will be eligible for Extended Health Benefits, Dental Benefits, and Vision Care Benefits as may be set out in the Plan Documents. </text:p>
                </text:list-item>
                <text:list-item>
                  <text:p text:style-name="P1"><text:bookmark text:name="f2016-d1e3550"/><text:a xlink:type="simple" xlink:href="#f2016-d1e3550" text:style-name="Internet_20_link" text:visited-style-name="Visited_20_Internet_20_Link">B.04.2</text:a> Members will be eligible for Group Term Life Insurance to age 70 as set out in the Plan Documents. </text:p>
                </text:list-item>
                <text:list-item>
                  <text:p text:style-name="P1"><text:bookmark text:name="f2016-d1e3552"/><text:a xlink:type="simple" xlink:href="#f2016-d1e3552" text:style-name="Internet_20_link" text:visited-style-name="Visited_20_Internet_20_Link">B.04.3</text:a> Members, who have Voluntary Optional Life Insurance, will cease to have Voluntary <text:soft-page-break/>Optional Life Insurance the first of the month following the 65th birthday, as set out in the Plan Documents. </text:p>
                </text:list-item>
                <text:list-item>
                  <text:p text:style-name="P1"><text:bookmark text:name="f2016-d1e3554"/><text:a xlink:type="simple" xlink:href="#f2016-d1e3554" text:style-name="Internet_20_link" text:visited-style-name="Visited_20_Internet_20_Link">B.04.4</text:a> Members who become ill during the term, but whose sick leave entitlement is insufficient to take them to the end of term, are eligible for Leave Without Pay (LWOP) following sick leave to the end of the academic term in which the Member commenced the LWOP. </text:p>
                </text:list-item>
                <text:list-item>
                  <text:p text:style-name="P1"><text:bookmark text:name="f2016-d1e3556"/><text:a xlink:type="simple" xlink:href="#f2016-d1e3556" text:style-name="Internet_20_link" text:visited-style-name="Visited_20_Internet_20_Link">B.04.5</text:a> Long Term Disability Insurance is not available for Members age 65 and over. </text:p>
                </text:list-item>
              </text:list>
            </text:list-item>
            <text:list-item>
              <text:p text:style-name="P1"><text:bookmark text:name="f2016-d1e35581"/><text:a xlink:type="simple" xlink:href="#f2016-d1e3558" text:style-name="Internet_20_link" text:visited-style-name="Visited_20_Internet_20_Link">B.05</text:a> <text:bookmark text:name="f2016-d1e3558"/>Professional Supplement </text:p>
              <text:list>
                <text:list-item>
                  <text:p text:style-name="P1"><text:bookmark text:name="f2016-d1e3561"/><text:a xlink:type="simple" xlink:href="#f2016-d1e3561" text:style-name="Internet_20_link" text:visited-style-name="Visited_20_Internet_20_Link">B.05.1</text:a> The Professional Supplement shall be provided annually on or around July 1 as follows: </text:p>
                </text:list-item>
              </text:list>
            </text:list-item>
          </text:list>
        </text:list-item>
      </text:list>
      <table:table table:name="Table4" table:style-name="Table4">
        <table:table-column table:style-name="Table4.A"/>
        <table:table-column table:style-name="Table4.B"/>
        <table:table-column table:style-name="Table4.C"/>
        <table:table-row>
          <table:table-cell table:style-name="Table4.A1" office:value-type="string">
            <text:list xml:id="list163826164427166" text:continue-numbering="true" text:style-name="L9">
              <text:list-item>
                <text:p text:style-name="P4"/>
              </text:list-item>
            </text:list>
          </table:table-cell>
          <table:table-cell table:style-name="Table4.A1" office:value-type="string">
            <text:list xml:id="list163825406133564" text:continue-numbering="true" text:style-name="L9">
              <text:list-item>
                <text:p text:style-name="P5">Per Member per Year</text:p>
              </text:list-item>
            </text:list>
          </table:table-cell>
          <table:table-cell table:style-name="Table4.A1" office:value-type="string">
            <text:list xml:id="list163824649406795" text:continue-numbering="true" text:style-name="L9">
              <text:list-item>
                <text:p text:style-name="P5">Maximum Accumulated Balance <text:line-break/>per Member as of July 1</text:p>
              </text:list-item>
            </text:list>
          </table:table-cell>
        </table:table-row>
        <table:table-row>
          <table:table-cell table:style-name="Table4.A1" office:value-type="string">
            <text:list xml:id="list163826394915460" text:continue-numbering="true" text:style-name="L9">
              <text:list-item>
                <text:p text:style-name="P5">Faculty Members/Professional Librarians</text:p>
              </text:list-item>
            </text:list>
          </table:table-cell>
          <table:table-cell table:style-name="Table4.A1" office:value-type="string">
            <text:list xml:id="list163826674125413" text:continue-numbering="true" text:style-name="L9">
              <text:list-item>
                <text:p text:style-name="P5">$2,000</text:p>
              </text:list-item>
            </text:list>
          </table:table-cell>
          <table:table-cell table:style-name="Table4.A1" office:value-type="string">
            <text:list xml:id="list163825807634821" text:continue-numbering="true" text:style-name="L9">
              <text:list-item>
                <text:p text:style-name="P5">$8,000</text:p>
              </text:list-item>
            </text:list>
          </table:table-cell>
        </table:table-row>
        <table:table-row>
          <table:table-cell table:style-name="Table4.A1" office:value-type="string">
            <text:list xml:id="list163826606791859" text:continue-numbering="true" text:style-name="L9">
              <text:list-item>
                <text:p text:style-name="P5">Instructors/Academic Assistants</text:p>
              </text:list-item>
            </text:list>
          </table:table-cell>
          <table:table-cell table:style-name="Table4.A1" office:value-type="string">
            <text:list xml:id="list163824631055594" text:continue-numbering="true" text:style-name="L9">
              <text:list-item>
                <text:p text:style-name="P5">$1,600</text:p>
              </text:list-item>
            </text:list>
          </table:table-cell>
          <table:table-cell table:style-name="Table4.A1" office:value-type="string">
            <text:list xml:id="list163825040897335" text:continue-numbering="true" text:style-name="L9">
              <text:list-item>
                <text:p text:style-name="P5">$6,400</text:p>
              </text:list-item>
            </text:list>
          </table:table-cell>
        </table:table-row>
      </table:table>
      <text:list xml:id="list163825401709317" text:continue-numbering="true" text:style-name="L9">
        <text:list-item>
          <text:list>
            <text:list-item>
              <text:list>
                <text:list-item>
                  <text:p text:style-name="P1"><text:bookmark text:name="f2016-d1e3586"/><text:a xlink:type="simple" xlink:href="#f2016-d1e3586" text:style-name="Internet_20_link" text:visited-style-name="Visited_20_Internet_20_Link">B.05.2</text:a> If the given year’s entitlement would put a Member’s Professional Supplement balance over the maximum accumulated balance, only the amount required to bring the balance to the maximum accumulated balance will be added. </text:p>
                </text:list-item>
                <text:list-item>
                  <text:p text:style-name="P1"><text:bookmark text:name="f2016-d1e3588"/><text:a xlink:type="simple" xlink:href="#f2016-d1e3588" text:style-name="Internet_20_link" text:visited-style-name="Visited_20_Internet_20_Link">B.05.3</text:a> Effective July 1, 2014, no funds will be added to or subtracted from any Professional Supplement balance that is already over the maximum accumulated balance as of June 30. </text:p>
                </text:list-item>
                <text:list-item>
                  <text:p text:style-name="P1"><text:bookmark text:name="f2016-d1e3590"/><text:a xlink:type="simple" xlink:href="#f2016-d1e3590" text:style-name="Internet_20_link" text:visited-style-name="Visited_20_Internet_20_Link">B.05.4</text:a> Per Member entitlement for Professional Supplement is prorated on the basis of the number of months served in the academic year. </text:p>
                </text:list-item>
                <text:list-item>
                  <text:p text:style-name="P1"><text:bookmark text:name="f2016-d1e3592"/><text:a xlink:type="simple" xlink:href="#f2016-d1e3592" text:style-name="Internet_20_link" text:visited-style-name="Visited_20_Internet_20_Link">B.05.5</text:a> Members who are Part Time or on Reduced Load Status receive Professional Supplement proportional to what they would have received had they been employed on a full load basis. </text:p>
                </text:list-item>
                <text:list-item>
                  <text:p text:style-name="P1"><text:bookmark text:name="f2016-d1e3594"/><text:a xlink:type="simple" xlink:href="#f2016-d1e3594" text:style-name="Internet_20_link" text:visited-style-name="Visited_20_Internet_20_Link">B.05.6</text:a> Members holding a term appointment of less than 0.5 annual FTE are not entitled to Professional Supplement. </text:p>
                </text:list-item>
                <text:list-item>
                  <text:p text:style-name="P1"><text:bookmark text:name="f2016-d1e3596"/><text:a xlink:type="simple" xlink:href="#f2016-d1e3596" text:style-name="Internet_20_link" text:visited-style-name="Visited_20_Internet_20_Link">B.05.7</text:a> Procedures for use of the Professional Supplement are outlined in the University’s Professional Supplement Policy. </text:p>
                </text:list-item>
                <text:list-item>
                  <text:p text:style-name="P1"><text:bookmark text:name="f2016-d1e3598"/><text:a xlink:type="simple" xlink:href="#f2016-d1e3598" text:style-name="Internet_20_link" text:visited-style-name="Visited_20_Internet_20_Link">B.05.8</text:a> For Members whose appointment terminated during the year, any unused balance will be allocated to eligible Members on record as of September 30 of each year. </text:p>
                </text:list-item>
              </text:list>
            </text:list-item>
            <text:list-item>
              <text:p text:style-name="P1"><text:bookmark text:name="f2016-d1e36001"/><text:a xlink:type="simple" xlink:href="#f2016-d1e3600" text:style-name="Internet_20_link" text:visited-style-name="Visited_20_Internet_20_Link">B.06</text:a> <text:bookmark text:name="f2016-d1e3600"/>Member's Tuition Benefit </text:p>
              <text:list>
                <text:list-item>
                  <text:p text:style-name="P1"><text:bookmark text:name="f2016-d1e3603"/><text:a xlink:type="simple" xlink:href="#f2016-d1e3603" text:style-name="Internet_20_link" text:visited-style-name="Visited_20_Internet_20_Link">B.06.1</text:a> The Board shall allow each Member a waiver of one hundred per cent (100%) tuition and materials and services fees for undergraduate credit courses or up to a maximum of the Canadian undergraduate course fee for graduate credit courses at the University, up to a maximum of 15 credit hours per semester. Co-operative education courses will qualify for the tuition fee waiver. </text:p>
                </text:list-item>
                <text:list-item>
                  <text:p text:style-name="P1"><text:bookmark text:name="f2016-d1e3605"/><text:a xlink:type="simple" xlink:href="#f2016-d1e3605" text:style-name="Internet_20_link" text:visited-style-name="Visited_20_Internet_20_Link">B.06.2</text:a> An administration fee of $15.00 per semester course shall be charged to Members, to a maximum of $45.00 per Member per semester. </text:p>
                </text:list-item>
                <text:list-item>
                  <text:p text:style-name="P1"><text:bookmark text:name="f2016-d1e3607"/><text:a xlink:type="simple" xlink:href="#f2016-d1e3607" text:style-name="Internet_20_link" text:visited-style-name="Visited_20_Internet_20_Link">B.06.3</text:a> Normal regulations on tuition and other course fee payments and deadlines will apply. </text:p>
                </text:list-item>
                <text:list-item>
                  <text:p text:style-name="P1"><text:bookmark text:name="f2016-d1e3609"/><text:a xlink:type="simple" xlink:href="#f2016-d1e3609" text:style-name="Internet_20_link" text:visited-style-name="Visited_20_Internet_20_Link">B.06.4</text:a> The taxation of the tuition benefit shall be in accordance with Canada Revenue Agency regulations. </text:p>
                </text:list-item>
              </text:list>
            </text:list-item>
            <text:list-item>
              <text:p text:style-name="P1"><text:bookmark text:name="f2016-d1e36111"/><text:a xlink:type="simple" xlink:href="#f2016-d1e3611" text:style-name="Internet_20_link" text:visited-style-name="Visited_20_Internet_20_Link">B.07</text:a> <text:bookmark text:name="f2016-d1e3611"/>Spouse and Dependent's Tuition Benefit </text:p>
              <text:list>
                <text:list-item>
                  <text:p text:style-name="P1"><text:bookmark text:name="f2016-d1e3614"/><text:a xlink:type="simple" xlink:href="#f2016-d1e3614" text:style-name="Internet_20_link" text:visited-style-name="Visited_20_Internet_20_Link">B.07.1</text:a> The spouse and dependents of a Member shall be entitled to a fifty per cent (50%) reduction in tuition fees, including the materials and services fee, charged for a Canadian <text:soft-page-break/>undergraduate credit course fee or up to a maximum of fifty per cent (50%) of a Canadian undergraduate course fee for graduate credit courses at the University, up to a maximum of 15 credit hours per student per semester. Where both parents are Members the tuition waiver for a dependent is additive to a maximum of fifty per cent (50%), depending upon any proration for reduced load Members (less than 1.0 FTE). Co-operative education courses will qualify for the Tuition Benefit. </text:p>
                </text:list-item>
                <text:list-item>
                  <text:p text:style-name="P1"><text:bookmark text:name="f2016-d1e3616"/><text:a xlink:type="simple" xlink:href="#f2016-d1e3616" text:style-name="Internet_20_link" text:visited-style-name="Visited_20_Internet_20_Link">B.07.2</text:a> An administration fee of $15.00 per semester course shall be charged to the student, to a maximum of $45.00 per student per semester. </text:p>
                </text:list-item>
                <text:list-item>
                  <text:p text:style-name="P1"><text:bookmark text:name="f2016-d1e3618"/><text:a xlink:type="simple" xlink:href="#f2016-d1e3618" text:style-name="Internet_20_link" text:visited-style-name="Visited_20_Internet_20_Link">B.07.3</text:a> The spouse and dependents of a Member with no less than one (1) year of service, who dies while employed by the University shall be entitled to a waiver of one hundred per cent (100%) of the tuition, including the materials and services fee, for a Canadian undergraduate credit course fee or up to a maximum of a Canadian undergraduate course fee for graduate credit courses undertaken at the University for a period of four (4) years following the death of the Member, up to a maximum of 15 credit hours per student per semester. </text:p>
                </text:list-item>
                <text:list-item>
                  <text:p text:style-name="P1"><text:bookmark text:name="f2016-d1e3620"/><text:a xlink:type="simple" xlink:href="#f2016-d1e3620" text:style-name="Internet_20_link" text:visited-style-name="Visited_20_Internet_20_Link">B.07.4</text:a> The spouse and dependents of a Member shall be entitled to the provisions of the tuition benefit on the same basis as for other Economic Benefits in Schedule B. The definition of spouse and dependent shall be consistent with the definition used for entitlement to the Extended Health and Dental Plans. The tuition waiver is prorated for reduced load Members (less than 1.0 full time equivalent). </text:p>
                </text:list-item>
                <text:list-item>
                  <text:p text:style-name="P1"><text:bookmark text:name="f2016-d1e3622"/><text:a xlink:type="simple" xlink:href="#f2016-d1e3622" text:style-name="Internet_20_link" text:visited-style-name="Visited_20_Internet_20_Link">B.07.5</text:a> Normal regulations on tuition and other course fee payments and deadlines will apply. </text:p>
                </text:list-item>
                <text:list-item>
                  <text:p text:style-name="P1"><text:bookmark text:name="f2016-d1e3624"/><text:a xlink:type="simple" xlink:href="#f2016-d1e3624" text:style-name="Internet_20_link" text:visited-style-name="Visited_20_Internet_20_Link">B.07.6</text:a> The taxation of the tuition benefit shall be in accordance with Canada Revenue Agency regulations. </text:p>
                </text:list-item>
              </text:list>
            </text:list-item>
            <text:list-item>
              <text:p text:style-name="P2"><text:bookmark text:name="f2016-d1e36261"/><text:a xlink:type="simple" xlink:href="#f2016-d1e3626" text:style-name="Internet_20_link" text:visited-style-name="Visited_20_Internet_20_Link">B.08</text:a> <text:bookmark text:name="f2016-d1e3626"/>Study, Research, Retraining, or Upgrading Leave Relocation Grants </text:p>
            </text:list-item>
            <text:list-item>
              <text:p text:style-name="P2">Members awarded study, research, retraining, or upgrading leave are eligible to apply for leave relocation grants to cover costs of relocation of family and personal effects from the domicile near a University campus to the domicile(s) where the leave is to be spent, and return.</text:p>
            </text:list-item>
            <text:list-item>
              <text:p text:style-name="P1"><text:bookmark text:name="f2016-d1e36301"/><text:a xlink:type="simple" xlink:href="#f2016-d1e3630" text:style-name="Internet_20_link" text:visited-style-name="Visited_20_Internet_20_Link">B.09</text:a> <text:bookmark text:name="f2016-d1e3630"/>Relocation Allowance </text:p>
              <text:list>
                <text:list-item>
                  <text:p text:style-name="P1"><text:bookmark text:name="f2016-d1e3633"/><text:a xlink:type="simple" xlink:href="#f2016-d1e3633" text:style-name="Internet_20_link" text:visited-style-name="Visited_20_Internet_20_Link">B.09.1</text:a> An appointee is eligible for a relocation allowance, from the last place of domicile to a domicile near a University campus, to a maximum of twelve thousand dollars ($12,000.00). </text:p>
                </text:list-item>
                <text:list-item>
                  <text:p text:style-name="P1"><text:bookmark text:name="f2016-d1e3635"/><text:a xlink:type="simple" xlink:href="#f2016-d1e3635" text:style-name="Internet_20_link" text:visited-style-name="Visited_20_Internet_20_Link">B.09.2</text:a> Relocation allowances are subject to the University Relocation Allowance Regulation http://www.uleth.ca/financial-services/relocation-allowance-regulations, which shall be referred to in the provisional offer of appointment for eligible appointees. Members are eligible for reimbursement under the Regulation upon presentation to the University of an account of expenses and original receipts. </text:p>
                </text:list-item>
              </text:list>
            </text:list-item>
            <text:list-item>
              <text:p text:style-name="P1"><text:bookmark text:name="f2016-d1e36371"/><text:a xlink:type="simple" xlink:href="#f2016-d1e3637" text:style-name="Internet_20_link" text:visited-style-name="Visited_20_Internet_20_Link">B.10</text:a> <text:bookmark text:name="f2016-d1e3637"/>Workers’ Compensation Supplement </text:p>
              <text:list>
                <text:list-item>
                  <text:p text:style-name="P1"><text:bookmark text:name="f2016-d1e3640"/><text:a xlink:type="simple" xlink:href="#f2016-d1e3640" text:style-name="Internet_20_link" text:visited-style-name="Visited_20_Internet_20_Link">B.10.1</text:a> In the event of a time-loss injury sustained in the course of employment at the University, a Member continues to receive salary and benefits from the University under the following conditions:</text:p>
                  <text:list>
                    <text:list-item>
                      <text:p text:style-name="P1"><text:bookmark text:name="f2016-d1e3643"/><text:a xlink:type="simple" xlink:href="#f2016-d1e3643" text:style-name="Internet_20_link" text:visited-style-name="Visited_20_Internet_20_Link">B.10.1.A</text:a> The Member notifies the Department Chair or immediate Supervisor and Human Resources as soon as possible, and </text:p>
                    </text:list-item>
                    <text:list-item>
                      <text:p text:style-name="P1"><text:bookmark text:name="f2016-d1e3645"/><text:a xlink:type="simple" xlink:href="#f2016-d1e3645" text:style-name="Internet_20_link" text:visited-style-name="Visited_20_Internet_20_Link">B.10.1.B</text:a> The injury is accepted by Workers’ Compensation Board (WCB) as a claim. </text:p>
                    </text:list-item>
                  </text:list>
                </text:list-item>
                <text:list-item>
                  <text:p text:style-name="P1"><text:bookmark text:name="f2016-d1e3647"/><text:a xlink:type="simple" xlink:href="#f2016-d1e3647" text:style-name="Internet_20_link" text:visited-style-name="Visited_20_Internet_20_Link">B.10.2</text:a> The maximum duration of the WCB supplement is the first of the following:</text:p>
                  <text:list>
                    <text:list-item>
                      <text:p text:style-name="P1"><text:bookmark text:name="f2016-d1e3650"/><text:a xlink:type="simple" xlink:href="#f2016-d1e3650" text:style-name="Internet_20_link" text:visited-style-name="Visited_20_Internet_20_Link">B.10.2.A</text:a> the number of sick leave days available to the Member (Article 34.01.1) at the time the injury occurred; or </text:p>
                    </text:list-item>
                    <text:list-item>
                      <text:p text:style-name="P1"><text:bookmark text:name="f2016-d1e3652"/><text:a xlink:type="simple" xlink:href="#f2016-d1e3652" text:style-name="Internet_20_link" text:visited-style-name="Visited_20_Internet_20_Link">B.10.2.B</text:a> the end of a term appointment. </text:p>
                    </text:list-item>
                  </text:list>
                </text:list-item>
                <text:list-item>
                  <text:p text:style-name="P1"><text:bookmark text:name="f2016-d1e3654"/><text:a xlink:type="simple" xlink:href="#f2016-d1e3654" text:style-name="Internet_20_link" text:visited-style-name="Visited_20_Internet_20_Link">B.10.3</text:a> Payments from WCB related to this injury are remitted to the University. </text:p>
                </text:list-item>
              </text:list>
            </text:list-item>
          </text:list>
        </text:list-item>
        <text:list-item>
          <text:p text:style-name="P6"/>
          <text:list>
            <text:list-item>
              <text:h text:style-name="P8" text:outline-level="2"><text:bookmark text:name="f2016-d1e3656"/><text:soft-page-break/><text:a xlink:type="simple" xlink:href="#f2016-d1e3656" text:style-name="Internet_20_link" text:visited-style-name="Visited_20_Internet_20_Link">Schedule C: Negotiation and Impasse - Resolving Procedures</text:a> </text:h>
            </text:list-item>
            <text:list-item>
              <text:p text:style-name="P1"><text:bookmark text:name="f2016-d1e36591"/><text:a xlink:type="simple" xlink:href="#f2016-d1e3659" text:style-name="Internet_20_link" text:visited-style-name="Visited_20_Internet_20_Link">C.01</text:a> <text:bookmark text:name="f2016-d1e3659"/>Negotiations and Arbitration </text:p>
              <text:list>
                <text:list-item>
                  <text:p text:style-name="P1"><text:bookmark text:name="f2016-d1e3662"/><text:a xlink:type="simple" xlink:href="#f2016-d1e3662" text:style-name="Internet_20_link" text:visited-style-name="Visited_20_Internet_20_Link">C.01.1</text:a> The parties agree to implement and to abide by the following provisions relating to the determination of Salary Schedules and Stipends, and Economic Benefits as set out in Schedules A and B. </text:p>
                </text:list-item>
                <text:list-item>
                  <text:p text:style-name="P1"><text:bookmark text:name="f2016-d1e3664"/><text:a xlink:type="simple" xlink:href="#f2016-d1e3664" text:style-name="Internet_20_link" text:visited-style-name="Visited_20_Internet_20_Link">C.01.2</text:a> Individual and/or group salary matters, compensation, perquisites, benefit plans, emoluments, not included in Schedules A and B may be put forward by either party for negotiation. For any such matter to become a negotiable matter it must be agreed to by both parties. If an impasse to mutual agreement results, the impasse shall be resolved by arbitration by submitting the matter to a selection officer from Panel B chosen by lot. The decision of the Selection Officer shall be binding. </text:p>
                </text:list-item>
                <text:list-item>
                  <text:p text:style-name="P1"><text:bookmark text:name="f2016-d1e3666"/><text:a xlink:type="simple" xlink:href="#f2016-d1e3666" text:style-name="Internet_20_link" text:visited-style-name="Visited_20_Internet_20_Link">C.01.3</text:a> One or more groups within the membership of the Association may be recognized under either of the following conditions:</text:p>
                  <text:list>
                    <text:list-item>
                      <text:p text:style-name="P1"><text:bookmark text:name="f2016-d1e3669"/><text:a xlink:type="simple" xlink:href="#f2016-d1e3669" text:style-name="Internet_20_link" text:visited-style-name="Visited_20_Internet_20_Link">C.01.3.A</text:a> if agreed by both negotiating teams. </text:p>
                    </text:list-item>
                    <text:list-item>
                      <text:p text:style-name="P1"><text:bookmark text:name="f2016-d1e3671"/><text:a xlink:type="simple" xlink:href="#f2016-d1e3671" text:style-name="Internet_20_link" text:visited-style-name="Visited_20_Internet_20_Link">C.01.3.B</text:a> if, in its final position, either negotiating team proposes a change of any item or matter set out in Schedules A and B that is different for any one of the groups identified in Schedule A (Faculty Members, Academic Assistants, Professional Librarians), then the other negotiating team shall have the option of requesting separate final position selection for such group or groups. </text:p>
                    </text:list-item>
                  </text:list>
                </text:list-item>
              </text:list>
            </text:list-item>
            <text:list-item>
              <text:p text:style-name="P2"><text:bookmark text:name="f2016-d1e36731"/><text:a xlink:type="simple" xlink:href="#f2016-d1e3673" text:style-name="Internet_20_link" text:visited-style-name="Visited_20_Internet_20_Link">C.02</text:a> <text:bookmark text:name="f2016-d1e3673"/>Procedures and Timing </text:p>
            </text:list-item>
            <text:list-item>
              <text:p text:style-name="P2">The timing of negotiation of amendments shall follow the schedule defined in Article 3.02.</text:p>
              <text:list>
                <text:list-item>
                  <text:p text:style-name="P1"><text:bookmark text:name="f2016-d1e3678"/><text:a xlink:type="simple" xlink:href="#f2016-d1e3678" text:style-name="Internet_20_link" text:visited-style-name="Visited_20_Internet_20_Link">C.02.1</text:a> During the month of November of each bargaining year the Board and the Association shall jointly establish:</text:p>
                  <text:list>
                    <text:list-item>
                      <text:p text:style-name="P1"><text:bookmark text:name="f2016-d1e3681"/><text:a xlink:type="simple" xlink:href="#f2016-d1e3681" text:style-name="Internet_20_link" text:visited-style-name="Visited_20_Internet_20_Link">C.02.1.A</text:a> a Mediation Officers Panel (Panel A) </text:p>
                    </text:list-item>
                    <text:list-item>
                      <text:p text:style-name="P1"><text:bookmark text:name="f2016-d1e3683"/><text:a xlink:type="simple" xlink:href="#f2016-d1e3683" text:style-name="Internet_20_link" text:visited-style-name="Visited_20_Internet_20_Link">C.02.1.B</text:a> a Selection Officers Panel (Panel B). Should agreement not be secured upon the composition of Panel B by November 30, either or both parties may apply to the Chair of the Board of Industrial Relations, Department of Labour, Province of Alberta who shall establish such panel. </text:p>
                    </text:list-item>
                  </text:list>
                </text:list-item>
                <text:list-item>
                  <text:p text:style-name="P1"><text:bookmark text:name="f2016-d1e3685"/><text:a xlink:type="simple" xlink:href="#f2016-d1e3685" text:style-name="Internet_20_link" text:visited-style-name="Visited_20_Internet_20_Link">C.02.2</text:a> Each party shall pay one-half of the fees and expenses of any panel member called upon to act as hereinafter provided. </text:p>
                </text:list-item>
                <text:list-item>
                  <text:p text:style-name="P1"><text:bookmark text:name="f2016-d1e3687"/><text:a xlink:type="simple" xlink:href="#f2016-d1e3687" text:style-name="Internet_20_link" text:visited-style-name="Visited_20_Internet_20_Link">C.02.3</text:a> Each party shall have access to any and all non-confidential financial information from and about the other party and its operation as it requests. This access shall not be construed to require compilation of information in the form requested if such data are not already compiled in the form requested. </text:p>
                </text:list-item>
                <text:list-item>
                  <text:p text:style-name="P1"><text:bookmark text:name="f2016-d1e3689"/><text:a xlink:type="simple" xlink:href="#f2016-d1e3689" text:style-name="Internet_20_link" text:visited-style-name="Visited_20_Internet_20_Link">C.02.4</text:a> Not later than February 1 of any bargaining year.</text:p>
                  <text:list>
                    <text:list-item>
                      <text:p text:style-name="P1"><text:bookmark text:name="f2016-d1e3692"/><text:a xlink:type="simple" xlink:href="#f2016-d1e3692" text:style-name="Internet_20_link" text:visited-style-name="Visited_20_Internet_20_Link">C.02.4.A</text:a> each party shall select a negotiating team of not more than three accredited negotiators, who shall, subject to this document, be authorized to make only such commitments on the party's behalf and within such limits as have been authorized by the party, and communicate their names to the other party. </text:p>
                    </text:list-item>
                    <text:list-item>
                      <text:p text:style-name="P1"><text:bookmark text:name="f2016-d1e3694"/><text:a xlink:type="simple" xlink:href="#f2016-d1e3694" text:style-name="Internet_20_link" text:visited-style-name="Visited_20_Internet_20_Link">C.02.4.B</text:a> each party shall prepare and deliver to the other a list setting out every item or matter upon which it wishes to conduct negotiations. The items or matters not included in Schedules A and B will then be mutually agreed upon or submitted within two weeks to arbitration as in Schedule C.01.2. </text:p>
                    </text:list-item>
                    <text:list-item>
                      <text:p text:style-name="P1"><text:bookmark text:name="f2016-d1e3696"/><text:a xlink:type="simple" xlink:href="#f2016-d1e3696" text:style-name="Internet_20_link" text:visited-style-name="Visited_20_Internet_20_Link">C.02.4.C</text:a> after the items or matters (hereinafter called “items for negotiation”) are determined, then each party shall submit in writing to the other its position on each such item. No other items shall be subsequently introduced into the negotiation except by mutual consent. The provisions of existing Salary Schedules and Stipends, and Economic Benefits as set out in Schedules A and B and which have not been specifically referred to in said lists shall remain in force unchanged. </text:p>
                    </text:list-item>
                  </text:list>
                </text:list-item>
                <text:list-item>
                  <text:p text:style-name="P1"><text:bookmark text:name="f2016-d1e3698"/><text:a xlink:type="simple" xlink:href="#f2016-d1e3698" text:style-name="Internet_20_link" text:visited-style-name="Visited_20_Internet_20_Link">C.02.5</text:a> Negotiations will proceed in the following manner:</text:p>
                  <text:list>
                    <text:list-item>
                      <text:p text:style-name="P1"><text:bookmark text:name="f2016-d1e3701"/><text:soft-page-break/><text:a xlink:type="simple" xlink:href="#f2016-d1e3701" text:style-name="Internet_20_link" text:visited-style-name="Visited_20_Internet_20_Link">C.02.5.A</text:a> the negotiating teams shall meet as necessary in order to negotiate in good faith towards settlement of the items for negotiation. </text:p>
                    </text:list-item>
                    <text:list-item>
                      <text:p text:style-name="P1"><text:bookmark text:name="f2016-d1e3703"/><text:a xlink:type="simple" xlink:href="#f2016-d1e3703" text:style-name="Internet_20_link" text:visited-style-name="Visited_20_Internet_20_Link">C.02.5.B</text:a> each team may use the services of such consultants and resource persons as it sees fit. </text:p>
                    </text:list-item>
                    <text:list-item>
                      <text:p text:style-name="P1"><text:bookmark text:name="f2016-d1e3705"/><text:a xlink:type="simple" xlink:href="#f2016-d1e3705" text:style-name="Internet_20_link" text:visited-style-name="Visited_20_Internet_20_Link">C.02.5.C</text:a> items or sub-items for negotiation may be negotiated separately and agreement reached on any item or sub-items shall be evidenced by a written document signed by both parties. </text:p>
                    </text:list-item>
                    <text:list-item>
                      <text:p text:style-name="P1"><text:bookmark text:name="f2016-d1e3707"/><text:a xlink:type="simple" xlink:href="#f2016-d1e3707" text:style-name="Internet_20_link" text:visited-style-name="Visited_20_Internet_20_Link">C.02.5.D</text:a> by unanimous consent of all members of both negotiating teams, a Mediation Officer selected by lot from Panel A may at any time during this period be invited to join the negotiation sessions with a view to assisting the negotiating teams to resolve their differences. </text:p>
                    </text:list-item>
                  </text:list>
                </text:list-item>
                <text:list-item>
                  <text:p text:style-name="P1"><text:bookmark text:name="f2016-d1e3709"/><text:a xlink:type="simple" xlink:href="#f2016-d1e3709" text:style-name="Internet_20_link" text:visited-style-name="Visited_20_Internet_20_Link">C.02.6</text:a> In the event any of the items for negotiation have not been resolved by three (3) weeks after formal knowledge by letter of the Government grant for the year in question, but in any case not later than April 30 of any bargaining year:</text:p>
                  <text:list>
                    <text:list-item>
                      <text:p text:style-name="P1"><text:bookmark text:name="f2016-d1e3712"/><text:a xlink:type="simple" xlink:href="#f2016-d1e3712" text:style-name="Internet_20_link" text:visited-style-name="Visited_20_Internet_20_Link">C.02.6.A</text:a> negotiations shall cease. </text:p>
                    </text:list-item>
                    <text:list-item>
                      <text:p text:style-name="P1"><text:bookmark text:name="f2016-d1e3714"/><text:a xlink:type="simple" xlink:href="#f2016-d1e3714" text:style-name="Internet_20_link" text:visited-style-name="Visited_20_Internet_20_Link">C.02.6.B</text:a> each negotiating team shall, prior to four (4) weeks after formal knowledge of the Government grant for the year in question, prepare and deliver to the other a written statement of its final position with respect to each unresolved item for negotiation and a brief written statement of its arguments. Negotiations shall then be re-opened. In the event that any of the items for negotiation have not been resolved by five (5) weeks after formal knowledge of the Government grant for the year in question, then negotiations shall again cease. </text:p>
                    </text:list-item>
                    <text:list-item>
                      <text:p text:style-name="P1"><text:bookmark text:name="f2016-d1e3716"/><text:a xlink:type="simple" xlink:href="#f2016-d1e3716" text:style-name="Internet_20_link" text:visited-style-name="Visited_20_Internet_20_Link">C.02.6.C</text:a> the negotiating teams shall forthwith determine by lot a Selection Officer from Panel B to whom the final positions on the remaining items and the brief written statements of argument, as already submitted in Schedule C.02.6(b) shall be submitted immediately, in total, in writing, along with signed memoranda of agreement upon items already agreed upon. Should a Mediation Officer have been selected under the provisions of Schedule C.02.5(d), by unanimous agreement of all members of both negotiating teams, such Mediation Officer may be asked to serve as the Selection Officer. </text:p>
                    </text:list-item>
                  </text:list>
                </text:list-item>
                <text:list-item>
                  <text:p text:style-name="P1"><text:bookmark text:name="f2016-d1e3718"/><text:a xlink:type="simple" xlink:href="#f2016-d1e3718" text:style-name="Internet_20_link" text:visited-style-name="Visited_20_Internet_20_Link">C.02.7</text:a> </text:p>
                  <text:list>
                    <text:list-item>
                      <text:p text:style-name="P1"><text:bookmark text:name="f2016-d1e3720"/><text:a xlink:type="simple" xlink:href="#f2016-d1e3720" text:style-name="Internet_20_link" text:visited-style-name="Visited_20_Internet_20_Link">C.02.7.A</text:a> The Selection Officer may hold a hearing with both negotiating teams together, i.e. not separately, for the purpose of seeking clarification of the submissions. </text:p>
                    </text:list-item>
                    <text:list-item>
                      <text:p text:style-name="P1"><text:bookmark text:name="f2016-d1e3722"/><text:a xlink:type="simple" xlink:href="#f2016-d1e3722" text:style-name="Internet_20_link" text:visited-style-name="Visited_20_Internet_20_Link">C.02.7.B</text:a> By seven (7) weeks after formal knowledge of the Government grant for the year in question, the Selection Officer shall select one of the two final positions in total submitted to him pursuant to the provisions of paragraph Schedule C.02.6(b), (c) hereof and forthwith communicate his decision in writing to the Chair of the Board and to the President of the Association. </text:p>
                    </text:list-item>
                    <text:list-item>
                      <text:p text:style-name="P1"><text:bookmark text:name="f2016-d1e3724"/><text:a xlink:type="simple" xlink:href="#f2016-d1e3724" text:style-name="Internet_20_link" text:visited-style-name="Visited_20_Internet_20_Link">C.02.7.C</text:a> The Selection Officer is not required to state any reasons for the selection he/she has made. </text:p>
                    </text:list-item>
                    <text:list-item>
                      <text:p text:style-name="P1"><text:bookmark text:name="f2016-d1e3726"/><text:a xlink:type="simple" xlink:href="#f2016-d1e3726" text:style-name="Internet_20_link" text:visited-style-name="Visited_20_Internet_20_Link">C.02.7.D</text:a> The decision of the Selection Officer, and the implications of his selection, shall be binding on both parties subject to any provincial or federal legislation that takes precedence. </text:p>
                    </text:list-item>
                  </text:list>
                </text:list-item>
                <text:list-item>
                  <text:p text:style-name="P1"><text:bookmark text:name="f2016-d1e3728"/><text:a xlink:type="simple" xlink:href="#f2016-d1e3728" text:style-name="Internet_20_link" text:visited-style-name="Visited_20_Internet_20_Link">C.02.8</text:a> </text:p>
                  <text:list>
                    <text:list-item>
                      <text:p text:style-name="P1"><text:bookmark text:name="f2016-d1e3730"/><text:a xlink:type="simple" xlink:href="#f2016-d1e3730" text:style-name="Internet_20_link" text:visited-style-name="Visited_20_Internet_20_Link">C.02.8.A</text:a> In the event a period within which or a date on which any act or step hereunder is to be taken begins, ends or falls on a Sunday or holiday, the next business day following such Sunday or holiday, shall be the date on which such period begins, ends, or on which such step or act is to be taken. </text:p>
                    </text:list-item>
                    <text:list-item>
                      <text:p text:style-name="P1"><text:bookmark text:name="f2016-d1e3732"/><text:a xlink:type="simple" xlink:href="#f2016-d1e3732" text:style-name="Internet_20_link" text:visited-style-name="Visited_20_Internet_20_Link">C.02.8.B</text:a> All time periods and dates hereinbefore referred to may be altered by the mutual consent of the parties or the unanimous consent of all members of both negotiating teams, as the case may be. </text:p>
                    </text:list-item>
                  </text:list>
                </text:list-item>
                <text:list-item>
                  <text:p text:style-name="P1"><text:bookmark text:name="f2016-d1e3734"/><text:a xlink:type="simple" xlink:href="#f2016-d1e3734" text:style-name="Internet_20_link" text:visited-style-name="Visited_20_Internet_20_Link">C.02.9</text:a> This agreement shall be in effect until amended by the procedures in Article 3. </text:p>
                </text:list-item>
              </text:list>
            </text:list-item>
          </text:list>
        </text:list-item>
        <text:list-item>
          <text:p text:style-name="P6"/>
          <text:list>
            <text:list-item>
              <text:h text:style-name="P8" text:outline-level="2"><text:bookmark text:name="f2016-d1e3736"/><text:soft-page-break/><text:a xlink:type="simple" xlink:href="#f2016-d1e3736" text:style-name="Internet_20_link" text:visited-style-name="Visited_20_Internet_20_Link">Schedule D: GRANDFATHERING CLAUSE FOR PROBATIONARY APPOINTMENTS</text:a> </text:h>
            </text:list-item>
          </text:list>
        </text:list-item>
        <text:list-item>
          <text:p text:style-name="P6"/>
          <text:list>
            <text:list-item>
              <text:h text:style-name="P8" text:outline-level="2"><text:bookmark text:name="f2016-d1e3740"/><text:a xlink:type="simple" xlink:href="#f2016-d1e3740" text:style-name="Internet_20_link" text:visited-style-name="Visited_20_Internet_20_Link">Schedule E: Copyright</text:a> </text:h>
            </text:list-item>
            <text:list-item>
              <text:p text:style-name="P1"><text:bookmark text:name="f2016-d1e3743"/><text:a xlink:type="simple" xlink:href="#f2016-d1e3743" text:style-name="Internet_20_link" text:visited-style-name="Visited_20_Internet_20_Link">E.01</text:a> Under the provisions of the Post-Secondary Learning Act and Article 29 of the Faculty Handbook, the University asserts its copyright ownership on works produced by a Member who has been engaged by the University for the express purpose of preparing such works for the University and part of his/her normal responsibility to the University is the preparation of such works. </text:p>
            </text:list-item>
            <text:list-item>
              <text:p text:style-name="P1"><text:bookmark text:name="f2016-d1e3745"/><text:a xlink:type="simple" xlink:href="#f2016-d1e3745" text:style-name="Internet_20_link" text:visited-style-name="Visited_20_Internet_20_Link">E.02</text:a> The University will normally transfer its ownership rights on such material to the author (or group of authors) upon the condition that the author agrees to the conditions in Article E.05. </text:p>
            </text:list-item>
            <text:list-item>
              <text:p text:style-name="P1"><text:bookmark text:name="f2016-d1e3747"/><text:a xlink:type="simple" xlink:href="#f2016-d1e3747" text:style-name="Internet_20_link" text:visited-style-name="Visited_20_Internet_20_Link">E.03</text:a> Any author who desires to secure the ownership of copyright shall apply to the President for such transfer on an Assignment of Copyright Form. </text:p>
            </text:list-item>
            <text:list-item>
              <text:p text:style-name="P1"><text:bookmark text:name="f2016-d1e3749"/><text:a xlink:type="simple" xlink:href="#f2016-d1e3749" text:style-name="Internet_20_link" text:visited-style-name="Visited_20_Internet_20_Link">E.04</text:a> Before such application is made, the applicant shall have obtained agreement from all those involved in the production process of the said material upon the identification of the authors and shall file a declaration thereto along with the application. </text:p>
            </text:list-item>
            <text:list-item>
              <text:p text:style-name="P1"><text:bookmark text:name="f2016-d1e3751"/><text:a xlink:type="simple" xlink:href="#f2016-d1e3751" text:style-name="Internet_20_link" text:visited-style-name="Visited_20_Internet_20_Link">E.05</text:a> The University will transfer by written agreement its ownership rights to the designated material under the following conditions:</text:p>
              <text:list>
                <text:list-item>
                  <text:p text:style-name="P1"><text:bookmark text:name="f2016-d1e3754"/><text:a xlink:type="simple" xlink:href="#f2016-d1e3754" text:style-name="Internet_20_link" text:visited-style-name="Visited_20_Internet_20_Link">E.05.1</text:a> that the University shall have unhampered use of the material for its internal educational purposes, including both instruction and research. </text:p>
                </text:list-item>
                <text:list-item>
                  <text:p text:style-name="P1"><text:bookmark text:name="f2016-d1e3756"/><text:a xlink:type="simple" xlink:href="#f2016-d1e3756" text:style-name="Internet_20_link" text:visited-style-name="Visited_20_Internet_20_Link">E.05.2</text:a> that the author named in the agreement shall return to the University fifty per cent (50%) of the royalty the author may receive from the copyright. </text:p>
                </text:list-item>
                <text:list-item>
                  <text:p text:style-name="P1"><text:bookmark text:name="f2016-d1e3758"/><text:a xlink:type="simple" xlink:href="#f2016-d1e3758" text:style-name="Internet_20_link" text:visited-style-name="Visited_20_Internet_20_Link">E.05.3</text:a> that the author, if so requested by the University, shall display the University's name on the particular product of which the ownership of copyright is being transferred. </text:p>
                </text:list-item>
              </text:list>
            </text:list-item>
            <text:list-item>
              <text:p text:style-name="P1"><text:bookmark text:name="f2016-d1e3760"/><text:a xlink:type="simple" xlink:href="#f2016-d1e3760" text:style-name="Internet_20_link" text:visited-style-name="Visited_20_Internet_20_Link">E.06</text:a> Upon receipt of its share of the royalties from the author(s) in any such agreement the University shall transfer ninety per cent (90%) of that share to the Department or Departments named in the agreement. If there is more than one Department involved, the University will divide the percentage among the Departments in a manner to be agreed by the Departments in the transfer agreement. The remaining ten per cent (10%) of the money received by the University shall be transferred to the Media Distribution Centre. At the time of transfer, Departments may elect to have funds credited to either operating or capital accounts but they must be expended during the fiscal year in which the transfer is made. The University will vary the 90%/10% split in favour of the Media Distribution Centre upon direction of the Department(s) named in the agreement. </text:p>
            </text:list-item>
            <text:list-item>
              <text:p text:style-name="P2"><text:bookmark text:name="f2016-d1e3762"/><text:a xlink:type="simple" xlink:href="#f2016-d1e3762" text:style-name="Internet_20_link" text:visited-style-name="Visited_20_Internet_20_Link">E.07</text:a> Materials covered by this Schedule include videotapes, audiotapes, films, film loops, slides, transparencies, phonograph recordings, and kinescope productions, but do not include unrecorded lectures, performances, broadcasts and works of art. </text:p>
            </text:list-item>
          </text:list>
        </text:list-item>
        <text:list-item>
          <text:p text:style-name="P2">ASSIGNMENT OF COPYRIGHT</text:p>
        </text:list-item>
        <text:list-item>
          <text:p text:style-name="P2">ASSIGNMENT made this _________ day of __________________ 20____ BETWEEN: THE UNIVERSITY OF LETHBRIDGE of the City of Lethbridge, in the Province of Alberta (herein called “the University”)<text:line-break/>AND:<text:line-break/>_______________________________ (herein called “the Assignees”)</text:p>
        </text:list-item>
        <text:list-item>
          <text:p text:style-name="P2">WITNESS that the University hereby sells, assigns and transfers to the assignees all right, title and interest that the said University has in copyright in Canada, the United States of American and all other countries in the world in the product in consideration for which the Assignees hereby agree to <text:soft-page-break/>remit to the University Fifty Per Cent (50%) of the gross royalties (or any payments which are similar in nature to royalties) received from exploitation of the copyright on the product described above and also agree to require the display of the University name on all copies of the product. </text:p>
        </text:list-item>
        <text:list-item>
          <text:p text:style-name="P2">The Assignees further agree that the University may make and use copies of the product described above without payment of royalty for its own educational purposes.</text:p>
        </text:list-item>
        <text:list-item>
          <text:p text:style-name="P2">IN WITNESS WHEREOF the parties have hereunto set their hands and seals.</text:p>
        </text:list-item>
        <text:list-item>
          <text:p text:style-name="P2">THE UNIVERSITY OF LETHBRIDGE</text:p>
        </text:list-item>
        <text:list-item>
          <text:p text:style-name="P2">ASSIGNEES</text:p>
        </text:list-item>
        <text:list-item>
          <text:p text:style-name="P2">DECLARATION OF AUTHORSHIP</text:p>
        </text:list-item>
        <text:list-item>
          <text:p text:style-name="P2">We, the undersigned, declare that we are the authors of: _____________________ (“the work”) for which we have requested an assignment of copyright, dated the _________ day of __________________ 20____ from The University of Lethbridge.</text:p>
        </text:list-item>
        <text:list-item>
          <text:p text:style-name="P2">We further declare that we have discussed our application for assignment of copyright with all persons who have been involved in the production process of the work and have obtained their agreement that the undersigned are the only authors of the work. </text:p>
        </text:list-item>
        <text:list-item>
          <text:p text:style-name="P6"/>
          <text:list>
            <text:list-item>
              <text:h text:style-name="P8" text:outline-level="2"><text:bookmark text:name="f2016-d1e3789"/><text:a xlink:type="simple" xlink:href="#f2016-d1e3789" text:style-name="Internet_20_link" text:visited-style-name="Visited_20_Internet_20_Link">Schedule F: Professional Activities Report</text:a> </text:h>
            </text:list-item>
          </text:list>
        </text:list-item>
        <text:list-item>
          <text:p text:style-name="P2">Preamble</text:p>
        </text:list-item>
        <text:list-item>
          <text:p text:style-name="P2">The duties described in Article 13.02. are not intended to comprise exhaustive lists, but are stated in general terms, given the nature of the evolution of the academic enterprise at any university. The quality and quantity of all academic work consistent with Article 13.02 undertaken by the Member shall be taken into account in the evaluation of the performance of the Member.</text:p>
          <text:list>
            <text:list-item>
              <text:p text:style-name="P1"><text:bookmark text:name="f2016-d1e37961"/><text:a xlink:type="simple" xlink:href="#f2016-d1e3796" text:style-name="Internet_20_link" text:visited-style-name="Visited_20_Internet_20_Link">F.01</text:a> <text:bookmark text:name="f2016-d1e3796"/>Member’s recommendation regarding weighting of the criteria: Weighting, Teaching, Research, and Service. </text:p>
              <text:list>
                <text:list-item>
                  <text:p text:style-name="P1"><text:bookmark text:name="f2016-d1e3799"/><text:a xlink:type="simple" xlink:href="#f2016-d1e3799" text:style-name="Internet_20_link" text:visited-style-name="Visited_20_Internet_20_Link">F.01.1</text:a> Weighting </text:p>
                </text:list-item>
                <text:list-item>
                  <text:p text:style-name="P1"><text:bookmark text:name="f2016-d1e3801"/><text:a xlink:type="simple" xlink:href="#f2016-d1e3801" text:style-name="Internet_20_link" text:visited-style-name="Visited_20_Internet_20_Link">F.01.2</text:a> Rationale for Weighting Recommendation </text:p>
                </text:list-item>
              </text:list>
            </text:list-item>
          </text:list>
        </text:list-item>
      </text:list>
      <table:table table:name="Table5" table:style-name="Table5">
        <table:table-column table:style-name="Table5.A"/>
        <table:table-column table:style-name="Table5.B"/>
        <table:table-row>
          <table:table-cell table:style-name="Table5.A1" office:value-type="string">
            <text:list xml:id="list163824945476721" text:continue-numbering="true" text:style-name="L9">
              <text:list-item>
                <text:p text:style-name="P5"><text:bookmark text:name="d1e4041"/>CATEGORY </text:p>
              </text:list-item>
            </text:list>
          </table:table-cell>
          <table:table-cell table:style-name="Table5.A1" office:value-type="string">
            <text:list xml:id="list163824978286536" text:continue-numbering="true" text:style-name="L9">
              <text:list-item>
                <text:p text:style-name="P5">WEIGHTING</text:p>
              </text:list-item>
            </text:list>
          </table:table-cell>
        </table:table-row>
        <table:table-row>
          <table:table-cell table:style-name="Table5.A1" office:value-type="string">
            <text:list xml:id="list163825410971894" text:continue-numbering="true" text:style-name="L9">
              <text:list-item>
                <text:p text:style-name="P5">Teaching</text:p>
              </text:list-item>
            </text:list>
          </table:table-cell>
          <table:table-cell table:style-name="Table5.A1" office:value-type="string">
            <text:list xml:id="list163824975807454" text:continue-numbering="true" text:style-name="L9">
              <text:list-item>
                <text:p text:style-name="P4"/>
              </text:list-item>
            </text:list>
          </table:table-cell>
        </table:table-row>
        <table:table-row>
          <table:table-cell table:style-name="Table5.A1" office:value-type="string">
            <text:list xml:id="list163824821987575" text:continue-numbering="true" text:style-name="L9">
              <text:list-item>
                <text:p text:style-name="P5">Research</text:p>
              </text:list-item>
            </text:list>
          </table:table-cell>
          <table:table-cell table:style-name="Table5.A1" office:value-type="string">
            <text:list xml:id="list163825857849346" text:continue-numbering="true" text:style-name="L9">
              <text:list-item>
                <text:p text:style-name="P4"/>
              </text:list-item>
            </text:list>
          </table:table-cell>
        </table:table-row>
        <table:table-row>
          <table:table-cell table:style-name="Table5.A1" office:value-type="string">
            <text:list xml:id="list163825751238083" text:continue-numbering="true" text:style-name="L9">
              <text:list-item>
                <text:p text:style-name="P5">Service</text:p>
              </text:list-item>
            </text:list>
          </table:table-cell>
          <table:table-cell table:style-name="Table5.A1" office:value-type="string">
            <text:list xml:id="list163824732707564" text:continue-numbering="true" text:style-name="L9">
              <text:list-item>
                <text:p text:style-name="P4"/>
              </text:list-item>
            </text:list>
          </table:table-cell>
        </table:table-row>
      </table:table>
      <text:list xml:id="list163825556930238" text:continue-numbering="true" text:style-name="L9">
        <text:list-item>
          <text:list>
            <text:list-item>
              <text:p text:style-name="P2"><text:bookmark text:name="f2016-d1e38221"/><text:a xlink:type="simple" xlink:href="#f2016-d1e3822" text:style-name="Internet_20_link" text:visited-style-name="Visited_20_Internet_20_Link">F.02</text:a> <text:bookmark text:name="f2016-d1e3822"/>Teaching </text:p>
            </text:list-item>
            <text:list-item>
              <text:p text:style-name="P2"><text:soft-page-break/>List all courses and other instruction, including Summer Session and off-campus Credit Courses, Independent Studies, Applied Studies, undergraduate honours theses, graduate supervision, etc. Comments on each might cover such aspects as the following: whether taught in the previous year, after a longer interval, or for the first time; the time demands generated by the instructional format, by course related duties, and by the number and nature of assignments and the grading procedures.</text:p>
              <text:list>
                <text:list-item>
                  <text:p text:style-name="P1"><text:bookmark text:name="f2016-d1e3827"/><text:a xlink:type="simple" xlink:href="#f2016-d1e3827" text:style-name="Internet_20_link" text:visited-style-name="Visited_20_Internet_20_Link">F.02.1</text:a> Course Title </text:p>
                </text:list-item>
                <text:list-item>
                  <text:p text:style-name="P1"><text:bookmark text:name="f2016-d1e3829"/><text:a xlink:type="simple" xlink:href="#f2016-d1e3829" text:style-name="Internet_20_link" text:visited-style-name="Visited_20_Internet_20_Link">F.02.2</text:a> Enrolment </text:p>
                </text:list-item>
                <text:list-item>
                  <text:p text:style-name="P1"><text:bookmark text:name="f2016-d1e3831"/><text:a xlink:type="simple" xlink:href="#f2016-d1e3831" text:style-name="Internet_20_link" text:visited-style-name="Visited_20_Internet_20_Link">F.02.3</text:a> Semester </text:p>
                </text:list-item>
                <text:list-item>
                  <text:p text:style-name="P1"><text:bookmark text:name="f2016-d1e3833"/><text:a xlink:type="simple" xlink:href="#f2016-d1e3833" text:style-name="Internet_20_link" text:visited-style-name="Visited_20_Internet_20_Link">F.02.4</text:a> Comments </text:p>
                </text:list-item>
              </text:list>
            </text:list-item>
            <text:list-item>
              <text:p text:style-name="P1"><text:bookmark text:name="f2016-d1e38351"/><text:a xlink:type="simple" xlink:href="#f2016-d1e3835" text:style-name="Internet_20_link" text:visited-style-name="Visited_20_Internet_20_Link">F.03</text:a> <text:bookmark text:name="f2016-d1e3835"/>Research and Creative Activity </text:p>
              <text:list>
                <text:list-item>
                  <text:p text:style-name="P1"><text:bookmark text:name="f2016-d1e3838"/><text:a xlink:type="simple" xlink:href="#f2016-d1e3838" text:style-name="Internet_20_link" text:visited-style-name="Visited_20_Internet_20_Link">F.03.1</text:a> Publications </text:p>
                </text:list-item>
                <text:list-item>
                  <text:p text:style-name="P1"><text:bookmark text:name="f2016-d1e3840"/><text:a xlink:type="simple" xlink:href="#f2016-d1e3840" text:style-name="Internet_20_link" text:visited-style-name="Visited_20_Internet_20_Link">F.03.2</text:a> Manuscripts submitted for Publication </text:p>
                </text:list-item>
                <text:list-item>
                  <text:p text:style-name="P1"><text:bookmark text:name="f2016-d1e3842"/><text:a xlink:type="simple" xlink:href="#f2016-d1e3842" text:style-name="Internet_20_link" text:visited-style-name="Visited_20_Internet_20_Link">F.03.3</text:a> Papers presented and other participation at professional meetings </text:p>
                </text:list-item>
                <text:list-item>
                  <text:p text:style-name="P1"><text:bookmark text:name="f2016-d1e3844"/><text:a xlink:type="simple" xlink:href="#f2016-d1e3844" text:style-name="Internet_20_link" text:visited-style-name="Visited_20_Internet_20_Link">F.03.4</text:a> Creative work and/or Performances </text:p>
                </text:list-item>
                <text:list-item>
                  <text:p text:style-name="P1"><text:bookmark text:name="f2016-d1e3846"/><text:a xlink:type="simple" xlink:href="#f2016-d1e3846" text:style-name="Internet_20_link" text:visited-style-name="Visited_20_Internet_20_Link">F.03.5</text:a> Editorial, Refereeing, Examining and Adjudicating Activities </text:p>
                </text:list-item>
                <text:list-item>
                  <text:p text:style-name="P1"><text:bookmark text:name="f2016-d1e3848"/><text:a xlink:type="simple" xlink:href="#f2016-d1e3848" text:style-name="Internet_20_link" text:visited-style-name="Visited_20_Internet_20_Link">F.03.6</text:a> Research &amp; Creative Activity in progress</text:p>
                  <text:list>
                    <text:list-item>
                      <text:p text:style-name="P1"><text:bookmark text:name="f2016-d1e3851"/><text:a xlink:type="simple" xlink:href="#f2016-d1e3851" text:style-name="Internet_20_link" text:visited-style-name="Visited_20_Internet_20_Link">F.03.6.A</text:a> Project </text:p>
                    </text:list-item>
                    <text:list-item>
                      <text:p text:style-name="P1"><text:bookmark text:name="f2016-d1e3853"/><text:a xlink:type="simple" xlink:href="#f2016-d1e3853" text:style-name="Internet_20_link" text:visited-style-name="Visited_20_Internet_20_Link">F.03.6.B</text:a> Funding Agency </text:p>
                    </text:list-item>
                  </text:list>
                </text:list-item>
                <text:list-item>
                  <text:p text:style-name="P1"><text:bookmark text:name="f2016-d1e3855"/><text:a xlink:type="simple" xlink:href="#f2016-d1e3855" text:style-name="Internet_20_link" text:visited-style-name="Visited_20_Internet_20_Link">F.03.7</text:a> Anticipated Research Activity</text:p>
                  <text:list>
                    <text:list-item>
                      <text:p text:style-name="P1"><text:bookmark text:name="f2016-d1e3858"/><text:a xlink:type="simple" xlink:href="#f2016-d1e3858" text:style-name="Internet_20_link" text:visited-style-name="Visited_20_Internet_20_Link">F.03.7.A</text:a> Project </text:p>
                    </text:list-item>
                  </text:list>
                </text:list-item>
              </text:list>
            </text:list-item>
            <text:list-item>
              <text:p text:style-name="P1"><text:bookmark text:name="f2016-d1e38601"/><text:a xlink:type="simple" xlink:href="#f2016-d1e3860" text:style-name="Internet_20_link" text:visited-style-name="Visited_20_Internet_20_Link">F.04</text:a> <text:bookmark text:name="f2016-d1e3860"/>Service to The University and Society </text:p>
              <text:list>
                <text:list-item>
                  <text:p text:style-name="P1"><text:bookmark text:name="f2016-d1e3863"/><text:a xlink:type="simple" xlink:href="#f2016-d1e3863" text:style-name="Internet_20_link" text:visited-style-name="Visited_20_Internet_20_Link">F.04.1</text:a> Contributions to the Intellectual life of the University </text:p>
                </text:list-item>
                <text:list-item>
                  <text:p text:style-name="P1"><text:bookmark text:name="f2016-d1e3865"/><text:a xlink:type="simple" xlink:href="#f2016-d1e3865" text:style-name="Internet_20_link" text:visited-style-name="Visited_20_Internet_20_Link">F.04.2</text:a> Administrative &amp; Committee Service </text:p>
                </text:list-item>
                <text:list-item>
                  <text:p text:style-name="P1"><text:bookmark text:name="f2016-d1e3867"/><text:a xlink:type="simple" xlink:href="#f2016-d1e3867" text:style-name="Internet_20_link" text:visited-style-name="Visited_20_Internet_20_Link">F.04.3</text:a> Membership &amp; Service in Professional Organizations </text:p>
                </text:list-item>
                <text:list-item>
                  <text:p text:style-name="P1"><text:bookmark text:name="f2016-d1e3869"/><text:a xlink:type="simple" xlink:href="#f2016-d1e3869" text:style-name="Internet_20_link" text:visited-style-name="Visited_20_Internet_20_Link">F.04.4</text:a> Community Service </text:p>
                </text:list-item>
              </text:list>
            </text:list-item>
            <text:list-item>
              <text:p text:style-name="P2"><text:bookmark text:name="f2016-d1e3871"/><text:a xlink:type="simple" xlink:href="#f2016-d1e3871" text:style-name="Internet_20_link" text:visited-style-name="Visited_20_Internet_20_Link">F.05</text:a> Professional Development Activities and Achievements </text:p>
            </text:list-item>
          </text:list>
        </text:list-item>
        <text:list-item>
          <text:p text:style-name="P2">Date _________________________________________</text:p>
        </text:list-item>
        <text:list-item>
          <text:p text:style-name="P2">Signature _________________________________________</text:p>
        </text:list-item>
        <text:list-item>
          <text:p text:style-name="P6"/>
          <text:list>
            <text:list-item>
              <text:h text:style-name="P8" text:outline-level="2"><text:bookmark text:name="f2016-d1e3877"/><text:a xlink:type="simple" xlink:href="#f2016-d1e3877" text:style-name="Internet_20_link" text:visited-style-name="Visited_20_Internet_20_Link">Schedule G: Equity Working Group</text:a> </text:h>
            </text:list-item>
          </text:list>
        </text:list-item>
        <text:list-item>
          <text:p text:style-name="P2">The parties hereby agree to have two representatives appointed by the Board and two representatives appointed by ULFA to form a preliminary working group on Equity and Diversity issues.</text:p>
        </text:list-item>
        <text:list-item>
          <text:p text:style-name="P2">The parties agree that all information provided by Human Resources to the working group members remains confidential, and that such information will not be shared in any way which permits identification of specific Faculty Association Members.</text:p>
        </text:list-item>
        <text:list-item>
          <text:p text:style-name="P2">The parties agree that the Equity Working Group will prepare a report with recommendations on how Equity and Diversity issues at the University can best be identified and addressed, where they are found to exist, with due reference to ensuring that ongoing attention to such issues is paid by appropriate means.</text:p>
        </text:list-item>
        <text:list-item>
          <text:p text:style-name="P2">The Equity Working Group will commence its work by September 15, 2016 and conclude its activities by June 30, 2017.</text:p>
        </text:list-item>
        <text:list-item>
          <text:p text:style-name="P6"/>
          <text:list>
            <text:list-item>
              <text:h text:style-name="P8" text:outline-level="2"><text:bookmark text:name="f2016-d1e3887"/><text:soft-page-break/><text:a xlink:type="simple" xlink:href="#f2016-d1e3887" text:style-name="Internet_20_link" text:visited-style-name="Visited_20_Internet_20_Link">Schedule H: CODE OF CONDUCT BOARD OF GOVERNORS FACULTY REPRESENTATIVES</text:a> </text:h>
            </text:list-item>
          </text:list>
        </text:list-item>
        <text:list-item>
          <text:p text:style-name="P2">Two members of academic staff of the University of Lethbridge serve as members of the Board of Governors of the University of Lethbridge and thus serve the University in two very important ways. </text:p>
        </text:list-item>
        <text:list-item>
          <text:p text:style-name="P2">Within the framework of the Post-Secondary Learning Act, the Board of Governors is charged with establishing and implementing strategy, policy and governance and with ensuring accountability to the people of Alberta. The members of academic staff deliver the core academic mandate of the University in teaching, research and scholarship, and service.</text:p>
        </text:list-item>
        <text:list-item>
          <text:p text:style-name="P2">The Board of Governors and the University of Lethbridge Faculty Association recognize that it is possible for some ambiguity and potential conflict to occur as members of academic staff perform their service as academic staff and as governors. The following framework is intended to provide guidance in these situations to members of academic staff serving on the Board, other Board members, members of academic staff and administrators.</text:p>
        </text:list-item>
        <text:list-item>
          <text:p text:style-name="P1">The Board of Governors and the University of Lethbridge Faculty Association agree that:</text:p>
          <text:list>
            <text:list-item>
              <text:p text:style-name="P1"><text:bookmark text:name="f2016-d1e3898"/><text:a xlink:type="simple" xlink:href="#f2016-d1e3898" text:style-name="Internet_20_link" text:visited-style-name="Visited_20_Internet_20_Link">H.01</text:a> 1. When they are acting in their capacity as members of academic staff all of the relevant provisions of the Faculty Handbook apply to members of academic staff serving as Board members. That is, members of academic staff serving as Board members retain all of the rights and responsibilities of members of the academic staff including the provisions of academic freedom, the right to question and criticize the administration of the University, and the right to grieve violations of the Faculty Handbook by the administration. </text:p>
            </text:list-item>
            <text:list-item>
              <text:p text:style-name="P1"><text:bookmark text:name="f2016-d1e3900"/><text:a xlink:type="simple" xlink:href="#f2016-d1e3900" text:style-name="Internet_20_link" text:visited-style-name="Visited_20_Internet_20_Link">H.02</text:a> 2. The governance documents of the Board are: “Charter of Expectations for the Board of Governors”, “Code of Conduct and Ethics for the Board of Governors”, “Terms of Reference for an Individual Governor”, and “Rules of Operation of the Board of Governors”. These governance documents shall apply at all times to members of academic staff serving as Board members. </text:p>
            </text:list-item>
            <text:list-item>
              <text:p text:style-name="P1"><text:bookmark text:name="f2016-d1e3902"/><text:a xlink:type="simple" xlink:href="#f2016-d1e3902" text:style-name="Internet_20_link" text:visited-style-name="Visited_20_Internet_20_Link">H.03</text:a> 3. Academic staff, like other members of the Board, are required to sign a “confidentiality agreement” and, to adhere to the confidentiality policy outlined in Article 3 in the Board “Code of Conduct”. </text:p>
            </text:list-item>
            <text:list-item>
              <text:p text:style-name="P1"><text:bookmark text:name="f2016-d1e3904"/><text:a xlink:type="simple" xlink:href="#f2016-d1e3904" text:style-name="Internet_20_link" text:visited-style-name="Visited_20_Internet_20_Link">H.04</text:a> 4. In any situation where ambiguity of roles may exist, in interactions between members of academic staff serving as Board members and Senior Academic Administrators, it is necessary for the Board member and the administrator to be clear whether the Board member is acting primarily as a member of the academic staff or as a governor. Where, after consultation with the Member, the administrator remains uncertain as to whether the Member is acting in his or her capacity as a Faculty Member or a member of the Board, the administrator may ask the Member to declare in writing and in a timely manner the capacity in which he or she is acting. </text:p>
            </text:list-item>
            <text:list-item>
              <text:p text:style-name="P2"><text:bookmark text:name="f2016-d1e3906"/><text:a xlink:type="simple" xlink:href="#f2016-d1e3906" text:style-name="Internet_20_link" text:visited-style-name="Visited_20_Internet_20_Link">H.05</text:a> 5. Should a member of academic staff who is a Board member grieve in his or her capacity as a member of academic staff an alleged violation by the administration of the Faculty Handbook, that Member shall declare to the Board Chair his or her potential conflict of interest before the next meeting of the Board. </text:p>
            </text:list-item>
          </text:list>
        </text:list-item>
        <text:list-item>
          <text:p text:style-name="P6"/>
          <text:list>
            <text:list-item>
              <text:h text:style-name="P8" text:outline-level="2"><text:bookmark text:name="f2016-d1e3908"/><text:a xlink:type="simple" xlink:href="#f2016-d1e3908" text:style-name="Internet_20_link" text:visited-style-name="Visited_20_Internet_20_Link">Schedule I: Academic Career Implementation</text:a> </text:h>
            </text:list-item>
            <text:list-item>
              <text:p text:style-name="P1"><text:bookmark text:name="f2016-d1e3911"/><text:a xlink:type="simple" xlink:href="#f2016-d1e3911" text:style-name="Internet_20_link" text:visited-style-name="Visited_20_Internet_20_Link">I.01</text:a> The Governors of the University and ULFA hereby agree to rescind the Memorandum of Agreement which appeared in the 2013 Handbook as Schedule I, and replace it with the following provisions. </text:p>
            </text:list-item>
            <text:list-item>
              <text:p text:style-name="P1"><text:bookmark text:name="f2016-d1e3913"/><text:a xlink:type="simple" xlink:href="#f2016-d1e3913" text:style-name="Internet_20_link" text:visited-style-name="Visited_20_Internet_20_Link">I.02</text:a> The parties agree that Academic Career language as defined in Article 2.02 and addressed throughout the Handbook will be implemented in the following manner:</text:p>
              <text:list>
                <text:list-item>
                  <text:p text:style-name="P2"><text:bookmark text:name="f2016-d1e3916"/><text:soft-page-break/><text:a xlink:type="simple" xlink:href="#f2016-d1e3916" text:style-name="Internet_20_link" text:visited-style-name="Visited_20_Internet_20_Link">I.02.1</text:a> Effective July 1, 2014: The language applies to all Faculty Members/Professional Librarians hired on or after July 1, 2014, except as modified by Schedule I.02.3.</text:p>
                </text:list-item>
                <text:list-item>
                  <text:p text:style-name="P2">Example: for a Member hired as an Assistant Professor/Professional Librarian II during the 2014/15 academic year with a letter of appointment assigning eight (8) academic career years, the maximum number of years available in each of the ranks would be as follows:</text:p>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list xml:id="list163826180233944" text:continue-numbering="true" text:style-name="L9">
              <text:list-item>
                <text:p text:style-name="P4"/>
              </text:list-item>
            </text:list>
          </table:table-cell>
          <table:table-cell table:style-name="Table6.A1" office:value-type="string">
            <text:list xml:id="list163826531077055" text:continue-numbering="true" text:style-name="L9">
              <text:list-item>
                <text:p text:style-name="P5">Academic Career</text:p>
              </text:list-item>
            </text:list>
          </table:table-cell>
          <table:table-cell table:style-name="Table6.A1" office:value-type="string">
            <text:list xml:id="list163825715925280" text:continue-numbering="true" text:style-name="L9">
              <text:list-item>
                <text:p text:style-name="P5">Assistant Professor/ Professional Librarian II </text:p>
              </text:list-item>
            </text:list>
          </table:table-cell>
          <table:table-cell table:style-name="Table6.A1" office:value-type="string">
            <text:list xml:id="list163826484509228" text:continue-numbering="true" text:style-name="L9">
              <text:list-item>
                <text:p text:style-name="P5">Associate Professor/ Professional Librarian III </text:p>
              </text:list-item>
            </text:list>
          </table:table-cell>
          <table:table-cell table:style-name="Table6.A1" office:value-type="string">
            <text:list xml:id="list163824904768955" text:continue-numbering="true" text:style-name="L9">
              <text:list-item>
                <text:p text:style-name="P5">Professor/ Professional Librarian IV </text:p>
              </text:list-item>
            </text:list>
          </table:table-cell>
          <table:table-cell table:style-name="Table6.A1" office:value-type="string">
            <text:list xml:id="list163826138938981" text:continue-numbering="true" text:style-name="L9">
              <text:list-item>
                <text:p text:style-name="P5">Total </text:p>
              </text:list-item>
            </text:list>
          </table:table-cell>
        </table:table-row>
        <table:table-row>
          <table:table-cell table:style-name="Table6.A1" office:value-type="string">
            <text:list xml:id="list163824957600310" text:continue-numbering="true" text:style-name="L9">
              <text:list-item>
                <text:p text:style-name="P5">Letter of Appointment</text:p>
              </text:list-item>
            </text:list>
          </table:table-cell>
          <table:table-cell table:style-name="Table6.A1" office:value-type="string">
            <text:list xml:id="list163825631699188" text:continue-numbering="true" text:style-name="L9">
              <text:list-item>
                <text:p text:style-name="P5">8</text:p>
              </text:list-item>
            </text:list>
          </table:table-cell>
          <table:table-cell table:style-name="Table6.A1" office:value-type="string">
            <text:list xml:id="list163826222536823" text:continue-numbering="true" text:style-name="L9">
              <text:list-item>
                <text:p text:style-name="P5">2</text:p>
              </text:list-item>
            </text:list>
          </table:table-cell>
          <table:table-cell table:style-name="Table6.A1" office:value-type="string">
            <text:list xml:id="list163826630402507" text:continue-numbering="true" text:style-name="L9">
              <text:list-item>
                <text:p text:style-name="P5">15</text:p>
              </text:list-item>
            </text:list>
          </table:table-cell>
          <table:table-cell table:style-name="Table6.A1" office:value-type="string">
            <text:list xml:id="list163824687066515" text:continue-numbering="true" text:style-name="L9">
              <text:list-item>
                <text:p text:style-name="P5">10</text:p>
              </text:list-item>
            </text:list>
          </table:table-cell>
          <table:table-cell table:style-name="Table6.A1" office:value-type="string">
            <text:list xml:id="list163825090906547" text:continue-numbering="true" text:style-name="L9">
              <text:list-item>
                <text:p text:style-name="P5">35</text:p>
              </text:list-item>
            </text:list>
          </table:table-cell>
        </table:table-row>
      </table:table>
      <text:list xml:id="list163826523066777" text:continue-numbering="true" text:style-name="L9">
        <text:list-item>
          <text:list>
            <text:list-item>
              <text:list>
                <text:list-item>
                  <text:p text:style-name="P2"><text:bookmark text:name="f2016-d1e3955"/><text:a xlink:type="simple" xlink:href="#f2016-d1e3955" text:style-name="Internet_20_link" text:visited-style-name="Visited_20_Internet_20_Link">I.02.2</text:a> Effective July 1, 2019: The language applies to Faculty Members/Professional Librarians hired before July 1, 2014, except as modified by Schedule I.02.3.</text:p>
                </text:list-item>
                <text:list-item>
                  <text:p text:style-name="P2">Example: for a Member hired as an Assistant Professor/Professional Librarian II on July 1, 2013 with a letter of appointment assigning three (3) academic career years, the maximum number of years of career progress available in each of the ranks effective July 1, 2019 would be as follows:</text:p>
                </text:list-item>
              </text:list>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list xml:id="list163824785802731" text:continue-numbering="true" text:style-name="L9">
              <text:list-item>
                <text:p text:style-name="P4"/>
              </text:list-item>
            </text:list>
          </table:table-cell>
          <table:table-cell table:style-name="Table7.A1" office:value-type="string">
            <text:list xml:id="list163825514954369" text:continue-numbering="true" text:style-name="L9">
              <text:list-item>
                <text:p text:style-name="P4"/>
              </text:list-item>
            </text:list>
          </table:table-cell>
          <table:table-cell table:style-name="Table7.A1" office:value-type="string">
            <text:list xml:id="list163825442660601" text:continue-numbering="true" text:style-name="L9">
              <text:list-item>
                <text:p text:style-name="P5">Rank</text:p>
              </text:list-item>
            </text:list>
          </table:table-cell>
          <table:table-cell table:style-name="Table7.A1" office:value-type="string">
            <text:list xml:id="list163824727251052" text:continue-numbering="true" text:style-name="L9">
              <text:list-item>
                <text:p text:style-name="P4"/>
              </text:list-item>
            </text:list>
          </table:table-cell>
          <table:table-cell table:style-name="Table7.E1" office:value-type="string">
            <text:list xml:id="list163825340719069" text:continue-numbering="true" text:style-name="L9">
              <text:list-item>
                <text:p text:style-name="P4"/>
              </text:list-item>
            </text:list>
          </table:table-cell>
          <table:table-cell table:style-name="Table7.F1" office:value-type="string">
            <text:list xml:id="list163825042573015" text:continue-numbering="true" text:style-name="L9">
              <text:list-item>
                <text:p text:style-name="P4"/>
              </text:list-item>
            </text:list>
          </table:table-cell>
        </table:table-row>
        <table:table-row>
          <table:table-cell table:style-name="Table7.A1" office:value-type="string">
            <text:list xml:id="list163825964566621" text:continue-numbering="true" text:style-name="L9">
              <text:list-item>
                <text:p text:style-name="P4"/>
              </text:list-item>
            </text:list>
          </table:table-cell>
          <table:table-cell table:style-name="Table7.A1" office:value-type="string">
            <text:list xml:id="list163825123507051" text:continue-numbering="true" text:style-name="L9">
              <text:list-item>
                <text:p text:style-name="P5">Academic Career</text:p>
              </text:list-item>
            </text:list>
          </table:table-cell>
          <table:table-cell table:style-name="Table7.A1" office:value-type="string">
            <text:list xml:id="list163825614260541" text:continue-numbering="true" text:style-name="L9">
              <text:list-item>
                <text:p text:style-name="P5">Assistant Professor/ Professional Librarian II</text:p>
              </text:list-item>
            </text:list>
          </table:table-cell>
          <table:table-cell table:style-name="Table7.A1" office:value-type="string">
            <text:list xml:id="list163825556667720" text:continue-numbering="true" text:style-name="L9">
              <text:list-item>
                <text:p text:style-name="P5">Associate Professor/ Professional Librarian III</text:p>
              </text:list-item>
            </text:list>
          </table:table-cell>
          <table:table-cell table:style-name="Table7.A1" office:value-type="string">
            <text:list xml:id="list163825477566971" text:continue-numbering="true" text:style-name="L9">
              <text:list-item>
                <text:p text:style-name="P5">Professor/ Professional Librarian IV</text:p>
              </text:list-item>
            </text:list>
          </table:table-cell>
          <table:table-cell table:style-name="Table7.A1" office:value-type="string">
            <text:list xml:id="list163826719357387" text:continue-numbering="true" text:style-name="L9">
              <text:list-item>
                <text:p text:style-name="P5">Total</text:p>
              </text:list-item>
            </text:list>
          </table:table-cell>
        </table:table-row>
        <table:table-row>
          <table:table-cell table:style-name="Table7.A1" office:value-type="string">
            <text:list xml:id="list163826768862032" text:continue-numbering="true" text:style-name="L9">
              <text:list-item>
                <text:p text:style-name="P5">Initial Letter of Appointment</text:p>
              </text:list-item>
            </text:list>
          </table:table-cell>
          <table:table-cell table:style-name="Table7.A1" office:value-type="string">
            <text:list xml:id="list163825255148485" text:continue-numbering="true" text:style-name="L9">
              <text:list-item>
                <text:p text:style-name="P5">3</text:p>
              </text:list-item>
            </text:list>
          </table:table-cell>
          <table:table-cell table:style-name="Table7.A1" office:value-type="string">
            <text:list xml:id="list163825135172105" text:continue-numbering="true" text:style-name="L9">
              <text:list-item>
                <text:p text:style-name="P4"/>
              </text:list-item>
            </text:list>
          </table:table-cell>
          <table:table-cell table:style-name="Table7.A1" office:value-type="string">
            <text:list xml:id="list163824850689918" text:continue-numbering="true" text:style-name="L9">
              <text:list-item>
                <text:p text:style-name="P4"/>
              </text:list-item>
            </text:list>
          </table:table-cell>
          <table:table-cell table:style-name="Table7.E3" table:number-columns-spanned="2" office:value-type="string">
            <text:list xml:id="list163825350765309" text:continue-numbering="true" text:style-name="L9">
              <text:list-item>
                <text:p text:style-name="P4"/>
              </text:list-item>
            </text:list>
          </table:table-cell>
          <table:covered-table-cell/>
        </table:table-row>
        <table:table-row>
          <table:table-cell table:style-name="Table7.A1" office:value-type="string">
            <text:list xml:id="list163826018542960" text:continue-numbering="true" text:style-name="L9">
              <text:list-item>
                <text:p text:style-name="P5">July 1, 2014</text:p>
              </text:list-item>
            </text:list>
          </table:table-cell>
          <table:table-cell table:style-name="Table7.A1" office:value-type="string">
            <text:list xml:id="list163825884180143" text:continue-numbering="true" text:style-name="L9">
              <text:list-item>
                <text:p text:style-name="P5">4</text:p>
              </text:list-item>
            </text:list>
          </table:table-cell>
          <table:table-cell table:style-name="Table7.A1" office:value-type="string">
            <text:list xml:id="list163826298467631" text:continue-numbering="true" text:style-name="L9">
              <text:list-item>
                <text:p text:style-name="P4"/>
              </text:list-item>
            </text:list>
          </table:table-cell>
          <table:table-cell table:style-name="Table7.A1" office:value-type="string">
            <text:list xml:id="list163825513587661" text:continue-numbering="true" text:style-name="L9">
              <text:list-item>
                <text:p text:style-name="P4"/>
              </text:list-item>
            </text:list>
          </table:table-cell>
          <table:table-cell table:style-name="Table7.E4" table:number-columns-spanned="2" office:value-type="string">
            <text:list xml:id="list163825534305793" text:continue-numbering="true" text:style-name="L9">
              <text:list-item>
                <text:p text:style-name="P4"/>
              </text:list-item>
            </text:list>
          </table:table-cell>
          <table:covered-table-cell/>
        </table:table-row>
        <table:table-row>
          <table:table-cell table:style-name="Table7.A1" office:value-type="string">
            <text:list xml:id="list163825507117886" text:continue-numbering="true" text:style-name="L9">
              <text:list-item>
                <text:p text:style-name="P5">July 1, 2015</text:p>
              </text:list-item>
            </text:list>
          </table:table-cell>
          <table:table-cell table:style-name="Table7.A1" office:value-type="string">
            <text:list xml:id="list163824857225907" text:continue-numbering="true" text:style-name="L9">
              <text:list-item>
                <text:p text:style-name="P5">5</text:p>
              </text:list-item>
            </text:list>
          </table:table-cell>
          <table:table-cell table:style-name="Table7.A1" office:value-type="string">
            <text:list xml:id="list163825048798065" text:continue-numbering="true" text:style-name="L9">
              <text:list-item>
                <text:p text:style-name="P4"/>
              </text:list-item>
            </text:list>
          </table:table-cell>
          <table:table-cell table:style-name="Table7.A1" office:value-type="string">
            <text:list xml:id="list163826223219732" text:continue-numbering="true" text:style-name="L9">
              <text:list-item>
                <text:p text:style-name="P4"/>
              </text:list-item>
            </text:list>
          </table:table-cell>
          <table:table-cell table:style-name="Table7.E5" table:number-columns-spanned="2" office:value-type="string">
            <text:list xml:id="list163826766027557" text:continue-numbering="true" text:style-name="L9">
              <text:list-item>
                <text:p text:style-name="P4"/>
              </text:list-item>
            </text:list>
          </table:table-cell>
          <table:covered-table-cell/>
        </table:table-row>
        <text:soft-page-break/>
        <table:table-row>
          <table:table-cell table:style-name="Table7.A1" office:value-type="string">
            <text:list xml:id="list163826423951440" text:continue-numbering="true" text:style-name="L9">
              <text:list-item>
                <text:p text:style-name="P5">July 1, 2016</text:p>
              </text:list-item>
            </text:list>
          </table:table-cell>
          <table:table-cell table:style-name="Table7.A1" office:value-type="string">
            <text:list xml:id="list163826716083443" text:continue-numbering="true" text:style-name="L9">
              <text:list-item>
                <text:p text:style-name="P5">6</text:p>
              </text:list-item>
            </text:list>
          </table:table-cell>
          <table:table-cell table:style-name="Table7.A1" office:value-type="string">
            <text:list xml:id="list163825812461704" text:continue-numbering="true" text:style-name="L9">
              <text:list-item>
                <text:p text:style-name="P4"/>
              </text:list-item>
            </text:list>
          </table:table-cell>
          <table:table-cell table:style-name="Table7.A1" office:value-type="string">
            <text:list xml:id="list163825216184012" text:continue-numbering="true" text:style-name="L9">
              <text:list-item>
                <text:p text:style-name="P4"/>
              </text:list-item>
            </text:list>
          </table:table-cell>
          <table:table-cell table:style-name="Table7.E6" table:number-columns-spanned="2" office:value-type="string">
            <text:list xml:id="list163826102444414" text:continue-numbering="true" text:style-name="L9">
              <text:list-item>
                <text:p text:style-name="P4"/>
              </text:list-item>
            </text:list>
          </table:table-cell>
          <table:covered-table-cell/>
        </table:table-row>
        <table:table-row>
          <table:table-cell table:style-name="Table7.A1" office:value-type="string">
            <text:list xml:id="list163825518480913" text:continue-numbering="true" text:style-name="L9">
              <text:list-item>
                <text:p text:style-name="P5">July 1, 2017</text:p>
              </text:list-item>
            </text:list>
          </table:table-cell>
          <table:table-cell table:style-name="Table7.A1" office:value-type="string">
            <text:list xml:id="list163825069150917" text:continue-numbering="true" text:style-name="L9">
              <text:list-item>
                <text:p text:style-name="P5">7</text:p>
              </text:list-item>
            </text:list>
          </table:table-cell>
          <table:table-cell table:style-name="Table7.A1" office:value-type="string">
            <text:list xml:id="list163826484682695" text:continue-numbering="true" text:style-name="L9">
              <text:list-item>
                <text:p text:style-name="P4"/>
              </text:list-item>
            </text:list>
          </table:table-cell>
          <table:table-cell table:style-name="Table7.A1" office:value-type="string">
            <text:list xml:id="list163825301048554" text:continue-numbering="true" text:style-name="L9">
              <text:list-item>
                <text:p text:style-name="P4"/>
              </text:list-item>
            </text:list>
          </table:table-cell>
          <table:table-cell table:style-name="Table7.A1" office:value-type="string">
            <text:list xml:id="list163825102376366" text:continue-numbering="true" text:style-name="L9">
              <text:list-item>
                <text:p text:style-name="P4"/>
              </text:list-item>
            </text:list>
          </table:table-cell>
          <table:table-cell table:style-name="Table7.A1" office:value-type="string">
            <text:list xml:id="list163824987582454" text:continue-numbering="true" text:style-name="L9">
              <text:list-item>
                <text:p text:style-name="P4"/>
              </text:list-item>
            </text:list>
          </table:table-cell>
        </table:table-row>
        <table:table-row>
          <table:table-cell table:style-name="Table7.A1" office:value-type="string">
            <text:list xml:id="list163826546128325" text:continue-numbering="true" text:style-name="L9">
              <text:list-item>
                <text:p text:style-name="P5">July 1, 2018</text:p>
              </text:list-item>
            </text:list>
          </table:table-cell>
          <table:table-cell table:style-name="Table7.A1" office:value-type="string">
            <text:list xml:id="list163824958317912" text:continue-numbering="true" text:style-name="L9">
              <text:list-item>
                <text:p text:style-name="P5">8</text:p>
              </text:list-item>
            </text:list>
          </table:table-cell>
          <table:table-cell table:style-name="Table7.A1" office:value-type="string">
            <text:list xml:id="list163826652123234" text:continue-numbering="true" text:style-name="L9">
              <text:list-item>
                <text:p text:style-name="P4"/>
              </text:list-item>
            </text:list>
          </table:table-cell>
          <table:table-cell table:style-name="Table7.A1" office:value-type="string">
            <text:list xml:id="list163825899023779" text:continue-numbering="true" text:style-name="L9">
              <text:list-item>
                <text:p text:style-name="P4"/>
              </text:list-item>
            </text:list>
          </table:table-cell>
          <table:table-cell table:style-name="Table7.A1" office:value-type="string">
            <text:list xml:id="list163825236062967" text:continue-numbering="true" text:style-name="L9">
              <text:list-item>
                <text:p text:style-name="P4"/>
              </text:list-item>
            </text:list>
          </table:table-cell>
          <table:table-cell table:style-name="Table7.A1" office:value-type="string">
            <text:list xml:id="list163826735607154" text:continue-numbering="true" text:style-name="L9">
              <text:list-item>
                <text:p text:style-name="P4"/>
              </text:list-item>
            </text:list>
          </table:table-cell>
        </table:table-row>
        <table:table-row>
          <table:table-cell table:style-name="Table7.A1" office:value-type="string">
            <text:list xml:id="list163825477053759" text:continue-numbering="true" text:style-name="L9">
              <text:list-item>
                <text:p text:style-name="P5">July 1, 2019</text:p>
              </text:list-item>
            </text:list>
          </table:table-cell>
          <table:table-cell table:style-name="Table7.A1" office:value-type="string">
            <text:list xml:id="list163826114818167" text:continue-numbering="true" text:style-name="L9">
              <text:list-item>
                <text:p text:style-name="P5">9</text:p>
              </text:list-item>
            </text:list>
          </table:table-cell>
          <table:table-cell table:style-name="Table7.A1" office:value-type="string">
            <text:list xml:id="list163825762733571" text:continue-numbering="true" text:style-name="L9">
              <text:list-item>
                <text:p text:style-name="P5">1</text:p>
              </text:list-item>
            </text:list>
          </table:table-cell>
          <table:table-cell table:style-name="Table7.A1" office:value-type="string">
            <text:list xml:id="list163826476684886" text:continue-numbering="true" text:style-name="L9">
              <text:list-item>
                <text:p text:style-name="P5">15</text:p>
              </text:list-item>
            </text:list>
          </table:table-cell>
          <table:table-cell table:style-name="Table7.A1" office:value-type="string">
            <text:list xml:id="list163824862732905" text:continue-numbering="true" text:style-name="L9">
              <text:list-item>
                <text:p text:style-name="P5">10</text:p>
              </text:list-item>
            </text:list>
          </table:table-cell>
          <table:table-cell table:style-name="Table7.A1" office:value-type="string">
            <text:list xml:id="list163826273475508" text:continue-numbering="true" text:style-name="L9">
              <text:list-item>
                <text:p text:style-name="P5">35</text:p>
              </text:list-item>
            </text:list>
          </table:table-cell>
        </table:table-row>
      </table:table>
      <text:list xml:id="list163825630678299" text:continue-numbering="true" text:style-name="L9">
        <text:list-item>
          <text:list>
            <text:list-item>
              <text:list>
                <text:list-item>
                  <text:p text:style-name="P1"><text:line-break/>Example: for a Member hired on July 1, 1996 who attained the rank of Associate Professor/Professional Librarian III after ten (10) years, but not yet the rank of Professor/Professional Librarian IV, the maximum number of academic career years available in each rank is as follows: </text:p>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list xml:id="list163825182702281" text:continue-numbering="true" text:style-name="L9">
              <text:list-item>
                <text:p text:style-name="P4"/>
              </text:list-item>
            </text:list>
          </table:table-cell>
          <table:table-cell table:style-name="Table8.A1" office:value-type="string">
            <text:list xml:id="list163825784595926" text:continue-numbering="true" text:style-name="L9">
              <text:list-item>
                <text:p text:style-name="P4"/>
              </text:list-item>
            </text:list>
          </table:table-cell>
          <table:table-cell table:style-name="Table8.A1" office:value-type="string">
            <text:list xml:id="list163825294843022" text:continue-numbering="true" text:style-name="L9">
              <text:list-item>
                <text:p text:style-name="P5">Rank</text:p>
              </text:list-item>
            </text:list>
          </table:table-cell>
          <table:table-cell table:style-name="Table8.A1" office:value-type="string">
            <text:list xml:id="list163825045628620" text:continue-numbering="true" text:style-name="L9">
              <text:list-item>
                <text:p text:style-name="P4"/>
              </text:list-item>
            </text:list>
          </table:table-cell>
          <table:table-cell table:style-name="Table8.E1" office:value-type="string">
            <text:list xml:id="list163825842108080" text:continue-numbering="true" text:style-name="L9">
              <text:list-item>
                <text:p text:style-name="P4"/>
              </text:list-item>
            </text:list>
          </table:table-cell>
          <table:table-cell table:style-name="Table8.F1" office:value-type="string">
            <text:list xml:id="list163824933178052" text:continue-numbering="true" text:style-name="L9">
              <text:list-item>
                <text:p text:style-name="P4"/>
              </text:list-item>
            </text:list>
          </table:table-cell>
        </table:table-row>
        <table:table-row>
          <table:table-cell table:style-name="Table8.A1" office:value-type="string">
            <text:list xml:id="list163826643596369" text:continue-numbering="true" text:style-name="L9">
              <text:list-item>
                <text:p text:style-name="P4"/>
              </text:list-item>
            </text:list>
          </table:table-cell>
          <table:table-cell table:style-name="Table8.A1" office:value-type="string">
            <text:list xml:id="list163826397214084" text:continue-numbering="true" text:style-name="L9">
              <text:list-item>
                <text:p text:style-name="P5">Academic Career</text:p>
              </text:list-item>
            </text:list>
          </table:table-cell>
          <table:table-cell table:style-name="Table8.A1" office:value-type="string">
            <text:list xml:id="list163824762863543" text:continue-numbering="true" text:style-name="L9">
              <text:list-item>
                <text:p text:style-name="P5">Assistant Professor/ Professional Librarian II</text:p>
              </text:list-item>
            </text:list>
          </table:table-cell>
          <table:table-cell table:style-name="Table8.A1" office:value-type="string">
            <text:list xml:id="list163825656258802" text:continue-numbering="true" text:style-name="L9">
              <text:list-item>
                <text:p text:style-name="P5">Associate Professor/ Professional Librarian III</text:p>
              </text:list-item>
            </text:list>
          </table:table-cell>
          <table:table-cell table:style-name="Table8.A1" office:value-type="string">
            <text:list xml:id="list163826230949148" text:continue-numbering="true" text:style-name="L9">
              <text:list-item>
                <text:p text:style-name="P5">Professor/ Professional Librarian IV</text:p>
              </text:list-item>
            </text:list>
          </table:table-cell>
          <table:table-cell table:style-name="Table8.A1" office:value-type="string">
            <text:list xml:id="list163825860754203" text:continue-numbering="true" text:style-name="L9">
              <text:list-item>
                <text:p text:style-name="P5">Total</text:p>
              </text:list-item>
            </text:list>
          </table:table-cell>
        </table:table-row>
        <table:table-row>
          <table:table-cell table:style-name="Table8.A1" office:value-type="string">
            <text:list xml:id="list163824824283086" text:continue-numbering="true" text:style-name="L9">
              <text:list-item>
                <text:p text:style-name="P5">Number of academic career years as of June 30, 2014</text:p>
              </text:list-item>
            </text:list>
          </table:table-cell>
          <table:table-cell table:style-name="Table8.A1" office:value-type="string">
            <text:list xml:id="list163826159028002" text:continue-numbering="true" text:style-name="L9">
              <text:list-item>
                <text:p text:style-name="P5">17</text:p>
              </text:list-item>
            </text:list>
          </table:table-cell>
          <table:table-cell table:style-name="Table8.A1" office:value-type="string">
            <text:list xml:id="list163824842802058" text:continue-numbering="true" text:style-name="L9">
              <text:list-item>
                <text:p text:style-name="P4"/>
              </text:list-item>
            </text:list>
          </table:table-cell>
          <table:table-cell table:style-name="Table8.A1" office:value-type="string">
            <text:list xml:id="list163826736694019" text:continue-numbering="true" text:style-name="L9">
              <text:list-item>
                <text:p text:style-name="P4"/>
              </text:list-item>
            </text:list>
          </table:table-cell>
          <table:table-cell table:style-name="Table8.A1" office:value-type="string">
            <text:list xml:id="list163826788967270" text:continue-numbering="true" text:style-name="L9">
              <text:list-item>
                <text:p text:style-name="P4"/>
              </text:list-item>
            </text:list>
          </table:table-cell>
          <table:table-cell table:style-name="Table8.A1" office:value-type="string">
            <text:list xml:id="list163826455927583" text:continue-numbering="true" text:style-name="L9">
              <text:list-item>
                <text:p text:style-name="P4"/>
              </text:list-item>
            </text:list>
          </table:table-cell>
        </table:table-row>
        <table:table-row>
          <table:table-cell table:style-name="Table8.A1" office:value-type="string">
            <text:list xml:id="list163825432960796" text:continue-numbering="true" text:style-name="L9">
              <text:list-item>
                <text:p text:style-name="P5">July 1, 2014</text:p>
              </text:list-item>
            </text:list>
          </table:table-cell>
          <table:table-cell table:style-name="Table8.A1" office:value-type="string">
            <text:list xml:id="list163824719268203" text:continue-numbering="true" text:style-name="L9">
              <text:list-item>
                <text:p text:style-name="P5">18</text:p>
              </text:list-item>
            </text:list>
          </table:table-cell>
          <table:table-cell table:style-name="Table8.A1" office:value-type="string">
            <text:list xml:id="list163825055159109" text:continue-numbering="true" text:style-name="L9">
              <text:list-item>
                <text:p text:style-name="P4"/>
              </text:list-item>
            </text:list>
          </table:table-cell>
          <table:table-cell table:style-name="Table8.A1" office:value-type="string">
            <text:list xml:id="list163825634393197" text:continue-numbering="true" text:style-name="L9">
              <text:list-item>
                <text:p text:style-name="P4"/>
              </text:list-item>
            </text:list>
          </table:table-cell>
          <table:table-cell table:style-name="Table8.A1" office:value-type="string">
            <text:list xml:id="list163825858940303" text:continue-numbering="true" text:style-name="L9">
              <text:list-item>
                <text:p text:style-name="P4"/>
              </text:list-item>
            </text:list>
          </table:table-cell>
          <table:table-cell table:style-name="Table8.A1" office:value-type="string">
            <text:list xml:id="list163826770140547" text:continue-numbering="true" text:style-name="L9">
              <text:list-item>
                <text:p text:style-name="P4"/>
              </text:list-item>
            </text:list>
          </table:table-cell>
        </table:table-row>
        <table:table-row>
          <table:table-cell table:style-name="Table8.A1" office:value-type="string">
            <text:list xml:id="list163825661285663" text:continue-numbering="true" text:style-name="L9">
              <text:list-item>
                <text:p text:style-name="P5">July 1, 2015</text:p>
              </text:list-item>
            </text:list>
          </table:table-cell>
          <table:table-cell table:style-name="Table8.A1" office:value-type="string">
            <text:list xml:id="list163826340025672" text:continue-numbering="true" text:style-name="L9">
              <text:list-item>
                <text:p text:style-name="P5">19</text:p>
              </text:list-item>
            </text:list>
          </table:table-cell>
          <table:table-cell table:style-name="Table8.A1" office:value-type="string">
            <text:list xml:id="list163825079550431" text:continue-numbering="true" text:style-name="L9">
              <text:list-item>
                <text:p text:style-name="P4"/>
              </text:list-item>
            </text:list>
          </table:table-cell>
          <table:table-cell table:style-name="Table8.A1" office:value-type="string">
            <text:list xml:id="list163825377226133" text:continue-numbering="true" text:style-name="L9">
              <text:list-item>
                <text:p text:style-name="P4"/>
              </text:list-item>
            </text:list>
          </table:table-cell>
          <table:table-cell table:style-name="Table8.A1" office:value-type="string">
            <text:list xml:id="list163826658510301" text:continue-numbering="true" text:style-name="L9">
              <text:list-item>
                <text:p text:style-name="P4"/>
              </text:list-item>
            </text:list>
          </table:table-cell>
          <table:table-cell table:style-name="Table8.A1" office:value-type="string">
            <text:list xml:id="list163826527135108" text:continue-numbering="true" text:style-name="L9">
              <text:list-item>
                <text:p text:style-name="P4"/>
              </text:list-item>
            </text:list>
          </table:table-cell>
        </table:table-row>
        <table:table-row>
          <table:table-cell table:style-name="Table8.A1" office:value-type="string">
            <text:list xml:id="list163825088402520" text:continue-numbering="true" text:style-name="L9">
              <text:list-item>
                <text:p text:style-name="P5">July 1, 2016</text:p>
              </text:list-item>
            </text:list>
          </table:table-cell>
          <table:table-cell table:style-name="Table8.A1" office:value-type="string">
            <text:list xml:id="list163825099051564" text:continue-numbering="true" text:style-name="L9">
              <text:list-item>
                <text:p text:style-name="P5">20</text:p>
              </text:list-item>
            </text:list>
          </table:table-cell>
          <table:table-cell table:style-name="Table8.A1" office:value-type="string">
            <text:list xml:id="list163825670389995" text:continue-numbering="true" text:style-name="L9">
              <text:list-item>
                <text:p text:style-name="P4"/>
              </text:list-item>
            </text:list>
          </table:table-cell>
          <table:table-cell table:style-name="Table8.A1" office:value-type="string">
            <text:list xml:id="list163825696314296" text:continue-numbering="true" text:style-name="L9">
              <text:list-item>
                <text:p text:style-name="P4"/>
              </text:list-item>
            </text:list>
          </table:table-cell>
          <table:table-cell table:style-name="Table8.A1" office:value-type="string">
            <text:list xml:id="list163826775266057" text:continue-numbering="true" text:style-name="L9">
              <text:list-item>
                <text:p text:style-name="P4"/>
              </text:list-item>
            </text:list>
          </table:table-cell>
          <table:table-cell table:style-name="Table8.A1" office:value-type="string">
            <text:list xml:id="list163825561142260" text:continue-numbering="true" text:style-name="L9">
              <text:list-item>
                <text:p text:style-name="P4"/>
              </text:list-item>
            </text:list>
          </table:table-cell>
        </table:table-row>
        <table:table-row>
          <table:table-cell table:style-name="Table8.A1" office:value-type="string">
            <text:list xml:id="list163825839445890" text:continue-numbering="true" text:style-name="L9">
              <text:list-item>
                <text:p text:style-name="P5">July 1, 2017</text:p>
              </text:list-item>
            </text:list>
          </table:table-cell>
          <table:table-cell table:style-name="Table8.A1" office:value-type="string">
            <text:list xml:id="list163825266714309" text:continue-numbering="true" text:style-name="L9">
              <text:list-item>
                <text:p text:style-name="P5">21</text:p>
              </text:list-item>
            </text:list>
          </table:table-cell>
          <table:table-cell table:style-name="Table8.A1" office:value-type="string">
            <text:list xml:id="list163825626047808" text:continue-numbering="true" text:style-name="L9">
              <text:list-item>
                <text:p text:style-name="P4"/>
              </text:list-item>
            </text:list>
          </table:table-cell>
          <table:table-cell table:style-name="Table8.A1" office:value-type="string">
            <text:list xml:id="list163826096040492" text:continue-numbering="true" text:style-name="L9">
              <text:list-item>
                <text:p text:style-name="P4"/>
              </text:list-item>
            </text:list>
          </table:table-cell>
          <table:table-cell table:style-name="Table8.A1" office:value-type="string">
            <text:list xml:id="list163824654906869" text:continue-numbering="true" text:style-name="L9">
              <text:list-item>
                <text:p text:style-name="P4"/>
              </text:list-item>
            </text:list>
          </table:table-cell>
          <table:table-cell table:style-name="Table8.A1" office:value-type="string">
            <text:list xml:id="list163826399341530" text:continue-numbering="true" text:style-name="L9">
              <text:list-item>
                <text:p text:style-name="P4"/>
              </text:list-item>
            </text:list>
          </table:table-cell>
        </table:table-row>
        <table:table-row>
          <table:table-cell table:style-name="Table8.A1" office:value-type="string">
            <text:list xml:id="list163825672329703" text:continue-numbering="true" text:style-name="L9">
              <text:list-item>
                <text:p text:style-name="P5">July 1, <text:soft-page-break/>2018</text:p>
              </text:list-item>
            </text:list>
          </table:table-cell>
          <table:table-cell table:style-name="Table8.A1" office:value-type="string">
            <text:list xml:id="list163826525985124" text:continue-numbering="true" text:style-name="L9">
              <text:list-item>
                <text:p text:style-name="P5">22</text:p>
              </text:list-item>
            </text:list>
          </table:table-cell>
          <table:table-cell table:style-name="Table8.A1" office:value-type="string">
            <text:list xml:id="list163825855457067" text:continue-numbering="true" text:style-name="L9">
              <text:list-item>
                <text:p text:style-name="P4"/>
              </text:list-item>
            </text:list>
          </table:table-cell>
          <table:table-cell table:style-name="Table8.A1" office:value-type="string">
            <text:list xml:id="list163825470626809" text:continue-numbering="true" text:style-name="L9">
              <text:list-item>
                <text:p text:style-name="P4"/>
              </text:list-item>
            </text:list>
          </table:table-cell>
          <table:table-cell table:style-name="Table8.A1" office:value-type="string">
            <text:list xml:id="list163824738005077" text:continue-numbering="true" text:style-name="L9">
              <text:list-item>
                <text:p text:style-name="P4"/>
              </text:list-item>
            </text:list>
          </table:table-cell>
          <table:table-cell table:style-name="Table8.A1" office:value-type="string">
            <text:list xml:id="list163824942343654" text:continue-numbering="true" text:style-name="L9">
              <text:list-item>
                <text:p text:style-name="P4"/>
              </text:list-item>
            </text:list>
          </table:table-cell>
        </table:table-row>
        <table:table-row>
          <table:table-cell table:style-name="Table8.A1" office:value-type="string">
            <text:list xml:id="list163826157244019" text:continue-numbering="true" text:style-name="L9">
              <text:list-item>
                <text:p text:style-name="P5">July 1, 2019</text:p>
              </text:list-item>
            </text:list>
          </table:table-cell>
          <table:table-cell table:style-name="Table8.A1" office:value-type="string">
            <text:list xml:id="list163826746938947" text:continue-numbering="true" text:style-name="L9">
              <text:list-item>
                <text:p text:style-name="P5">23</text:p>
              </text:list-item>
            </text:list>
          </table:table-cell>
          <table:table-cell table:style-name="Table8.A1" office:value-type="string">
            <text:list xml:id="list163825916655437" text:continue-numbering="true" text:style-name="L9">
              <text:list-item>
                <text:p text:style-name="P5">0</text:p>
              </text:list-item>
            </text:list>
          </table:table-cell>
          <table:table-cell table:style-name="Table8.A1" office:value-type="string">
            <text:list xml:id="list163826341904898" text:continue-numbering="true" text:style-name="L9">
              <text:list-item>
                <text:p text:style-name="P5">2</text:p>
              </text:list-item>
            </text:list>
          </table:table-cell>
          <table:table-cell table:style-name="Table8.A1" office:value-type="string">
            <text:list xml:id="list163825089781048" text:continue-numbering="true" text:style-name="L9">
              <text:list-item>
                <text:p text:style-name="P5">10</text:p>
              </text:list-item>
            </text:list>
          </table:table-cell>
          <table:table-cell table:style-name="Table8.A1" office:value-type="string">
            <text:list xml:id="list163826568092737" text:continue-numbering="true" text:style-name="L9">
              <text:list-item>
                <text:p text:style-name="P5">35</text:p>
              </text:list-item>
            </text:list>
          </table:table-cell>
        </table:table-row>
      </table:table>
      <text:list xml:id="list163826077876809" text:continue-numbering="true" text:style-name="L9">
        <text:list-item>
          <text:list>
            <text:list-item>
              <text:list>
                <text:list-item>
                  <text:p text:style-name="P2"><text:bookmark text:name="f2016-d1e4130"/><text:a xlink:type="simple" xlink:href="#f2016-d1e4130" text:style-name="Internet_20_link" text:visited-style-name="Visited_20_Internet_20_Link">I.02.3</text:a> Effective July 1, 2014: In the event that an Assistant Professor/Professional Librarian II has been assigned more than five (5) years toward their Academic Career in their written letter of appointment, they may submit a formal, written request to the Dean/University Librarian to transfer a maximum of five (5) years from Associate Professor/Professional Librarian III Academic Career years rank. Upon the recommendation of the Dean/University Librarian and approval of the Vice-President (Academic), the number of academic career years for both the Assistant and Associate ranks, or corresponding Professional Librarian ranks, is adjusted accordingly by a letter from the Dean/University Librarian to the Member, with a copy to Human Resources.</text:p>
                </text:list-item>
                <text:list-item>
                  <text:p text:style-name="P2">Example: for a Faculty Member hired during the 2013/14 academic year with a letter of appointment assigning eight (8) academic career years, the maximum adjustment that could be applied pending the approval of the Vice-President (Academic) is as follows: </text:p>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list xml:id="list163825284489157" text:continue-numbering="true" text:style-name="L9">
              <text:list-item>
                <text:p text:style-name="P4"/>
              </text:list-item>
            </text:list>
          </table:table-cell>
          <table:table-cell table:style-name="Table9.A1" office:value-type="string">
            <text:list xml:id="list163826029304754" text:continue-numbering="true" text:style-name="L9">
              <text:list-item>
                <text:p text:style-name="P4"/>
              </text:list-item>
            </text:list>
          </table:table-cell>
          <table:table-cell table:style-name="Table9.A1" office:value-type="string">
            <text:list xml:id="list163826743060160" text:continue-numbering="true" text:style-name="L9">
              <text:list-item>
                <text:p text:style-name="P5">Rank</text:p>
              </text:list-item>
            </text:list>
          </table:table-cell>
          <table:table-cell table:style-name="Table9.A1" office:value-type="string">
            <text:list xml:id="list163825594558243" text:continue-numbering="true" text:style-name="L9">
              <text:list-item>
                <text:p text:style-name="P4"/>
              </text:list-item>
            </text:list>
          </table:table-cell>
          <table:table-cell table:style-name="Table9.E1" office:value-type="string">
            <text:list xml:id="list163825162723152" text:continue-numbering="true" text:style-name="L9">
              <text:list-item>
                <text:p text:style-name="P4"/>
              </text:list-item>
            </text:list>
          </table:table-cell>
          <table:table-cell table:style-name="Table9.F1" office:value-type="string">
            <text:list xml:id="list163825702587257" text:continue-numbering="true" text:style-name="L9">
              <text:list-item>
                <text:p text:style-name="P4"/>
              </text:list-item>
            </text:list>
          </table:table-cell>
        </table:table-row>
        <table:table-row>
          <table:table-cell table:style-name="Table9.A1" office:value-type="string">
            <text:list xml:id="list163826652430605" text:continue-numbering="true" text:style-name="L9">
              <text:list-item>
                <text:p text:style-name="P4"/>
              </text:list-item>
            </text:list>
          </table:table-cell>
          <table:table-cell table:style-name="Table9.A1" office:value-type="string">
            <text:list xml:id="list163824737110406" text:continue-numbering="true" text:style-name="L9">
              <text:list-item>
                <text:p text:style-name="P5">Academic Career</text:p>
              </text:list-item>
            </text:list>
          </table:table-cell>
          <table:table-cell table:style-name="Table9.A1" office:value-type="string">
            <text:list xml:id="list163826580265876" text:continue-numbering="true" text:style-name="L9">
              <text:list-item>
                <text:p text:style-name="P5">Assistant Professor/</text:p>
              </text:list-item>
              <text:list-item>
                <text:p text:style-name="P5">Professional Librarian II</text:p>
              </text:list-item>
            </text:list>
          </table:table-cell>
          <table:table-cell table:style-name="Table9.A1" office:value-type="string">
            <text:list xml:id="list163826513088433" text:continue-numbering="true" text:style-name="L9">
              <text:list-item>
                <text:p text:style-name="P5">Associate Professor/</text:p>
              </text:list-item>
              <text:list-item>
                <text:p text:style-name="P5">Professional Librarian III</text:p>
              </text:list-item>
            </text:list>
          </table:table-cell>
          <table:table-cell table:style-name="Table9.A1" office:value-type="string">
            <text:list xml:id="list163826730278135" text:continue-numbering="true" text:style-name="L9">
              <text:list-item>
                <text:p text:style-name="P5">Professor</text:p>
              </text:list-item>
            </text:list>
          </table:table-cell>
          <table:table-cell table:style-name="Table9.A1" office:value-type="string">
            <text:list xml:id="list163826226115118" text:continue-numbering="true" text:style-name="L9">
              <text:list-item>
                <text:p text:style-name="P5">Total</text:p>
              </text:list-item>
            </text:list>
          </table:table-cell>
        </table:table-row>
        <table:table-row>
          <table:table-cell table:style-name="Table9.A1" office:value-type="string">
            <text:list xml:id="list163826629712130" text:continue-numbering="true" text:style-name="L9">
              <text:list-item>
                <text:p text:style-name="P5">Initial Letter of Appointment</text:p>
              </text:list-item>
            </text:list>
          </table:table-cell>
          <table:table-cell table:style-name="Table9.A1" office:value-type="string">
            <text:list xml:id="list163826798846946" text:continue-numbering="true" text:style-name="L9">
              <text:list-item>
                <text:p text:style-name="P5">8</text:p>
              </text:list-item>
            </text:list>
          </table:table-cell>
          <table:table-cell table:style-name="Table9.A1" office:value-type="string">
            <text:list xml:id="list163826733596338" text:continue-numbering="true" text:style-name="L9">
              <text:list-item>
                <text:p text:style-name="P4"/>
              </text:list-item>
            </text:list>
          </table:table-cell>
          <table:table-cell table:style-name="Table9.A1" office:value-type="string">
            <text:list xml:id="list163825821895137" text:continue-numbering="true" text:style-name="L9">
              <text:list-item>
                <text:p text:style-name="P4"/>
              </text:list-item>
            </text:list>
          </table:table-cell>
          <table:table-cell table:style-name="Table9.E3" table:number-columns-spanned="2" office:value-type="string">
            <text:list xml:id="list163826742977999" text:continue-numbering="true" text:style-name="L9">
              <text:list-item>
                <text:p text:style-name="P4"/>
              </text:list-item>
            </text:list>
          </table:table-cell>
          <table:covered-table-cell/>
        </table:table-row>
        <table:table-row>
          <table:table-cell table:style-name="Table9.A1" office:value-type="string">
            <text:list xml:id="list163824693481544" text:continue-numbering="true" text:style-name="L9">
              <text:list-item>
                <text:p text:style-name="P5">Without Adjustment</text:p>
              </text:list-item>
            </text:list>
          </table:table-cell>
          <table:table-cell table:style-name="Table9.A1" office:value-type="string">
            <text:list xml:id="list163824829478488" text:continue-numbering="true" text:style-name="L9">
              <text:list-item>
                <text:p text:style-name="P5">8</text:p>
              </text:list-item>
            </text:list>
          </table:table-cell>
          <table:table-cell table:style-name="Table9.A1" office:value-type="string">
            <text:list xml:id="list163824740276399" text:continue-numbering="true" text:style-name="L9">
              <text:list-item>
                <text:p text:style-name="P5">2</text:p>
              </text:list-item>
            </text:list>
          </table:table-cell>
          <table:table-cell table:style-name="Table9.A1" office:value-type="string">
            <text:list xml:id="list163826215373117" text:continue-numbering="true" text:style-name="L9">
              <text:list-item>
                <text:p text:style-name="P5">15</text:p>
              </text:list-item>
            </text:list>
          </table:table-cell>
          <table:table-cell table:style-name="Table9.A1" office:value-type="string">
            <text:list xml:id="list163826314659275" text:continue-numbering="true" text:style-name="L9">
              <text:list-item>
                <text:p text:style-name="P5">10</text:p>
              </text:list-item>
            </text:list>
          </table:table-cell>
          <table:table-cell table:style-name="Table9.A1" office:value-type="string">
            <text:list xml:id="list163825802353498" text:continue-numbering="true" text:style-name="L9">
              <text:list-item>
                <text:p text:style-name="P5">35</text:p>
              </text:list-item>
            </text:list>
          </table:table-cell>
        </table:table-row>
        <table:table-row>
          <table:table-cell table:style-name="Table9.A1" office:value-type="string">
            <text:list xml:id="list163825064182308" text:continue-numbering="true" text:style-name="L9">
              <text:list-item>
                <text:p text:style-name="P5">With Maximum Adjustment</text:p>
              </text:list-item>
            </text:list>
          </table:table-cell>
          <table:table-cell table:style-name="Table9.A1" office:value-type="string">
            <text:list xml:id="list163825069001805" text:continue-numbering="true" text:style-name="L9">
              <text:list-item>
                <text:p text:style-name="P5">8</text:p>
              </text:list-item>
            </text:list>
          </table:table-cell>
          <table:table-cell table:style-name="Table9.A1" office:value-type="string">
            <text:list xml:id="list163824962320554" text:continue-numbering="true" text:style-name="L9">
              <text:list-item>
                <text:p text:style-name="P5">7</text:p>
              </text:list-item>
            </text:list>
          </table:table-cell>
          <table:table-cell table:style-name="Table9.A1" office:value-type="string">
            <text:list xml:id="list163824785466390" text:continue-numbering="true" text:style-name="L9">
              <text:list-item>
                <text:p text:style-name="P5">10</text:p>
              </text:list-item>
            </text:list>
          </table:table-cell>
          <table:table-cell table:style-name="Table9.A1" office:value-type="string">
            <text:list xml:id="list163826364724620" text:continue-numbering="true" text:style-name="L9">
              <text:list-item>
                <text:p text:style-name="P5">10</text:p>
              </text:list-item>
            </text:list>
          </table:table-cell>
          <table:table-cell table:style-name="Table9.A1" office:value-type="string">
            <text:list xml:id="list163824998842233" text:continue-numbering="true" text:style-name="L9">
              <text:list-item>
                <text:p text:style-name="P5">35</text:p>
              </text:list-item>
            </text:list>
          </table:table-cell>
        </table:table-row>
      </table:table>
      <text:list xml:id="list163826800932633" text:continue-numbering="true" text:style-name="L9">
        <text:list-item>
          <text:p text:style-name="P6"/>
          <text:list>
            <text:list-item>
              <text:h text:style-name="P8" text:outline-level="2"><text:bookmark text:name="f2016-d1e4197"/><text:a xlink:type="simple" xlink:href="#f2016-d1e4197" text:style-name="Internet_20_link" text:visited-style-name="Visited_20_Internet_20_Link">Schedule J: DAYCARE</text:a> </text:h>
            </text:list-item>
          </text:list>
        </text:list-item>
        <text:list-item>
          <text:p text:style-name="P2">WHEREAS the University wishes to establish an on-campus day care facility on the Lethbridge campus of the University;</text:p>
        </text:list-item>
        <text:list-item>
          <text:p text:style-name="P2"><text:soft-page-break/>WHEREAS the Faculty Association has agreed to contribute funding towards the capital/financing costs of a day care facility;</text:p>
        </text:list-item>
        <text:list-item>
          <text:p text:style-name="P2">THEREFORE the parties hereto agree as follows:</text:p>
        </text:list-item>
        <text:list-item>
          <text:p text:style-name="P2">1. University Responsibilities:</text:p>
        </text:list-item>
        <text:list-item>
          <text:p text:style-name="P2">1.1 University of Lethbridge will construct a day care facility on its Lethbridge campus if and when the project is approved by the Board of Governors of the University.</text:p>
        </text:list-item>
        <text:list-item>
          <text:p text:style-name="P2">1.2 The University of Lethbridge will contribute funding of at least 65% of the capital costs for construction of the day care facility. </text:p>
        </text:list-item>
        <text:list-item>
          <text:p text:style-name="P2">1.3 The University of Lethbridge will enter into a Lease with an external day care provider which will include provisions to the following affect:</text:p>
        </text:list-item>
        <text:list-item>
          <text:p text:style-name="P2">a) The University as the Landlord will set the initial allocation of spaces for children attending the day care between children of undergraduate students, children of Member, children of graduate students, children of employees of the day care provider and children of others, and shall have the exclusive right to change the allocation of spaces with such change to be effective at the beginning of the next academic semester;</text:p>
        </text:list-item>
        <text:list-item>
          <text:p text:style-name="P2">b) The Tenant shall agree to charge a reasonable and competitive day care fee for the day care services provided which will be comparable to the fee charged by the other day cares operating within the City of Lethbridge;</text:p>
        </text:list-item>
        <text:list-item>
          <text:p text:style-name="P2">c) The Tenant shall keep the Day Care Centre open for business and in normal operation at least 10 hours per day, Monday to Friday inclusive, with the exception of holidays or holiday periods during which the University is closed.</text:p>
        </text:list-item>
        <text:list-item>
          <text:p text:style-name="P2">2. Faculty Association Responsibilities:</text:p>
        </text:list-item>
        <text:list-item>
          <text:p text:style-name="P2">2.1 The Faculty Association shall make a one-time payment of $20,000.00 towards the construction costs of the day care facility which shall be paid by the Faculty Association to the University on or before September 1, 2009. </text:p>
        </text:list-item>
        <text:list-item>
          <text:p text:style-name="P2">2.2 The Faculty Association agrees that each member of the Faculty Association will contribute the sum of $1.80 per month for each month that the individual is a member of the Faculty Association commencing September 1, 2009 with such contributions to continue by Faculty Members for a period of 20 years following the date the day care opens for operation. </text:p>
        </text:list-item>
        <text:list-item>
          <text:p text:style-name="P2">2.3 In the event that the day care facility is not in operation due to the absence of a day care provider prior to September 1, 2009, the individual monthly contributions by member s of the Faculty Association shall be suspended for the period during which the day care facility is not in operation commencing with the month immediately following the month in which the day care operation was suspended or discontinued with such contributions resuming with the month following the month in which the day care facility recommences operation. </text:p>
        </text:list-item>
        <text:list-item>
          <text:p text:style-name="P2">2.4 The Faculty Association agrees that the monthly contributions shall be automatically deducted by the University from the remuneration paid to each Faculty Member and on behalf of each Faculty Member hereby authorizes the University to make such a deduction. In the event that an amendment to the collective agreement between the University and the Faculty Association agree to take such <text:soft-page-break/>steps as may be required to give effect to these provisions, the University and the Faculty Association agree to take such steps as may be required to amend the collective agreement accordingly. </text:p>
        </text:list-item>
        <text:list-item>
          <text:p text:style-name="P2">2.5 The faculty Association will provide annual input, by July of each year, to the Vice-President (Finance and Administration) in relation to the annual Landlord/Tenant review meetings on issues or recommendations related to the Day Care Centre. </text:p>
        </text:list-item>
        <text:list-item>
          <text:p text:style-name="P2">3. This Agreement shall endure to the benefit of and be binding upon the Parties hereto and their respective successors and assigns. </text:p>
          <text:list>
            <text:list-item>
              <text:list>
                <text:list-item>
                  <text:p text:style-name="P1"/>
                </text:list-item>
              </text:list>
            </text:list-item>
            <text:list-item>
              <text:h text:style-name="P8" text:outline-level="2"><text:bookmark text:name="f2016-d1e4235"/><text:a xlink:type="simple" xlink:href="#f2016-d1e4235" text:style-name="Internet_20_link" text:visited-style-name="Visited_20_Internet_20_Link">Schedule K: Maternity and/or Parental Leave Benefit (Article 34.02) Examples</text:a> </text:h>
            </text:list-item>
          </text:list>
        </text:list-item>
        <text:list-item>
          <text:p text:style-name="P2"><text:bookmark text:name="d1e4461"/>These examples demonstrate some but not all of the ways the leaves may be taken. Contact Pension and Benefits for more information about your specific situation. </text:p>
        </text:list-item>
        <text:list-item>
          <text:p text:style-name="P2"><text:bookmark text:name="d1e4464"/>Employee 1: A birth mother Member who qualifies under 34.02.1 but whose partner does not qualify under 34.02.1. </text:p>
        </text:list-item>
        <text:list-item>
          <text:p text:style-name="P2"><text:bookmark text:name="d1e4468"/>Example 1A: The Member chooses to take the maximum amount of leave available.</text:p>
        </text:list-item>
        <text:list-item>
          <text:p text:style-name="P2"><text:bookmark text:name="d1e4472"/>Example 1B: The Member chooses to take only the SUB Plan supported leave.</text:p>
        </text:list-item>
        <text:list-item>
          <text:p text:style-name="P2"><text:bookmark text:name="d1e4476"/>Example 1C: The Member chooses to take the minimum leave allowed without medical documentation. </text:p>
        </text:list-item>
        <text:list-item>
          <text:p text:style-name="P2"><text:bookmark text:name="d1e4480"/>Employee 2: A non-birth parent Member who qualifies under 34.02.1 but whose partner does not qualify under 34.02.1</text:p>
        </text:list-item>
        <text:list-item>
          <text:p text:style-name="P2"><text:bookmark text:name="d1e4484"/>Example 2A: The Member chooses to take the maximum leave available.</text:p>
        </text:list-item>
        <text:list-item>
          <text:p text:style-name="P2"><text:bookmark text:name="d1e4488"/>Example 2B: The Member chooses to take only the SUB Plan supported leave.</text:p>
        </text:list-item>
        <text:list-item>
          <text:p text:style-name="P2"><text:bookmark text:name="d1e4492"/>Example 2C: The Member chooses to take only a portion of the SUB Plan supported leave.</text:p>
        </text:list-item>
        <text:list-item>
          <text:p text:style-name="P2"><text:bookmark text:name="d1e4606"/>NOTE concerning the remaining examples: </text:p>
        </text:list-item>
        <text:list-item>
          <text:p text:style-name="P2">When both parents are qualified under 34.02.1 the leave may be taken either consecutively or concurrently as in 34.02.1.3; however any SUB Plan portion of the leave must be taken first followed by any EI-only portion of the leave then lastly any unpaid portion.</text:p>
        </text:list-item>
        <text:list-item>
          <text:p text:style-name="P2"><text:bookmark text:name="d1e4611"/>Employee 3: A birth mother Member who qualifies under 34.02.1 and whose partner also qualifies under 34.02.1.</text:p>
        </text:list-item>
        <text:list-item>
          <text:p text:style-name="P2"><text:bookmark text:name="d1e4615"/>Example 3A: The birth mother Member chooses to take the maximum leave available and her partner takes no leave.</text:p>
        </text:list-item>
        <text:list-item>
          <text:p text:style-name="P2"><text:bookmark text:name="d1e4619"/>Example 3B: The birth mother Member chooses to take the minimum leave allowed without medical documentation and her partner takes the remainder of all available leave.</text:p>
        </text:list-item>
        <text:list-item>
          <text:p text:style-name="P2"><text:bookmark text:name="d1e4623"/><text:soft-page-break/>Example 3C: The birth mother Member chooses to take the maximum maternity leave available but no parental leave and her partner takes the remainder of all available leave.</text:p>
        </text:list-item>
        <text:list-item>
          <text:p text:style-name="P2"><text:bookmark text:name="d1e4627"/>Example 3D: The birth mother Member chooses to take the maximum maternity leave available and some parental leave; her partner takes the remainder of all available leave.</text:p>
        </text:list-item>
        <text:list-item>
          <text:p text:style-name="P2"><text:bookmark text:name="d1e4631"/>Example 3E: The birth mother Member chooses to take the maximum SUB Plan supported leave available and her partner takes no leave. </text:p>
        </text:list-item>
        <text:list-item>
          <text:p text:style-name="P2"><text:bookmark text:name="d1e4804"/>Employee 4: Two non-birth parent Members who both qualify under 34.02.1. </text:p>
        </text:list-item>
        <text:list-item>
          <text:p text:style-name="P2"><text:bookmark text:name="d1e4809"/>Example 4A: One Member chooses to take the maximum amount of leave available and their partner takes no leave.</text:p>
        </text:list-item>
        <text:list-item>
          <text:p text:style-name="P2"><text:bookmark text:name="d1e4813"/>Example 4B: One Member chooses to take the maximum amount of SUB Plan supported leave and their partner takes the remainder of leave available.</text:p>
        </text:list-item>
        <text:list-item>
          <text:p text:style-name="P2"><text:bookmark text:name="d1e4817"/>Example 4C: One Member chooses to take a portion of the SUB Plan supported leave and their partner takes the remainder of the SUB Plan supported leave followed by the remainder of leave available.</text:p>
        </text:list-item>
        <text:list-item>
          <text:p text:style-name="P2"><text:bookmark text:name="d1e4821"/>Example 4D: One Member chooses to take the maximum amount of SUB Plan supported leave and a portion of the EI only supported leave and their partner takes the remainder of leave available.</text:p>
        </text:list-item>
        <text:list-item>
          <text:p text:style-name="P2">* - refers to qualifying for maternity or parental leave benefits as defined in 34.02.1</text:p>
        </text:list-item>
        <text:list-item>
          <text:p text:style-name="P2"/>
          <text:list>
            <text:list-item>
              <text:h text:style-name="P8" text:outline-level="2"><text:bookmark text:name="f2016-d1e4720"/><text:a xlink:type="simple" xlink:href="#f2016-d1e4720" text:style-name="Internet_20_link" text:visited-style-name="Visited_20_Internet_20_Link">Schedule L: CATEGORIES OF DOCUMENTS</text:a> </text:h>
            </text:list-item>
          </text:list>
        </text:list-item>
        <text:list-item>
          <text:p text:style-name="P2">Based on the provisions of the University of Lethbridge Faculty Handbook, on the past practice at the University, and on the generally recognized practice in the university sector:</text:p>
        </text:list-item>
        <text:list-item>
          <text:p text:style-name="P2">1. It is agreed that there is a distinction between (a) documents, including electronic records (excluding any personal notes or annotations) held by academic staff acting in administrative roles, such as Chairs or Assistant Deans, which are related to those administrative duties and reflect administrative communications between Chairs, Deans and other academic and non-academic staff and (b) those communications which reflect confidential academic conversations among academic colleagues.</text:p>
        </text:list-item>
        <text:list-item>
          <text:p text:style-name="P2">2. It is agreed that the categories of documents identified in 1(a) above are in the custody or control of the Board.</text:p>
        </text:list-item>
        <text:list-item>
          <text:p text:style-name="P2">3. It is agreed that the categories of documents identified in 1(b) above are not in the custody or control of the Board.</text:p>
        </text:list-item>
        <text:list-item>
          <text:p text:style-name="P2">4. It is agreed that categories of documents which are neither 1(a) nor 1(b) be submitted to an arbitrator to determine their custody or control in accordance with Article 22 of the University of Lethbridge Faculty Handbook.</text:p>
        </text:list-item>
        <text:list-item>
          <text:p text:style-name="P2">5. It is agreed that both the Board and ULFA understand that points 1, 2, 3, and 4 are subject to any other applicable Albertan or Canadian laws.</text:p>
        </text:list-item>
        <text:list-item>
          <text:p text:style-name="P2"><text:soft-page-break/></text:p>
          <text:list>
            <text:list-item>
              <text:h text:style-name="P8" text:outline-level="2"><text:bookmark text:name="f2016-d1e4734"/><text:a xlink:type="simple" xlink:href="#f2016-d1e4734" text:style-name="Internet_20_link" text:visited-style-name="Visited_20_Internet_20_Link">Schedule M: Implementation of Academic Assistant/Instructor Language</text:a> </text:h>
            </text:list-item>
          </text:list>
        </text:list-item>
        <text:list-item>
          <text:p text:style-name="P2">The parties hereby agree to the following:</text:p>
        </text:list-item>
        <text:list-item>
          <text:p text:style-name="P2">1. All Academic Assistants on record as of July 1, 2013 will become Instructors at the same rank as of July 1, 2013, except for the Academic Assistant positions as attached (Schedule A)*. The listed positions will remain as Academic Assistants at their June 30, 2013 rank.</text:p>
        </text:list-item>
        <text:list-item>
          <text:p text:style-name="P2">2. Once vacated, the Board will determine as to whether or not the Academic Assistant positions will be filled. If the position will be filled, it will be evaluated for placement into a non-Faculty position.</text:p>
        </text:list-item>
        <text:list-item>
          <text:p text:style-name="P6"/>
          <text:list>
            <text:list-item>
              <text:h text:style-name="P8" text:outline-level="2"><text:bookmark text:name="f2016-d1e4742"/><text:a xlink:type="simple" xlink:href="#f2016-d1e4742" text:style-name="Internet_20_link" text:visited-style-name="Visited_20_Internet_20_Link">Schedule N: EMPLOYMENT INSURANCE</text:a> </text:h>
            </text:list-item>
          </text:list>
        </text:list-item>
        <text:list-item>
          <text:p text:style-name="P2">1. Commencing in the 2002-03 academic year, the Board agreed to distribute the EI Rebate to ULFA Members through professional supplement.</text:p>
        </text:list-item>
        <text:list-item>
          <text:p text:style-name="P2">2. The employee’s portion of the EI Rebate for Members from the previous academic year, as calculated by Pension and Benefits, will be distributed annually to eligible Members, as per Schedule B.01.5, on record as of September 30.</text:p>
        </text:list-item>
        <text:list-item>
          <text:p text:style-name="P2">3. For the purposes of this memorandum, ‘academic year’ means July 1 to June 30.</text:p>
        </text:list-item>
        <text:list-item>
          <text:p text:style-name="P2"/>
          <text:list>
            <text:list-item>
              <text:h text:style-name="P8" text:outline-level="2"><text:bookmark text:name="f2016-d1e4750"/><text:a xlink:type="simple" xlink:href="#f2016-d1e4750" text:style-name="Internet_20_link" text:visited-style-name="Visited_20_Internet_20_Link">Schedule O: MEMORANDUM OF UNDERSTANDING: IN TENTATIVE RESOLUTION OF GRIEVANCE RE. LECTURERS</text:a> </text:h>
            </text:list-item>
          </text:list>
        </text:list-item>
        <text:list-item>
          <text:p text:style-name="P2">Following from the 22.03 meeting of March 14, 2016, the Board and the Association agree to temporarily stay the grievance regarding the incorrect use of the position of Lecturer until such time as the following can be concluded, and further:</text:p>
          <text:list>
            <text:list-item>
              <text:p text:style-name="P1"><text:bookmark text:name="f2016-d1e4755"/><text:a xlink:type="simple" xlink:href="#f2016-d1e4755" text:style-name="Internet_20_link" text:visited-style-name="Visited_20_Internet_20_Link">O.01</text:a> To instruct the Board and the Association negotiating teams to excise all mention of Lecturer from the Faculty Handbook in all articles and schedules; </text:p>
            </text:list-item>
            <text:list-item>
              <text:p text:style-name="P1"><text:bookmark text:name="f2016-d1e4758"/><text:a xlink:type="simple" xlink:href="#f2016-d1e4758" text:style-name="Internet_20_link" text:visited-style-name="Visited_20_Internet_20_Link">O.01</text:a> That all existing appointments made at the rank of Lecturer which expire at the end of April 2016 will be allowed to continue to their contractual conclusions; and </text:p>
            </text:list-item>
            <text:list-item>
              <text:p text:style-name="P2"><text:bookmark text:name="f2016-d1e4761"/><text:a xlink:type="simple" xlink:href="#f2016-d1e4761" text:style-name="Internet_20_link" text:visited-style-name="Visited_20_Internet_20_Link">O.01</text:a> That any remaining Term Appointments with Conversion made under the provisions of Article 18.01.3(a)(ii) will be concluded according to the provisions of Article 18.01.3(a)(ii), and other relevant provisions of Articles 18.01.3(b) to 18.01.3(e). </text:p>
            </text:list-item>
          </text:list>
        </text:list-item>
        <text:list-item>
          <text:p text:style-name="P2">In the event that the negotiating teams are unsuccessful through collective bargaining processes in excising the rank of Lecturer from the Faculty Handbook at the close of negotiations, both parties agree that the grievance shall resume its active status and that the normal timelines in Article 22 will be agreed to have been extended.</text:p>
        </text:list-item>
        <text:list-item>
          <text:p text:style-name="P6"><text:soft-page-break/></text:p>
          <text:list>
            <text:list-item>
              <text:h text:style-name="P8" text:outline-level="2"><text:bookmark text:name="f2016-d1e4765"/><text:a xlink:type="simple" xlink:href="#f2016-d1e4765" text:style-name="Internet_20_link" text:visited-style-name="Visited_20_Internet_20_Link">Schedule P: IMPLEMENTATION OF AGREEMENT TO DELETE ‘LECTURER’ AS AN APPOINTMENT TYPE</text:a> </text:h>
            </text:list-item>
          </text:list>
        </text:list-item>
        <text:list-item>
          <text:p text:style-name="P2">The parties agree that effective the date of ratification:</text:p>
          <text:list>
            <text:list-item>
              <text:p text:style-name="P1"><text:bookmark text:name="f2016-d1e4770"/><text:a xlink:type="simple" xlink:href="#f2016-d1e4770" text:style-name="Internet_20_link" text:visited-style-name="Visited_20_Internet_20_Link">P.01</text:a> The appointment type ‘Lecturer’ under the Faculty Handbook will no longer be used. </text:p>
            </text:list-item>
            <text:list-item>
              <text:p text:style-name="P1"><text:bookmark text:name="f2016-d1e4773"/><text:a xlink:type="simple" xlink:href="#f2016-d1e4773" text:style-name="Internet_20_link" text:visited-style-name="Visited_20_Internet_20_Link">P.01</text:a> The appointment type ‘Term Appointment with Conversion’ will be used for those appointments where the candidate does not yet have the required academic credentials. </text:p>
            </text:list-item>
            <text:list-item>
              <text:p text:style-name="P1"><text:bookmark text:name="f2016-d1e4776"/><text:a xlink:type="simple" xlink:href="#f2016-d1e4776" text:style-name="Internet_20_link" text:visited-style-name="Visited_20_Internet_20_Link">P.01</text:a> That all existing appointments made at the rank of Lecturer which expire at the end of April 2016 will be allowed to continue to their contractual conclusions. </text:p>
            </text:list-item>
            <text:list-item>
              <text:p text:style-name="P2"><text:bookmark text:name="f2016-d1e4779"/><text:a xlink:type="simple" xlink:href="#f2016-d1e4779" text:style-name="Internet_20_link" text:visited-style-name="Visited_20_Internet_20_Link">P.01</text:a> That any remaining Term Appointments with Conversion made under the provisions of Article 18.01.3(a)(ii) will be concluded according to the provisions of Article 18.01.3(a)(ii) and any other relevant provisions of Articles 18.01.3(b) to 18.01.3(e). </text:p>
            </text:list-item>
          </text:list>
        </text:list-item>
        <text:list-item>
          <text:p text:style-name="P2">The parties further agree that the elements contained within this Memorandum of Understanding constitute a full resolution of the grievance submitted by ULFA on February 4, 2016.</text:p>
        </text:list-item>
        <text:list-item>
          <text:p text:style-name="P6"/>
          <text:list>
            <text:list-item>
              <text:h text:style-name="P8" text:outline-level="2"><text:bookmark text:name="f2016-d1e4783"/><text:a xlink:type="simple" xlink:href="#f2016-d1e4783" text:style-name="Internet_20_link" text:visited-style-name="Visited_20_Internet_20_Link">Schedule Q: CONFLICT OF INTEREST AND/OR CONFLICT OF COMMITMENT DECLARATION</text:a> </text:h>
            </text:list-item>
          </text:list>
        </text:list-item>
        <text:list-item>
          <text:p text:style-name="P2">Further to agreement reached at bargaining in 2013, the parties agree that Members shall complete a web-based Employee Declaration Disclosure Form (attached) for the declaration of any conflict of interest and/or conflict of commitment. This disclosure is made when the Member's appointment commences and annually thereafter at the beginning of the calendar year. It replaces the paper declaration form previously submitted with the Members annual Professional Activities Report.</text:p>
        </text:list-item>
        <text:list-item>
          <text:p text:style-name="P2">If at any time during the year, there is reasonable cause to believe that a current or anticipated conflict of interest or commitment may exist (11.05.5), the Member must disclose this to their Dean/University Librarian as soon as possible after the Member becomes aware of it, and record it through the web-based form. Notification of approval, if granted, will come through the web-based system from the Associate Vice-President (Human Resources &amp; Administration) on behalf of the Dean/University Librarian.</text:p>
        </text:list-item>
        <text:list-item>
          <text:p text:style-name="P2">Further information can be found within the Conflict of Interest and/or Commitment Policy.</text:p>
        </text:list-item>
        <text:list-item>
          <text:p text:style-name="P2"><text:bookmark text:name="d1e5023"/>CONFLICT OF INTEREST AND/OR CONFLICT OF COMMITMENT ULFA MEMBER WEB-BASED </text:p>
        </text:list-item>
        <text:list-item>
          <text:p text:style-name="P2"><text:bookmark text:name="d1e5026"/>DECLARATION DISCLOSURE FORM </text:p>
        </text:list-item>
        <text:list-item>
          <text:p text:style-name="P2">I declare that the information contained in this Disclosure Form is true and correct to the best of my knowledge, information and belief.</text:p>
        </text:list-item>
        <text:list-item>
          <text:p text:style-name="P2">I have read and agree to abide by the provisions of the Faculty Handbook that bear on Conflict of Interest and/or Commitment, including but not limited to the following:</text:p>
        </text:list-item>
        <text:list-item>
          <text:p text:style-name="P2">Article 11.04.1(i)</text:p>
        </text:list-item>
        <text:list-item>
          <text:p text:style-name="P2"><text:soft-page-break/>which deals specifically with current or anticipated conflicts of interest with respect to evaluative and supervisory relationships between Members and students;</text:p>
        </text:list-item>
        <text:list-item>
          <text:p text:style-name="P2">Article 11.04.2(b)(iii) and (iv)</text:p>
        </text:list-item>
        <text:list-item>
          <text:p text:style-name="P2">which deal specifically with current or anticipated conflicts of interest with respect to Member's responsibilities as scholars;</text:p>
        </text:list-item>
        <text:list-item>
          <text:p text:style-name="P2">Article 11.04.01(i)</text:p>
        </text:list-item>
        <text:list-item>
          <text:p text:style-name="P2">which deals specifically with current or anticipated conflicts of interest with respect to evaluative and supervisory relationships between Members and students;</text:p>
        </text:list-item>
        <text:list-item>
          <text:p text:style-name="P2">Article 11.04.2(b)(iii) and (iv)</text:p>
        </text:list-item>
        <text:list-item>
          <text:p text:style-name="P2">which deal specifically with current or anticipated conflicts of commitment with respect to Member's external professional activities;</text:p>
        </text:list-item>
        <text:list-item>
          <text:p text:style-name="P2">Article 11.05</text:p>
        </text:list-item>
        <text:list-item>
          <text:p text:style-name="P2">which defines the terms Conflict of Interest and/or Commitment and provides a process for a Member to report any current or anticipated conflicts and a means to evaluate and resolve any such conflicts in consultation with the Member's Dean/University Librarian;</text:p>
        </text:list-item>
        <text:list-item>
          <text:p text:style-name="P2">Articles 13.10.1 through 13.10.5 and 13.11.2</text:p>
        </text:list-item>
        <text:list-item>
          <text:p text:style-name="P2">which deal specifically with current or anticipated conflicts of commitment with respect to Member's external professional activities;</text:p>
        </text:list-item>
        <text:list-item>
          <text:p text:style-name="P2">Article 17.09</text:p>
        </text:list-item>
        <text:list-item>
          <text:p text:style-name="P2">which deals specifically with current or anticipated conflicts of interest or reasonable apprehension of bias with respect to Member's participation on personnel committees.</text:p>
        </text:list-item>
        <text:list-item>
          <text:p text:style-name="P2">I understand that if I have indicated that Ianticipate becoming involved in activities which could give rise to a conflict of interest and/or conflict of commitment, I shall not engage in these activities until such time as the conflict considerations are assessed and resolved. If I have indicated that I am currently involved in activities which could give rise to a conflict of interest and/or conflict of commitment, I understand that I may continue the activities until such time as the conflict considerations are assessed and resolved, unless I am directed by the Dean/University Librarian to cease the activity. I understand that the direction to cease the activity shall stand until such time as the conflict considerations are assessed and resolved.</text:p>
        </text:list-item>
        <text:list-item>
          <text:p text:style-name="P2">I understand that the personal information requested is collected under the authority of Section 33(c) of the Alberta Freedom of Information and Protection of Privacy Act for the purposes of determining possible conflict of interests and conflict of commitments. I hereby consent to the use of the information provided by the University for the purpose of assessing conflict.</text:p>
        </text:list-item>
        <text:list-item>
          <text:p text:style-name="P2">I understand that I will be advised if certain public disclosure of information is deemed appropriate in managing an assessed conflict. I understand that consent for any such public disclosure will be addressed at that time.</text:p>
        </text:list-item>
        <text:list-item>
          <text:p text:style-name="P2"><text:soft-page-break/>If you answered "yes" to any of the above questions, please provide details of the activity(s). Should your Dean/University Librarian wish to consult with you regarding this disclosure, you will be contacted and the matter discussed as outlined under Article 11.04.4 in the Faculty Handbook.</text:p>
        </text:list-item>
        <text:list-item>
          <text:p text:style-name="P2">I will promptly submit a revised Disclosure Form if at any time during the disclosure period circumstances warrant a different response to any of the questions in this Declaration.</text:p>
        </text:list-item>
        <text:list-item>
          <text:p text:style-name="P2">I agree to the Declaration above</text:p>
          <text:list>
            <text:list-item>
              <text:list>
                <text:list-item>
                  <text:p text:style-name="P1"/>
                </text:list-item>
              </text:list>
            </text:list-item>
            <text:list-item>
              <text:h text:style-name="P8" text:outline-level="2"><text:bookmark text:name="f2016-d1e4920"/><text:a xlink:type="simple" xlink:href="#f2016-d1e4920" text:style-name="Internet_20_link" text:visited-style-name="Visited_20_Internet_20_Link">Schedule R: CONCLUSION OF BARGAINING 2016 – FACULTY HANDBOOK</text:a> </text:h>
            </text:list-item>
          </text:list>
        </text:list-item>
        <text:list-item>
          <text:p text:style-name="P2">The parties hereby agree to recommend the following package to their principals and commit to completing the ratification process before October 14, 2016.</text:p>
        </text:list-item>
        <text:list-item>
          <text:p text:style-name="P2">The effective date for this agreement is the date of ratification unless specifically stated otherwise. </text:p>
        </text:list-item>
        <text:list-item>
          <text:p text:style-name="P2">1. The parties mutually agree to modify the following articles and schedules in the July 1, 2015 Handbook as indicated in the attachments:</text:p>
        </text:list-item>
        <text:list-item>
          <text:p text:style-name="P2">a. Objectives and 2.22: Procedural Fairness;</text:p>
        </text:list-item>
        <text:list-item>
          <text:p text:style-name="P2">b. Articles 2.11, 17.01, 19.01, 20.02, Schedule P: Lecturers;</text:p>
        </text:list-item>
        <text:list-item>
          <text:p text:style-name="P2">c. Articles 3.02, 5.05, C.02, Schedule Q: Course release and bargaining;</text:p>
        </text:list-item>
        <text:list-item>
          <text:p text:style-name="P2">d. Article 11.03: Participation and Accompaniment;</text:p>
        </text:list-item>
        <text:list-item>
          <text:p text:style-name="P2">e. Article 15.03, Schedule D: specifically Probation for Instructors and Academic Assistants;</text:p>
        </text:list-item>
        <text:list-item>
          <text:p text:style-name="P2">f. Article 16.03: Death Benefit;</text:p>
        </text:list-item>
        <text:list-item>
          <text:p text:style-name="P2">g. Article 17.04: Personnel Committees (specifically appeal and hearing committees);</text:p>
        </text:list-item>
        <text:list-item>
          <text:p text:style-name="P2">h. Article 24: Appeals of recommendations by STP and Appeal Committees;</text:p>
        </text:list-item>
        <text:list-item>
          <text:p text:style-name="P2">i. Schedule I: Academic Career Implementation;</text:p>
        </text:list-item>
        <text:list-item>
          <text:p text:style-name="P2">j. Schedule G: MOU Equity Working Group.</text:p>
        </text:list-item>
        <text:list-item>
          <text:p text:style-name="P2">2. Schedules A &amp; B are modified as attached and as follows:</text:p>
        </text:list-item>
        <text:list-item>
          <text:p text:style-name="P2">a. The term of the agreement is two (2) years:</text:p>
        </text:list-item>
        <text:list-item>
          <text:p text:style-name="P2">i. Year One: July 1, 2016 to June 30, 2017</text:p>
        </text:list-item>
        <text:list-item>
          <text:p text:style-name="P2">ii. Year Two: July 1, 2017 to June 30, 2018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2016-2018 Faculty Handbook</dc:title>
    <meta:generator>LibreOffice/5.4.5.1$Linux_X86_64 LibreOffice_project/40m0$Build-1</meta:generator>
    <dc:date>2018-04-24T16:38:23.996954860</dc:date>
    <meta:editing-duration>PT5M13S</meta:editing-duration>
    <meta:editing-cycles>2</meta:editing-cycles>
    <meta:document-statistic meta:table-count="9" meta:image-count="0" meta:object-count="0" meta:page-count="110" meta:paragraph-count="2378" meta:word-count="55976" meta:character-count="354043" meta:non-whitespace-character-count="301038"/>
  </office:meta>
</office:document-meta>
</file>